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2.4563in"/>
    </style:style>
    <style:style style:name="co4" style:family="table-column">
      <style:table-column-properties fo:break-before="auto" style:column-width="1.8728in"/>
    </style:style>
    <style:style style:name="co5" style:family="table-column">
      <style:table-column-properties fo:break-before="auto" style:column-width="0.8835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0.8484in"/>
    </style:style>
    <style:style style:name="co8" style:family="table-column">
      <style:table-column-properties fo:break-before="auto" style:column-width="0.9472in"/>
    </style:style>
    <style:style style:name="co9" style:family="table-column">
      <style:table-column-properties fo:break-before="auto" style:column-width="2.610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6547in"/>
    </style:style>
    <style:style style:name="co12" style:family="table-column">
      <style:table-column-properties fo:break-before="auto" style:column-width="1.7874in"/>
    </style:style>
    <style:style style:name="co13" style:family="table-column">
      <style:table-column-properties fo:break-before="auto" style:column-width="1.7402in"/>
    </style:style>
    <style:style style:name="co14" style:family="table-column">
      <style:table-column-properties fo:break-before="auto" style:column-width="1.4783in"/>
    </style:style>
    <style:style style:name="co15" style:family="table-column">
      <style:table-column-properties fo:break-before="auto" style:column-width="2.5681in"/>
    </style:style>
    <style:style style:name="co16" style:family="table-column">
      <style:table-column-properties fo:break-before="auto" style:column-width="2.7437in"/>
    </style:style>
    <style:style style:name="co17" style:family="table-column">
      <style:table-column-properties fo:break-before="auto" style:column-width="2.1264in"/>
    </style:style>
    <style:style style:name="co18" style:family="table-column">
      <style:table-column-properties fo:break-before="auto" style:column-width="2.2035in"/>
    </style:style>
    <style:style style:name="co19" style:family="table-column">
      <style:table-column-properties fo:break-before="auto" style:column-width="1.5217in"/>
    </style:style>
    <style:style style:name="co20" style:family="table-column">
      <style:table-column-properties fo:break-before="auto" style:column-width="0.8701in"/>
    </style:style>
    <style:style style:name="co21" style:family="table-column">
      <style:table-column-properties fo:break-before="auto" style:column-width="1.3244in"/>
    </style:style>
    <style:style style:name="co22" style:family="table-column">
      <style:table-column-properties fo:break-before="auto" style:column-width="0.9602in"/>
    </style:style>
    <style:style style:name="co23" style:family="table-column">
      <style:table-column-properties fo:break-before="auto" style:column-width="2.1953in"/>
    </style:style>
    <style:style style:name="co24" style:family="table-column">
      <style:table-column-properties fo:break-before="auto" style:column-width="1.7319in"/>
    </style:style>
    <style:style style:name="co25" style:family="table-column">
      <style:table-column-properties fo:break-before="auto" style:column-width="1.6846in"/>
    </style:style>
    <style:style style:name="co26" style:family="table-column">
      <style:table-column-properties fo:break-before="auto" style:column-width="2.6362in"/>
    </style:style>
    <style:style style:name="co27" style:family="table-column">
      <style:table-column-properties fo:break-before="auto" style:column-width="2.328in"/>
    </style:style>
    <style:style style:name="co28" style:family="table-column">
      <style:table-column-properties fo:break-before="auto" style:column-width="3.528in"/>
    </style:style>
    <style:style style:name="co29" style:family="table-column">
      <style:table-column-properties fo:break-before="auto" style:column-width="1.852in"/>
    </style:style>
    <style:style style:name="co30" style:family="table-column">
      <style:table-column-properties fo:break-before="auto" style:column-width="0.8236in"/>
    </style:style>
    <style:style style:name="co31" style:family="table-column">
      <style:table-column-properties fo:break-before="auto" style:column-width="1.1016in"/>
    </style:style>
    <style:style style:name="ro1" style:family="table-row">
      <style:table-row-properties style:row-height="0.4874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874in" fo:break-before="page" style:use-optimal-row-height="false"/>
    </style:style>
    <style:style style:name="ro4" style:family="table-row">
      <style:table-row-properties style:row-height="0.1709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6835in" fo:break-before="auto" style:use-optimal-row-height="false"/>
    </style:style>
    <style:style style:name="ta1" style:family="table" style:master-page-name="PageStyle_5f_AwSV-Kataster">
      <style:table-properties table:display="true" style:writing-mode="lr-tb"/>
    </style:style>
    <style:style style:name="ta2" style:family="table" style:master-page-name="PageStyle_5f_Grundlagen">
      <style:table-properties table:display="true" style:writing-mode="lr-tb"/>
    </style:style>
    <style:style style:name="ta3" style:family="table" style:master-page-name="PageStyle_5f_Grundlagen_20_Wasserschutzgebiet">
      <style:table-properties table:display="true" style:writing-mode="lr-tb"/>
    </style:style>
    <number:number-style style:name="N8002" number:language="en">
      <number:number number:decimal-places="2"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8100" number:language="en">
      <number:text-content/>
    </number:text-style>
    <style:style style:name="ce1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d9d9d9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8036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10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138in solid #000000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Normal" style:data-style-name="N8036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 style:data-style-name="N8036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99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d9d9d9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8036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d9d9d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fo:background-color="#d9d9d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8002">
      <style:table-cell-properties fo:background-color="#d9d9d9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8002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8002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 style:data-style-name="N8002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8002">
      <style:table-cell-properties fo:border-bottom="0.0138in solid #000000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Excel_20_Built-in_20_Normal" style:data-style-name="N8036">
      <style:table-cell-properties fo:background-color="#d9d9d9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8036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 style:data-style-name="N8036">
      <style:table-cell-properties fo:border-bottom="0.0138in solid #000000" fo:background-color="#d9d9d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ext-properties fo:color="#666666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fo:background-color="#ffff99" style:cell-protect="protected formula-hidden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d9d9d9" style:cell-protect="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6" style:family="table-cell" style:parent-style-name="Excel_20_Built-in_20_Normal">
      <style:table-cell-properties fo:border-bottom="none" fo:background-color="#d9d9d9" style:cell-protect="formula-hidden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fo:border-bottom="0.0138in solid #000000" fo:background-color="#d9d9d9" style:cell-protect="formula-hidden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65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80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4" style:family="table-cell" style:parent-style-name="Excel_20_Built-in_20_Normal">
      <style:table-cell-properties fo:border-bottom="0.0138in solid #000000" style:cell-protect="protected formula-hidden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5" style:family="table-cell" style:parent-style-name="Excel_20_Built-in_20_Normal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6" style:family="table-cell" style:parent-style-name="Excel_20_Built-in_20_Normal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0" style:family="table-cell" style:parent-style-name="Excel_20_Built-in_20_Normal" style:data-style-name="N8036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92" style:family="table-cell" style:parent-style-name="Excel_20_Built-in_20_Normal">
      <style:table-cell-properties style:diagonal-bl-tr="none" style:diagonal-tl-br="none" style:rotation-align="none"/>
    </style:style>
    <style:style style:name="ce9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96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0138in solid #000000" style:cell-protect="protected formula-hidden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 style:data-style-name="N8036">
      <style:table-cell-properties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0138in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 style:data-style-name="N8036">
      <style:table-cell-properties fo:border-bottom="0.0138in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 style:data-style-name="N8036">
      <style:table-cell-properties fo:border-bottom="0.0138in solid #000000" style:cell-protect="protected formula-hidden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Linienende_20_1" draw:marker-start-width="0.0787in" draw:marker-start-center="false" draw:stroke-linejoin="miter" draw:fill="solid" draw:fill-color="#ffffe1" draw:auto-grow-height="true" draw:auto-grow-width="false" fo:max-width="4.7244in" fo:min-height="0.448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Linienende_20_1" draw:marker-start-width="0.0787in" draw:marker-start-center="false" draw:stroke-linejoin="miter" draw:fill="solid" draw:fill-color="#ffffe1" draw:auto-grow-height="true" draw:auto-grow-width="false" fo:max-width="4.7244in" fo:min-height="0.959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Linienende_20_1" draw:marker-start-width="0.0787in" draw:marker-start-center="false" draw:stroke-linejoin="miter" draw:fill="solid" draw:fill-color="#ffffe1" draw:auto-grow-height="true" draw:auto-grow-width="false" fo:max-width="4.7244in" fo:min-height="0.5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Linienende_20_1" draw:marker-start-width="0.0787in" draw:marker-start-center="false" draw:stroke-linejoin="miter" draw:fill="solid" draw:fill-color="#ffffe1" draw:auto-grow-height="true" draw:auto-grow-width="false" fo:max-width="4.7244in" fo:min-height="0.648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Linienende_20_1" draw:marker-start-width="0.0787in" draw:marker-start-center="false" draw:stroke-linejoin="miter" draw:fill="solid" draw:fill-color="#ffffe1" draw:auto-grow-height="true" draw:auto-grow-width="false" fo:max-width="4.7244in" fo:min-height="1.098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Anlagenart)" table:allow-empty-cell="true" table:display-list="unsorted" table:base-cell-address="'AwSV-Kataster'.C10">
          <table:help-message table:display="true"/>
          <table:error-message table:message-type="stop" table:display="true"/>
        </table:content-validation>
        <table:content-validation table:name="val2" table:condition="of:cell-content-is-in-list(WGK)" table:allow-empty-cell="true" table:display-list="unsorted" table:base-cell-address="'AwSV-Kataster'.E166">
          <table:help-message table:display="true"/>
          <table:error-message table:message-type="stop" table:display="true"/>
        </table:content-validation>
        <table:content-validation table:name="val3" table:condition="of:cell-content-is-in-list(JANEIN)" table:allow-empty-cell="true" table:display-list="unsorted" table:base-cell-address="'AwSV-Kataster'.K92">
          <table:help-message table:display="true"/>
          <table:error-message table:message-type="stop" table:display="true"/>
        </table:content-validation>
        <table:content-validation table:name="val4" table:condition="of:cell-content-is-in-list(Anlage)" table:allow-empty-cell="true" table:display-list="unsorted" table:base-cell-address="'AwSV-Kataster'.F17">
          <table:help-message table:display="true"/>
          <table:error-message table:message-type="stop" table:display="true"/>
        </table:content-validation>
        <table:content-validation table:name="val5" table:base-cell-address="'AwSV-Kataster'.H4">
          <table:help-message table:display="false">
            <text:p>fff</text:p>
          </table:help-message>
          <table:error-message table:message-type="stop" table:display="true"/>
        </table:content-validation>
      </table:content-validations>
      <table:table table:name="AwSV-Kataster" table:style-name="ta1" table:print-ranges="'AwSV-Kataster'.A1:'AwSV-Kataster'.Q5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5" table:number-columns-repeated="7" table:default-cell-style-name="ce59"/>
        <table:table-column table:style-name="co24" table:default-cell-style-name="ce59"/>
        <table:table-column table:style-name="co25" table:default-cell-style-name="ce59"/>
        <table:table-column table:style-name="co5" table:number-columns-repeated="4" table:default-cell-style-name="ce59"/>
        <table:table-column table:style-name="co26" table:default-cell-style-name="ce59"/>
        <table:table-column table:style-name="co5" table:number-columns-repeated="7" table:default-cell-style-name="ce59"/>
        <table:table-column table:style-name="co5" table:number-columns-repeated="979" table:default-cell-style-name="ce43"/>
        <table:table-row table:style-name="ro1">
          <table:table-cell table:style-name="ce1" office:value-type="string">
            <text:p>HA 01</text:p>
          </table:table-cell>
          <table:table-cell table:style-name="ce1" table:number-columns-spanned="3" table:number-rows-spanned="1">
            <office:annotation draw:style-name="gr1" draw:text-style-name="P1" svg:width="2.2394in" svg:height="0.5657in" svg:x="7.0307in" svg:y="0in" draw:caption-point-x="-0.45in" draw:caption-point-y="0.0039in">
              <dc:creator>FB</dc:creator>
              <dc:date>2019-03-23T00:00:00</dc:date>
              <text:p text:style-name="P1">Ibis:</text:p>
              <text:p text:style-name="P1"><text:span text:style-name="T1">Bitte Anlagenbeschreibung eintragen</text:span></text:p>
            </office:annotation>
          </table:table-cell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office:annotation draw:style-name="gr2" draw:text-style-name="P1" svg:width="2.0512in" svg:height="1.0378in" svg:x="0.7291in" svg:y="0.7465in" draw:caption-point-x="-0.0752in" draw:caption-point-y="0.4346in">
              <dc:creator>FB</dc:creator>
              <dc:date>2019-03-23T00:00:00</dc:date>
              <text:p text:style-name="P1">Ibis:</text:p>
              <text:p text:style-name="P1"><text:span text:style-name="T1">Wenn weitere TA erf. bitte diese Zeile kopieren und in nächster Zeile einfügen</text:span></text:p>
            </office:annotation>
            <text:p>01.01</text:p>
          </table:table-cell>
          <table:table-cell table:style-name="ce3"/>
          <table:table-cell table:style-name="ce15" table:number-columns-repeated="2"/>
          <table:table-cell table:style-name="ce26" table:content-validation-name="val2">
            <office:annotation draw:style-name="gr3" draw:text-style-name="P1" svg:width="1.3543in" svg:height="0.6504in" svg:x="3.0303in" svg:y="1.4799in" draw:caption-point-x="4.4307in" draw:caption-point-y="-0.2988in">
              <dc:creator>FB</dc:creator>
              <dc:date>2019-03-23T00:00:00</dc:date>
              <text:p text:style-name="P1">Ibis:</text:p>
              <text:p text:style-name="P1"><text:span text:style-name="T1">Bitte WGK der TA auswählen</text:span></text:p>
            </office:annotation>
          </table:table-cell>
          <table:table-cell table:style-name="ce15" table:content-validation-name="val1">
            <office:annotation draw:style-name="gr3" draw:text-style-name="P1" svg:width="1.4012in" svg:height="0.6504in" svg:x="6.6768in" svg:y="1.4799in" draw:caption-point-x="1.6642in" draw:caption-point-y="-0.2988in">
              <dc:creator>FB</dc:creator>
              <dc:date>2019-03-23T00:00:00</dc:date>
              <text:p text:style-name="P1">Ibis:</text:p>
              <text:p text:style-name="P1"><text:span text:style-name="T1">Bitte Art der Anlage auswählen</text:span></text:p>
            </office:annotation>
          </table:table-cell>
          <table:table-cell table:style-name="ce15"/>
          <table:table-cell table:style-name="ce34" table:content-validation-name="val5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]=&quot;&quot;;&quot;Bitte letzte Prüfung auswählen oder Datum eintragen&quot;;(IF([.N4]=&quot;Inbetriebnahmeprüfung&quot;;&quot;vor Inbetriebnahme&quot;;IF([.N4]=&quot;fehlt&quot;;&quot;fehlt&quot;;IF([.N4]=&quot;nicht erforderlich&quot;;&quot;nicht erforderlich&quot;;MIN([.N4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1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 table:content-validation-name="val5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1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1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1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number-columns-repeated="2" table:style-name="ce4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5" office:value-type="string" table:number-columns-spanned="2" table:number-rows-spanned="1">
            <text:p>Anlagenspezifikation:</text:p>
          </table:table-cell>
          <table:covered-table-cell table:style-name="ce5"/>
          <table:table-cell table:style-name="ce16" table:content-validation-name="val1" office:value-type="string">
            <office:annotation draw:style-name="gr4" draw:text-style-name="P1" svg:width="1.8657in" svg:height="0.7276in" svg:x="4.9567in" svg:y="4.5248in" draw:caption-point-x="-0.2417in" draw:caption-point-y="-1.2681in">
              <dc:creator>FB</dc:creator>
              <dc:date>2019-03-23T00:00:00</dc:date>
              <text:p text:style-name="P1">Ibis:</text:p>
              <text:p text:style-name="P1"><text:span text:style-name="T2">Bitte Anlagenspezifikation auswählen</text:span></text:p>
            </office:annotation>
            <text:p>oberirdisch</text:p>
          </table:table-cell>
          <table:table-cell table:style-name="ce24" office:value-type="string">
            <text:p>maßgebliche WGK :</text:p>
          </table:table-cell>
          <table:table-cell table:style-name="ce16" table:content-validation-name="val1" office:value-type="float" office:value="3">
            <office:annotation draw:style-name="gr5" draw:text-style-name="P1" svg:width="2.8874in" svg:height="1.1776in" svg:x="7.4268in" svg:y="4.0748in" draw:caption-point-x="0.0343in" draw:caption-point-y="-0.8181in">
              <dc:creator>FB</dc:creator>
              <dc:date>2019-03-23T00:00:00</dc:date>
              <text:p text:style-name="P1">Ibis:</text:p>
              <text:p text:style-name="P1"><text:span text:style-name="T2">Bitte maßgebliche WGK gem. § 39 AwSV auswählen</text:span></text:p>
            </office:annotation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5" table:formula="of:=SUM([.H4:.H9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]=&quot;&quot;;&quot;Bitte Zeilen oben auswählen&quot;;IF([.M4]=&quot;fehlt&quot;;&quot;fehlt&quot;;IF([.M4]=&quot;nicht erforderlich&quot;;&quot;nicht erforderlich&quot;;&quot;vorhanden&quot;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10]=&quot;nwg&quot;;&quot;keine AwSV-Anlage&quot;;IF([.E10]=&quot;awg&quot;;&quot;AWG-Anlage&quot;;IF([.E10]=&quot;&quot;;&quot;WGK eintragen&quot;;VLOOKUP([$Grundlagen.A86];[$Grundlagen.$A$3:.$D$9];[.E10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/>
          <table:table-cell table:style-name="ce52"/>
          <table:table-cell table:number-columns-repeated="1006"/>
        </table:table-row>
        <table:table-row table:style-name="ro2">
          <table:covered-table-cell table:number-columns-repeated="2" table:style-name="ce6"/>
          <table:table-cell table:style-name="ce18" table:formula="of:=IF([.$K1] = &quot;JA&quot;;[$Grundlagen.V87];[$Grundlagen.H87])" office:value-type="string" office:string-value="NEIN">
            <text:p>NEIN</text:p>
          </table:table-cell>
          <table:table-cell table:style-name="ce18" table:formula="of:=IF([.$K1] = &quot;JA&quot;;[$Grundlagen.W87];[$Grundlagen.I87])" office:value-type="string" office:string-value="NEIN">
            <text:p>NEIN</text:p>
          </table:table-cell>
          <table:table-cell table:style-name="ce18" table:formula="of:=IF([.$K1] = &quot;JA&quot;;[$Grundlagen.X87];[$Grundlagen.J87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] = &quot;JA&quot;;[$Grundlagen.Y87];[$Grundlagen.K87])" office:value-type="string" office:string-value="NEIN">
            <text:p>NEIN</text:p>
          </table:table-cell>
          <table:table-cell table:style-name="ce4" table:formula="of:=IF(AND([.C12]=&quot;ja&quot;;[.O4]=&quot;vor Inbetriebnahme&quot;);&quot;vor Inbetriebnahme&quot;;IF([.O4]=&quot;entfällt&quot;;&quot;entfällt&quot;;IF([.O4]=&quot;fehlt&quot;;&quot;umgehend&quot;;IF([.O4]=&quot;Bitte letzte Prüfung auswählen oder Datum eintragen&quot;;&quot;bitte letzzte Prüfung auswählen&quot;;MIN([.O4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0]=&quot;unterirdisch&quot;;&quot;JA&quot;;IF([.E12]=&quot;JA&quot;;&quot;JA&quot;;&quot;NEIN&quot;))" office:value-type="string" office:string-value="NEIN">
            <text:p>NEIN</text:p>
          </table:table-cell>
          <table:table-cell table:style-name="ce4" table:formula="of:=IF(AND([.C12]=&quot;JA&quot;;[.M10]=&quot;fehlt&quot;);&quot;umgehend erforderlich&quot;;IF(AND([.C12]=&quot;JA&quot;;[.M10]=&quot;vorhanden&quot;);&quot;Bei wesentlicher Änderung / Stilllegung&quot;;IF([.C12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 table:style-name="ce49"/>
          <table:table-cell table:style-name="ce45"/>
          <table:table-cell table:number-columns-repeated="1009"/>
        </table:table-row>
        <table:table-row table:style-name="ro2">
          <table:table-cell table:number-columns-repeated="13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HA 02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2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7]=&quot;&quot;;&quot;Bitte letzte Prüfung auswählen oder Datum eintragen&quot;;(IF([.N17]=&quot;Inbetriebnahmeprüfung&quot;;&quot;vor Inbetriebnahme&quot;;IF([.N17]=&quot;fehlt&quot;;&quot;fehlt&quot;;IF([.N17]=&quot;nicht erforderlich&quot;;&quot;nicht erforderlich&quot;;MIN([.N17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2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2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2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2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7:.H22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7]=&quot;&quot;;&quot;Bitte Zeilen oben auswählen&quot;;IF([.M17]=&quot;fehlt&quot;;&quot;fehlt&quot;;IF([.M17]=&quot;nicht erforderlich&quot;;&quot;nicht erforderlich&quot;;IF([.M17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3]=&quot;nwg&quot;;&quot;keine AwSV-Anlage&quot;;IF([.E23]=&quot;awg&quot;;&quot;AWG-Anlage&quot;;IF([.E23]=&quot;&quot;;&quot;WGK eintragen&quot;;VLOOKUP([$Grundlagen.A95];[$Grundlagen.$A$3:.$D$9];[.E23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4] = &quot;JA&quot;;[$Grundlagen.V96];[$Grundlagen.H96])" office:value-type="string" office:string-value="NEIN">
            <text:p>NEIN</text:p>
          </table:table-cell>
          <table:table-cell table:style-name="ce18" table:formula="of:=IF([.$K14] = &quot;JA&quot;;[$Grundlagen.W96];[$Grundlagen.I96])" office:value-type="string" office:string-value="NEIN">
            <text:p>NEIN</text:p>
          </table:table-cell>
          <table:table-cell table:style-name="ce18" table:formula="of:=IF([.$K14] = &quot;JA&quot;;[$Grundlagen.X96];[$Grundlagen.J96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4] = &quot;JA&quot;;[$Grundlagen.Y96];[$Grundlagen.K96])" office:value-type="string" office:string-value="NEIN">
            <text:p>NEIN</text:p>
          </table:table-cell>
          <table:table-cell table:style-name="ce4" table:formula="of:=IF(AND([.C25]=&quot;ja&quot;;[.O17]=&quot;vor Inbetriebnahme&quot;);&quot;vor Inbetriebnahme&quot;;IF([.O17]=&quot;entfällt&quot;;&quot;entfällt&quot;;IF([.O17]=&quot;fehlt&quot;;&quot;umgehend&quot;;IF([.O17]=&quot;Bitte letzte Prüfung auswählen oder Datum eintragen&quot;;&quot;bitte letzzte Prüfung auswählen&quot;;MIN([.O17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3]=&quot;unterirdisch&quot;;&quot;JA&quot;;IF([.E25]=&quot;JA&quot;;&quot;JA&quot;;&quot;NEIN&quot;))" office:value-type="string" office:string-value="NEIN">
            <text:p>NEIN</text:p>
          </table:table-cell>
          <table:table-cell table:style-name="ce4" table:formula="of:=IF(AND([.C25]=&quot;JA&quot;;[.M23]=&quot;fehlt&quot;);&quot;umgehend erforderlich&quot;;IF(AND([.C25]=&quot;JA&quot;;[.M23]=&quot;vorhanden&quot;);&quot;Bei wesentlicher Änderung / Stilllegung&quot;;IF([.C25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03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3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0]=&quot;&quot;;&quot;Bitte letzte Prüfung auswählen oder Datum eintragen&quot;;(IF([.N30]=&quot;Inbetriebnahmeprüfung&quot;;&quot;vor Inbetriebnahme&quot;;IF([.N30]=&quot;fehlt&quot;;&quot;fehlt&quot;;IF([.N30]=&quot;nicht erforderlich&quot;;&quot;nicht erforderlich&quot;;MIN([.N30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3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3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3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3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0:.H35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0]=&quot;&quot;;&quot;Bitte Zeilen oben auswählen&quot;;IF([.M30]=&quot;fehlt&quot;;&quot;fehlt&quot;;IF([.M30]=&quot;nicht erforderlich&quot;;&quot;nicht erforderlich&quot;;IF([.M30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36]=&quot;nwg&quot;;&quot;keine AwSV-Anlage&quot;;IF([.E36]=&quot;awg&quot;;&quot;AWG-Anlage&quot;;IF([.E36]=&quot;&quot;;&quot;WGK eintragen&quot;;VLOOKUP([$Grundlagen.A104];[$Grundlagen.$A$3:.$D$9];[.E36]+1))))" office:value-type="string" office:string-value="Stufe A">
            <text:p>Stufe A</text:p>
          </table:table-cell>
          <table:table-cell table:number-columns-repeated="100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7] = &quot;JA&quot;;[$Grundlagen.V105];[$Grundlagen.H105])" office:value-type="string" office:string-value="NEIN">
            <text:p>NEIN</text:p>
          </table:table-cell>
          <table:table-cell table:style-name="ce18" table:formula="of:=IF([.$K27] = &quot;JA&quot;;[$Grundlagen.W105];[$Grundlagen.I105])" office:value-type="string" office:string-value="NEIN">
            <text:p>NEIN</text:p>
          </table:table-cell>
          <table:table-cell table:style-name="ce18" table:formula="of:=IF([.$K27] = &quot;JA&quot;;[$Grundlagen.X105];[$Grundlagen.J105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7] = &quot;JA&quot;;[$Grundlagen.Y105];[$Grundlagen.K105])" office:value-type="string" office:string-value="NEIN">
            <text:p>NEIN</text:p>
          </table:table-cell>
          <table:table-cell table:style-name="ce4" table:formula="of:=IF(AND([.C38]=&quot;ja&quot;;[.O30]=&quot;vor Inbetriebnahme&quot;);&quot;vor Inbetriebnahme&quot;;IF([.O30]=&quot;entfällt&quot;;&quot;entfällt&quot;;IF([.O30]=&quot;fehlt&quot;;&quot;umgehend&quot;;IF([.O30]=&quot;Bitte letzte Prüfung auswählen oder Datum eintragen&quot;;&quot;bitte letzzte Prüfung auswählen&quot;;MIN([.O30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6]=&quot;unterirdisch&quot;;&quot;JA&quot;;IF([.E38]=&quot;JA&quot;;&quot;JA&quot;;&quot;NEIN&quot;))" office:value-type="string" office:string-value="NEIN">
            <text:p>NEIN</text:p>
          </table:table-cell>
          <table:table-cell table:style-name="ce4" table:formula="of:=IF(AND([.C38]=&quot;JA&quot;;[.M36]=&quot;fehlt&quot;);&quot;umgehend erforderlich&quot;;IF(AND([.C38]=&quot;JA&quot;;[.M36]=&quot;vorhanden&quot;);&quot;Bei wesentlicher Änderung / Stilllegung&quot;;IF([.C38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04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4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3]=&quot;&quot;;&quot;Bitte letzte Prüfung auswählen oder Datum eintragen&quot;;(IF([.N43]=&quot;Inbetriebnahmeprüfung&quot;;&quot;vor Inbetriebnahme&quot;;IF([.N43]=&quot;fehlt&quot;;&quot;fehlt&quot;;IF([.N43]=&quot;nicht erforderlich&quot;;&quot;nicht erforderlich&quot;;MIN([.N43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4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4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4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4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style-name="ce52" table:number-columns-repeated="28"/>
          <table:table-cell table:style-name="ce7" table:number-columns-repeated="979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3:.H48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3]=&quot;&quot;;&quot;Bitte Zeilen oben auswählen&quot;;IF([.M43]=&quot;fehlt&quot;;&quot;fehlt&quot;;IF([.M43]=&quot;nicht erforderlich&quot;;&quot;nicht erforderlich&quot;;IF([.M43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9]=&quot;nwg&quot;;&quot;keine AwSV-Anlage&quot;;IF([.E49]=&quot;awg&quot;;&quot;AWG-Anlage&quot;;IF([.E49]=&quot;&quot;;&quot;WGK eintragen&quot;;VLOOKUP([$Grundlagen.A113];[$Grundlagen.$A$3:.$D$9];[.E49]+1))))" office:value-type="string" office:string-value="Stufe A">
            <text:p>Stufe A</text:p>
          </table:table-cell>
          <table:table-cell table:style-name="ce51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style-name="ce52" table:number-columns-repeated="29"/>
          <table:table-cell table:style-name="ce7" table:number-columns-repeated="979"/>
        </table:table-row>
        <table:table-row table:style-name="ro2">
          <table:covered-table-cell table:number-columns-repeated="2" table:style-name="ce6"/>
          <table:table-cell table:style-name="ce18" table:formula="of:=IF([.$K40] = &quot;JA&quot;;[$Grundlagen.V114];[$Grundlagen.H114])" office:value-type="string" office:string-value="NEIN">
            <text:p>NEIN</text:p>
          </table:table-cell>
          <table:table-cell table:style-name="ce18" table:formula="of:=IF([.$K40] = &quot;JA&quot;;[$Grundlagen.W114];[$Grundlagen.I114])" office:value-type="string" office:string-value="NEIN">
            <text:p>NEIN</text:p>
          </table:table-cell>
          <table:table-cell table:style-name="ce18" table:formula="of:=IF([.$K40] = &quot;JA&quot;;[$Grundlagen.X114];[$Grundlagen.J114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0] = &quot;JA&quot;;[$Grundlagen.Y114];[$Grundlagen.K114])" office:value-type="string" office:string-value="NEIN">
            <text:p>NEIN</text:p>
          </table:table-cell>
          <table:table-cell table:style-name="ce4" table:formula="of:=IF(AND([.C51]=&quot;ja&quot;;[.O43]=&quot;vor Inbetriebnahme&quot;);&quot;vor Inbetriebnahme&quot;;IF([.O43]=&quot;entfällt&quot;;&quot;entfällt&quot;;IF([.O43]=&quot;fehlt&quot;;&quot;umgehend&quot;;IF([.O43]=&quot;Bitte letzte Prüfung auswählen oder Datum eintragen&quot;;&quot;bitte letzzte Prüfung auswählen&quot;;MIN([.O43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9]=&quot;unterirdisch&quot;;&quot;JA&quot;;IF([.E51]=&quot;JA&quot;;&quot;JA&quot;;&quot;NEIN&quot;))" office:value-type="string" office:string-value="NEIN">
            <text:p>NEIN</text:p>
          </table:table-cell>
          <table:table-cell table:style-name="ce4" table:formula="of:=IF(AND([.C51]=&quot;JA&quot;;[.M49]=&quot;fehlt&quot;);&quot;umgehend erforderlich&quot;;IF(AND([.C51]=&quot;JA&quot;;[.M49]=&quot;vorhanden&quot;);&quot;Bei wesentlicher Änderung / Stilllegung&quot;;IF([.C51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/>
          <table:table-cell table:style-name="ce52" table:number-columns-repeated="29"/>
          <table:table-cell table:style-name="ce7" table:number-columns-repeated="97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05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 table:style-name="ce43"/>
          <table:table-cell table:style-name="ce32" table:number-columns-repeated="4"/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5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56]=&quot;&quot;;&quot;Bitte letzte Prüfung auswählen oder Datum eintragen&quot;;(IF([.N56]=&quot;Inbetriebnahmeprüfung&quot;;&quot;vor Inbetriebnahme&quot;;IF([.N56]=&quot;fehlt&quot;;&quot;fehlt&quot;;IF([.N56]=&quot;nicht erforderlich&quot;;&quot;nicht erforderlich&quot;;MIN([.N56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5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5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5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5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3" table:style-name="ce27"/>
          <table:covered-table-cell table:number-columns-repeated="5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56:.H61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56]=&quot;&quot;;&quot;Bitte Zeilen oben auswählen&quot;;IF([.M56]=&quot;fehlt&quot;;&quot;fehlt&quot;;IF([.M56]=&quot;nicht erforderlich&quot;;&quot;nicht erforderlich&quot;;IF([.M56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62]=&quot;nwg&quot;;&quot;keine AwSV-Anlage&quot;;IF([.E62]=&quot;awg&quot;;&quot;AWG-Anlage&quot;;IF([.E62]=&quot;&quot;;&quot;WGK eintragen&quot;;VLOOKUP([$Grundlagen.A122];[$Grundlagen.$A$3:.$D$9];[.E62]+1))))" office:value-type="string" office:string-value="Stufe A">
            <text:p>Stufe A</text:p>
          </table:table-cell>
          <table:table-cell/>
          <table:table-cell table:style-name="ce52"/>
          <table:table-cell table:style-name="ce7" table:number-columns-repeated="1007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53] = &quot;JA&quot;;[$Grundlagen.V123];[$Grundlagen.H123])" office:value-type="string" office:string-value="NEIN">
            <text:p>NEIN</text:p>
          </table:table-cell>
          <table:table-cell table:style-name="ce18" table:formula="of:=IF([.$K53] = &quot;JA&quot;;[$Grundlagen.W123];[$Grundlagen.I123])" office:value-type="string" office:string-value="NEIN">
            <text:p>NEIN</text:p>
          </table:table-cell>
          <table:table-cell table:style-name="ce18" table:formula="of:=IF([.$K53] = &quot;JA&quot;;[$Grundlagen.X123];[$Grundlagen.J123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53] = &quot;JA&quot;;[$Grundlagen.Y123];[$Grundlagen.K123])" office:value-type="string" office:string-value="NEIN">
            <text:p>NEIN</text:p>
          </table:table-cell>
          <table:table-cell table:style-name="ce4" table:formula="of:=IF(AND([.C64]=&quot;ja&quot;;[.O56]=&quot;vor Inbetriebnahme&quot;);&quot;vor Inbetriebnahme&quot;;IF([.O56]=&quot;entfällt&quot;;&quot;entfällt&quot;;IF([.O56]=&quot;fehlt&quot;;&quot;umgehend&quot;;IF([.O56]=&quot;Bitte letzte Prüfung auswählen oder Datum eintragen&quot;;&quot;bitte letzzte Prüfung auswählen&quot;;MIN([.O56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62]=&quot;unterirdisch&quot;;&quot;JA&quot;;IF([.E64]=&quot;JA&quot;;&quot;JA&quot;;&quot;NEIN&quot;))" office:value-type="string" office:string-value="NEIN">
            <text:p>NEIN</text:p>
          </table:table-cell>
          <table:table-cell table:style-name="ce4" table:formula="of:=IF(AND([.C64]=&quot;JA&quot;;[.M62]=&quot;fehlt&quot;);&quot;umgehend erforderlich&quot;;IF(AND([.C64]=&quot;JA&quot;;[.M62]=&quot;vorhanden&quot;);&quot;Bei wesentlicher Änderung / Stilllegung&quot;;IF([.C64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06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 table:style-name="ce43"/>
          <table:table-cell table:style-name="ce32" table:number-columns-repeated="4"/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6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69]=&quot;&quot;;&quot;Bitte letzte Prüfung auswählen oder Datum eintragen&quot;;(IF([.N69]=&quot;Inbetriebnahmeprüfung&quot;;&quot;vor Inbetriebnahme&quot;;IF([.N69]=&quot;fehlt&quot;;&quot;fehlt&quot;;IF([.N69]=&quot;nicht erforderlich&quot;;&quot;nicht erforderlich&quot;;MIN([.N69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6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6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6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6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69:.H74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69]=&quot;&quot;;&quot;Bitte Zeilen oben auswählen&quot;;IF([.M69]=&quot;fehlt&quot;;&quot;fehlt&quot;;IF([.M69]=&quot;nicht erforderlich&quot;;&quot;nicht erforderlich&quot;;IF([.M69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75]=&quot;nwg&quot;;&quot;keine AwSV-Anlage&quot;;IF([.E75]=&quot;awg&quot;;&quot;AWG-Anlage&quot;;IF([.E75]=&quot;&quot;;&quot;WGK eintragen&quot;;VLOOKUP([$Grundlagen.A131];[$Grundlagen.$A$3:.$D$9];[.E75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66] = &quot;JA&quot;;[$Grundlagen.V132];[$Grundlagen.H132])" office:value-type="string" office:string-value="NEIN">
            <text:p>NEIN</text:p>
          </table:table-cell>
          <table:table-cell table:style-name="ce18" table:formula="of:=IF([.$K66] = &quot;JA&quot;;[$Grundlagen.W132];[$Grundlagen.I132])" office:value-type="string" office:string-value="NEIN">
            <text:p>NEIN</text:p>
          </table:table-cell>
          <table:table-cell table:style-name="ce18" table:formula="of:=IF([.$K66] = &quot;JA&quot;;[$Grundlagen.X132];[$Grundlagen.J132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66] = &quot;JA&quot;;[$Grundlagen.Y132];[$Grundlagen.K132])" office:value-type="string" office:string-value="NEIN">
            <text:p>NEIN</text:p>
          </table:table-cell>
          <table:table-cell table:style-name="ce4" table:formula="of:=IF(AND([.C77]=&quot;ja&quot;;[.O69]=&quot;vor Inbetriebnahme&quot;);&quot;vor Inbetriebnahme&quot;;IF([.O69]=&quot;entfällt&quot;;&quot;entfällt&quot;;IF([.O69]=&quot;fehlt&quot;;&quot;umgehend&quot;;IF([.O69]=&quot;Bitte letzte Prüfung auswählen oder Datum eintragen&quot;;&quot;bitte letzzte Prüfung auswählen&quot;;MIN([.O69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75]=&quot;unterirdisch&quot;;&quot;JA&quot;;IF([.E77]=&quot;JA&quot;;&quot;JA&quot;;&quot;NEIN&quot;))" office:value-type="string" office:string-value="NEIN">
            <text:p>NEIN</text:p>
          </table:table-cell>
          <table:table-cell table:style-name="ce4" table:formula="of:=IF(AND([.C77]=&quot;JA&quot;;[.M75]=&quot;fehlt&quot;);&quot;umgehend erforderlich&quot;;IF(AND([.C77]=&quot;JA&quot;;[.M75]=&quot;vorhanden&quot;);&quot;Bei wesentlicher Änderung / Stilllegung&quot;;IF([.C77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07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 table:style-name="ce43"/>
          <table:table-cell table:style-name="ce32" table:number-columns-repeated="4"/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7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82]=&quot;&quot;;&quot;Bitte letzte Prüfung auswählen oder Datum eintragen&quot;;(IF([.N82]=&quot;Inbetriebnahmeprüfung&quot;;&quot;vor Inbetriebnahme&quot;;IF([.N82]=&quot;fehlt&quot;;&quot;fehlt&quot;;IF([.N82]=&quot;nicht erforderlich&quot;;&quot;nicht erforderlich&quot;;MIN([.N82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7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7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7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7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82:.H87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82]=&quot;&quot;;&quot;Bitte Zeilen oben auswählen&quot;;IF([.M82]=&quot;fehlt&quot;;&quot;fehlt&quot;;IF([.M82]=&quot;nicht erforderlich&quot;;&quot;nicht erforderlich&quot;;IF([.M82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88]=&quot;nwg&quot;;&quot;keine AwSV-Anlage&quot;;IF([.E88]=&quot;awg&quot;;&quot;AWG-Anlage&quot;;IF([.E88]=&quot;&quot;;&quot;WGK eintragen&quot;;VLOOKUP([$Grundlagen.A140];[$Grundlagen.$A$3:.$D$9];[.E88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79] = &quot;JA&quot;;[$Grundlagen.V141];[$Grundlagen.H141])" office:value-type="string" office:string-value="NEIN">
            <text:p>NEIN</text:p>
          </table:table-cell>
          <table:table-cell table:style-name="ce18" table:formula="of:=IF([.$K79] = &quot;JA&quot;;[$Grundlagen.W141];[$Grundlagen.I141])" office:value-type="string" office:string-value="NEIN">
            <text:p>NEIN</text:p>
          </table:table-cell>
          <table:table-cell table:style-name="ce18" table:formula="of:=IF([.$K79] = &quot;JA&quot;;[$Grundlagen.X141];[$Grundlagen.J141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79] = &quot;JA&quot;;[$Grundlagen.Y150];[$Grundlagen.K150])" office:value-type="string" office:string-value="NEIN">
            <text:p>NEIN</text:p>
          </table:table-cell>
          <table:table-cell table:style-name="ce4" table:formula="of:=IF(AND([.C90]=&quot;ja&quot;;[.O82]=&quot;vor Inbetriebnahme&quot;);&quot;vor Inbetriebnahme&quot;;IF([.O82]=&quot;entfällt&quot;;&quot;entfällt&quot;;IF([.O82]=&quot;fehlt&quot;;&quot;umgehend&quot;;IF([.O82]=&quot;Bitte letzte Prüfung auswählen oder Datum eintragen&quot;;&quot;bitte letzzte Prüfung auswählen&quot;;MIN([.O82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88]=&quot;unterirdisch&quot;;&quot;JA&quot;;IF([.E90]=&quot;JA&quot;;&quot;JA&quot;;&quot;NEIN&quot;))" office:value-type="string" office:string-value="NEIN">
            <text:p>NEIN</text:p>
          </table:table-cell>
          <table:table-cell table:style-name="ce4" table:formula="of:=IF(AND([.C90]=&quot;JA&quot;;[.M88]=&quot;fehlt&quot;);&quot;umgehend erforderlich&quot;;IF(AND([.C90]=&quot;JA&quot;;[.M88]=&quot;vorhanden&quot;);&quot;Bei wesentlicher Änderung / Stilllegung&quot;;IF([.C90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08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8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95]=&quot;&quot;;&quot;Bitte letzte Prüfung auswählen oder Datum eintragen&quot;;(IF([.N95]=&quot;Inbetriebnahmeprüfung&quot;;&quot;vor Inbetriebnahme&quot;;IF([.N95]=&quot;fehlt&quot;;&quot;fehlt&quot;;IF([.N95]=&quot;nicht erforderlich&quot;;&quot;nicht erforderlich&quot;;MIN([.N95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8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8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8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08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style-name="ce52" table:number-columns-repeated="28"/>
          <table:table-cell table:style-name="ce7" table:number-columns-repeated="979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96:.H100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95]=&quot;&quot;;&quot;Bitte Zeilen oben auswählen&quot;;IF([.M95]=&quot;fehlt&quot;;&quot;fehlt&quot;;IF([.M95]=&quot;nicht erforderlich&quot;;&quot;nicht erforderlich&quot;;IF([.M95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01]=&quot;nwg&quot;;&quot;keine AwSV-Anlage&quot;;IF([.E101]=&quot;awg&quot;;&quot;AWG-Anlage&quot;;IF([.E101]=&quot;&quot;;&quot;WGK eintragen&quot;;VLOOKUP([$Grundlagen.A149];[$Grundlagen.$A$3:.$D$9];[.E101]+1))))" office:value-type="string" office:string-value="Stufe A">
            <text:p>Stufe A</text:p>
          </table:table-cell>
          <table:table-cell table:style-name="ce51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style-name="ce52" table:number-columns-repeated="29"/>
          <table:table-cell table:style-name="ce7" table:number-columns-repeated="979"/>
        </table:table-row>
        <table:table-row table:style-name="ro2">
          <table:covered-table-cell table:number-columns-repeated="2" table:style-name="ce6"/>
          <table:table-cell table:style-name="ce18" table:formula="of:=IF([.$K92] = &quot;JA&quot;;[$Grundlagen.V150];[$Grundlagen.H150])" office:value-type="string" office:string-value="NEIN">
            <text:p>NEIN</text:p>
          </table:table-cell>
          <table:table-cell table:style-name="ce18" table:formula="of:=IF([.$K92] = &quot;JA&quot;;[$Grundlagen.W150];[$Grundlagen.I150])" office:value-type="string" office:string-value="NEIN">
            <text:p>NEIN</text:p>
          </table:table-cell>
          <table:table-cell table:style-name="ce18" table:formula="of:=IF([.$K92] = &quot;JA&quot;;[$Grundlagen.X150];[$Grundlagen.J150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92] = &quot;JA&quot;;[$Grundlagen.Y141];[$Grundlagen.K141])" office:value-type="string" office:string-value="NEIN">
            <text:p>NEIN</text:p>
          </table:table-cell>
          <table:table-cell table:style-name="ce4" table:formula="of:=IF(AND([.C103]=&quot;ja&quot;;[.O95]=&quot;vor Inbetriebnahme&quot;);&quot;vor Inbetriebnahme&quot;;IF([.O95]=&quot;entfällt&quot;;&quot;entfällt&quot;;IF([.O95]=&quot;fehlt&quot;;&quot;umgehend&quot;;IF([.O95]=&quot;Bitte letzte Prüfung auswählen oder Datum eintragen&quot;;&quot;bitte letzzte Prüfung auswählen&quot;;MIN([.O95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01]=&quot;unterirdisch&quot;;&quot;JA&quot;;IF([.E103]=&quot;JA&quot;;&quot;JA&quot;;&quot;NEIN&quot;))" office:value-type="string" office:string-value="NEIN">
            <text:p>NEIN</text:p>
          </table:table-cell>
          <table:table-cell table:style-name="ce4" table:formula="of:=IF(AND([.C103]=&quot;JA&quot;;[.M101]=&quot;fehlt&quot;);&quot;umgehend erforderlich&quot;;IF(AND([.C103]=&quot;JA&quot;;[.M101]=&quot;vorhanden&quot;);&quot;Bei wesentlicher Änderung / Stilllegung&quot;;IF([.C103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/>
          <table:table-cell table:style-name="ce52" table:number-columns-repeated="29"/>
          <table:table-cell table:style-name="ce7" table:number-columns-repeated="979"/>
        </table:table-row>
        <table:table-row table:style-name="ro2">
          <table:table-cell table:number-columns-repeated="16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1" office:value-type="string">
            <text:p>HA 09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 table:style-name="ce43"/>
          <table:table-cell table:style-name="ce32" table:number-columns-repeated="4"/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09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08]=&quot;&quot;;&quot;Bitte letzte Prüfung auswählen oder Datum eintragen&quot;;(IF([.N108]=&quot;Inbetriebnahmeprüfung&quot;;&quot;vor Inbetriebnahme&quot;;IF([.N108]=&quot;fehlt&quot;;&quot;fehlt&quot;;IF([.N108]=&quot;nicht erforderlich&quot;;&quot;nicht erforderlich&quot;;MIN([.N108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9.02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9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9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09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08:.H113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08]=&quot;&quot;;&quot;Bitte Zeilen oben auswählen&quot;;IF([.M108]=&quot;fehlt&quot;;&quot;fehlt&quot;;IF([.M108]=&quot;nicht erforderlich&quot;;&quot;nicht erforderlich&quot;;IF([.M108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14]=&quot;nwg&quot;;&quot;keine AwSV-Anlage&quot;;IF([.E114]=&quot;awg&quot;;&quot;AWG-Anlage&quot;;IF([.E114]=&quot;&quot;;&quot;WGK eintragen&quot;;VLOOKUP([$Grundlagen.A158];[$Grundlagen.$A$3:.$D$9];[.E114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05] = &quot;JA&quot;;[$Grundlagen.V159];[$Grundlagen.H159])" office:value-type="string" office:string-value="NEIN">
            <text:p>NEIN</text:p>
          </table:table-cell>
          <table:table-cell table:style-name="ce18" table:formula="of:=IF([.$K105] = &quot;JA&quot;;[$Grundlagen.W159];[$Grundlagen.I159])" office:value-type="string" office:string-value="NEIN">
            <text:p>NEIN</text:p>
          </table:table-cell>
          <table:table-cell table:style-name="ce18" table:formula="of:=IF([.$K105] = &quot;JA&quot;;[$Grundlagen.X159];[$Grundlagen.J159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05] = &quot;JA&quot;;[$Grundlagen.Y159];[$Grundlagen.K159])" office:value-type="string" office:string-value="NEIN">
            <text:p>NEIN</text:p>
          </table:table-cell>
          <table:table-cell table:style-name="ce4" table:formula="of:=IF(AND([.C116]=&quot;ja&quot;;[.O108]=&quot;vor Inbetriebnahme&quot;);&quot;vor Inbetriebnahme&quot;;IF([.O108]=&quot;entfällt&quot;;&quot;entfällt&quot;;IF([.O108]=&quot;fehlt&quot;;&quot;umgehend&quot;;IF([.O108]=&quot;Bitte letzte Prüfung auswählen oder Datum eintragen&quot;;&quot;bitte letzzte Prüfung auswählen&quot;;MIN([.O108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14]=&quot;unterirdisch&quot;;&quot;JA&quot;;IF([.E116]=&quot;JA&quot;;&quot;JA&quot;;&quot;NEIN&quot;))" office:value-type="string" office:string-value="NEIN">
            <text:p>NEIN</text:p>
          </table:table-cell>
          <table:table-cell table:style-name="ce4" table:formula="of:=IF(AND([.C116]=&quot;JA&quot;;[.M114]=&quot;fehlt&quot;);&quot;umgehend erforderlich&quot;;IF(AND([.C116]=&quot;JA&quot;;[.M114]=&quot;vorhanden&quot;);&quot;Bei wesentlicher Änderung / Stilllegung&quot;;IF([.C116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10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0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21]=&quot;&quot;;&quot;Bitte letzte Prüfung auswählen oder Datum eintragen&quot;;(IF([.N121]=&quot;Inbetriebnahmeprüfung&quot;;&quot;vor Inbetriebnahme&quot;;IF([.N121]=&quot;fehlt&quot;;&quot;fehlt&quot;;IF([.N121]=&quot;nicht erforderlich&quot;;&quot;nicht erforderlich&quot;;MIN([.N121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21" table:number-columns-spanned="1" table:number-rows-spanned="5"/>
          <table:table-cell table:style-name="ce55" table:number-columns-spanned="1" table:number-rows-spanned="5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0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0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0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8" office:value-type="string">
            <text:p>10.05</text:p>
          </table:table-cell>
          <table:table-cell table:style-name="ce8"/>
          <table:table-cell table:style-name="ce21" table:number-columns-repeated="2"/>
          <table:table-cell table:style-name="ce28" table:content-validation-name="val2"/>
          <table:table-cell table:style-name="ce15" table:content-validation-name="val4"/>
          <table:table-cell table:style-name="ce21"/>
          <table:table-cell table:style-name="ce38"/>
          <table:table-cell table:style-name="ce21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21"/>
          <table:covered-table-cell table:style-name="ce57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style-name="ce52" table:number-columns-repeated="28"/>
          <table:table-cell table:style-name="ce7" table:number-columns-repeated="979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21:.H126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21]=&quot;&quot;;&quot;Bitte Zeilen oben auswählen&quot;;IF([.M121]=&quot;fehlt&quot;;&quot;fehlt&quot;;IF([.M121]=&quot;nicht erforderlich&quot;;&quot;nicht erforderlich&quot;;IF([.M121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27]=&quot;nwg&quot;;&quot;keine AwSV-Anlage&quot;;IF([.E127]=&quot;awg&quot;;&quot;AWG-Anlage&quot;;IF([.E127]=&quot;&quot;;&quot;WGK eintragen&quot;;VLOOKUP([$Grundlagen.A167];[$Grundlagen.$A$3:.$D$9];[.E127]+1))))" office:value-type="string" office:string-value="Stufe A">
            <text:p>Stufe A</text:p>
          </table:table-cell>
          <table:table-cell table:style-name="ce51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style-name="ce52" table:number-columns-repeated="29"/>
          <table:table-cell table:style-name="ce7" table:number-columns-repeated="979"/>
        </table:table-row>
        <table:table-row table:style-name="ro2">
          <table:covered-table-cell table:number-columns-repeated="2" table:style-name="ce6"/>
          <table:table-cell table:style-name="ce18" table:formula="of:=IF([.$K118] = &quot;JA&quot;;[$Grundlagen.V168];[$Grundlagen.H168])" office:value-type="string" office:string-value="NEIN">
            <text:p>NEIN</text:p>
          </table:table-cell>
          <table:table-cell table:style-name="ce18" table:formula="of:=IF([.$K118] = &quot;JA&quot;;[$Grundlagen.W168];[$Grundlagen.I168])" office:value-type="string" office:string-value="NEIN">
            <text:p>NEIN</text:p>
          </table:table-cell>
          <table:table-cell table:style-name="ce18" table:formula="of:=IF([.$K118] = &quot;JA&quot;;[$Grundlagen.X168];[$Grundlagen.J168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18] = &quot;JA&quot;;[$Grundlagen.Y168];[$Grundlagen.K168])" office:value-type="string" office:string-value="NEIN">
            <text:p>NEIN</text:p>
          </table:table-cell>
          <table:table-cell table:style-name="ce4" table:formula="of:=IF(AND([.C129]=&quot;ja&quot;;[.O121]=&quot;vor Inbetriebnahme&quot;);&quot;vor Inbetriebnahme&quot;;IF([.O121]=&quot;entfällt&quot;;&quot;entfällt&quot;;IF([.O121]=&quot;fehlt&quot;;&quot;umgehend&quot;;IF([.O121]=&quot;Bitte letzte Prüfung auswählen oder Datum eintragen&quot;;&quot;bitte letzzte Prüfung auswählen&quot;;MIN([.O121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27]=&quot;unterirdisch&quot;;&quot;JA&quot;;IF([.E129]=&quot;JA&quot;;&quot;JA&quot;;&quot;NEIN&quot;))" office:value-type="string" office:string-value="NEIN">
            <text:p>NEIN</text:p>
          </table:table-cell>
          <table:table-cell table:style-name="ce4" table:formula="of:=IF(AND([.C129]=&quot;JA&quot;;[.M127]=&quot;fehlt&quot;);&quot;umgehend erforderlich&quot;;IF(AND([.C129]=&quot;JA&quot;;[.M127]=&quot;vorhanden&quot;);&quot;Bei wesentlicher Änderung / Stilllegung&quot;;IF([.C129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/>
          <table:table-cell table:style-name="ce52" table:number-columns-repeated="29"/>
          <table:table-cell table:style-name="ce7" table:number-columns-repeated="97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11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9" office:value-type="string">
            <text:p>11.01</text:p>
          </table:table-cell>
          <table:table-cell table:style-name="ce9"/>
          <table:table-cell table:style-name="ce22"/>
          <table:table-cell table:style-name="ce22"/>
          <table:table-cell table:style-name="ce29" table:content-validation-name="val2"/>
          <table:table-cell table:style-name="ce15" table:content-validation-name="val4"/>
          <table:table-cell table:style-name="ce22"/>
          <table:table-cell table:style-name="ce39"/>
          <table:table-cell table:style-name="ce22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34]=&quot;&quot;;&quot;Bitte letzte Prüfung auswählen oder Datum eintragen&quot;;(IF([.N134]=&quot;Inbetriebnahmeprüfung&quot;;&quot;vor Inbetriebnahme&quot;;IF([.N134]=&quot;fehlt&quot;;&quot;fehlt&quot;;IF([.N134]=&quot;nicht erforderlich&quot;;&quot;nicht erforderlich&quot;;MIN([.N134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22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1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1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1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1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34:.H139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34]=&quot;&quot;;&quot;Bitte Zeilen oben auswählen&quot;;IF([.M134]=&quot;fehlt&quot;;&quot;fehlt&quot;;IF([.M134]=&quot;nicht erforderlich&quot;;&quot;nicht erforderlich&quot;;IF([.M134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40]=&quot;nwg&quot;;&quot;keine AwSV-Anlage&quot;;IF([.E140]=&quot;awg&quot;;&quot;AWG-Anlage&quot;;IF([.E140]=&quot;&quot;;&quot;WGK eintragen&quot;;VLOOKUP([$Grundlagen.A176];[$Grundlagen.$A$3:.$D$9];[.E140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31] = &quot;JA&quot;;[$Grundlagen.V177];[$Grundlagen.H177])" office:value-type="string" office:string-value="NEIN">
            <text:p>NEIN</text:p>
          </table:table-cell>
          <table:table-cell table:style-name="ce18" table:formula="of:=IF([.$K131] = &quot;JA&quot;;[$Grundlagen.W177];[$Grundlagen.I177])" office:value-type="string" office:string-value="NEIN">
            <text:p>NEIN</text:p>
          </table:table-cell>
          <table:table-cell table:style-name="ce18" table:formula="of:=IF([.$K131] = &quot;JA&quot;;[$Grundlagen.X177];[$Grundlagen.J177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31] = &quot;JA&quot;;[$Grundlagen.Y177];[$Grundlagen.K177])" office:value-type="string" office:string-value="NEIN">
            <text:p>NEIN</text:p>
          </table:table-cell>
          <table:table-cell table:style-name="ce4" table:formula="of:=IF(AND([.C142]=&quot;ja&quot;;[.O134]=&quot;vor Inbetriebnahme&quot;);&quot;vor Inbetriebnahme&quot;;IF([.O134]=&quot;entfällt&quot;;&quot;entfällt&quot;;IF([.O134]=&quot;fehlt&quot;;&quot;umgehend&quot;;IF([.O134]=&quot;Bitte letzte Prüfung auswählen oder Datum eintragen&quot;;&quot;bitte letzzte Prüfung auswählen&quot;;MIN([.O134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40]=&quot;unterirdisch&quot;;&quot;JA&quot;;IF([.E142]=&quot;JA&quot;;&quot;JA&quot;;&quot;NEIN&quot;))" office:value-type="string" office:string-value="NEIN">
            <text:p>NEIN</text:p>
          </table:table-cell>
          <table:table-cell table:style-name="ce4" table:formula="of:=IF(AND([.C142]=&quot;JA&quot;;[.M140]=&quot;fehlt&quot;);&quot;umgehend erforderlich&quot;;IF(AND([.C142]=&quot;JA&quot;;[.M140]=&quot;vorhanden&quot;);&quot;Bei wesentlicher Änderung / Stilllegung&quot;;IF([.C142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12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2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47]=&quot;&quot;;&quot;Bitte letzte Prüfung auswählen oder Datum eintragen&quot;;(IF([.N147]=&quot;Inbetriebnahmeprüfung&quot;;&quot;vor Inbetriebnahme&quot;;IF([.N147]=&quot;fehlt&quot;;&quot;fehlt&quot;;IF([.N147]=&quot;nicht erforderlich&quot;;&quot;nicht erforderlich&quot;;MIN([.N147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2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2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2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2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47:.H152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47]=&quot;&quot;;&quot;Bitte Zeilen oben auswählen&quot;;IF([.M147]=&quot;fehlt&quot;;&quot;fehlt&quot;;IF([.M147]=&quot;nicht erforderlich&quot;;&quot;nicht erforderlich&quot;;IF([.M147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53]=&quot;nwg&quot;;&quot;keine AwSV-Anlage&quot;;IF([.E153]=&quot;awg&quot;;&quot;AWG-Anlage&quot;;IF([.E153]=&quot;&quot;;&quot;WGK eintragen&quot;;VLOOKUP([$Grundlagen.A185];[$Grundlagen.$A$3:.$D$9];[.E153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44] = &quot;JA&quot;;[$Grundlagen.V186];[$Grundlagen.H186])" office:value-type="string" office:string-value="NEIN">
            <text:p>NEIN</text:p>
          </table:table-cell>
          <table:table-cell table:style-name="ce18" table:formula="of:=IF([.$K144] = &quot;JA&quot;;[$Grundlagen.W186];[$Grundlagen.I186])" office:value-type="string" office:string-value="NEIN">
            <text:p>NEIN</text:p>
          </table:table-cell>
          <table:table-cell table:style-name="ce18" table:formula="of:=IF([.$K144] = &quot;JA&quot;;[$Grundlagen.X186];[$Grundlagen.J186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44] = &quot;JA&quot;;[$Grundlagen.Y186];[$Grundlagen.K186])" office:value-type="string" office:string-value="NEIN">
            <text:p>NEIN</text:p>
          </table:table-cell>
          <table:table-cell table:style-name="ce4" table:formula="of:=IF(AND([.C155]=&quot;ja&quot;;[.O147]=&quot;vor Inbetriebnahme&quot;);&quot;vor Inbetriebnahme&quot;;IF([.O147]=&quot;entfällt&quot;;&quot;entfällt&quot;;IF([.O147]=&quot;fehlt&quot;;&quot;umgehend&quot;;IF([.O147]=&quot;Bitte letzte Prüfung auswählen oder Datum eintragen&quot;;&quot;bitte letzzte Prüfung auswählen&quot;;MIN([.O147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53]=&quot;unterirdisch&quot;;&quot;JA&quot;;IF([.E155]=&quot;JA&quot;;&quot;JA&quot;;&quot;NEIN&quot;))" office:value-type="string" office:string-value="NEIN">
            <text:p>NEIN</text:p>
          </table:table-cell>
          <table:table-cell table:style-name="ce4" table:formula="of:=IF(AND([.C155]=&quot;JA&quot;;[.M153]=&quot;fehlt&quot;);&quot;umgehend erforderlich&quot;;IF(AND([.C155]=&quot;JA&quot;;[.M153]=&quot;vorhanden&quot;);&quot;Bei wesentlicher Änderung / Stilllegung&quot;;IF([.C155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13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3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60]=&quot;&quot;;&quot;Bitte letzte Prüfung auswählen oder Datum eintragen&quot;;(IF([.N160]=&quot;Inbetriebnahmeprüfung&quot;;&quot;vor Inbetriebnahme&quot;;IF([.N160]=&quot;fehlt&quot;;&quot;fehlt&quot;;IF([.N160]=&quot;nicht erforderlich&quot;;&quot;nicht erforderlich&quot;;MIN([.N160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3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3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3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3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style-name="ce52" table:number-columns-repeated="28"/>
          <table:table-cell table:style-name="ce7" table:number-columns-repeated="979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60:.H165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60]=&quot;&quot;;&quot;Bitte Zeilen oben auswählen&quot;;IF([.M160]=&quot;fehlt&quot;;&quot;fehlt&quot;;IF([.M160]=&quot;nicht erforderlich&quot;;&quot;nicht erforderlich&quot;;IF([.M160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166]=&quot;nwg&quot;;&quot;keine AwSV-Anlage&quot;;IF([.E166]=&quot;awg&quot;;&quot;AWG-Anlage&quot;;IF([.E166]=&quot;&quot;;&quot;WGK eintragen&quot;;VLOOKUP([$Grundlagen.A194];[$Grundlagen.$A$3:.$D$9];[.E166]+1))))" office:value-type="string" office:string-value="Stufe A">
            <text:p>Stufe A</text:p>
          </table:table-cell>
          <table:table-cell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style-name="ce52" table:number-columns-repeated="29"/>
          <table:table-cell table:style-name="ce7" table:number-columns-repeated="979"/>
        </table:table-row>
        <table:table-row table:style-name="ro2">
          <table:covered-table-cell table:number-columns-repeated="2" table:style-name="ce6"/>
          <table:table-cell table:style-name="ce18" table:formula="of:=IF([.$K157] = &quot;JA&quot;;[$Grundlagen.V195];[$Grundlagen.H195])" office:value-type="string" office:string-value="NEIN">
            <text:p>NEIN</text:p>
          </table:table-cell>
          <table:table-cell table:style-name="ce18" table:formula="of:=IF([.$K157] = &quot;JA&quot;;[$Grundlagen.W195];[$Grundlagen.I195])" office:value-type="string" office:string-value="NEIN">
            <text:p>NEIN</text:p>
          </table:table-cell>
          <table:table-cell table:style-name="ce18" table:formula="of:=IF([.$K157] = &quot;JA&quot;;[$Grundlagen.X195];[$Grundlagen.J195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57] = &quot;JA&quot;;[$Grundlagen.Y195];[$Grundlagen.K195])" office:value-type="string" office:string-value="NEIN">
            <text:p>NEIN</text:p>
          </table:table-cell>
          <table:table-cell table:style-name="ce4" table:formula="of:=IF(AND([.C168]=&quot;ja&quot;;[.O160]=&quot;vor Inbetriebnahme&quot;);&quot;vor Inbetriebnahme&quot;;IF([.O160]=&quot;entfällt&quot;;&quot;entfällt&quot;;IF([.O160]=&quot;fehlt&quot;;&quot;umgehend&quot;;IF([.O160]=&quot;Bitte letzte Prüfung auswählen oder Datum eintragen&quot;;&quot;bitte letzzte Prüfung auswählen&quot;;MIN([.O160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66]=&quot;unterirdisch&quot;;&quot;JA&quot;;IF([.E168]=&quot;JA&quot;;&quot;JA&quot;;&quot;NEIN&quot;))" office:value-type="string" office:string-value="NEIN">
            <text:p>NEIN</text:p>
          </table:table-cell>
          <table:table-cell table:style-name="ce4" table:formula="of:=IF(AND([.C168]=&quot;JA&quot;;[.M166]=&quot;fehlt&quot;);&quot;umgehend erforderlich&quot;;IF(AND([.C168]=&quot;JA&quot;;[.M166]=&quot;vorhanden&quot;);&quot;Bei wesentlicher Änderung / Stilllegung&quot;;IF([.C168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/>
          <table:table-cell table:style-name="ce52" table:number-columns-repeated="12"/>
          <table:table-cell table:style-name="ce52"/>
          <table:table-cell table:style-name="ce52" table:number-columns-repeated="16"/>
          <table:table-cell table:style-name="ce7" table:number-columns-repeated="979"/>
        </table:table-row>
        <table:table-row table:style-name="ro2">
          <table:table-cell table:number-columns-repeated="16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1" office:value-type="string">
            <text:p>HA 14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4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73]=&quot;&quot;;&quot;Bitte letzte Prüfung auswählen oder Datum eintragen&quot;;(IF([.N173]=&quot;Inbetriebnahmeprüfung&quot;;&quot;vor Inbetriebnahme&quot;;IF([.N173]=&quot;fehlt&quot;;&quot;fehlt&quot;;IF([.N173]=&quot;nicht erforderlich&quot;;&quot;nicht erforderlich&quot;;MIN([.N173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4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4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4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4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73:.H178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73]=&quot;&quot;;&quot;Bitte Zeilen oben auswählen&quot;;IF([.M173]=&quot;fehlt&quot;;&quot;fehlt&quot;;IF([.M173]=&quot;nicht erforderlich&quot;;&quot;nicht erforderlich&quot;;IF([.M173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79]=&quot;nwg&quot;;&quot;keine AwSV-Anlage&quot;;IF([.E179]=&quot;awg&quot;;&quot;AWG-Anlage&quot;;IF([.E179]=&quot;&quot;;&quot;WGK eintragen&quot;;VLOOKUP([$Grundlagen.A203];[$Grundlagen.$A$3:.$D$9];[.E179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70] = &quot;JA&quot;;[$Grundlagen.V204];[$Grundlagen.H204])" office:value-type="string" office:string-value="NEIN">
            <text:p>NEIN</text:p>
          </table:table-cell>
          <table:table-cell table:style-name="ce18" table:formula="of:=IF([.$K170] = &quot;JA&quot;;[$Grundlagen.W204];[$Grundlagen.I204])" office:value-type="string" office:string-value="NEIN">
            <text:p>NEIN</text:p>
          </table:table-cell>
          <table:table-cell table:style-name="ce18" table:formula="of:=IF([.$K170] = &quot;JA&quot;;[$Grundlagen.X204];[$Grundlagen.J204])" office:value-type="string" office:string-value="NEIN" table:number-columns-spanned="2" table:number-rows-spanned="1">
            <text:p>NEIN</text:p>
          </table:table-cell>
          <table:covered-table-cell table:style-name="ce18"/>
          <table:table-cell table:style-name="ce18" table:formula="of:=IF([.$K170] = &quot;JA&quot;;[$Grundlagen.Y204];[$Grundlagen.K204])" office:value-type="string" office:string-value="NEIN">
            <text:p>NEIN</text:p>
          </table:table-cell>
          <table:table-cell table:style-name="ce4" table:formula="of:=IF(AND([.C181]=&quot;ja&quot;;[.O173]=&quot;vor Inbetriebnahme&quot;);&quot;vor Inbetriebnahme&quot;;IF([.O173]=&quot;entfällt&quot;;&quot;entfällt&quot;;IF([.O173]=&quot;fehlt&quot;;&quot;umgehend&quot;;IF([.O173]=&quot;Bitte letzte Prüfung auswählen oder Datum eintragen&quot;;&quot;bitte letzzte Prüfung auswählen&quot;;MIN([.O173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79]=&quot;unterirdisch&quot;;&quot;JA&quot;;IF([.E181]=&quot;JA&quot;;&quot;JA&quot;;&quot;NEIN&quot;))" office:value-type="string" office:string-value="NEIN">
            <text:p>NEIN</text:p>
          </table:table-cell>
          <table:table-cell table:style-name="ce4" table:formula="of:=IF(AND([.C181]=&quot;JA&quot;;[.M179]=&quot;fehlt&quot;);&quot;umgehend erforderlich&quot;;IF(AND([.C181]=&quot;JA&quot;;[.M179]=&quot;vorhanden&quot;);&quot;Bei wesentlicher Änderung / Stilllegung&quot;;IF([.C181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15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5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86]=&quot;&quot;;&quot;Bitte letzte Prüfung auswählen oder Datum eintragen&quot;;(IF([.N186]=&quot;Inbetriebnahmeprüfung&quot;;&quot;vor Inbetriebnahme&quot;;IF([.N186]=&quot;fehlt&quot;;&quot;fehlt&quot;;IF([.N186]=&quot;nicht erforderlich&quot;;&quot;nicht erforderlich&quot;;MIN([.N186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5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5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5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3" office:value-type="string">
            <text:p>15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1" table:number-columns-repeated="28"/>
          <table:table-cell table:style-name="ce63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style-name="ce52" table:number-columns-repeated="28"/>
          <table:table-cell table:style-name="ce7" table:number-columns-repeated="979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86:.H191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86]=&quot;&quot;;&quot;Bitte Zeilen oben auswählen&quot;;IF([.M186]=&quot;fehlt&quot;;&quot;fehlt&quot;;IF([.M186]=&quot;nicht erforderlich&quot;;&quot;nicht erforderlich&quot;;IF([.M186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192]=&quot;nwg&quot;;&quot;keine AwSV-Anlage&quot;;IF([.E192]=&quot;awg&quot;;&quot;AWG-Anlage&quot;;IF([.E192]=&quot;&quot;;&quot;WGK eintragen&quot;;VLOOKUP([$Grundlagen.A212];[$Grundlagen.$A$3:.$D$9];[.E192]+1))))" office:value-type="string" office:string-value="Stufe A">
            <text:p>Stufe A</text:p>
          </table:table-cell>
          <table:table-cell table:style-name="ce51"/>
          <table:table-cell table:style-name="ce52" table:number-columns-repeated="29"/>
          <table:table-cell table:style-name="ce7" table:number-columns-repeated="97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style-name="ce52" table:number-columns-repeated="29"/>
          <table:table-cell table:style-name="ce7" table:number-columns-repeated="979"/>
        </table:table-row>
        <table:table-row table:style-name="ro2">
          <table:covered-table-cell table:number-columns-repeated="2" table:style-name="ce6"/>
          <table:table-cell table:style-name="ce18" table:formula="of:=IF([.$K183] = &quot;JA&quot;;[$Grundlagen.V213];[$Grundlagen.H213])" office:value-type="string" office:string-value="NEIN">
            <text:p>NEIN</text:p>
          </table:table-cell>
          <table:table-cell table:style-name="ce18" table:formula="of:=IF([.$K183] = &quot;JA&quot;;[$Grundlagen.W213];[$Grundlagen.I213])" office:value-type="string" office:string-value="NEIN">
            <text:p>NEIN</text:p>
          </table:table-cell>
          <table:table-cell table:style-name="ce18" table:formula="of:=IF([.$K183] = &quot;JA&quot;;[$Grundlagen.X213];[$Grundlagen.J213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83] = &quot;JA&quot;;[$Grundlagen.Y213];[$Grundlagen.K213])" office:value-type="string" office:string-value="NEIN">
            <text:p>NEIN</text:p>
          </table:table-cell>
          <table:table-cell table:style-name="ce4" table:formula="of:=IF(AND([.C194]=&quot;ja&quot;;[.O186]=&quot;vor Inbetriebnahme&quot;);&quot;vor Inbetriebnahme&quot;;IF([.O186]=&quot;entfällt&quot;;&quot;entfällt&quot;;IF([.O186]=&quot;fehlt&quot;;&quot;umgehend&quot;;IF([.O186]=&quot;Bitte letzte Prüfung auswählen oder Datum eintragen&quot;;&quot;bitte letzzte Prüfung auswählen&quot;;MIN([.O186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192]=&quot;unterirdisch&quot;;&quot;JA&quot;;IF([.E194]=&quot;JA&quot;;&quot;JA&quot;;&quot;NEIN&quot;))" office:value-type="string" office:string-value="NEIN">
            <text:p>NEIN</text:p>
          </table:table-cell>
          <table:table-cell table:style-name="ce4" table:formula="of:=IF(AND([.C194]=&quot;JA&quot;;[.M192]=&quot;fehlt&quot;);&quot;umgehend erforderlich&quot;;IF(AND([.C194]=&quot;JA&quot;;[.M192]=&quot;vorhanden&quot;);&quot;Bei wesentlicher Änderung / Stilllegung&quot;;IF([.C194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/>
          <table:table-cell table:style-name="ce52" table:number-columns-repeated="29"/>
          <table:table-cell table:style-name="ce7" table:number-columns-repeated="97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16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6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199]=&quot;&quot;;&quot;Bitte letzte Prüfung auswählen oder Datum eintragen&quot;;(IF([.N199]=&quot;Inbetriebnahmeprüfung&quot;;&quot;vor Inbetriebnahme&quot;;IF([.N199]=&quot;fehlt&quot;;&quot;fehlt&quot;;IF([.N199]=&quot;nicht erforderlich&quot;;&quot;nicht erforderlich&quot;;MIN([.N199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6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6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6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6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199:.H204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199]=&quot;&quot;;&quot;Bitte Zeilen oben auswählen&quot;;IF([.M199]=&quot;fehlt&quot;;&quot;fehlt&quot;;IF([.M199]=&quot;nicht erforderlich&quot;;&quot;nicht erforderlich&quot;;IF([.M199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05]=&quot;nwg&quot;;&quot;keine AwSV-Anlage&quot;;IF([.E205]=&quot;awg&quot;;&quot;AWG-Anlage&quot;;IF([.E205]=&quot;&quot;;&quot;WGK eintragen&quot;;VLOOKUP([$Grundlagen.A221];[$Grundlagen.$A$3:.$D$9];[.E205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196] = &quot;JA&quot;;[$Grundlagen.V222];[$Grundlagen.H222])" office:value-type="string" office:string-value="NEIN">
            <text:p>NEIN</text:p>
          </table:table-cell>
          <table:table-cell table:style-name="ce18" table:formula="of:=IF([.$K196] = &quot;JA&quot;;[$Grundlagen.W222];[$Grundlagen.I222])" office:value-type="string" office:string-value="NEIN">
            <text:p>NEIN</text:p>
          </table:table-cell>
          <table:table-cell table:style-name="ce18" table:formula="of:=IF([.$K196] = &quot;JA&quot;;[$Grundlagen.X222];[$Grundlagen.J222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196] = &quot;JA&quot;;[$Grundlagen.Y222];[$Grundlagen.K222])" office:value-type="string" office:string-value="NEIN">
            <text:p>NEIN</text:p>
          </table:table-cell>
          <table:table-cell table:style-name="ce4" table:formula="of:=IF(AND([.C207]=&quot;ja&quot;;[.O199]=&quot;vor Inbetriebnahme&quot;);&quot;vor Inbetriebnahme&quot;;IF([.O199]=&quot;entfällt&quot;;&quot;entfällt&quot;;IF([.O199]=&quot;fehlt&quot;;&quot;umgehend&quot;;IF([.O199]=&quot;Bitte letzte Prüfung auswählen oder Datum eintragen&quot;;&quot;bitte letzzte Prüfung auswählen&quot;;MIN([.O199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05]=&quot;unterirdisch&quot;;&quot;JA&quot;;IF([.E207]=&quot;JA&quot;;&quot;JA&quot;;&quot;NEIN&quot;))" office:value-type="string" office:string-value="NEIN">
            <text:p>NEIN</text:p>
          </table:table-cell>
          <table:table-cell table:style-name="ce4" table:formula="of:=IF(AND([.C207]=&quot;JA&quot;;[.M205]=&quot;fehlt&quot;);&quot;umgehend erforderlich&quot;;IF(AND([.C207]=&quot;JA&quot;;[.M205]=&quot;vorhanden&quot;);&quot;Bei wesentlicher Änderung / Stilllegung&quot;;IF([.C207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17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7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12]=&quot;&quot;;&quot;Bitte letzte Prüfung auswählen oder Datum eintragen&quot;;(IF([.N212]=&quot;Inbetriebnahmeprüfung&quot;;&quot;vor Inbetriebnahme&quot;;IF([.N212]=&quot;fehlt&quot;;&quot;fehlt&quot;;IF([.N212]=&quot;nicht erforderlich&quot;;&quot;nicht erforderlich&quot;;MIN([.N212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7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7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7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7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12:.H217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12]=&quot;&quot;;&quot;Bitte Zeilen oben auswählen&quot;;IF([.M212]=&quot;fehlt&quot;;&quot;fehlt&quot;;IF([.M212]=&quot;nicht erforderlich&quot;;&quot;nicht erforderlich&quot;;IF([.M212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18]=&quot;nwg&quot;;&quot;keine AwSV-Anlage&quot;;IF([.E218]=&quot;awg&quot;;&quot;AWG-Anlage&quot;;IF([.E218]=&quot;&quot;;&quot;WGK eintragen&quot;;VLOOKUP([$Grundlagen.A230];[$Grundlagen.$A$3:.$D$9];[.E218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09] = &quot;JA&quot;;[$Grundlagen.V231];[$Grundlagen.H231])" office:value-type="string" office:string-value="NEIN">
            <text:p>NEIN</text:p>
          </table:table-cell>
          <table:table-cell table:style-name="ce18" table:formula="of:=IF([.$K209] = &quot;JA&quot;;[$Grundlagen.W231];[$Grundlagen.I231])" office:value-type="string" office:string-value="NEIN">
            <text:p>NEIN</text:p>
          </table:table-cell>
          <table:table-cell table:style-name="ce18" table:formula="of:=IF([.$K209] = &quot;JA&quot;;[$Grundlagen.X231];[$Grundlagen.J231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09] = &quot;JA&quot;;[$Grundlagen.Y231];[$Grundlagen.K231])" office:value-type="string" office:string-value="NEIN">
            <text:p>NEIN</text:p>
          </table:table-cell>
          <table:table-cell table:style-name="ce4" table:formula="of:=IF(AND([.C220]=&quot;ja&quot;;[.O212]=&quot;vor Inbetriebnahme&quot;);&quot;vor Inbetriebnahme&quot;;IF([.O212]=&quot;entfällt&quot;;&quot;entfällt&quot;;IF([.O212]=&quot;fehlt&quot;;&quot;umgehend&quot;;IF([.O212]=&quot;Bitte letzte Prüfung auswählen oder Datum eintragen&quot;;&quot;bitte letzzte Prüfung auswählen&quot;;MIN([.O212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18]=&quot;unterirdisch&quot;;&quot;JA&quot;;IF([.E220]=&quot;JA&quot;;&quot;JA&quot;;&quot;NEIN&quot;))" office:value-type="string" office:string-value="NEIN">
            <text:p>NEIN</text:p>
          </table:table-cell>
          <table:table-cell table:style-name="ce4" table:formula="of:=IF(AND([.C220]=&quot;JA&quot;;[.M218]=&quot;fehlt&quot;);&quot;umgehend erforderlich&quot;;IF(AND([.C220]=&quot;JA&quot;;[.M218]=&quot;vorhanden&quot;);&quot;Bei wesentlicher Änderung / Stilllegung&quot;;IF([.C220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18</text:p>
          </table:table-cell>
          <table:table-cell table:style-name="ce12" table:number-columns-spanned="3" table:number-rows-spanned="1"/>
          <table:covered-table-cell table:number-columns-repeated="2" table:style-name="ce23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8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25]=&quot;&quot;;&quot;Bitte letzte Prüfung auswählen oder Datum eintragen&quot;;(IF([.N225]=&quot;Inbetriebnahmeprüfung&quot;;&quot;vor Inbetriebnahme&quot;;IF([.N225]=&quot;fehlt&quot;;&quot;fehlt&quot;;IF([.N225]=&quot;nicht erforderlich&quot;;&quot;nicht erforderlich&quot;;MIN([.N225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8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8.03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/>
          <table:table-cell table:style-name="ce60"/>
          <table:table-cell table:style-name="ce60" table:number-columns-repeated="26"/>
          <table:table-cell table:style-name="ce62" table:number-columns-repeated="979"/>
        </table:table-row>
        <table:table-row table:style-name="ro2">
          <table:table-cell table:style-name="ce3" office:value-type="string">
            <text:p>18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8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25:.H230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25]=&quot;&quot;;&quot;Bitte Zeilen oben auswählen&quot;;IF([.M225]=&quot;fehlt&quot;;&quot;fehlt&quot;;IF([.M225]=&quot;nicht erforderlich&quot;;&quot;nicht erforderlich&quot;;IF([.M225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31]=&quot;nwg&quot;;&quot;keine AwSV-Anlage&quot;;IF([.E231]=&quot;awg&quot;;&quot;AWG-Anlage&quot;;IF([.E231]=&quot;&quot;;&quot;WGK eintragen&quot;;VLOOKUP([$Grundlagen.A239];[$Grundlagen.$A$3:.$D$9];[.E231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22] = &quot;JA&quot;;[$Grundlagen.V240];[$Grundlagen.H240])" office:value-type="string" office:string-value="NEIN">
            <text:p>NEIN</text:p>
          </table:table-cell>
          <table:table-cell table:style-name="ce18" table:formula="of:=IF([.$K222] = &quot;JA&quot;;[$Grundlagen.W240];[$Grundlagen.I240])" office:value-type="string" office:string-value="NEIN">
            <text:p>NEIN</text:p>
          </table:table-cell>
          <table:table-cell table:style-name="ce18" table:formula="of:=IF([.$K222] = &quot;JA&quot;;[$Grundlagen.X240];[$Grundlagen.J240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22] = &quot;JA&quot;;[$Grundlagen.Y240];[$Grundlagen.K240])" office:value-type="string" office:string-value="NEIN">
            <text:p>NEIN</text:p>
          </table:table-cell>
          <table:table-cell table:style-name="ce4" table:formula="of:=IF(AND([.C233]=&quot;ja&quot;;[.O225]=&quot;vor Inbetriebnahme&quot;);&quot;vor Inbetriebnahme&quot;;IF([.O225]=&quot;entfällt&quot;;&quot;entfällt&quot;;IF([.O225]=&quot;fehlt&quot;;&quot;umgehend&quot;;IF([.O225]=&quot;Bitte letzte Prüfung auswählen oder Datum eintragen&quot;;&quot;bitte letzzte Prüfung auswählen&quot;;MIN([.O225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31]=&quot;unterirdisch&quot;;&quot;JA&quot;;IF([.E233]=&quot;JA&quot;;&quot;JA&quot;;&quot;NEIN&quot;))" office:value-type="string" office:string-value="NEIN">
            <text:p>NEIN</text:p>
          </table:table-cell>
          <table:table-cell table:style-name="ce4" table:formula="of:=IF(AND([.C233]=&quot;JA&quot;;[.M231]=&quot;fehlt&quot;);&quot;umgehend erforderlich&quot;;IF(AND([.C233]=&quot;JA&quot;;[.M231]=&quot;vorhanden&quot;);&quot;Bei wesentlicher Änderung / Stilllegung&quot;;IF([.C233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19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19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38]=&quot;&quot;;&quot;Bitte letzte Prüfung auswählen oder Datum eintragen&quot;;(IF([.N238]=&quot;Inbetriebnahmeprüfung&quot;;&quot;vor Inbetriebnahme&quot;;IF([.N238]=&quot;fehlt&quot;;&quot;fehlt&quot;;IF([.N238]=&quot;nicht erforderlich&quot;;&quot;nicht erforderlich&quot;;MIN([.N238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9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9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9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19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5" office:value-type="string" table:number-columns-spanned="2" table:number-rows-spanned="1">
            <text:p>Anlagenspezifikation:</text:p>
          </table:table-cell>
          <table:covered-table-cell table:style-name="ce5"/>
          <table:table-cell table:style-name="ce16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16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5" table:formula="of:=SUM([.H238:.H243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38]=&quot;&quot;;&quot;Bitte Zeilen oben auswählen&quot;;IF([.M238]=&quot;fehlt&quot;;&quot;fehlt&quot;;IF([.M238]=&quot;nicht erforderlich&quot;;&quot;nicht erforderlich&quot;;IF([.M238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44]=&quot;nwg&quot;;&quot;keine AwSV-Anlage&quot;;IF([.E244]=&quot;awg&quot;;&quot;AWG-Anlage&quot;;IF([.E244]=&quot;&quot;;&quot;WGK eintragen&quot;;VLOOKUP([$Grundlagen.A248];[$Grundlagen.$A$3:.$D$9];[.E244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35] = &quot;JA&quot;;[$Grundlagen.V249];[$Grundlagen.H249])" office:value-type="string" office:string-value="NEIN">
            <text:p>NEIN</text:p>
          </table:table-cell>
          <table:table-cell table:style-name="ce18" table:formula="of:=IF([.$K235] = &quot;JA&quot;;[$Grundlagen.W249];[$Grundlagen.I249])" office:value-type="string" office:string-value="NEIN">
            <text:p>NEIN</text:p>
          </table:table-cell>
          <table:table-cell table:style-name="ce18" table:formula="of:=IF([.$K235] = &quot;JA&quot;;[$Grundlagen.X249];[$Grundlagen.J249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35] = &quot;JA&quot;;[$Grundlagen.Y249];[$Grundlagen.K249])" office:value-type="string" office:string-value="NEIN">
            <text:p>NEIN</text:p>
          </table:table-cell>
          <table:table-cell table:style-name="ce4" table:formula="of:=IF(AND([.C246]=&quot;ja&quot;;[.O238]=&quot;vor Inbetriebnahme&quot;);&quot;vor Inbetriebnahme&quot;;IF([.O238]=&quot;entfällt&quot;;&quot;entfällt&quot;;IF([.O238]=&quot;fehlt&quot;;&quot;umgehend&quot;;IF([.O238]=&quot;Bitte letzte Prüfung auswählen oder Datum eintragen&quot;;&quot;bitte letzzte Prüfung auswählen&quot;;MIN([.O238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44]=&quot;unterirdisch&quot;;&quot;JA&quot;;IF([.E246]=&quot;JA&quot;;&quot;JA&quot;;&quot;NEIN&quot;))" office:value-type="string" office:string-value="NEIN">
            <text:p>NEIN</text:p>
          </table:table-cell>
          <table:table-cell table:style-name="ce4" table:formula="of:=IF(AND([.C246]=&quot;JA&quot;;[.M244]=&quot;fehlt&quot;);&quot;umgehend erforderlich&quot;;IF(AND([.C246]=&quot;JA&quot;;[.M244]=&quot;vorhanden&quot;);&quot;Bei wesentlicher Änderung / Stilllegung&quot;;IF([.C246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20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0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51]=&quot;&quot;;&quot;Bitte letzte Prüfung auswählen oder Datum eintragen&quot;;(IF([.N251]=&quot;Inbetriebnahmeprüfung&quot;;&quot;vor Inbetriebnahme&quot;;IF([.N251]=&quot;fehlt&quot;;&quot;fehlt&quot;;IF([.N251]=&quot;nicht erforderlich&quot;;&quot;nicht erforderlich&quot;;MIN([.N251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0.02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0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0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0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51:.H256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51]=&quot;&quot;;&quot;Bitte Zeilen oben auswählen&quot;;IF([.M251]=&quot;fehlt&quot;;&quot;fehlt&quot;;IF([.M251]=&quot;nicht erforderlich&quot;;&quot;nicht erforderlich&quot;;IF([.M251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57]=&quot;nwg&quot;;&quot;keine AwSV-Anlage&quot;;IF([.E257]=&quot;awg&quot;;&quot;AWG-Anlage&quot;;IF([.E257]=&quot;&quot;;&quot;WGK eintragen&quot;;VLOOKUP([$Grundlagen.A257];[$Grundlagen.$A$3:.$D$9];[.E257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48] = &quot;JA&quot;;[$Grundlagen.V258];[$Grundlagen.H258])" office:value-type="string" office:string-value="NEIN">
            <text:p>NEIN</text:p>
          </table:table-cell>
          <table:table-cell table:style-name="ce18" table:formula="of:=IF([.$K248] = &quot;JA&quot;;[$Grundlagen.W258];[$Grundlagen.I258])" office:value-type="string" office:string-value="NEIN">
            <text:p>NEIN</text:p>
          </table:table-cell>
          <table:table-cell table:style-name="ce18" table:formula="of:=IF([.$K248] = &quot;JA&quot;;[$Grundlagen.X258];[$Grundlagen.J258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48] = &quot;JA&quot;;[$Grundlagen.Y258];[$Grundlagen.K258])" office:value-type="string" office:string-value="NEIN">
            <text:p>NEIN</text:p>
          </table:table-cell>
          <table:table-cell table:style-name="ce4" table:formula="of:=IF(AND([.C259]=&quot;ja&quot;;[.O251]=&quot;vor Inbetriebnahme&quot;);&quot;vor Inbetriebnahme&quot;;IF([.O251]=&quot;entfällt&quot;;&quot;entfällt&quot;;IF([.O251]=&quot;fehlt&quot;;&quot;umgehend&quot;;IF([.O251]=&quot;Bitte letzte Prüfung auswählen oder Datum eintragen&quot;;&quot;bitte letzzte Prüfung auswählen&quot;;MIN([.O251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57]=&quot;unterirdisch&quot;;&quot;JA&quot;;IF([.E259]=&quot;JA&quot;;&quot;JA&quot;;&quot;NEIN&quot;))" office:value-type="string" office:string-value="NEIN">
            <text:p>NEIN</text:p>
          </table:table-cell>
          <table:table-cell table:style-name="ce4" table:formula="of:=IF(AND([.C259]=&quot;JA&quot;;[.M257]=&quot;fehlt&quot;);&quot;umgehend erforderlich&quot;;IF(AND([.C259]=&quot;JA&quot;;[.M257]=&quot;vorhanden&quot;);&quot;Bei wesentlicher Änderung / Stilllegung&quot;;IF([.C259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21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9" office:value-type="string">
            <text:p>21.01</text:p>
          </table:table-cell>
          <table:table-cell table:style-name="ce9"/>
          <table:table-cell table:style-name="ce22"/>
          <table:table-cell table:style-name="ce22"/>
          <table:table-cell table:style-name="ce29" table:content-validation-name="val2"/>
          <table:table-cell table:style-name="ce15" table:content-validation-name="val4"/>
          <table:table-cell table:style-name="ce22"/>
          <table:table-cell table:style-name="ce39"/>
          <table:table-cell table:style-name="ce22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64]=&quot;&quot;;&quot;Bitte letzte Prüfung auswählen oder Datum eintragen&quot;;(IF([.N264]=&quot;Inbetriebnahmeprüfung&quot;;&quot;vor Inbetriebnahme&quot;;IF([.N264]=&quot;fehlt&quot;;&quot;fehlt&quot;;IF([.N264]=&quot;nicht erforderlich&quot;;&quot;nicht erforderlich&quot;;MIN([.N264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22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1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1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1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1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64:.H269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64]=&quot;&quot;;&quot;Bitte Zeilen oben auswählen&quot;;IF([.M264]=&quot;fehlt&quot;;&quot;fehlt&quot;;IF([.M264]=&quot;nicht erforderlich&quot;;&quot;nicht erforderlich&quot;;IF([.M264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70]=&quot;nwg&quot;;&quot;keine AwSV-Anlage&quot;;IF([.E270]=&quot;awg&quot;;&quot;AWG-Anlage&quot;;IF([.E270]=&quot;&quot;;&quot;WGK eintragen&quot;;VLOOKUP([$Grundlagen.A266];[$Grundlagen.$A$3:.$D$9];[.E270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61] = &quot;JA&quot;;[$Grundlagen.V267];[$Grundlagen.H267])" office:value-type="string" office:string-value="NEIN">
            <text:p>NEIN</text:p>
          </table:table-cell>
          <table:table-cell table:style-name="ce18" table:formula="of:=IF([.$K261] = &quot;JA&quot;;[$Grundlagen.W267];[$Grundlagen.I267])" office:value-type="string" office:string-value="NEIN">
            <text:p>NEIN</text:p>
          </table:table-cell>
          <table:table-cell table:style-name="ce18" table:formula="of:=IF([.$K261] = &quot;JA&quot;;[$Grundlagen.X267];[$Grundlagen.J267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61] = &quot;JA&quot;;[$Grundlagen.Y267];[$Grundlagen.K267])" office:value-type="string" office:string-value="NEIN">
            <text:p>NEIN</text:p>
          </table:table-cell>
          <table:table-cell table:style-name="ce4" table:formula="of:=IF(AND([.C272]=&quot;ja&quot;;[.O264]=&quot;vor Inbetriebnahme&quot;);&quot;vor Inbetriebnahme&quot;;IF([.O264]=&quot;entfällt&quot;;&quot;entfällt&quot;;IF([.O264]=&quot;fehlt&quot;;&quot;umgehend&quot;;IF([.O264]=&quot;Bitte letzte Prüfung auswählen oder Datum eintragen&quot;;&quot;bitte letzzte Prüfung auswählen&quot;;MIN([.O264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70]=&quot;unterirdisch&quot;;&quot;JA&quot;;IF([.E272]=&quot;JA&quot;;&quot;JA&quot;;&quot;NEIN&quot;))" office:value-type="string" office:string-value="NEIN">
            <text:p>NEIN</text:p>
          </table:table-cell>
          <table:table-cell table:style-name="ce4" table:formula="of:=IF(AND([.C272]=&quot;JA&quot;;[.M270]=&quot;fehlt&quot;);&quot;umgehend erforderlich&quot;;IF(AND([.C272]=&quot;JA&quot;;[.M270]=&quot;vorhanden&quot;);&quot;Bei wesentlicher Änderung / Stilllegung&quot;;IF([.C272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22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2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277]=&quot;&quot;;&quot;Bitte letzte Prüfung auswählen oder Datum eintragen&quot;;(IF([.N277]=&quot;Inbetriebnahmeprüfung&quot;;&quot;vor Inbetriebnahme&quot;;IF([.N277]=&quot;fehlt&quot;;&quot;fehlt&quot;;IF([.N277]=&quot;nicht erforderlich&quot;;&quot;nicht erforderlich&quot;;MIN([.N277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2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2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2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2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77:.H282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77]=&quot;&quot;;&quot;Bitte Zeilen oben auswählen&quot;;IF([.M277]=&quot;fehlt&quot;;&quot;fehlt&quot;;IF([.M277]=&quot;nicht erforderlich&quot;;&quot;nicht erforderlich&quot;;IF([.M277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83]=&quot;nwg&quot;;&quot;keine AwSV-Anlage&quot;;IF([.E283]=&quot;awg&quot;;&quot;AWG-Anlage&quot;;IF([.E283]=&quot;&quot;;&quot;WGK eintragen&quot;;VLOOKUP([$Grundlagen.A275];[$Grundlagen.$A$3:.$D$9];[.E283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2"/>
          <table:table-cell table:style-name="ce45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74] = &quot;JA&quot;;[$Grundlagen.V276];[$Grundlagen.H276])" office:value-type="string" office:string-value="NEIN">
            <text:p>NEIN</text:p>
          </table:table-cell>
          <table:table-cell table:style-name="ce18" table:formula="of:=IF([.$K274] = &quot;JA&quot;;[$Grundlagen.W276];[$Grundlagen.I276])" office:value-type="string" office:string-value="NEIN">
            <text:p>NEIN</text:p>
          </table:table-cell>
          <table:table-cell table:style-name="ce18" table:formula="of:=IF([.$K274] = &quot;JA&quot;;[$Grundlagen.X276];[$Grundlagen.J276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74] = &quot;JA&quot;;[$Grundlagen.Y276];[$Grundlagen.K276])" office:value-type="string" office:string-value="NEIN">
            <text:p>NEIN</text:p>
          </table:table-cell>
          <table:table-cell table:style-name="ce4" table:formula="of:=IF(AND([.C285]=&quot;ja&quot;;[.O277]=&quot;vor Inbetriebnahme&quot;);&quot;vor Inbetriebnahme&quot;;IF([.O277]=&quot;entfällt&quot;;&quot;entfällt&quot;;IF([.O277]=&quot;fehlt&quot;;&quot;umgehend&quot;;IF([.O277]=&quot;Bitte letzte Prüfung auswählen oder Datum eintragen&quot;;&quot;bitte letzzte Prüfung auswählen&quot;;MIN([.O277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283]=&quot;unterirdisch&quot;;&quot;JA&quot;;IF([.E285]=&quot;JA&quot;;&quot;JA&quot;;&quot;NEIN&quot;))" office:value-type="string" office:string-value="NEIN">
            <text:p>NEIN</text:p>
          </table:table-cell>
          <table:table-cell table:style-name="ce4" table:formula="of:=IF(AND([.C285]=&quot;JA&quot;;[.M283]=&quot;fehlt&quot;);&quot;umgehend erforderlich&quot;;IF(AND([.C285]=&quot;JA&quot;;[.M283]=&quot;vorhanden&quot;);&quot;Bei wesentlicher Änderung / Stilllegung&quot;;IF([.C285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3"/>
          <table:table-cell/>
          <table:table-cell table:number-columns-repeated="1020"/>
        </table:table-row>
        <table:table-row table:style-name="ro1">
          <table:table-cell table:style-name="ce1" office:value-type="string">
            <text:p>HA 23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3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office:value-type="string" table:number-columns-spanned="1" table:number-rows-spanned="5">
            <text:p>nicht erforderlich</text:p>
          </table:table-cell>
          <table:table-cell table:style-name="ce44" table:formula="of:=IF([.N290]=&quot;&quot;;&quot;Bitte letzte Prüfung auswählen oder Datum eintragen&quot;;(IF([.N290]=&quot;Inbetriebnahmeprüfung&quot;;&quot;vor Inbetriebnahme&quot;;IF([.N290]=&quot;fehlt&quot;;&quot;fehlt&quot;;IF([.N290]=&quot;nicht erforderlich&quot;;&quot;nicht erforderlich&quot;;MIN([.N290])+5*365)))))" office:value-type="string" office:string-value="nicht erforderlich" table:number-columns-spanned="1" table:number-rows-spanned="5">
            <text:p>nicht erforderlich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3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3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3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3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290:.H295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290]=&quot;&quot;;&quot;Bitte Zeilen oben auswählen&quot;;IF([.M290]=&quot;fehlt&quot;;&quot;fehlt&quot;;IF([.M290]=&quot;nicht erforderlich&quot;;&quot;nicht erforderlich&quot;;IF([.M290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296]=&quot;nwg&quot;;&quot;keine AwSV-Anlage&quot;;IF([.E296]=&quot;awg&quot;;&quot;AWG-Anlage&quot;;IF([.E296]=&quot;&quot;;&quot;WGK eintragen&quot;;VLOOKUP([$Grundlagen.A284];[$Grundlagen.$A$3:.$D$9];[.E296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287] = &quot;JA&quot;;[$Grundlagen.V285];[$Grundlagen.H285])" office:value-type="string" office:string-value="NEIN">
            <text:p>NEIN</text:p>
          </table:table-cell>
          <table:table-cell table:style-name="ce18" table:formula="of:=IF([.$K287] = &quot;JA&quot;;[$Grundlagen.W285];[$Grundlagen.I285])" office:value-type="string" office:string-value="NEIN">
            <text:p>NEIN</text:p>
          </table:table-cell>
          <table:table-cell table:style-name="ce18" table:formula="of:=IF([.$K287] = &quot;JA&quot;;[$Grundlagen.X285];[$Grundlagen.J285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287] = &quot;JA&quot;;[$Grundlagen.Y285];[$Grundlagen.K285])" office:value-type="string" office:string-value="NEIN">
            <text:p>NEIN</text:p>
          </table:table-cell>
          <table:table-cell table:style-name="ce4" table:formula="of:=IF(AND([.C298]=&quot;ja&quot;;[.O290]=&quot;vor Inbetriebnahme&quot;);&quot;vor Inbetriebnahme&quot;;IF([.O290]=&quot;nicht erforderlich&quot;;&quot;nicht erforderlich&quot;;IF([.O290]=&quot;fehlt&quot;;&quot;umgehend&quot;;IF([.O290]=&quot;Bitte letzte Prüfung auswählen oder Datum eintragen&quot;;&quot;bitte letzte Prüfung auswählen&quot;;MIN([.O290])))))" office:value-type="string" office:string-value="nicht erforderlich" table:number-columns-spanned="2" table:number-rows-spanned="1">
            <text:p>nicht erforderlich</text:p>
          </table:table-cell>
          <table:covered-table-cell table:style-name="ce4"/>
          <table:table-cell table:style-name="ce18" table:formula="of:=IF([.C296]=&quot;unterirdisch&quot;;&quot;JA&quot;;IF([.E298]=&quot;JA&quot;;&quot;JA&quot;;&quot;NEIN&quot;))" office:value-type="string" office:string-value="NEIN">
            <text:p>NEIN</text:p>
          </table:table-cell>
          <table:table-cell table:style-name="ce4" table:formula="of:=IF(AND([.C298]=&quot;JA&quot;;[.M296]=&quot;fehlt&quot;);&quot;umgehend erforderlich&quot;;IF(AND([.C298]=&quot;JA&quot;;[.M296]=&quot;vorhanden&quot;);&quot;Bei wesentlicher Änderung / Stilllegung&quot;;IF([.C298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>
            <text:p>HA 24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4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03]=&quot;&quot;;&quot;Bitte letzte Prüfung auswählen oder Datum eintragen&quot;;(IF([.N303]=&quot;Inbetriebnahmeprüfung&quot;;&quot;vor Inbetriebnahme&quot;;IF([.N303]=&quot;fehlt&quot;;&quot;fehlt&quot;;IF([.N303]=&quot;nicht erforderlich&quot;;&quot;nicht erforderlich&quot;;MIN([.N303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4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4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4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4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3" table:style-name="ce27"/>
          <table:covered-table-cell table:number-columns-repeated="5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03:.H308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03]=&quot;&quot;;&quot;Bitte Zeilen oben auswählen&quot;;IF([.M303]=&quot;fehlt&quot;;&quot;fehlt&quot;;IF([.M303]=&quot;nicht erforderlich&quot;;&quot;nicht erforderlich&quot;;IF([.M303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309]=&quot;nwg&quot;;&quot;keine AwSV-Anlage&quot;;IF([.E309]=&quot;awg&quot;;&quot;AWG-Anlage&quot;;IF([.E309]=&quot;&quot;;&quot;WGK eintragen&quot;;VLOOKUP([$Grundlagen.A293];[$Grundlagen.$A$3:.$D$9];[.E309]+1))))" office:value-type="string" office:string-value="Stufe A">
            <text:p>Stufe A</text:p>
          </table:table-cell>
          <table:table-cell table:number-columns-repeated="100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00] = &quot;JA&quot;;[$Grundlagen.V294];[$Grundlagen.H294])" office:value-type="string" office:string-value="NEIN">
            <text:p>NEIN</text:p>
          </table:table-cell>
          <table:table-cell table:style-name="ce18" table:formula="of:=IF([.$K300] = &quot;JA&quot;;[$Grundlagen.W294];[$Grundlagen.I294])" office:value-type="string" office:string-value="NEIN">
            <text:p>NEIN</text:p>
          </table:table-cell>
          <table:table-cell table:style-name="ce18" table:formula="of:=IF([.$K300] = &quot;JA&quot;;[$Grundlagen.X294];[$Grundlagen.J294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00] = &quot;JA&quot;;[$Grundlagen.Y294];[$Grundlagen.K294])" office:value-type="string" office:string-value="NEIN">
            <text:p>NEIN</text:p>
          </table:table-cell>
          <table:table-cell table:style-name="ce4" table:formula="of:=IF(AND([.C311]=&quot;ja&quot;;[.O303]=&quot;vor Inbetriebnahme&quot;);&quot;vor Inbetriebnahme&quot;;IF([.O303]=&quot;entfällt&quot;;&quot;entfällt&quot;;IF([.O303]=&quot;fehlt&quot;;&quot;umgehend&quot;;IF([.O303]=&quot;Bitte letzte Prüfung auswählen oder Datum eintragen&quot;;&quot;bitte letzte Prüfung auswählen&quot;;MIN([.O303])))))" office:value-type="string" office:string-value="bitte letzte Prüfung auswählen" table:number-columns-spanned="2" table:number-rows-spanned="1">
            <text:p>bitte letzte Prüfung auswählen</text:p>
          </table:table-cell>
          <table:covered-table-cell table:style-name="ce4"/>
          <table:table-cell table:style-name="ce18" table:formula="of:=IF([.C309]=&quot;unterirdisch&quot;;&quot;JA&quot;;IF([.E311]=&quot;JA&quot;;&quot;JA&quot;;&quot;NEIN&quot;))" office:value-type="string" office:string-value="NEIN">
            <text:p>NEIN</text:p>
          </table:table-cell>
          <table:table-cell table:style-name="ce4" table:formula="of:=IF(AND([.C311]=&quot;JA&quot;;[.M309]=&quot;fehlt&quot;);&quot;umgehend erforderlich&quot;;IF(AND([.C311]=&quot;JA&quot;;[.M309]=&quot;vorhanden&quot;);&quot;Bei wesentlicher Änderung / Stilllegung&quot;;IF([.C311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25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5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16]=&quot;&quot;;&quot;Bitte letzte Prüfung auswählen oder Datum eintragen&quot;;(IF([.N316]=&quot;Inbetriebnahmeprüfung&quot;;&quot;vor Inbetriebnahme&quot;;IF([.N316]=&quot;fehlt&quot;;&quot;fehlt&quot;;IF([.N316]=&quot;nicht erforderlich&quot;;&quot;nicht erforderlich&quot;;MIN([.N316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5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5.03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5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5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16:.H321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16]=&quot;&quot;;&quot;Bitte Zeilen oben auswählen&quot;;IF([.M316]=&quot;fehlt&quot;;&quot;fehlt&quot;;IF([.M316]=&quot;nicht erforderlich&quot;;&quot;nicht erforderlich&quot;;IF([.M316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322]=&quot;nwg&quot;;&quot;keine AwSV-Anlage&quot;;IF([.E322]=&quot;awg&quot;;&quot;AWG-Anlage&quot;;IF([.E322]=&quot;&quot;;&quot;WGK eintragen&quot;;VLOOKUP([$Grundlagen.A302];[$Grundlagen.$A$3:.$D$9];[.E322]+1))))" office:value-type="string" office:string-value="Stufe A">
            <text:p>Stufe A</text:p>
          </table:table-cell>
          <table:table-cell table:number-columns-repeated="100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13] = &quot;JA&quot;;[$Grundlagen.V303];[$Grundlagen.H303])" office:value-type="string" office:string-value="NEIN">
            <text:p>NEIN</text:p>
          </table:table-cell>
          <table:table-cell table:style-name="ce18" table:formula="of:=IF([.$K313] = &quot;JA&quot;;[$Grundlagen.W303];[$Grundlagen.I303])" office:value-type="string" office:string-value="NEIN">
            <text:p>NEIN</text:p>
          </table:table-cell>
          <table:table-cell table:style-name="ce18" table:formula="of:=IF([.$K313] = &quot;JA&quot;;[$Grundlagen.X303];[$Grundlagen.J303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13] = &quot;JA&quot;;[$Grundlagen.Y303];[$Grundlagen.K303])" office:value-type="string" office:string-value="NEIN">
            <text:p>NEIN</text:p>
          </table:table-cell>
          <table:table-cell table:style-name="ce4" table:formula="of:=IF(AND([.C324]=&quot;ja&quot;;[.O316]=&quot;vor Inbetriebnahme&quot;);&quot;vor Inbetriebnahme&quot;;IF([.O316]=&quot;entfällt&quot;;&quot;entfällt&quot;;IF([.O316]=&quot;fehlt&quot;;&quot;umgehend&quot;;IF([.O316]=&quot;Bitte letzte Prüfung auswählen oder Datum eintragen&quot;;&quot;bitte letzzte Prüfung auswählen&quot;;MIN([.O316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22]=&quot;unterirdisch&quot;;&quot;JA&quot;;IF([.E324]=&quot;JA&quot;;&quot;JA&quot;;&quot;NEIN&quot;))" office:value-type="string" office:string-value="NEIN">
            <text:p>NEIN</text:p>
          </table:table-cell>
          <table:table-cell table:style-name="ce4" table:formula="of:=IF(AND([.C324]=&quot;JA&quot;;[.M322]=&quot;fehlt&quot;);&quot;umgehend erforderlich&quot;;IF(AND([.C324]=&quot;JA&quot;;[.M322]=&quot;vorhanden&quot;);&quot;Bei wesentlicher Änderung / Stilllegung&quot;;IF([.C324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26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6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29]=&quot;&quot;;&quot;Bitte letzte Prüfung auswählen oder Datum eintragen&quot;;(IF([.N329]=&quot;Inbetriebnahmeprüfung&quot;;&quot;vor Inbetriebnahme&quot;;IF([.N329]=&quot;fehlt&quot;;&quot;fehlt&quot;;IF([.N329]=&quot;nicht erforderlich&quot;;&quot;nicht erforderlich&quot;;MIN([.N329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6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6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6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6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29:.H334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29]=&quot;&quot;;&quot;Bitte Zeilen oben auswählen&quot;;IF([.M329]=&quot;fehlt&quot;;&quot;fehlt&quot;;IF([.M329]=&quot;nicht erforderlich&quot;;&quot;nicht erforderlich&quot;;IF([.M329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335]=&quot;nwg&quot;;&quot;keine AwSV-Anlage&quot;;IF([.E335]=&quot;awg&quot;;&quot;AWG-Anlage&quot;;IF([.E335]=&quot;&quot;;&quot;WGK eintragen&quot;;VLOOKUP([$Grundlagen.A311];[$Grundlagen.$A$3:.$D$9];[.E335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26] = &quot;JA&quot;;[$Grundlagen.V312];[$Grundlagen.H312])" office:value-type="string" office:string-value="NEIN">
            <text:p>NEIN</text:p>
          </table:table-cell>
          <table:table-cell table:style-name="ce18" table:formula="of:=IF([.$K326] = &quot;JA&quot;;[$Grundlagen.W312];[$Grundlagen.I312])" office:value-type="string" office:string-value="NEIN">
            <text:p>NEIN</text:p>
          </table:table-cell>
          <table:table-cell table:style-name="ce18" table:formula="of:=IF([.$K326] = &quot;JA&quot;;[$Grundlagen.X312];[$Grundlagen.J312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26] = &quot;JA&quot;;[$Grundlagen.Y312];[$Grundlagen.K312])" office:value-type="string" office:string-value="NEIN">
            <text:p>NEIN</text:p>
          </table:table-cell>
          <table:table-cell table:style-name="ce4" table:formula="of:=IF(AND([.C337]=&quot;ja&quot;;[.O329]=&quot;vor Inbetriebnahme&quot;);&quot;vor Inbetriebnahme&quot;;IF([.O329]=&quot;entfällt&quot;;&quot;entfällt&quot;;IF([.O329]=&quot;fehlt&quot;;&quot;umgehend&quot;;IF([.O329]=&quot;Bitte letzte Prüfung auswählen oder Datum eintragen&quot;;&quot;bitte letzzte Prüfung auswählen&quot;;MIN([.O329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35]=&quot;unterirdisch&quot;;&quot;JA&quot;;IF([.E337]=&quot;JA&quot;;&quot;JA&quot;;&quot;NEIN&quot;))" office:value-type="string" office:string-value="NEIN">
            <text:p>NEIN</text:p>
          </table:table-cell>
          <table:table-cell table:style-name="ce4" table:formula="of:=IF(AND([.C337]=&quot;JA&quot;;[.M335]=&quot;fehlt&quot;);&quot;umgehend erforderlich&quot;;IF(AND([.C337]=&quot;JA&quot;;[.M335]=&quot;vorhanden&quot;);&quot;Bei wesentlicher Änderung / Stilllegung&quot;;IF([.C337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27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7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42]=&quot;&quot;;&quot;Bitte letzte Prüfung auswählen oder Datum eintragen&quot;;(IF([.N342]=&quot;Inbetriebnahmeprüfung&quot;;&quot;vor Inbetriebnahme&quot;;IF([.N342]=&quot;fehlt&quot;;&quot;fehlt&quot;;IF([.N342]=&quot;nicht erforderlich&quot;;&quot;nicht erforderlich&quot;;MIN([.N342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7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7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7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7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42:.H347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42]=&quot;&quot;;&quot;Bitte Zeilen oben auswählen&quot;;IF([.M342]=&quot;fehlt&quot;;&quot;fehlt&quot;;IF([.M342]=&quot;nicht erforderlich&quot;;&quot;nicht erforderlich&quot;;IF([.M342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348]=&quot;nwg&quot;;&quot;keine AwSV-Anlage&quot;;IF([.E348]=&quot;awg&quot;;&quot;AWG-Anlage&quot;;IF([.E348]=&quot;&quot;;&quot;WGK eintragen&quot;;VLOOKUP([$Grundlagen.A320];[$Grundlagen.$A$3:.$D$9];[.E348]+1))))" office:value-type="string" office:string-value="Stufe A">
            <text:p>Stufe A</text:p>
          </table:table-cell>
          <table:table-cell table:number-columns-repeated="100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39] = &quot;JA&quot;;[$Grundlagen.V321];[$Grundlagen.H321])" office:value-type="string" office:string-value="NEIN">
            <text:p>NEIN</text:p>
          </table:table-cell>
          <table:table-cell table:style-name="ce18" table:formula="of:=IF([.$K339] = &quot;JA&quot;;[$Grundlagen.W321];[$Grundlagen.I321])" office:value-type="string" office:string-value="NEIN">
            <text:p>NEIN</text:p>
          </table:table-cell>
          <table:table-cell table:style-name="ce18" table:formula="of:=IF([.$K339] = &quot;JA&quot;;[$Grundlagen.X321];[$Grundlagen.J321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39] = &quot;JA&quot;;[$Grundlagen.Y321];[$Grundlagen.K321])" office:value-type="string" office:string-value="NEIN">
            <text:p>NEIN</text:p>
          </table:table-cell>
          <table:table-cell table:style-name="ce4" table:formula="of:=IF(AND([.C350]=&quot;ja&quot;;[.O342]=&quot;vor Inbetriebnahme&quot;);&quot;vor Inbetriebnahme&quot;;IF([.O342]=&quot;entfällt&quot;;&quot;entfällt&quot;;IF([.O342]=&quot;fehlt&quot;;&quot;umgehend&quot;;IF([.O342]=&quot;Bitte letzte Prüfung auswählen oder Datum eintragen&quot;;&quot;bitte letzzte Prüfung auswählen&quot;;MIN([.O342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48]=&quot;unterirdisch&quot;;&quot;JA&quot;;IF([.E350]=&quot;JA&quot;;&quot;JA&quot;;&quot;NEIN&quot;))" office:value-type="string" office:string-value="NEIN">
            <text:p>NEIN</text:p>
          </table:table-cell>
          <table:table-cell table:style-name="ce4" table:formula="of:=IF(AND([.C350]=&quot;JA&quot;;[.M348]=&quot;fehlt&quot;);&quot;umgehend erforderlich&quot;;IF(AND([.C350]=&quot;JA&quot;;[.M348]=&quot;vorhanden&quot;);&quot;Bei wesentlicher Änderung / Stilllegung&quot;;IF([.C350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28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8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55]=&quot;&quot;;&quot;Bitte letzte Prüfung auswählen oder Datum eintragen&quot;;(IF([.N355]=&quot;Inbetriebnahmeprüfung&quot;;&quot;vor Inbetriebnahme&quot;;IF([.N355]=&quot;fehlt&quot;;&quot;fehlt&quot;;IF([.N355]=&quot;nicht erforderlich&quot;;&quot;nicht erforderlich&quot;;MIN([.N355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8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8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8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8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55:.H360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55]=&quot;&quot;;&quot;Bitte Zeilen oben auswählen&quot;;IF([.M355]=&quot;fehlt&quot;;&quot;fehlt&quot;;IF([.M355]=&quot;nicht erforderlich&quot;;&quot;nicht erforderlich&quot;;IF([.M355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361]=&quot;nwg&quot;;&quot;keine AwSV-Anlage&quot;;IF([.E361]=&quot;awg&quot;;&quot;AWG-Anlage&quot;;IF([.E361]=&quot;&quot;;&quot;WGK eintragen&quot;;VLOOKUP([$Grundlagen.A329];[$Grundlagen.$A$3:.$D$9];[.E361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52] = &quot;JA&quot;;[$Grundlagen.V330];[$Grundlagen.H330])" office:value-type="string" office:string-value="NEIN">
            <text:p>NEIN</text:p>
          </table:table-cell>
          <table:table-cell table:style-name="ce18" table:formula="of:=IF([.$K352] = &quot;JA&quot;;[$Grundlagen.W330];[$Grundlagen.I330])" office:value-type="string" office:string-value="NEIN">
            <text:p>NEIN</text:p>
          </table:table-cell>
          <table:table-cell table:style-name="ce18" table:formula="of:=IF([.$K352] = &quot;JA&quot;;[$Grundlagen.X330];[$Grundlagen.J330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52] = &quot;JA&quot;;[$Grundlagen.Y330];[$Grundlagen.K330])" office:value-type="string" office:string-value="NEIN">
            <text:p>NEIN</text:p>
          </table:table-cell>
          <table:table-cell table:style-name="ce4" table:formula="of:=IF(AND([.C363]=&quot;ja&quot;;[.O355]=&quot;vor Inbetriebnahme&quot;);&quot;vor Inbetriebnahme&quot;;IF([.O355]=&quot;entfällt&quot;;&quot;entfällt&quot;;IF([.O355]=&quot;fehlt&quot;;&quot;umgehend&quot;;IF([.O355]=&quot;Bitte letzte Prüfung auswählen oder Datum eintragen&quot;;&quot;bitte letzzte Prüfung auswählen&quot;;MIN([.O355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61]=&quot;unterirdisch&quot;;&quot;JA&quot;;IF([.E363]=&quot;JA&quot;;&quot;JA&quot;;&quot;NEIN&quot;))" office:value-type="string" office:string-value="NEIN">
            <text:p>NEIN</text:p>
          </table:table-cell>
          <table:table-cell table:style-name="ce4" table:formula="of:=IF(AND([.C363]=&quot;JA&quot;;[.M361]=&quot;fehlt&quot;);&quot;umgehend erforderlich&quot;;IF(AND([.C363]=&quot;JA&quot;;[.M361]=&quot;vorhanden&quot;);&quot;Bei wesentlicher Änderung / Stilllegung&quot;;IF([.C363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29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29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68]=&quot;&quot;;&quot;Bitte letzte Prüfung auswählen oder Datum eintragen&quot;;(IF([.N368]=&quot;Inbetriebnahmeprüfung&quot;;&quot;vor Inbetriebnahme&quot;;IF([.N368]=&quot;fehlt&quot;;&quot;fehlt&quot;;IF([.N368]=&quot;nicht erforderlich&quot;;&quot;nicht erforderlich&quot;;MIN([.N368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9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9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9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29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number-columns-repeated="2" table:style-name="ce4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68:.H373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68]=&quot;&quot;;&quot;Bitte Zeilen oben auswählen&quot;;IF([.M368]=&quot;fehlt&quot;;&quot;fehlt&quot;;IF([.M368]=&quot;nicht erforderlich&quot;;&quot;nicht erforderlich&quot;;IF([.M368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374]=&quot;nwg&quot;;&quot;keine AwSV-Anlage&quot;;IF([.E374]=&quot;awg&quot;;&quot;AWG-Anlage&quot;;IF([.E374]=&quot;&quot;;&quot;WGK eintragen&quot;;VLOOKUP([$Grundlagen.A338];[$Grundlagen.$A$3:.$D$9];[.E374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65] = &quot;JA&quot;;[$Grundlagen.V339];[$Grundlagen.H339])" office:value-type="string" office:string-value="NEIN">
            <text:p>NEIN</text:p>
          </table:table-cell>
          <table:table-cell table:style-name="ce18" table:formula="of:=IF([.$K365] = &quot;JA&quot;;[$Grundlagen.W339];[$Grundlagen.I339])" office:value-type="string" office:string-value="NEIN">
            <text:p>NEIN</text:p>
          </table:table-cell>
          <table:table-cell table:style-name="ce18" table:formula="of:=IF([.$K365] = &quot;JA&quot;;[$Grundlagen.X339];[$Grundlagen.J339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65] = &quot;JA&quot;;[$Grundlagen.Y339];[$Grundlagen.K339])" office:value-type="string" office:string-value="NEIN">
            <text:p>NEIN</text:p>
          </table:table-cell>
          <table:table-cell table:style-name="ce4" table:formula="of:=IF(AND([.C376]=&quot;ja&quot;;[.O368]=&quot;vor Inbetriebnahme&quot;);&quot;vor Inbetriebnahme&quot;;IF([.O368]=&quot;entfällt&quot;;&quot;entfällt&quot;;IF([.O368]=&quot;fehlt&quot;;&quot;umgehend&quot;;IF([.O368]=&quot;Bitte letzte Prüfung auswählen oder Datum eintragen&quot;;&quot;bitte letzzte Prüfung auswählen&quot;;MIN([.O368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74]=&quot;unterirdisch&quot;;&quot;JA&quot;;IF([.E376]=&quot;JA&quot;;&quot;JA&quot;;&quot;NEIN&quot;))" office:value-type="string" office:string-value="NEIN">
            <text:p>NEIN</text:p>
          </table:table-cell>
          <table:table-cell table:style-name="ce4" table:formula="of:=IF(AND([.C376]=&quot;JA&quot;;[.M374]=&quot;fehlt&quot;);&quot;umgehend erforderlich&quot;;IF(AND([.C376]=&quot;JA&quot;;[.M374]=&quot;vorhanden&quot;);&quot;Bei wesentlicher Änderung / Stilllegung&quot;;IF([.C376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0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0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81]=&quot;&quot;;&quot;Bitte letzte Prüfung auswählen oder Datum eintragen&quot;;(IF([.N381]=&quot;Inbetriebnahmeprüfung&quot;;&quot;vor Inbetriebnahme&quot;;IF([.N381]=&quot;fehlt&quot;;&quot;fehlt&quot;;IF([.N381]=&quot;nicht erforderlich&quot;;&quot;nicht erforderlich&quot;;MIN([.N381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0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0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0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0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number-columns-repeated="2" table:style-name="ce4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81:.H386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81]=&quot;&quot;;&quot;Bitte Zeilen oben auswählen&quot;;IF([.M381]=&quot;fehlt&quot;;&quot;fehlt&quot;;IF([.M381]=&quot;nicht erforderlich&quot;;&quot;nicht erforderlich&quot;;IF([.M381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387]=&quot;nwg&quot;;&quot;keine AwSV-Anlage&quot;;IF([.E387]=&quot;awg&quot;;&quot;AWG-Anlage&quot;;IF([.E387]=&quot;&quot;;&quot;WGK eintragen&quot;;VLOOKUP([$Grundlagen.A347];[$Grundlagen.$A$3:.$D$9];[.E387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78] = &quot;JA&quot;;[$Grundlagen.V348];[$Grundlagen.H348])" office:value-type="string" office:string-value="NEIN">
            <text:p>NEIN</text:p>
          </table:table-cell>
          <table:table-cell table:style-name="ce18" table:formula="of:=IF([.$K378] = &quot;JA&quot;;[$Grundlagen.W348];[$Grundlagen.I348])" office:value-type="string" office:string-value="NEIN">
            <text:p>NEIN</text:p>
          </table:table-cell>
          <table:table-cell table:style-name="ce18" table:formula="of:=IF([.$K378] = &quot;JA&quot;;[$Grundlagen.X348];[$Grundlagen.J348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78] = &quot;JA&quot;;[$Grundlagen.Y348];[$Grundlagen.K348])" office:value-type="string" office:string-value="NEIN">
            <text:p>NEIN</text:p>
          </table:table-cell>
          <table:table-cell table:style-name="ce4" table:formula="of:=IF(AND([.C389]=&quot;ja&quot;;[.O381]=&quot;vor Inbetriebnahme&quot;);&quot;vor Inbetriebnahme&quot;;IF([.O381]=&quot;entfällt&quot;;&quot;entfällt&quot;;IF([.O381]=&quot;fehlt&quot;;&quot;umgehend&quot;;IF([.O381]=&quot;Bitte letzte Prüfung auswählen oder Datum eintragen&quot;;&quot;bitte letzzte Prüfung auswählen&quot;;MIN([.O381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387]=&quot;unterirdisch&quot;;&quot;JA&quot;;IF([.E389]=&quot;JA&quot;;&quot;JA&quot;;&quot;NEIN&quot;))" office:value-type="string" office:string-value="NEIN">
            <text:p>NEIN</text:p>
          </table:table-cell>
          <table:table-cell table:style-name="ce4" table:formula="of:=IF(AND([.C389]=&quot;JA&quot;;[.M387]=&quot;fehlt&quot;);&quot;umgehend erforderlich&quot;;IF(AND([.C389]=&quot;JA&quot;;[.M387]=&quot;vorhanden&quot;);&quot;Bei wesentlicher Änderung / Stilllegung&quot;;IF([.C389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31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content-validation-name="val3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1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394]=&quot;&quot;;&quot;Bitte letzte Prüfung auswählen oder Datum eintragen&quot;;(IF([.N394]=&quot;Inbetriebnahmeprüfung&quot;;&quot;vor Inbetriebnahme&quot;;IF([.N394]=&quot;fehlt&quot;;&quot;fehlt&quot;;IF([.N394]=&quot;nicht erforderlich&quot;;&quot;nicht erforderlich&quot;;MIN([.N394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1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1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1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1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394:.H399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394]=&quot;&quot;;&quot;Bitte Zeilen oben auswählen&quot;;IF([.M394]=&quot;fehlt&quot;;&quot;fehlt&quot;;IF([.M394]=&quot;nicht erforderlich&quot;;&quot;nicht erforderlich&quot;;IF([.M394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00]=&quot;nwg&quot;;&quot;keine AwSV-Anlage&quot;;IF([.E400]=&quot;awg&quot;;&quot;AWG-Anlage&quot;;IF([.E400]=&quot;&quot;;&quot;WGK eintragen&quot;;VLOOKUP([$Grundlagen.A356];[$Grundlagen.$A$3:.$D$9];[.E400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391] = &quot;JA&quot;;[$Grundlagen.V357];[$Grundlagen.H357])" office:value-type="string" office:string-value="NEIN">
            <text:p>NEIN</text:p>
          </table:table-cell>
          <table:table-cell table:style-name="ce18" table:formula="of:=IF([.$K391] = &quot;JA&quot;;[$Grundlagen.W357];[$Grundlagen.I357])" office:value-type="string" office:string-value="NEIN">
            <text:p>NEIN</text:p>
          </table:table-cell>
          <table:table-cell table:style-name="ce18" table:formula="of:=IF([.$K391] = &quot;JA&quot;;[$Grundlagen.X357];[$Grundlagen.J357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391] = &quot;JA&quot;;[$Grundlagen.Y357];[$Grundlagen.K357])" office:value-type="string" office:string-value="NEIN">
            <text:p>NEIN</text:p>
          </table:table-cell>
          <table:table-cell table:style-name="ce4" table:formula="of:=IF(AND([.C402]=&quot;ja&quot;;[.O394]=&quot;vor Inbetriebnahme&quot;);&quot;vor Inbetriebnahme&quot;;IF([.O394]=&quot;entfällt&quot;;&quot;entfällt&quot;;IF([.O394]=&quot;fehlt&quot;;&quot;umgehend&quot;;IF([.O394]=&quot;Bitte letzte Prüfung auswählen oder Datum eintragen&quot;;&quot;bitte letzzte Prüfung auswählen&quot;;MIN([.O394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00]=&quot;unterirdisch&quot;;&quot;JA&quot;;IF([.E402]=&quot;JA&quot;;&quot;JA&quot;;&quot;NEIN&quot;))" office:value-type="string" office:string-value="NEIN">
            <text:p>NEIN</text:p>
          </table:table-cell>
          <table:table-cell table:style-name="ce4" table:formula="of:=IF(AND([.C402]=&quot;JA&quot;;[.M400]=&quot;fehlt&quot;);&quot;umgehend erforderlich&quot;;IF(AND([.C402]=&quot;JA&quot;;[.M400]=&quot;vorhanden&quot;);&quot;Bei wesentlicher Änderung / Stilllegung&quot;;IF([.C402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2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2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07]=&quot;&quot;;&quot;Bitte letzte Prüfung auswählen oder Datum eintragen&quot;;(IF([.N407]=&quot;Inbetriebnahmeprüfung&quot;;&quot;vor Inbetriebnahme&quot;;IF([.N407]=&quot;fehlt&quot;;&quot;fehlt&quot;;IF([.N407]=&quot;nicht erforderlich&quot;;&quot;nicht erforderlich&quot;;MIN([.N407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2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2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2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2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07:.H412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07]=&quot;&quot;;&quot;Bitte Zeilen oben auswählen&quot;;IF([.M407]=&quot;fehlt&quot;;&quot;fehlt&quot;;IF([.M407]=&quot;nicht erforderlich&quot;;&quot;nicht erforderlich&quot;;IF([.M407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13]=&quot;nwg&quot;;&quot;keine AwSV-Anlage&quot;;IF([.E413]=&quot;awg&quot;;&quot;AWG-Anlage&quot;;IF([.E413]=&quot;&quot;;&quot;WGK eintragen&quot;;VLOOKUP([$Grundlagen.A365];[$Grundlagen.$A$3:.$D$9];[.E413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04] = &quot;JA&quot;;[$Grundlagen.V366];[$Grundlagen.H366])" office:value-type="string" office:string-value="NEIN">
            <text:p>NEIN</text:p>
          </table:table-cell>
          <table:table-cell table:style-name="ce18" table:formula="of:=IF([.$K404] = &quot;JA&quot;;[$Grundlagen.W366];[$Grundlagen.I366])" office:value-type="string" office:string-value="NEIN">
            <text:p>NEIN</text:p>
          </table:table-cell>
          <table:table-cell table:style-name="ce18" table:formula="of:=IF([.$K404] = &quot;JA&quot;;[$Grundlagen.X366];[$Grundlagen.J366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04] = &quot;JA&quot;;[$Grundlagen.Y366];[$Grundlagen.K366])" office:value-type="string" office:string-value="NEIN">
            <text:p>NEIN</text:p>
          </table:table-cell>
          <table:table-cell table:style-name="ce4" table:formula="of:=IF(AND([.C415]=&quot;ja&quot;;[.O407]=&quot;vor Inbetriebnahme&quot;);&quot;vor Inbetriebnahme&quot;;IF([.O407]=&quot;entfällt&quot;;&quot;entfällt&quot;;IF([.O407]=&quot;fehlt&quot;;&quot;umgehend&quot;;IF([.O407]=&quot;Bitte letzte Prüfung auswählen oder Datum eintragen&quot;;&quot;bitte letzzte Prüfung auswählen&quot;;MIN([.O407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13]=&quot;unterirdisch&quot;;&quot;JA&quot;;IF([.E415]=&quot;JA&quot;;&quot;JA&quot;;&quot;NEIN&quot;))" office:value-type="string" office:string-value="NEIN">
            <text:p>NEIN</text:p>
          </table:table-cell>
          <table:table-cell table:style-name="ce4" table:formula="of:=IF(AND([.C415]=&quot;JA&quot;;[.M413]=&quot;fehlt&quot;);&quot;umgehend erforderlich&quot;;IF(AND([.C415]=&quot;JA&quot;;[.M413]=&quot;vorhanden&quot;);&quot;Bei wesentlicher Änderung / Stilllegung&quot;;IF([.C415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3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3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20]=&quot;&quot;;&quot;Bitte letzte Prüfung auswählen oder Datum eintragen&quot;;(IF([.N420]=&quot;Inbetriebnahmeprüfung&quot;;&quot;vor Inbetriebnahme&quot;;IF([.N420]=&quot;fehlt&quot;;&quot;fehlt&quot;;IF([.N420]=&quot;nicht erforderlich&quot;;&quot;nicht erforderlich&quot;;MIN([.N420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3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3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3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3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20:.H425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20]=&quot;&quot;;&quot;Bitte Zeilen oben auswählen&quot;;IF([.M420]=&quot;fehlt&quot;;&quot;fehlt&quot;;IF([.M420]=&quot;nicht erforderlich&quot;;&quot;nicht erforderlich&quot;;IF([.M420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24" table:formula="of:=IF([.E426]=&quot;nwg&quot;;&quot;keine AwSV-Anlage&quot;;IF([.E426]=&quot;awg&quot;;&quot;AWG-Anlage&quot;;IF([.E426]=&quot;&quot;;&quot;WGK eintragen&quot;;VLOOKUP([$Grundlagen.A374];[$Grundlagen.$A$3:.$D$9];[.E426]+1))))" office:value-type="string" office:string-value="Stufe A">
            <text:p>Stufe A</text:p>
          </table:table-cell>
          <table:table-cell table:number-columns-repeated="1009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17] = &quot;JA&quot;;[$Grundlagen.V375];[$Grundlagen.H375])" office:value-type="string" office:string-value="NEIN">
            <text:p>NEIN</text:p>
          </table:table-cell>
          <table:table-cell table:style-name="ce18" table:formula="of:=IF([.$K417] = &quot;JA&quot;;[$Grundlagen.W375];[$Grundlagen.I375])" office:value-type="string" office:string-value="NEIN">
            <text:p>NEIN</text:p>
          </table:table-cell>
          <table:table-cell table:style-name="ce18" table:formula="of:=IF([.$K417] = &quot;JA&quot;;[$Grundlagen.X375];[$Grundlagen.J375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17] = &quot;JA&quot;;[$Grundlagen.Y375];[$Grundlagen.K375])" office:value-type="string" office:string-value="NEIN">
            <text:p>NEIN</text:p>
          </table:table-cell>
          <table:table-cell table:style-name="ce4" table:formula="of:=IF(AND([.C428]=&quot;ja&quot;;[.O420]=&quot;vor Inbetriebnahme&quot;);&quot;vor Inbetriebnahme&quot;;IF([.O420]=&quot;entfällt&quot;;&quot;entfällt&quot;;IF([.O420]=&quot;fehlt&quot;;&quot;umgehend&quot;;IF([.O420]=&quot;Bitte letzte Prüfung auswählen oder Datum eintragen&quot;;&quot;bitte letzzte Prüfung auswählen&quot;;MIN([.O420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26]=&quot;unterirdisch&quot;;&quot;JA&quot;;IF([.E428]=&quot;JA&quot;;&quot;JA&quot;;&quot;NEIN&quot;))" office:value-type="string" office:string-value="NEIN">
            <text:p>NEIN</text:p>
          </table:table-cell>
          <table:table-cell table:style-name="ce4" table:formula="of:=IF(AND([.C428]=&quot;JA&quot;;[.M426]=&quot;fehlt&quot;);&quot;umgehend erforderlich&quot;;IF(AND([.C428]=&quot;JA&quot;;[.M426]=&quot;vorhanden&quot;);&quot;Bei wesentlicher Änderung / Stilllegung&quot;;IF([.C428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34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content-validation-name="val3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4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33]=&quot;&quot;;&quot;Bitte letzte Prüfung auswählen oder Datum eintragen&quot;;(IF([.N433]=&quot;Inbetriebnahmeprüfung&quot;;&quot;vor Inbetriebnahme&quot;;IF([.N433]=&quot;fehlt&quot;;&quot;fehlt&quot;;IF([.N433]=&quot;nicht erforderlich&quot;;&quot;nicht erforderlich&quot;;MIN([.N433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4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4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4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4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33:.H438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33]=&quot;&quot;;&quot;Bitte Zeilen oben auswählen&quot;;IF([.M433]=&quot;fehlt&quot;;&quot;fehlt&quot;;IF([.M433]=&quot;nicht erforderlich&quot;;&quot;nicht erforderlich&quot;;IF([.M433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39]=&quot;nwg&quot;;&quot;keine AwSV-Anlage&quot;;IF([.E439]=&quot;awg&quot;;&quot;AWG-Anlage&quot;;IF([.E439]=&quot;&quot;;&quot;WGK eintragen&quot;;VLOOKUP([$Grundlagen.A383];[$Grundlagen.$A$3:.$D$9];[.E439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30] = &quot;JA&quot;;[$Grundlagen.V384];[$Grundlagen.H384])" office:value-type="string" office:string-value="NEIN">
            <text:p>NEIN</text:p>
          </table:table-cell>
          <table:table-cell table:style-name="ce18" table:formula="of:=IF([.$K430] = &quot;JA&quot;;[$Grundlagen.W384];[$Grundlagen.I384])" office:value-type="string" office:string-value="NEIN">
            <text:p>NEIN</text:p>
          </table:table-cell>
          <table:table-cell table:style-name="ce18" table:formula="of:=IF([.$K430] = &quot;JA&quot;;[$Grundlagen.X384];[$Grundlagen.J384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30] = &quot;JA&quot;;[$Grundlagen.Y384];[$Grundlagen.K384])" office:value-type="string" office:string-value="NEIN">
            <text:p>NEIN</text:p>
          </table:table-cell>
          <table:table-cell table:style-name="ce4" table:formula="of:=IF(AND([.C441]=&quot;ja&quot;;[.O433]=&quot;vor Inbetriebnahme&quot;);&quot;vor Inbetriebnahme&quot;;IF([.O433]=&quot;entfällt&quot;;&quot;entfällt&quot;;IF([.O433]=&quot;fehlt&quot;;&quot;umgehend&quot;;IF([.O433]=&quot;Bitte letzte Prüfung auswählen oder Datum eintragen&quot;;&quot;bitte letzzte Prüfung auswählen&quot;;MIN([.O433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39]=&quot;unterirdisch&quot;;&quot;JA&quot;;IF([.E441]=&quot;JA&quot;;&quot;JA&quot;;&quot;NEIN&quot;))" office:value-type="string" office:string-value="NEIN">
            <text:p>NEIN</text:p>
          </table:table-cell>
          <table:table-cell table:style-name="ce4" table:formula="of:=IF(AND([.C441]=&quot;JA&quot;;[.M439]=&quot;fehlt&quot;);&quot;umgehend erforderlich&quot;;IF(AND([.C441]=&quot;JA&quot;;[.M439]=&quot;vorhanden&quot;);&quot;Bei wesentlicher Änderung / Stilllegung&quot;;IF([.C441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5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5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46]=&quot;&quot;;&quot;Bitte letzte Prüfung auswählen oder Datum eintragen&quot;;(IF([.N446]=&quot;Inbetriebnahmeprüfung&quot;;&quot;vor Inbetriebnahme&quot;;IF([.N446]=&quot;fehlt&quot;;&quot;fehlt&quot;;IF([.N446]=&quot;nicht erforderlich&quot;;&quot;nicht erforderlich&quot;;MIN([.N446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5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5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5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5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46:.H451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46]=&quot;&quot;;&quot;Bitte Zeilen oben auswählen&quot;;IF([.M446]=&quot;fehlt&quot;;&quot;fehlt&quot;;IF([.M446]=&quot;nicht erforderlich&quot;;&quot;nicht erforderlich&quot;;IF([.M446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52]=&quot;nwg&quot;;&quot;keine AwSV-Anlage&quot;;IF([.E452]=&quot;awg&quot;;&quot;AWG-Anlage&quot;;IF([.E452]=&quot;&quot;;&quot;WGK eintragen&quot;;VLOOKUP([$Grundlagen.A392];[$Grundlagen.$A$3:.$D$9];[.E452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43] = &quot;JA&quot;;[$Grundlagen.V393];[$Grundlagen.H393])" office:value-type="string" office:string-value="NEIN">
            <text:p>NEIN</text:p>
          </table:table-cell>
          <table:table-cell table:style-name="ce18" table:formula="of:=IF([.$K443] = &quot;JA&quot;;[$Grundlagen.W393];[$Grundlagen.I393])" office:value-type="string" office:string-value="NEIN">
            <text:p>NEIN</text:p>
          </table:table-cell>
          <table:table-cell table:style-name="ce18" table:formula="of:=IF([.$K443] = &quot;JA&quot;;[$Grundlagen.X393];[$Grundlagen.J393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43] = &quot;JA&quot;;[$Grundlagen.Y393];[$Grundlagen.K393])" office:value-type="string" office:string-value="NEIN">
            <text:p>NEIN</text:p>
          </table:table-cell>
          <table:table-cell table:style-name="ce4" table:formula="of:=IF(AND([.C454]=&quot;ja&quot;;[.O446]=&quot;vor Inbetriebnahme&quot;);&quot;vor Inbetriebnahme&quot;;IF([.O446]=&quot;entfällt&quot;;&quot;entfällt&quot;;IF([.O446]=&quot;fehlt&quot;;&quot;umgehend&quot;;IF([.O446]=&quot;Bitte letzte Prüfung auswählen oder Datum eintragen&quot;;&quot;bitte letzzte Prüfung auswählen&quot;;MIN([.O446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52]=&quot;unterirdisch&quot;;&quot;JA&quot;;IF([.E454]=&quot;JA&quot;;&quot;JA&quot;;&quot;NEIN&quot;))" office:value-type="string" office:string-value="NEIN">
            <text:p>NEIN</text:p>
          </table:table-cell>
          <table:table-cell table:style-name="ce4" table:formula="of:=IF(AND([.C454]=&quot;JA&quot;;[.M452]=&quot;fehlt&quot;);&quot;umgehend erforderlich&quot;;IF(AND([.C454]=&quot;JA&quot;;[.M452]=&quot;vorhanden&quot;);&quot;Bei wesentlicher Änderung / Stilllegung&quot;;IF([.C454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6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6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59]=&quot;&quot;;&quot;Bitte letzte Prüfung auswählen oder Datum eintragen&quot;;(IF([.N459]=&quot;Inbetriebnahmeprüfung&quot;;&quot;vor Inbetriebnahme&quot;;IF([.N459]=&quot;fehlt&quot;;&quot;fehlt&quot;;IF([.N459]=&quot;nicht erforderlich&quot;;&quot;nicht erforderlich&quot;;MIN([.N459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6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6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6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6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59:.H464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59]=&quot;&quot;;&quot;Bitte Zeilen oben auswählen&quot;;IF([.M459]=&quot;fehlt&quot;;&quot;fehlt&quot;;IF([.M459]=&quot;nicht erforderlich&quot;;&quot;nicht erforderlich&quot;;IF([.M459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65]=&quot;nwg&quot;;&quot;keine AwSV-Anlage&quot;;IF([.E465]=&quot;awg&quot;;&quot;AWG-Anlage&quot;;IF([.E465]=&quot;&quot;;&quot;WGK eintragen&quot;;VLOOKUP([$Grundlagen.A401];[$Grundlagen.$A$3:.$D$9];[.E465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-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56] = &quot;JA&quot;;[$Grundlagen.V402];[$Grundlagen.H402])" office:value-type="string" office:string-value="NEIN">
            <text:p>NEIN</text:p>
          </table:table-cell>
          <table:table-cell table:style-name="ce18" table:formula="of:=IF([.$K456] = &quot;JA&quot;;[$Grundlagen.W402];[$Grundlagen.I402])" office:value-type="string" office:string-value="NEIN">
            <text:p>NEIN</text:p>
          </table:table-cell>
          <table:table-cell table:style-name="ce18" table:formula="of:=IF([.$K456] = &quot;JA&quot;;[$Grundlagen.X402];[$Grundlagen.J402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56] = &quot;JA&quot;;[$Grundlagen.Y402];[$Grundlagen.K402])" office:value-type="string" office:string-value="NEIN">
            <text:p>NEIN</text:p>
          </table:table-cell>
          <table:table-cell table:style-name="ce4" table:formula="of:=IF(AND([.C467]=&quot;ja&quot;;[.O459]=&quot;vor Inbetriebnahme&quot;);&quot;vor Inbetriebnahme&quot;;IF([.O459]=&quot;entfällt&quot;;&quot;entfällt&quot;;IF([.O459]=&quot;fehlt&quot;;&quot;umgehend&quot;;IF([.O459]=&quot;Bitte letzte Prüfung auswählen oder Datum eintragen&quot;;&quot;bitte letzzte Prüfung auswählen&quot;;MIN([.O459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65]=&quot;unterirdisch&quot;;&quot;JA&quot;;IF([.E467]=&quot;JA&quot;;&quot;JA&quot;;&quot;NEIN&quot;))" office:value-type="string" office:string-value="NEIN">
            <text:p>NEIN</text:p>
          </table:table-cell>
          <table:table-cell table:style-name="ce4" table:formula="of:=IF(AND([.C467]=&quot;JA&quot;;[.M465]=&quot;fehlt&quot;);&quot;umgehend erforderlich&quot;;IF(AND([.C467]=&quot;JA&quot;;[.M465]=&quot;vorhanden&quot;);&quot;Bei wesentlicher Änderung / Stilllegung&quot;;IF([.C467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37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7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72]=&quot;&quot;;&quot;Bitte letzte Prüfung auswählen oder Datum eintragen&quot;;(IF([.N472]=&quot;Inbetriebnahmeprüfung&quot;;&quot;vor Inbetriebnahme&quot;;IF([.N472]=&quot;fehlt&quot;;&quot;fehlt&quot;;IF([.N472]=&quot;nicht erforderlich&quot;;&quot;nicht erforderlich&quot;;MIN([.N472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7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7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7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7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72:.H477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72]=&quot;&quot;;&quot;Bitte Zeilen oben auswählen&quot;;IF([.M472]=&quot;fehlt&quot;;&quot;fehlt&quot;;IF([.M472]=&quot;nicht erforderlich&quot;;&quot;nicht erforderlich&quot;;IF([.M472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78]=&quot;nwg&quot;;&quot;keine AwSV-Anlage&quot;;IF([.E478]=&quot;awg&quot;;&quot;AWG-Anlage&quot;;IF([.E478]=&quot;&quot;;&quot;WGK eintragen&quot;;VLOOKUP([$Grundlagen.A410];[$Grundlagen.$A$3:.$D$9];[.E478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69] = &quot;JA&quot;;[$Grundlagen.V411];[$Grundlagen.H411])" office:value-type="string" office:string-value="NEIN">
            <text:p>NEIN</text:p>
          </table:table-cell>
          <table:table-cell table:style-name="ce18" table:formula="of:=IF([.$K469] = &quot;JA&quot;;[$Grundlagen.W411];[$Grundlagen.I411])" office:value-type="string" office:string-value="NEIN">
            <text:p>NEIN</text:p>
          </table:table-cell>
          <table:table-cell table:style-name="ce18" table:formula="of:=IF([.$K469] = &quot;JA&quot;;[$Grundlagen.X411];[$Grundlagen.J411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69] = &quot;JA&quot;;[$Grundlagen.Y411];[$Grundlagen.K411])" office:value-type="string" office:string-value="NEIN">
            <text:p>NEIN</text:p>
          </table:table-cell>
          <table:table-cell table:style-name="ce4" table:formula="of:=IF(AND([.C480]=&quot;ja&quot;;[.O472]=&quot;vor Inbetriebnahme&quot;);&quot;vor Inbetriebnahme&quot;;IF([.O472]=&quot;entfällt&quot;;&quot;entfällt&quot;;IF([.O472]=&quot;fehlt&quot;;&quot;umgehend&quot;;IF([.O472]=&quot;Bitte letzte Prüfung auswählen oder Datum eintragen&quot;;&quot;bitte letzzte Prüfung auswählen&quot;;MIN([.O472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78]=&quot;unterirdisch&quot;;&quot;JA&quot;;IF([.E480]=&quot;JA&quot;;&quot;JA&quot;;&quot;NEIN&quot;))" office:value-type="string" office:string-value="NEIN">
            <text:p>NEIN</text:p>
          </table:table-cell>
          <table:table-cell table:style-name="ce4" table:formula="of:=IF(AND([.C480]=&quot;JA&quot;;[.M478]=&quot;fehlt&quot;);&quot;umgehend erforderlich&quot;;IF(AND([.C480]=&quot;JA&quot;;[.M478]=&quot;vorhanden&quot;);&quot;Bei wesentlicher Änderung / Stilllegung&quot;;IF([.C480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HA 38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8.01</text:p>
          </table:table-cell>
          <table:table-cell table:style-name="ce3"/>
          <table:table-cell table:style-name="ce15"/>
          <table:table-cell table:style-name="ce15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85]=&quot;&quot;;&quot;Bitte letzte Prüfung auswählen oder Datum eintragen&quot;;(IF([.N485]=&quot;Inbetriebnahmeprüfung&quot;;&quot;vor Inbetriebnahme&quot;;IF([.N485]=&quot;fehlt&quot;;&quot;fehlt&quot;;IF([.N485]=&quot;nicht erforderlich&quot;;&quot;nicht erforderlich&quot;;MIN([.N485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8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8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8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8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number-columns-repeated="2" table:style-name="ce4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85:.H490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17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85]=&quot;&quot;;&quot;Bitte Zeilen oben auswählen&quot;;IF([.M485]=&quot;fehlt&quot;;&quot;fehlt&quot;;IF([.M485]=&quot;nicht erforderlich&quot;;&quot;nicht erforderlich&quot;;IF([.M485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491]=&quot;nwg&quot;;&quot;keine AwSV-Anlage&quot;;IF([.E491]=&quot;awg&quot;;&quot;AWG-Anlage&quot;;IF([.E491]=&quot;&quot;;&quot;WGK eintragen&quot;;VLOOKUP([$Grundlagen.A419];[$Grundlagen.$A$3:.$D$9];[.E491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82] = &quot;JA&quot;;[$Grundlagen.V420];[$Grundlagen.H420])" office:value-type="string" office:string-value="NEIN">
            <text:p>NEIN</text:p>
          </table:table-cell>
          <table:table-cell table:style-name="ce18" table:formula="of:=IF([.$K482] = &quot;JA&quot;;[$Grundlagen.W420];[$Grundlagen.I420])" office:value-type="string" office:string-value="NEIN">
            <text:p>NEIN</text:p>
          </table:table-cell>
          <table:table-cell table:style-name="ce18" table:formula="of:=IF([.$K482] = &quot;JA&quot;;[$Grundlagen.X420];[$Grundlagen.J420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82] = &quot;JA&quot;;[$Grundlagen.Y420];[$Grundlagen.K420])" office:value-type="string" office:string-value="NEIN">
            <text:p>NEIN</text:p>
          </table:table-cell>
          <table:table-cell table:style-name="ce4" table:formula="of:=IF(AND([.C493]=&quot;ja&quot;;[.O485]=&quot;vor Inbetriebnahme&quot;);&quot;vor Inbetriebnahme&quot;;IF([.O485]=&quot;entfällt&quot;;&quot;entfällt&quot;;IF([.O485]=&quot;fehlt&quot;;&quot;umgehend&quot;;IF([.O485]=&quot;Bitte letzte Prüfung auswählen oder Datum eintragen&quot;;&quot;bitte letzzte Prüfung auswählen&quot;;MIN([.O485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491]=&quot;unterirdisch&quot;;&quot;JA&quot;;IF([.E493]=&quot;JA&quot;;&quot;JA&quot;;&quot;NEIN&quot;))" office:value-type="string" office:string-value="NEIN">
            <text:p>NEIN</text:p>
          </table:table-cell>
          <table:table-cell table:style-name="ce4" table:formula="of:=IF(AND([.C493]=&quot;JA&quot;;[.M491]=&quot;fehlt&quot;);&quot;umgehend erforderlich&quot;;IF(AND([.C493]=&quot;JA&quot;;[.M491]=&quot;vorhanden&quot;);&quot;Bei wesentlicher Änderung / Stilllegung&quot;;IF([.C493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HA 39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39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498]=&quot;&quot;;&quot;Bitte letzte Prüfung auswählen oder Datum eintragen&quot;;(IF([.N498]=&quot;Inbetriebnahmeprüfung&quot;;&quot;vor Inbetriebnahme&quot;;IF([.N498]=&quot;fehlt&quot;;&quot;fehlt&quot;;IF([.N498]=&quot;nicht erforderlich&quot;;&quot;nicht erforderlich&quot;;MIN([.N498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9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9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9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39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13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498:.H503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33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498]=&quot;&quot;;&quot;Bitte Zeilen oben auswählen&quot;;IF([.M498]=&quot;fehlt&quot;;&quot;fehlt&quot;;IF([.M498]=&quot;nicht erforderlich&quot;;&quot;nicht erforderlich&quot;;IF([.M498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504]=&quot;nwg&quot;;&quot;keine AwSV-Anlage&quot;;IF([.E504]=&quot;awg&quot;;&quot;AWG-Anlage&quot;;IF([.E504]=&quot;&quot;;&quot;WGK eintragen&quot;;VLOOKUP([$Grundlagen.A428];[$Grundlagen.$A$3:.$D$9];[.E504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495] = &quot;JA&quot;;[$Grundlagen.V429];[$Grundlagen.H429])" office:value-type="string" office:string-value="NEIN">
            <text:p>NEIN</text:p>
          </table:table-cell>
          <table:table-cell table:style-name="ce18" table:formula="of:=IF([.$K495] = &quot;JA&quot;;[$Grundlagen.W429];[$Grundlagen.I429])" office:value-type="string" office:string-value="NEIN">
            <text:p>NEIN</text:p>
          </table:table-cell>
          <table:table-cell table:style-name="ce18" table:formula="of:=IF([.$K495] = &quot;JA&quot;;[$Grundlagen.X429];[$Grundlagen.J429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495] = &quot;JA&quot;;[$Grundlagen.Y429];[$Grundlagen.K429])" office:value-type="string" office:string-value="NEIN">
            <text:p>NEIN</text:p>
          </table:table-cell>
          <table:table-cell table:style-name="ce4" table:formula="of:=IF(AND([.C506]=&quot;ja&quot;;[.O498]=&quot;vor Inbetriebnahme&quot;);&quot;vor Inbetriebnahme&quot;;IF([.O498]=&quot;entfällt&quot;;&quot;entfällt&quot;;IF([.O498]=&quot;fehlt&quot;;&quot;umgehend&quot;;IF([.O498]=&quot;Bitte letzte Prüfung auswählen oder Datum eintragen&quot;;&quot;bitte letzzte Prüfung auswählen&quot;;MIN([.O498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504]=&quot;unterirdisch&quot;;&quot;JA&quot;;IF([.E506]=&quot;JA&quot;;&quot;JA&quot;;&quot;NEIN&quot;))" office:value-type="string" office:string-value="NEIN">
            <text:p>NEIN</text:p>
          </table:table-cell>
          <table:table-cell table:style-name="ce4" table:formula="of:=IF(AND([.C506]=&quot;JA&quot;;[.M504]=&quot;fehlt&quot;);&quot;umgehend erforderlich&quot;;IF(AND([.C506]=&quot;JA&quot;;[.M504]=&quot;vorhanden&quot;);&quot;Bei wesentlicher Änderung / Stilllegung&quot;;IF([.C506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HA 40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25" table:number-columns-repeated="2"/>
          <table:table-cell table:style-name="ce32" table:number-columns-repeated="3"/>
          <table:table-cell table:style-name="ce40" office:value-type="string">
            <text:p>Wasserschutzgebiet:</text:p>
          </table:table-cell>
          <table:table-cell table:style-name="ce1" table:content-validation-name="val3" office:value-type="string">
            <text:p>NEIN</text:p>
          </table:table-cell>
          <table:table-cell/>
          <table:table-cell table:style-name="ce32" table:number-columns-repeated="4"/>
          <table:table-cell table:style-name="ce52"/>
          <table:table-cell table:style-name="ce7" table:number-columns-repeated="1007"/>
        </table:table-row>
        <table:table-row table:style-name="ro2">
          <table:table-cell table:style-name="ce2" office:value-type="string" table:number-columns-spanned="1" table:number-rows-spanned="2">
            <text:p>TA-Nr.</text:p>
          </table:table-cell>
          <table:table-cell table:style-name="ce2" office:value-type="string" table:number-columns-spanned="1" table:number-rows-spanned="2">
            <text:p>Ort</text:p>
          </table:table-cell>
          <table:table-cell table:style-name="ce14" office:value-type="string" table:number-columns-spanned="1" table:number-rows-spanned="2">
            <text:p>Bezeichnung</text:p>
          </table:table-cell>
          <table:table-cell table:style-name="ce14" office:value-type="string" table:number-columns-spanned="1" table:number-rows-spanned="2">
            <text:p>Stoff</text:p>
          </table:table-cell>
          <table:table-cell table:style-name="ce14" office:value-type="string" table:number-columns-spanned="1" table:number-rows-spanned="2">
            <text:p>WGK</text:p>
          </table:table-cell>
          <table:table-cell table:style-name="ce14" office:value-type="string" table:number-columns-spanned="1" table:number-rows-spanned="2">
            <text:p>Anlagen Art</text:p>
          </table:table-cell>
          <table:table-cell table:style-name="ce14" office:value-type="string" table:number-columns-spanned="1" table:number-rows-spanned="2">
            <text:p>Behälter-volumen und </text:p>
            <text:p>-anzahl</text:p>
          </table:table-cell>
          <table:table-cell table:style-name="ce14" office:value-type="string" table:number-columns-spanned="1" table:number-rows-spanned="2">
            <text:p>Volumen</text:p>
          </table:table-cell>
          <table:table-cell table:style-name="ce14" office:value-type="string" table:number-columns-spanned="1" table:number-rows-spanned="2">
            <text:p>Werkstoff Behälter</text:p>
          </table:table-cell>
          <table:table-cell table:style-name="ce14" office:value-type="string" table:number-columns-spanned="1" table:number-rows-spanned="2">
            <text:p>Auffangraum (Werkstoff, Beschreibung, Art)</text:p>
          </table:table-cell>
          <table:table-cell table:style-name="ce14" office:value-type="string" table:number-columns-spanned="1" table:number-rows-spanned="2">
            <text:p>erforderliches Rückhaltevolumen [m³]</text:p>
          </table:table-cell>
          <table:table-cell table:style-name="ce14" office:value-type="string" table:number-columns-spanned="1" table:number-rows-spanned="2">
            <text:p>vorhandenes Rückhaltevolumen [m³]</text:p>
          </table:table-cell>
          <table:table-cell table:style-name="ce14" office:value-type="string" table:number-columns-spanned="1" table:number-rows-spanned="2">
            <text:p>Anzeige / Eignungfeststellung vorhanden</text:p>
          </table:table-cell>
          <table:table-cell table:style-name="ce14" office:value-type="string" table:number-columns-spanned="1" table:number-rows-spanned="2">
            <text:p>letzte Prüfung</text:p>
          </table:table-cell>
          <table:table-cell table:style-name="ce14" office:value-type="string" table:number-columns-spanned="1" table:number-rows-spanned="2">
            <text:p>nächste Prüfung</text:p>
          </table:table-cell>
          <table:table-cell table:style-name="ce14" office:value-type="string" table:number-columns-spanned="1" table:number-rows-spanned="2">
            <text:p>Bemerkung</text:p>
          </table:table-cell>
          <table:table-cell table:style-name="ce53" office:value-type="string" table:number-columns-spanned="1" table:number-rows-spanned="2">
            <text:p>Empfehlung</text:p>
          </table:table-cell>
          <table:table-cell table:number-columns-repeated="1007"/>
        </table:table-row>
        <table:table-row table:style-name="ro2">
          <table:covered-table-cell table:number-columns-repeated="2" table:style-name="ce2"/>
          <table:covered-table-cell table:number-columns-repeated="7" table:style-name="ce14"/>
          <table:covered-table-cell table:style-name="ce41"/>
          <table:covered-table-cell table:number-columns-repeated="6" table:style-name="ce14"/>
          <table:covered-table-cell table:style-name="ce54"/>
          <table:table-cell table:number-columns-repeated="1007"/>
        </table:table-row>
        <table:table-row table:style-name="ro2">
          <table:table-cell table:style-name="ce3" office:value-type="string">
            <text:p>40.01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44" table:formula="of:=IF([.N511]=&quot;&quot;;&quot;Bitte letzte Prüfung auswählen oder Datum eintragen&quot;;(IF([.N511]=&quot;Inbetriebnahmeprüfung&quot;;&quot;vor Inbetriebnahme&quot;;IF([.N511]=&quot;fehlt&quot;;&quot;fehlt&quot;;IF([.N511]=&quot;nicht erforderlich&quot;;&quot;nicht erforderlich&quot;;MIN([.N511])+5*365)))))" office:value-type="string" office:string-value="Bitte letzte Prüfung auswählen oder Datum eintragen" table:number-columns-spanned="1" table:number-rows-spanned="5">
            <text:p>Bitte letzte Prüfung auswählen oder Datum eintragen</text:p>
          </table:table-cell>
          <table:table-cell table:style-name="ce15" table:number-columns-spanned="1" table:number-rows-spanned="5"/>
          <table:table-cell table:style-name="ce55" table:number-columns-spanned="1" table:number-rows-spanned="5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40.02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40.03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40.04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7"/>
          <table:covered-table-cell table:style-name="ce44"/>
          <table:covered-table-cell table:style-name="ce15"/>
          <table:covered-table-cell table:style-name="ce56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3" office:value-type="string">
            <text:p>40.05</text:p>
          </table:table-cell>
          <table:table-cell table:style-name="ce3"/>
          <table:table-cell table:style-name="ce15" table:number-columns-repeated="2"/>
          <table:table-cell table:style-name="ce26" table:content-validation-name="val2"/>
          <table:table-cell table:style-name="ce15" table:content-validation-name="val4"/>
          <table:table-cell table:style-name="ce15"/>
          <table:table-cell table:style-name="ce34"/>
          <table:table-cell table:style-name="ce15" table:number-columns-repeated="4"/>
          <table:covered-table-cell table:style-name="ce44"/>
          <table:covered-table-cell table:style-name="ce48"/>
          <table:covered-table-cell table:style-name="ce44"/>
          <table:covered-table-cell table:style-name="ce15"/>
          <table:covered-table-cell table:style-name="ce57"/>
          <table:table-cell table:style-name="ce60" table:number-columns-repeated="28"/>
          <table:table-cell table:style-name="ce62" table:number-columns-repeated="979"/>
        </table:table-row>
        <table:table-row table:style-name="ro2">
          <table:table-cell table:style-name="ce4" office:value-type="string" table:number-columns-spanned="3" table:number-rows-spanned="1">
            <text:p>*wird bei Anlagenvolumen nicht berücksichtigt</text:p>
          </table:table-cell>
          <table:covered-table-cell table:style-name="ce11"/>
          <table:covered-table-cell table:style-name="ce19"/>
          <table:table-cell table:style-name="ce17" table:number-columns-spanned="14" table:number-rows-spanned="1"/>
          <table:covered-table-cell table:number-columns-repeated="4" table:style-name="ce27"/>
          <table:covered-table-cell table:number-columns-repeated="4" table:style-name="ce37"/>
          <table:covered-table-cell table:number-columns-repeated="3" table:style-name="ce27"/>
          <table:covered-table-cell table:style-name="ce37"/>
          <table:covered-table-cell table:style-name="ce58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Anlagenspezifikation:</text:p>
          </table:table-cell>
          <table:covered-table-cell table:style-name="ce6"/>
          <table:table-cell table:style-name="ce20" table:content-validation-name="val1" office:value-type="string">
            <text:p>oberirdisch</text:p>
          </table:table-cell>
          <table:table-cell table:style-name="ce24" office:value-type="string">
            <text:p>maßgebliche WGK :</text:p>
          </table:table-cell>
          <table:table-cell table:style-name="ce20" table:content-validation-name="val1" office:value-type="float" office:value="3">
            <text:p>3</text:p>
          </table:table-cell>
          <table:table-cell table:style-name="ce17" office:value-type="string" table:number-columns-spanned="2" table:number-rows-spanned="1">
            <text:p>Summe [m³]: </text:p>
          </table:table-cell>
          <table:covered-table-cell table:style-name="ce33"/>
          <table:table-cell table:style-name="ce36" table:formula="of:=SUM([.H511:.H516])" office:value-type="float" office:value="0">
            <text:p>0.00</text:p>
          </table:table-cell>
          <table:table-cell table:style-name="ce17" table:number-columns-spanned="2" table:number-rows-spanned="1"/>
          <table:covered-table-cell table:style-name="ce33"/>
          <table:table-cell table:style-name="ce17" office:value-type="string" table:number-columns-spanned="2" table:number-rows-spanned="1">
            <text:p>Genehmigung / Bescheid vorhanden:</text:p>
          </table:table-cell>
          <table:covered-table-cell table:style-name="ce17"/>
          <table:table-cell table:style-name="ce20" table:formula="of:=IF([.M511]=&quot;&quot;;&quot;Bitte Zeilen oben auswählen&quot;;IF([.M511]=&quot;fehlt&quot;;&quot;fehlt&quot;;IF([.M511]=&quot;nicht erforderlich&quot;;&quot;nicht erforderlich&quot;;IF([.M511]=&quot;BImSchG&quot;;&quot;nicht erforderlich&quot;;&quot;vorhanden&quot;))))" office:value-type="string" office:string-value="Bitte Zeilen oben auswählen">
            <text:p>Bitte Zeilen oben auswählen</text:p>
          </table:table-cell>
          <table:table-cell table:style-name="ce17" office:value-type="string">
            <text:p>Gefährdungsstufe:</text:p>
          </table:table-cell>
          <table:table-cell table:style-name="ce50" table:formula="of:=IF([.E517]=&quot;nwg&quot;;&quot;keine AwSV-Anlage&quot;;IF([.E517]=&quot;awg&quot;;&quot;AWG-Anlage&quot;;IF([.E517]=&quot;&quot;;&quot;WGK eintragen&quot;;VLOOKUP([$Grundlagen.A437];[$Grundlagen.$A$3:.$D$9];[.E517]+1))))" office:value-type="string" office:string-value="Stufe A">
            <text:p>Stufe A</text:p>
          </table:table-cell>
          <table:table-cell table:style-name="ce51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2">
            <text:p>AwSV-Prüfung erforderlich? </text:p>
          </table:table-cell>
          <table:covered-table-cell table:style-name="ce6"/>
          <table:table-cell table:style-name="ce17" office:value-type="string">
            <text:p>Inbetriebnahme /</text:p>
            <text:p>wesentliche Änderung:</text:p>
          </table:table-cell>
          <table:table-cell table:style-name="ce6" office:value-type="string">
            <text:p>Stilllegung:</text:p>
          </table:table-cell>
          <table:table-cell table:style-name="ce6" office:value-type="string" table:number-columns-spanned="2" table:number-rows-spanned="1">
            <text:p>Wiederkehrend:</text:p>
          </table:table-cell>
          <table:covered-table-cell table:style-name="ce13"/>
          <table:table-cell table:style-name="ce17" office:value-type="string">
            <text:p>Prüfintervall:</text:p>
          </table:table-cell>
          <table:table-cell table:style-name="ce17" office:value-type="string" table:number-columns-spanned="2" table:number-rows-spanned="1">
            <text:p>Nächste Prüfung:</text:p>
          </table:table-cell>
          <table:covered-table-cell table:style-name="ce17"/>
          <table:table-cell table:style-name="ce17" office:value-type="string">
            <text:p>Fachbetriebspflicht:</text:p>
          </table:table-cell>
          <table:table-cell table:style-name="ce42" office:value-type="string" table:number-columns-spanned="2" table:number-rows-spanned="1">
            <text:p>Anzeige erforderlich:</text:p>
          </table:table-cell>
          <table:covered-table-cell table:style-name="ce42"/>
          <table:table-cell table:style-name="ce45" table:number-columns-repeated="3"/>
          <table:table-cell table:style-name="ce30"/>
          <table:table-cell table:number-columns-repeated="1008"/>
        </table:table-row>
        <table:table-row table:style-name="ro2">
          <table:covered-table-cell table:number-columns-repeated="2" table:style-name="ce6"/>
          <table:table-cell table:style-name="ce18" table:formula="of:=IF([.$K508] = &quot;JA&quot;;[$Grundlagen.V438];[$Grundlagen.H438])" office:value-type="string" office:string-value="NEIN">
            <text:p>NEIN</text:p>
          </table:table-cell>
          <table:table-cell table:style-name="ce18" table:formula="of:=IF([.$K508] = &quot;JA&quot;;[$Grundlagen.W438];[$Grundlagen.I438])" office:value-type="string" office:string-value="NEIN">
            <text:p>NEIN</text:p>
          </table:table-cell>
          <table:table-cell table:style-name="ce18" table:formula="of:=IF([.$K508] = &quot;JA&quot;;[$Grundlagen.X438];[$Grundlagen.J438])" office:value-type="string" office:string-value="NEIN" table:number-columns-spanned="2" table:number-rows-spanned="1">
            <text:p>NEIN</text:p>
          </table:table-cell>
          <table:covered-table-cell table:style-name="ce31"/>
          <table:table-cell table:style-name="ce18" table:formula="of:=IF([.$K508] = &quot;JA&quot;;[$Grundlagen.Y438];[$Grundlagen.K438])" office:value-type="string" office:string-value="NEIN">
            <text:p>NEIN</text:p>
          </table:table-cell>
          <table:table-cell table:style-name="ce4" table:formula="of:=IF(AND([.C519]=&quot;ja&quot;;[.O511]=&quot;vor Inbetriebnahme&quot;);&quot;vor Inbetriebnahme&quot;;IF([.O511]=&quot;entfällt&quot;;&quot;entfällt&quot;;IF([.O511]=&quot;fehlt&quot;;&quot;umgehend&quot;;IF([.O511]=&quot;Bitte letzte Prüfung auswählen oder Datum eintragen&quot;;&quot;bitte letzzte Prüfung auswählen&quot;;MIN([.O511])))))" office:value-type="string" office:string-value="bitte letzzte Prüfung auswählen" table:number-columns-spanned="2" table:number-rows-spanned="1">
            <text:p>bitte letzzte Prüfung auswählen</text:p>
          </table:table-cell>
          <table:covered-table-cell table:style-name="ce4"/>
          <table:table-cell table:style-name="ce18" table:formula="of:=IF([.C517]=&quot;unterirdisch&quot;;&quot;JA&quot;;IF([.E519]=&quot;JA&quot;;&quot;JA&quot;;&quot;NEIN&quot;))" office:value-type="string" office:string-value="NEIN">
            <text:p>NEIN</text:p>
          </table:table-cell>
          <table:table-cell table:style-name="ce4" table:formula="of:=IF(AND([.C519]=&quot;JA&quot;;[.M517]=&quot;fehlt&quot;);&quot;umgehend erforderlich&quot;;IF(AND([.C519]=&quot;JA&quot;;[.M517]=&quot;vorhanden&quot;);&quot;Bei wesentlicher Änderung / Stilllegung&quot;;IF([.C519]=&quot;JA&quot;;&quot;umgehend erforderlich&quot;;&quot;NEIN&quot;)))" office:value-type="string" office:string-value="NEIN" table:number-columns-spanned="2" table:number-rows-spanned="1">
            <text:p>NEIN</text:p>
          </table:table-cell>
          <table:covered-table-cell table:style-name="ce4"/>
          <table:table-cell table:style-name="ce46"/>
          <table:table-cell/>
          <table:table-cell table:style-name="ce45"/>
          <table:table-cell table:number-columns-repeated="1009"/>
        </table:table-row>
        <table:table-row table:style-name="ro2" table:number-rows-repeated="10480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AwSV-Kataster'.$A$1" table:cell-range-address="$'AwSV-Kataster'.$A$1:.$Q$520" table:range-usable-as="print-range"/>
          <table:named-range table:name="WGK" table:base-cell-address="$'AwSV-Kataster'.$A$1" table:cell-range-address="$Grundlagen.$A$66:.$A$70"/>
        </table:named-expressions>
      </table:table>
      <table:table table:name="Grundlagen" table:style-name="ta2" table:protected="true" table:print="false">
        <office:forms form:automatic-focus="false" form:apply-design-mode="false"/>
        <table:table-column table:style-name="co27" table:default-cell-style-name="Excel_20_Built-in_20_Normal"/>
        <table:table-column table:style-name="co28" table:number-columns-repeated="5" table:default-cell-style-name="Excel_20_Built-in_20_Normal"/>
        <table:table-column table:style-name="co29" table:default-cell-style-name="Excel_20_Built-in_20_Normal"/>
        <table:table-column table:style-name="co11" table:default-cell-style-name="Excel_20_Built-in_20_Normal"/>
        <table:table-column table:style-name="co30" table:number-columns-repeated="17" table:default-cell-style-name="Excel_20_Built-in_20_Normal"/>
        <table:table-column table:style-name="co31" table:default-cell-style-name="Excel_20_Built-in_20_Normal"/>
        <table:table-column table:style-name="co30" table:number-columns-repeated="998" table:default-cell-style-name="Excel_20_Built-in_20_Normal"/>
        <table:table-row table:style-name="ro4">
          <table:table-cell table:style-name="ce64" office:value-type="string">
            <text:p>Ermittlung der Gefährdungsstufen</text:p>
          </table:table-cell>
          <table:table-cell table:style-name="ce64" office:value-type="string" table:number-columns-spanned="3" table:number-rows-spanned="1">
            <text:p>Wassergefährdungsklasse (WGK)</text:p>
          </table:table-cell>
          <table:covered-table-cell table:style-name="ce91"/>
          <table:covered-table-cell table:style-name="ce93"/>
          <table:table-cell table:number-columns-repeated="1020"/>
        </table:table-row>
        <table:table-row table:style-name="ro5">
          <table:table-cell table:style-name="ce64"/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94" table:formula="of:=IF([$'AwSV-Kataster'.H88]&gt;1000;1001;IF(AND([$'AwSV-Kataster'.H88]&gt;100;[$'AwSV-Kataster'.H88]&lt;=1000);1000;IF(AND([$'AwSV-Kataster'.H88]&gt;10;[$'AwSV-Kataster'.H88]&lt;=100);100;IF(AND([$'AwSV-Kataster'.H88]&gt;1;[$'AwSV-Kataster'.H88]&lt;=10);1;IF(AND([$'AwSV-Kataster'.H88]&gt;0.22;[$'AwSV-Kataster'.H88]&lt;=1);0.22;0)))))" office:value-type="float" office:value="0">
            <text:p>0</text:p>
          </table:table-cell>
          <table:table-cell office:value-type="string">
            <text:p>Eingabe</text:p>
          </table:table-cell>
          <table:table-cell table:style-name="ce71" office:value-type="string">
            <text:p>Genehmigung</text:p>
          </table:table-cell>
          <table:table-cell table:number-columns-repeated="1017"/>
        </table:table-row>
        <table:table-row table:style-name="ro5">
          <table:table-cell office:value-type="float" office:value="0">
            <text:p>0</text:p>
          </table:table-cell>
          <table:table-cell table:number-columns-repeated="3" office:value-type="string">
            <text:p>Stufe 0</text:p>
          </table:table-cell>
          <table:table-cell/>
          <table:table-cell table:style-name="ce95" office:value-type="string">
            <text:p>nicht erforderlich</text:p>
          </table:table-cell>
          <table:table-cell table:number-columns-repeated="1018"/>
        </table:table-row>
        <table:table-row table:style-name="ro5">
          <table:table-cell table:style-name="ce64" office:value-type="float" office:value="0.22">
            <text:p>0.22</text:p>
          </table:table-cell>
          <table:table-cell table:number-columns-repeated="3" table:style-name="ce64" office:value-type="string">
            <text:p>Stufe A</text:p>
          </table:table-cell>
          <table:table-cell/>
          <table:table-cell table:style-name="ce95" office:value-type="string">
            <text:p>fehlt</text:p>
          </table:table-cell>
          <table:table-cell table:number-columns-repeated="1018"/>
        </table:table-row>
        <table:table-row table:style-name="ro5">
          <table:table-cell table:style-name="ce64" office:value-type="float" office:value="1">
            <text:p>1</text:p>
          </table:table-cell>
          <table:table-cell table:number-columns-repeated="2" table:style-name="ce64" office:value-type="string">
            <text:p>Stufe A</text:p>
          </table:table-cell>
          <table:table-cell table:style-name="ce64" office:value-type="string">
            <text:p>Stufe B</text:p>
          </table:table-cell>
          <table:table-cell/>
          <table:table-cell table:style-name="ce95" office:value-type="string">
            <text:p>Inbetriebnahmeprüfung</text:p>
          </table:table-cell>
          <table:table-cell table:number-columns-repeated="1018"/>
        </table:table-row>
        <table:table-row table:style-name="ro5">
          <table:table-cell table:style-name="ce64" office:value-type="float" office:value="10">
            <text:p>10</text:p>
          </table:table-cell>
          <table:table-cell table:style-name="ce64" office:value-type="string">
            <text:p>Stufe A</text:p>
          </table:table-cell>
          <table:table-cell table:style-name="ce64" office:value-type="string">
            <text:p>Stufe B</text:p>
          </table:table-cell>
          <table:table-cell table:style-name="ce64" office:value-type="string">
            <text:p>Stufe C</text:p>
          </table:table-cell>
          <table:table-cell/>
          <table:table-cell table:style-name="ce95"/>
          <table:table-cell table:number-columns-repeated="1018"/>
        </table:table-row>
        <table:table-row table:style-name="ro5">
          <table:table-cell table:style-name="ce64" office:value-type="float" office:value="100">
            <text:p>100</text:p>
          </table:table-cell>
          <table:table-cell table:style-name="ce64" office:value-type="string">
            <text:p>Stufe A</text:p>
          </table:table-cell>
          <table:table-cell table:style-name="ce64" office:value-type="string">
            <text:p>Stufe C</text:p>
          </table:table-cell>
          <table:table-cell table:style-name="ce64" office:value-type="string">
            <text:p>Stufe D</text:p>
          </table:table-cell>
          <table:table-cell table:number-columns-repeated="1020"/>
        </table:table-row>
        <table:table-row table:style-name="ro5">
          <table:table-cell table:style-name="ce64" office:value-type="float" office:value="1000">
            <text:p>1000</text:p>
          </table:table-cell>
          <table:table-cell table:style-name="ce64" office:value-type="string">
            <text:p>Stufe B</text:p>
          </table:table-cell>
          <table:table-cell table:number-columns-repeated="2" table:style-name="ce64" office:value-type="string">
            <text:p>Stufe D</text:p>
          </table:table-cell>
          <table:table-cell table:number-columns-repeated="1020"/>
        </table:table-row>
        <table:table-row table:style-name="ro5">
          <table:table-cell table:style-name="ce64" office:value-type="float" office:value="1001">
            <text:p>1001</text:p>
          </table:table-cell>
          <table:table-cell table:style-name="ce64" office:value-type="string">
            <text:p>Stufe C</text:p>
          </table:table-cell>
          <table:table-cell table:number-columns-repeated="2" table:style-name="ce64" office:value-type="string">
            <text:p>Stufe D</text:p>
          </table:table-cell>
          <table:table-cell table:number-columns-repeated="16"/>
          <table:table-cell table:formula="of:=[$Grundlagen.C1]=[$Grundlagen.D18]" office:value-type="boolean" office:boolean-value="false">
            <text:p>FALSE</text:p>
          </table:table-cell>
          <table:table-cell table:number-columns-repeated="1003"/>
        </table:table-row>
        <table:table-row table:style-name="ro6" table:number-rows-repeated="6">
          <table:table-cell table:number-columns-repeated="1024"/>
        </table:table-row>
        <table:table-row table:style-name="ro7">
          <table:table-cell table:style-name="ce65" table:number-columns-repeated="2"/>
          <table:table-cell table:style-name="ce72" office:value-type="string">
            <text:p>unterirdische Anlagen mit flüssigen oder gasförmigen wassergefährdenden Stoffen</text:p>
          </table:table-cell>
          <table:table-cell table:style-name="ce64" office:value-type="string">
            <text:p>oberirdische Anlagen mit flüssigen oder gasförmigen wassergefährdenden Stoffen, einschließlich Heizölverbraucheranlagen</text:p>
          </table:table-cell>
          <table:table-cell table:style-name="ce72" office:value-type="string">
            <text:p>Abfüll- und Umschlaganlagen sowie Anlagen zum Laden und Löschen von Schiffen</text:p>
          </table:table-cell>
          <table:table-cell table:number-columns-repeated="1019"/>
        </table:table-row>
        <table:table-row table:style-name="ro6">
          <table:table-cell table:style-name="ce65" table:number-columns-repeated="2"/>
          <table:table-cell table:style-name="ce70" office:value-type="string">
            <text:p>unterirdisch</text:p>
          </table:table-cell>
          <table:table-cell table:style-name="ce70" office:value-type="string">
            <text:p>Oberirdisch</text:p>
          </table:table-cell>
          <table:table-cell table:style-name="ce65" office:value-type="string">
            <text:p>Abfüll- und Umschlaganlagen 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alle 5 Jahre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B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B</text:p>
          </table:table-cell>
          <table:table-cell table:style-name="ce70" office:value-type="string">
            <text:p>JA</text:p>
          </table:table-cell>
          <table:table-cell table:style-name="ce70" office:value-type="string">
            <text:p>NEIN</text:p>
          </table:table-cell>
          <table:table-cell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B</text:p>
          </table:table-cell>
          <table:table-cell table:style-name="ce70" office:value-type="string">
            <text:p>JA</text:p>
          </table:table-cell>
          <table:table-cell table:style-name="ce70" office:value-type="string">
            <text:p>NEIN</text:p>
          </table:table-cell>
          <table:table-cell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B</text:p>
          </table:table-cell>
          <table:table-cell table:style-name="ce70" office:value-type="string">
            <text:p>alle 5 Jahre</text:p>
          </table:table-cell>
          <table:table-cell table:style-name="ce70" office:value-type="string">
            <text:p>NEIN</text:p>
          </table:table-cell>
          <table:table-cell table:style-name="ce70" office:value-type="string">
            <text:p>alle 10 Jahre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alle 5 Jahre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alle 5 Jahre</text:p>
          </table:table-cell>
          <table:table-cell table:number-columns-repeated="1019"/>
        </table:table-row>
        <table:table-row table:style-name="ro6" table:number-rows-repeated="4">
          <table:table-cell table:number-columns-repeated="1024"/>
        </table:table-row>
        <table:table-row table:style-name="ro10">
          <table:table-cell table:style-name="ce65"/>
          <table:table-cell table:style-name="ce72" office:value-type="string">
            <text:p>Anlagen mit festen wassergefährdenden Stoffen</text:p>
          </table:table-cell>
          <table:table-cell table:style-name="ce72" office:value-type="string">
            <text:p>Anlagen zum Umschlagen wassergefährdender Stoffe im intermodalen Verkehr</text:p>
          </table:table-cell>
          <table:table-cell table:number-columns-repeated="1021"/>
        </table:table-row>
        <table:table-row table:style-name="ro6">
          <table:table-cell table:style-name="ce65"/>
          <table:table-cell table:style-name="ce70" office:value-type="string">
            <text:p>feste WGK-Stoffe</text:p>
          </table:table-cell>
          <table:table-cell table:style-name="ce70" office:value-type="string">
            <text:p>intermodalen Umschlagen </text:p>
          </table:table-cell>
          <table:table-cell table:number-columns-repeated="1021"/>
        </table:table-row>
        <table:table-row table:style-name="ro6">
          <table:table-cell table:style-name="ce65"/>
          <table:table-cell table:number-columns-repeated="2" table:style-name="ce70" office:value-type="string">
            <text:p>&lt;1000t</text:p>
          </table:table-cell>
          <table:table-cell table:number-columns-repeated="1021"/>
        </table:table-row>
        <table:table-row table:style-name="ro10">
          <table:table-cell table:style-name="ce66" office:value-type="string">
            <text:p>Inbetriebnahme /</text:p>
            <text:p>wesentliche Änderung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6">
          <table:table-cell table:style-name="ce67" office:value-type="string">
            <text:p>Stilllegung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7"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6">
          <table:table-cell table:style-name="ce69" office:value-type="string">
            <text:p>Prüfintervall </text:p>
          </table:table-cell>
          <table:table-cell table:number-columns-repeated="2" table:style-name="ce70" office:value-type="string">
            <text:p>alle 5 Jahre</text:p>
          </table:table-cell>
          <table:table-cell table:number-columns-repeated="1021"/>
        </table:table-row>
        <table:table-row table:style-name="ro6" table:number-rows-repeated="4">
          <table:table-cell table:number-columns-repeated="1024"/>
        </table:table-row>
        <table:table-row table:style-name="ro10">
          <table:table-cell table:style-name="ce65"/>
          <table:table-cell table:style-name="ce72" office:value-type="string">
            <text:p>Anlagen mit aufschwimmenden flüssigen Stoffen</text:p>
          </table:table-cell>
          <table:table-cell table:style-name="ce73" office:value-type="string">
            <text:p>Biogasanlagen, in denen ausschließlich Gärsubstrate nach § 2 Absatz 8 eingesetzt werden 6</text:p>
          </table:table-cell>
          <table:table-cell table:number-columns-repeated="1021"/>
        </table:table-row>
        <table:table-row table:style-name="ro6">
          <table:table-cell table:style-name="ce65"/>
          <table:table-cell table:style-name="ce70" office:value-type="string">
            <text:p>aufschwimmende flüssige Stoffe</text:p>
          </table:table-cell>
          <table:table-cell table:style-name="ce65" office:value-type="string">
            <text:p>Biogasanlagen</text:p>
          </table:table-cell>
          <table:table-cell table:number-columns-repeated="1021"/>
        </table:table-row>
        <table:table-row table:style-name="ro6">
          <table:table-cell table:style-name="ce70" office:value-type="string">
            <text:p>m³</text:p>
          </table:table-cell>
          <table:table-cell table:style-name="ce65" table:number-columns-repeated="2"/>
          <table:table-cell table:number-columns-repeated="1021"/>
        </table:table-row>
        <table:table-row table:style-name="ro10">
          <table:table-cell table:style-name="ce65" office:value-type="float" office:value="100">
            <text:p>100</text:p>
          </table:table-cell>
          <table:table-cell table:style-name="ce66" office:value-type="string">
            <text:p>Inbetriebnahme /</text:p>
            <text:p>wesentliche Änderung</text:p>
          </table:table-cell>
          <table:table-cell table:style-name="ce66" office:value-type="string">
            <text:p>Inbetriebnahme /</text:p>
            <text:p>wesentliche Änderung</text:p>
          </table:table-cell>
          <table:table-cell table:number-columns-repeated="1021"/>
        </table:table-row>
        <table:table-row table:style-name="ro7">
          <table:table-cell table:style-name="ce65" office:value-type="float" office:value="1000">
            <text:p>1000</text:p>
          </table:table-cell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number-columns-repeated="1021"/>
        </table:table-row>
        <table:table-row table:style-name="ro6">
          <table:table-cell table:style-name="ce65" office:value-type="float" office:value="1001">
            <text:p>1001</text:p>
          </table:table-cell>
          <table:table-cell table:number-columns-repeated="2" table:style-name="ce67" office:value-type="string">
            <text:p>Stilllegung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1" office:value-type="string">
            <text:p>Anlagenbesonderheit</text:p>
          </table:table-cell>
          <table:table-cell table:number-columns-repeated="1023"/>
        </table:table-row>
        <table:table-row table:style-name="ro5">
          <table:table-cell table:style-name="ce72" office:value-type="string">
            <text:p>unterirdisch</text:p>
          </table:table-cell>
          <table:table-cell table:style-name="ce88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oberirdisch</text:p>
          </table:table-cell>
          <table:table-cell table:style-name="ce88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feste WGK-Stoffe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intermodaler Umschlag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aufschwimmende flüssige Stoffe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3" office:value-type="string">
            <text:p>Biogasanlagen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Abfüll- und Umschlaganlagen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6">
          <table:table-cell table:style-name="ce74"/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5" office:value-type="string">
            <text:p>WGK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6">
          <table:table-cell table:style-name="ce76" office:value-type="float" office:value="1">
            <text:p>1</text:p>
          </table:table-cell>
          <table:table-cell table:number-columns-repeated="1023"/>
        </table:table-row>
        <table:table-row table:style-name="ro6">
          <table:table-cell table:style-name="ce76" office:value-type="float" office:value="2">
            <text:p>2</text:p>
          </table:table-cell>
          <table:table-cell table:number-columns-repeated="1023"/>
        </table:table-row>
        <table:table-row table:style-name="ro6">
          <table:table-cell table:style-name="ce76" office:value-type="float" office:value="3">
            <text:p>3</text:p>
          </table:table-cell>
          <table:table-cell table:number-columns-repeated="1023"/>
        </table:table-row>
        <table:table-row table:style-name="ro6">
          <table:table-cell table:style-name="ce77" office:value-type="string">
            <text:p>nwg</text:p>
          </table:table-cell>
          <table:table-cell table:number-columns-repeated="1023"/>
        </table:table-row>
        <table:table-row table:style-name="ro6">
          <table:table-cell table:style-name="ce77" office:value-type="string">
            <text:p>aw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1" office:value-type="string">
            <text:p>Anlagenart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HBV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LA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L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A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A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RL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R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8" office:value-type="string">
            <text:p>JA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NEIN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9" office:value-type="float" office:value="1">
            <text:p>1</text:p>
          </table:table-cell>
          <table:table-cell table:number-columns-repeated="1023"/>
        </table:table-row>
        <table:table-row table:style-name="ro5">
          <table:table-cell table:style-name="ce80" table:formula="of:=IF([$'AwSV-Kataster'.H10]&gt;1000;1001;IF(AND([$'AwSV-Kataster'.H10]&gt;100;[$'AwSV-Kataster'.H10]&lt;=1000);1000;IF(AND([$'AwSV-Kataster'.H10]&gt;10;[$'AwSV-Kataster'.H10]&lt;=100);100;IF(AND([$'AwSV-Kataster'.H10]&gt;1;[$'AwSV-Kataster'.H10]&lt;=10);10;IF(AND([$'AwSV-Kataster'.H10]&gt;0.22;[$'AwSV-Kataster'.H10]&lt;=1);1;0.22)))))" office:value-type="float" office:value="0.22">
            <text:p>0.22</text:p>
          </table:table-cell>
          <table:table-cell table:style-name="ce85" table:formula="of:=[$'AwSV-Kataster'.C10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86]=&quot;&quot;;&quot;Anlagenspez. wählen&quot;;IF([.B86]=[.A87];[.A88];IF([.B86]=[.B87];[.B88];IF([.B86]=[.C87];[.C88];IF([.B86]=[.D87];[.$D88];IF([.B86]=[.E87];[.E88];IF([.B86]=[.F87];[.F88];IF([.B86]=[.G87];[.G88]))))))))" office:value-type="string" office:string-value="NEIN">
            <text:p>NEIN</text:p>
          </table:table-cell>
          <table:table-cell table:style-name="ce97" table:formula="of:=IF([.B86]=&quot;&quot;;&quot;Anlagenspez. wählen&quot;;IF([.B86]=[.A87];[.A89];IF([.B86]=[.B87];[.B89];IF([.B86]=[.C87];[.C89];IF([.B86]=[.D87];[.D89];IF([.B86]=[.E87];[.E89];IF([.B86]=[.F87];[.$F89];IF([.B86]=[.G87];[.G89]))))))))" office:value-type="string" office:string-value="NEIN">
            <text:p>NEIN</text:p>
          </table:table-cell>
          <table:table-cell table:style-name="ce97" table:formula="of:=IF([.B86]=&quot;&quot;;&quot;A.spez. wählen&quot;;IF([.B86]=[.A87];[.A90];IF([.B86]=[.B87];[.B90];IF([.B86]=[.C87];[.C90];IF([.B86]=[.D87];[.$D90];IF([.B86]=[.E87];[.E90];IF([.B86]=[.F87];[.F90];IF([.B86]=[.G87];[.G90]))))))))" office:value-type="string" office:string-value="NEIN">
            <text:p>NEIN</text:p>
          </table:table-cell>
          <table:table-cell table:style-name="ce99" table:formula="of:=IF([.B86]=&quot;&quot;;&quot;Anlagenspez. wählen&quot;;IF([.B86]=[.A87];[.A91];IF([.B86]=[.B87];[.B91];IF([.B86]=[.C87];[.C91];IF([.B86]=[.D87];[.$D91];IF([.B86]=[.E87];[.E91];IF([.B86]=[.F87];[.F91];IF([.B86]=[.G87];[.G91]))))))))" office:value-type="string" office:string-value="NEIN">
            <text:p>NEIN</text:p>
          </table:table-cell>
          <table:table-cell table:style-name="ce100" table:formula="of:=IF([$'AwSV-Kataster'.O4]=&quot;entfällt&quot;;&quot;Entfällt&quot;;IF([$'AwSV-Kataster'.O4]=&quot;fehlt&quot;;&quot;umgehend&quot;;MIN([$'AwSV-Kataster'.O4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10]=&quot;unterirdisch&quot;;&quot;JA&quot;;IF([.J87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0]=&quot;&quot;;&quot;Anlagenspez. wählen&quot;;IF([$'AwSV-Kataster'.C10]=[.O87];[.O88];IF([$'AwSV-Kataster'.C10]=[.P87];[.P88];IF([$'AwSV-Kataster'.C10]=[.Q87];[.Q88];IF([$'AwSV-Kataster'.C10]=[.R87];[.$R88];IF([$'AwSV-Kataster'.C10]=[.S87];[.S88];IF([$'AwSV-Kataster'.C10]=[.T87];[.T88];IF([$'AwSV-Kataster'.C10]=[.U87];[.U88]))))))))" office:value-type="string" office:string-value="NEIN">
            <text:p>NEIN</text:p>
          </table:table-cell>
          <table:table-cell table:style-name="ce97" table:formula="of:=IF([$'AwSV-Kataster'.C10]=&quot;&quot;;&quot;Anlagenspez. wählen&quot;;IF([$'AwSV-Kataster'.C10]=[.O87];[.O89];IF([$'AwSV-Kataster'.C10]=[.P87];[.P89];IF([$'AwSV-Kataster'.C10]=[.Q87];[.Q89];IF([$'AwSV-Kataster'.C10]=[.R87];[.R89];IF([$'AwSV-Kataster'.C10]=[.S87];[.S89];IF([$'AwSV-Kataster'.C10]=[.T87];[.$T89];IF([$'AwSV-Kataster'.C10]=[.U87];[.U89]))))))))" office:value-type="string" office:string-value="NEIN">
            <text:p>NEIN</text:p>
          </table:table-cell>
          <table:table-cell table:style-name="ce97" table:formula="of:=IF([$'AwSV-Kataster'.C10]=&quot;&quot;;&quot;A.spez. wählen&quot;;IF([$'AwSV-Kataster'.C10]=[.O87];[.O90];IF([$'AwSV-Kataster'.C10]=[.P87];[.P90];IF([$'AwSV-Kataster'.C10]=[.Q87];[.Q90];IF([$'AwSV-Kataster'.C10]=[.R87];[.$R90];IF([$'AwSV-Kataster'.C10]=[.S87];[.S90];IF([$'AwSV-Kataster'.C10]=[.T87];[.T90];IF([$'AwSV-Kataster'.C10]=[.U87];[.U90]))))))))" office:value-type="string" office:string-value="NEIN">
            <text:p>NEIN</text:p>
          </table:table-cell>
          <table:table-cell table:style-name="ce99" table:formula="of:=IF([$'AwSV-Kataster'.C10]=&quot;&quot;;&quot;Anlagenspez. wählen&quot;;IF([$'AwSV-Kataster'.C10]=[.O87];[.O91];IF([$'AwSV-Kataster'.C10]=[.P87];[.P91];IF([$'AwSV-Kataster'.C10]=[.Q87];[.Q91];IF([$'AwSV-Kataster'.C10]=[.R87];[.$R91];IF([$'AwSV-Kataster'.C10]=[.S87];[.S91];IF([$'AwSV-Kataster'.C10]=[.T87];[.T91];IF([$'AwSV-Kataster'.C10]=[.U87];[.U91]))))))))" office:value-type="string" office:string-value="NEIN">
            <text:p>NEIN</text:p>
          </table:table-cell>
          <table:table-cell table:style-name="ce100" table:formula="of:=IF([$'AwSV-Kataster'.O4]=&quot;entfällt&quot;;&quot;Entfällt&quot;;IF([$'AwSV-Kataster'.O4]=&quot;fehlt&quot;;&quot;umgehend&quot;;MIN([$'AwSV-Kataster'.O4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10]=&quot;unterirdisch&quot;;&quot;JA&quot;;IF([.J89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2" table:formula="of:=IF([$'AwSV-Kataster'.O10]=&quot;Stufe A&quot;;[$Grundlagen.$C$18];IF([$'AwSV-Kataster'.O10]=&quot;Stufe B&quot;;[$Grundlagen.$C$22];IF([$'AwSV-Kataster'.O10]=&quot;Stufe C&quot;;[$Grundlagen.$C$26];IF([$'AwSV-Kataster'.O10]=&quot;Stufe D&quot;;[$Grundlagen.$C$30];&quot;keine AwSV-Anlage&quot;))))" office:value-type="string" office:string-value="JA">
            <text:p>JA</text:p>
          </table:table-cell>
          <table:table-cell table:style-name="ce82" table:formula="of:=IF([$'AwSV-Kataster'.O10]=&quot;Stufe A&quot;;[$Grundlagen.$D$18];IF([$'AwSV-Kataster'.O10]=&quot;Stufe B&quot;;[$Grundlagen.$D$22];IF([$'AwSV-Kataster'.O10]=&quot;Stufe C&quot;;[$Grundlagen.$D$26];IF([$'AwSV-Kataster'.O10]=&quot;Stufe D&quot;;[$Grundlagen.$D$30];&quot;keine AwSV-Anlage&quot;))))" office:value-type="string" office:string-value="NEIN">
            <text:p>NEIN</text:p>
          </table:table-cell>
          <table:table-cell table:style-name="ce82" table:formula="of:=IF([$'AwSV-Kataster'.H10]&gt;1000;[$Grundlagen.$B$41];&quot;NEIN&quot;)" office:value-type="string" office:string-value="NEIN">
            <text:p>NEIN</text:p>
          </table:table-cell>
          <table:table-cell table:style-name="ce82" table:formula="of:=IF([$'AwSV-Kataster'.H10]&gt;100;[$Grundlagen.$C$41];&quot;NEIN&quot;)" office:value-type="string" office:string-value="NEIN">
            <text:p>NEIN</text:p>
          </table:table-cell>
          <table:table-cell table:style-name="ce82" table:formula="of:=IF([$'AwSV-Kataster'.H10]&gt;100;&quot;JA&quot;;&quot;NEIN&quot;)" office:value-type="string" office:string-value="NEIN">
            <text:p>NEIN</text:p>
          </table:table-cell>
          <table:table-cell table:style-name="ce82" table:formula="of:=IF([$'AwSV-Kataster'.H10]&gt;100;&quot;JA&quot;;&quot;NEIN&quot;)" office:value-type="string" office:string-value="NEIN">
            <text:p>NEIN</text:p>
          </table:table-cell>
          <table:table-cell table:style-name="ce82" table:formula="of:=IF([$'AwSV-Kataster'.O10]=&quot;Stufe A&quot;;[$Grundlagen.$E$18];IF([$'AwSV-Kataster'.O10]=&quot;Stufe B&quot;;[$Grundlagen.$E$22];IF([$'AwSV-Kataster'.O10]=&quot;Stufe C&quot;;[$Grundlagen.$E$26];IF([$'AwSV-Kataster'.O10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0]=&quot;Stufe A&quot;;[$'Grundlagen Wasserschutzgebiet'.$C$18];IF([$'AwSV-Kataster'.O10]=&quot;Stufe B&quot;;[$'Grundlagen Wasserschutzgebiet'.$C$22];IF([$'AwSV-Kataster'.O10]=&quot;Stufe C&quot;;[$'Grundlagen Wasserschutzgebiet'.$C$26];IF([$'AwSV-Kataster'.O1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0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0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0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0]&gt;100;&quot;JA&quot;;&quot;NEIN&quot;)" office:value-type="string" office:string-value="NEIN">
            <text:p>NEIN</text:p>
          </table:table-cell>
          <table:table-cell table:style-name="ce83" table:formula="of:=IF([$'AwSV-Kataster'.H10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0]=&quot;Stufe A&quot;;[$Grundlagen.$C$19];IF([$'AwSV-Kataster'.O10]=&quot;Stufe B&quot;;[$Grundlagen.$C$23];IF([$'AwSV-Kataster'.O10]=&quot;Stufe C&quot;;[$Grundlagen.$C$27];IF([$'AwSV-Kataster'.O10]=&quot;Stufe D&quot;;[$Grundlagen.$C$31];&quot;keine AwSV-Anlage&quot;))))" office:value-type="string" office:string-value="JA">
            <text:p>JA</text:p>
          </table:table-cell>
          <table:table-cell table:style-name="ce83" table:formula="of:=IF([$'AwSV-Kataster'.O10]=&quot;Stufe A&quot;;[$Grundlagen.$D$19];IF([$'AwSV-Kataster'.O10]=&quot;Stufe B&quot;;[$Grundlagen.$D$23];IF([$'AwSV-Kataster'.O10]=&quot;Stufe C&quot;;[$Grundlagen.$D$27];IF([$'AwSV-Kataster'.O10]=&quot;Stufe D&quot;;[$Grundlagen.$D$31];&quot;keine AwSV-Anlage&quot;))))" office:value-type="string" office:string-value="NEIN">
            <text:p>NEIN</text:p>
          </table:table-cell>
          <table:table-cell table:style-name="ce83" table:formula="of:=IF([$'AwSV-Kataster'.H10]&gt;1000;[$Grundlagen.$B$41];&quot;NEIN&quot;)" office:value-type="string" office:string-value="NEIN">
            <text:p>NEIN</text:p>
          </table:table-cell>
          <table:table-cell table:style-name="ce83" table:formula="of:=IF([$'AwSV-Kataster'.H10]&gt;100;[$Grundlagen.$C$42];&quot;NEIN&quot;)" office:value-type="string" office:string-value="NEIN">
            <text:p>NEIN</text:p>
          </table:table-cell>
          <table:table-cell table:style-name="ce83" table:formula="of:=IF([$'AwSV-Kataster'.H10]&gt;1000;&quot;JA&quot;;&quot;NEIN&quot;)" office:value-type="string" office:string-value="NEIN">
            <text:p>NEIN</text:p>
          </table:table-cell>
          <table:table-cell table:style-name="ce83" table:formula="of:=IF([$'AwSV-Kataster'.H10]&gt;1000;&quot;JA&quot;;&quot;NEIN&quot;)" office:value-type="string" office:string-value="NEIN">
            <text:p>NEIN</text:p>
          </table:table-cell>
          <table:table-cell table:style-name="ce83" table:formula="of:=IF([$'AwSV-Kataster'.O10]=&quot;Stufe A&quot;;[$Grundlagen.$E$19];IF([$'AwSV-Kataster'.O10]=&quot;Stufe B&quot;;[$Grundlagen.$E$23];IF([$'AwSV-Kataster'.O10]=&quot;Stufe C&quot;;[$Grundlagen.$E$27];IF([$'AwSV-Kataster'.O10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0]=&quot;Stufe A&quot;;[$'Grundlagen Wasserschutzgebiet'.$C$18];IF([$'AwSV-Kataster'.O10]=&quot;Stufe B&quot;;[$'Grundlagen Wasserschutzgebiet'.$C$22];IF([$'AwSV-Kataster'.O10]=&quot;Stufe C&quot;;[$'Grundlagen Wasserschutzgebiet'.$C$26];IF([$'AwSV-Kataster'.O10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0]=&quot;Stufe A&quot;;[$'Grundlagen Wasserschutzgebiet'.$D$19];IF([$'AwSV-Kataster'.O10]=&quot;Stufe B&quot;;[$'Grundlagen Wasserschutzgebiet'.$D$23];IF([$'AwSV-Kataster'.O10]=&quot;Stufe C&quot;;[$'Grundlagen Wasserschutzgebiet'.$D$27];IF([$'AwSV-Kataster'.O10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0]&gt;1000;[$Grundlagen.$B$41];&quot;Nein&quot;)" office:value-type="string" office:string-value="Nein">
            <text:p>Nein</text:p>
          </table:table-cell>
          <table:table-cell table:style-name="ce85" table:formula="of:=IF([$'AwSV-Kataster'.H10]&gt;100;[$Grundlagen.$C$42];&quot;Nein&quot;)" office:value-type="string" office:string-value="Nein">
            <text:p>Nein</text:p>
          </table:table-cell>
          <table:table-cell table:style-name="ce85" table:formula="of:=IF([$'AwSV-Kataster'.H10]&gt;1000;&quot;JA&quot;;&quot;NEIN&quot;)" office:value-type="string" office:string-value="NEIN">
            <text:p>NEIN</text:p>
          </table:table-cell>
          <table:table-cell table:style-name="ce85" table:formula="of:=IF([$'AwSV-Kataster'.H10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4" table:formula="of:=IF([$'AwSV-Kataster'.O10]=&quot;Stufe A&quot;;[$Grundlagen.$C$20];IF([$'AwSV-Kataster'.O10]=&quot;Stufe B&quot;;[$Grundlagen.$C$24];IF([$'AwSV-Kataster'.O10]=&quot;Stufe C&quot;;[$Grundlagen.$C$28];IF([$'AwSV-Kataster'.O10]=&quot;Stufe D&quot;;[$Grundlagen.$C$32];&quot;keine AwSV-Anlage&quot;))))" office:value-type="string" office:string-value="JA">
            <text:p>JA</text:p>
          </table:table-cell>
          <table:table-cell table:style-name="ce84" table:formula="of:=IF([$'AwSV-Kataster'.O10]=&quot;Stufe A&quot;;[$Grundlagen.$D$20];IF([$'AwSV-Kataster'.O10]=&quot;Stufe B&quot;;[$Grundlagen.$D$24];IF([$'AwSV-Kataster'.O10]=&quot;Stufe C&quot;;[$Grundlagen.$D$28];IF([$'AwSV-Kataster'.O10]=&quot;Stufe D&quot;;[$Grundlagen.$D$32];&quot;keine AwSV-Anlage&quot;))))" office:value-type="string" office:string-value="NEIN">
            <text:p>NEIN</text:p>
          </table:table-cell>
          <table:table-cell table:style-name="ce84" table:formula="of:=IF([$'AwSV-Kataster'.H10]&gt;1000;[$Grundlagen.$B$41];&quot;NEIN&quot;)" office:value-type="string" office:string-value="NEIN">
            <text:p>NEIN</text:p>
          </table:table-cell>
          <table:table-cell table:style-name="ce84" table:formula="of:=IF([$'AwSV-Kataster'.H10]&gt;100;[$Grundlagen.$C$43];&quot;NEIN&quot;)" office:value-type="string" office:string-value="NEIN">
            <text:p>NEIN</text:p>
          </table:table-cell>
          <table:table-cell table:style-name="ce84" table:formula="of:=IF([$'AwSV-Kataster'.H10]&gt;1000;&quot;JA&quot;;&quot;NEIN&quot;)" office:value-type="string" office:string-value="NEIN">
            <text:p>NEIN</text:p>
          </table:table-cell>
          <table:table-cell table:style-name="ce84" table:formula="of:=IF([$'AwSV-Kataster'.H10]&gt;1000;&quot;JA&quot;;&quot;NEIN&quot;)" office:value-type="string" office:string-value="NEIN">
            <text:p>NEIN</text:p>
          </table:table-cell>
          <table:table-cell table:style-name="ce84" table:formula="of:=IF([$'AwSV-Kataster'.O10]=&quot;Stufe A&quot;;[$Grundlagen.$E$20];IF([$'AwSV-Kataster'.O10]=&quot;Stufe B&quot;;[$Grundlagen.$E$24];IF([$'AwSV-Kataster'.O10]=&quot;Stufe C&quot;;[$Grundlagen.$E$28];IF([$'AwSV-Kataster'.O10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0]=&quot;Stufe A&quot;;[$'Grundlagen Wasserschutzgebiet'.$C$18];IF([$'AwSV-Kataster'.O10]=&quot;Stufe B&quot;;[$'Grundlagen Wasserschutzgebiet'.$C$22];IF([$'AwSV-Kataster'.O10]=&quot;Stufe C&quot;;[$'Grundlagen Wasserschutzgebiet'.$C$26];IF([$'AwSV-Kataster'.O1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0]=&quot;Stufe A&quot;;[$'Grundlagen Wasserschutzgebiet'.$D$20];IF([$'AwSV-Kataster'.O10]=&quot;Stufe B&quot;;[$'Grundlagen Wasserschutzgebiet'.$D$24];IF([$'AwSV-Kataster'.O10]=&quot;Stufe C&quot;;[$'Grundlagen Wasserschutzgebiet'.$D$28];IF([$'AwSV-Kataster'.O10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0]&gt;1000;[$Grundlagen.$B$41];&quot;Nein&quot;)" office:value-type="string" office:string-value="Nein">
            <text:p>Nein</text:p>
          </table:table-cell>
          <table:table-cell table:style-name="ce83" table:formula="of:=IF([$'AwSV-Kataster'.H10]&gt;100;[$Grundlagen.$C$43];&quot;Nein&quot;)" office:value-type="string" office:string-value="Nein">
            <text:p>Nein</text:p>
          </table:table-cell>
          <table:table-cell table:style-name="ce83" table:formula="of:=IF([$'AwSV-Kataster'.H10]&gt;1000;&quot;JA&quot;;&quot;NEIN&quot;)" office:value-type="string" office:string-value="NEIN">
            <text:p>NEIN</text:p>
          </table:table-cell>
          <table:table-cell table:style-name="ce83" table:formula="of:=IF([$'AwSV-Kataster'.H10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0]=&quot;Stufe A&quot;;[$Grundlagen.$C$21];IF([$'AwSV-Kataster'.O10]=&quot;Stufe B&quot;;[$Grundlagen.$C$25];IF([$'AwSV-Kataster'.O10]=&quot;Stufe C&quot;;[$Grundlagen.$C$29];IF([$'AwSV-Kataster'.O10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0]=&quot;Stufe A&quot;;[$Grundlagen.$D$21];IF([$'AwSV-Kataster'.O10]=&quot;Stufe B&quot;;[$Grundlagen.$D$25];IF([$'AwSV-Kataster'.O10]=&quot;Stufe C&quot;;[$Grundlagen.$D$29];IF([$'AwSV-Kataster'.O10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0]&gt;1000;[$Grundlagen.$B$41];&quot;NEIN&quot;)" office:value-type="string" office:string-value="NEIN">
            <text:p>NEIN</text:p>
          </table:table-cell>
          <table:table-cell table:style-name="ce83" table:formula="of:=IF([$'AwSV-Kataster'.H10]&gt;100;[$Grundlagen.$C$44];&quot;NEIN&quot;)" office:value-type="string" office:string-value="NEIN">
            <text:p>NEIN</text:p>
          </table:table-cell>
          <table:table-cell table:style-name="ce83" table:formula="of:=IF([.E90]=&quot;JA&quot;;&quot;alle 5 Jahre&quot;;&quot;NEIN&quot;)" office:value-type="string" office:string-value="NEIN">
            <text:p>NEIN</text:p>
          </table:table-cell>
          <table:table-cell table:style-name="ce83" table:formula="of:=IF([.F90]=&quot;JA&quot;;&quot;alle 5 Jahre&quot;;&quot;NEIN&quot;)" office:value-type="string" office:string-value="NEIN">
            <text:p>NEIN</text:p>
          </table:table-cell>
          <table:table-cell table:style-name="ce83" table:formula="of:=IF([$'AwSV-Kataster'.O10]=&quot;Stufe A&quot;;[$Grundlagen.$E$21];IF([$'AwSV-Kataster'.O10]=&quot;Stufe B&quot;;[$Grundlagen.$E$25];IF([$'AwSV-Kataster'.O10]=&quot;Stufe C&quot;;[$Grundlagen.$E$29];IF([$'AwSV-Kataster'.O10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0]=&quot;Stufe A&quot;;[$'Grundlagen Wasserschutzgebiet'.$C$21];IF([$'AwSV-Kataster'.O10]=&quot;Stufe B&quot;;[$'Grundlagen Wasserschutzgebiet'.$C$21];IF([$'AwSV-Kataster'.O10]=&quot;Stufe C&quot;;[$'Grundlagen Wasserschutzgebiet'.$C$21];IF([$'AwSV-Kataster'.O10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0]=&quot;Stufe A&quot;;[$'Grundlagen Wasserschutzgebiet'.$D$21];IF([$'AwSV-Kataster'.O10]=&quot;Stufe B&quot;;[$'Grundlagen Wasserschutzgebiet'.$D$25];IF([$'AwSV-Kataster'.O10]=&quot;Stufe C&quot;;[$'Grundlagen Wasserschutzgebiet'.$D$29];IF([$'AwSV-Kataster'.O10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0]&gt;1000;[$Grundlagen.$B$41];&quot;Nein&quot;)" office:value-type="string" office:string-value="Nein">
            <text:p>Nein</text:p>
          </table:table-cell>
          <table:table-cell table:style-name="ce83" table:formula="of:=IF([$'AwSV-Kataster'.H10]&gt;100;[$Grundlagen.$C$44];&quot;Nein&quot;)" office:value-type="string" office:string-value="Nein">
            <text:p>Nein</text:p>
          </table:table-cell>
          <table:table-cell table:style-name="ce83" table:formula="of:=IF([.S90]=&quot;JA&quot;;&quot;alle 5 Jahre&quot;;&quot;NEIN&quot;)" office:value-type="string" office:string-value="NEIN">
            <text:p>NEIN</text:p>
          </table:table-cell>
          <table:table-cell table:style-name="ce83" table:formula="of:=IF([.T90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6" office:value-type="float" office:value="2">
            <text:p>2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23]&gt;1000;1001;IF(AND([$'AwSV-Kataster'.H23]&gt;100;[$'AwSV-Kataster'.H23]&lt;=1000);1000;IF(AND([$'AwSV-Kataster'.H23]&gt;10;[$'AwSV-Kataster'.H23]&lt;=100);100;IF(AND([$'AwSV-Kataster'.H23]&gt;1;[$'AwSV-Kataster'.H23]&lt;=10);10;IF(AND([$'AwSV-Kataster'.H23]&gt;0.22;[$'AwSV-Kataster'.H23]&lt;=1);1;0.22)))))" office:value-type="float" office:value="0.22">
            <text:p>0.22</text:p>
          </table:table-cell>
          <table:table-cell table:style-name="ce85" table:formula="of:=[$'AwSV-Kataster'.C23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95]=&quot;&quot;;&quot;Anlagenspez. wählen&quot;;IF([.B95]=[.A96];[.A97];IF([.B95]=[.B96];[.B97];IF([.B95]=[.C96];[.C97];IF([.B95]=[.D96];[.$D97];IF([.B95]=[.E96];[.E97];IF([.B95]=[.F96];[.F97];IF([.B95]=[.G96];[.G97]))))))))" office:value-type="string" office:string-value="NEIN">
            <text:p>NEIN</text:p>
          </table:table-cell>
          <table:table-cell table:style-name="ce97" table:formula="of:=IF([.B95]=&quot;&quot;;&quot;Anlagenspez. wählen&quot;;IF([.B95]=[.A96];[.A98];IF([.B95]=[.B96];[.B98];IF([.B95]=[.C96];[.C98];IF([.B95]=[.D96];[.D98];IF([.B95]=[.E96];[.E98];IF([.B95]=[.F96];[.$F98];IF([.B95]=[.G96];[.G98]))))))))" office:value-type="string" office:string-value="NEIN">
            <text:p>NEIN</text:p>
          </table:table-cell>
          <table:table-cell table:style-name="ce97" table:formula="of:=IF([.B95]=&quot;&quot;;&quot;A.spez. wählen&quot;;IF([.B95]=[.A96];[.A99];IF([.B95]=[.B96];[.B99];IF([.B95]=[.C96];[.C99];IF([.B95]=[.D96];[.$D99];IF([.B95]=[.E96];[.E99];IF([.B95]=[.F96];[.F99];IF([.B95]=[.G96];[.G99]))))))))" office:value-type="string" office:string-value="NEIN">
            <text:p>NEIN</text:p>
          </table:table-cell>
          <table:table-cell table:style-name="ce99" table:formula="of:=IF([.B95]=&quot;&quot;;&quot;Anlagenspez. wählen&quot;;IF([.B95]=[.A96];[.A100];IF([.B95]=[.B96];[.B100];IF([.B95]=[.C96];[.C100];IF([.B95]=[.D96];[.$D100];IF([.B95]=[.E96];[.E100];IF([.B95]=[.F96];[.F100];IF([.B95]=[.G96];[.G100]))))))))" office:value-type="string" office:string-value="NEIN">
            <text:p>NEIN</text:p>
          </table:table-cell>
          <table:table-cell table:style-name="ce100" table:formula="of:=IF([$'AwSV-Kataster'.O17]=&quot;entfällt&quot;;&quot;Entfällt&quot;;IF([$'AwSV-Kataster'.O17]=&quot;fehlt&quot;;&quot;umgehend&quot;;MIN([$'AwSV-Kataster'.O17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23]=&quot;unterirdisch&quot;;&quot;JA&quot;;IF([.J96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3]=&quot;&quot;;&quot;Anlagenspez. wählen&quot;;IF([$'AwSV-Kataster'.C23]=[.O96];[.O97];IF([$'AwSV-Kataster'.C23]=[.P96];[.P97];IF([$'AwSV-Kataster'.C23]=[.Q96];[.Q97];IF([$'AwSV-Kataster'.C23]=[.R96];[.$R97];IF([$'AwSV-Kataster'.C23]=[.S96];[.S97];IF([$'AwSV-Kataster'.C23]=[.T96];[.T97];IF([$'AwSV-Kataster'.C23]=[.U96];[.U97]))))))))" office:value-type="string" office:string-value="NEIN">
            <text:p>NEIN</text:p>
          </table:table-cell>
          <table:table-cell table:style-name="ce97" table:formula="of:=IF([$'AwSV-Kataster'.C23]=&quot;&quot;;&quot;Anlagenspez. wählen&quot;;IF([$'AwSV-Kataster'.C23]=[.O96];[.O98];IF([$'AwSV-Kataster'.C23]=[.P96];[.P98];IF([$'AwSV-Kataster'.C23]=[.Q96];[.Q98];IF([$'AwSV-Kataster'.C23]=[.R96];[.R98];IF([$'AwSV-Kataster'.C23]=[.S96];[.S98];IF([$'AwSV-Kataster'.C23]=[.T96];[.$T98];IF([$'AwSV-Kataster'.C23]=[.U96];[.U98]))))))))" office:value-type="string" office:string-value="NEIN">
            <text:p>NEIN</text:p>
          </table:table-cell>
          <table:table-cell table:style-name="ce97" table:formula="of:=IF([$'AwSV-Kataster'.C23]=&quot;&quot;;&quot;A.spez. wählen&quot;;IF([$'AwSV-Kataster'.C23]=[.O96];[.O99];IF([$'AwSV-Kataster'.C23]=[.P96];[.P99];IF([$'AwSV-Kataster'.C23]=[.Q96];[.Q99];IF([$'AwSV-Kataster'.C23]=[.R96];[.$R99];IF([$'AwSV-Kataster'.C23]=[.S96];[.S99];IF([$'AwSV-Kataster'.C23]=[.T96];[.T99];IF([$'AwSV-Kataster'.C23]=[.U96];[.U99]))))))))" office:value-type="string" office:string-value="NEIN">
            <text:p>NEIN</text:p>
          </table:table-cell>
          <table:table-cell table:style-name="ce99" table:formula="of:=IF([$'AwSV-Kataster'.C23]=&quot;&quot;;&quot;Anlagenspez. wählen&quot;;IF([$'AwSV-Kataster'.C23]=[.O96];[.O100];IF([$'AwSV-Kataster'.C23]=[.P96];[.P100];IF([$'AwSV-Kataster'.C23]=[.Q96];[.Q100];IF([$'AwSV-Kataster'.C23]=[.R96];[.$R100];IF([$'AwSV-Kataster'.C23]=[.S96];[.S100];IF([$'AwSV-Kataster'.C23]=[.T96];[.T100];IF([$'AwSV-Kataster'.C23]=[.U96];[.U100]))))))))" office:value-type="string" office:string-value="NEIN">
            <text:p>NEIN</text:p>
          </table:table-cell>
          <table:table-cell table:style-name="ce100" table:formula="of:=IF('awsv-kataster'!#ref!=&quot;entfällt&quot;;&quot;Entfällt&quot;;IF('awsv-kataster'!#ref!=&quot;fehlt&quot;;&quot;umgehend&quot;;MIN('awsv-kataster'!#ref!)))" office:value-type="string" office:string-value="Err:508" table:number-columns-spanned="2" table:number-rows-spanned="1">
            <text:p>Err:508</text:p>
          </table:table-cell>
          <table:covered-table-cell table:style-name="ce101"/>
          <table:table-cell table:style-name="ce97" table:formula="of:=IF([$'AwSV-Kataster'.C23]=&quot;unterirdisch&quot;;&quot;JA&quot;;IF([.J98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3]=&quot;Stufe A&quot;;[$Grundlagen.$C$18];IF([$'AwSV-Kataster'.O23]=&quot;Stufe B&quot;;[$Grundlagen.$C$22];IF([$'AwSV-Kataster'.O23]=&quot;Stufe C&quot;;[$Grundlagen.$C$26];IF([$'AwSV-Kataster'.O23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3]=&quot;Stufe A&quot;;[$Grundlagen.$D$18];IF([$'AwSV-Kataster'.O23]=&quot;Stufe B&quot;;[$Grundlagen.$D$22];IF([$'AwSV-Kataster'.O23]=&quot;Stufe C&quot;;[$Grundlagen.$D$26];IF([$'AwSV-Kataster'.O23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3]&gt;1000;[$Grundlagen.$B$41];&quot;NEIN&quot;)" office:value-type="string" office:string-value="NEIN">
            <text:p>NEIN</text:p>
          </table:table-cell>
          <table:table-cell table:style-name="ce83" table:formula="of:=IF([$'AwSV-Kataster'.H23]&gt;100;[$Grundlagen.$C$41];&quot;NEIN&quot;)" office:value-type="string" office:string-value="NEIN">
            <text:p>NEIN</text:p>
          </table:table-cell>
          <table:table-cell table:style-name="ce83" table:formula="of:=IF([$'AwSV-Kataster'.H23]&gt;100;&quot;JA&quot;;&quot;NEIN&quot;)" office:value-type="string" office:string-value="NEIN">
            <text:p>NEIN</text:p>
          </table:table-cell>
          <table:table-cell table:style-name="ce83" table:formula="of:=IF([$'AwSV-Kataster'.H23]&gt;100;&quot;JA&quot;;&quot;NEIN&quot;)" office:value-type="string" office:string-value="NEIN">
            <text:p>NEIN</text:p>
          </table:table-cell>
          <table:table-cell table:style-name="ce83" table:formula="of:=IF([$'AwSV-Kataster'.O23]=&quot;Stufe A&quot;;[$Grundlagen.$E$18];IF([$'AwSV-Kataster'.O23]=&quot;Stufe B&quot;;[$Grundlagen.$E$22];IF([$'AwSV-Kataster'.O23]=&quot;Stufe C&quot;;[$Grundlagen.$E$26];IF([$'AwSV-Kataster'.O23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3]=&quot;Stufe A&quot;;[$'Grundlagen Wasserschutzgebiet'.$C$18];IF([$'AwSV-Kataster'.O23]=&quot;Stufe B&quot;;[$'Grundlagen Wasserschutzgebiet'.$C$22];IF([$'AwSV-Kataster'.O23]=&quot;Stufe C&quot;;[$'Grundlagen Wasserschutzgebiet'.$C$26];IF([$'AwSV-Kataster'.O2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3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3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3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3]&gt;100;&quot;JA&quot;;&quot;NEIN&quot;)" office:value-type="string" office:string-value="NEIN">
            <text:p>NEIN</text:p>
          </table:table-cell>
          <table:table-cell table:style-name="ce83" table:formula="of:=IF([$'AwSV-Kataster'.H23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3]=&quot;Stufe A&quot;;[$Grundlagen.$C$19];IF([$'AwSV-Kataster'.O23]=&quot;Stufe B&quot;;[$Grundlagen.$C$23];IF([$'AwSV-Kataster'.O23]=&quot;Stufe C&quot;;[$Grundlagen.$C$27];IF([$'AwSV-Kataster'.O23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3]=&quot;Stufe A&quot;;[$Grundlagen.$D$19];IF([$'AwSV-Kataster'.O23]=&quot;Stufe B&quot;;[$Grundlagen.$D$23];IF([$'AwSV-Kataster'.O23]=&quot;Stufe C&quot;;[$Grundlagen.$D$27];IF([$'AwSV-Kataster'.O23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3]&gt;1000;[$Grundlagen.$B$41];&quot;NEIN&quot;)" office:value-type="string" office:string-value="NEIN">
            <text:p>NEIN</text:p>
          </table:table-cell>
          <table:table-cell table:style-name="ce85" table:formula="of:=IF([$'AwSV-Kataster'.H23]&gt;100;[$Grundlagen.$C$42];&quot;NEIN&quot;)" office:value-type="string" office:string-value="NEIN">
            <text:p>NEIN</text:p>
          </table:table-cell>
          <table:table-cell table:style-name="ce85" table:formula="of:=IF([$'AwSV-Kataster'.H23]&gt;1000;&quot;JA&quot;;&quot;NEIN&quot;)" office:value-type="string" office:string-value="NEIN">
            <text:p>NEIN</text:p>
          </table:table-cell>
          <table:table-cell table:style-name="ce85" table:formula="of:=IF([$'AwSV-Kataster'.H23]&gt;1000;&quot;JA&quot;;&quot;NEIN&quot;)" office:value-type="string" office:string-value="NEIN">
            <text:p>NEIN</text:p>
          </table:table-cell>
          <table:table-cell table:style-name="ce85" table:formula="of:=IF([$'AwSV-Kataster'.O23]=&quot;Stufe A&quot;;[$Grundlagen.$E$19];IF([$'AwSV-Kataster'.O23]=&quot;Stufe B&quot;;[$Grundlagen.$E$23];IF([$'AwSV-Kataster'.O23]=&quot;Stufe C&quot;;[$Grundlagen.$E$27];IF([$'AwSV-Kataster'.O23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3]=&quot;Stufe A&quot;;[$'Grundlagen Wasserschutzgebiet'.$C$18];IF([$'AwSV-Kataster'.O23]=&quot;Stufe B&quot;;[$'Grundlagen Wasserschutzgebiet'.$C$22];IF([$'AwSV-Kataster'.O23]=&quot;Stufe C&quot;;[$'Grundlagen Wasserschutzgebiet'.$C$26];IF([$'AwSV-Kataster'.O23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3]=&quot;Stufe A&quot;;[$'Grundlagen Wasserschutzgebiet'.$D$19];IF([$'AwSV-Kataster'.O23]=&quot;Stufe B&quot;;[$'Grundlagen Wasserschutzgebiet'.$D$23];IF([$'AwSV-Kataster'.O23]=&quot;Stufe C&quot;;[$'Grundlagen Wasserschutzgebiet'.$D$27];IF([$'AwSV-Kataster'.O23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3]&gt;1000;[$Grundlagen.$B$41];&quot;Nein&quot;)" office:value-type="string" office:string-value="Nein">
            <text:p>Nein</text:p>
          </table:table-cell>
          <table:table-cell table:style-name="ce85" table:formula="of:=IF([$'AwSV-Kataster'.H23]&gt;100;[$Grundlagen.$C$42];&quot;Nein&quot;)" office:value-type="string" office:string-value="Nein">
            <text:p>Nein</text:p>
          </table:table-cell>
          <table:table-cell table:style-name="ce85" table:formula="of:=IF([$'AwSV-Kataster'.H23]&gt;1000;&quot;JA&quot;;&quot;NEIN&quot;)" office:value-type="string" office:string-value="NEIN">
            <text:p>NEIN</text:p>
          </table:table-cell>
          <table:table-cell table:style-name="ce85" table:formula="of:=IF([$'AwSV-Kataster'.H23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3]=&quot;Stufe A&quot;;[$Grundlagen.$C$20];IF([$'AwSV-Kataster'.O23]=&quot;Stufe B&quot;;[$Grundlagen.$C$24];IF([$'AwSV-Kataster'.O23]=&quot;Stufe C&quot;;[$Grundlagen.$C$28];IF([$'AwSV-Kataster'.O23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3]=&quot;Stufe A&quot;;[$Grundlagen.$D$20];IF([$'AwSV-Kataster'.O23]=&quot;Stufe B&quot;;[$Grundlagen.$D$24];IF([$'AwSV-Kataster'.O23]=&quot;Stufe C&quot;;[$Grundlagen.$D$28];IF([$'AwSV-Kataster'.O23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3]&gt;1000;[$Grundlagen.$B$41];&quot;NEIN&quot;)" office:value-type="string" office:string-value="NEIN">
            <text:p>NEIN</text:p>
          </table:table-cell>
          <table:table-cell table:style-name="ce83" table:formula="of:=IF([$'AwSV-Kataster'.H23]&gt;100;[$Grundlagen.$C$43];&quot;NEIN&quot;)" office:value-type="string" office:string-value="NEIN">
            <text:p>NEIN</text:p>
          </table:table-cell>
          <table:table-cell table:style-name="ce83" table:formula="of:=IF([$'AwSV-Kataster'.H23]&gt;1000;&quot;JA&quot;;&quot;NEIN&quot;)" office:value-type="string" office:string-value="NEIN">
            <text:p>NEIN</text:p>
          </table:table-cell>
          <table:table-cell table:style-name="ce83" table:formula="of:=IF([$'AwSV-Kataster'.H23]&gt;1000;&quot;JA&quot;;&quot;NEIN&quot;)" office:value-type="string" office:string-value="NEIN">
            <text:p>NEIN</text:p>
          </table:table-cell>
          <table:table-cell table:style-name="ce83" table:formula="of:=IF([$'AwSV-Kataster'.O23]=&quot;Stufe A&quot;;[$Grundlagen.$E$20];IF([$'AwSV-Kataster'.O23]=&quot;Stufe B&quot;;[$Grundlagen.$E$24];IF([$'AwSV-Kataster'.O23]=&quot;Stufe C&quot;;[$Grundlagen.$E$28];IF([$'AwSV-Kataster'.O23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3]=&quot;Stufe A&quot;;[$'Grundlagen Wasserschutzgebiet'.$C$18];IF([$'AwSV-Kataster'.O23]=&quot;Stufe B&quot;;[$'Grundlagen Wasserschutzgebiet'.$C$22];IF([$'AwSV-Kataster'.O23]=&quot;Stufe C&quot;;[$'Grundlagen Wasserschutzgebiet'.$C$26];IF([$'AwSV-Kataster'.O2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3]=&quot;Stufe A&quot;;[$'Grundlagen Wasserschutzgebiet'.$D$20];IF([$'AwSV-Kataster'.O23]=&quot;Stufe B&quot;;[$'Grundlagen Wasserschutzgebiet'.$D$24];IF([$'AwSV-Kataster'.O23]=&quot;Stufe C&quot;;[$'Grundlagen Wasserschutzgebiet'.$D$28];IF([$'AwSV-Kataster'.O23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3]&gt;1000;[$Grundlagen.$B$41];&quot;Nein&quot;)" office:value-type="string" office:string-value="Nein">
            <text:p>Nein</text:p>
          </table:table-cell>
          <table:table-cell table:style-name="ce83" table:formula="of:=IF([$'AwSV-Kataster'.H23]&gt;100;[$Grundlagen.$C$43];&quot;Nein&quot;)" office:value-type="string" office:string-value="Nein">
            <text:p>Nein</text:p>
          </table:table-cell>
          <table:table-cell table:style-name="ce83" table:formula="of:=IF([$'AwSV-Kataster'.H23]&gt;1000;&quot;JA&quot;;&quot;NEIN&quot;)" office:value-type="string" office:string-value="NEIN">
            <text:p>NEIN</text:p>
          </table:table-cell>
          <table:table-cell table:style-name="ce83" table:formula="of:=IF([$'AwSV-Kataster'.H23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3]=&quot;Stufe A&quot;;[$Grundlagen.$C$21];IF([$'AwSV-Kataster'.O23]=&quot;Stufe B&quot;;[$Grundlagen.$C$25];IF([$'AwSV-Kataster'.O23]=&quot;Stufe C&quot;;[$Grundlagen.$C$29];IF([$'AwSV-Kataster'.O23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3]=&quot;Stufe A&quot;;[$Grundlagen.$D$21];IF([$'AwSV-Kataster'.O23]=&quot;Stufe B&quot;;[$Grundlagen.$D$25];IF([$'AwSV-Kataster'.O23]=&quot;Stufe C&quot;;[$Grundlagen.$D$29];IF([$'AwSV-Kataster'.O23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3]&gt;1000;[$Grundlagen.$B$41];&quot;NEIN&quot;)" office:value-type="string" office:string-value="NEIN">
            <text:p>NEIN</text:p>
          </table:table-cell>
          <table:table-cell table:style-name="ce83" table:formula="of:=IF([$'AwSV-Kataster'.H23]&gt;100;[$Grundlagen.$C$44];&quot;NEIN&quot;)" office:value-type="string" office:string-value="NEIN">
            <text:p>NEIN</text:p>
          </table:table-cell>
          <table:table-cell table:style-name="ce83" table:formula="of:=IF([.E99]=&quot;JA&quot;;&quot;alle 5 Jahre&quot;;&quot;NEIN&quot;)" office:value-type="string" office:string-value="NEIN">
            <text:p>NEIN</text:p>
          </table:table-cell>
          <table:table-cell table:style-name="ce83" table:formula="of:=IF([.F99]=&quot;JA&quot;;&quot;alle 5 Jahre&quot;;&quot;NEIN&quot;)" office:value-type="string" office:string-value="NEIN">
            <text:p>NEIN</text:p>
          </table:table-cell>
          <table:table-cell table:style-name="ce83" table:formula="of:=IF([$'AwSV-Kataster'.O23]=&quot;Stufe A&quot;;[$Grundlagen.$E$21];IF([$'AwSV-Kataster'.O23]=&quot;Stufe B&quot;;[$Grundlagen.$E$25];IF([$'AwSV-Kataster'.O23]=&quot;Stufe C&quot;;[$Grundlagen.$E$29];IF([$'AwSV-Kataster'.O23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3]=&quot;Stufe A&quot;;[$'Grundlagen Wasserschutzgebiet'.$C$21];IF([$'AwSV-Kataster'.O23]=&quot;Stufe B&quot;;[$'Grundlagen Wasserschutzgebiet'.$C$21];IF([$'AwSV-Kataster'.O23]=&quot;Stufe C&quot;;[$'Grundlagen Wasserschutzgebiet'.$C$21];IF([$'AwSV-Kataster'.O23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3]=&quot;Stufe A&quot;;[$'Grundlagen Wasserschutzgebiet'.$D$21];IF([$'AwSV-Kataster'.O23]=&quot;Stufe B&quot;;[$'Grundlagen Wasserschutzgebiet'.$D$25];IF([$'AwSV-Kataster'.O23]=&quot;Stufe C&quot;;[$'Grundlagen Wasserschutzgebiet'.$D$29];IF([$'AwSV-Kataster'.O23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3]&gt;1000;[$Grundlagen.$B$41];&quot;Nein&quot;)" office:value-type="string" office:string-value="Nein">
            <text:p>Nein</text:p>
          </table:table-cell>
          <table:table-cell table:style-name="ce83" table:formula="of:=IF([$'AwSV-Kataster'.H23]&gt;100;[$Grundlagen.$C$44];&quot;Nein&quot;)" office:value-type="string" office:string-value="Nein">
            <text:p>Nein</text:p>
          </table:table-cell>
          <table:table-cell table:style-name="ce83" table:formula="of:=IF([.S99]=&quot;JA&quot;;&quot;alle 5 Jahre&quot;;&quot;NEIN&quot;)" office:value-type="string" office:string-value="NEIN">
            <text:p>NEIN</text:p>
          </table:table-cell>
          <table:table-cell table:style-name="ce83" table:formula="of:=IF([.T99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6" office:value-type="float" office:value="3">
            <text:p>3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36]&gt;1000;1001;IF(AND([$'AwSV-Kataster'.H36]&gt;100;[$'AwSV-Kataster'.H36]&lt;=1000);1000;IF(AND([$'AwSV-Kataster'.H36]&gt;10;[$'AwSV-Kataster'.H36]&lt;=100);100;IF(AND([$'AwSV-Kataster'.H36]&gt;1;[$'AwSV-Kataster'.H36]&lt;=10);10;IF(AND([$'AwSV-Kataster'.H36]&gt;0.22;[$'AwSV-Kataster'.H36]&lt;=1);1;0.22)))))" office:value-type="float" office:value="0.22">
            <text:p>0.22</text:p>
          </table:table-cell>
          <table:table-cell table:style-name="ce85" table:formula="of:=[$'AwSV-Kataster'.C36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04]=&quot;&quot;;&quot;Anlagenspez. wählen&quot;;IF([.B104]=[.A105];[.A106];IF([.B104]=[.B105];[.B106];IF([.B104]=[.C105];[.C106];IF([.B104]=[.D105];[.$D106];IF([.B104]=[.E105];[.E106];IF([.B104]=[.F105];[.F106];IF([.B104]=[.G105];[.G106]))))))))" office:value-type="string" office:string-value="NEIN">
            <text:p>NEIN</text:p>
          </table:table-cell>
          <table:table-cell table:style-name="ce97" table:formula="of:=IF([.B104]=&quot;&quot;;&quot;Anlagenspez. wählen&quot;;IF([.B104]=[.A105];[.A107];IF([.B104]=[.B105];[.B107];IF([.B104]=[.C105];[.C107];IF([.B104]=[.D105];[.D107];IF([.B104]=[.E105];[.E107];IF([.B104]=[.F105];[.$F107];IF([.B104]=[.G105];[.G107]))))))))" office:value-type="string" office:string-value="NEIN">
            <text:p>NEIN</text:p>
          </table:table-cell>
          <table:table-cell table:style-name="ce97" table:formula="of:=IF([.B104]=&quot;&quot;;&quot;A.spez. wählen&quot;;IF([.B104]=[.A105];[.A108];IF([.B104]=[.B105];[.B108];IF([.B104]=[.C105];[.C108];IF([.B104]=[.D105];[.$D108];IF([.B104]=[.E105];[.E108];IF([.B104]=[.F105];[.F108];IF([.B104]=[.G105];[.G108]))))))))" office:value-type="string" office:string-value="NEIN">
            <text:p>NEIN</text:p>
          </table:table-cell>
          <table:table-cell table:style-name="ce99" table:formula="of:=IF([.B104]=&quot;&quot;;&quot;Anlagenspez. wählen&quot;;IF([.B104]=[.A105];[.A109];IF([.B104]=[.B105];[.B109];IF([.B104]=[.C105];[.C109];IF([.B104]=[.D105];[.$D109];IF([.B104]=[.E105];[.E109];IF([.B104]=[.F105];[.F109];IF([.B104]=[.G105];[.G109]))))))))" office:value-type="string" office:string-value="NEIN">
            <text:p>NEIN</text:p>
          </table:table-cell>
          <table:table-cell table:style-name="ce100" table:formula="of:=IF([$'AwSV-Kataster'.O30]=&quot;entfällt&quot;;&quot;Entfällt&quot;;IF([$'AwSV-Kataster'.O30]=&quot;fehlt&quot;;&quot;umgehend&quot;;MIN([$'AwSV-Kataster'.O30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36]=&quot;unterirdisch&quot;;&quot;JA&quot;;IF([.J105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6]=&quot;&quot;;&quot;Anlagenspez. wählen&quot;;IF([$'AwSV-Kataster'.C36]=[.O105];[.O106];IF([$'AwSV-Kataster'.C36]=[.P105];[.P106];IF([$'AwSV-Kataster'.C36]=[.Q105];[.Q106];IF([$'AwSV-Kataster'.C36]=[.R105];[.$R106];IF([$'AwSV-Kataster'.C36]=[.S105];[.S106];IF([$'AwSV-Kataster'.C36]=[.T105];[.T106];IF([$'AwSV-Kataster'.C36]=[.U105];[.U106]))))))))" office:value-type="string" office:string-value="NEIN">
            <text:p>NEIN</text:p>
          </table:table-cell>
          <table:table-cell table:style-name="ce97" table:formula="of:=IF([$'AwSV-Kataster'.C36]=&quot;&quot;;&quot;Anlagenspez. wählen&quot;;IF([$'AwSV-Kataster'.C36]=[.O105];[.O107];IF([$'AwSV-Kataster'.C36]=[.P105];[.P107];IF([$'AwSV-Kataster'.C36]=[.Q105];[.Q107];IF([$'AwSV-Kataster'.C36]=[.R105];[.R107];IF([$'AwSV-Kataster'.C36]=[.S105];[.S107];IF([$'AwSV-Kataster'.C36]=[.T105];[.$T107];IF([$'AwSV-Kataster'.C36]=[.U105];[.U107]))))))))" office:value-type="string" office:string-value="NEIN">
            <text:p>NEIN</text:p>
          </table:table-cell>
          <table:table-cell table:style-name="ce97" table:formula="of:=IF([$'AwSV-Kataster'.C36]=&quot;&quot;;&quot;A.spez. wählen&quot;;IF([$'AwSV-Kataster'.C36]=[.O105];[.O108];IF([$'AwSV-Kataster'.C36]=[.P105];[.P108];IF([$'AwSV-Kataster'.C36]=[.Q105];[.Q108];IF([$'AwSV-Kataster'.C36]=[.R105];[.$R108];IF([$'AwSV-Kataster'.C36]=[.S105];[.S108];IF([$'AwSV-Kataster'.C36]=[.T105];[.T108];IF([$'AwSV-Kataster'.C36]=[.U105];[.U108]))))))))" office:value-type="string" office:string-value="NEIN">
            <text:p>NEIN</text:p>
          </table:table-cell>
          <table:table-cell table:style-name="ce99" table:formula="of:=IF([$'AwSV-Kataster'.C36]=&quot;&quot;;&quot;Anlagenspez. wählen&quot;;IF([$'AwSV-Kataster'.C36]=[.O105];[.O109];IF([$'AwSV-Kataster'.C36]=[.P105];[.P109];IF([$'AwSV-Kataster'.C36]=[.Q105];[.Q109];IF([$'AwSV-Kataster'.C36]=[.R105];[.$R109];IF([$'AwSV-Kataster'.C36]=[.S105];[.S109];IF([$'AwSV-Kataster'.C36]=[.T105];[.T109];IF([$'AwSV-Kataster'.C36]=[.U105];[.U109]))))))))" office:value-type="string" office:string-value="NEIN">
            <text:p>NEIN</text:p>
          </table:table-cell>
          <table:table-cell table:style-name="ce100" table:formula="of:=IF([$'AwSV-Kataster'.O30]=&quot;entfällt&quot;;&quot;Entfällt&quot;;IF([$'AwSV-Kataster'.O30]=&quot;fehlt&quot;;&quot;umgehend&quot;;MIN([$'AwSV-Kataster'.O30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36]=&quot;unterirdisch&quot;;&quot;JA&quot;;IF([.J107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6]=&quot;Stufe A&quot;;[$Grundlagen.$C$18];IF([$'AwSV-Kataster'.O36]=&quot;Stufe B&quot;;[$Grundlagen.$C$22];IF([$'AwSV-Kataster'.O36]=&quot;Stufe C&quot;;[$Grundlagen.$C$26];IF([$'AwSV-Kataster'.O36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6]=&quot;Stufe A&quot;;[$Grundlagen.$D$18];IF([$'AwSV-Kataster'.O36]=&quot;Stufe B&quot;;[$Grundlagen.$D$22];IF([$'AwSV-Kataster'.O36]=&quot;Stufe C&quot;;[$Grundlagen.$D$26];IF([$'AwSV-Kataster'.O36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6]&gt;1000;[$Grundlagen.$B$41];&quot;NEIN&quot;)" office:value-type="string" office:string-value="NEIN">
            <text:p>NEIN</text:p>
          </table:table-cell>
          <table:table-cell table:style-name="ce83" table:formula="of:=IF([$'AwSV-Kataster'.H36]&gt;100;[$Grundlagen.$C$41];&quot;NEIN&quot;)" office:value-type="string" office:string-value="NEIN">
            <text:p>NEIN</text:p>
          </table:table-cell>
          <table:table-cell table:style-name="ce83" table:formula="of:=IF([$'AwSV-Kataster'.H36]&gt;100;&quot;JA&quot;;&quot;NEIN&quot;)" office:value-type="string" office:string-value="NEIN">
            <text:p>NEIN</text:p>
          </table:table-cell>
          <table:table-cell table:style-name="ce83" table:formula="of:=IF([$'AwSV-Kataster'.H36]&gt;100;&quot;JA&quot;;&quot;NEIN&quot;)" office:value-type="string" office:string-value="NEIN">
            <text:p>NEIN</text:p>
          </table:table-cell>
          <table:table-cell table:style-name="ce83" table:formula="of:=IF([$'AwSV-Kataster'.O36]=&quot;Stufe A&quot;;[$Grundlagen.$E$18];IF([$'AwSV-Kataster'.O36]=&quot;Stufe B&quot;;[$Grundlagen.$E$22];IF([$'AwSV-Kataster'.O36]=&quot;Stufe C&quot;;[$Grundlagen.$E$26];IF([$'AwSV-Kataster'.O36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6]=&quot;Stufe A&quot;;[$'Grundlagen Wasserschutzgebiet'.$C$18];IF([$'AwSV-Kataster'.O36]=&quot;Stufe B&quot;;[$'Grundlagen Wasserschutzgebiet'.$C$22];IF([$'AwSV-Kataster'.O36]=&quot;Stufe C&quot;;[$'Grundlagen Wasserschutzgebiet'.$C$26];IF([$'AwSV-Kataster'.O3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6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6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6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6]&gt;100;&quot;JA&quot;;&quot;NEIN&quot;)" office:value-type="string" office:string-value="NEIN">
            <text:p>NEIN</text:p>
          </table:table-cell>
          <table:table-cell table:style-name="ce83" table:formula="of:=IF([$'AwSV-Kataster'.H36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6]=&quot;Stufe A&quot;;[$Grundlagen.$C$19];IF([$'AwSV-Kataster'.O36]=&quot;Stufe B&quot;;[$Grundlagen.$C$23];IF([$'AwSV-Kataster'.O36]=&quot;Stufe C&quot;;[$Grundlagen.$C$27];IF([$'AwSV-Kataster'.O36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6]=&quot;Stufe A&quot;;[$Grundlagen.$D$19];IF([$'AwSV-Kataster'.O36]=&quot;Stufe B&quot;;[$Grundlagen.$D$23];IF([$'AwSV-Kataster'.O36]=&quot;Stufe C&quot;;[$Grundlagen.$D$27];IF([$'AwSV-Kataster'.O36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6]&gt;1000;[$Grundlagen.$B$41];&quot;NEIN&quot;)" office:value-type="string" office:string-value="NEIN">
            <text:p>NEIN</text:p>
          </table:table-cell>
          <table:table-cell table:style-name="ce85" table:formula="of:=IF([$'AwSV-Kataster'.H36]&gt;100;[$Grundlagen.$C$42];&quot;NEIN&quot;)" office:value-type="string" office:string-value="NEIN">
            <text:p>NEIN</text:p>
          </table:table-cell>
          <table:table-cell table:style-name="ce85" table:formula="of:=IF([$'AwSV-Kataster'.H36]&gt;1000;&quot;JA&quot;;&quot;NEIN&quot;)" office:value-type="string" office:string-value="NEIN">
            <text:p>NEIN</text:p>
          </table:table-cell>
          <table:table-cell table:style-name="ce85" table:formula="of:=IF([$'AwSV-Kataster'.H36]&gt;1000;&quot;JA&quot;;&quot;NEIN&quot;)" office:value-type="string" office:string-value="NEIN">
            <text:p>NEIN</text:p>
          </table:table-cell>
          <table:table-cell table:style-name="ce85" table:formula="of:=IF([$'AwSV-Kataster'.O36]=&quot;Stufe A&quot;;[$Grundlagen.$E$19];IF([$'AwSV-Kataster'.O36]=&quot;Stufe B&quot;;[$Grundlagen.$E$23];IF([$'AwSV-Kataster'.O36]=&quot;Stufe C&quot;;[$Grundlagen.$E$27];IF([$'AwSV-Kataster'.O36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6]=&quot;Stufe A&quot;;[$'Grundlagen Wasserschutzgebiet'.$C$18];IF([$'AwSV-Kataster'.O36]=&quot;Stufe B&quot;;[$'Grundlagen Wasserschutzgebiet'.$C$22];IF([$'AwSV-Kataster'.O36]=&quot;Stufe C&quot;;[$'Grundlagen Wasserschutzgebiet'.$C$26];IF([$'AwSV-Kataster'.O36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6]=&quot;Stufe A&quot;;[$'Grundlagen Wasserschutzgebiet'.$D$19];IF([$'AwSV-Kataster'.O36]=&quot;Stufe B&quot;;[$'Grundlagen Wasserschutzgebiet'.$D$23];IF([$'AwSV-Kataster'.O36]=&quot;Stufe C&quot;;[$'Grundlagen Wasserschutzgebiet'.$D$27];IF([$'AwSV-Kataster'.O36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6]&gt;1000;[$Grundlagen.$B$41];&quot;Nein&quot;)" office:value-type="string" office:string-value="Nein">
            <text:p>Nein</text:p>
          </table:table-cell>
          <table:table-cell table:style-name="ce85" table:formula="of:=IF([$'AwSV-Kataster'.H36]&gt;100;[$Grundlagen.$C$42];&quot;Nein&quot;)" office:value-type="string" office:string-value="Nein">
            <text:p>Nein</text:p>
          </table:table-cell>
          <table:table-cell table:style-name="ce85" table:formula="of:=IF([$'AwSV-Kataster'.H36]&gt;1000;&quot;JA&quot;;&quot;NEIN&quot;)" office:value-type="string" office:string-value="NEIN">
            <text:p>NEIN</text:p>
          </table:table-cell>
          <table:table-cell table:style-name="ce85" table:formula="of:=IF([$'AwSV-Kataster'.H36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6]=&quot;Stufe A&quot;;[$Grundlagen.$C$20];IF([$'AwSV-Kataster'.O36]=&quot;Stufe B&quot;;[$Grundlagen.$C$24];IF([$'AwSV-Kataster'.O36]=&quot;Stufe C&quot;;[$Grundlagen.$C$28];IF([$'AwSV-Kataster'.O36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6]=&quot;Stufe A&quot;;[$Grundlagen.$D$20];IF([$'AwSV-Kataster'.O36]=&quot;Stufe B&quot;;[$Grundlagen.$D$24];IF([$'AwSV-Kataster'.O36]=&quot;Stufe C&quot;;[$Grundlagen.$D$28];IF([$'AwSV-Kataster'.O36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6]&gt;1000;[$Grundlagen.$B$41];&quot;NEIN&quot;)" office:value-type="string" office:string-value="NEIN">
            <text:p>NEIN</text:p>
          </table:table-cell>
          <table:table-cell table:style-name="ce83" table:formula="of:=IF([$'AwSV-Kataster'.H36]&gt;100;[$Grundlagen.$C$43];&quot;NEIN&quot;)" office:value-type="string" office:string-value="NEIN">
            <text:p>NEIN</text:p>
          </table:table-cell>
          <table:table-cell table:style-name="ce83" table:formula="of:=IF([$'AwSV-Kataster'.H36]&gt;1000;&quot;JA&quot;;&quot;NEIN&quot;)" office:value-type="string" office:string-value="NEIN">
            <text:p>NEIN</text:p>
          </table:table-cell>
          <table:table-cell table:style-name="ce83" table:formula="of:=IF([$'AwSV-Kataster'.H36]&gt;1000;&quot;JA&quot;;&quot;NEIN&quot;)" office:value-type="string" office:string-value="NEIN">
            <text:p>NEIN</text:p>
          </table:table-cell>
          <table:table-cell table:style-name="ce83" table:formula="of:=IF([$'AwSV-Kataster'.O36]=&quot;Stufe A&quot;;[$Grundlagen.$E$20];IF([$'AwSV-Kataster'.O36]=&quot;Stufe B&quot;;[$Grundlagen.$E$24];IF([$'AwSV-Kataster'.O36]=&quot;Stufe C&quot;;[$Grundlagen.$E$28];IF([$'AwSV-Kataster'.O36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6]=&quot;Stufe A&quot;;[$'Grundlagen Wasserschutzgebiet'.$C$18];IF([$'AwSV-Kataster'.O36]=&quot;Stufe B&quot;;[$'Grundlagen Wasserschutzgebiet'.$C$22];IF([$'AwSV-Kataster'.O36]=&quot;Stufe C&quot;;[$'Grundlagen Wasserschutzgebiet'.$C$26];IF([$'AwSV-Kataster'.O3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6]=&quot;Stufe A&quot;;[$'Grundlagen Wasserschutzgebiet'.$D$20];IF([$'AwSV-Kataster'.O36]=&quot;Stufe B&quot;;[$'Grundlagen Wasserschutzgebiet'.$D$24];IF([$'AwSV-Kataster'.O36]=&quot;Stufe C&quot;;[$'Grundlagen Wasserschutzgebiet'.$D$28];IF([$'AwSV-Kataster'.O36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6]&gt;1000;[$Grundlagen.$B$41];&quot;Nein&quot;)" office:value-type="string" office:string-value="Nein">
            <text:p>Nein</text:p>
          </table:table-cell>
          <table:table-cell table:style-name="ce83" table:formula="of:=IF([$'AwSV-Kataster'.H36]&gt;100;[$Grundlagen.$C$43];&quot;Nein&quot;)" office:value-type="string" office:string-value="Nein">
            <text:p>Nein</text:p>
          </table:table-cell>
          <table:table-cell table:style-name="ce83" table:formula="of:=IF([$'AwSV-Kataster'.H36]&gt;1000;&quot;JA&quot;;&quot;NEIN&quot;)" office:value-type="string" office:string-value="NEIN">
            <text:p>NEIN</text:p>
          </table:table-cell>
          <table:table-cell table:style-name="ce83" table:formula="of:=IF([$'AwSV-Kataster'.H36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6]=&quot;Stufe A&quot;;[$Grundlagen.$C$21];IF([$'AwSV-Kataster'.O36]=&quot;Stufe B&quot;;[$Grundlagen.$C$25];IF([$'AwSV-Kataster'.O36]=&quot;Stufe C&quot;;[$Grundlagen.$C$29];IF([$'AwSV-Kataster'.O36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6]=&quot;Stufe A&quot;;[$Grundlagen.$D$21];IF([$'AwSV-Kataster'.O36]=&quot;Stufe B&quot;;[$Grundlagen.$D$25];IF([$'AwSV-Kataster'.O36]=&quot;Stufe C&quot;;[$Grundlagen.$D$29];IF([$'AwSV-Kataster'.O36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6]&gt;1000;[$Grundlagen.$B$41];&quot;NEIN&quot;)" office:value-type="string" office:string-value="NEIN">
            <text:p>NEIN</text:p>
          </table:table-cell>
          <table:table-cell table:style-name="ce83" table:formula="of:=IF([$'AwSV-Kataster'.H36]&gt;100;[$Grundlagen.$C$44];&quot;NEIN&quot;)" office:value-type="string" office:string-value="NEIN">
            <text:p>NEIN</text:p>
          </table:table-cell>
          <table:table-cell table:style-name="ce83" table:formula="of:=IF([.E108]=&quot;JA&quot;;&quot;alle 5 Jahre&quot;;&quot;NEIN&quot;)" office:value-type="string" office:string-value="NEIN">
            <text:p>NEIN</text:p>
          </table:table-cell>
          <table:table-cell table:style-name="ce83" table:formula="of:=IF([.F108]=&quot;JA&quot;;&quot;alle 5 Jahre&quot;;&quot;NEIN&quot;)" office:value-type="string" office:string-value="NEIN">
            <text:p>NEIN</text:p>
          </table:table-cell>
          <table:table-cell table:style-name="ce83" table:formula="of:=IF([$'AwSV-Kataster'.O36]=&quot;Stufe A&quot;;[$Grundlagen.$E$21];IF([$'AwSV-Kataster'.O36]=&quot;Stufe B&quot;;[$Grundlagen.$E$25];IF([$'AwSV-Kataster'.O36]=&quot;Stufe C&quot;;[$Grundlagen.$E$29];IF([$'AwSV-Kataster'.O36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6]=&quot;Stufe A&quot;;[$'Grundlagen Wasserschutzgebiet'.$C$21];IF([$'AwSV-Kataster'.O36]=&quot;Stufe B&quot;;[$'Grundlagen Wasserschutzgebiet'.$C$21];IF([$'AwSV-Kataster'.O36]=&quot;Stufe C&quot;;[$'Grundlagen Wasserschutzgebiet'.$C$21];IF([$'AwSV-Kataster'.O36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6]=&quot;Stufe A&quot;;[$'Grundlagen Wasserschutzgebiet'.$D$21];IF([$'AwSV-Kataster'.O36]=&quot;Stufe B&quot;;[$'Grundlagen Wasserschutzgebiet'.$D$25];IF([$'AwSV-Kataster'.O36]=&quot;Stufe C&quot;;[$'Grundlagen Wasserschutzgebiet'.$D$29];IF([$'AwSV-Kataster'.O36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6]&gt;1000;[$Grundlagen.$B$41];&quot;Nein&quot;)" office:value-type="string" office:string-value="Nein">
            <text:p>Nein</text:p>
          </table:table-cell>
          <table:table-cell table:style-name="ce83" table:formula="of:=IF([$'AwSV-Kataster'.H36]&gt;100;[$Grundlagen.$C$44];&quot;Nein&quot;)" office:value-type="string" office:string-value="Nein">
            <text:p>Nein</text:p>
          </table:table-cell>
          <table:table-cell table:style-name="ce83" table:formula="of:=IF([.S108]=&quot;JA&quot;;&quot;alle 5 Jahre&quot;;&quot;NEIN&quot;)" office:value-type="string" office:string-value="NEIN">
            <text:p>NEIN</text:p>
          </table:table-cell>
          <table:table-cell table:style-name="ce83" table:formula="of:=IF([.T108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6" office:value-type="float" office:value="4">
            <text:p>4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49]&gt;1000;1001;IF(AND([$'AwSV-Kataster'.H49]&gt;100;[$'AwSV-Kataster'.H49]&lt;=1000);1000;IF(AND([$'AwSV-Kataster'.H49]&gt;10;[$'AwSV-Kataster'.H49]&lt;=100);100;IF(AND([$'AwSV-Kataster'.H49]&gt;1;[$'AwSV-Kataster'.H49]&lt;=10);10;IF(AND([$'AwSV-Kataster'.H49]&gt;0.22;[$'AwSV-Kataster'.H49]&lt;=1);1;0.22)))))" office:value-type="float" office:value="0.22">
            <text:p>0.22</text:p>
          </table:table-cell>
          <table:table-cell table:style-name="ce85" table:formula="of:=[$'AwSV-Kataster'.C49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13]=&quot;&quot;;&quot;Anlagenspez. wählen&quot;;IF([.B113]=[.A114];[.A115];IF([.B113]=[.B114];[.B115];IF([.B113]=[.C114];[.C115];IF([.B113]=[.D114];[.$D115];IF([.B113]=[.E114];[.E115];IF([.B113]=[.F114];[.F115];IF([.B113]=[.G114];[.G115]))))))))" office:value-type="string" office:string-value="NEIN">
            <text:p>NEIN</text:p>
          </table:table-cell>
          <table:table-cell table:style-name="ce97" table:formula="of:=IF([.B113]=&quot;&quot;;&quot;Anlagenspez. wählen&quot;;IF([.B113]=[.A114];[.A116];IF([.B113]=[.B114];[.B116];IF([.B113]=[.C114];[.C116];IF([.B113]=[.D114];[.D116];IF([.B113]=[.E114];[.E116];IF([.B113]=[.F114];[.$F116];IF([.B113]=[.G114];[.G116]))))))))" office:value-type="string" office:string-value="NEIN">
            <text:p>NEIN</text:p>
          </table:table-cell>
          <table:table-cell table:style-name="ce97" table:formula="of:=IF([.B113]=&quot;&quot;;&quot;A.spez. wählen&quot;;IF([.B113]=[.A114];[.A117];IF([.B113]=[.B114];[.B117];IF([.B113]=[.C114];[.C117];IF([.B113]=[.D114];[.$D117];IF([.B113]=[.E114];[.E117];IF([.B113]=[.F114];[.F117];IF([.B113]=[.G114];[.G117]))))))))" office:value-type="string" office:string-value="NEIN">
            <text:p>NEIN</text:p>
          </table:table-cell>
          <table:table-cell table:style-name="ce99" table:formula="of:=IF([.B113]=&quot;&quot;;&quot;Anlagenspez. wählen&quot;;IF([.B113]=[.A114];[.A118];IF([.B113]=[.B114];[.B118];IF([.B113]=[.C114];[.C118];IF([.B113]=[.D114];[.$D118];IF([.B113]=[.E114];[.E118];IF([.B113]=[.F114];[.F118];IF([.B113]=[.G114];[.G118]))))))))" office:value-type="string" office:string-value="NEIN">
            <text:p>NEIN</text:p>
          </table:table-cell>
          <table:table-cell table:style-name="ce100" table:formula="of:=IF([$'AwSV-Kataster'.O43]=&quot;entfällt&quot;;&quot;Entfällt&quot;;IF([$'AwSV-Kataster'.O43]=&quot;fehlt&quot;;&quot;umgehend&quot;;MIN([$'AwSV-Kataster'.O43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49]=&quot;unterirdisch&quot;;&quot;JA&quot;;IF([.J114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9]=&quot;&quot;;&quot;Anlagenspez. wählen&quot;;IF([$'AwSV-Kataster'.C49]=[.O114];[.O115];IF([$'AwSV-Kataster'.C49]=[.P114];[.P115];IF([$'AwSV-Kataster'.C49]=[.Q114];[.Q115];IF([$'AwSV-Kataster'.C49]=[.R114];[.$R115];IF([$'AwSV-Kataster'.C49]=[.S114];[.S115];IF([$'AwSV-Kataster'.C49]=[.T114];[.T115];IF([$'AwSV-Kataster'.C49]=[.U114];[.U115]))))))))" office:value-type="string" office:string-value="NEIN">
            <text:p>NEIN</text:p>
          </table:table-cell>
          <table:table-cell table:style-name="ce97" table:formula="of:=IF([$'AwSV-Kataster'.C49]=&quot;&quot;;&quot;Anlagenspez. wählen&quot;;IF([$'AwSV-Kataster'.C49]=[.O114];[.O116];IF([$'AwSV-Kataster'.C49]=[.P114];[.P116];IF([$'AwSV-Kataster'.C49]=[.Q114];[.Q116];IF([$'AwSV-Kataster'.C49]=[.R114];[.R116];IF([$'AwSV-Kataster'.C49]=[.S114];[.S116];IF([$'AwSV-Kataster'.C49]=[.T114];[.$T116];IF([$'AwSV-Kataster'.C49]=[.U114];[.U116]))))))))" office:value-type="string" office:string-value="NEIN">
            <text:p>NEIN</text:p>
          </table:table-cell>
          <table:table-cell table:style-name="ce97" table:formula="of:=IF([$'AwSV-Kataster'.C49]=&quot;&quot;;&quot;A.spez. wählen&quot;;IF([$'AwSV-Kataster'.C49]=[.O114];[.O117];IF([$'AwSV-Kataster'.C49]=[.P114];[.P117];IF([$'AwSV-Kataster'.C49]=[.Q114];[.Q117];IF([$'AwSV-Kataster'.C49]=[.R114];[.$R117];IF([$'AwSV-Kataster'.C49]=[.S114];[.S117];IF([$'AwSV-Kataster'.C49]=[.T114];[.T117];IF([$'AwSV-Kataster'.C49]=[.U114];[.U117]))))))))" office:value-type="string" office:string-value="NEIN">
            <text:p>NEIN</text:p>
          </table:table-cell>
          <table:table-cell table:style-name="ce99" table:formula="of:=IF([$'AwSV-Kataster'.C49]=&quot;&quot;;&quot;Anlagenspez. wählen&quot;;IF([$'AwSV-Kataster'.C49]=[.O114];[.O118];IF([$'AwSV-Kataster'.C49]=[.P114];[.P118];IF([$'AwSV-Kataster'.C49]=[.Q114];[.Q118];IF([$'AwSV-Kataster'.C49]=[.R114];[.$R118];IF([$'AwSV-Kataster'.C49]=[.S114];[.S118];IF([$'AwSV-Kataster'.C49]=[.T114];[.T118];IF([$'AwSV-Kataster'.C49]=[.U114];[.U118]))))))))" office:value-type="string" office:string-value="NEIN">
            <text:p>NEIN</text:p>
          </table:table-cell>
          <table:table-cell table:style-name="ce100" table:formula="of:=IF([$'AwSV-Kataster'.O43]=&quot;entfällt&quot;;&quot;Entfällt&quot;;IF([$'AwSV-Kataster'.O43]=&quot;fehlt&quot;;&quot;umgehend&quot;;MIN([$'AwSV-Kataster'.O43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49]=&quot;unterirdisch&quot;;&quot;JA&quot;;IF([.J116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9]=&quot;Stufe A&quot;;[$Grundlagen.$C$18];IF([$'AwSV-Kataster'.O49]=&quot;Stufe B&quot;;[$Grundlagen.$C$22];IF([$'AwSV-Kataster'.O49]=&quot;Stufe C&quot;;[$Grundlagen.$C$26];IF([$'AwSV-Kataster'.O49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9]=&quot;Stufe A&quot;;[$Grundlagen.$D$18];IF([$'AwSV-Kataster'.O49]=&quot;Stufe B&quot;;[$Grundlagen.$D$22];IF([$'AwSV-Kataster'.O49]=&quot;Stufe C&quot;;[$Grundlagen.$D$26];IF([$'AwSV-Kataster'.O49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9]&gt;1000;[$Grundlagen.$B$41];&quot;NEIN&quot;)" office:value-type="string" office:string-value="NEIN">
            <text:p>NEIN</text:p>
          </table:table-cell>
          <table:table-cell table:style-name="ce83" table:formula="of:=IF([$'AwSV-Kataster'.H49]&gt;100;[$Grundlagen.$C$41];&quot;NEIN&quot;)" office:value-type="string" office:string-value="NEIN">
            <text:p>NEIN</text:p>
          </table:table-cell>
          <table:table-cell table:style-name="ce83" table:formula="of:=IF([$'AwSV-Kataster'.H49]&gt;100;&quot;JA&quot;;&quot;NEIN&quot;)" office:value-type="string" office:string-value="NEIN">
            <text:p>NEIN</text:p>
          </table:table-cell>
          <table:table-cell table:style-name="ce83" table:formula="of:=IF([$'AwSV-Kataster'.H49]&gt;100;&quot;JA&quot;;&quot;NEIN&quot;)" office:value-type="string" office:string-value="NEIN">
            <text:p>NEIN</text:p>
          </table:table-cell>
          <table:table-cell table:style-name="ce83" table:formula="of:=IF([$'AwSV-Kataster'.O49]=&quot;Stufe A&quot;;[$Grundlagen.$E$18];IF([$'AwSV-Kataster'.O49]=&quot;Stufe B&quot;;[$Grundlagen.$E$22];IF([$'AwSV-Kataster'.O49]=&quot;Stufe C&quot;;[$Grundlagen.$E$26];IF([$'AwSV-Kataster'.O49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9]=&quot;Stufe A&quot;;[$'Grundlagen Wasserschutzgebiet'.$C$18];IF([$'AwSV-Kataster'.O49]=&quot;Stufe B&quot;;[$'Grundlagen Wasserschutzgebiet'.$C$22];IF([$'AwSV-Kataster'.O49]=&quot;Stufe C&quot;;[$'Grundlagen Wasserschutzgebiet'.$C$26];IF([$'AwSV-Kataster'.O4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9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9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9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9]&gt;100;&quot;JA&quot;;&quot;NEIN&quot;)" office:value-type="string" office:string-value="NEIN">
            <text:p>NEIN</text:p>
          </table:table-cell>
          <table:table-cell table:style-name="ce83" table:formula="of:=IF([$'AwSV-Kataster'.H49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9]=&quot;Stufe A&quot;;[$Grundlagen.$C$19];IF([$'AwSV-Kataster'.O49]=&quot;Stufe B&quot;;[$Grundlagen.$C$23];IF([$'AwSV-Kataster'.O49]=&quot;Stufe C&quot;;[$Grundlagen.$C$27];IF([$'AwSV-Kataster'.O49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9]=&quot;Stufe A&quot;;[$Grundlagen.$D$19];IF([$'AwSV-Kataster'.O49]=&quot;Stufe B&quot;;[$Grundlagen.$D$23];IF([$'AwSV-Kataster'.O49]=&quot;Stufe C&quot;;[$Grundlagen.$D$27];IF([$'AwSV-Kataster'.O49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9]&gt;1000;[$Grundlagen.$B$41];&quot;NEIN&quot;)" office:value-type="string" office:string-value="NEIN">
            <text:p>NEIN</text:p>
          </table:table-cell>
          <table:table-cell table:style-name="ce85" table:formula="of:=IF([$'AwSV-Kataster'.H49]&gt;100;[$Grundlagen.$C$42];&quot;NEIN&quot;)" office:value-type="string" office:string-value="NEIN">
            <text:p>NEIN</text:p>
          </table:table-cell>
          <table:table-cell table:style-name="ce85" table:formula="of:=IF([$'AwSV-Kataster'.H49]&gt;1000;&quot;JA&quot;;&quot;NEIN&quot;)" office:value-type="string" office:string-value="NEIN">
            <text:p>NEIN</text:p>
          </table:table-cell>
          <table:table-cell table:style-name="ce85" table:formula="of:=IF([$'AwSV-Kataster'.H49]&gt;1000;&quot;JA&quot;;&quot;NEIN&quot;)" office:value-type="string" office:string-value="NEIN">
            <text:p>NEIN</text:p>
          </table:table-cell>
          <table:table-cell table:style-name="ce85" table:formula="of:=IF([$'AwSV-Kataster'.O49]=&quot;Stufe A&quot;;[$Grundlagen.$E$19];IF([$'AwSV-Kataster'.O49]=&quot;Stufe B&quot;;[$Grundlagen.$E$23];IF([$'AwSV-Kataster'.O49]=&quot;Stufe C&quot;;[$Grundlagen.$E$27];IF([$'AwSV-Kataster'.O49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9]=&quot;Stufe A&quot;;[$'Grundlagen Wasserschutzgebiet'.$C$18];IF([$'AwSV-Kataster'.O49]=&quot;Stufe B&quot;;[$'Grundlagen Wasserschutzgebiet'.$C$22];IF([$'AwSV-Kataster'.O49]=&quot;Stufe C&quot;;[$'Grundlagen Wasserschutzgebiet'.$C$26];IF([$'AwSV-Kataster'.O49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9]=&quot;Stufe A&quot;;[$'Grundlagen Wasserschutzgebiet'.$D$19];IF([$'AwSV-Kataster'.O49]=&quot;Stufe B&quot;;[$'Grundlagen Wasserschutzgebiet'.$D$23];IF([$'AwSV-Kataster'.O49]=&quot;Stufe C&quot;;[$'Grundlagen Wasserschutzgebiet'.$D$27];IF([$'AwSV-Kataster'.O49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9]&gt;1000;[$Grundlagen.$B$41];&quot;Nein&quot;)" office:value-type="string" office:string-value="Nein">
            <text:p>Nein</text:p>
          </table:table-cell>
          <table:table-cell table:style-name="ce85" table:formula="of:=IF([$'AwSV-Kataster'.H49]&gt;100;[$Grundlagen.$C$42];&quot;Nein&quot;)" office:value-type="string" office:string-value="Nein">
            <text:p>Nein</text:p>
          </table:table-cell>
          <table:table-cell table:style-name="ce85" table:formula="of:=IF([$'AwSV-Kataster'.H49]&gt;1000;&quot;JA&quot;;&quot;NEIN&quot;)" office:value-type="string" office:string-value="NEIN">
            <text:p>NEIN</text:p>
          </table:table-cell>
          <table:table-cell table:style-name="ce85" table:formula="of:=IF([$'AwSV-Kataster'.H49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9]=&quot;Stufe A&quot;;[$Grundlagen.$C$20];IF([$'AwSV-Kataster'.O49]=&quot;Stufe B&quot;;[$Grundlagen.$C$24];IF([$'AwSV-Kataster'.O49]=&quot;Stufe C&quot;;[$Grundlagen.$C$28];IF([$'AwSV-Kataster'.O49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9]=&quot;Stufe A&quot;;[$Grundlagen.$D$20];IF([$'AwSV-Kataster'.O49]=&quot;Stufe B&quot;;[$Grundlagen.$D$24];IF([$'AwSV-Kataster'.O49]=&quot;Stufe C&quot;;[$Grundlagen.$D$28];IF([$'AwSV-Kataster'.O49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9]&gt;1000;[$Grundlagen.$B$41];&quot;NEIN&quot;)" office:value-type="string" office:string-value="NEIN">
            <text:p>NEIN</text:p>
          </table:table-cell>
          <table:table-cell table:style-name="ce83" table:formula="of:=IF([$'AwSV-Kataster'.H49]&gt;100;[$Grundlagen.$C$43];&quot;NEIN&quot;)" office:value-type="string" office:string-value="NEIN">
            <text:p>NEIN</text:p>
          </table:table-cell>
          <table:table-cell table:style-name="ce83" table:formula="of:=IF([$'AwSV-Kataster'.H49]&gt;1000;&quot;JA&quot;;&quot;NEIN&quot;)" office:value-type="string" office:string-value="NEIN">
            <text:p>NEIN</text:p>
          </table:table-cell>
          <table:table-cell table:style-name="ce83" table:formula="of:=IF([$'AwSV-Kataster'.H49]&gt;1000;&quot;JA&quot;;&quot;NEIN&quot;)" office:value-type="string" office:string-value="NEIN">
            <text:p>NEIN</text:p>
          </table:table-cell>
          <table:table-cell table:style-name="ce83" table:formula="of:=IF([$'AwSV-Kataster'.O49]=&quot;Stufe A&quot;;[$Grundlagen.$E$20];IF([$'AwSV-Kataster'.O49]=&quot;Stufe B&quot;;[$Grundlagen.$E$24];IF([$'AwSV-Kataster'.O49]=&quot;Stufe C&quot;;[$Grundlagen.$E$28];IF([$'AwSV-Kataster'.O49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9]=&quot;Stufe A&quot;;[$'Grundlagen Wasserschutzgebiet'.$C$18];IF([$'AwSV-Kataster'.O49]=&quot;Stufe B&quot;;[$'Grundlagen Wasserschutzgebiet'.$C$22];IF([$'AwSV-Kataster'.O49]=&quot;Stufe C&quot;;[$'Grundlagen Wasserschutzgebiet'.$C$26];IF([$'AwSV-Kataster'.O4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9]=&quot;Stufe A&quot;;[$'Grundlagen Wasserschutzgebiet'.$D$20];IF([$'AwSV-Kataster'.O49]=&quot;Stufe B&quot;;[$'Grundlagen Wasserschutzgebiet'.$D$24];IF([$'AwSV-Kataster'.O49]=&quot;Stufe C&quot;;[$'Grundlagen Wasserschutzgebiet'.$D$28];IF([$'AwSV-Kataster'.O49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9]&gt;1000;[$Grundlagen.$B$41];&quot;Nein&quot;)" office:value-type="string" office:string-value="Nein">
            <text:p>Nein</text:p>
          </table:table-cell>
          <table:table-cell table:style-name="ce83" table:formula="of:=IF([$'AwSV-Kataster'.H49]&gt;100;[$Grundlagen.$C$43];&quot;Nein&quot;)" office:value-type="string" office:string-value="Nein">
            <text:p>Nein</text:p>
          </table:table-cell>
          <table:table-cell table:style-name="ce83" table:formula="of:=IF([$'AwSV-Kataster'.H49]&gt;1000;&quot;JA&quot;;&quot;NEIN&quot;)" office:value-type="string" office:string-value="NEIN">
            <text:p>NEIN</text:p>
          </table:table-cell>
          <table:table-cell table:style-name="ce83" table:formula="of:=IF([$'AwSV-Kataster'.H49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9]=&quot;Stufe A&quot;;[$Grundlagen.$C$21];IF([$'AwSV-Kataster'.O49]=&quot;Stufe B&quot;;[$Grundlagen.$C$25];IF([$'AwSV-Kataster'.O49]=&quot;Stufe C&quot;;[$Grundlagen.$C$29];IF([$'AwSV-Kataster'.O49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9]=&quot;Stufe A&quot;;[$Grundlagen.$D$21];IF([$'AwSV-Kataster'.O49]=&quot;Stufe B&quot;;[$Grundlagen.$D$25];IF([$'AwSV-Kataster'.O49]=&quot;Stufe C&quot;;[$Grundlagen.$D$29];IF([$'AwSV-Kataster'.O49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9]&gt;1000;[$Grundlagen.$B$41];&quot;NEIN&quot;)" office:value-type="string" office:string-value="NEIN">
            <text:p>NEIN</text:p>
          </table:table-cell>
          <table:table-cell table:style-name="ce83" table:formula="of:=IF([$'AwSV-Kataster'.H49]&gt;100;[$Grundlagen.$C$44];&quot;NEIN&quot;)" office:value-type="string" office:string-value="NEIN">
            <text:p>NEIN</text:p>
          </table:table-cell>
          <table:table-cell table:style-name="ce83" table:formula="of:=IF([.E117]=&quot;JA&quot;;&quot;alle 5 Jahre&quot;;&quot;NEIN&quot;)" office:value-type="string" office:string-value="NEIN">
            <text:p>NEIN</text:p>
          </table:table-cell>
          <table:table-cell table:style-name="ce83" table:formula="of:=IF([.F117]=&quot;JA&quot;;&quot;alle 5 Jahre&quot;;&quot;NEIN&quot;)" office:value-type="string" office:string-value="NEIN">
            <text:p>NEIN</text:p>
          </table:table-cell>
          <table:table-cell table:style-name="ce83" table:formula="of:=IF([$'AwSV-Kataster'.O49]=&quot;Stufe A&quot;;[$Grundlagen.$E$21];IF([$'AwSV-Kataster'.O49]=&quot;Stufe B&quot;;[$Grundlagen.$E$25];IF([$'AwSV-Kataster'.O49]=&quot;Stufe C&quot;;[$Grundlagen.$E$29];IF([$'AwSV-Kataster'.O49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9]=&quot;Stufe A&quot;;[$'Grundlagen Wasserschutzgebiet'.$C$21];IF([$'AwSV-Kataster'.O49]=&quot;Stufe B&quot;;[$'Grundlagen Wasserschutzgebiet'.$C$21];IF([$'AwSV-Kataster'.O49]=&quot;Stufe C&quot;;[$'Grundlagen Wasserschutzgebiet'.$C$21];IF([$'AwSV-Kataster'.O49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9]=&quot;Stufe A&quot;;[$'Grundlagen Wasserschutzgebiet'.$D$21];IF([$'AwSV-Kataster'.O49]=&quot;Stufe B&quot;;[$'Grundlagen Wasserschutzgebiet'.$D$25];IF([$'AwSV-Kataster'.O49]=&quot;Stufe C&quot;;[$'Grundlagen Wasserschutzgebiet'.$D$29];IF([$'AwSV-Kataster'.O49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9]&gt;1000;[$Grundlagen.$B$41];&quot;Nein&quot;)" office:value-type="string" office:string-value="Nein">
            <text:p>Nein</text:p>
          </table:table-cell>
          <table:table-cell table:style-name="ce83" table:formula="of:=IF([$'AwSV-Kataster'.H49]&gt;100;[$Grundlagen.$C$44];&quot;Nein&quot;)" office:value-type="string" office:string-value="Nein">
            <text:p>Nein</text:p>
          </table:table-cell>
          <table:table-cell table:style-name="ce83" table:formula="of:=IF([.S117]=&quot;JA&quot;;&quot;alle 5 Jahre&quot;;&quot;NEIN&quot;)" office:value-type="string" office:string-value="NEIN">
            <text:p>NEIN</text:p>
          </table:table-cell>
          <table:table-cell table:style-name="ce83" table:formula="of:=IF([.T117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6" office:value-type="float" office:value="5">
            <text:p>5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62]&gt;1000;1001;IF(AND([$'AwSV-Kataster'.H62]&gt;100;[$'AwSV-Kataster'.H62]&lt;=1000);1000;IF(AND([$'AwSV-Kataster'.H62]&gt;10;[$'AwSV-Kataster'.H62]&lt;=100);100;IF(AND([$'AwSV-Kataster'.H62]&gt;1;[$'AwSV-Kataster'.H62]&lt;=10);10;IF(AND([$'AwSV-Kataster'.H62]&gt;0.22;[$'AwSV-Kataster'.H62]&lt;=1);1;0.22)))))" office:value-type="float" office:value="0.22">
            <text:p>0.22</text:p>
          </table:table-cell>
          <table:table-cell table:style-name="ce85" table:formula="of:=[$'AwSV-Kataster'.C62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22]=&quot;&quot;;&quot;Anlagenspez. wählen&quot;;IF([.B122]=[.A123];[.A124];IF([.B122]=[.B123];[.B124];IF([.B122]=[.C123];[.C124];IF([.B122]=[.D123];[.$D124];IF([.B122]=[.E123];[.E124];IF([.B122]=[.F123];[.F124];IF([.B122]=[.G123];[.G124]))))))))" office:value-type="string" office:string-value="NEIN">
            <text:p>NEIN</text:p>
          </table:table-cell>
          <table:table-cell table:style-name="ce97" table:formula="of:=IF([.B122]=&quot;&quot;;&quot;Anlagenspez. wählen&quot;;IF([.B122]=[.A123];[.A125];IF([.B122]=[.B123];[.B125];IF([.B122]=[.C123];[.C125];IF([.B122]=[.D123];[.D125];IF([.B122]=[.E123];[.E125];IF([.B122]=[.F123];[.$F125];IF([.B122]=[.G123];[.G125]))))))))" office:value-type="string" office:string-value="NEIN">
            <text:p>NEIN</text:p>
          </table:table-cell>
          <table:table-cell table:style-name="ce97" table:formula="of:=IF([.B122]=&quot;&quot;;&quot;A.spez. wählen&quot;;IF([.B122]=[.A123];[.A126];IF([.B122]=[.B123];[.B126];IF([.B122]=[.C123];[.C126];IF([.B122]=[.D123];[.$D126];IF([.B122]=[.E123];[.E126];IF([.B122]=[.F123];[.F126];IF([.B122]=[.G123];[.G126]))))))))" office:value-type="string" office:string-value="NEIN">
            <text:p>NEIN</text:p>
          </table:table-cell>
          <table:table-cell table:style-name="ce99" table:formula="of:=IF([.B122]=&quot;&quot;;&quot;Anlagenspez. wählen&quot;;IF([.B122]=[.A123];[.A127];IF([.B122]=[.B123];[.B127];IF([.B122]=[.C123];[.C127];IF([.B122]=[.D123];[.$D127];IF([.B122]=[.E123];[.E127];IF([.B122]=[.F123];[.F127];IF([.B122]=[.G123];[.G127]))))))))" office:value-type="string" office:string-value="NEIN">
            <text:p>NEIN</text:p>
          </table:table-cell>
          <table:table-cell table:style-name="ce100" table:formula="of:=IF([$'AwSV-Kataster'.O56]=&quot;entfällt&quot;;&quot;Entfällt&quot;;IF([$'AwSV-Kataster'.O56]=&quot;fehlt&quot;;&quot;umgehend&quot;;MIN([$'AwSV-Kataster'.O56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62]=&quot;unterirdisch&quot;;&quot;JA&quot;;IF([.J123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62]=&quot;&quot;;&quot;Anlagenspez. wählen&quot;;IF([$'AwSV-Kataster'.C62]=[.O123];[.O124];IF([$'AwSV-Kataster'.C62]=[.P123];[.P124];IF([$'AwSV-Kataster'.C62]=[.Q123];[.Q124];IF([$'AwSV-Kataster'.C62]=[.R123];[.$R124];IF([$'AwSV-Kataster'.C62]=[.S123];[.S124];IF([$'AwSV-Kataster'.C62]=[.T123];[.T124];IF([$'AwSV-Kataster'.C62]=[.U123];[.U124]))))))))" office:value-type="string" office:string-value="NEIN">
            <text:p>NEIN</text:p>
          </table:table-cell>
          <table:table-cell table:style-name="ce97" table:formula="of:=IF([$'AwSV-Kataster'.C62]=&quot;&quot;;&quot;Anlagenspez. wählen&quot;;IF([$'AwSV-Kataster'.C62]=[.O123];[.O125];IF([$'AwSV-Kataster'.C62]=[.P123];[.P125];IF([$'AwSV-Kataster'.C62]=[.Q123];[.Q125];IF([$'AwSV-Kataster'.C62]=[.R123];[.R125];IF([$'AwSV-Kataster'.C62]=[.S123];[.S125];IF([$'AwSV-Kataster'.C62]=[.T123];[.$T125];IF([$'AwSV-Kataster'.C62]=[.U123];[.U125]))))))))" office:value-type="string" office:string-value="NEIN">
            <text:p>NEIN</text:p>
          </table:table-cell>
          <table:table-cell table:style-name="ce97" table:formula="of:=IF([$'AwSV-Kataster'.C62]=&quot;&quot;;&quot;A.spez. wählen&quot;;IF([$'AwSV-Kataster'.C62]=[.O123];[.O126];IF([$'AwSV-Kataster'.C62]=[.P123];[.P126];IF([$'AwSV-Kataster'.C62]=[.Q123];[.Q126];IF([$'AwSV-Kataster'.C62]=[.R123];[.$R126];IF([$'AwSV-Kataster'.C62]=[.S123];[.S126];IF([$'AwSV-Kataster'.C62]=[.T123];[.T126];IF([$'AwSV-Kataster'.C62]=[.U123];[.U126]))))))))" office:value-type="string" office:string-value="NEIN">
            <text:p>NEIN</text:p>
          </table:table-cell>
          <table:table-cell table:style-name="ce99" table:formula="of:=IF([$'AwSV-Kataster'.C62]=&quot;&quot;;&quot;Anlagenspez. wählen&quot;;IF([$'AwSV-Kataster'.C62]=[.O123];[.O127];IF([$'AwSV-Kataster'.C62]=[.P123];[.P127];IF([$'AwSV-Kataster'.C62]=[.Q123];[.Q127];IF([$'AwSV-Kataster'.C62]=[.R123];[.$R127];IF([$'AwSV-Kataster'.C62]=[.S123];[.S127];IF([$'AwSV-Kataster'.C62]=[.T123];[.T127];IF([$'AwSV-Kataster'.C62]=[.U123];[.U127]))))))))" office:value-type="string" office:string-value="NEIN">
            <text:p>NEIN</text:p>
          </table:table-cell>
          <table:table-cell table:style-name="ce100" table:formula="of:=IF('awsv-kataster'!#ref!=&quot;entfällt&quot;;&quot;Entfällt&quot;;IF('awsv-kataster'!#ref!=&quot;fehlt&quot;;&quot;umgehend&quot;;MIN('awsv-kataster'!#ref!)))" office:value-type="string" office:string-value="Err:508" table:number-columns-spanned="2" table:number-rows-spanned="1">
            <text:p>Err:508</text:p>
          </table:table-cell>
          <table:covered-table-cell table:style-name="ce101"/>
          <table:table-cell table:style-name="ce97" table:formula="of:=IF([$'AwSV-Kataster'.C62]=&quot;unterirdisch&quot;;&quot;JA&quot;;IF([.J125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62]=&quot;Stufe A&quot;;[$Grundlagen.$C$18];IF([$'AwSV-Kataster'.O62]=&quot;Stufe B&quot;;[$Grundlagen.$C$22];IF([$'AwSV-Kataster'.O62]=&quot;Stufe C&quot;;[$Grundlagen.$C$26];IF([$'AwSV-Kataster'.O62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62]=&quot;Stufe A&quot;;[$Grundlagen.$D$18];IF([$'AwSV-Kataster'.O62]=&quot;Stufe B&quot;;[$Grundlagen.$D$22];IF([$'AwSV-Kataster'.O62]=&quot;Stufe C&quot;;[$Grundlagen.$D$26];IF([$'AwSV-Kataster'.O62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1];&quot;NEIN&quot;)" office:value-type="string" office:string-value="NEIN">
            <text:p>NEIN</text:p>
          </table:table-cell>
          <table:table-cell table:style-name="ce83" table:formula="of:=IF([$'AwSV-Kataster'.H62]&gt;100;&quot;JA&quot;;&quot;NEIN&quot;)" office:value-type="string" office:string-value="NEIN">
            <text:p>NEIN</text:p>
          </table:table-cell>
          <table:table-cell table:style-name="ce83" table:formula="of:=IF([$'AwSV-Kataster'.H62]&gt;100;&quot;JA&quot;;&quot;NEIN&quot;)" office:value-type="string" office:string-value="NEIN">
            <text:p>NEIN</text:p>
          </table:table-cell>
          <table:table-cell table:style-name="ce83" table:formula="of:=IF([$'AwSV-Kataster'.O62]=&quot;Stufe A&quot;;[$Grundlagen.$E$18];IF([$'AwSV-Kataster'.O62]=&quot;Stufe B&quot;;[$Grundlagen.$E$22];IF([$'AwSV-Kataster'.O62]=&quot;Stufe C&quot;;[$Grundlagen.$E$26];IF([$'AwSV-Kataster'.O62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62]=&quot;Stufe A&quot;;[$'Grundlagen Wasserschutzgebiet'.$C$18];IF([$'AwSV-Kataster'.O62]=&quot;Stufe B&quot;;[$'Grundlagen Wasserschutzgebiet'.$C$22];IF([$'AwSV-Kataster'.O62]=&quot;Stufe C&quot;;[$'Grundlagen Wasserschutzgebiet'.$C$26];IF([$'AwSV-Kataster'.O6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62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62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62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62]&gt;100;&quot;JA&quot;;&quot;NEIN&quot;)" office:value-type="string" office:string-value="NEIN">
            <text:p>NEIN</text:p>
          </table:table-cell>
          <table:table-cell table:style-name="ce83" table:formula="of:=IF([$'AwSV-Kataster'.H62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62]=&quot;Stufe A&quot;;[$Grundlagen.$C$19];IF([$'AwSV-Kataster'.O62]=&quot;Stufe B&quot;;[$Grundlagen.$C$23];IF([$'AwSV-Kataster'.O62]=&quot;Stufe C&quot;;[$Grundlagen.$C$27];IF([$'AwSV-Kataster'.O62]=&quot;Stufe D&quot;;[$Grundlagen.$C$31];&quot;keine AwSV-Anlage&quot;))))" office:value-type="string" office:string-value="JA">
            <text:p>JA</text:p>
          </table:table-cell>
          <table:table-cell table:style-name="ce83" table:formula="of:=IF([$'AwSV-Kataster'.O62]=&quot;Stufe A&quot;;[$Grundlagen.$D$19];IF([$'AwSV-Kataster'.O62]=&quot;Stufe B&quot;;[$Grundlagen.$D$23];IF([$'AwSV-Kataster'.O62]=&quot;Stufe C&quot;;[$Grundlagen.$D$27];IF([$'AwSV-Kataster'.O62]=&quot;Stufe D&quot;;[$Grundlagen.$D$31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2]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O62]=&quot;Stufe A&quot;;[$Grundlagen.$E$19];IF([$'AwSV-Kataster'.O62]=&quot;Stufe B&quot;;[$Grundlagen.$E$23];IF([$'AwSV-Kataster'.O62]=&quot;Stufe C&quot;;[$Grundlagen.$E$27];IF([$'AwSV-Kataster'.O62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3" table:formula="of:=IF([$'AwSV-Kataster'.O62]=&quot;Stufe A&quot;;[$'Grundlagen Wasserschutzgebiet'.$C$18];IF([$'AwSV-Kataster'.O62]=&quot;Stufe B&quot;;[$'Grundlagen Wasserschutzgebiet'.$C$22];IF([$'AwSV-Kataster'.O62]=&quot;Stufe C&quot;;[$'Grundlagen Wasserschutzgebiet'.$C$26];IF([$'AwSV-Kataster'.O6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62]=&quot;Stufe A&quot;;[$'Grundlagen Wasserschutzgebiet'.$D$19];IF([$'AwSV-Kataster'.O62]=&quot;Stufe B&quot;;[$'Grundlagen Wasserschutzgebiet'.$D$23];IF([$'AwSV-Kataster'.O62]=&quot;Stufe C&quot;;[$'Grundlagen Wasserschutzgebiet'.$D$27];IF([$'AwSV-Kataster'.O62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2]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62]=&quot;Stufe A&quot;;[$Grundlagen.$C$20];IF([$'AwSV-Kataster'.O62]=&quot;Stufe B&quot;;[$Grundlagen.$C$24];IF([$'AwSV-Kataster'.O62]=&quot;Stufe C&quot;;[$Grundlagen.$C$28];IF([$'AwSV-Kataster'.O62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62]=&quot;Stufe A&quot;;[$Grundlagen.$D$20];IF([$'AwSV-Kataster'.O62]=&quot;Stufe B&quot;;[$Grundlagen.$D$24];IF([$'AwSV-Kataster'.O62]=&quot;Stufe C&quot;;[$Grundlagen.$D$28];IF([$'AwSV-Kataster'.O62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3]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O62]=&quot;Stufe A&quot;;[$Grundlagen.$E$20];IF([$'AwSV-Kataster'.O62]=&quot;Stufe B&quot;;[$Grundlagen.$E$24];IF([$'AwSV-Kataster'.O62]=&quot;Stufe C&quot;;[$Grundlagen.$E$28];IF([$'AwSV-Kataster'.O62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62]=&quot;Stufe A&quot;;[$'Grundlagen Wasserschutzgebiet'.$C$18];IF([$'AwSV-Kataster'.O62]=&quot;Stufe B&quot;;[$'Grundlagen Wasserschutzgebiet'.$C$22];IF([$'AwSV-Kataster'.O62]=&quot;Stufe C&quot;;[$'Grundlagen Wasserschutzgebiet'.$C$26];IF([$'AwSV-Kataster'.O6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62]=&quot;Stufe A&quot;;[$'Grundlagen Wasserschutzgebiet'.$D$20];IF([$'AwSV-Kataster'.O62]=&quot;Stufe B&quot;;[$'Grundlagen Wasserschutzgebiet'.$D$24];IF([$'AwSV-Kataster'.O62]=&quot;Stufe C&quot;;[$'Grundlagen Wasserschutzgebiet'.$D$28];IF([$'AwSV-Kataster'.O62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3]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H62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62]=&quot;Stufe A&quot;;[$Grundlagen.$C$21];IF([$'AwSV-Kataster'.O62]=&quot;Stufe B&quot;;[$Grundlagen.$C$25];IF([$'AwSV-Kataster'.O62]=&quot;Stufe C&quot;;[$Grundlagen.$C$29];IF([$'AwSV-Kataster'.O62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62]=&quot;Stufe A&quot;;[$Grundlagen.$D$21];IF([$'AwSV-Kataster'.O62]=&quot;Stufe B&quot;;[$Grundlagen.$D$25];IF([$'AwSV-Kataster'.O62]=&quot;Stufe C&quot;;[$Grundlagen.$D$29];IF([$'AwSV-Kataster'.O62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4];&quot;NEIN&quot;)" office:value-type="string" office:string-value="NEIN">
            <text:p>NEIN</text:p>
          </table:table-cell>
          <table:table-cell table:style-name="ce83" table:formula="of:=IF([.E126]=&quot;JA&quot;;&quot;alle 5 Jahre&quot;;&quot;NEIN&quot;)" office:value-type="string" office:string-value="NEIN">
            <text:p>NEIN</text:p>
          </table:table-cell>
          <table:table-cell table:style-name="ce83" table:formula="of:=IF([.F126]=&quot;JA&quot;;&quot;alle 5 Jahre&quot;;&quot;NEIN&quot;)" office:value-type="string" office:string-value="NEIN">
            <text:p>NEIN</text:p>
          </table:table-cell>
          <table:table-cell table:style-name="ce83" table:formula="of:=IF([$'AwSV-Kataster'.O62]=&quot;Stufe A&quot;;[$Grundlagen.$E$21];IF([$'AwSV-Kataster'.O62]=&quot;Stufe B&quot;;[$Grundlagen.$E$25];IF([$'AwSV-Kataster'.O62]=&quot;Stufe C&quot;;[$Grundlagen.$E$29];IF([$'AwSV-Kataster'.O62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62]=&quot;Stufe A&quot;;[$'Grundlagen Wasserschutzgebiet'.$C$21];IF([$'AwSV-Kataster'.O62]=&quot;Stufe B&quot;;[$'Grundlagen Wasserschutzgebiet'.$C$21];IF([$'AwSV-Kataster'.O62]=&quot;Stufe C&quot;;[$'Grundlagen Wasserschutzgebiet'.$C$21];IF([$'AwSV-Kataster'.O62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62]=&quot;Stufe A&quot;;[$'Grundlagen Wasserschutzgebiet'.$D$21];IF([$'AwSV-Kataster'.O62]=&quot;Stufe B&quot;;[$'Grundlagen Wasserschutzgebiet'.$D$25];IF([$'AwSV-Kataster'.O62]=&quot;Stufe C&quot;;[$'Grundlagen Wasserschutzgebiet'.$D$29];IF([$'AwSV-Kataster'.O62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62]&gt;1000;[$Grundlagen.$B$41];&quot;Nein&quot;)" office:value-type="string" office:string-value="Nein">
            <text:p>Nein</text:p>
          </table:table-cell>
          <table:table-cell table:style-name="ce83" table:formula="of:=IF([$'AwSV-Kataster'.H62]&gt;100;[$Grundlagen.$C$44];&quot;Nein&quot;)" office:value-type="string" office:string-value="Nein">
            <text:p>Nein</text:p>
          </table:table-cell>
          <table:table-cell table:style-name="ce83" table:formula="of:=IF([.S126]=&quot;JA&quot;;&quot;alle 5 Jahre&quot;;&quot;NEIN&quot;)" office:value-type="string" office:string-value="NEIN">
            <text:p>NEIN</text:p>
          </table:table-cell>
          <table:table-cell table:style-name="ce83" table:formula="of:=IF([.T126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59" table:number-columns-repeated="7"/>
          <table:table-cell table:style-name="ce85" table:number-columns-repeated="7"/>
          <table:table-cell table:style-name="ce59" table:number-columns-repeated="7"/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6" office:value-type="float" office:value="6">
            <text:p>6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75]&gt;1000;1001;IF(AND([$'AwSV-Kataster'.H75]&gt;100;[$'AwSV-Kataster'.H75]&lt;=1000);1000;IF(AND([$'AwSV-Kataster'.H75]&gt;10;[$'AwSV-Kataster'.H75]&lt;=100);100;IF(AND([$'AwSV-Kataster'.H75]&gt;1;[$'AwSV-Kataster'.H75]&lt;=10);10;IF(AND([$'AwSV-Kataster'.H75]&gt;0.22;[$'AwSV-Kataster'.H75]&lt;=1);1;0.22)))))" office:value-type="float" office:value="0.22">
            <text:p>0.22</text:p>
          </table:table-cell>
          <table:table-cell table:style-name="ce85" table:formula="of:=[$'AwSV-Kataster'.C75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31]=&quot;&quot;;&quot;Anlagenspez. wählen&quot;;IF([.B131]=[.A132];[.A133];IF([.B131]=[.B132];[.B133];IF([.B131]=[.C132];[.C133];IF([.B131]=[.D132];[.$D133];IF([.B131]=[.E132];[.E133];IF([.B131]=[.F132];[.F133];IF([.B131]=[.G132];[.G133]))))))))" office:value-type="string" office:string-value="NEIN">
            <text:p>NEIN</text:p>
          </table:table-cell>
          <table:table-cell table:style-name="ce97" table:formula="of:=IF([.B131]=&quot;&quot;;&quot;Anlagenspez. wählen&quot;;IF([.B131]=[.A132];[.A134];IF([.B131]=[.B132];[.B134];IF([.B131]=[.C132];[.C134];IF([.B131]=[.D132];[.D134];IF([.B131]=[.E132];[.E134];IF([.B131]=[.F132];[.$F134];IF([.B131]=[.G132];[.G134]))))))))" office:value-type="string" office:string-value="NEIN">
            <text:p>NEIN</text:p>
          </table:table-cell>
          <table:table-cell table:style-name="ce97" table:formula="of:=IF([.B131]=&quot;&quot;;&quot;A.spez. wählen&quot;;IF([.B131]=[.A132];[.A135];IF([.B131]=[.B132];[.B135];IF([.B131]=[.C132];[.C135];IF([.B131]=[.D132];[.$D135];IF([.B131]=[.E132];[.E135];IF([.B131]=[.F132];[.F135];IF([.B131]=[.G132];[.G135]))))))))" office:value-type="string" office:string-value="NEIN">
            <text:p>NEIN</text:p>
          </table:table-cell>
          <table:table-cell table:style-name="ce99" table:formula="of:=IF([.B131]=&quot;&quot;;&quot;Anlagenspez. wählen&quot;;IF([.B131]=[.A132];[.A136];IF([.B131]=[.B132];[.B136];IF([.B131]=[.C132];[.C136];IF([.B131]=[.D132];[.$D136];IF([.B131]=[.E132];[.E136];IF([.B131]=[.F132];[.F136];IF([.B131]=[.G132];[.G136]))))))))" office:value-type="string" office:string-value="NEIN">
            <text:p>NEIN</text:p>
          </table:table-cell>
          <table:table-cell table:style-name="ce100" table:formula="of:=IF([$'AwSV-Kataster'.O69]=&quot;entfällt&quot;;&quot;Entfällt&quot;;IF([$'AwSV-Kataster'.O69]=&quot;fehlt&quot;;&quot;umgehend&quot;;MIN([$'AwSV-Kataster'.O69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74]=&quot;unterirdisch&quot;;&quot;JA&quot;;IF([.J132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75]=&quot;&quot;;&quot;Anlagenspez. wählen&quot;;IF([$'AwSV-Kataster'.C75]=[.O132];[.O133];IF([$'AwSV-Kataster'.C75]=[.P132];[.P133];IF([$'AwSV-Kataster'.C75]=[.Q132];[.Q133];IF([$'AwSV-Kataster'.C75]=[.R132];[.$R133];IF([$'AwSV-Kataster'.C75]=[.S132];[.S133];IF([$'AwSV-Kataster'.C75]=[.T132];[.T133];IF([$'AwSV-Kataster'.C75]=[.U132];[.U133]))))))))" office:value-type="string" office:string-value="NEIN">
            <text:p>NEIN</text:p>
          </table:table-cell>
          <table:table-cell table:style-name="ce97" table:formula="of:=IF([$'AwSV-Kataster'.C75]=&quot;&quot;;&quot;Anlagenspez. wählen&quot;;IF([$'AwSV-Kataster'.C75]=[.O132];[.O134];IF([$'AwSV-Kataster'.C75]=[.P132];[.P134];IF([$'AwSV-Kataster'.C75]=[.Q132];[.Q134];IF([$'AwSV-Kataster'.C75]=[.R132];[.R134];IF([$'AwSV-Kataster'.C75]=[.S132];[.S134];IF([$'AwSV-Kataster'.C75]=[.T132];[.$T134];IF([$'AwSV-Kataster'.C75]=[.U132];[.U134]))))))))" office:value-type="string" office:string-value="NEIN">
            <text:p>NEIN</text:p>
          </table:table-cell>
          <table:table-cell table:style-name="ce97" table:formula="of:=IF([$'AwSV-Kataster'.C75]=&quot;&quot;;&quot;A.spez. wählen&quot;;IF([$'AwSV-Kataster'.C75]=[.O132];[.O135];IF([$'AwSV-Kataster'.C75]=[.P132];[.P135];IF([$'AwSV-Kataster'.C75]=[.Q132];[.Q135];IF([$'AwSV-Kataster'.C75]=[.R132];[.$R135];IF([$'AwSV-Kataster'.C75]=[.S132];[.S135];IF([$'AwSV-Kataster'.C75]=[.T132];[.T135];IF([$'AwSV-Kataster'.C75]=[.U132];[.U135]))))))))" office:value-type="string" office:string-value="NEIN">
            <text:p>NEIN</text:p>
          </table:table-cell>
          <table:table-cell table:style-name="ce99" table:formula="of:=IF([$'AwSV-Kataster'.C75]=&quot;&quot;;&quot;Anlagenspez. wählen&quot;;IF([$'AwSV-Kataster'.C75]=[.O132];[.O136];IF([$'AwSV-Kataster'.C75]=[.P132];[.P136];IF([$'AwSV-Kataster'.C75]=[.Q132];[.Q136];IF([$'AwSV-Kataster'.C75]=[.R132];[.$R136];IF([$'AwSV-Kataster'.C75]=[.S132];[.S136];IF([$'AwSV-Kataster'.C75]=[.T132];[.T136];IF([$'AwSV-Kataster'.C75]=[.U132];[.U136]))))))))" office:value-type="string" office:string-value="NEIN">
            <text:p>NEIN</text:p>
          </table:table-cell>
          <table:table-cell table:style-name="ce100" table:formula="of:=IF([$'AwSV-Kataster'.O69]=&quot;entfällt&quot;;&quot;Entfällt&quot;;IF([$'AwSV-Kataster'.O69]=&quot;fehlt&quot;;&quot;umgehend&quot;;MIN([$'AwSV-Kataster'.O69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75]=&quot;unterirdisch&quot;;&quot;JA&quot;;IF([.J134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75]=&quot;Stufe A&quot;;[$Grundlagen.$C$18];IF([$'AwSV-Kataster'.O75]=&quot;Stufe B&quot;;[$Grundlagen.$C$22];IF([$'AwSV-Kataster'.O75]=&quot;Stufe C&quot;;[$Grundlagen.$C$26];IF([$'AwSV-Kataster'.O75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75]=&quot;Stufe A&quot;;[$Grundlagen.$D$18];IF([$'AwSV-Kataster'.O75]=&quot;Stufe B&quot;;[$Grundlagen.$D$22];IF([$'AwSV-Kataster'.O75]=&quot;Stufe C&quot;;[$Grundlagen.$D$26];IF([$'AwSV-Kataster'.O75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1];&quot;NEIN&quot;)" office:value-type="string" office:string-value="NEIN">
            <text:p>NEIN</text:p>
          </table:table-cell>
          <table:table-cell table:style-name="ce83" table:formula="of:=IF([$'AwSV-Kataster'.H75]&gt;100;&quot;JA&quot;;&quot;NEIN&quot;)" office:value-type="string" office:string-value="NEIN">
            <text:p>NEIN</text:p>
          </table:table-cell>
          <table:table-cell table:style-name="ce83" table:formula="of:=IF([$'AwSV-Kataster'.H75]&gt;100;&quot;JA&quot;;&quot;NEIN&quot;)" office:value-type="string" office:string-value="NEIN">
            <text:p>NEIN</text:p>
          </table:table-cell>
          <table:table-cell table:style-name="ce83" table:formula="of:=IF([$'AwSV-Kataster'.O75]=&quot;Stufe A&quot;;[$Grundlagen.$E$18];IF([$'AwSV-Kataster'.O75]=&quot;Stufe B&quot;;[$Grundlagen.$E$22];IF([$'AwSV-Kataster'.O75]=&quot;Stufe C&quot;;[$Grundlagen.$E$26];IF([$'AwSV-Kataster'.O75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75]=&quot;Stufe A&quot;;[$'Grundlagen Wasserschutzgebiet'.$C$18];IF([$'AwSV-Kataster'.O75]=&quot;Stufe B&quot;;[$'Grundlagen Wasserschutzgebiet'.$C$22];IF([$'AwSV-Kataster'.O75]=&quot;Stufe C&quot;;[$'Grundlagen Wasserschutzgebiet'.$C$26];IF([$'AwSV-Kataster'.O7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75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75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75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75]&gt;100;&quot;JA&quot;;&quot;NEIN&quot;)" office:value-type="string" office:string-value="NEIN">
            <text:p>NEIN</text:p>
          </table:table-cell>
          <table:table-cell table:style-name="ce83" table:formula="of:=IF([$'AwSV-Kataster'.H75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75]=&quot;Stufe A&quot;;[$Grundlagen.$C$19];IF([$'AwSV-Kataster'.O75]=&quot;Stufe B&quot;;[$Grundlagen.$C$23];IF([$'AwSV-Kataster'.O75]=&quot;Stufe C&quot;;[$Grundlagen.$C$27];IF([$'AwSV-Kataster'.O75]=&quot;Stufe D&quot;;[$Grundlagen.$C$31];&quot;keine AwSV-Anlage&quot;))))" office:value-type="string" office:string-value="JA">
            <text:p>JA</text:p>
          </table:table-cell>
          <table:table-cell table:style-name="ce83" table:formula="of:=IF([$'AwSV-Kataster'.O75]=&quot;Stufe A&quot;;[$Grundlagen.$D$19];IF([$'AwSV-Kataster'.O75]=&quot;Stufe B&quot;;[$Grundlagen.$D$23];IF([$'AwSV-Kataster'.O75]=&quot;Stufe C&quot;;[$Grundlagen.$D$27];IF([$'AwSV-Kataster'.O75]=&quot;Stufe D&quot;;[$Grundlagen.$D$31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2]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O75]=&quot;Stufe A&quot;;[$Grundlagen.$E$19];IF([$'AwSV-Kataster'.O75]=&quot;Stufe B&quot;;[$Grundlagen.$E$23];IF([$'AwSV-Kataster'.O75]=&quot;Stufe C&quot;;[$Grundlagen.$E$27];IF([$'AwSV-Kataster'.O75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3" table:formula="of:=IF([$'AwSV-Kataster'.O75]=&quot;Stufe A&quot;;[$'Grundlagen Wasserschutzgebiet'.$C$18];IF([$'AwSV-Kataster'.O75]=&quot;Stufe B&quot;;[$'Grundlagen Wasserschutzgebiet'.$C$22];IF([$'AwSV-Kataster'.O75]=&quot;Stufe C&quot;;[$'Grundlagen Wasserschutzgebiet'.$C$26];IF([$'AwSV-Kataster'.O7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75]=&quot;Stufe A&quot;;[$'Grundlagen Wasserschutzgebiet'.$D$19];IF([$'AwSV-Kataster'.O75]=&quot;Stufe B&quot;;[$'Grundlagen Wasserschutzgebiet'.$D$23];IF([$'AwSV-Kataster'.O75]=&quot;Stufe C&quot;;[$'Grundlagen Wasserschutzgebiet'.$D$27];IF([$'AwSV-Kataster'.O75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2]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75]=&quot;Stufe A&quot;;[$Grundlagen.$C$20];IF([$'AwSV-Kataster'.O75]=&quot;Stufe B&quot;;[$Grundlagen.$C$24];IF([$'AwSV-Kataster'.O75]=&quot;Stufe C&quot;;[$Grundlagen.$C$28];IF([$'AwSV-Kataster'.O75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75]=&quot;Stufe A&quot;;[$Grundlagen.$D$20];IF([$'AwSV-Kataster'.O75]=&quot;Stufe B&quot;;[$Grundlagen.$D$24];IF([$'AwSV-Kataster'.O75]=&quot;Stufe C&quot;;[$Grundlagen.$D$28];IF([$'AwSV-Kataster'.O75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3]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O75]=&quot;Stufe A&quot;;[$Grundlagen.$E$20];IF([$'AwSV-Kataster'.O75]=&quot;Stufe B&quot;;[$Grundlagen.$E$24];IF([$'AwSV-Kataster'.O75]=&quot;Stufe C&quot;;[$Grundlagen.$E$28];IF([$'AwSV-Kataster'.O75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75]=&quot;Stufe A&quot;;[$'Grundlagen Wasserschutzgebiet'.$C$18];IF([$'AwSV-Kataster'.O75]=&quot;Stufe B&quot;;[$'Grundlagen Wasserschutzgebiet'.$C$22];IF([$'AwSV-Kataster'.O75]=&quot;Stufe C&quot;;[$'Grundlagen Wasserschutzgebiet'.$C$26];IF([$'AwSV-Kataster'.O7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75]=&quot;Stufe A&quot;;[$'Grundlagen Wasserschutzgebiet'.$D$20];IF([$'AwSV-Kataster'.O75]=&quot;Stufe B&quot;;[$'Grundlagen Wasserschutzgebiet'.$D$24];IF([$'AwSV-Kataster'.O75]=&quot;Stufe C&quot;;[$'Grundlagen Wasserschutzgebiet'.$D$28];IF([$'AwSV-Kataster'.O75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3]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H75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75]=&quot;Stufe A&quot;;[$Grundlagen.$C$21];IF([$'AwSV-Kataster'.O75]=&quot;Stufe B&quot;;[$Grundlagen.$C$25];IF([$'AwSV-Kataster'.O75]=&quot;Stufe C&quot;;[$Grundlagen.$C$29];IF([$'AwSV-Kataster'.O75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75]=&quot;Stufe A&quot;;[$Grundlagen.$D$21];IF([$'AwSV-Kataster'.O75]=&quot;Stufe B&quot;;[$Grundlagen.$D$25];IF([$'AwSV-Kataster'.O75]=&quot;Stufe C&quot;;[$Grundlagen.$D$29];IF([$'AwSV-Kataster'.O75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4];&quot;NEIN&quot;)" office:value-type="string" office:string-value="NEIN">
            <text:p>NEIN</text:p>
          </table:table-cell>
          <table:table-cell table:style-name="ce83" table:formula="of:=IF([.E135]=&quot;JA&quot;;&quot;alle 5 Jahre&quot;;&quot;NEIN&quot;)" office:value-type="string" office:string-value="NEIN">
            <text:p>NEIN</text:p>
          </table:table-cell>
          <table:table-cell table:style-name="ce83" table:formula="of:=IF([.F135]=&quot;JA&quot;;&quot;alle 5 Jahre&quot;;&quot;NEIN&quot;)" office:value-type="string" office:string-value="NEIN">
            <text:p>NEIN</text:p>
          </table:table-cell>
          <table:table-cell table:style-name="ce83" table:formula="of:=IF([$'AwSV-Kataster'.O75]=&quot;Stufe A&quot;;[$Grundlagen.$E$21];IF([$'AwSV-Kataster'.O75]=&quot;Stufe B&quot;;[$Grundlagen.$E$25];IF([$'AwSV-Kataster'.O75]=&quot;Stufe C&quot;;[$Grundlagen.$E$29];IF([$'AwSV-Kataster'.O75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75]=&quot;Stufe A&quot;;[$'Grundlagen Wasserschutzgebiet'.$C$21];IF([$'AwSV-Kataster'.O75]=&quot;Stufe B&quot;;[$'Grundlagen Wasserschutzgebiet'.$C$21];IF([$'AwSV-Kataster'.O75]=&quot;Stufe C&quot;;[$'Grundlagen Wasserschutzgebiet'.$C$21];IF([$'AwSV-Kataster'.O75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75]=&quot;Stufe A&quot;;[$'Grundlagen Wasserschutzgebiet'.$D$21];IF([$'AwSV-Kataster'.O75]=&quot;Stufe B&quot;;[$'Grundlagen Wasserschutzgebiet'.$D$25];IF([$'AwSV-Kataster'.O75]=&quot;Stufe C&quot;;[$'Grundlagen Wasserschutzgebiet'.$D$29];IF([$'AwSV-Kataster'.O75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75]&gt;1000;[$Grundlagen.$B$41];&quot;Nein&quot;)" office:value-type="string" office:string-value="Nein">
            <text:p>Nein</text:p>
          </table:table-cell>
          <table:table-cell table:style-name="ce83" table:formula="of:=IF([$'AwSV-Kataster'.H75]&gt;100;[$Grundlagen.$C$44];&quot;Nein&quot;)" office:value-type="string" office:string-value="Nein">
            <text:p>Nein</text:p>
          </table:table-cell>
          <table:table-cell table:style-name="ce83" table:formula="of:=IF([.S135]=&quot;JA&quot;;&quot;alle 5 Jahre&quot;;&quot;NEIN&quot;)" office:value-type="string" office:string-value="NEIN">
            <text:p>NEIN</text:p>
          </table:table-cell>
          <table:table-cell table:style-name="ce83" table:formula="of:=IF([.T135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5" table:number-columns-repeated="14"/>
          <table:table-cell table:style-name="ce85" table:formula="of:=[$'Grundlagen Wasserschutzgebiet'.C54]" office:value-type="string" office:string-value="Stilllegung">
            <text:p>Stilllegung</text:p>
          </table:table-cell>
          <table:table-cell table:style-name="ce85" table:number-columns-repeated="13"/>
          <table:table-cell table:number-columns-repeated="996"/>
        </table:table-row>
        <table:table-row table:style-name="ro5">
          <table:table-cell table:style-name="ce86" office:value-type="float" office:value="7">
            <text:p>7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88]&gt;1000;1001;IF(AND([$'AwSV-Kataster'.H88]&gt;100;[$'AwSV-Kataster'.H88]&lt;=1000);1000;IF(AND([$'AwSV-Kataster'.H88]&gt;10;[$'AwSV-Kataster'.H88]&lt;=100);100;IF(AND([$'AwSV-Kataster'.H88]&gt;1;[$'AwSV-Kataster'.H88]&lt;=10);10;IF(AND([$'AwSV-Kataster'.H88]&gt;0.22;[$'AwSV-Kataster'.H88]&lt;=1);1;0.22)))))" office:value-type="float" office:value="0.22">
            <text:p>0.22</text:p>
          </table:table-cell>
          <table:table-cell table:style-name="ce85" table:formula="of:=[$'AwSV-Kataster'.C88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40]=&quot;&quot;;&quot;Anlagenspez. wählen&quot;;IF([.B140]=[.A141];[.A142];IF([.B140]=[.B141];[.B142];IF([.B140]=[.C141];[.C142];IF([.B140]=[.D141];[.$D142];IF([.B140]=[.E141];[.E142];IF([.B140]=[.F141];[.F142];IF([.B140]=[.G141];[.G142]))))))))" office:value-type="string" office:string-value="NEIN">
            <text:p>NEIN</text:p>
          </table:table-cell>
          <table:table-cell table:style-name="ce97" table:formula="of:=IF([.B140]=&quot;&quot;;&quot;Anlagenspez. wählen&quot;;IF([.B140]=[.A141];[.A143];IF([.B140]=[.B141];[.B143];IF([.B140]=[.C141];[.C143];IF([.B140]=[.D141];[.D143];IF([.B140]=[.E141];[.E143];IF([.B140]=[.F141];[.$F143];IF([.B140]=[.G141];[.G143]))))))))" office:value-type="string" office:string-value="NEIN">
            <text:p>NEIN</text:p>
          </table:table-cell>
          <table:table-cell table:style-name="ce97" table:formula="of:=IF([.B140]=&quot;&quot;;&quot;A.spez. wählen&quot;;IF([.B140]=[.A141];[.A144];IF([.B140]=[.B141];[.B144];IF([.B140]=[.C141];[.C144];IF([.B140]=[.D141];[.$D144];IF([.B140]=[.E141];[.E144];IF([.B140]=[.F141];[.F144];IF([.B140]=[.G141];[.G144]))))))))" office:value-type="string" office:string-value="NEIN">
            <text:p>NEIN</text:p>
          </table:table-cell>
          <table:table-cell table:style-name="ce99" table:formula="of:=IF([.B140]=&quot;&quot;;&quot;Anlagenspez. wählen&quot;;IF([.B140]=[.A141];[.A145];IF([.B140]=[.B141];[.B145];IF([.B140]=[.C141];[.C145];IF([.B140]=[.D141];[.$D145];IF([.B140]=[.E141];[.E145];IF([.B140]=[.F141];[.F145];IF([.B140]=[.G141];[.G145]))))))))" office:value-type="string" office:string-value="NEIN">
            <text:p>NEIN</text:p>
          </table:table-cell>
          <table:table-cell table:style-name="ce100" table:formula="of:=IF([$'AwSV-Kataster'.O82]=&quot;entfällt&quot;;&quot;Entfällt&quot;;IF([$'AwSV-Kataster'.O82]=&quot;fehlt&quot;;&quot;umgehend&quot;;MIN([$'AwSV-Kataster'.O82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'awsv-kataster'!#ref!=&quot;unterirdisch&quot;;&quot;JA&quot;;IF([.J141]=&quot;JA&quot;;&quot;JA&quot;;&quot;NEIN&quot;))" office:value-type="string" office:string-value="Err:508">
            <text:p>Err:508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88]=&quot;&quot;;&quot;Anlagenspez. wählen&quot;;IF([$'AwSV-Kataster'.C88]=[.O141];[.O142];IF([$'AwSV-Kataster'.C88]=[.P141];[.P142];IF([$'AwSV-Kataster'.C88]=[.Q141];[.Q142];IF([$'AwSV-Kataster'.C88]=[.R141];[.$R142];IF([$'AwSV-Kataster'.C88]=[.S141];[.S142];IF([$'AwSV-Kataster'.C88]=[.T141];[.T142];IF([$'AwSV-Kataster'.C88]=[.U141];[.U142]))))))))" office:value-type="string" office:string-value="NEIN">
            <text:p>NEIN</text:p>
          </table:table-cell>
          <table:table-cell table:style-name="ce97" table:formula="of:=IF([$'AwSV-Kataster'.C88]=&quot;&quot;;&quot;Anlagenspez. wählen&quot;;IF([$'AwSV-Kataster'.C88]=[.O141];[.O143];IF([$'AwSV-Kataster'.C88]=[.P141];[.P143];IF([$'AwSV-Kataster'.C88]=[.Q141];[.Q143];IF([$'AwSV-Kataster'.C88]=[.R141];[.R143];IF([$'AwSV-Kataster'.C88]=[.S141];[.S143];IF([$'AwSV-Kataster'.C88]=[.T141];[.$T143];IF([$'AwSV-Kataster'.C88]=[.U141];[.U143]))))))))" office:value-type="string" office:string-value="NEIN">
            <text:p>NEIN</text:p>
          </table:table-cell>
          <table:table-cell table:style-name="ce97" table:formula="of:=IF([$'AwSV-Kataster'.C88]=&quot;&quot;;&quot;A.spez. wählen&quot;;IF([$'AwSV-Kataster'.C88]=[.O141];[.O144];IF([$'AwSV-Kataster'.C88]=[.P141];[.P144];IF([$'AwSV-Kataster'.C88]=[.Q141];[.Q144];IF([$'AwSV-Kataster'.C88]=[.R141];[.$R144];IF([$'AwSV-Kataster'.C88]=[.S141];[.S144];IF([$'AwSV-Kataster'.C88]=[.T141];[.T144];IF([$'AwSV-Kataster'.C88]=[.U141];[.U144]))))))))" office:value-type="string" office:string-value="NEIN">
            <text:p>NEIN</text:p>
          </table:table-cell>
          <table:table-cell table:style-name="ce99" table:formula="of:=IF([$'AwSV-Kataster'.C88]=&quot;&quot;;&quot;Anlagenspez. wählen&quot;;IF([$'AwSV-Kataster'.C88]=[.O141];[.O145];IF([$'AwSV-Kataster'.C88]=[.P141];[.P145];IF([$'AwSV-Kataster'.C88]=[.Q141];[.Q145];IF([$'AwSV-Kataster'.C88]=[.R141];[.$R145];IF([$'AwSV-Kataster'.C88]=[.S141];[.S145];IF([$'AwSV-Kataster'.C88]=[.T141];[.T145];IF([$'AwSV-Kataster'.C88]=[.U141];[.U145]))))))))" office:value-type="string" office:string-value="NEIN">
            <text:p>NEIN</text:p>
          </table:table-cell>
          <table:table-cell table:style-name="ce100" table:formula="of:=IF([$'AwSV-Kataster'.O82]=&quot;entfällt&quot;;&quot;Entfällt&quot;;IF([$'AwSV-Kataster'.O82]=&quot;fehlt&quot;;&quot;umgehend&quot;;MIN([$'AwSV-Kataster'.O82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88]=&quot;unterirdisch&quot;;&quot;JA&quot;;IF([.J143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88]=&quot;Stufe A&quot;;[$Grundlagen.$C$18];IF([$'AwSV-Kataster'.O88]=&quot;Stufe B&quot;;[$Grundlagen.$C$22];IF([$'AwSV-Kataster'.O88]=&quot;Stufe C&quot;;[$Grundlagen.$C$26];IF([$'AwSV-Kataster'.O88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88]=&quot;Stufe A&quot;;[$Grundlagen.$D$18];IF([$'AwSV-Kataster'.O88]=&quot;Stufe B&quot;;[$Grundlagen.$D$22];IF([$'AwSV-Kataster'.O88]=&quot;Stufe C&quot;;[$Grundlagen.$D$26];IF([$'AwSV-Kataster'.O88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1];&quot;NEIN&quot;)" office:value-type="string" office:string-value="NEIN">
            <text:p>NEIN</text:p>
          </table:table-cell>
          <table:table-cell table:style-name="ce83" table:formula="of:=IF([$'AwSV-Kataster'.H88]&gt;100;&quot;JA&quot;;&quot;NEIN&quot;)" office:value-type="string" office:string-value="NEIN">
            <text:p>NEIN</text:p>
          </table:table-cell>
          <table:table-cell table:style-name="ce83" table:formula="of:=IF([$'AwSV-Kataster'.H88]&gt;100;&quot;JA&quot;;&quot;NEIN&quot;)" office:value-type="string" office:string-value="NEIN">
            <text:p>NEIN</text:p>
          </table:table-cell>
          <table:table-cell table:style-name="ce83" table:formula="of:=IF([$'AwSV-Kataster'.O88]=&quot;Stufe A&quot;;[$Grundlagen.$E$18];IF([$'AwSV-Kataster'.O88]=&quot;Stufe B&quot;;[$Grundlagen.$E$22];IF([$'AwSV-Kataster'.O88]=&quot;Stufe C&quot;;[$Grundlagen.$E$26];IF([$'AwSV-Kataster'.O88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88]=&quot;Stufe A&quot;;[$'Grundlagen Wasserschutzgebiet'.$C$18];IF([$'AwSV-Kataster'.O88]=&quot;Stufe B&quot;;[$'Grundlagen Wasserschutzgebiet'.$C$22];IF([$'AwSV-Kataster'.O88]=&quot;Stufe C&quot;;[$'Grundlagen Wasserschutzgebiet'.$C$26];IF([$'AwSV-Kataster'.O8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88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88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88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88]&gt;100;&quot;JA&quot;;&quot;NEIN&quot;)" office:value-type="string" office:string-value="NEIN">
            <text:p>NEIN</text:p>
          </table:table-cell>
          <table:table-cell table:style-name="ce83" table:formula="of:=IF([$'AwSV-Kataster'.H88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88]=&quot;Stufe A&quot;;[$Grundlagen.$C$19];IF([$'AwSV-Kataster'.O88]=&quot;Stufe B&quot;;[$Grundlagen.$C$23];IF([$'AwSV-Kataster'.O88]=&quot;Stufe C&quot;;[$Grundlagen.$C$27];IF([$'AwSV-Kataster'.O88]=&quot;Stufe D&quot;;[$Grundlagen.$C$31];&quot;keine AwSV-Anlage&quot;))))" office:value-type="string" office:string-value="JA">
            <text:p>JA</text:p>
          </table:table-cell>
          <table:table-cell table:style-name="ce83" table:formula="of:=IF([$'AwSV-Kataster'.O88]=&quot;Stufe A&quot;;[$Grundlagen.$D$19];IF([$'AwSV-Kataster'.O88]=&quot;Stufe B&quot;;[$Grundlagen.$D$23];IF([$'AwSV-Kataster'.O88]=&quot;Stufe C&quot;;[$Grundlagen.$D$27];IF([$'AwSV-Kataster'.O88]=&quot;Stufe D&quot;;[$Grundlagen.$D$31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2]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O88]=&quot;Stufe A&quot;;[$Grundlagen.$E$19];IF([$'AwSV-Kataster'.O88]=&quot;Stufe B&quot;;[$Grundlagen.$E$23];IF([$'AwSV-Kataster'.O88]=&quot;Stufe C&quot;;[$Grundlagen.$E$27];IF([$'AwSV-Kataster'.O88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3" table:formula="of:=IF([$'AwSV-Kataster'.O88]=&quot;Stufe A&quot;;[$'Grundlagen Wasserschutzgebiet'.$C$18];IF([$'AwSV-Kataster'.O88]=&quot;Stufe B&quot;;[$'Grundlagen Wasserschutzgebiet'.$C$22];IF([$'AwSV-Kataster'.O88]=&quot;Stufe C&quot;;[$'Grundlagen Wasserschutzgebiet'.$C$26];IF([$'AwSV-Kataster'.O8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88]=&quot;Stufe A&quot;;[$'Grundlagen Wasserschutzgebiet'.$D$19];IF([$'AwSV-Kataster'.O88]=&quot;Stufe B&quot;;[$'Grundlagen Wasserschutzgebiet'.$D$23];IF([$'AwSV-Kataster'.O88]=&quot;Stufe C&quot;;[$'Grundlagen Wasserschutzgebiet'.$D$27];IF([$'AwSV-Kataster'.O88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2]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88]=&quot;Stufe A&quot;;[$Grundlagen.$C$20];IF([$'AwSV-Kataster'.O88]=&quot;Stufe B&quot;;[$Grundlagen.$C$24];IF([$'AwSV-Kataster'.O88]=&quot;Stufe C&quot;;[$Grundlagen.$C$28];IF([$'AwSV-Kataster'.O88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88]=&quot;Stufe A&quot;;[$Grundlagen.$D$20];IF([$'AwSV-Kataster'.O88]=&quot;Stufe B&quot;;[$Grundlagen.$D$24];IF([$'AwSV-Kataster'.O88]=&quot;Stufe C&quot;;[$Grundlagen.$D$28];IF([$'AwSV-Kataster'.O88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3]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O88]=&quot;Stufe A&quot;;[$Grundlagen.$E$20];IF([$'AwSV-Kataster'.O88]=&quot;Stufe B&quot;;[$Grundlagen.$E$24];IF([$'AwSV-Kataster'.O88]=&quot;Stufe C&quot;;[$Grundlagen.$E$28];IF([$'AwSV-Kataster'.O88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88]=&quot;Stufe A&quot;;[$'Grundlagen Wasserschutzgebiet'.$C$18];IF([$'AwSV-Kataster'.O88]=&quot;Stufe B&quot;;[$'Grundlagen Wasserschutzgebiet'.$C$22];IF([$'AwSV-Kataster'.O88]=&quot;Stufe C&quot;;[$'Grundlagen Wasserschutzgebiet'.$C$26];IF([$'AwSV-Kataster'.O8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88]=&quot;Stufe A&quot;;[$'Grundlagen Wasserschutzgebiet'.$D$20];IF([$'AwSV-Kataster'.O88]=&quot;Stufe B&quot;;[$'Grundlagen Wasserschutzgebiet'.$D$24];IF([$'AwSV-Kataster'.O88]=&quot;Stufe C&quot;;[$'Grundlagen Wasserschutzgebiet'.$D$28];IF([$'AwSV-Kataster'.O88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3]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H88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88]=&quot;Stufe A&quot;;[$Grundlagen.$C$21];IF([$'AwSV-Kataster'.O88]=&quot;Stufe B&quot;;[$Grundlagen.$C$25];IF([$'AwSV-Kataster'.O88]=&quot;Stufe C&quot;;[$Grundlagen.$C$29];IF([$'AwSV-Kataster'.O88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88]=&quot;Stufe A&quot;;[$Grundlagen.$D$21];IF([$'AwSV-Kataster'.O88]=&quot;Stufe B&quot;;[$Grundlagen.$D$25];IF([$'AwSV-Kataster'.O88]=&quot;Stufe C&quot;;[$Grundlagen.$D$29];IF([$'AwSV-Kataster'.O88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4];&quot;NEIN&quot;)" office:value-type="string" office:string-value="NEIN">
            <text:p>NEIN</text:p>
          </table:table-cell>
          <table:table-cell table:style-name="ce83" table:formula="of:=IF([.E144]=&quot;JA&quot;;&quot;alle 5 Jahre&quot;;&quot;NEIN&quot;)" office:value-type="string" office:string-value="NEIN">
            <text:p>NEIN</text:p>
          </table:table-cell>
          <table:table-cell table:style-name="ce83" table:formula="of:=IF([.F144]=&quot;JA&quot;;&quot;alle 5 Jahre&quot;;&quot;NEIN&quot;)" office:value-type="string" office:string-value="NEIN">
            <text:p>NEIN</text:p>
          </table:table-cell>
          <table:table-cell table:style-name="ce83" table:formula="of:=IF([$'AwSV-Kataster'.O88]=&quot;Stufe A&quot;;[$Grundlagen.$E$21];IF([$'AwSV-Kataster'.O88]=&quot;Stufe B&quot;;[$Grundlagen.$E$25];IF([$'AwSV-Kataster'.O88]=&quot;Stufe C&quot;;[$Grundlagen.$E$29];IF([$'AwSV-Kataster'.O88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88]=&quot;Stufe A&quot;;[$'Grundlagen Wasserschutzgebiet'.$C$21];IF([$'AwSV-Kataster'.O88]=&quot;Stufe B&quot;;[$'Grundlagen Wasserschutzgebiet'.$C$21];IF([$'AwSV-Kataster'.O88]=&quot;Stufe C&quot;;[$'Grundlagen Wasserschutzgebiet'.$C$21];IF([$'AwSV-Kataster'.O88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88]=&quot;Stufe A&quot;;[$'Grundlagen Wasserschutzgebiet'.$D$21];IF([$'AwSV-Kataster'.O88]=&quot;Stufe B&quot;;[$'Grundlagen Wasserschutzgebiet'.$D$25];IF([$'AwSV-Kataster'.O88]=&quot;Stufe C&quot;;[$'Grundlagen Wasserschutzgebiet'.$D$29];IF([$'AwSV-Kataster'.O88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88]&gt;1000;[$Grundlagen.$B$41];&quot;Nein&quot;)" office:value-type="string" office:string-value="Nein">
            <text:p>Nein</text:p>
          </table:table-cell>
          <table:table-cell table:style-name="ce83" table:formula="of:=IF([$'AwSV-Kataster'.H88]&gt;100;[$Grundlagen.$C$44];&quot;Nein&quot;)" office:value-type="string" office:string-value="Nein">
            <text:p>Nein</text:p>
          </table:table-cell>
          <table:table-cell table:style-name="ce83" table:formula="of:=IF([.S144]=&quot;JA&quot;;&quot;alle 5 Jahre&quot;;&quot;NEIN&quot;)" office:value-type="string" office:string-value="NEIN">
            <text:p>NEIN</text:p>
          </table:table-cell>
          <table:table-cell table:style-name="ce83" table:formula="of:=IF([.T144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5" table:number-columns-repeated="14"/>
          <table:table-cell table:style-name="ce85" table:formula="of:=[$'Grundlagen Wasserschutzgebiet'.C45]" office:value-type="float" office:value="0">
            <text:p>0</text:p>
          </table:table-cell>
          <table:table-cell table:style-name="ce85" table:number-columns-repeated="13"/>
          <table:table-cell table:number-columns-repeated="996"/>
        </table:table-row>
        <table:table-row table:style-name="ro5">
          <table:table-cell table:style-name="ce86" office:value-type="float" office:value="8">
            <text:p>8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101]&gt;1000;1001;IF(AND([$'AwSV-Kataster'.H101]&gt;100;[$'AwSV-Kataster'.H101]&lt;=1000);1000;IF(AND([$'AwSV-Kataster'.H101]&gt;10;[$'AwSV-Kataster'.H101]&lt;=100);100;IF(AND([$'AwSV-Kataster'.H101]&gt;1;[$'AwSV-Kataster'.H101]&lt;=10);10;IF(AND([$'AwSV-Kataster'.H101]&gt;0.22;[$'AwSV-Kataster'.H101]&lt;=1);1;0.22)))))" office:value-type="float" office:value="0.22">
            <text:p>0.22</text:p>
          </table:table-cell>
          <table:table-cell table:style-name="ce85" table:formula="of:=[$'AwSV-Kataster'.C101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49]=&quot;&quot;;&quot;Anlagenspez. wählen&quot;;IF([.B149]=[.A150];[.A151];IF([.B149]=[.B150];[.B151];IF([.B149]=[.C150];[.C151];IF([.B149]=[.D150];[.$D151];IF([.B149]=[.E150];[.E151];IF([.B149]=[.F150];[.F151];IF([.B149]=[.G150];[.G151]))))))))" office:value-type="string" office:string-value="NEIN">
            <text:p>NEIN</text:p>
          </table:table-cell>
          <table:table-cell table:style-name="ce97" table:formula="of:=IF([.B149]=&quot;&quot;;&quot;Anlagenspez. wählen&quot;;IF([.B149]=[.A150];[.A152];IF([.B149]=[.B150];[.B152];IF([.B149]=[.C150];[.C152];IF([.B149]=[.D150];[.D152];IF([.B149]=[.E150];[.E152];IF([.B149]=[.F150];[.$F152];IF([.B149]=[.G150];[.G152]))))))))" office:value-type="string" office:string-value="NEIN">
            <text:p>NEIN</text:p>
          </table:table-cell>
          <table:table-cell table:style-name="ce97" table:formula="of:=IF([.B149]=&quot;&quot;;&quot;A.spez. wählen&quot;;IF([.B149]=[.A150];[.A153];IF([.B149]=[.B150];[.B153];IF([.B149]=[.C150];[.C153];IF([.B149]=[.D150];[.$D153];IF([.B149]=[.E150];[.E153];IF([.B149]=[.F150];[.F153];IF([.B149]=[.G150];[.G153]))))))))" office:value-type="string" office:string-value="NEIN">
            <text:p>NEIN</text:p>
          </table:table-cell>
          <table:table-cell table:style-name="ce99" table:formula="of:=IF([.B149]=&quot;&quot;;&quot;Anlagenspez. wählen&quot;;IF([.B149]=[.A150];[.A154];IF([.B149]=[.B150];[.B154];IF([.B149]=[.C150];[.C154];IF([.B149]=[.D150];[.$D154];IF([.B149]=[.E150];[.E154];IF([.B149]=[.F150];[.F154];IF([.B149]=[.G150];[.G154]))))))))" office:value-type="string" office:string-value="NEIN">
            <text:p>NEIN</text:p>
          </table:table-cell>
          <table:table-cell table:style-name="ce100" table:formula="of:=IF([$'AwSV-Kataster'.O95]=&quot;entfällt&quot;;&quot;Entfällt&quot;;IF([$'AwSV-Kataster'.O95]=&quot;fehlt&quot;;&quot;umgehend&quot;;MIN([$'AwSV-Kataster'.O95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89]=&quot;unterirdisch&quot;;&quot;JA&quot;;IF([.J150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01]=&quot;&quot;;&quot;Anlagenspez. wählen&quot;;IF([$'AwSV-Kataster'.C101]=[.O150];[.O151];IF([$'AwSV-Kataster'.C101]=[.P150];[.P151];IF([$'AwSV-Kataster'.C101]=[.Q150];[.Q151];IF([$'AwSV-Kataster'.C101]=[.R150];[.$R151];IF([$'AwSV-Kataster'.C101]=[.S150];[.S151];IF([$'AwSV-Kataster'.C101]=[.T150];[.T151];IF([$'AwSV-Kataster'.C101]=[.U150];[.U151]))))))))" office:value-type="string" office:string-value="NEIN">
            <text:p>NEIN</text:p>
          </table:table-cell>
          <table:table-cell table:style-name="ce97" table:formula="of:=IF([$'AwSV-Kataster'.C101]=&quot;&quot;;&quot;Anlagenspez. wählen&quot;;IF([$'AwSV-Kataster'.C101]=[.O150];[.O152];IF([$'AwSV-Kataster'.C101]=[.P150];[.P152];IF([$'AwSV-Kataster'.C101]=[.Q150];[.Q152];IF([$'AwSV-Kataster'.C101]=[.R150];[.R152];IF([$'AwSV-Kataster'.C101]=[.S150];[.S152];IF([$'AwSV-Kataster'.C101]=[.T150];[.$T152];IF([$'AwSV-Kataster'.C101]=[.U150];[.U152]))))))))" office:value-type="string" office:string-value="NEIN">
            <text:p>NEIN</text:p>
          </table:table-cell>
          <table:table-cell table:style-name="ce97" table:formula="of:=IF([$'AwSV-Kataster'.C101]=&quot;&quot;;&quot;A.spez. wählen&quot;;IF([$'AwSV-Kataster'.C101]=[.O150];[.O153];IF([$'AwSV-Kataster'.C101]=[.P150];[.P153];IF([$'AwSV-Kataster'.C101]=[.Q150];[.Q153];IF([$'AwSV-Kataster'.C101]=[.R150];[.$R153];IF([$'AwSV-Kataster'.C101]=[.S150];[.S153];IF([$'AwSV-Kataster'.C101]=[.T150];[.T153];IF([$'AwSV-Kataster'.C101]=[.U150];[.U153]))))))))" office:value-type="string" office:string-value="NEIN">
            <text:p>NEIN</text:p>
          </table:table-cell>
          <table:table-cell table:style-name="ce99" table:formula="of:=IF([$'AwSV-Kataster'.C101]=&quot;&quot;;&quot;Anlagenspez. wählen&quot;;IF([$'AwSV-Kataster'.C101]=[.O150];[.O154];IF([$'AwSV-Kataster'.C101]=[.P150];[.P154];IF([$'AwSV-Kataster'.C101]=[.Q150];[.Q154];IF([$'AwSV-Kataster'.C101]=[.R150];[.$R154];IF([$'AwSV-Kataster'.C101]=[.S150];[.S154];IF([$'AwSV-Kataster'.C101]=[.T150];[.T154];IF([$'AwSV-Kataster'.C101]=[.U150];[.U154]))))))))" office:value-type="string" office:string-value="NEIN">
            <text:p>NEIN</text:p>
          </table:table-cell>
          <table:table-cell table:style-name="ce100" table:formula="of:=IF([$'AwSV-Kataster'.O96]=&quot;entfällt&quot;;&quot;Entfällt&quot;;IF([$'AwSV-Kataster'.O96]=&quot;fehlt&quot;;&quot;umgehend&quot;;MIN([$'AwSV-Kataster'.O96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101]=&quot;unterirdisch&quot;;&quot;JA&quot;;IF([.J152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01]=&quot;Stufe A&quot;;[$Grundlagen.$C$18];IF([$'AwSV-Kataster'.O101]=&quot;Stufe B&quot;;[$Grundlagen.$C$22];IF([$'AwSV-Kataster'.O101]=&quot;Stufe C&quot;;[$Grundlagen.$C$26];IF([$'AwSV-Kataster'.O101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01]=&quot;Stufe A&quot;;[$Grundlagen.$D$18];IF([$'AwSV-Kataster'.O101]=&quot;Stufe B&quot;;[$Grundlagen.$D$22];IF([$'AwSV-Kataster'.O101]=&quot;Stufe C&quot;;[$Grundlagen.$D$26];IF([$'AwSV-Kataster'.O101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01]&gt;1000;[$Grundlagen.$B$41];&quot;NEIN&quot;)" office:value-type="string" office:string-value="NEIN">
            <text:p>NEIN</text:p>
          </table:table-cell>
          <table:table-cell table:style-name="ce83" table:formula="of:=IF([$'AwSV-Kataster'.H101]&gt;100;[$Grundlagen.$C$41];&quot;NEIN&quot;)" office:value-type="string" office:string-value="NEIN">
            <text:p>NEIN</text:p>
          </table:table-cell>
          <table:table-cell table:style-name="ce83" table:formula="of:=IF([$'AwSV-Kataster'.H101]&gt;100;&quot;JA&quot;;&quot;NEIN&quot;)" office:value-type="string" office:string-value="NEIN">
            <text:p>NEIN</text:p>
          </table:table-cell>
          <table:table-cell table:style-name="ce83" table:formula="of:=IF([$'AwSV-Kataster'.H101]&gt;100;&quot;JA&quot;;&quot;NEIN&quot;)" office:value-type="string" office:string-value="NEIN">
            <text:p>NEIN</text:p>
          </table:table-cell>
          <table:table-cell table:style-name="ce83" table:formula="of:=IF([$'AwSV-Kataster'.O101]=&quot;Stufe A&quot;;[$Grundlagen.$E$18];IF([$'AwSV-Kataster'.O101]=&quot;Stufe B&quot;;[$Grundlagen.$E$22];IF([$'AwSV-Kataster'.O101]=&quot;Stufe C&quot;;[$Grundlagen.$E$26];IF([$'AwSV-Kataster'.O101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01]=&quot;Stufe A&quot;;[$'Grundlagen Wasserschutzgebiet'.$C$18];IF([$'AwSV-Kataster'.O101]=&quot;Stufe B&quot;;[$'Grundlagen Wasserschutzgebiet'.$C$22];IF([$'AwSV-Kataster'.O101]=&quot;Stufe C&quot;;[$'Grundlagen Wasserschutzgebiet'.$C$26];IF([$'AwSV-Kataster'.O10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01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01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01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01]&gt;100;&quot;JA&quot;;&quot;NEIN&quot;)" office:value-type="string" office:string-value="NEIN">
            <text:p>NEIN</text:p>
          </table:table-cell>
          <table:table-cell table:style-name="ce83" table:formula="of:=IF([$'AwSV-Kataster'.H101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01]=&quot;Stufe A&quot;;[$Grundlagen.$C$19];IF([$'AwSV-Kataster'.O101]=&quot;Stufe B&quot;;[$Grundlagen.$C$23];IF([$'AwSV-Kataster'.O101]=&quot;Stufe C&quot;;[$Grundlagen.$C$27];IF([$'AwSV-Kataster'.O101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01]=&quot;Stufe A&quot;;[$Grundlagen.$D$19];IF([$'AwSV-Kataster'.O101]=&quot;Stufe B&quot;;[$Grundlagen.$D$23];IF([$'AwSV-Kataster'.O101]=&quot;Stufe C&quot;;[$Grundlagen.$D$27];IF([$'AwSV-Kataster'.O101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01]&gt;1000;[$Grundlagen.$B$41];&quot;NEIN&quot;)" office:value-type="string" office:string-value="NEIN">
            <text:p>NEIN</text:p>
          </table:table-cell>
          <table:table-cell table:style-name="ce85" table:formula="of:=IF([$'AwSV-Kataster'.H101]&gt;100;[$Grundlagen.$C$42];&quot;NEIN&quot;)" office:value-type="string" office:string-value="NEIN">
            <text:p>NEIN</text:p>
          </table:table-cell>
          <table:table-cell table:style-name="ce85" table:formula="of:=IF([$'AwSV-Kataster'.H101]&gt;1000;&quot;JA&quot;;&quot;NEIN&quot;)" office:value-type="string" office:string-value="NEIN">
            <text:p>NEIN</text:p>
          </table:table-cell>
          <table:table-cell table:style-name="ce85" table:formula="of:=IF([$'AwSV-Kataster'.H101]&gt;1000;&quot;JA&quot;;&quot;NEIN&quot;)" office:value-type="string" office:string-value="NEIN">
            <text:p>NEIN</text:p>
          </table:table-cell>
          <table:table-cell table:style-name="ce85" table:formula="of:=IF([$'AwSV-Kataster'.O101]=&quot;Stufe A&quot;;[$Grundlagen.$E$19];IF([$'AwSV-Kataster'.O101]=&quot;Stufe B&quot;;[$Grundlagen.$E$23];IF([$'AwSV-Kataster'.O101]=&quot;Stufe C&quot;;[$Grundlagen.$E$27];IF([$'AwSV-Kataster'.O101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01]=&quot;Stufe A&quot;;[$'Grundlagen Wasserschutzgebiet'.$C$18];IF([$'AwSV-Kataster'.O101]=&quot;Stufe B&quot;;[$'Grundlagen Wasserschutzgebiet'.$C$22];IF([$'AwSV-Kataster'.O101]=&quot;Stufe C&quot;;[$'Grundlagen Wasserschutzgebiet'.$C$26];IF([$'AwSV-Kataster'.O101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01]=&quot;Stufe A&quot;;[$'Grundlagen Wasserschutzgebiet'.$D$19];IF([$'AwSV-Kataster'.O101]=&quot;Stufe B&quot;;[$'Grundlagen Wasserschutzgebiet'.$D$23];IF([$'AwSV-Kataster'.O101]=&quot;Stufe C&quot;;[$'Grundlagen Wasserschutzgebiet'.$D$27];IF([$'AwSV-Kataster'.O101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01]&gt;1000;[$Grundlagen.$B$41];&quot;Nein&quot;)" office:value-type="string" office:string-value="Nein">
            <text:p>Nein</text:p>
          </table:table-cell>
          <table:table-cell table:style-name="ce85" table:formula="of:=IF([$'AwSV-Kataster'.H101]&gt;100;[$Grundlagen.$C$42];&quot;Nein&quot;)" office:value-type="string" office:string-value="Nein">
            <text:p>Nein</text:p>
          </table:table-cell>
          <table:table-cell table:style-name="ce85" table:formula="of:=IF([$'AwSV-Kataster'.H101]&gt;1000;&quot;JA&quot;;&quot;NEIN&quot;)" office:value-type="string" office:string-value="NEIN">
            <text:p>NEIN</text:p>
          </table:table-cell>
          <table:table-cell table:style-name="ce85" table:formula="of:=IF([$'AwSV-Kataster'.H101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01]=&quot;Stufe A&quot;;[$Grundlagen.$C$20];IF([$'AwSV-Kataster'.O101]=&quot;Stufe B&quot;;[$Grundlagen.$C$24];IF([$'AwSV-Kataster'.O101]=&quot;Stufe C&quot;;[$Grundlagen.$C$28];IF([$'AwSV-Kataster'.O101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01]=&quot;Stufe A&quot;;[$Grundlagen.$D$20];IF([$'AwSV-Kataster'.O101]=&quot;Stufe B&quot;;[$Grundlagen.$D$24];IF([$'AwSV-Kataster'.O101]=&quot;Stufe C&quot;;[$Grundlagen.$D$28];IF([$'AwSV-Kataster'.O101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01]&gt;1000;[$Grundlagen.$B$41];&quot;NEIN&quot;)" office:value-type="string" office:string-value="NEIN">
            <text:p>NEIN</text:p>
          </table:table-cell>
          <table:table-cell table:style-name="ce83" table:formula="of:=IF([$'AwSV-Kataster'.H101]&gt;100;[$Grundlagen.$C$43];&quot;NEIN&quot;)" office:value-type="string" office:string-value="NEIN">
            <text:p>NEIN</text:p>
          </table:table-cell>
          <table:table-cell table:style-name="ce83" table:formula="of:=IF([$'AwSV-Kataster'.H101]&gt;1000;&quot;JA&quot;;&quot;NEIN&quot;)" office:value-type="string" office:string-value="NEIN">
            <text:p>NEIN</text:p>
          </table:table-cell>
          <table:table-cell table:style-name="ce83" table:formula="of:=IF([$'AwSV-Kataster'.H101]&gt;1000;&quot;JA&quot;;&quot;NEIN&quot;)" office:value-type="string" office:string-value="NEIN">
            <text:p>NEIN</text:p>
          </table:table-cell>
          <table:table-cell table:style-name="ce83" table:formula="of:=IF([$'AwSV-Kataster'.O101]=&quot;Stufe A&quot;;[$Grundlagen.$E$20];IF([$'AwSV-Kataster'.O101]=&quot;Stufe B&quot;;[$Grundlagen.$E$24];IF([$'AwSV-Kataster'.O101]=&quot;Stufe C&quot;;[$Grundlagen.$E$28];IF([$'AwSV-Kataster'.O101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01]=&quot;Stufe A&quot;;[$'Grundlagen Wasserschutzgebiet'.$C$18];IF([$'AwSV-Kataster'.O101]=&quot;Stufe B&quot;;[$'Grundlagen Wasserschutzgebiet'.$C$22];IF([$'AwSV-Kataster'.O101]=&quot;Stufe C&quot;;[$'Grundlagen Wasserschutzgebiet'.$C$26];IF([$'AwSV-Kataster'.O10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01]=&quot;Stufe A&quot;;[$'Grundlagen Wasserschutzgebiet'.$D$20];IF([$'AwSV-Kataster'.O101]=&quot;Stufe B&quot;;[$'Grundlagen Wasserschutzgebiet'.$D$24];IF([$'AwSV-Kataster'.O101]=&quot;Stufe C&quot;;[$'Grundlagen Wasserschutzgebiet'.$D$28];IF([$'AwSV-Kataster'.O101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01]&gt;1000;[$Grundlagen.$B$41];&quot;Nein&quot;)" office:value-type="string" office:string-value="Nein">
            <text:p>Nein</text:p>
          </table:table-cell>
          <table:table-cell table:style-name="ce83" table:formula="of:=IF([$'AwSV-Kataster'.H101]&gt;100;[$Grundlagen.$C$43];&quot;Nein&quot;)" office:value-type="string" office:string-value="Nein">
            <text:p>Nein</text:p>
          </table:table-cell>
          <table:table-cell table:style-name="ce83" table:formula="of:=IF([$'AwSV-Kataster'.H101]&gt;1000;&quot;JA&quot;;&quot;NEIN&quot;)" office:value-type="string" office:string-value="NEIN">
            <text:p>NEIN</text:p>
          </table:table-cell>
          <table:table-cell table:style-name="ce83" table:formula="of:=IF([$'AwSV-Kataster'.H101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01]=&quot;Stufe A&quot;;[$Grundlagen.$C$21];IF([$'AwSV-Kataster'.O101]=&quot;Stufe B&quot;;[$Grundlagen.$C$25];IF([$'AwSV-Kataster'.O101]=&quot;Stufe C&quot;;[$Grundlagen.$C$29];IF([$'AwSV-Kataster'.O101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01]=&quot;Stufe A&quot;;[$Grundlagen.$D$21];IF([$'AwSV-Kataster'.O101]=&quot;Stufe B&quot;;[$Grundlagen.$D$25];IF([$'AwSV-Kataster'.O101]=&quot;Stufe C&quot;;[$Grundlagen.$D$29];IF([$'AwSV-Kataster'.O101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01]&gt;1000;[$Grundlagen.$B$41];&quot;NEIN&quot;)" office:value-type="string" office:string-value="NEIN">
            <text:p>NEIN</text:p>
          </table:table-cell>
          <table:table-cell table:style-name="ce83" table:formula="of:=IF([$'AwSV-Kataster'.H101]&gt;100;[$Grundlagen.$C$44];&quot;NEIN&quot;)" office:value-type="string" office:string-value="NEIN">
            <text:p>NEIN</text:p>
          </table:table-cell>
          <table:table-cell table:style-name="ce83" table:formula="of:=IF([.E153]=&quot;JA&quot;;&quot;alle 5 Jahre&quot;;&quot;NEIN&quot;)" office:value-type="string" office:string-value="NEIN">
            <text:p>NEIN</text:p>
          </table:table-cell>
          <table:table-cell table:style-name="ce83" table:formula="of:=IF([.F153]=&quot;JA&quot;;&quot;alle 5 Jahre&quot;;&quot;NEIN&quot;)" office:value-type="string" office:string-value="NEIN">
            <text:p>NEIN</text:p>
          </table:table-cell>
          <table:table-cell table:style-name="ce83" table:formula="of:=IF([$'AwSV-Kataster'.O101]=&quot;Stufe A&quot;;[$Grundlagen.$E$21];IF([$'AwSV-Kataster'.O101]=&quot;Stufe B&quot;;[$Grundlagen.$E$25];IF([$'AwSV-Kataster'.O101]=&quot;Stufe C&quot;;[$Grundlagen.$E$29];IF([$'AwSV-Kataster'.O101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01]=&quot;Stufe A&quot;;[$'Grundlagen Wasserschutzgebiet'.$C$21];IF([$'AwSV-Kataster'.O101]=&quot;Stufe B&quot;;[$'Grundlagen Wasserschutzgebiet'.$C$21];IF([$'AwSV-Kataster'.O101]=&quot;Stufe C&quot;;[$'Grundlagen Wasserschutzgebiet'.$C$21];IF([$'AwSV-Kataster'.O101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01]=&quot;Stufe A&quot;;[$'Grundlagen Wasserschutzgebiet'.$D$21];IF([$'AwSV-Kataster'.O101]=&quot;Stufe B&quot;;[$'Grundlagen Wasserschutzgebiet'.$D$25];IF([$'AwSV-Kataster'.O101]=&quot;Stufe C&quot;;[$'Grundlagen Wasserschutzgebiet'.$D$29];IF([$'AwSV-Kataster'.O101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01]&gt;1000;[$Grundlagen.$B$41];&quot;Nein&quot;)" office:value-type="string" office:string-value="Nein">
            <text:p>Nein</text:p>
          </table:table-cell>
          <table:table-cell table:style-name="ce83" table:formula="of:=IF([$'AwSV-Kataster'.H101]&gt;100;[$Grundlagen.$C$44];&quot;Nein&quot;)" office:value-type="string" office:string-value="Nein">
            <text:p>Nein</text:p>
          </table:table-cell>
          <table:table-cell table:style-name="ce83" table:formula="of:=IF([.S153]=&quot;JA&quot;;&quot;alle 5 Jahre&quot;;&quot;NEIN&quot;)" office:value-type="string" office:string-value="NEIN">
            <text:p>NEIN</text:p>
          </table:table-cell>
          <table:table-cell table:style-name="ce83" table:formula="of:=IF([.T153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6" office:value-type="float" office:value="9">
            <text:p>9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114]&gt;1000;1001;IF(AND([$'AwSV-Kataster'.H114]&gt;100;[$'AwSV-Kataster'.H114]&lt;=1000);1000;IF(AND([$'AwSV-Kataster'.H114]&gt;10;[$'AwSV-Kataster'.H114]&lt;=100);100;IF(AND([$'AwSV-Kataster'.H114]&gt;1;[$'AwSV-Kataster'.H114]&lt;=10);10;IF(AND([$'AwSV-Kataster'.H114]&gt;0.22;[$'AwSV-Kataster'.H114]&lt;=1);1;0.22)))))" office:value-type="float" office:value="0.22">
            <text:p>0.22</text:p>
          </table:table-cell>
          <table:table-cell table:style-name="ce85" table:formula="of:=[$'AwSV-Kataster'.C114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58]=&quot;&quot;;&quot;Anlagenspez. wählen&quot;;IF([.B158]=[.A159];[.A160];IF([.B158]=[.B159];[.B160];IF([.B158]=[.C159];[.C160];IF([.B158]=[.D159];[.$D160];IF([.B158]=[.E159];[.E160];IF([.B158]=[.F159];[.F160];IF([.B158]=[.G159];[.G160]))))))))" office:value-type="string" office:string-value="NEIN">
            <text:p>NEIN</text:p>
          </table:table-cell>
          <table:table-cell table:style-name="ce97" table:formula="of:=IF([.B158]=&quot;&quot;;&quot;Anlagenspez. wählen&quot;;IF([.B158]=[.A159];[.A161];IF([.B158]=[.B159];[.B161];IF([.B158]=[.C159];[.C161];IF([.B158]=[.D159];[.D161];IF([.B158]=[.E159];[.E161];IF([.B158]=[.F159];[.$F161];IF([.B158]=[.G159];[.G161]))))))))" office:value-type="string" office:string-value="NEIN">
            <text:p>NEIN</text:p>
          </table:table-cell>
          <table:table-cell table:style-name="ce97" table:formula="of:=IF([.B158]=&quot;&quot;;&quot;A.spez. wählen&quot;;IF([.B158]=[.A159];[.A162];IF([.B158]=[.B159];[.B162];IF([.B158]=[.C159];[.C162];IF([.B158]=[.D159];[.$D162];IF([.B158]=[.E159];[.E162];IF([.B158]=[.F159];[.F162];IF([.B158]=[.G159];[.G162]))))))))" office:value-type="string" office:string-value="NEIN">
            <text:p>NEIN</text:p>
          </table:table-cell>
          <table:table-cell table:style-name="ce99" table:formula="of:=IF([.B158]=&quot;&quot;;&quot;Anlagenspez. wählen&quot;;IF([.B158]=[.A159];[.A163];IF([.B158]=[.B159];[.B163];IF([.B158]=[.C159];[.C163];IF([.B158]=[.D159];[.$D163];IF([.B158]=[.E159];[.E163];IF([.B158]=[.F159];[.F163];IF([.B158]=[.G159];[.G163]))))))))" office:value-type="string" office:string-value="NEIN">
            <text:p>NEIN</text:p>
          </table:table-cell>
          <table:table-cell table:style-name="ce100" table:formula="of:=IF([$'AwSV-Kataster'.O108]=&quot;entfällt&quot;;&quot;Entfällt&quot;;IF([$'AwSV-Kataster'.O108]=&quot;fehlt&quot;;&quot;umgehend&quot;;MIN([$'AwSV-Kataster'.O108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101]=&quot;unterirdisch&quot;;&quot;JA&quot;;IF([.J159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14]=&quot;&quot;;&quot;Anlagenspez. wählen&quot;;IF([$'AwSV-Kataster'.C114]=[.O159];[.O160];IF([$'AwSV-Kataster'.C114]=[.P159];[.P160];IF([$'AwSV-Kataster'.C114]=[.Q159];[.Q160];IF([$'AwSV-Kataster'.C114]=[.R159];[.$R160];IF([$'AwSV-Kataster'.C114]=[.S159];[.S160];IF([$'AwSV-Kataster'.C114]=[.T159];[.T160];IF([$'AwSV-Kataster'.C114]=[.U159];[.U160]))))))))" office:value-type="string" office:string-value="NEIN">
            <text:p>NEIN</text:p>
          </table:table-cell>
          <table:table-cell table:style-name="ce97" table:formula="of:=IF([$'AwSV-Kataster'.C114]=&quot;&quot;;&quot;Anlagenspez. wählen&quot;;IF([$'AwSV-Kataster'.C114]=[.O159];[.O161];IF([$'AwSV-Kataster'.C114]=[.P159];[.P161];IF([$'AwSV-Kataster'.C114]=[.Q159];[.Q161];IF([$'AwSV-Kataster'.C114]=[.R159];[.R161];IF([$'AwSV-Kataster'.C114]=[.S159];[.S161];IF([$'AwSV-Kataster'.C114]=[.T159];[.$T161];IF([$'AwSV-Kataster'.C114]=[.U159];[.U161]))))))))" office:value-type="string" office:string-value="NEIN">
            <text:p>NEIN</text:p>
          </table:table-cell>
          <table:table-cell table:style-name="ce97" table:formula="of:=IF([$'AwSV-Kataster'.C114]=&quot;&quot;;&quot;A.spez. wählen&quot;;IF([$'AwSV-Kataster'.C114]=[.O159];[.O162];IF([$'AwSV-Kataster'.C114]=[.P159];[.P162];IF([$'AwSV-Kataster'.C114]=[.Q159];[.Q162];IF([$'AwSV-Kataster'.C114]=[.R159];[.$R162];IF([$'AwSV-Kataster'.C114]=[.S159];[.S162];IF([$'AwSV-Kataster'.C114]=[.T159];[.T162];IF([$'AwSV-Kataster'.C114]=[.U159];[.U162]))))))))" office:value-type="string" office:string-value="NEIN">
            <text:p>NEIN</text:p>
          </table:table-cell>
          <table:table-cell table:style-name="ce99" table:formula="of:=IF([$'AwSV-Kataster'.C114]=&quot;&quot;;&quot;Anlagenspez. wählen&quot;;IF([$'AwSV-Kataster'.C114]=[.O159];[.O163];IF([$'AwSV-Kataster'.C114]=[.P159];[.P163];IF([$'AwSV-Kataster'.C114]=[.Q159];[.Q163];IF([$'AwSV-Kataster'.C114]=[.R159];[.$R163];IF([$'AwSV-Kataster'.C114]=[.S159];[.S163];IF([$'AwSV-Kataster'.C114]=[.T159];[.T163];IF([$'AwSV-Kataster'.C114]=[.U159];[.U163]))))))))" office:value-type="string" office:string-value="NEIN">
            <text:p>NEIN</text:p>
          </table:table-cell>
          <table:table-cell table:style-name="ce100" table:formula="of:=IF('awsv-kataster'!#ref!=&quot;entfällt&quot;;&quot;Entfällt&quot;;IF('awsv-kataster'!#ref!=&quot;fehlt&quot;;&quot;umgehend&quot;;MIN('awsv-kataster'!#ref!)))" office:value-type="string" office:string-value="Err:508" table:number-columns-spanned="2" table:number-rows-spanned="1">
            <text:p>Err:508</text:p>
          </table:table-cell>
          <table:covered-table-cell table:style-name="ce101"/>
          <table:table-cell table:style-name="ce97" table:formula="of:=IF([$'AwSV-Kataster'.C114]=&quot;unterirdisch&quot;;&quot;JA&quot;;IF([.J161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14]=&quot;Stufe A&quot;;[$Grundlagen.$C$18];IF([$'AwSV-Kataster'.O114]=&quot;Stufe B&quot;;[$Grundlagen.$C$22];IF([$'AwSV-Kataster'.O114]=&quot;Stufe C&quot;;[$Grundlagen.$C$26];IF([$'AwSV-Kataster'.O114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14]=&quot;Stufe A&quot;;[$Grundlagen.$D$18];IF([$'AwSV-Kataster'.O114]=&quot;Stufe B&quot;;[$Grundlagen.$D$22];IF([$'AwSV-Kataster'.O114]=&quot;Stufe C&quot;;[$Grundlagen.$D$26];IF([$'AwSV-Kataster'.O114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14]&gt;1000;[$Grundlagen.$B$41];&quot;NEIN&quot;)" office:value-type="string" office:string-value="NEIN">
            <text:p>NEIN</text:p>
          </table:table-cell>
          <table:table-cell table:style-name="ce83" table:formula="of:=IF([$'AwSV-Kataster'.H114]&gt;100;[$Grundlagen.$C$41];&quot;NEIN&quot;)" office:value-type="string" office:string-value="NEIN">
            <text:p>NEIN</text:p>
          </table:table-cell>
          <table:table-cell table:style-name="ce83" table:formula="of:=IF([$'AwSV-Kataster'.H114]&gt;100;&quot;JA&quot;;&quot;NEIN&quot;)" office:value-type="string" office:string-value="NEIN">
            <text:p>NEIN</text:p>
          </table:table-cell>
          <table:table-cell table:style-name="ce83" table:formula="of:=IF([$'AwSV-Kataster'.H114]&gt;100;&quot;JA&quot;;&quot;NEIN&quot;)" office:value-type="string" office:string-value="NEIN">
            <text:p>NEIN</text:p>
          </table:table-cell>
          <table:table-cell table:style-name="ce83" table:formula="of:=IF([$'AwSV-Kataster'.O114]=&quot;Stufe A&quot;;[$Grundlagen.$E$18];IF([$'AwSV-Kataster'.O114]=&quot;Stufe B&quot;;[$Grundlagen.$E$22];IF([$'AwSV-Kataster'.O114]=&quot;Stufe C&quot;;[$Grundlagen.$E$26];IF([$'AwSV-Kataster'.O114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14]=&quot;Stufe A&quot;;[$'Grundlagen Wasserschutzgebiet'.$C$18];IF([$'AwSV-Kataster'.O114]=&quot;Stufe B&quot;;[$'Grundlagen Wasserschutzgebiet'.$C$22];IF([$'AwSV-Kataster'.O114]=&quot;Stufe C&quot;;[$'Grundlagen Wasserschutzgebiet'.$C$26];IF([$'AwSV-Kataster'.O11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14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14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14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14]&gt;100;&quot;JA&quot;;&quot;NEIN&quot;)" office:value-type="string" office:string-value="NEIN">
            <text:p>NEIN</text:p>
          </table:table-cell>
          <table:table-cell table:style-name="ce83" table:formula="of:=IF([$'AwSV-Kataster'.H114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14]=&quot;Stufe A&quot;;[$Grundlagen.$C$19];IF([$'AwSV-Kataster'.O114]=&quot;Stufe B&quot;;[$Grundlagen.$C$23];IF([$'AwSV-Kataster'.O114]=&quot;Stufe C&quot;;[$Grundlagen.$C$27];IF([$'AwSV-Kataster'.O114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14]=&quot;Stufe A&quot;;[$Grundlagen.$D$19];IF([$'AwSV-Kataster'.O114]=&quot;Stufe B&quot;;[$Grundlagen.$D$23];IF([$'AwSV-Kataster'.O114]=&quot;Stufe C&quot;;[$Grundlagen.$D$27];IF([$'AwSV-Kataster'.O114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14]&gt;1000;[$Grundlagen.$B$41];&quot;NEIN&quot;)" office:value-type="string" office:string-value="NEIN">
            <text:p>NEIN</text:p>
          </table:table-cell>
          <table:table-cell table:style-name="ce85" table:formula="of:=IF([$'AwSV-Kataster'.H114]&gt;100;[$Grundlagen.$C$42];&quot;NEIN&quot;)" office:value-type="string" office:string-value="NEIN">
            <text:p>NEIN</text:p>
          </table:table-cell>
          <table:table-cell table:style-name="ce85" table:formula="of:=IF([$'AwSV-Kataster'.H114]&gt;1000;&quot;JA&quot;;&quot;NEIN&quot;)" office:value-type="string" office:string-value="NEIN">
            <text:p>NEIN</text:p>
          </table:table-cell>
          <table:table-cell table:style-name="ce85" table:formula="of:=IF([$'AwSV-Kataster'.H114]&gt;1000;&quot;JA&quot;;&quot;NEIN&quot;)" office:value-type="string" office:string-value="NEIN">
            <text:p>NEIN</text:p>
          </table:table-cell>
          <table:table-cell table:style-name="ce85" table:formula="of:=IF([$'AwSV-Kataster'.O114]=&quot;Stufe A&quot;;[$Grundlagen.$E$19];IF([$'AwSV-Kataster'.O114]=&quot;Stufe B&quot;;[$Grundlagen.$E$23];IF([$'AwSV-Kataster'.O114]=&quot;Stufe C&quot;;[$Grundlagen.$E$27];IF([$'AwSV-Kataster'.O114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14]=&quot;Stufe A&quot;;[$'Grundlagen Wasserschutzgebiet'.$C$18];IF([$'AwSV-Kataster'.O114]=&quot;Stufe B&quot;;[$'Grundlagen Wasserschutzgebiet'.$C$22];IF([$'AwSV-Kataster'.O114]=&quot;Stufe C&quot;;[$'Grundlagen Wasserschutzgebiet'.$C$26];IF([$'AwSV-Kataster'.O114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14]=&quot;Stufe A&quot;;[$'Grundlagen Wasserschutzgebiet'.$D$19];IF([$'AwSV-Kataster'.O114]=&quot;Stufe B&quot;;[$'Grundlagen Wasserschutzgebiet'.$D$23];IF([$'AwSV-Kataster'.O114]=&quot;Stufe C&quot;;[$'Grundlagen Wasserschutzgebiet'.$D$27];IF([$'AwSV-Kataster'.O114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14]&gt;1000;[$Grundlagen.$B$41];&quot;Nein&quot;)" office:value-type="string" office:string-value="Nein">
            <text:p>Nein</text:p>
          </table:table-cell>
          <table:table-cell table:style-name="ce85" table:formula="of:=IF([$'AwSV-Kataster'.H114]&gt;100;[$Grundlagen.$C$42];&quot;Nein&quot;)" office:value-type="string" office:string-value="Nein">
            <text:p>Nein</text:p>
          </table:table-cell>
          <table:table-cell table:style-name="ce85" table:formula="of:=IF([$'AwSV-Kataster'.H114]&gt;1000;&quot;JA&quot;;&quot;NEIN&quot;)" office:value-type="string" office:string-value="NEIN">
            <text:p>NEIN</text:p>
          </table:table-cell>
          <table:table-cell table:style-name="ce85" table:formula="of:=IF([$'AwSV-Kataster'.H114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14]=&quot;Stufe A&quot;;[$Grundlagen.$C$20];IF([$'AwSV-Kataster'.O114]=&quot;Stufe B&quot;;[$Grundlagen.$C$24];IF([$'AwSV-Kataster'.O114]=&quot;Stufe C&quot;;[$Grundlagen.$C$28];IF([$'AwSV-Kataster'.O114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14]=&quot;Stufe A&quot;;[$Grundlagen.$D$20];IF([$'AwSV-Kataster'.O114]=&quot;Stufe B&quot;;[$Grundlagen.$D$24];IF([$'AwSV-Kataster'.O114]=&quot;Stufe C&quot;;[$Grundlagen.$D$28];IF([$'AwSV-Kataster'.O114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14]&gt;1000;[$Grundlagen.$B$41];&quot;NEIN&quot;)" office:value-type="string" office:string-value="NEIN">
            <text:p>NEIN</text:p>
          </table:table-cell>
          <table:table-cell table:style-name="ce83" table:formula="of:=IF([$'AwSV-Kataster'.H114]&gt;100;[$Grundlagen.$C$43];&quot;NEIN&quot;)" office:value-type="string" office:string-value="NEIN">
            <text:p>NEIN</text:p>
          </table:table-cell>
          <table:table-cell table:style-name="ce83" table:formula="of:=IF([$'AwSV-Kataster'.H114]&gt;1000;&quot;JA&quot;;&quot;NEIN&quot;)" office:value-type="string" office:string-value="NEIN">
            <text:p>NEIN</text:p>
          </table:table-cell>
          <table:table-cell table:style-name="ce83" table:formula="of:=IF([$'AwSV-Kataster'.H114]&gt;1000;&quot;JA&quot;;&quot;NEIN&quot;)" office:value-type="string" office:string-value="NEIN">
            <text:p>NEIN</text:p>
          </table:table-cell>
          <table:table-cell table:style-name="ce83" table:formula="of:=IF([$'AwSV-Kataster'.O114]=&quot;Stufe A&quot;;[$Grundlagen.$E$20];IF([$'AwSV-Kataster'.O114]=&quot;Stufe B&quot;;[$Grundlagen.$E$24];IF([$'AwSV-Kataster'.O114]=&quot;Stufe C&quot;;[$Grundlagen.$E$28];IF([$'AwSV-Kataster'.O114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14]=&quot;Stufe A&quot;;[$'Grundlagen Wasserschutzgebiet'.$C$18];IF([$'AwSV-Kataster'.O114]=&quot;Stufe B&quot;;[$'Grundlagen Wasserschutzgebiet'.$C$22];IF([$'AwSV-Kataster'.O114]=&quot;Stufe C&quot;;[$'Grundlagen Wasserschutzgebiet'.$C$26];IF([$'AwSV-Kataster'.O11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14]=&quot;Stufe A&quot;;[$'Grundlagen Wasserschutzgebiet'.$D$20];IF([$'AwSV-Kataster'.O114]=&quot;Stufe B&quot;;[$'Grundlagen Wasserschutzgebiet'.$D$24];IF([$'AwSV-Kataster'.O114]=&quot;Stufe C&quot;;[$'Grundlagen Wasserschutzgebiet'.$D$28];IF([$'AwSV-Kataster'.O114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14]&gt;1000;[$Grundlagen.$B$41];&quot;Nein&quot;)" office:value-type="string" office:string-value="Nein">
            <text:p>Nein</text:p>
          </table:table-cell>
          <table:table-cell table:style-name="ce83" table:formula="of:=IF([$'AwSV-Kataster'.H114]&gt;100;[$Grundlagen.$C$43];&quot;Nein&quot;)" office:value-type="string" office:string-value="Nein">
            <text:p>Nein</text:p>
          </table:table-cell>
          <table:table-cell table:style-name="ce83" table:formula="of:=IF([$'AwSV-Kataster'.H114]&gt;1000;&quot;JA&quot;;&quot;NEIN&quot;)" office:value-type="string" office:string-value="NEIN">
            <text:p>NEIN</text:p>
          </table:table-cell>
          <table:table-cell table:style-name="ce83" table:formula="of:=IF([$'AwSV-Kataster'.H114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14]=&quot;Stufe A&quot;;[$Grundlagen.$C$21];IF([$'AwSV-Kataster'.O114]=&quot;Stufe B&quot;;[$Grundlagen.$C$25];IF([$'AwSV-Kataster'.O114]=&quot;Stufe C&quot;;[$Grundlagen.$C$29];IF([$'AwSV-Kataster'.O114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14]=&quot;Stufe A&quot;;[$Grundlagen.$D$21];IF([$'AwSV-Kataster'.O114]=&quot;Stufe B&quot;;[$Grundlagen.$D$25];IF([$'AwSV-Kataster'.O114]=&quot;Stufe C&quot;;[$Grundlagen.$D$29];IF([$'AwSV-Kataster'.O114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14]&gt;1000;[$Grundlagen.$B$41];&quot;NEIN&quot;)" office:value-type="string" office:string-value="NEIN">
            <text:p>NEIN</text:p>
          </table:table-cell>
          <table:table-cell table:style-name="ce83" table:formula="of:=IF([$'AwSV-Kataster'.H114]&gt;100;[$Grundlagen.$C$44];&quot;NEIN&quot;)" office:value-type="string" office:string-value="NEIN">
            <text:p>NEIN</text:p>
          </table:table-cell>
          <table:table-cell table:style-name="ce83" table:formula="of:=IF([.E162]=&quot;JA&quot;;&quot;alle 5 Jahre&quot;;&quot;NEIN&quot;)" office:value-type="string" office:string-value="NEIN">
            <text:p>NEIN</text:p>
          </table:table-cell>
          <table:table-cell table:style-name="ce83" table:formula="of:=IF([.F162]=&quot;JA&quot;;&quot;alle 5 Jahre&quot;;&quot;NEIN&quot;)" office:value-type="string" office:string-value="NEIN">
            <text:p>NEIN</text:p>
          </table:table-cell>
          <table:table-cell table:style-name="ce83" table:formula="of:=IF([$'AwSV-Kataster'.O114]=&quot;Stufe A&quot;;[$Grundlagen.$E$21];IF([$'AwSV-Kataster'.O114]=&quot;Stufe B&quot;;[$Grundlagen.$E$25];IF([$'AwSV-Kataster'.O114]=&quot;Stufe C&quot;;[$Grundlagen.$E$29];IF([$'AwSV-Kataster'.O114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14]=&quot;Stufe A&quot;;[$'Grundlagen Wasserschutzgebiet'.$C$21];IF([$'AwSV-Kataster'.O114]=&quot;Stufe B&quot;;[$'Grundlagen Wasserschutzgebiet'.$C$21];IF([$'AwSV-Kataster'.O114]=&quot;Stufe C&quot;;[$'Grundlagen Wasserschutzgebiet'.$C$21];IF([$'AwSV-Kataster'.O114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14]=&quot;Stufe A&quot;;[$'Grundlagen Wasserschutzgebiet'.$D$21];IF([$'AwSV-Kataster'.O114]=&quot;Stufe B&quot;;[$'Grundlagen Wasserschutzgebiet'.$D$25];IF([$'AwSV-Kataster'.O114]=&quot;Stufe C&quot;;[$'Grundlagen Wasserschutzgebiet'.$D$29];IF([$'AwSV-Kataster'.O114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14]&gt;1000;[$Grundlagen.$B$41];&quot;Nein&quot;)" office:value-type="string" office:string-value="Nein">
            <text:p>Nein</text:p>
          </table:table-cell>
          <table:table-cell table:style-name="ce83" table:formula="of:=IF([$'AwSV-Kataster'.H114]&gt;100;[$Grundlagen.$C$44];&quot;Nein&quot;)" office:value-type="string" office:string-value="Nein">
            <text:p>Nein</text:p>
          </table:table-cell>
          <table:table-cell table:style-name="ce83" table:formula="of:=IF([.S162]=&quot;JA&quot;;&quot;alle 5 Jahre&quot;;&quot;NEIN&quot;)" office:value-type="string" office:string-value="NEIN">
            <text:p>NEIN</text:p>
          </table:table-cell>
          <table:table-cell table:style-name="ce83" table:formula="of:=IF([.T162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5" table:number-columns-repeated="14"/>
          <table:table-cell table:style-name="ce85" table:formula="of:=[$'Grundlagen Wasserschutzgebiet'.C72]" office:value-type="float" office:value="0">
            <text:p>0</text:p>
          </table:table-cell>
          <table:table-cell table:style-name="ce85" table:number-columns-repeated="13"/>
          <table:table-cell table:number-columns-repeated="996"/>
        </table:table-row>
        <table:table-row table:style-name="ro5">
          <table:table-cell table:style-name="ce86" office:value-type="float" office:value="10">
            <text:p>10</text:p>
          </table:table-cell>
          <table:table-cell table:style-name="ce85" table:number-columns-repeated="27"/>
          <table:table-cell table:number-columns-repeated="996"/>
        </table:table-row>
        <table:table-row table:style-name="ro5">
          <table:table-cell table:style-name="ce80" table:formula="of:=IF([$'AwSV-Kataster'.H127]&gt;1000;1001;IF(AND([$'AwSV-Kataster'.H127]&gt;100;[$'AwSV-Kataster'.H127]&lt;=1000);1000;IF(AND([$'AwSV-Kataster'.H127]&gt;10;[$'AwSV-Kataster'.H127]&lt;=100);100;IF(AND([$'AwSV-Kataster'.H127]&gt;1;[$'AwSV-Kataster'.H127]&lt;=10);10;IF(AND([$'AwSV-Kataster'.H127]&gt;0.22;[$'AwSV-Kataster'.H127]&lt;=1);1;0.22)))))" office:value-type="float" office:value="0.22">
            <text:p>0.22</text:p>
          </table:table-cell>
          <table:table-cell table:style-name="ce85" table:formula="of:=[$'AwSV-Kataster'.C127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67]=&quot;&quot;;&quot;Anlagenspez. wählen&quot;;IF([.B167]=[.A168];[.A169];IF([.B167]=[.B168];[.B169];IF([.B167]=[.C168];[.C169];IF([.B167]=[.D168];[.$D169];IF([.B167]=[.E168];[.E169];IF([.B167]=[.F168];[.F169];IF([.B167]=[.G168];[.G169]))))))))" office:value-type="string" office:string-value="NEIN">
            <text:p>NEIN</text:p>
          </table:table-cell>
          <table:table-cell table:style-name="ce97" table:formula="of:=IF([.B167]=&quot;&quot;;&quot;Anlagenspez. wählen&quot;;IF([.B167]=[.A168];[.A170];IF([.B167]=[.B168];[.B170];IF([.B167]=[.C168];[.C170];IF([.B167]=[.D168];[.D170];IF([.B167]=[.E168];[.E170];IF([.B167]=[.F168];[.$F170];IF([.B167]=[.G168];[.G170]))))))))" office:value-type="string" office:string-value="NEIN">
            <text:p>NEIN</text:p>
          </table:table-cell>
          <table:table-cell table:style-name="ce97" table:formula="of:=IF([.B167]=&quot;&quot;;&quot;A.spez. wählen&quot;;IF([.B167]=[.A168];[.A171];IF([.B167]=[.B168];[.B171];IF([.B167]=[.C168];[.C171];IF([.B167]=[.D168];[.$D171];IF([.B167]=[.E168];[.E171];IF([.B167]=[.F168];[.F171];IF([.B167]=[.G168];[.G171]))))))))" office:value-type="string" office:string-value="NEIN">
            <text:p>NEIN</text:p>
          </table:table-cell>
          <table:table-cell table:style-name="ce99" table:formula="of:=IF([.B167]=&quot;&quot;;&quot;Anlagenspez. wählen&quot;;IF([.B167]=[.A168];[.A172];IF([.B167]=[.B168];[.B172];IF([.B167]=[.C168];[.C172];IF([.B167]=[.D168];[.$D172];IF([.B167]=[.E168];[.E172];IF([.B167]=[.F168];[.F172];IF([.B167]=[.G168];[.G172]))))))))" office:value-type="string" office:string-value="NEIN">
            <text:p>NEIN</text:p>
          </table:table-cell>
          <table:table-cell table:style-name="ce100" table:formula="of:=IF([$'AwSV-Kataster'.O121]=&quot;entfällt&quot;;&quot;Entfällt&quot;;IF([$'AwSV-Kataster'.O121]=&quot;fehlt&quot;;&quot;umgehend&quot;;MIN([$'AwSV-Kataster'.O121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109]=&quot;unterirdisch&quot;;&quot;JA&quot;;IF([.J168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27]=&quot;&quot;;&quot;Anlagenspez. wählen&quot;;IF([$'AwSV-Kataster'.C127]=[.O168];[.O169];IF([$'AwSV-Kataster'.C127]=[.P168];[.P169];IF([$'AwSV-Kataster'.C127]=[.Q168];[.Q169];IF([$'AwSV-Kataster'.C127]=[.R168];[.$R169];IF([$'AwSV-Kataster'.C127]=[.S168];[.S169];IF([$'AwSV-Kataster'.C127]=[.T168];[.T169];IF([$'AwSV-Kataster'.C127]=[.U168];[.U169]))))))))" office:value-type="string" office:string-value="NEIN">
            <text:p>NEIN</text:p>
          </table:table-cell>
          <table:table-cell table:style-name="ce97" table:formula="of:=IF([$'AwSV-Kataster'.C127]=&quot;&quot;;&quot;Anlagenspez. wählen&quot;;IF([$'AwSV-Kataster'.C127]=[.O168];[.O170];IF([$'AwSV-Kataster'.C127]=[.P168];[.P170];IF([$'AwSV-Kataster'.C127]=[.Q168];[.Q170];IF([$'AwSV-Kataster'.C127]=[.R168];[.R170];IF([$'AwSV-Kataster'.C127]=[.S168];[.S170];IF([$'AwSV-Kataster'.C127]=[.T168];[.$T170];IF([$'AwSV-Kataster'.C127]=[.U168];[.U170]))))))))" office:value-type="string" office:string-value="NEIN">
            <text:p>NEIN</text:p>
          </table:table-cell>
          <table:table-cell table:style-name="ce97" table:formula="of:=IF([$'AwSV-Kataster'.C127]=&quot;&quot;;&quot;A.spez. wählen&quot;;IF([$'AwSV-Kataster'.C127]=[.O168];[.O171];IF([$'AwSV-Kataster'.C127]=[.P168];[.P171];IF([$'AwSV-Kataster'.C127]=[.Q168];[.Q171];IF([$'AwSV-Kataster'.C127]=[.R168];[.$R171];IF([$'AwSV-Kataster'.C127]=[.S168];[.S171];IF([$'AwSV-Kataster'.C127]=[.T168];[.T171];IF([$'AwSV-Kataster'.C127]=[.U168];[.U171]))))))))" office:value-type="string" office:string-value="NEIN">
            <text:p>NEIN</text:p>
          </table:table-cell>
          <table:table-cell table:style-name="ce99" table:formula="of:=IF([$'AwSV-Kataster'.C127]=&quot;&quot;;&quot;Anlagenspez. wählen&quot;;IF([$'AwSV-Kataster'.C127]=[.O168];[.O172];IF([$'AwSV-Kataster'.C127]=[.P168];[.P172];IF([$'AwSV-Kataster'.C127]=[.Q168];[.Q172];IF([$'AwSV-Kataster'.C127]=[.R168];[.$R172];IF([$'AwSV-Kataster'.C127]=[.S168];[.S172];IF([$'AwSV-Kataster'.C127]=[.T168];[.T172];IF([$'AwSV-Kataster'.C127]=[.U168];[.U172]))))))))" office:value-type="string" office:string-value="NEIN">
            <text:p>NEIN</text:p>
          </table:table-cell>
          <table:table-cell table:style-name="ce100" table:formula="of:=IF([$'AwSV-Kataster'.O121]=&quot;entfällt&quot;;&quot;Entfällt&quot;;IF([$'AwSV-Kataster'.O121]=&quot;fehlt&quot;;&quot;umgehend&quot;;MIN([$'AwSV-Kataster'.O121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C127]=&quot;unterirdisch&quot;;&quot;JA&quot;;IF([.J170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27]=&quot;Stufe A&quot;;[$Grundlagen.$C$18];IF([$'AwSV-Kataster'.O127]=&quot;Stufe B&quot;;[$Grundlagen.$C$22];IF([$'AwSV-Kataster'.O127]=&quot;Stufe C&quot;;[$Grundlagen.$C$26];IF([$'AwSV-Kataster'.O127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27]=&quot;Stufe A&quot;;[$Grundlagen.$D$18];IF([$'AwSV-Kataster'.O127]=&quot;Stufe B&quot;;[$Grundlagen.$D$22];IF([$'AwSV-Kataster'.O127]=&quot;Stufe C&quot;;[$Grundlagen.$D$26];IF([$'AwSV-Kataster'.O127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27]&gt;1000;[$Grundlagen.$B$41];&quot;NEIN&quot;)" office:value-type="string" office:string-value="NEIN">
            <text:p>NEIN</text:p>
          </table:table-cell>
          <table:table-cell table:style-name="ce83" table:formula="of:=IF([$'AwSV-Kataster'.H127]&gt;100;[$Grundlagen.$C$41];&quot;NEIN&quot;)" office:value-type="string" office:string-value="NEIN">
            <text:p>NEIN</text:p>
          </table:table-cell>
          <table:table-cell table:style-name="ce83" table:formula="of:=IF([$'AwSV-Kataster'.H127]&gt;100;&quot;JA&quot;;&quot;NEIN&quot;)" office:value-type="string" office:string-value="NEIN">
            <text:p>NEIN</text:p>
          </table:table-cell>
          <table:table-cell table:style-name="ce83" table:formula="of:=IF([$'AwSV-Kataster'.H127]&gt;100;&quot;JA&quot;;&quot;NEIN&quot;)" office:value-type="string" office:string-value="NEIN">
            <text:p>NEIN</text:p>
          </table:table-cell>
          <table:table-cell table:style-name="ce83" table:formula="of:=IF([$'AwSV-Kataster'.O127]=&quot;Stufe A&quot;;[$Grundlagen.$E$18];IF([$'AwSV-Kataster'.O127]=&quot;Stufe B&quot;;[$Grundlagen.$E$22];IF([$'AwSV-Kataster'.O127]=&quot;Stufe C&quot;;[$Grundlagen.$E$26];IF([$'AwSV-Kataster'.O127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27]=&quot;Stufe A&quot;;[$'Grundlagen Wasserschutzgebiet'.$C$18];IF([$'AwSV-Kataster'.O127]=&quot;Stufe B&quot;;[$'Grundlagen Wasserschutzgebiet'.$C$22];IF([$'AwSV-Kataster'.O127]=&quot;Stufe C&quot;;[$'Grundlagen Wasserschutzgebiet'.$C$26];IF([$'AwSV-Kataster'.O12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27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27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27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27]&gt;100;&quot;JA&quot;;&quot;NEIN&quot;)" office:value-type="string" office:string-value="NEIN">
            <text:p>NEIN</text:p>
          </table:table-cell>
          <table:table-cell table:style-name="ce83" table:formula="of:=IF([$'AwSV-Kataster'.H127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27]=&quot;Stufe A&quot;;[$Grundlagen.$C$19];IF([$'AwSV-Kataster'.O127]=&quot;Stufe B&quot;;[$Grundlagen.$C$23];IF([$'AwSV-Kataster'.O127]=&quot;Stufe C&quot;;[$Grundlagen.$C$27];IF([$'AwSV-Kataster'.O127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27]=&quot;Stufe A&quot;;[$Grundlagen.$D$19];IF([$'AwSV-Kataster'.O127]=&quot;Stufe B&quot;;[$Grundlagen.$D$23];IF([$'AwSV-Kataster'.O127]=&quot;Stufe C&quot;;[$Grundlagen.$D$27];IF([$'AwSV-Kataster'.O127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27]&gt;1000;[$Grundlagen.$B$41];&quot;NEIN&quot;)" office:value-type="string" office:string-value="NEIN">
            <text:p>NEIN</text:p>
          </table:table-cell>
          <table:table-cell table:style-name="ce85" table:formula="of:=IF([$'AwSV-Kataster'.H127]&gt;100;[$Grundlagen.$C$42];&quot;NEIN&quot;)" office:value-type="string" office:string-value="NEIN">
            <text:p>NEIN</text:p>
          </table:table-cell>
          <table:table-cell table:style-name="ce85" table:formula="of:=IF([$'AwSV-Kataster'.H127]&gt;1000;&quot;JA&quot;;&quot;NEIN&quot;)" office:value-type="string" office:string-value="NEIN">
            <text:p>NEIN</text:p>
          </table:table-cell>
          <table:table-cell table:style-name="ce85" table:formula="of:=IF([$'AwSV-Kataster'.H127]&gt;1000;&quot;JA&quot;;&quot;NEIN&quot;)" office:value-type="string" office:string-value="NEIN">
            <text:p>NEIN</text:p>
          </table:table-cell>
          <table:table-cell table:style-name="ce85" table:formula="of:=IF([$'AwSV-Kataster'.O127]=&quot;Stufe A&quot;;[$Grundlagen.$E$19];IF([$'AwSV-Kataster'.O127]=&quot;Stufe B&quot;;[$Grundlagen.$E$23];IF([$'AwSV-Kataster'.O127]=&quot;Stufe C&quot;;[$Grundlagen.$E$27];IF([$'AwSV-Kataster'.O127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27]=&quot;Stufe A&quot;;[$'Grundlagen Wasserschutzgebiet'.$C$18];IF([$'AwSV-Kataster'.O127]=&quot;Stufe B&quot;;[$'Grundlagen Wasserschutzgebiet'.$C$22];IF([$'AwSV-Kataster'.O127]=&quot;Stufe C&quot;;[$'Grundlagen Wasserschutzgebiet'.$C$26];IF([$'AwSV-Kataster'.O127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27]=&quot;Stufe A&quot;;[$'Grundlagen Wasserschutzgebiet'.$D$19];IF([$'AwSV-Kataster'.O127]=&quot;Stufe B&quot;;[$'Grundlagen Wasserschutzgebiet'.$D$23];IF([$'AwSV-Kataster'.O127]=&quot;Stufe C&quot;;[$'Grundlagen Wasserschutzgebiet'.$D$27];IF([$'AwSV-Kataster'.O127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27]&gt;1000;[$Grundlagen.$B$41];&quot;Nein&quot;)" office:value-type="string" office:string-value="Nein">
            <text:p>Nein</text:p>
          </table:table-cell>
          <table:table-cell table:style-name="ce85" table:formula="of:=IF([$'AwSV-Kataster'.H127]&gt;100;[$Grundlagen.$C$42];&quot;Nein&quot;)" office:value-type="string" office:string-value="Nein">
            <text:p>Nein</text:p>
          </table:table-cell>
          <table:table-cell table:style-name="ce85" table:formula="of:=IF([$'AwSV-Kataster'.H127]&gt;1000;&quot;JA&quot;;&quot;NEIN&quot;)" office:value-type="string" office:string-value="NEIN">
            <text:p>NEIN</text:p>
          </table:table-cell>
          <table:table-cell table:style-name="ce85" table:formula="of:=IF([$'AwSV-Kataster'.H127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27]=&quot;Stufe A&quot;;[$Grundlagen.$C$20];IF([$'AwSV-Kataster'.O127]=&quot;Stufe B&quot;;[$Grundlagen.$C$24];IF([$'AwSV-Kataster'.O127]=&quot;Stufe C&quot;;[$Grundlagen.$C$28];IF([$'AwSV-Kataster'.O127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27]=&quot;Stufe A&quot;;[$Grundlagen.$D$20];IF([$'AwSV-Kataster'.O127]=&quot;Stufe B&quot;;[$Grundlagen.$D$24];IF([$'AwSV-Kataster'.O127]=&quot;Stufe C&quot;;[$Grundlagen.$D$28];IF([$'AwSV-Kataster'.O127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27]&gt;1000;[$Grundlagen.$B$41];&quot;NEIN&quot;)" office:value-type="string" office:string-value="NEIN">
            <text:p>NEIN</text:p>
          </table:table-cell>
          <table:table-cell table:style-name="ce83" table:formula="of:=IF([$'AwSV-Kataster'.H127]&gt;100;[$Grundlagen.$C$43];&quot;NEIN&quot;)" office:value-type="string" office:string-value="NEIN">
            <text:p>NEIN</text:p>
          </table:table-cell>
          <table:table-cell table:style-name="ce83" table:formula="of:=IF([$'AwSV-Kataster'.H127]&gt;1000;&quot;JA&quot;;&quot;NEIN&quot;)" office:value-type="string" office:string-value="NEIN">
            <text:p>NEIN</text:p>
          </table:table-cell>
          <table:table-cell table:style-name="ce83" table:formula="of:=IF([$'AwSV-Kataster'.H127]&gt;1000;&quot;JA&quot;;&quot;NEIN&quot;)" office:value-type="string" office:string-value="NEIN">
            <text:p>NEIN</text:p>
          </table:table-cell>
          <table:table-cell table:style-name="ce83" table:formula="of:=IF([$'AwSV-Kataster'.O127]=&quot;Stufe A&quot;;[$Grundlagen.$E$20];IF([$'AwSV-Kataster'.O127]=&quot;Stufe B&quot;;[$Grundlagen.$E$24];IF([$'AwSV-Kataster'.O127]=&quot;Stufe C&quot;;[$Grundlagen.$E$28];IF([$'AwSV-Kataster'.O127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27]=&quot;Stufe A&quot;;[$'Grundlagen Wasserschutzgebiet'.$C$18];IF([$'AwSV-Kataster'.O127]=&quot;Stufe B&quot;;[$'Grundlagen Wasserschutzgebiet'.$C$22];IF([$'AwSV-Kataster'.O127]=&quot;Stufe C&quot;;[$'Grundlagen Wasserschutzgebiet'.$C$26];IF([$'AwSV-Kataster'.O12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27]=&quot;Stufe A&quot;;[$'Grundlagen Wasserschutzgebiet'.$D$20];IF([$'AwSV-Kataster'.O127]=&quot;Stufe B&quot;;[$'Grundlagen Wasserschutzgebiet'.$D$24];IF([$'AwSV-Kataster'.O127]=&quot;Stufe C&quot;;[$'Grundlagen Wasserschutzgebiet'.$D$28];IF([$'AwSV-Kataster'.O127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27]&gt;1000;[$Grundlagen.$B$41];&quot;Nein&quot;)" office:value-type="string" office:string-value="Nein">
            <text:p>Nein</text:p>
          </table:table-cell>
          <table:table-cell table:style-name="ce83" table:formula="of:=IF([$'AwSV-Kataster'.H127]&gt;100;[$Grundlagen.$C$43];&quot;Nein&quot;)" office:value-type="string" office:string-value="Nein">
            <text:p>Nein</text:p>
          </table:table-cell>
          <table:table-cell table:style-name="ce83" table:formula="of:=IF([$'AwSV-Kataster'.H127]&gt;1000;&quot;JA&quot;;&quot;NEIN&quot;)" office:value-type="string" office:string-value="NEIN">
            <text:p>NEIN</text:p>
          </table:table-cell>
          <table:table-cell table:style-name="ce83" table:formula="of:=IF([$'AwSV-Kataster'.H127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27]=&quot;Stufe A&quot;;[$Grundlagen.$C$21];IF([$'AwSV-Kataster'.O127]=&quot;Stufe B&quot;;[$Grundlagen.$C$25];IF([$'AwSV-Kataster'.O127]=&quot;Stufe C&quot;;[$Grundlagen.$C$29];IF([$'AwSV-Kataster'.O127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27]=&quot;Stufe A&quot;;[$Grundlagen.$D$21];IF([$'AwSV-Kataster'.O127]=&quot;Stufe B&quot;;[$Grundlagen.$D$25];IF([$'AwSV-Kataster'.O127]=&quot;Stufe C&quot;;[$Grundlagen.$D$29];IF([$'AwSV-Kataster'.O127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27]&gt;1000;[$Grundlagen.$B$41];&quot;NEIN&quot;)" office:value-type="string" office:string-value="NEIN">
            <text:p>NEIN</text:p>
          </table:table-cell>
          <table:table-cell table:style-name="ce83" table:formula="of:=IF([$'AwSV-Kataster'.H127]&gt;100;[$Grundlagen.$C$44];&quot;NEIN&quot;)" office:value-type="string" office:string-value="NEIN">
            <text:p>NEIN</text:p>
          </table:table-cell>
          <table:table-cell table:style-name="ce83" table:formula="of:=IF([.E171]=&quot;JA&quot;;&quot;alle 5 Jahre&quot;;&quot;NEIN&quot;)" office:value-type="string" office:string-value="NEIN">
            <text:p>NEIN</text:p>
          </table:table-cell>
          <table:table-cell table:style-name="ce83" table:formula="of:=IF([.F171]=&quot;JA&quot;;&quot;alle 5 Jahre&quot;;&quot;NEIN&quot;)" office:value-type="string" office:string-value="NEIN">
            <text:p>NEIN</text:p>
          </table:table-cell>
          <table:table-cell table:style-name="ce83" table:formula="of:=IF([$'AwSV-Kataster'.O127]=&quot;Stufe A&quot;;[$Grundlagen.$E$21];IF([$'AwSV-Kataster'.O127]=&quot;Stufe B&quot;;[$Grundlagen.$E$25];IF([$'AwSV-Kataster'.O127]=&quot;Stufe C&quot;;[$Grundlagen.$E$29];IF([$'AwSV-Kataster'.O127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27]=&quot;Stufe A&quot;;[$'Grundlagen Wasserschutzgebiet'.$C$21];IF([$'AwSV-Kataster'.O127]=&quot;Stufe B&quot;;[$'Grundlagen Wasserschutzgebiet'.$C$21];IF([$'AwSV-Kataster'.O127]=&quot;Stufe C&quot;;[$'Grundlagen Wasserschutzgebiet'.$C$21];IF([$'AwSV-Kataster'.O127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27]=&quot;Stufe A&quot;;[$'Grundlagen Wasserschutzgebiet'.$D$21];IF([$'AwSV-Kataster'.O127]=&quot;Stufe B&quot;;[$'Grundlagen Wasserschutzgebiet'.$D$25];IF([$'AwSV-Kataster'.O127]=&quot;Stufe C&quot;;[$'Grundlagen Wasserschutzgebiet'.$D$29];IF([$'AwSV-Kataster'.O127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27]&gt;1000;[$Grundlagen.$B$41];&quot;Nein&quot;)" office:value-type="string" office:string-value="Nein">
            <text:p>Nein</text:p>
          </table:table-cell>
          <table:table-cell table:style-name="ce83" table:formula="of:=IF([$'AwSV-Kataster'.H127]&gt;100;[$Grundlagen.$C$44];&quot;Nein&quot;)" office:value-type="string" office:string-value="Nein">
            <text:p>Nein</text:p>
          </table:table-cell>
          <table:table-cell table:style-name="ce83" table:formula="of:=IF([.S171]=&quot;JA&quot;;&quot;alle 5 Jahre&quot;;&quot;NEIN&quot;)" office:value-type="string" office:string-value="NEIN">
            <text:p>NEIN</text:p>
          </table:table-cell>
          <table:table-cell table:style-name="ce83" table:formula="of:=IF([.T171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5" table:number-columns-repeated="14"/>
          <table:table-cell table:style-name="ce85" table:formula="of:=[$'Grundlagen Wasserschutzgebiet'.C81]" office:value-type="float" office:value="0">
            <text:p>0</text:p>
          </table:table-cell>
          <table:table-cell table:style-name="ce85" table:number-columns-repeated="13"/>
          <table:table-cell table:number-columns-repeated="996"/>
        </table:table-row>
        <table:table-row table:style-name="ro6">
          <table:table-cell table:style-name="ce85" table:number-columns-repeated="28"/>
          <table:table-cell table:number-columns-repeated="996"/>
        </table:table-row>
        <table:table-row table:style-name="ro5">
          <table:table-cell table:style-name="ce80" table:formula="of:=IF([$'AwSV-Kataster'.H140]&gt;1000;1001;IF(AND([$'AwSV-Kataster'.H140]&gt;100;[$'AwSV-Kataster'.H140]&lt;=1000);1000;IF(AND([$'AwSV-Kataster'.H140]&gt;10;[$'AwSV-Kataster'.H140]&lt;=100);100;IF(AND([$'AwSV-Kataster'.H140]&gt;1;[$'AwSV-Kataster'.H140]&lt;=10);10;IF(AND([$'AwSV-Kataster'.H140]&gt;0.22;[$'AwSV-Kataster'.H140]&lt;=1);1;0.22)))))" office:value-type="float" office:value="0.22">
            <text:p>0.22</text:p>
          </table:table-cell>
          <table:table-cell table:style-name="ce85" table:formula="of:=[$'AwSV-Kataster'.C140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76]=&quot;&quot;;&quot;Anlagenspez. wählen&quot;;IF([.B176]=[.A177];[.A178];IF([.B176]=[.B177];[.B178];IF([.B176]=[.C177];[.C178];IF([.B176]=[.D177];[.$D178];IF([.B176]=[.E177];[.E178];IF([.B176]=[.F177];[.F178];IF([.B176]=[.G177];[.G178]))))))))" office:value-type="string" office:string-value="NEIN">
            <text:p>NEIN</text:p>
          </table:table-cell>
          <table:table-cell table:style-name="ce97" table:formula="of:=IF([.B176]=&quot;&quot;;&quot;Anlagenspez. wählen&quot;;IF([.B176]=[.A177];[.A179];IF([.B176]=[.B177];[.B179];IF([.B176]=[.C177];[.C179];IF([.B176]=[.D177];[.D179];IF([.B176]=[.E177];[.E179];IF([.B176]=[.F177];[.$F179];IF([.B176]=[.G177];[.G179]))))))))" office:value-type="string" office:string-value="NEIN">
            <text:p>NEIN</text:p>
          </table:table-cell>
          <table:table-cell table:style-name="ce97" table:formula="of:=IF([.B176]=&quot;&quot;;&quot;A.spez. wählen&quot;;IF([.B176]=[.A177];[.A180];IF([.B176]=[.B177];[.B180];IF([.B176]=[.C177];[.C180];IF([.B176]=[.D177];[.$D180];IF([.B176]=[.E177];[.E180];IF([.B176]=[.F177];[.F180];IF([.B176]=[.G177];[.G180]))))))))" office:value-type="string" office:string-value="NEIN">
            <text:p>NEIN</text:p>
          </table:table-cell>
          <table:table-cell table:style-name="ce99" table:formula="of:=IF([.B176]=&quot;&quot;;&quot;Anlagenspez. wählen&quot;;IF([.B176]=[.A177];[.A181];IF([.B176]=[.B177];[.B181];IF([.B176]=[.C177];[.C181];IF([.B176]=[.D177];[.$D181];IF([.B176]=[.E177];[.E181];IF([.B176]=[.F177];[.F181];IF([.B176]=[.G177];[.G181]))))))))" office:value-type="string" office:string-value="NEIN">
            <text:p>NEIN</text:p>
          </table:table-cell>
          <table:table-cell table:style-name="ce100" table:formula="of:=IF([$'AwSV-Kataster'.O134]=&quot;entfällt&quot;;&quot;Entfällt&quot;;IF([$'AwSV-Kataster'.O134]=&quot;fehlt&quot;;&quot;umgehend&quot;;MIN([$'AwSV-Kataster'.O134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121]=&quot;unterirdisch&quot;;&quot;JA&quot;;IF([.J177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40]=&quot;&quot;;&quot;Anlagenspez. wählen&quot;;IF([$'AwSV-Kataster'.C140]=[.O177];[.O178];IF([$'AwSV-Kataster'.C140]=[.P177];[.P178];IF([$'AwSV-Kataster'.C140]=[.Q177];[.Q178];IF([$'AwSV-Kataster'.C140]=[.R177];[.$R178];IF([$'AwSV-Kataster'.C140]=[.S177];[.S178];IF([$'AwSV-Kataster'.C140]=[.T177];[.T178];IF([$'AwSV-Kataster'.C140]=[.U177];[.U178]))))))))" office:value-type="string" office:string-value="NEIN">
            <text:p>NEIN</text:p>
          </table:table-cell>
          <table:table-cell table:style-name="ce97" table:formula="of:=IF([$'AwSV-Kataster'.C140]=&quot;&quot;;&quot;Anlagenspez. wählen&quot;;IF([$'AwSV-Kataster'.C140]=[.O177];[.O179];IF([$'AwSV-Kataster'.C140]=[.P177];[.P179];IF([$'AwSV-Kataster'.C140]=[.Q177];[.Q179];IF([$'AwSV-Kataster'.C140]=[.R177];[.R179];IF([$'AwSV-Kataster'.C140]=[.S177];[.S179];IF([$'AwSV-Kataster'.C140]=[.T177];[.$T179];IF([$'AwSV-Kataster'.C140]=[.U177];[.U179]))))))))" office:value-type="string" office:string-value="NEIN">
            <text:p>NEIN</text:p>
          </table:table-cell>
          <table:table-cell table:style-name="ce97" table:formula="of:=IF([$'AwSV-Kataster'.C140]=&quot;&quot;;&quot;A.spez. wählen&quot;;IF([$'AwSV-Kataster'.C140]=[.O177];[.O180];IF([$'AwSV-Kataster'.C140]=[.P177];[.P180];IF([$'AwSV-Kataster'.C140]=[.Q177];[.Q180];IF([$'AwSV-Kataster'.C140]=[.R177];[.$R180];IF([$'AwSV-Kataster'.C140]=[.S177];[.S180];IF([$'AwSV-Kataster'.C140]=[.T177];[.T180];IF([$'AwSV-Kataster'.C140]=[.U177];[.U180]))))))))" office:value-type="string" office:string-value="NEIN">
            <text:p>NEIN</text:p>
          </table:table-cell>
          <table:table-cell table:style-name="ce99" table:formula="of:=IF([$'AwSV-Kataster'.C140]=&quot;&quot;;&quot;Anlagenspez. wählen&quot;;IF([$'AwSV-Kataster'.C140]=[.O177];[.O181];IF([$'AwSV-Kataster'.C140]=[.P177];[.P181];IF([$'AwSV-Kataster'.C140]=[.Q177];[.Q181];IF([$'AwSV-Kataster'.C140]=[.R177];[.$R181];IF([$'AwSV-Kataster'.C140]=[.S177];[.S181];IF([$'AwSV-Kataster'.C140]=[.T177];[.T181];IF([$'AwSV-Kataster'.C140]=[.U177];[.U181]))))))))" office:value-type="string" office:string-value="NEIN">
            <text:p>NEIN</text:p>
          </table:table-cell>
          <table:table-cell table:style-name="ce103" table:formula="of:=IF('awsv-kataster'!#ref!=&quot;entfällt&quot;;&quot;Entfällt&quot;;IF('awsv-kataster'!#ref!=&quot;fehlt&quot;;&quot;umgehend&quot;;MIN('awsv-kataster'!#ref!)))" office:value-type="string" office:string-value="Err:508">
            <text:p>Err:508</text:p>
          </table:table-cell>
          <table:table-cell table:style-name="ce101"/>
          <table:table-cell table:style-name="ce97" table:formula="of:=IF([$'AwSV-Kataster'.C140]=&quot;unterirdisch&quot;;&quot;JA&quot;;IF([.J179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40]=&quot;Stufe A&quot;;[$Grundlagen.$C$18];IF([$'AwSV-Kataster'.O140]=&quot;Stufe B&quot;;[$Grundlagen.$C$22];IF([$'AwSV-Kataster'.O140]=&quot;Stufe C&quot;;[$Grundlagen.$C$26];IF([$'AwSV-Kataster'.O140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40]=&quot;Stufe A&quot;;[$Grundlagen.$D$18];IF([$'AwSV-Kataster'.O140]=&quot;Stufe B&quot;;[$Grundlagen.$D$22];IF([$'AwSV-Kataster'.O140]=&quot;Stufe C&quot;;[$Grundlagen.$D$26];IF([$'AwSV-Kataster'.O140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40]&gt;1000;[$Grundlagen.$B$41];&quot;NEIN&quot;)" office:value-type="string" office:string-value="NEIN">
            <text:p>NEIN</text:p>
          </table:table-cell>
          <table:table-cell table:style-name="ce83" table:formula="of:=IF([$'AwSV-Kataster'.H140]&gt;100;[$Grundlagen.$C$41];&quot;NEIN&quot;)" office:value-type="string" office:string-value="NEIN">
            <text:p>NEIN</text:p>
          </table:table-cell>
          <table:table-cell table:style-name="ce83" table:formula="of:=IF([$'AwSV-Kataster'.H140]&gt;100;&quot;JA&quot;;&quot;NEIN&quot;)" office:value-type="string" office:string-value="NEIN">
            <text:p>NEIN</text:p>
          </table:table-cell>
          <table:table-cell table:style-name="ce83" table:formula="of:=IF([$'AwSV-Kataster'.H140]&gt;100;&quot;JA&quot;;&quot;NEIN&quot;)" office:value-type="string" office:string-value="NEIN">
            <text:p>NEIN</text:p>
          </table:table-cell>
          <table:table-cell table:style-name="ce83" table:formula="of:=IF([$'AwSV-Kataster'.O140]=&quot;Stufe A&quot;;[$Grundlagen.$E$18];IF([$'AwSV-Kataster'.O140]=&quot;Stufe B&quot;;[$Grundlagen.$E$22];IF([$'AwSV-Kataster'.O140]=&quot;Stufe C&quot;;[$Grundlagen.$E$26];IF([$'AwSV-Kataster'.O140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40]=&quot;Stufe A&quot;;[$'Grundlagen Wasserschutzgebiet'.$C$18];IF([$'AwSV-Kataster'.O140]=&quot;Stufe B&quot;;[$'Grundlagen Wasserschutzgebiet'.$C$22];IF([$'AwSV-Kataster'.O140]=&quot;Stufe C&quot;;[$'Grundlagen Wasserschutzgebiet'.$C$26];IF([$'AwSV-Kataster'.O14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40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40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40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40]&gt;100;&quot;JA&quot;;&quot;NEIN&quot;)" office:value-type="string" office:string-value="NEIN">
            <text:p>NEIN</text:p>
          </table:table-cell>
          <table:table-cell table:style-name="ce83" table:formula="of:=IF([$'AwSV-Kataster'.H140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40]=&quot;Stufe A&quot;;[$Grundlagen.$C$19];IF([$'AwSV-Kataster'.O140]=&quot;Stufe B&quot;;[$Grundlagen.$C$23];IF([$'AwSV-Kataster'.O140]=&quot;Stufe C&quot;;[$Grundlagen.$C$27];IF([$'AwSV-Kataster'.O140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40]=&quot;Stufe A&quot;;[$Grundlagen.$D$19];IF([$'AwSV-Kataster'.O140]=&quot;Stufe B&quot;;[$Grundlagen.$D$23];IF([$'AwSV-Kataster'.O140]=&quot;Stufe C&quot;;[$Grundlagen.$D$27];IF([$'AwSV-Kataster'.O140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40]&gt;1000;[$Grundlagen.$B$41];&quot;NEIN&quot;)" office:value-type="string" office:string-value="NEIN">
            <text:p>NEIN</text:p>
          </table:table-cell>
          <table:table-cell table:style-name="ce85" table:formula="of:=IF([$'AwSV-Kataster'.H140]&gt;100;[$Grundlagen.$C$42];&quot;NEIN&quot;)" office:value-type="string" office:string-value="NEIN">
            <text:p>NEIN</text:p>
          </table:table-cell>
          <table:table-cell table:style-name="ce85" table:formula="of:=IF([$'AwSV-Kataster'.H140]&gt;1000;&quot;JA&quot;;&quot;NEIN&quot;)" office:value-type="string" office:string-value="NEIN">
            <text:p>NEIN</text:p>
          </table:table-cell>
          <table:table-cell table:style-name="ce85" table:formula="of:=IF([$'AwSV-Kataster'.H140]&gt;1000;&quot;JA&quot;;&quot;NEIN&quot;)" office:value-type="string" office:string-value="NEIN">
            <text:p>NEIN</text:p>
          </table:table-cell>
          <table:table-cell table:style-name="ce85" table:formula="of:=IF([$'AwSV-Kataster'.O140]=&quot;Stufe A&quot;;[$Grundlagen.$E$19];IF([$'AwSV-Kataster'.O140]=&quot;Stufe B&quot;;[$Grundlagen.$E$23];IF([$'AwSV-Kataster'.O140]=&quot;Stufe C&quot;;[$Grundlagen.$E$27];IF([$'AwSV-Kataster'.O140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40]=&quot;Stufe A&quot;;[$'Grundlagen Wasserschutzgebiet'.$C$18];IF([$'AwSV-Kataster'.O140]=&quot;Stufe B&quot;;[$'Grundlagen Wasserschutzgebiet'.$C$22];IF([$'AwSV-Kataster'.O140]=&quot;Stufe C&quot;;[$'Grundlagen Wasserschutzgebiet'.$C$26];IF([$'AwSV-Kataster'.O140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40]=&quot;Stufe A&quot;;[$'Grundlagen Wasserschutzgebiet'.$D$19];IF([$'AwSV-Kataster'.O140]=&quot;Stufe B&quot;;[$'Grundlagen Wasserschutzgebiet'.$D$23];IF([$'AwSV-Kataster'.O140]=&quot;Stufe C&quot;;[$'Grundlagen Wasserschutzgebiet'.$D$27];IF([$'AwSV-Kataster'.O140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40]&gt;1000;[$Grundlagen.$B$41];&quot;Nein&quot;)" office:value-type="string" office:string-value="Nein">
            <text:p>Nein</text:p>
          </table:table-cell>
          <table:table-cell table:style-name="ce85" table:formula="of:=IF([$'AwSV-Kataster'.H140]&gt;100;[$Grundlagen.$C$42];&quot;Nein&quot;)" office:value-type="string" office:string-value="Nein">
            <text:p>Nein</text:p>
          </table:table-cell>
          <table:table-cell table:style-name="ce85" table:formula="of:=IF([$'AwSV-Kataster'.H140]&gt;1000;&quot;JA&quot;;&quot;NEIN&quot;)" office:value-type="string" office:string-value="NEIN">
            <text:p>NEIN</text:p>
          </table:table-cell>
          <table:table-cell table:style-name="ce85" table:formula="of:=IF([$'AwSV-Kataster'.H140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40]=&quot;Stufe A&quot;;[$Grundlagen.$C$20];IF([$'AwSV-Kataster'.O140]=&quot;Stufe B&quot;;[$Grundlagen.$C$24];IF([$'AwSV-Kataster'.O140]=&quot;Stufe C&quot;;[$Grundlagen.$C$28];IF([$'AwSV-Kataster'.O140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40]=&quot;Stufe A&quot;;[$Grundlagen.$D$20];IF([$'AwSV-Kataster'.O140]=&quot;Stufe B&quot;;[$Grundlagen.$D$24];IF([$'AwSV-Kataster'.O140]=&quot;Stufe C&quot;;[$Grundlagen.$D$28];IF([$'AwSV-Kataster'.O140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40]&gt;1000;[$Grundlagen.$B$41];&quot;NEIN&quot;)" office:value-type="string" office:string-value="NEIN">
            <text:p>NEIN</text:p>
          </table:table-cell>
          <table:table-cell table:style-name="ce83" table:formula="of:=IF([$'AwSV-Kataster'.H140]&gt;100;[$Grundlagen.$C$43];&quot;NEIN&quot;)" office:value-type="string" office:string-value="NEIN">
            <text:p>NEIN</text:p>
          </table:table-cell>
          <table:table-cell table:style-name="ce83" table:formula="of:=IF([$'AwSV-Kataster'.H140]&gt;1000;&quot;JA&quot;;&quot;NEIN&quot;)" office:value-type="string" office:string-value="NEIN">
            <text:p>NEIN</text:p>
          </table:table-cell>
          <table:table-cell table:style-name="ce83" table:formula="of:=IF([$'AwSV-Kataster'.H140]&gt;1000;&quot;JA&quot;;&quot;NEIN&quot;)" office:value-type="string" office:string-value="NEIN">
            <text:p>NEIN</text:p>
          </table:table-cell>
          <table:table-cell table:style-name="ce83" table:formula="of:=IF([$'AwSV-Kataster'.O140]=&quot;Stufe A&quot;;[$Grundlagen.$E$20];IF([$'AwSV-Kataster'.O140]=&quot;Stufe B&quot;;[$Grundlagen.$E$24];IF([$'AwSV-Kataster'.O140]=&quot;Stufe C&quot;;[$Grundlagen.$E$28];IF([$'AwSV-Kataster'.O140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40]=&quot;Stufe A&quot;;[$'Grundlagen Wasserschutzgebiet'.$C$18];IF([$'AwSV-Kataster'.O140]=&quot;Stufe B&quot;;[$'Grundlagen Wasserschutzgebiet'.$C$22];IF([$'AwSV-Kataster'.O140]=&quot;Stufe C&quot;;[$'Grundlagen Wasserschutzgebiet'.$C$26];IF([$'AwSV-Kataster'.O14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40]=&quot;Stufe A&quot;;[$'Grundlagen Wasserschutzgebiet'.$D$20];IF([$'AwSV-Kataster'.O140]=&quot;Stufe B&quot;;[$'Grundlagen Wasserschutzgebiet'.$D$24];IF([$'AwSV-Kataster'.O140]=&quot;Stufe C&quot;;[$'Grundlagen Wasserschutzgebiet'.$D$28];IF([$'AwSV-Kataster'.O140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40]&gt;1000;[$Grundlagen.$B$41];&quot;Nein&quot;)" office:value-type="string" office:string-value="Nein">
            <text:p>Nein</text:p>
          </table:table-cell>
          <table:table-cell table:style-name="ce83" table:formula="of:=IF([$'AwSV-Kataster'.H140]&gt;100;[$Grundlagen.$C$43];&quot;Nein&quot;)" office:value-type="string" office:string-value="Nein">
            <text:p>Nein</text:p>
          </table:table-cell>
          <table:table-cell table:style-name="ce83" table:formula="of:=IF([$'AwSV-Kataster'.H140]&gt;1000;&quot;JA&quot;;&quot;NEIN&quot;)" office:value-type="string" office:string-value="NEIN">
            <text:p>NEIN</text:p>
          </table:table-cell>
          <table:table-cell table:style-name="ce83" table:formula="of:=IF([$'AwSV-Kataster'.H140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40]=&quot;Stufe A&quot;;[$Grundlagen.$C$21];IF([$'AwSV-Kataster'.O140]=&quot;Stufe B&quot;;[$Grundlagen.$C$25];IF([$'AwSV-Kataster'.O140]=&quot;Stufe C&quot;;[$Grundlagen.$C$29];IF([$'AwSV-Kataster'.O140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40]=&quot;Stufe A&quot;;[$Grundlagen.$D$21];IF([$'AwSV-Kataster'.O140]=&quot;Stufe B&quot;;[$Grundlagen.$D$25];IF([$'AwSV-Kataster'.O140]=&quot;Stufe C&quot;;[$Grundlagen.$D$29];IF([$'AwSV-Kataster'.O140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40]&gt;1000;[$Grundlagen.$B$41];&quot;NEIN&quot;)" office:value-type="string" office:string-value="NEIN">
            <text:p>NEIN</text:p>
          </table:table-cell>
          <table:table-cell table:style-name="ce83" table:formula="of:=IF([$'AwSV-Kataster'.H140]&gt;100;[$Grundlagen.$C$44];&quot;NEIN&quot;)" office:value-type="string" office:string-value="NEIN">
            <text:p>NEIN</text:p>
          </table:table-cell>
          <table:table-cell table:style-name="ce83" table:formula="of:=IF([.E180]=&quot;JA&quot;;&quot;alle 5 Jahre&quot;;&quot;NEIN&quot;)" office:value-type="string" office:string-value="NEIN">
            <text:p>NEIN</text:p>
          </table:table-cell>
          <table:table-cell table:style-name="ce83" table:formula="of:=IF([.F180]=&quot;JA&quot;;&quot;alle 5 Jahre&quot;;&quot;NEIN&quot;)" office:value-type="string" office:string-value="NEIN">
            <text:p>NEIN</text:p>
          </table:table-cell>
          <table:table-cell table:style-name="ce83" table:formula="of:=IF([$'AwSV-Kataster'.O140]=&quot;Stufe A&quot;;[$Grundlagen.$E$21];IF([$'AwSV-Kataster'.O140]=&quot;Stufe B&quot;;[$Grundlagen.$E$25];IF([$'AwSV-Kataster'.O140]=&quot;Stufe C&quot;;[$Grundlagen.$E$29];IF([$'AwSV-Kataster'.O140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40]=&quot;Stufe A&quot;;[$'Grundlagen Wasserschutzgebiet'.$C$21];IF([$'AwSV-Kataster'.O140]=&quot;Stufe B&quot;;[$'Grundlagen Wasserschutzgebiet'.$C$21];IF([$'AwSV-Kataster'.O140]=&quot;Stufe C&quot;;[$'Grundlagen Wasserschutzgebiet'.$C$21];IF([$'AwSV-Kataster'.O140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40]=&quot;Stufe A&quot;;[$'Grundlagen Wasserschutzgebiet'.$D$21];IF([$'AwSV-Kataster'.O140]=&quot;Stufe B&quot;;[$'Grundlagen Wasserschutzgebiet'.$D$25];IF([$'AwSV-Kataster'.O140]=&quot;Stufe C&quot;;[$'Grundlagen Wasserschutzgebiet'.$D$29];IF([$'AwSV-Kataster'.O140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40]&gt;1000;[$Grundlagen.$B$41];&quot;Nein&quot;)" office:value-type="string" office:string-value="Nein">
            <text:p>Nein</text:p>
          </table:table-cell>
          <table:table-cell table:style-name="ce83" table:formula="of:=IF([$'AwSV-Kataster'.H140]&gt;100;[$Grundlagen.$C$44];&quot;Nein&quot;)" office:value-type="string" office:string-value="Nein">
            <text:p>Nein</text:p>
          </table:table-cell>
          <table:table-cell table:style-name="ce83" table:formula="of:=IF([.S180]=&quot;JA&quot;;&quot;alle 5 Jahre&quot;;&quot;NEIN&quot;)" office:value-type="string" office:string-value="NEIN">
            <text:p>NEIN</text:p>
          </table:table-cell>
          <table:table-cell table:style-name="ce83" table:formula="of:=IF([.T180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153]&gt;1000;1001;IF(AND([$'AwSV-Kataster'.H153]&gt;100;[$'AwSV-Kataster'.H153]&lt;=1000);1000;IF(AND([$'AwSV-Kataster'.H153]&gt;10;[$'AwSV-Kataster'.H153]&lt;=100);100;IF(AND([$'AwSV-Kataster'.H153]&gt;1;[$'AwSV-Kataster'.H153]&lt;=10);10;IF(AND([$'AwSV-Kataster'.H153]&gt;0.22;[$'AwSV-Kataster'.H153]&lt;=1);1;0.22)))))" office:value-type="float" office:value="0.22">
            <text:p>0.22</text:p>
          </table:table-cell>
          <table:table-cell table:style-name="ce85" table:formula="of:=[$'AwSV-Kataster'.C153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85]=&quot;&quot;;&quot;Anlagenspez. wählen&quot;;IF([.B185]=[.A186];[.A187];IF([.B185]=[.B186];[.B187];IF([.B185]=[.C186];[.C187];IF([.B185]=[.D186];[.$D187];IF([.B185]=[.E186];[.E187];IF([.B185]=[.F186];[.F187];IF([.B185]=[.G186];[.G187]))))))))" office:value-type="string" office:string-value="NEIN">
            <text:p>NEIN</text:p>
          </table:table-cell>
          <table:table-cell table:style-name="ce97" table:formula="of:=IF([.B185]=&quot;&quot;;&quot;Anlagenspez. wählen&quot;;IF([.B185]=[.A186];[.A188];IF([.B185]=[.B186];[.B188];IF([.B185]=[.C186];[.C188];IF([.B185]=[.D186];[.D188];IF([.B185]=[.E186];[.E188];IF([.B185]=[.F186];[.$F188];IF([.B185]=[.G186];[.G188]))))))))" office:value-type="string" office:string-value="NEIN">
            <text:p>NEIN</text:p>
          </table:table-cell>
          <table:table-cell table:style-name="ce97" table:formula="of:=IF([.B185]=&quot;&quot;;&quot;A.spez. wählen&quot;;IF([.B185]=[.A186];[.A189];IF([.B185]=[.B186];[.B189];IF([.B185]=[.C186];[.C189];IF([.B185]=[.D186];[.$D189];IF([.B185]=[.E186];[.E189];IF([.B185]=[.F186];[.F189];IF([.B185]=[.G186];[.G189]))))))))" office:value-type="string" office:string-value="NEIN">
            <text:p>NEIN</text:p>
          </table:table-cell>
          <table:table-cell table:style-name="ce99" table:formula="of:=IF([.B185]=&quot;&quot;;&quot;Anlagenspez. wählen&quot;;IF([.B185]=[.A186];[.A190];IF([.B185]=[.B186];[.B190];IF([.B185]=[.C186];[.C190];IF([.B185]=[.D186];[.$D190];IF([.B185]=[.E186];[.E190];IF([.B185]=[.F186];[.F190];IF([.B185]=[.G186];[.G190]))))))))" office:value-type="string" office:string-value="NEIN">
            <text:p>NEIN</text:p>
          </table:table-cell>
          <table:table-cell table:style-name="ce100" table:formula="of:=IF([$'AwSV-Kataster'.O147]=&quot;entfällt&quot;;&quot;Entfällt&quot;;IF([$'AwSV-Kataster'.O147]=&quot;fehlt&quot;;&quot;umgehend&quot;;MIN([$'AwSV-Kataster'.O147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134]=&quot;unterirdisch&quot;;&quot;JA&quot;;IF([.J186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53]=&quot;&quot;;&quot;Anlagenspez. wählen&quot;;IF([$'AwSV-Kataster'.C153]=[.O186];[.O187];IF([$'AwSV-Kataster'.C153]=[.P186];[.P187];IF([$'AwSV-Kataster'.C153]=[.Q186];[.Q187];IF([$'AwSV-Kataster'.C153]=[.R186];[.$R187];IF([$'AwSV-Kataster'.C153]=[.S186];[.S187];IF([$'AwSV-Kataster'.C153]=[.T186];[.T187];IF([$'AwSV-Kataster'.C153]=[.U186];[.U187]))))))))" office:value-type="string" office:string-value="NEIN">
            <text:p>NEIN</text:p>
          </table:table-cell>
          <table:table-cell table:style-name="ce97" table:formula="of:=IF([$'AwSV-Kataster'.C153]=&quot;&quot;;&quot;Anlagenspez. wählen&quot;;IF([$'AwSV-Kataster'.C153]=[.O186];[.O188];IF([$'AwSV-Kataster'.C153]=[.P186];[.P188];IF([$'AwSV-Kataster'.C153]=[.Q186];[.Q188];IF([$'AwSV-Kataster'.C153]=[.R186];[.R188];IF([$'AwSV-Kataster'.C153]=[.S186];[.S188];IF([$'AwSV-Kataster'.C153]=[.T186];[.$T188];IF([$'AwSV-Kataster'.C153]=[.U186];[.U188]))))))))" office:value-type="string" office:string-value="NEIN">
            <text:p>NEIN</text:p>
          </table:table-cell>
          <table:table-cell table:style-name="ce97" table:formula="of:=IF([$'AwSV-Kataster'.C153]=&quot;&quot;;&quot;A.spez. wählen&quot;;IF([$'AwSV-Kataster'.C153]=[.O186];[.O189];IF([$'AwSV-Kataster'.C153]=[.P186];[.P189];IF([$'AwSV-Kataster'.C153]=[.Q186];[.Q189];IF([$'AwSV-Kataster'.C153]=[.R186];[.$R189];IF([$'AwSV-Kataster'.C153]=[.S186];[.S189];IF([$'AwSV-Kataster'.C153]=[.T186];[.T189];IF([$'AwSV-Kataster'.C153]=[.U186];[.U189]))))))))" office:value-type="string" office:string-value="NEIN">
            <text:p>NEIN</text:p>
          </table:table-cell>
          <table:table-cell table:style-name="ce99" table:formula="of:=IF([$'AwSV-Kataster'.C153]=&quot;&quot;;&quot;Anlagenspez. wählen&quot;;IF([$'AwSV-Kataster'.C153]=[.O186];[.O190];IF([$'AwSV-Kataster'.C153]=[.P186];[.P190];IF([$'AwSV-Kataster'.C153]=[.Q186];[.Q190];IF([$'AwSV-Kataster'.C153]=[.R186];[.$R190];IF([$'AwSV-Kataster'.C153]=[.S186];[.S190];IF([$'AwSV-Kataster'.C153]=[.T186];[.T190];IF([$'AwSV-Kataster'.C153]=[.U186];[.U190]))))))))" office:value-type="string" office:string-value="NEIN">
            <text:p>NEIN</text:p>
          </table:table-cell>
          <table:table-cell table:style-name="ce103" table:formula="of:=IF('awsv-kataster'!#ref!=&quot;entfällt&quot;;&quot;Entfällt&quot;;IF('awsv-kataster'!#ref!=&quot;fehlt&quot;;&quot;umgehend&quot;;MIN('awsv-kataster'!#ref!)))" office:value-type="string" office:string-value="Err:508">
            <text:p>Err:508</text:p>
          </table:table-cell>
          <table:table-cell table:style-name="ce101"/>
          <table:table-cell table:style-name="ce97" table:formula="of:=IF([$'AwSV-Kataster'.C153]=&quot;unterirdisch&quot;;&quot;JA&quot;;IF([.J188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53]=&quot;Stufe A&quot;;[$Grundlagen.$C$18];IF([$'AwSV-Kataster'.O153]=&quot;Stufe B&quot;;[$Grundlagen.$C$22];IF([$'AwSV-Kataster'.O153]=&quot;Stufe C&quot;;[$Grundlagen.$C$26];IF([$'AwSV-Kataster'.O153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53]=&quot;Stufe A&quot;;[$Grundlagen.$D$18];IF([$'AwSV-Kataster'.O153]=&quot;Stufe B&quot;;[$Grundlagen.$D$22];IF([$'AwSV-Kataster'.O153]=&quot;Stufe C&quot;;[$Grundlagen.$D$26];IF([$'AwSV-Kataster'.O153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53]&gt;1000;[$Grundlagen.$B$41];&quot;NEIN&quot;)" office:value-type="string" office:string-value="NEIN">
            <text:p>NEIN</text:p>
          </table:table-cell>
          <table:table-cell table:style-name="ce83" table:formula="of:=IF([$'AwSV-Kataster'.H153]&gt;100;[$Grundlagen.$C$41];&quot;NEIN&quot;)" office:value-type="string" office:string-value="NEIN">
            <text:p>NEIN</text:p>
          </table:table-cell>
          <table:table-cell table:style-name="ce83" table:formula="of:=IF([$'AwSV-Kataster'.H153]&gt;100;&quot;JA&quot;;&quot;NEIN&quot;)" office:value-type="string" office:string-value="NEIN">
            <text:p>NEIN</text:p>
          </table:table-cell>
          <table:table-cell table:style-name="ce83" table:formula="of:=IF([$'AwSV-Kataster'.H153]&gt;100;&quot;JA&quot;;&quot;NEIN&quot;)" office:value-type="string" office:string-value="NEIN">
            <text:p>NEIN</text:p>
          </table:table-cell>
          <table:table-cell table:style-name="ce83" table:formula="of:=IF([$'AwSV-Kataster'.O153]=&quot;Stufe A&quot;;[$Grundlagen.$E$18];IF([$'AwSV-Kataster'.O153]=&quot;Stufe B&quot;;[$Grundlagen.$E$22];IF([$'AwSV-Kataster'.O153]=&quot;Stufe C&quot;;[$Grundlagen.$E$26];IF([$'AwSV-Kataster'.O153]=&quot;Stufe D&quot;;[$Grundlagen.$E$30];&quot;keine AwSV-Anlage&quot;))))" office:value-type="string" office:string-value="NEIN">
            <text:p>NEIN</text:p>
          </table:table-cell>
          <table:table-cell table:style-name="ce85" table:number-columns-repeated="4"/>
          <table:table-cell table:number-columns-repeated="2"/>
          <table:table-cell table:style-name="ce85"/>
          <table:table-cell table:style-name="ce83" table:formula="of:=IF([$'AwSV-Kataster'.O153]=&quot;Stufe A&quot;;[$'Grundlagen Wasserschutzgebiet'.$C$18];IF([$'AwSV-Kataster'.O153]=&quot;Stufe B&quot;;[$'Grundlagen Wasserschutzgebiet'.$C$22];IF([$'AwSV-Kataster'.O153]=&quot;Stufe C&quot;;[$'Grundlagen Wasserschutzgebiet'.$C$26];IF([$'AwSV-Kataster'.O15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53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53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53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53]&gt;100;&quot;JA&quot;;&quot;NEIN&quot;)" office:value-type="string" office:string-value="NEIN">
            <text:p>NEIN</text:p>
          </table:table-cell>
          <table:table-cell table:style-name="ce83" table:formula="of:=IF([$'AwSV-Kataster'.H153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53]=&quot;Stufe A&quot;;[$Grundlagen.$C$19];IF([$'AwSV-Kataster'.O153]=&quot;Stufe B&quot;;[$Grundlagen.$C$23];IF([$'AwSV-Kataster'.O153]=&quot;Stufe C&quot;;[$Grundlagen.$C$27];IF([$'AwSV-Kataster'.O153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53]=&quot;Stufe A&quot;;[$Grundlagen.$D$19];IF([$'AwSV-Kataster'.O153]=&quot;Stufe B&quot;;[$Grundlagen.$D$23];IF([$'AwSV-Kataster'.O153]=&quot;Stufe C&quot;;[$Grundlagen.$D$27];IF([$'AwSV-Kataster'.O153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53]&gt;1000;[$Grundlagen.$B$41];&quot;NEIN&quot;)" office:value-type="string" office:string-value="NEIN">
            <text:p>NEIN</text:p>
          </table:table-cell>
          <table:table-cell table:style-name="ce85" table:formula="of:=IF([$'AwSV-Kataster'.H153]&gt;100;[$Grundlagen.$C$42];&quot;NEIN&quot;)" office:value-type="string" office:string-value="NEIN">
            <text:p>NEIN</text:p>
          </table:table-cell>
          <table:table-cell table:style-name="ce85" table:formula="of:=IF([$'AwSV-Kataster'.H153]&gt;1000;&quot;JA&quot;;&quot;NEIN&quot;)" office:value-type="string" office:string-value="NEIN">
            <text:p>NEIN</text:p>
          </table:table-cell>
          <table:table-cell table:style-name="ce85" table:formula="of:=IF([$'AwSV-Kataster'.H153]&gt;1000;&quot;JA&quot;;&quot;NEIN&quot;)" office:value-type="string" office:string-value="NEIN">
            <text:p>NEIN</text:p>
          </table:table-cell>
          <table:table-cell table:style-name="ce85" table:formula="of:=IF([$'AwSV-Kataster'.O153]=&quot;Stufe A&quot;;[$Grundlagen.$E$19];IF([$'AwSV-Kataster'.O153]=&quot;Stufe B&quot;;[$Grundlagen.$E$23];IF([$'AwSV-Kataster'.O153]=&quot;Stufe C&quot;;[$Grundlagen.$E$27];IF([$'AwSV-Kataster'.O153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/>
          <table:table-cell table:number-columns-repeated="2"/>
          <table:table-cell table:style-name="ce85"/>
          <table:table-cell table:style-name="ce85" table:formula="of:=IF([$'AwSV-Kataster'.O153]=&quot;Stufe A&quot;;[$'Grundlagen Wasserschutzgebiet'.$C$18];IF([$'AwSV-Kataster'.O153]=&quot;Stufe B&quot;;[$'Grundlagen Wasserschutzgebiet'.$C$22];IF([$'AwSV-Kataster'.O153]=&quot;Stufe C&quot;;[$'Grundlagen Wasserschutzgebiet'.$C$26];IF([$'AwSV-Kataster'.O153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53]=&quot;Stufe A&quot;;[$'Grundlagen Wasserschutzgebiet'.$D$19];IF([$'AwSV-Kataster'.O153]=&quot;Stufe B&quot;;[$'Grundlagen Wasserschutzgebiet'.$D$23];IF([$'AwSV-Kataster'.O153]=&quot;Stufe C&quot;;[$'Grundlagen Wasserschutzgebiet'.$D$27];IF([$'AwSV-Kataster'.O153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53]&gt;1000;[$Grundlagen.$B$41];&quot;Nein&quot;)" office:value-type="string" office:string-value="Nein">
            <text:p>Nein</text:p>
          </table:table-cell>
          <table:table-cell table:style-name="ce85" table:formula="of:=IF([$'AwSV-Kataster'.H153]&gt;100;[$Grundlagen.$C$42];&quot;Nein&quot;)" office:value-type="string" office:string-value="Nein">
            <text:p>Nein</text:p>
          </table:table-cell>
          <table:table-cell table:style-name="ce85" table:formula="of:=IF([$'AwSV-Kataster'.H153]&gt;1000;&quot;JA&quot;;&quot;NEIN&quot;)" office:value-type="string" office:string-value="NEIN">
            <text:p>NEIN</text:p>
          </table:table-cell>
          <table:table-cell table:style-name="ce85" table:formula="of:=IF([$'AwSV-Kataster'.H153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53]=&quot;Stufe A&quot;;[$Grundlagen.$C$20];IF([$'AwSV-Kataster'.O153]=&quot;Stufe B&quot;;[$Grundlagen.$C$24];IF([$'AwSV-Kataster'.O153]=&quot;Stufe C&quot;;[$Grundlagen.$C$28];IF([$'AwSV-Kataster'.O153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53]=&quot;Stufe A&quot;;[$Grundlagen.$D$20];IF([$'AwSV-Kataster'.O153]=&quot;Stufe B&quot;;[$Grundlagen.$D$24];IF([$'AwSV-Kataster'.O153]=&quot;Stufe C&quot;;[$Grundlagen.$D$28];IF([$'AwSV-Kataster'.O153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53]&gt;1000;[$Grundlagen.$B$41];&quot;NEIN&quot;)" office:value-type="string" office:string-value="NEIN">
            <text:p>NEIN</text:p>
          </table:table-cell>
          <table:table-cell table:style-name="ce83" table:formula="of:=IF([$'AwSV-Kataster'.H153]&gt;100;[$Grundlagen.$C$43];&quot;NEIN&quot;)" office:value-type="string" office:string-value="NEIN">
            <text:p>NEIN</text:p>
          </table:table-cell>
          <table:table-cell table:style-name="ce83" table:formula="of:=IF([$'AwSV-Kataster'.H153]&gt;1000;&quot;JA&quot;;&quot;NEIN&quot;)" office:value-type="string" office:string-value="NEIN">
            <text:p>NEIN</text:p>
          </table:table-cell>
          <table:table-cell table:style-name="ce83" table:formula="of:=IF([$'AwSV-Kataster'.H153]&gt;1000;&quot;JA&quot;;&quot;NEIN&quot;)" office:value-type="string" office:string-value="NEIN">
            <text:p>NEIN</text:p>
          </table:table-cell>
          <table:table-cell table:style-name="ce83" table:formula="of:=IF([$'AwSV-Kataster'.O153]=&quot;Stufe A&quot;;[$Grundlagen.$E$20];IF([$'AwSV-Kataster'.O153]=&quot;Stufe B&quot;;[$Grundlagen.$E$24];IF([$'AwSV-Kataster'.O153]=&quot;Stufe C&quot;;[$Grundlagen.$E$28];IF([$'AwSV-Kataster'.O153]=&quot;Stufe D&quot;;[$Grundlagen.$E$32];&quot;keine AwSV-Anlage&quot;))))" office:value-type="string" office:string-value="NEIN">
            <text:p>NEIN</text:p>
          </table:table-cell>
          <table:table-cell table:style-name="ce98" table:number-columns-repeated="4"/>
          <table:table-cell table:number-columns-repeated="2"/>
          <table:table-cell table:style-name="ce98"/>
          <table:table-cell table:style-name="ce83" table:formula="of:=IF([$'AwSV-Kataster'.O153]=&quot;Stufe A&quot;;[$'Grundlagen Wasserschutzgebiet'.$C$18];IF([$'AwSV-Kataster'.O153]=&quot;Stufe B&quot;;[$'Grundlagen Wasserschutzgebiet'.$C$22];IF([$'AwSV-Kataster'.O153]=&quot;Stufe C&quot;;[$'Grundlagen Wasserschutzgebiet'.$C$26];IF([$'AwSV-Kataster'.O15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53]=&quot;Stufe A&quot;;[$'Grundlagen Wasserschutzgebiet'.$D$20];IF([$'AwSV-Kataster'.O153]=&quot;Stufe B&quot;;[$'Grundlagen Wasserschutzgebiet'.$D$24];IF([$'AwSV-Kataster'.O153]=&quot;Stufe C&quot;;[$'Grundlagen Wasserschutzgebiet'.$D$28];IF([$'AwSV-Kataster'.O153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53]&gt;1000;[$Grundlagen.$B$41];&quot;Nein&quot;)" office:value-type="string" office:string-value="Nein">
            <text:p>Nein</text:p>
          </table:table-cell>
          <table:table-cell table:style-name="ce83" table:formula="of:=IF([$'AwSV-Kataster'.H153]&gt;100;[$Grundlagen.$C$43];&quot;Nein&quot;)" office:value-type="string" office:string-value="Nein">
            <text:p>Nein</text:p>
          </table:table-cell>
          <table:table-cell table:style-name="ce83" table:formula="of:=IF([$'AwSV-Kataster'.H153]&gt;1000;&quot;JA&quot;;&quot;NEIN&quot;)" office:value-type="string" office:string-value="NEIN">
            <text:p>NEIN</text:p>
          </table:table-cell>
          <table:table-cell table:style-name="ce83" table:formula="of:=IF([$'AwSV-Kataster'.H153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53]=&quot;Stufe A&quot;;[$Grundlagen.$C$21];IF([$'AwSV-Kataster'.O153]=&quot;Stufe B&quot;;[$Grundlagen.$C$25];IF([$'AwSV-Kataster'.O153]=&quot;Stufe C&quot;;[$Grundlagen.$C$29];IF([$'AwSV-Kataster'.O153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53]=&quot;Stufe A&quot;;[$Grundlagen.$D$21];IF([$'AwSV-Kataster'.O153]=&quot;Stufe B&quot;;[$Grundlagen.$D$25];IF([$'AwSV-Kataster'.O153]=&quot;Stufe C&quot;;[$Grundlagen.$D$29];IF([$'AwSV-Kataster'.O153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53]&gt;1000;[$Grundlagen.$B$41];&quot;NEIN&quot;)" office:value-type="string" office:string-value="NEIN">
            <text:p>NEIN</text:p>
          </table:table-cell>
          <table:table-cell table:style-name="ce83" table:formula="of:=IF([$'AwSV-Kataster'.H153]&gt;100;[$Grundlagen.$C$44];&quot;NEIN&quot;)" office:value-type="string" office:string-value="NEIN">
            <text:p>NEIN</text:p>
          </table:table-cell>
          <table:table-cell table:style-name="ce83" table:formula="of:=IF([.E189]=&quot;JA&quot;;&quot;alle 5 Jahre&quot;;&quot;NEIN&quot;)" office:value-type="string" office:string-value="NEIN">
            <text:p>NEIN</text:p>
          </table:table-cell>
          <table:table-cell table:style-name="ce83" table:formula="of:=IF([.F189]=&quot;JA&quot;;&quot;alle 5 Jahre&quot;;&quot;NEIN&quot;)" office:value-type="string" office:string-value="NEIN">
            <text:p>NEIN</text:p>
          </table:table-cell>
          <table:table-cell table:style-name="ce83" table:formula="of:=IF([$'AwSV-Kataster'.O153]=&quot;Stufe A&quot;;[$Grundlagen.$E$21];IF([$'AwSV-Kataster'.O153]=&quot;Stufe B&quot;;[$Grundlagen.$E$25];IF([$'AwSV-Kataster'.O153]=&quot;Stufe C&quot;;[$Grundlagen.$E$29];IF([$'AwSV-Kataster'.O153]=&quot;Stufe D&quot;;[$Grundlagen.$E$33];&quot;keine AwSV-Anlage&quot;))))" office:value-type="string" office:string-value="NEIN">
            <text:p>NEIN</text:p>
          </table:table-cell>
          <table:table-cell table:style-name="ce85" table:number-columns-repeated="4"/>
          <table:table-cell table:number-columns-repeated="2"/>
          <table:table-cell table:style-name="ce85"/>
          <table:table-cell table:style-name="ce83" table:formula="of:=IF([$'AwSV-Kataster'.O153]=&quot;Stufe A&quot;;[$'Grundlagen Wasserschutzgebiet'.$C$21];IF([$'AwSV-Kataster'.O153]=&quot;Stufe B&quot;;[$'Grundlagen Wasserschutzgebiet'.$C$21];IF([$'AwSV-Kataster'.O153]=&quot;Stufe C&quot;;[$'Grundlagen Wasserschutzgebiet'.$C$21];IF([$'AwSV-Kataster'.O153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53]=&quot;Stufe A&quot;;[$'Grundlagen Wasserschutzgebiet'.$D$21];IF([$'AwSV-Kataster'.O153]=&quot;Stufe B&quot;;[$'Grundlagen Wasserschutzgebiet'.$D$25];IF([$'AwSV-Kataster'.O153]=&quot;Stufe C&quot;;[$'Grundlagen Wasserschutzgebiet'.$D$29];IF([$'AwSV-Kataster'.O153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53]&gt;1000;[$Grundlagen.$B$41];&quot;Nein&quot;)" office:value-type="string" office:string-value="Nein">
            <text:p>Nein</text:p>
          </table:table-cell>
          <table:table-cell table:style-name="ce83" table:formula="of:=IF([$'AwSV-Kataster'.H153]&gt;100;[$Grundlagen.$C$44];&quot;Nein&quot;)" office:value-type="string" office:string-value="Nein">
            <text:p>Nein</text:p>
          </table:table-cell>
          <table:table-cell table:style-name="ce83" table:formula="of:=IF([.S189]=&quot;JA&quot;;&quot;alle 5 Jahre&quot;;&quot;NEIN&quot;)" office:value-type="string" office:string-value="NEIN">
            <text:p>NEIN</text:p>
          </table:table-cell>
          <table:table-cell table:style-name="ce83" table:formula="of:=IF([.T189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166]&gt;1000;1001;IF(AND([$'AwSV-Kataster'.H166]&gt;100;[$'AwSV-Kataster'.H166]&lt;=1000);1000;IF(AND([$'AwSV-Kataster'.H166]&gt;10;[$'AwSV-Kataster'.H166]&lt;=100);100;IF(AND([$'AwSV-Kataster'.H166]&gt;1;[$'AwSV-Kataster'.H166]&lt;=10);10;IF(AND([$'AwSV-Kataster'.H166]&gt;0.22;[$'AwSV-Kataster'.H166]&lt;=1);1;0.22)))))" office:value-type="float" office:value="0.22">
            <text:p>0.22</text:p>
          </table:table-cell>
          <table:table-cell table:style-name="ce85" table:formula="of:=[$'AwSV-Kataster'.C166]" office:value-type="string" office:string-value="oberirdisch">
            <text:p>oberirdisch</text:p>
          </table:table-cell>
          <table:table-cell table:style-name="ce85" table:number-columns-repeated="9"/>
          <table:table-cell table:number-columns-repeated="2"/>
          <table:table-cell table:style-name="ce85" table:number-columns-repeated="15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194]=&quot;&quot;;&quot;Anlagenspez. wählen&quot;;IF([.B194]=[.A195];[.A196];IF([.B194]=[.B195];[.B196];IF([.B194]=[.C195];[.C196];IF([.B194]=[.D195];[.$D196];IF([.B194]=[.E195];[.E196];IF([.B194]=[.F195];[.F196];IF([.B194]=[.G195];[.G196]))))))))" office:value-type="string" office:string-value="NEIN">
            <text:p>NEIN</text:p>
          </table:table-cell>
          <table:table-cell table:style-name="ce97" table:formula="of:=IF([.B194]=&quot;&quot;;&quot;Anlagenspez. wählen&quot;;IF([.B194]=[.A195];[.A197];IF([.B194]=[.B195];[.B197];IF([.B194]=[.C195];[.C197];IF([.B194]=[.D195];[.D197];IF([.B194]=[.E195];[.E197];IF([.B194]=[.F195];[.$F197];IF([.B194]=[.G195];[.G197]))))))))" office:value-type="string" office:string-value="NEIN">
            <text:p>NEIN</text:p>
          </table:table-cell>
          <table:table-cell table:style-name="ce97" table:formula="of:=IF([.B194]=&quot;&quot;;&quot;A.spez. wählen&quot;;IF([.B194]=[.A195];[.A198];IF([.B194]=[.B195];[.B198];IF([.B194]=[.C195];[.C198];IF([.B194]=[.D195];[.$D198];IF([.B194]=[.E195];[.E198];IF([.B194]=[.F195];[.F198];IF([.B194]=[.G195];[.G198]))))))))" office:value-type="string" office:string-value="NEIN">
            <text:p>NEIN</text:p>
          </table:table-cell>
          <table:table-cell table:style-name="ce99" table:formula="of:=IF([.B194]=&quot;&quot;;&quot;Anlagenspez. wählen&quot;;IF([.B194]=[.A195];[.A199];IF([.B194]=[.B195];[.B199];IF([.B194]=[.C195];[.C199];IF([.B194]=[.D195];[.$D199];IF([.B194]=[.E195];[.E199];IF([.B194]=[.F195];[.F199];IF([.B194]=[.G195];[.G199]))))))))" office:value-type="string" office:string-value="NEIN">
            <text:p>NEIN</text:p>
          </table:table-cell>
          <table:table-cell table:style-name="ce100" table:formula="of:=IF([$'AwSV-Kataster'.O160]=&quot;entfällt&quot;;&quot;Entfällt&quot;;IF([$'AwSV-Kataster'.O160]=&quot;fehlt&quot;;&quot;umgehend&quot;;MIN([$'AwSV-Kataster'.O160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D146]=&quot;unterirdisch&quot;;&quot;JA&quot;;IF([.J195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66]=&quot;&quot;;&quot;Anlagenspez. wählen&quot;;IF([$'AwSV-Kataster'.C166]=[.O195];[.O196];IF([$'AwSV-Kataster'.C166]=[.P195];[.P196];IF([$'AwSV-Kataster'.C166]=[.Q195];[.Q196];IF([$'AwSV-Kataster'.C166]=[.R195];[.$R196];IF([$'AwSV-Kataster'.C166]=[.S195];[.S196];IF([$'AwSV-Kataster'.C166]=[.T195];[.T196];IF([$'AwSV-Kataster'.C166]=[.U195];[.U196]))))))))" office:value-type="string" office:string-value="NEIN">
            <text:p>NEIN</text:p>
          </table:table-cell>
          <table:table-cell table:style-name="ce97" table:formula="of:=IF([$'AwSV-Kataster'.C166]=&quot;&quot;;&quot;Anlagenspez. wählen&quot;;IF([$'AwSV-Kataster'.C166]=[.O195];[.O197];IF([$'AwSV-Kataster'.C166]=[.P195];[.P197];IF([$'AwSV-Kataster'.C166]=[.Q195];[.Q197];IF([$'AwSV-Kataster'.C166]=[.R195];[.R197];IF([$'AwSV-Kataster'.C166]=[.S195];[.S197];IF([$'AwSV-Kataster'.C166]=[.T195];[.$T197];IF([$'AwSV-Kataster'.C166]=[.U195];[.U197]))))))))" office:value-type="string" office:string-value="NEIN">
            <text:p>NEIN</text:p>
          </table:table-cell>
          <table:table-cell table:style-name="ce97" table:formula="of:=IF([$'AwSV-Kataster'.C166]=&quot;&quot;;&quot;A.spez. wählen&quot;;IF([$'AwSV-Kataster'.C166]=[.O195];[.O198];IF([$'AwSV-Kataster'.C166]=[.P195];[.P198];IF([$'AwSV-Kataster'.C166]=[.Q195];[.Q198];IF([$'AwSV-Kataster'.C166]=[.R195];[.$R198];IF([$'AwSV-Kataster'.C166]=[.S195];[.S198];IF([$'AwSV-Kataster'.C166]=[.T195];[.T198];IF([$'AwSV-Kataster'.C166]=[.U195];[.U198]))))))))" office:value-type="string" office:string-value="NEIN">
            <text:p>NEIN</text:p>
          </table:table-cell>
          <table:table-cell table:style-name="ce99" table:formula="of:=IF([$'AwSV-Kataster'.C166]=&quot;&quot;;&quot;Anlagenspez. wählen&quot;;IF([$'AwSV-Kataster'.C166]=[.O195];[.O199];IF([$'AwSV-Kataster'.C166]=[.P195];[.P199];IF([$'AwSV-Kataster'.C166]=[.Q195];[.Q199];IF([$'AwSV-Kataster'.C166]=[.R195];[.$R199];IF([$'AwSV-Kataster'.C166]=[.S195];[.S199];IF([$'AwSV-Kataster'.C166]=[.T195];[.T199];IF([$'AwSV-Kataster'.C166]=[.U195];[.U199]))))))))" office:value-type="string" office:string-value="NEIN">
            <text:p>NEIN</text:p>
          </table:table-cell>
          <table:table-cell table:style-name="ce103" table:formula="of:=IF([$'AwSV-Kataster'.O160]=&quot;entfällt&quot;;&quot;Entfällt&quot;;IF([$'AwSV-Kataster'.O160]=&quot;fehlt&quot;;&quot;umgehend&quot;;MIN([$'AwSV-Kataster'.O160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166]=&quot;unterirdisch&quot;;&quot;JA&quot;;IF([.J197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66]=&quot;Stufe A&quot;;[$Grundlagen.$C$18];IF([$'AwSV-Kataster'.O166]=&quot;Stufe B&quot;;[$Grundlagen.$C$22];IF([$'AwSV-Kataster'.O166]=&quot;Stufe C&quot;;[$Grundlagen.$C$26];IF([$'AwSV-Kataster'.O166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66]=&quot;Stufe A&quot;;[$Grundlagen.$D$18];IF([$'AwSV-Kataster'.O166]=&quot;Stufe B&quot;;[$Grundlagen.$D$22];IF([$'AwSV-Kataster'.O166]=&quot;Stufe C&quot;;[$Grundlagen.$D$26];IF([$'AwSV-Kataster'.O166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66]&gt;1000;[$Grundlagen.$B$41];&quot;NEIN&quot;)" office:value-type="string" office:string-value="NEIN">
            <text:p>NEIN</text:p>
          </table:table-cell>
          <table:table-cell table:style-name="ce83" table:formula="of:=IF([$'AwSV-Kataster'.H166]&gt;100;[$Grundlagen.$C$41];&quot;NEIN&quot;)" office:value-type="string" office:string-value="NEIN">
            <text:p>NEIN</text:p>
          </table:table-cell>
          <table:table-cell table:style-name="ce83" table:formula="of:=IF([$'AwSV-Kataster'.H166]&gt;100;&quot;JA&quot;;&quot;NEIN&quot;)" office:value-type="string" office:string-value="NEIN">
            <text:p>NEIN</text:p>
          </table:table-cell>
          <table:table-cell table:style-name="ce83" table:formula="of:=IF([$'AwSV-Kataster'.H166]&gt;100;&quot;JA&quot;;&quot;NEIN&quot;)" office:value-type="string" office:string-value="NEIN">
            <text:p>NEIN</text:p>
          </table:table-cell>
          <table:table-cell table:style-name="ce83" table:formula="of:=IF([$'AwSV-Kataster'.O166]=&quot;Stufe A&quot;;[$Grundlagen.$E$18];IF([$'AwSV-Kataster'.O166]=&quot;Stufe B&quot;;[$Grundlagen.$E$22];IF([$'AwSV-Kataster'.O166]=&quot;Stufe C&quot;;[$Grundlagen.$E$26];IF([$'AwSV-Kataster'.O166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66]=&quot;Stufe A&quot;;[$'Grundlagen Wasserschutzgebiet'.$C$18];IF([$'AwSV-Kataster'.O166]=&quot;Stufe B&quot;;[$'Grundlagen Wasserschutzgebiet'.$C$22];IF([$'AwSV-Kataster'.O166]=&quot;Stufe C&quot;;[$'Grundlagen Wasserschutzgebiet'.$C$26];IF([$'AwSV-Kataster'.O16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66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66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66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66]&gt;100;&quot;JA&quot;;&quot;NEIN&quot;)" office:value-type="string" office:string-value="NEIN">
            <text:p>NEIN</text:p>
          </table:table-cell>
          <table:table-cell table:style-name="ce83" table:formula="of:=IF([$'AwSV-Kataster'.H166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66]=&quot;Stufe A&quot;;[$Grundlagen.$C$19];IF([$'AwSV-Kataster'.O166]=&quot;Stufe B&quot;;[$Grundlagen.$C$23];IF([$'AwSV-Kataster'.O166]=&quot;Stufe C&quot;;[$Grundlagen.$C$27];IF([$'AwSV-Kataster'.O166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66]=&quot;Stufe A&quot;;[$Grundlagen.$D$19];IF([$'AwSV-Kataster'.O166]=&quot;Stufe B&quot;;[$Grundlagen.$D$23];IF([$'AwSV-Kataster'.O166]=&quot;Stufe C&quot;;[$Grundlagen.$D$27];IF([$'AwSV-Kataster'.O166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66]&gt;1000;[$Grundlagen.$B$41];&quot;NEIN&quot;)" office:value-type="string" office:string-value="NEIN">
            <text:p>NEIN</text:p>
          </table:table-cell>
          <table:table-cell table:style-name="ce85" table:formula="of:=IF([$'AwSV-Kataster'.H166]&gt;100;[$Grundlagen.$C$42];&quot;NEIN&quot;)" office:value-type="string" office:string-value="NEIN">
            <text:p>NEIN</text:p>
          </table:table-cell>
          <table:table-cell table:style-name="ce85" table:formula="of:=IF([$'AwSV-Kataster'.H166]&gt;1000;&quot;JA&quot;;&quot;NEIN&quot;)" office:value-type="string" office:string-value="NEIN">
            <text:p>NEIN</text:p>
          </table:table-cell>
          <table:table-cell table:style-name="ce85" table:formula="of:=IF([$'AwSV-Kataster'.H166]&gt;1000;&quot;JA&quot;;&quot;NEIN&quot;)" office:value-type="string" office:string-value="NEIN">
            <text:p>NEIN</text:p>
          </table:table-cell>
          <table:table-cell table:style-name="ce85" table:formula="of:=IF([$'AwSV-Kataster'.O166]=&quot;Stufe A&quot;;[$Grundlagen.$E$19];IF([$'AwSV-Kataster'.O166]=&quot;Stufe B&quot;;[$Grundlagen.$E$23];IF([$'AwSV-Kataster'.O166]=&quot;Stufe C&quot;;[$Grundlagen.$E$27];IF([$'AwSV-Kataster'.O166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66]=&quot;Stufe A&quot;;[$'Grundlagen Wasserschutzgebiet'.$C$18];IF([$'AwSV-Kataster'.O166]=&quot;Stufe B&quot;;[$'Grundlagen Wasserschutzgebiet'.$C$22];IF([$'AwSV-Kataster'.O166]=&quot;Stufe C&quot;;[$'Grundlagen Wasserschutzgebiet'.$C$26];IF([$'AwSV-Kataster'.O166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66]=&quot;Stufe A&quot;;[$'Grundlagen Wasserschutzgebiet'.$D$19];IF([$'AwSV-Kataster'.O166]=&quot;Stufe B&quot;;[$'Grundlagen Wasserschutzgebiet'.$D$23];IF([$'AwSV-Kataster'.O166]=&quot;Stufe C&quot;;[$'Grundlagen Wasserschutzgebiet'.$D$27];IF([$'AwSV-Kataster'.O166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66]&gt;1000;[$Grundlagen.$B$41];&quot;Nein&quot;)" office:value-type="string" office:string-value="Nein">
            <text:p>Nein</text:p>
          </table:table-cell>
          <table:table-cell table:style-name="ce85" table:formula="of:=IF([$'AwSV-Kataster'.H166]&gt;100;[$Grundlagen.$C$42];&quot;Nein&quot;)" office:value-type="string" office:string-value="Nein">
            <text:p>Nein</text:p>
          </table:table-cell>
          <table:table-cell table:style-name="ce85" table:formula="of:=IF([$'AwSV-Kataster'.H166]&gt;1000;&quot;JA&quot;;&quot;NEIN&quot;)" office:value-type="string" office:string-value="NEIN">
            <text:p>NEIN</text:p>
          </table:table-cell>
          <table:table-cell table:style-name="ce85" table:formula="of:=IF([$'AwSV-Kataster'.H166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66]=&quot;Stufe A&quot;;[$Grundlagen.$C$20];IF([$'AwSV-Kataster'.O166]=&quot;Stufe B&quot;;[$Grundlagen.$C$24];IF([$'AwSV-Kataster'.O166]=&quot;Stufe C&quot;;[$Grundlagen.$C$28];IF([$'AwSV-Kataster'.O166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66]=&quot;Stufe A&quot;;[$Grundlagen.$D$20];IF([$'AwSV-Kataster'.O166]=&quot;Stufe B&quot;;[$Grundlagen.$D$24];IF([$'AwSV-Kataster'.O166]=&quot;Stufe C&quot;;[$Grundlagen.$D$28];IF([$'AwSV-Kataster'.O166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66]&gt;1000;[$Grundlagen.$B$41];&quot;NEIN&quot;)" office:value-type="string" office:string-value="NEIN">
            <text:p>NEIN</text:p>
          </table:table-cell>
          <table:table-cell table:style-name="ce83" table:formula="of:=IF([$'AwSV-Kataster'.H166]&gt;100;[$Grundlagen.$C$43];&quot;NEIN&quot;)" office:value-type="string" office:string-value="NEIN">
            <text:p>NEIN</text:p>
          </table:table-cell>
          <table:table-cell table:style-name="ce83" table:formula="of:=IF([$'AwSV-Kataster'.H166]&gt;1000;&quot;JA&quot;;&quot;NEIN&quot;)" office:value-type="string" office:string-value="NEIN">
            <text:p>NEIN</text:p>
          </table:table-cell>
          <table:table-cell table:style-name="ce83" table:formula="of:=IF([$'AwSV-Kataster'.H166]&gt;1000;&quot;JA&quot;;&quot;NEIN&quot;)" office:value-type="string" office:string-value="NEIN">
            <text:p>NEIN</text:p>
          </table:table-cell>
          <table:table-cell table:style-name="ce83" table:formula="of:=IF([$'AwSV-Kataster'.O166]=&quot;Stufe A&quot;;[$Grundlagen.$E$20];IF([$'AwSV-Kataster'.O166]=&quot;Stufe B&quot;;[$Grundlagen.$E$24];IF([$'AwSV-Kataster'.O166]=&quot;Stufe C&quot;;[$Grundlagen.$E$28];IF([$'AwSV-Kataster'.O166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66]=&quot;Stufe A&quot;;[$'Grundlagen Wasserschutzgebiet'.$C$18];IF([$'AwSV-Kataster'.O166]=&quot;Stufe B&quot;;[$'Grundlagen Wasserschutzgebiet'.$C$22];IF([$'AwSV-Kataster'.O166]=&quot;Stufe C&quot;;[$'Grundlagen Wasserschutzgebiet'.$C$26];IF([$'AwSV-Kataster'.O16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66]=&quot;Stufe A&quot;;[$'Grundlagen Wasserschutzgebiet'.$D$20];IF([$'AwSV-Kataster'.O166]=&quot;Stufe B&quot;;[$'Grundlagen Wasserschutzgebiet'.$D$24];IF([$'AwSV-Kataster'.O166]=&quot;Stufe C&quot;;[$'Grundlagen Wasserschutzgebiet'.$D$28];IF([$'AwSV-Kataster'.O166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66]&gt;1000;[$Grundlagen.$B$41];&quot;Nein&quot;)" office:value-type="string" office:string-value="Nein">
            <text:p>Nein</text:p>
          </table:table-cell>
          <table:table-cell table:style-name="ce83" table:formula="of:=IF([$'AwSV-Kataster'.H166]&gt;100;[$Grundlagen.$C$43];&quot;Nein&quot;)" office:value-type="string" office:string-value="Nein">
            <text:p>Nein</text:p>
          </table:table-cell>
          <table:table-cell table:style-name="ce83" table:formula="of:=IF([$'AwSV-Kataster'.H166]&gt;1000;&quot;JA&quot;;&quot;NEIN&quot;)" office:value-type="string" office:string-value="NEIN">
            <text:p>NEIN</text:p>
          </table:table-cell>
          <table:table-cell table:style-name="ce83" table:formula="of:=IF([$'AwSV-Kataster'.H166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66]=&quot;Stufe A&quot;;[$Grundlagen.$C$21];IF([$'AwSV-Kataster'.O166]=&quot;Stufe B&quot;;[$Grundlagen.$C$25];IF([$'AwSV-Kataster'.O166]=&quot;Stufe C&quot;;[$Grundlagen.$C$29];IF([$'AwSV-Kataster'.O166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66]=&quot;Stufe A&quot;;[$Grundlagen.$D$21];IF([$'AwSV-Kataster'.O166]=&quot;Stufe B&quot;;[$Grundlagen.$D$25];IF([$'AwSV-Kataster'.O166]=&quot;Stufe C&quot;;[$Grundlagen.$D$29];IF([$'AwSV-Kataster'.O166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66]&gt;1000;[$Grundlagen.$B$41];&quot;NEIN&quot;)" office:value-type="string" office:string-value="NEIN">
            <text:p>NEIN</text:p>
          </table:table-cell>
          <table:table-cell table:style-name="ce83" table:formula="of:=IF([$'AwSV-Kataster'.H166]&gt;100;[$Grundlagen.$C$44];&quot;NEIN&quot;)" office:value-type="string" office:string-value="NEIN">
            <text:p>NEIN</text:p>
          </table:table-cell>
          <table:table-cell table:style-name="ce83" table:formula="of:=IF([.E198]=&quot;JA&quot;;&quot;alle 5 Jahre&quot;;&quot;NEIN&quot;)" office:value-type="string" office:string-value="NEIN">
            <text:p>NEIN</text:p>
          </table:table-cell>
          <table:table-cell table:style-name="ce83" table:formula="of:=IF([.F198]=&quot;JA&quot;;&quot;alle 5 Jahre&quot;;&quot;NEIN&quot;)" office:value-type="string" office:string-value="NEIN">
            <text:p>NEIN</text:p>
          </table:table-cell>
          <table:table-cell table:style-name="ce83" table:formula="of:=IF([$'AwSV-Kataster'.O166]=&quot;Stufe A&quot;;[$Grundlagen.$E$21];IF([$'AwSV-Kataster'.O166]=&quot;Stufe B&quot;;[$Grundlagen.$E$25];IF([$'AwSV-Kataster'.O166]=&quot;Stufe C&quot;;[$Grundlagen.$E$29];IF([$'AwSV-Kataster'.O166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66]=&quot;Stufe A&quot;;[$'Grundlagen Wasserschutzgebiet'.$C$21];IF([$'AwSV-Kataster'.O166]=&quot;Stufe B&quot;;[$'Grundlagen Wasserschutzgebiet'.$C$21];IF([$'AwSV-Kataster'.O166]=&quot;Stufe C&quot;;[$'Grundlagen Wasserschutzgebiet'.$C$21];IF([$'AwSV-Kataster'.O166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66]=&quot;Stufe A&quot;;[$'Grundlagen Wasserschutzgebiet'.$D$21];IF([$'AwSV-Kataster'.O166]=&quot;Stufe B&quot;;[$'Grundlagen Wasserschutzgebiet'.$D$25];IF([$'AwSV-Kataster'.O166]=&quot;Stufe C&quot;;[$'Grundlagen Wasserschutzgebiet'.$D$29];IF([$'AwSV-Kataster'.O166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66]&gt;1000;[$Grundlagen.$B$41];&quot;Nein&quot;)" office:value-type="string" office:string-value="Nein">
            <text:p>Nein</text:p>
          </table:table-cell>
          <table:table-cell table:style-name="ce83" table:formula="of:=IF([$'AwSV-Kataster'.H166]&gt;100;[$Grundlagen.$C$44];&quot;Nein&quot;)" office:value-type="string" office:string-value="Nein">
            <text:p>Nein</text:p>
          </table:table-cell>
          <table:table-cell table:style-name="ce83" table:formula="of:=IF([.S198]=&quot;JA&quot;;&quot;alle 5 Jahre&quot;;&quot;NEIN&quot;)" office:value-type="string" office:string-value="NEIN">
            <text:p>NEIN</text:p>
          </table:table-cell>
          <table:table-cell table:style-name="ce83" table:formula="of:=IF([.T198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179]&gt;1000;1001;IF(AND([$'AwSV-Kataster'.H179]&gt;100;[$'AwSV-Kataster'.H179]&lt;=1000);1000;IF(AND([$'AwSV-Kataster'.H179]&gt;10;[$'AwSV-Kataster'.H179]&lt;=100);100;IF(AND([$'AwSV-Kataster'.H179]&gt;1;[$'AwSV-Kataster'.H179]&lt;=10);10;IF(AND([$'AwSV-Kataster'.H179]&gt;0.22;[$'AwSV-Kataster'.H179]&lt;=1);1;0.22)))))" office:value-type="float" office:value="0.22">
            <text:p>0.22</text:p>
          </table:table-cell>
          <table:table-cell table:style-name="ce85" table:formula="of:=[$'AwSV-Kataster'.C179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03]=&quot;&quot;;&quot;Anlagenspez. wählen&quot;;IF([.B203]=[.A204];[.A205];IF([.B203]=[.B204];[.B205];IF([.B203]=[.C204];[.C205];IF([.B203]=[.D204];[.$D205];IF([.B203]=[.E204];[.E205];IF([.B203]=[.F204];[.F205];IF([.B203]=[.G204];[.G205]))))))))" office:value-type="string" office:string-value="NEIN">
            <text:p>NEIN</text:p>
          </table:table-cell>
          <table:table-cell table:style-name="ce97" table:formula="of:=IF([.B203]=&quot;&quot;;&quot;Anlagenspez. wählen&quot;;IF([.B203]=[.A204];[.A206];IF([.B203]=[.B204];[.B206];IF([.B203]=[.C204];[.C206];IF([.B203]=[.D204];[.D206];IF([.B203]=[.E204];[.E206];IF([.B203]=[.F204];[.$F206];IF([.B203]=[.G204];[.G206]))))))))" office:value-type="string" office:string-value="NEIN">
            <text:p>NEIN</text:p>
          </table:table-cell>
          <table:table-cell table:style-name="ce97" table:formula="of:=IF([.B203]=&quot;&quot;;&quot;A.spez. wählen&quot;;IF([.B203]=[.A204];[.A207];IF([.B203]=[.B204];[.B207];IF([.B203]=[.C204];[.C207];IF([.B203]=[.D204];[.$D207];IF([.B203]=[.E204];[.E207];IF([.B203]=[.F204];[.F207];IF([.B203]=[.G204];[.G207]))))))))" office:value-type="string" office:string-value="NEIN">
            <text:p>NEIN</text:p>
          </table:table-cell>
          <table:table-cell table:style-name="ce99" table:formula="of:=IF([.B203]=&quot;&quot;;&quot;Anlagenspez. wählen&quot;;IF([.B203]=[.A204];[.A208];IF([.B203]=[.B204];[.B208];IF([.B203]=[.C204];[.C208];IF([.B203]=[.D204];[.$D208];IF([.B203]=[.E204];[.E208];IF([.B203]=[.F204];[.F208];IF([.B203]=[.G204];[.G208]))))))))" office:value-type="string" office:string-value="NEIN">
            <text:p>NEIN</text:p>
          </table:table-cell>
          <table:table-cell table:style-name="ce100" table:formula="of:=IF([$'AwSV-Kataster'.O173]=&quot;entfällt&quot;;&quot;Entfällt&quot;;IF([$'AwSV-Kataster'.O173]=&quot;fehlt&quot;;&quot;umgehend&quot;;MIN([$'AwSV-Kataster'.O173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157]=&quot;unterirdisch&quot;;&quot;JA&quot;;IF([.J204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79]=&quot;&quot;;&quot;Anlagenspez. wählen&quot;;IF([$'AwSV-Kataster'.C179]=[.O204];[.O205];IF([$'AwSV-Kataster'.C179]=[.P204];[.P205];IF([$'AwSV-Kataster'.C179]=[.Q204];[.Q205];IF([$'AwSV-Kataster'.C179]=[.R204];[.$R205];IF([$'AwSV-Kataster'.C179]=[.S204];[.S205];IF([$'AwSV-Kataster'.C179]=[.T204];[.T205];IF([$'AwSV-Kataster'.C179]=[.U204];[.U205]))))))))" office:value-type="string" office:string-value="NEIN">
            <text:p>NEIN</text:p>
          </table:table-cell>
          <table:table-cell table:style-name="ce97" table:formula="of:=IF([$'AwSV-Kataster'.C179]=&quot;&quot;;&quot;Anlagenspez. wählen&quot;;IF([$'AwSV-Kataster'.C179]=[.O204];[.O206];IF([$'AwSV-Kataster'.C179]=[.P204];[.P206];IF([$'AwSV-Kataster'.C179]=[.Q204];[.Q206];IF([$'AwSV-Kataster'.C179]=[.R204];[.R206];IF([$'AwSV-Kataster'.C179]=[.S204];[.S206];IF([$'AwSV-Kataster'.C179]=[.T204];[.$T206];IF([$'AwSV-Kataster'.C179]=[.U204];[.U206]))))))))" office:value-type="string" office:string-value="NEIN">
            <text:p>NEIN</text:p>
          </table:table-cell>
          <table:table-cell table:style-name="ce97" table:formula="of:=IF([$'AwSV-Kataster'.C179]=&quot;&quot;;&quot;A.spez. wählen&quot;;IF([$'AwSV-Kataster'.C179]=[.O204];[.O207];IF([$'AwSV-Kataster'.C179]=[.P204];[.P207];IF([$'AwSV-Kataster'.C179]=[.Q204];[.Q207];IF([$'AwSV-Kataster'.C179]=[.R204];[.$R207];IF([$'AwSV-Kataster'.C179]=[.S204];[.S207];IF([$'AwSV-Kataster'.C179]=[.T204];[.T207];IF([$'AwSV-Kataster'.C179]=[.U204];[.U207]))))))))" office:value-type="string" office:string-value="NEIN">
            <text:p>NEIN</text:p>
          </table:table-cell>
          <table:table-cell table:style-name="ce99" table:formula="of:=IF([$'AwSV-Kataster'.C179]=&quot;&quot;;&quot;Anlagenspez. wählen&quot;;IF([$'AwSV-Kataster'.C179]=[.O204];[.O208];IF([$'AwSV-Kataster'.C179]=[.P204];[.P208];IF([$'AwSV-Kataster'.C179]=[.Q204];[.Q208];IF([$'AwSV-Kataster'.C179]=[.R204];[.$R208];IF([$'AwSV-Kataster'.C179]=[.S204];[.S208];IF([$'AwSV-Kataster'.C179]=[.T204];[.T208];IF([$'AwSV-Kataster'.C179]=[.U204];[.U208]))))))))" office:value-type="string" office:string-value="NEIN">
            <text:p>NEIN</text:p>
          </table:table-cell>
          <table:table-cell table:style-name="ce103" table:formula="of:=IF([$'AwSV-Kataster'.O173]=&quot;entfällt&quot;;&quot;Entfällt&quot;;IF([$'AwSV-Kataster'.O173]=&quot;fehlt&quot;;&quot;umgehend&quot;;MIN([$'AwSV-Kataster'.O173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179]=&quot;unterirdisch&quot;;&quot;JA&quot;;IF([.J206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79]=&quot;Stufe A&quot;;[$Grundlagen.$C$18];IF([$'AwSV-Kataster'.O179]=&quot;Stufe B&quot;;[$Grundlagen.$C$22];IF([$'AwSV-Kataster'.O179]=&quot;Stufe C&quot;;[$Grundlagen.$C$26];IF([$'AwSV-Kataster'.O179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79]=&quot;Stufe A&quot;;[$Grundlagen.$D$18];IF([$'AwSV-Kataster'.O179]=&quot;Stufe B&quot;;[$Grundlagen.$D$22];IF([$'AwSV-Kataster'.O179]=&quot;Stufe C&quot;;[$Grundlagen.$D$26];IF([$'AwSV-Kataster'.O179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79]&gt;1000;[$Grundlagen.$B$41];&quot;NEIN&quot;)" office:value-type="string" office:string-value="NEIN">
            <text:p>NEIN</text:p>
          </table:table-cell>
          <table:table-cell table:style-name="ce83" table:formula="of:=IF([$'AwSV-Kataster'.H179]&gt;100;[$Grundlagen.$C$41];&quot;NEIN&quot;)" office:value-type="string" office:string-value="NEIN">
            <text:p>NEIN</text:p>
          </table:table-cell>
          <table:table-cell table:style-name="ce83" table:formula="of:=IF([$'AwSV-Kataster'.H179]&gt;100;&quot;JA&quot;;&quot;NEIN&quot;)" office:value-type="string" office:string-value="NEIN">
            <text:p>NEIN</text:p>
          </table:table-cell>
          <table:table-cell table:style-name="ce83" table:formula="of:=IF([$'AwSV-Kataster'.H179]&gt;100;&quot;JA&quot;;&quot;NEIN&quot;)" office:value-type="string" office:string-value="NEIN">
            <text:p>NEIN</text:p>
          </table:table-cell>
          <table:table-cell table:style-name="ce83" table:formula="of:=IF([$'AwSV-Kataster'.O179]=&quot;Stufe A&quot;;[$Grundlagen.$E$18];IF([$'AwSV-Kataster'.O179]=&quot;Stufe B&quot;;[$Grundlagen.$E$22];IF([$'AwSV-Kataster'.O179]=&quot;Stufe C&quot;;[$Grundlagen.$E$26];IF([$'AwSV-Kataster'.O179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79]=&quot;Stufe A&quot;;[$'Grundlagen Wasserschutzgebiet'.$C$18];IF([$'AwSV-Kataster'.O179]=&quot;Stufe B&quot;;[$'Grundlagen Wasserschutzgebiet'.$C$22];IF([$'AwSV-Kataster'.O179]=&quot;Stufe C&quot;;[$'Grundlagen Wasserschutzgebiet'.$C$26];IF([$'AwSV-Kataster'.O17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79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79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79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79]&gt;100;&quot;JA&quot;;&quot;NEIN&quot;)" office:value-type="string" office:string-value="NEIN">
            <text:p>NEIN</text:p>
          </table:table-cell>
          <table:table-cell table:style-name="ce83" table:formula="of:=IF([$'AwSV-Kataster'.H179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79]=&quot;Stufe A&quot;;[$Grundlagen.$C$19];IF([$'AwSV-Kataster'.O179]=&quot;Stufe B&quot;;[$Grundlagen.$C$23];IF([$'AwSV-Kataster'.O179]=&quot;Stufe C&quot;;[$Grundlagen.$C$27];IF([$'AwSV-Kataster'.O179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79]=&quot;Stufe A&quot;;[$Grundlagen.$D$19];IF([$'AwSV-Kataster'.O179]=&quot;Stufe B&quot;;[$Grundlagen.$D$23];IF([$'AwSV-Kataster'.O179]=&quot;Stufe C&quot;;[$Grundlagen.$D$27];IF([$'AwSV-Kataster'.O179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79]&gt;1000;[$Grundlagen.$B$41];&quot;NEIN&quot;)" office:value-type="string" office:string-value="NEIN">
            <text:p>NEIN</text:p>
          </table:table-cell>
          <table:table-cell table:style-name="ce85" table:formula="of:=IF([$'AwSV-Kataster'.H179]&gt;100;[$Grundlagen.$C$42];&quot;NEIN&quot;)" office:value-type="string" office:string-value="NEIN">
            <text:p>NEIN</text:p>
          </table:table-cell>
          <table:table-cell table:style-name="ce85" table:formula="of:=IF([$'AwSV-Kataster'.H179]&gt;1000;&quot;JA&quot;;&quot;NEIN&quot;)" office:value-type="string" office:string-value="NEIN">
            <text:p>NEIN</text:p>
          </table:table-cell>
          <table:table-cell table:style-name="ce85" table:formula="of:=IF([$'AwSV-Kataster'.H179]&gt;1000;&quot;JA&quot;;&quot;NEIN&quot;)" office:value-type="string" office:string-value="NEIN">
            <text:p>NEIN</text:p>
          </table:table-cell>
          <table:table-cell table:style-name="ce85" table:formula="of:=IF([$'AwSV-Kataster'.O179]=&quot;Stufe A&quot;;[$Grundlagen.$E$19];IF([$'AwSV-Kataster'.O179]=&quot;Stufe B&quot;;[$Grundlagen.$E$23];IF([$'AwSV-Kataster'.O179]=&quot;Stufe C&quot;;[$Grundlagen.$E$27];IF([$'AwSV-Kataster'.O179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79]=&quot;Stufe A&quot;;[$'Grundlagen Wasserschutzgebiet'.$C$18];IF([$'AwSV-Kataster'.O179]=&quot;Stufe B&quot;;[$'Grundlagen Wasserschutzgebiet'.$C$22];IF([$'AwSV-Kataster'.O179]=&quot;Stufe C&quot;;[$'Grundlagen Wasserschutzgebiet'.$C$26];IF([$'AwSV-Kataster'.O179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79]=&quot;Stufe A&quot;;[$'Grundlagen Wasserschutzgebiet'.$D$19];IF([$'AwSV-Kataster'.O179]=&quot;Stufe B&quot;;[$'Grundlagen Wasserschutzgebiet'.$D$23];IF([$'AwSV-Kataster'.O179]=&quot;Stufe C&quot;;[$'Grundlagen Wasserschutzgebiet'.$D$27];IF([$'AwSV-Kataster'.O179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79]&gt;1000;[$Grundlagen.$B$41];&quot;Nein&quot;)" office:value-type="string" office:string-value="Nein">
            <text:p>Nein</text:p>
          </table:table-cell>
          <table:table-cell table:style-name="ce85" table:formula="of:=IF([$'AwSV-Kataster'.H179]&gt;100;[$Grundlagen.$C$42];&quot;Nein&quot;)" office:value-type="string" office:string-value="Nein">
            <text:p>Nein</text:p>
          </table:table-cell>
          <table:table-cell table:style-name="ce85" table:formula="of:=IF([$'AwSV-Kataster'.H179]&gt;1000;&quot;JA&quot;;&quot;NEIN&quot;)" office:value-type="string" office:string-value="NEIN">
            <text:p>NEIN</text:p>
          </table:table-cell>
          <table:table-cell table:style-name="ce85" table:formula="of:=IF([$'AwSV-Kataster'.H179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79]=&quot;Stufe A&quot;;[$Grundlagen.$C$20];IF([$'AwSV-Kataster'.O179]=&quot;Stufe B&quot;;[$Grundlagen.$C$24];IF([$'AwSV-Kataster'.O179]=&quot;Stufe C&quot;;[$Grundlagen.$C$28];IF([$'AwSV-Kataster'.O179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79]=&quot;Stufe A&quot;;[$Grundlagen.$D$20];IF([$'AwSV-Kataster'.O179]=&quot;Stufe B&quot;;[$Grundlagen.$D$24];IF([$'AwSV-Kataster'.O179]=&quot;Stufe C&quot;;[$Grundlagen.$D$28];IF([$'AwSV-Kataster'.O179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79]&gt;1000;[$Grundlagen.$B$41];&quot;NEIN&quot;)" office:value-type="string" office:string-value="NEIN">
            <text:p>NEIN</text:p>
          </table:table-cell>
          <table:table-cell table:style-name="ce83" table:formula="of:=IF([$'AwSV-Kataster'.H179]&gt;100;[$Grundlagen.$C$43];&quot;NEIN&quot;)" office:value-type="string" office:string-value="NEIN">
            <text:p>NEIN</text:p>
          </table:table-cell>
          <table:table-cell table:style-name="ce83" table:formula="of:=IF([$'AwSV-Kataster'.H179]&gt;1000;&quot;JA&quot;;&quot;NEIN&quot;)" office:value-type="string" office:string-value="NEIN">
            <text:p>NEIN</text:p>
          </table:table-cell>
          <table:table-cell table:style-name="ce83" table:formula="of:=IF([$'AwSV-Kataster'.H179]&gt;1000;&quot;JA&quot;;&quot;NEIN&quot;)" office:value-type="string" office:string-value="NEIN">
            <text:p>NEIN</text:p>
          </table:table-cell>
          <table:table-cell table:style-name="ce83" table:formula="of:=IF([$'AwSV-Kataster'.O179]=&quot;Stufe A&quot;;[$Grundlagen.$E$20];IF([$'AwSV-Kataster'.O179]=&quot;Stufe B&quot;;[$Grundlagen.$E$24];IF([$'AwSV-Kataster'.O179]=&quot;Stufe C&quot;;[$Grundlagen.$E$28];IF([$'AwSV-Kataster'.O179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79]=&quot;Stufe A&quot;;[$'Grundlagen Wasserschutzgebiet'.$C$18];IF([$'AwSV-Kataster'.O179]=&quot;Stufe B&quot;;[$'Grundlagen Wasserschutzgebiet'.$C$22];IF([$'AwSV-Kataster'.O179]=&quot;Stufe C&quot;;[$'Grundlagen Wasserschutzgebiet'.$C$26];IF([$'AwSV-Kataster'.O17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79]=&quot;Stufe A&quot;;[$'Grundlagen Wasserschutzgebiet'.$D$20];IF([$'AwSV-Kataster'.O179]=&quot;Stufe B&quot;;[$'Grundlagen Wasserschutzgebiet'.$D$24];IF([$'AwSV-Kataster'.O179]=&quot;Stufe C&quot;;[$'Grundlagen Wasserschutzgebiet'.$D$28];IF([$'AwSV-Kataster'.O179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79]&gt;1000;[$Grundlagen.$B$41];&quot;Nein&quot;)" office:value-type="string" office:string-value="Nein">
            <text:p>Nein</text:p>
          </table:table-cell>
          <table:table-cell table:style-name="ce83" table:formula="of:=IF([$'AwSV-Kataster'.H179]&gt;100;[$Grundlagen.$C$43];&quot;Nein&quot;)" office:value-type="string" office:string-value="Nein">
            <text:p>Nein</text:p>
          </table:table-cell>
          <table:table-cell table:style-name="ce83" table:formula="of:=IF([$'AwSV-Kataster'.H179]&gt;1000;&quot;JA&quot;;&quot;NEIN&quot;)" office:value-type="string" office:string-value="NEIN">
            <text:p>NEIN</text:p>
          </table:table-cell>
          <table:table-cell table:style-name="ce83" table:formula="of:=IF([$'AwSV-Kataster'.H179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79]=&quot;Stufe A&quot;;[$Grundlagen.$C$21];IF([$'AwSV-Kataster'.O179]=&quot;Stufe B&quot;;[$Grundlagen.$C$25];IF([$'AwSV-Kataster'.O179]=&quot;Stufe C&quot;;[$Grundlagen.$C$29];IF([$'AwSV-Kataster'.O179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79]=&quot;Stufe A&quot;;[$Grundlagen.$D$21];IF([$'AwSV-Kataster'.O179]=&quot;Stufe B&quot;;[$Grundlagen.$D$25];IF([$'AwSV-Kataster'.O179]=&quot;Stufe C&quot;;[$Grundlagen.$D$29];IF([$'AwSV-Kataster'.O179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79]&gt;1000;[$Grundlagen.$B$41];&quot;NEIN&quot;)" office:value-type="string" office:string-value="NEIN">
            <text:p>NEIN</text:p>
          </table:table-cell>
          <table:table-cell table:style-name="ce83" table:formula="of:=IF([$'AwSV-Kataster'.H179]&gt;100;[$Grundlagen.$C$44];&quot;NEIN&quot;)" office:value-type="string" office:string-value="NEIN">
            <text:p>NEIN</text:p>
          </table:table-cell>
          <table:table-cell table:style-name="ce83" table:formula="of:=IF([.E207]=&quot;JA&quot;;&quot;alle 5 Jahre&quot;;&quot;NEIN&quot;)" office:value-type="string" office:string-value="NEIN">
            <text:p>NEIN</text:p>
          </table:table-cell>
          <table:table-cell table:style-name="ce83" table:formula="of:=IF([.F207]=&quot;JA&quot;;&quot;alle 5 Jahre&quot;;&quot;NEIN&quot;)" office:value-type="string" office:string-value="NEIN">
            <text:p>NEIN</text:p>
          </table:table-cell>
          <table:table-cell table:style-name="ce83" table:formula="of:=IF([$'AwSV-Kataster'.O179]=&quot;Stufe A&quot;;[$Grundlagen.$E$21];IF([$'AwSV-Kataster'.O179]=&quot;Stufe B&quot;;[$Grundlagen.$E$25];IF([$'AwSV-Kataster'.O179]=&quot;Stufe C&quot;;[$Grundlagen.$E$29];IF([$'AwSV-Kataster'.O179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79]=&quot;Stufe A&quot;;[$'Grundlagen Wasserschutzgebiet'.$C$21];IF([$'AwSV-Kataster'.O179]=&quot;Stufe B&quot;;[$'Grundlagen Wasserschutzgebiet'.$C$21];IF([$'AwSV-Kataster'.O179]=&quot;Stufe C&quot;;[$'Grundlagen Wasserschutzgebiet'.$C$21];IF([$'AwSV-Kataster'.O179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79]=&quot;Stufe A&quot;;[$'Grundlagen Wasserschutzgebiet'.$D$21];IF([$'AwSV-Kataster'.O179]=&quot;Stufe B&quot;;[$'Grundlagen Wasserschutzgebiet'.$D$25];IF([$'AwSV-Kataster'.O179]=&quot;Stufe C&quot;;[$'Grundlagen Wasserschutzgebiet'.$D$29];IF([$'AwSV-Kataster'.O179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79]&gt;1000;[$Grundlagen.$B$41];&quot;Nein&quot;)" office:value-type="string" office:string-value="Nein">
            <text:p>Nein</text:p>
          </table:table-cell>
          <table:table-cell table:style-name="ce83" table:formula="of:=IF([$'AwSV-Kataster'.H179]&gt;100;[$Grundlagen.$C$44];&quot;Nein&quot;)" office:value-type="string" office:string-value="Nein">
            <text:p>Nein</text:p>
          </table:table-cell>
          <table:table-cell table:style-name="ce83" table:formula="of:=IF([.S207]=&quot;JA&quot;;&quot;alle 5 Jahre&quot;;&quot;NEIN&quot;)" office:value-type="string" office:string-value="NEIN">
            <text:p>NEIN</text:p>
          </table:table-cell>
          <table:table-cell table:style-name="ce83" table:formula="of:=IF([.T207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15">
            <text:p>15</text:p>
          </table:table-cell>
          <table:table-cell table:number-columns-repeated="1023"/>
        </table:table-row>
        <table:table-row table:style-name="ro5">
          <table:table-cell table:style-name="ce80" table:formula="of:=IF([$'AwSV-Kataster'.H192]&gt;1000;1001;IF(AND([$'AwSV-Kataster'.H192]&gt;100;[$'AwSV-Kataster'.H192]&lt;=1000);1000;IF(AND([$'AwSV-Kataster'.H192]&gt;10;[$'AwSV-Kataster'.H192]&lt;=100);100;IF(AND([$'AwSV-Kataster'.H192]&gt;1;[$'AwSV-Kataster'.H192]&lt;=10);10;IF(AND([$'AwSV-Kataster'.H192]&gt;0.22;[$'AwSV-Kataster'.H192]&lt;=1);1;0.22)))))" office:value-type="float" office:value="0.22">
            <text:p>0.22</text:p>
          </table:table-cell>
          <table:table-cell table:style-name="ce85" table:formula="of:=[$'AwSV-Kataster'.C192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12]=&quot;&quot;;&quot;Anlagenspez. wählen&quot;;IF([.B212]=[.A213];[.A214];IF([.B212]=[.B213];[.B214];IF([.B212]=[.C213];[.C214];IF([.B212]=[.D213];[.$D214];IF([.B212]=[.E213];[.E214];IF([.B212]=[.F213];[.F214];IF([.B212]=[.G213];[.G214]))))))))" office:value-type="string" office:string-value="NEIN">
            <text:p>NEIN</text:p>
          </table:table-cell>
          <table:table-cell table:style-name="ce97" table:formula="of:=IF([.B212]=&quot;&quot;;&quot;Anlagenspez. wählen&quot;;IF([.B212]=[.A213];[.A215];IF([.B212]=[.B213];[.B215];IF([.B212]=[.C213];[.C215];IF([.B212]=[.D213];[.D215];IF([.B212]=[.E213];[.E215];IF([.B212]=[.F213];[.$F215];IF([.B212]=[.G213];[.G215]))))))))" office:value-type="string" office:string-value="NEIN">
            <text:p>NEIN</text:p>
          </table:table-cell>
          <table:table-cell table:style-name="ce97" table:formula="of:=IF([.B212]=&quot;&quot;;&quot;A.spez. wählen&quot;;IF([.B212]=[.A213];[.A216];IF([.B212]=[.B213];[.B216];IF([.B212]=[.C213];[.C216];IF([.B212]=[.D213];[.$D216];IF([.B212]=[.E213];[.E216];IF([.B212]=[.F213];[.F216];IF([.B212]=[.G213];[.G216]))))))))" office:value-type="string" office:string-value="NEIN">
            <text:p>NEIN</text:p>
          </table:table-cell>
          <table:table-cell table:style-name="ce99" table:formula="of:=IF([.B212]=&quot;&quot;;&quot;Anlagenspez. wählen&quot;;IF([.B212]=[.A213];[.A217];IF([.B212]=[.B213];[.B217];IF([.B212]=[.C213];[.C217];IF([.B212]=[.D213];[.$D217];IF([.B212]=[.E213];[.E217];IF([.B212]=[.F213];[.F217];IF([.B212]=[.G213];[.G217]))))))))" office:value-type="string" office:string-value="NEIN">
            <text:p>NEIN</text:p>
          </table:table-cell>
          <table:table-cell table:style-name="ce100" table:formula="of:=IF([$'AwSV-Kataster'.O186]=&quot;entfällt&quot;;&quot;Entfällt&quot;;IF([$'AwSV-Kataster'.O186]=&quot;fehlt&quot;;&quot;umgehend&quot;;MIN([$'AwSV-Kataster'.O186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170]=&quot;unterirdisch&quot;;&quot;JA&quot;;IF([.J213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192]=&quot;&quot;;&quot;Anlagenspez. wählen&quot;;IF([$'AwSV-Kataster'.C192]=[.O213];[.O214];IF([$'AwSV-Kataster'.C192]=[.P213];[.P214];IF([$'AwSV-Kataster'.C192]=[.Q213];[.Q214];IF([$'AwSV-Kataster'.C192]=[.R213];[.$R214];IF([$'AwSV-Kataster'.C192]=[.S213];[.S214];IF([$'AwSV-Kataster'.C192]=[.T213];[.T214];IF([$'AwSV-Kataster'.C192]=[.U213];[.U214]))))))))" office:value-type="string" office:string-value="NEIN">
            <text:p>NEIN</text:p>
          </table:table-cell>
          <table:table-cell table:style-name="ce97" table:formula="of:=IF([$'AwSV-Kataster'.C192]=&quot;&quot;;&quot;Anlagenspez. wählen&quot;;IF([$'AwSV-Kataster'.C192]=[.O213];[.O215];IF([$'AwSV-Kataster'.C192]=[.P213];[.P215];IF([$'AwSV-Kataster'.C192]=[.Q213];[.Q215];IF([$'AwSV-Kataster'.C192]=[.R213];[.R215];IF([$'AwSV-Kataster'.C192]=[.S213];[.S215];IF([$'AwSV-Kataster'.C192]=[.T213];[.$T215];IF([$'AwSV-Kataster'.C192]=[.U213];[.U215]))))))))" office:value-type="string" office:string-value="NEIN">
            <text:p>NEIN</text:p>
          </table:table-cell>
          <table:table-cell table:style-name="ce97" table:formula="of:=IF([$'AwSV-Kataster'.C192]=&quot;&quot;;&quot;A.spez. wählen&quot;;IF([$'AwSV-Kataster'.C192]=[.O213];[.O216];IF([$'AwSV-Kataster'.C192]=[.P213];[.P216];IF([$'AwSV-Kataster'.C192]=[.Q213];[.Q216];IF([$'AwSV-Kataster'.C192]=[.R213];[.$R216];IF([$'AwSV-Kataster'.C192]=[.S213];[.S216];IF([$'AwSV-Kataster'.C192]=[.T213];[.T216];IF([$'AwSV-Kataster'.C192]=[.U213];[.U216]))))))))" office:value-type="string" office:string-value="NEIN">
            <text:p>NEIN</text:p>
          </table:table-cell>
          <table:table-cell table:style-name="ce99" table:formula="of:=IF([$'AwSV-Kataster'.C192]=&quot;&quot;;&quot;Anlagenspez. wählen&quot;;IF([$'AwSV-Kataster'.C192]=[.O213];[.O217];IF([$'AwSV-Kataster'.C192]=[.P213];[.P217];IF([$'AwSV-Kataster'.C192]=[.Q213];[.Q217];IF([$'AwSV-Kataster'.C192]=[.R213];[.$R217];IF([$'AwSV-Kataster'.C192]=[.S213];[.S217];IF([$'AwSV-Kataster'.C192]=[.T213];[.T217];IF([$'AwSV-Kataster'.C192]=[.U213];[.U217]))))))))" office:value-type="string" office:string-value="NEIN">
            <text:p>NEIN</text:p>
          </table:table-cell>
          <table:table-cell table:style-name="ce103" table:formula="of:=IF([$'AwSV-Kataster'.O186]=&quot;entfällt&quot;;&quot;Entfällt&quot;;IF([$'AwSV-Kataster'.O186]=&quot;fehlt&quot;;&quot;umgehend&quot;;MIN([$'AwSV-Kataster'.O186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192]=&quot;unterirdisch&quot;;&quot;JA&quot;;IF([.J215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192]=&quot;Stufe A&quot;;[$Grundlagen.$C$18];IF([$'AwSV-Kataster'.O192]=&quot;Stufe B&quot;;[$Grundlagen.$C$22];IF([$'AwSV-Kataster'.O192]=&quot;Stufe C&quot;;[$Grundlagen.$C$26];IF([$'AwSV-Kataster'.O192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192]=&quot;Stufe A&quot;;[$Grundlagen.$D$18];IF([$'AwSV-Kataster'.O192]=&quot;Stufe B&quot;;[$Grundlagen.$D$22];IF([$'AwSV-Kataster'.O192]=&quot;Stufe C&quot;;[$Grundlagen.$D$26];IF([$'AwSV-Kataster'.O192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192]&gt;1000;[$Grundlagen.$B$41];&quot;NEIN&quot;)" office:value-type="string" office:string-value="NEIN">
            <text:p>NEIN</text:p>
          </table:table-cell>
          <table:table-cell table:style-name="ce83" table:formula="of:=IF([$'AwSV-Kataster'.H192]&gt;100;[$Grundlagen.$C$41];&quot;NEIN&quot;)" office:value-type="string" office:string-value="NEIN">
            <text:p>NEIN</text:p>
          </table:table-cell>
          <table:table-cell table:style-name="ce83" table:formula="of:=IF([$'AwSV-Kataster'.H192]&gt;100;&quot;JA&quot;;&quot;NEIN&quot;)" office:value-type="string" office:string-value="NEIN">
            <text:p>NEIN</text:p>
          </table:table-cell>
          <table:table-cell table:style-name="ce83" table:formula="of:=IF([$'AwSV-Kataster'.H192]&gt;100;&quot;JA&quot;;&quot;NEIN&quot;)" office:value-type="string" office:string-value="NEIN">
            <text:p>NEIN</text:p>
          </table:table-cell>
          <table:table-cell table:style-name="ce83" table:formula="of:=IF([$'AwSV-Kataster'.O192]=&quot;Stufe A&quot;;[$Grundlagen.$E$18];IF([$'AwSV-Kataster'.O192]=&quot;Stufe B&quot;;[$Grundlagen.$E$22];IF([$'AwSV-Kataster'.O192]=&quot;Stufe C&quot;;[$Grundlagen.$E$26];IF([$'AwSV-Kataster'.O192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92]=&quot;Stufe A&quot;;[$'Grundlagen Wasserschutzgebiet'.$C$18];IF([$'AwSV-Kataster'.O192]=&quot;Stufe B&quot;;[$'Grundlagen Wasserschutzgebiet'.$C$22];IF([$'AwSV-Kataster'.O192]=&quot;Stufe C&quot;;[$'Grundlagen Wasserschutzgebiet'.$C$26];IF([$'AwSV-Kataster'.O19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192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192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192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192]&gt;100;&quot;JA&quot;;&quot;NEIN&quot;)" office:value-type="string" office:string-value="NEIN">
            <text:p>NEIN</text:p>
          </table:table-cell>
          <table:table-cell table:style-name="ce83" table:formula="of:=IF([$'AwSV-Kataster'.H192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192]=&quot;Stufe A&quot;;[$Grundlagen.$C$19];IF([$'AwSV-Kataster'.O192]=&quot;Stufe B&quot;;[$Grundlagen.$C$23];IF([$'AwSV-Kataster'.O192]=&quot;Stufe C&quot;;[$Grundlagen.$C$27];IF([$'AwSV-Kataster'.O192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192]=&quot;Stufe A&quot;;[$Grundlagen.$D$19];IF([$'AwSV-Kataster'.O192]=&quot;Stufe B&quot;;[$Grundlagen.$D$23];IF([$'AwSV-Kataster'.O192]=&quot;Stufe C&quot;;[$Grundlagen.$D$27];IF([$'AwSV-Kataster'.O192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192]&gt;1000;[$Grundlagen.$B$41];&quot;NEIN&quot;)" office:value-type="string" office:string-value="NEIN">
            <text:p>NEIN</text:p>
          </table:table-cell>
          <table:table-cell table:style-name="ce85" table:formula="of:=IF([$'AwSV-Kataster'.H192]&gt;100;[$Grundlagen.$C$42];&quot;NEIN&quot;)" office:value-type="string" office:string-value="NEIN">
            <text:p>NEIN</text:p>
          </table:table-cell>
          <table:table-cell table:style-name="ce85" table:formula="of:=IF([$'AwSV-Kataster'.H192]&gt;1000;&quot;JA&quot;;&quot;NEIN&quot;)" office:value-type="string" office:string-value="NEIN">
            <text:p>NEIN</text:p>
          </table:table-cell>
          <table:table-cell table:style-name="ce85" table:formula="of:=IF([$'AwSV-Kataster'.H192]&gt;1000;&quot;JA&quot;;&quot;NEIN&quot;)" office:value-type="string" office:string-value="NEIN">
            <text:p>NEIN</text:p>
          </table:table-cell>
          <table:table-cell table:style-name="ce85" table:formula="of:=IF([$'AwSV-Kataster'.O192]=&quot;Stufe A&quot;;[$Grundlagen.$E$19];IF([$'AwSV-Kataster'.O192]=&quot;Stufe B&quot;;[$Grundlagen.$E$23];IF([$'AwSV-Kataster'.O192]=&quot;Stufe C&quot;;[$Grundlagen.$E$27];IF([$'AwSV-Kataster'.O192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192]=&quot;Stufe A&quot;;[$'Grundlagen Wasserschutzgebiet'.$C$18];IF([$'AwSV-Kataster'.O192]=&quot;Stufe B&quot;;[$'Grundlagen Wasserschutzgebiet'.$C$22];IF([$'AwSV-Kataster'.O192]=&quot;Stufe C&quot;;[$'Grundlagen Wasserschutzgebiet'.$C$26];IF([$'AwSV-Kataster'.O192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192]=&quot;Stufe A&quot;;[$'Grundlagen Wasserschutzgebiet'.$D$19];IF([$'AwSV-Kataster'.O192]=&quot;Stufe B&quot;;[$'Grundlagen Wasserschutzgebiet'.$D$23];IF([$'AwSV-Kataster'.O192]=&quot;Stufe C&quot;;[$'Grundlagen Wasserschutzgebiet'.$D$27];IF([$'AwSV-Kataster'.O192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192]&gt;1000;[$Grundlagen.$B$41];&quot;Nein&quot;)" office:value-type="string" office:string-value="Nein">
            <text:p>Nein</text:p>
          </table:table-cell>
          <table:table-cell table:style-name="ce85" table:formula="of:=IF([$'AwSV-Kataster'.H192]&gt;100;[$Grundlagen.$C$42];&quot;Nein&quot;)" office:value-type="string" office:string-value="Nein">
            <text:p>Nein</text:p>
          </table:table-cell>
          <table:table-cell table:style-name="ce85" table:formula="of:=IF([$'AwSV-Kataster'.H192]&gt;1000;&quot;JA&quot;;&quot;NEIN&quot;)" office:value-type="string" office:string-value="NEIN">
            <text:p>NEIN</text:p>
          </table:table-cell>
          <table:table-cell table:style-name="ce85" table:formula="of:=IF([$'AwSV-Kataster'.H192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192]=&quot;Stufe A&quot;;[$Grundlagen.$C$20];IF([$'AwSV-Kataster'.O192]=&quot;Stufe B&quot;;[$Grundlagen.$C$24];IF([$'AwSV-Kataster'.O192]=&quot;Stufe C&quot;;[$Grundlagen.$C$28];IF([$'AwSV-Kataster'.O192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192]=&quot;Stufe A&quot;;[$Grundlagen.$D$20];IF([$'AwSV-Kataster'.O192]=&quot;Stufe B&quot;;[$Grundlagen.$D$24];IF([$'AwSV-Kataster'.O192]=&quot;Stufe C&quot;;[$Grundlagen.$D$28];IF([$'AwSV-Kataster'.O192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192]&gt;1000;[$Grundlagen.$B$41];&quot;NEIN&quot;)" office:value-type="string" office:string-value="NEIN">
            <text:p>NEIN</text:p>
          </table:table-cell>
          <table:table-cell table:style-name="ce83" table:formula="of:=IF([$'AwSV-Kataster'.H192]&gt;100;[$Grundlagen.$C$43];&quot;NEIN&quot;)" office:value-type="string" office:string-value="NEIN">
            <text:p>NEIN</text:p>
          </table:table-cell>
          <table:table-cell table:style-name="ce83" table:formula="of:=IF([$'AwSV-Kataster'.H192]&gt;1000;&quot;JA&quot;;&quot;NEIN&quot;)" office:value-type="string" office:string-value="NEIN">
            <text:p>NEIN</text:p>
          </table:table-cell>
          <table:table-cell table:style-name="ce83" table:formula="of:=IF([$'AwSV-Kataster'.H192]&gt;1000;&quot;JA&quot;;&quot;NEIN&quot;)" office:value-type="string" office:string-value="NEIN">
            <text:p>NEIN</text:p>
          </table:table-cell>
          <table:table-cell table:style-name="ce83" table:formula="of:=IF([$'AwSV-Kataster'.O192]=&quot;Stufe A&quot;;[$Grundlagen.$E$20];IF([$'AwSV-Kataster'.O192]=&quot;Stufe B&quot;;[$Grundlagen.$E$24];IF([$'AwSV-Kataster'.O192]=&quot;Stufe C&quot;;[$Grundlagen.$E$28];IF([$'AwSV-Kataster'.O192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192]=&quot;Stufe A&quot;;[$'Grundlagen Wasserschutzgebiet'.$C$18];IF([$'AwSV-Kataster'.O192]=&quot;Stufe B&quot;;[$'Grundlagen Wasserschutzgebiet'.$C$22];IF([$'AwSV-Kataster'.O192]=&quot;Stufe C&quot;;[$'Grundlagen Wasserschutzgebiet'.$C$26];IF([$'AwSV-Kataster'.O19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192]=&quot;Stufe A&quot;;[$'Grundlagen Wasserschutzgebiet'.$D$20];IF([$'AwSV-Kataster'.O192]=&quot;Stufe B&quot;;[$'Grundlagen Wasserschutzgebiet'.$D$24];IF([$'AwSV-Kataster'.O192]=&quot;Stufe C&quot;;[$'Grundlagen Wasserschutzgebiet'.$D$28];IF([$'AwSV-Kataster'.O192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192]&gt;1000;[$Grundlagen.$B$41];&quot;Nein&quot;)" office:value-type="string" office:string-value="Nein">
            <text:p>Nein</text:p>
          </table:table-cell>
          <table:table-cell table:style-name="ce83" table:formula="of:=IF([$'AwSV-Kataster'.H192]&gt;100;[$Grundlagen.$C$43];&quot;Nein&quot;)" office:value-type="string" office:string-value="Nein">
            <text:p>Nein</text:p>
          </table:table-cell>
          <table:table-cell table:style-name="ce83" table:formula="of:=IF([$'AwSV-Kataster'.H192]&gt;1000;&quot;JA&quot;;&quot;NEIN&quot;)" office:value-type="string" office:string-value="NEIN">
            <text:p>NEIN</text:p>
          </table:table-cell>
          <table:table-cell table:style-name="ce83" table:formula="of:=IF([$'AwSV-Kataster'.H192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192]=&quot;Stufe A&quot;;[$Grundlagen.$C$21];IF([$'AwSV-Kataster'.O192]=&quot;Stufe B&quot;;[$Grundlagen.$C$25];IF([$'AwSV-Kataster'.O192]=&quot;Stufe C&quot;;[$Grundlagen.$C$29];IF([$'AwSV-Kataster'.O192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192]=&quot;Stufe A&quot;;[$Grundlagen.$D$21];IF([$'AwSV-Kataster'.O192]=&quot;Stufe B&quot;;[$Grundlagen.$D$25];IF([$'AwSV-Kataster'.O192]=&quot;Stufe C&quot;;[$Grundlagen.$D$29];IF([$'AwSV-Kataster'.O192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192]&gt;1000;[$Grundlagen.$B$41];&quot;NEIN&quot;)" office:value-type="string" office:string-value="NEIN">
            <text:p>NEIN</text:p>
          </table:table-cell>
          <table:table-cell table:style-name="ce83" table:formula="of:=IF([$'AwSV-Kataster'.H192]&gt;100;[$Grundlagen.$C$44];&quot;NEIN&quot;)" office:value-type="string" office:string-value="NEIN">
            <text:p>NEIN</text:p>
          </table:table-cell>
          <table:table-cell table:style-name="ce83" table:formula="of:=IF([.E216]=&quot;JA&quot;;&quot;alle 5 Jahre&quot;;&quot;NEIN&quot;)" office:value-type="string" office:string-value="NEIN">
            <text:p>NEIN</text:p>
          </table:table-cell>
          <table:table-cell table:style-name="ce83" table:formula="of:=IF([.F216]=&quot;JA&quot;;&quot;alle 5 Jahre&quot;;&quot;NEIN&quot;)" office:value-type="string" office:string-value="NEIN">
            <text:p>NEIN</text:p>
          </table:table-cell>
          <table:table-cell table:style-name="ce83" table:formula="of:=IF([$'AwSV-Kataster'.O192]=&quot;Stufe A&quot;;[$Grundlagen.$E$21];IF([$'AwSV-Kataster'.O192]=&quot;Stufe B&quot;;[$Grundlagen.$E$25];IF([$'AwSV-Kataster'.O192]=&quot;Stufe C&quot;;[$Grundlagen.$E$29];IF([$'AwSV-Kataster'.O192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192]=&quot;Stufe A&quot;;[$'Grundlagen Wasserschutzgebiet'.$C$21];IF([$'AwSV-Kataster'.O192]=&quot;Stufe B&quot;;[$'Grundlagen Wasserschutzgebiet'.$C$21];IF([$'AwSV-Kataster'.O192]=&quot;Stufe C&quot;;[$'Grundlagen Wasserschutzgebiet'.$C$21];IF([$'AwSV-Kataster'.O192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192]=&quot;Stufe A&quot;;[$'Grundlagen Wasserschutzgebiet'.$D$21];IF([$'AwSV-Kataster'.O192]=&quot;Stufe B&quot;;[$'Grundlagen Wasserschutzgebiet'.$D$25];IF([$'AwSV-Kataster'.O192]=&quot;Stufe C&quot;;[$'Grundlagen Wasserschutzgebiet'.$D$29];IF([$'AwSV-Kataster'.O192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192]&gt;1000;[$Grundlagen.$B$41];&quot;Nein&quot;)" office:value-type="string" office:string-value="Nein">
            <text:p>Nein</text:p>
          </table:table-cell>
          <table:table-cell table:style-name="ce83" table:formula="of:=IF([$'AwSV-Kataster'.H192]&gt;100;[$Grundlagen.$C$44];&quot;Nein&quot;)" office:value-type="string" office:string-value="Nein">
            <text:p>Nein</text:p>
          </table:table-cell>
          <table:table-cell table:style-name="ce83" table:formula="of:=IF([.S216]=&quot;JA&quot;;&quot;alle 5 Jahre&quot;;&quot;NEIN&quot;)" office:value-type="string" office:string-value="NEIN">
            <text:p>NEIN</text:p>
          </table:table-cell>
          <table:table-cell table:style-name="ce83" table:formula="of:=IF([.T216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05]&gt;1000;1001;IF(AND([$'AwSV-Kataster'.H205]&gt;100;[$'AwSV-Kataster'.H205]&lt;=1000);1000;IF(AND([$'AwSV-Kataster'.H205]&gt;10;[$'AwSV-Kataster'.H205]&lt;=100);100;IF(AND([$'AwSV-Kataster'.H205]&gt;1;[$'AwSV-Kataster'.H205]&lt;=10);10;IF(AND([$'AwSV-Kataster'.H205]&gt;0.22;[$'AwSV-Kataster'.H205]&lt;=1);1;0.22)))))" office:value-type="float" office:value="0.22">
            <text:p>0.22</text:p>
          </table:table-cell>
          <table:table-cell table:style-name="ce85" table:formula="of:=[$'AwSV-Kataster'.C205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21]=&quot;&quot;;&quot;Anlagenspez. wählen&quot;;IF([.B221]=[.A222];[.A223];IF([.B221]=[.B222];[.B223];IF([.B221]=[.C222];[.C223];IF([.B221]=[.D222];[.$D223];IF([.B221]=[.E222];[.E223];IF([.B221]=[.F222];[.F223];IF([.B221]=[.G222];[.G223]))))))))" office:value-type="string" office:string-value="NEIN">
            <text:p>NEIN</text:p>
          </table:table-cell>
          <table:table-cell table:style-name="ce97" table:formula="of:=IF([.B221]=&quot;&quot;;&quot;Anlagenspez. wählen&quot;;IF([.B221]=[.A222];[.A224];IF([.B221]=[.B222];[.B224];IF([.B221]=[.C222];[.C224];IF([.B221]=[.D222];[.D224];IF([.B221]=[.E222];[.E224];IF([.B221]=[.F222];[.$F224];IF([.B221]=[.G222];[.G224]))))))))" office:value-type="string" office:string-value="NEIN">
            <text:p>NEIN</text:p>
          </table:table-cell>
          <table:table-cell table:style-name="ce97" table:formula="of:=IF([.B221]=&quot;&quot;;&quot;A.spez. wählen&quot;;IF([.B221]=[.A222];[.A225];IF([.B221]=[.B222];[.B225];IF([.B221]=[.C222];[.C225];IF([.B221]=[.D222];[.$D225];IF([.B221]=[.E222];[.E225];IF([.B221]=[.F222];[.F225];IF([.B221]=[.G222];[.G225]))))))))" office:value-type="string" office:string-value="NEIN">
            <text:p>NEIN</text:p>
          </table:table-cell>
          <table:table-cell table:style-name="ce99" table:formula="of:=IF([.B221]=&quot;&quot;;&quot;Anlagenspez. wählen&quot;;IF([.B221]=[.A222];[.A226];IF([.B221]=[.B222];[.B226];IF([.B221]=[.C222];[.C226];IF([.B221]=[.D222];[.$D226];IF([.B221]=[.E222];[.E226];IF([.B221]=[.F222];[.F226];IF([.B221]=[.G222];[.G226]))))))))" office:value-type="string" office:string-value="NEIN">
            <text:p>NEIN</text:p>
          </table:table-cell>
          <table:table-cell table:style-name="ce100" table:formula="of:=IF([$'AwSV-Kataster'.O199]=&quot;entfällt&quot;;&quot;Entfällt&quot;;IF([$'AwSV-Kataster'.O199]=&quot;fehlt&quot;;&quot;umgehend&quot;;MIN([$'AwSV-Kataster'.O199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180]=&quot;unterirdisch&quot;;&quot;JA&quot;;IF([.J222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05]=&quot;&quot;;&quot;Anlagenspez. wählen&quot;;IF([$'AwSV-Kataster'.C205]=[.O222];[.O223];IF([$'AwSV-Kataster'.C205]=[.P222];[.P223];IF([$'AwSV-Kataster'.C205]=[.Q222];[.Q223];IF([$'AwSV-Kataster'.C205]=[.R222];[.$R223];IF([$'AwSV-Kataster'.C205]=[.S222];[.S223];IF([$'AwSV-Kataster'.C205]=[.T222];[.T223];IF([$'AwSV-Kataster'.C205]=[.U222];[.U223]))))))))" office:value-type="string" office:string-value="NEIN">
            <text:p>NEIN</text:p>
          </table:table-cell>
          <table:table-cell table:style-name="ce97" table:formula="of:=IF([$'AwSV-Kataster'.C205]=&quot;&quot;;&quot;Anlagenspez. wählen&quot;;IF([$'AwSV-Kataster'.C205]=[.O222];[.O224];IF([$'AwSV-Kataster'.C205]=[.P222];[.P224];IF([$'AwSV-Kataster'.C205]=[.Q222];[.Q224];IF([$'AwSV-Kataster'.C205]=[.R222];[.R224];IF([$'AwSV-Kataster'.C205]=[.S222];[.S224];IF([$'AwSV-Kataster'.C205]=[.T222];[.$T224];IF([$'AwSV-Kataster'.C205]=[.U222];[.U224]))))))))" office:value-type="string" office:string-value="NEIN">
            <text:p>NEIN</text:p>
          </table:table-cell>
          <table:table-cell table:style-name="ce97" table:formula="of:=IF([$'AwSV-Kataster'.C205]=&quot;&quot;;&quot;A.spez. wählen&quot;;IF([$'AwSV-Kataster'.C205]=[.O222];[.O225];IF([$'AwSV-Kataster'.C205]=[.P222];[.P225];IF([$'AwSV-Kataster'.C205]=[.Q222];[.Q225];IF([$'AwSV-Kataster'.C205]=[.R222];[.$R225];IF([$'AwSV-Kataster'.C205]=[.S222];[.S225];IF([$'AwSV-Kataster'.C205]=[.T222];[.T225];IF([$'AwSV-Kataster'.C205]=[.U222];[.U225]))))))))" office:value-type="string" office:string-value="NEIN">
            <text:p>NEIN</text:p>
          </table:table-cell>
          <table:table-cell table:style-name="ce99" table:formula="of:=IF([$'AwSV-Kataster'.C205]=&quot;&quot;;&quot;Anlagenspez. wählen&quot;;IF([$'AwSV-Kataster'.C205]=[.O222];[.O226];IF([$'AwSV-Kataster'.C205]=[.P222];[.P226];IF([$'AwSV-Kataster'.C205]=[.Q222];[.Q226];IF([$'AwSV-Kataster'.C205]=[.R222];[.$R226];IF([$'AwSV-Kataster'.C205]=[.S222];[.S226];IF([$'AwSV-Kataster'.C205]=[.T222];[.T226];IF([$'AwSV-Kataster'.C205]=[.U222];[.U226]))))))))" office:value-type="string" office:string-value="NEIN">
            <text:p>NEIN</text:p>
          </table:table-cell>
          <table:table-cell table:style-name="ce103" table:formula="of:=IF([$'AwSV-Kataster'.O199]=&quot;entfällt&quot;;&quot;Entfällt&quot;;IF([$'AwSV-Kataster'.O199]=&quot;fehlt&quot;;&quot;umgehend&quot;;MIN([$'AwSV-Kataster'.O199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05]=&quot;unterirdisch&quot;;&quot;JA&quot;;IF([.J224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05]=&quot;Stufe A&quot;;[$Grundlagen.$C$18];IF([$'AwSV-Kataster'.O205]=&quot;Stufe B&quot;;[$Grundlagen.$C$22];IF([$'AwSV-Kataster'.O205]=&quot;Stufe C&quot;;[$Grundlagen.$C$26];IF([$'AwSV-Kataster'.O205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05]=&quot;Stufe A&quot;;[$Grundlagen.$D$18];IF([$'AwSV-Kataster'.O205]=&quot;Stufe B&quot;;[$Grundlagen.$D$22];IF([$'AwSV-Kataster'.O205]=&quot;Stufe C&quot;;[$Grundlagen.$D$26];IF([$'AwSV-Kataster'.O205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05]&gt;1000;[$Grundlagen.$B$41];&quot;NEIN&quot;)" office:value-type="string" office:string-value="NEIN">
            <text:p>NEIN</text:p>
          </table:table-cell>
          <table:table-cell table:style-name="ce83" table:formula="of:=IF([$'AwSV-Kataster'.H205]&gt;100;[$Grundlagen.$C$41];&quot;NEIN&quot;)" office:value-type="string" office:string-value="NEIN">
            <text:p>NEIN</text:p>
          </table:table-cell>
          <table:table-cell table:style-name="ce83" table:formula="of:=IF([$'AwSV-Kataster'.H205]&gt;100;&quot;JA&quot;;&quot;NEIN&quot;)" office:value-type="string" office:string-value="NEIN">
            <text:p>NEIN</text:p>
          </table:table-cell>
          <table:table-cell table:style-name="ce83" table:formula="of:=IF([$'AwSV-Kataster'.H205]&gt;100;&quot;JA&quot;;&quot;NEIN&quot;)" office:value-type="string" office:string-value="NEIN">
            <text:p>NEIN</text:p>
          </table:table-cell>
          <table:table-cell table:style-name="ce83" table:formula="of:=IF([$'AwSV-Kataster'.O205]=&quot;Stufe A&quot;;[$Grundlagen.$E$18];IF([$'AwSV-Kataster'.O205]=&quot;Stufe B&quot;;[$Grundlagen.$E$22];IF([$'AwSV-Kataster'.O205]=&quot;Stufe C&quot;;[$Grundlagen.$E$26];IF([$'AwSV-Kataster'.O205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05]=&quot;Stufe A&quot;;[$'Grundlagen Wasserschutzgebiet'.$C$18];IF([$'AwSV-Kataster'.O205]=&quot;Stufe B&quot;;[$'Grundlagen Wasserschutzgebiet'.$C$22];IF([$'AwSV-Kataster'.O205]=&quot;Stufe C&quot;;[$'Grundlagen Wasserschutzgebiet'.$C$26];IF([$'AwSV-Kataster'.O20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05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05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05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05]&gt;100;&quot;JA&quot;;&quot;NEIN&quot;)" office:value-type="string" office:string-value="NEIN">
            <text:p>NEIN</text:p>
          </table:table-cell>
          <table:table-cell table:style-name="ce83" table:formula="of:=IF([$'AwSV-Kataster'.H205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05]=&quot;Stufe A&quot;;[$Grundlagen.$C$19];IF([$'AwSV-Kataster'.O205]=&quot;Stufe B&quot;;[$Grundlagen.$C$23];IF([$'AwSV-Kataster'.O205]=&quot;Stufe C&quot;;[$Grundlagen.$C$27];IF([$'AwSV-Kataster'.O205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05]=&quot;Stufe A&quot;;[$Grundlagen.$D$19];IF([$'AwSV-Kataster'.O205]=&quot;Stufe B&quot;;[$Grundlagen.$D$23];IF([$'AwSV-Kataster'.O205]=&quot;Stufe C&quot;;[$Grundlagen.$D$27];IF([$'AwSV-Kataster'.O205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05]&gt;1000;[$Grundlagen.$B$41];&quot;NEIN&quot;)" office:value-type="string" office:string-value="NEIN">
            <text:p>NEIN</text:p>
          </table:table-cell>
          <table:table-cell table:style-name="ce85" table:formula="of:=IF([$'AwSV-Kataster'.H205]&gt;100;[$Grundlagen.$C$42];&quot;NEIN&quot;)" office:value-type="string" office:string-value="NEIN">
            <text:p>NEIN</text:p>
          </table:table-cell>
          <table:table-cell table:style-name="ce85" table:formula="of:=IF([$'AwSV-Kataster'.H205]&gt;1000;&quot;JA&quot;;&quot;NEIN&quot;)" office:value-type="string" office:string-value="NEIN">
            <text:p>NEIN</text:p>
          </table:table-cell>
          <table:table-cell table:style-name="ce85" table:formula="of:=IF([$'AwSV-Kataster'.H205]&gt;1000;&quot;JA&quot;;&quot;NEIN&quot;)" office:value-type="string" office:string-value="NEIN">
            <text:p>NEIN</text:p>
          </table:table-cell>
          <table:table-cell table:style-name="ce85" table:formula="of:=IF([$'AwSV-Kataster'.O205]=&quot;Stufe A&quot;;[$Grundlagen.$E$19];IF([$'AwSV-Kataster'.O205]=&quot;Stufe B&quot;;[$Grundlagen.$E$23];IF([$'AwSV-Kataster'.O205]=&quot;Stufe C&quot;;[$Grundlagen.$E$27];IF([$'AwSV-Kataster'.O205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05]=&quot;Stufe A&quot;;[$'Grundlagen Wasserschutzgebiet'.$C$18];IF([$'AwSV-Kataster'.O205]=&quot;Stufe B&quot;;[$'Grundlagen Wasserschutzgebiet'.$C$22];IF([$'AwSV-Kataster'.O205]=&quot;Stufe C&quot;;[$'Grundlagen Wasserschutzgebiet'.$C$26];IF([$'AwSV-Kataster'.O205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05]=&quot;Stufe A&quot;;[$'Grundlagen Wasserschutzgebiet'.$D$19];IF([$'AwSV-Kataster'.O205]=&quot;Stufe B&quot;;[$'Grundlagen Wasserschutzgebiet'.$D$23];IF([$'AwSV-Kataster'.O205]=&quot;Stufe C&quot;;[$'Grundlagen Wasserschutzgebiet'.$D$27];IF([$'AwSV-Kataster'.O205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05]&gt;1000;[$Grundlagen.$B$41];&quot;Nein&quot;)" office:value-type="string" office:string-value="Nein">
            <text:p>Nein</text:p>
          </table:table-cell>
          <table:table-cell table:style-name="ce85" table:formula="of:=IF([$'AwSV-Kataster'.H205]&gt;100;[$Grundlagen.$C$42];&quot;Nein&quot;)" office:value-type="string" office:string-value="Nein">
            <text:p>Nein</text:p>
          </table:table-cell>
          <table:table-cell table:style-name="ce85" table:formula="of:=IF([$'AwSV-Kataster'.H205]&gt;1000;&quot;JA&quot;;&quot;NEIN&quot;)" office:value-type="string" office:string-value="NEIN">
            <text:p>NEIN</text:p>
          </table:table-cell>
          <table:table-cell table:style-name="ce85" table:formula="of:=IF([$'AwSV-Kataster'.H205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05]=&quot;Stufe A&quot;;[$Grundlagen.$C$20];IF([$'AwSV-Kataster'.O205]=&quot;Stufe B&quot;;[$Grundlagen.$C$24];IF([$'AwSV-Kataster'.O205]=&quot;Stufe C&quot;;[$Grundlagen.$C$28];IF([$'AwSV-Kataster'.O205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05]=&quot;Stufe A&quot;;[$Grundlagen.$D$20];IF([$'AwSV-Kataster'.O205]=&quot;Stufe B&quot;;[$Grundlagen.$D$24];IF([$'AwSV-Kataster'.O205]=&quot;Stufe C&quot;;[$Grundlagen.$D$28];IF([$'AwSV-Kataster'.O205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05]&gt;1000;[$Grundlagen.$B$41];&quot;NEIN&quot;)" office:value-type="string" office:string-value="NEIN">
            <text:p>NEIN</text:p>
          </table:table-cell>
          <table:table-cell table:style-name="ce83" table:formula="of:=IF([$'AwSV-Kataster'.H205]&gt;100;[$Grundlagen.$C$43];&quot;NEIN&quot;)" office:value-type="string" office:string-value="NEIN">
            <text:p>NEIN</text:p>
          </table:table-cell>
          <table:table-cell table:style-name="ce83" table:formula="of:=IF([$'AwSV-Kataster'.H205]&gt;1000;&quot;JA&quot;;&quot;NEIN&quot;)" office:value-type="string" office:string-value="NEIN">
            <text:p>NEIN</text:p>
          </table:table-cell>
          <table:table-cell table:style-name="ce83" table:formula="of:=IF([$'AwSV-Kataster'.H205]&gt;1000;&quot;JA&quot;;&quot;NEIN&quot;)" office:value-type="string" office:string-value="NEIN">
            <text:p>NEIN</text:p>
          </table:table-cell>
          <table:table-cell table:style-name="ce83" table:formula="of:=IF([$'AwSV-Kataster'.O205]=&quot;Stufe A&quot;;[$Grundlagen.$E$20];IF([$'AwSV-Kataster'.O205]=&quot;Stufe B&quot;;[$Grundlagen.$E$24];IF([$'AwSV-Kataster'.O205]=&quot;Stufe C&quot;;[$Grundlagen.$E$28];IF([$'AwSV-Kataster'.O205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05]=&quot;Stufe A&quot;;[$'Grundlagen Wasserschutzgebiet'.$C$18];IF([$'AwSV-Kataster'.O205]=&quot;Stufe B&quot;;[$'Grundlagen Wasserschutzgebiet'.$C$22];IF([$'AwSV-Kataster'.O205]=&quot;Stufe C&quot;;[$'Grundlagen Wasserschutzgebiet'.$C$26];IF([$'AwSV-Kataster'.O20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05]=&quot;Stufe A&quot;;[$'Grundlagen Wasserschutzgebiet'.$D$20];IF([$'AwSV-Kataster'.O205]=&quot;Stufe B&quot;;[$'Grundlagen Wasserschutzgebiet'.$D$24];IF([$'AwSV-Kataster'.O205]=&quot;Stufe C&quot;;[$'Grundlagen Wasserschutzgebiet'.$D$28];IF([$'AwSV-Kataster'.O205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05]&gt;1000;[$Grundlagen.$B$41];&quot;Nein&quot;)" office:value-type="string" office:string-value="Nein">
            <text:p>Nein</text:p>
          </table:table-cell>
          <table:table-cell table:style-name="ce83" table:formula="of:=IF([$'AwSV-Kataster'.H205]&gt;100;[$Grundlagen.$C$43];&quot;Nein&quot;)" office:value-type="string" office:string-value="Nein">
            <text:p>Nein</text:p>
          </table:table-cell>
          <table:table-cell table:style-name="ce83" table:formula="of:=IF([$'AwSV-Kataster'.H205]&gt;1000;&quot;JA&quot;;&quot;NEIN&quot;)" office:value-type="string" office:string-value="NEIN">
            <text:p>NEIN</text:p>
          </table:table-cell>
          <table:table-cell table:style-name="ce83" table:formula="of:=IF([$'AwSV-Kataster'.H205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05]=&quot;Stufe A&quot;;[$Grundlagen.$C$21];IF([$'AwSV-Kataster'.O205]=&quot;Stufe B&quot;;[$Grundlagen.$C$25];IF([$'AwSV-Kataster'.O205]=&quot;Stufe C&quot;;[$Grundlagen.$C$29];IF([$'AwSV-Kataster'.O205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05]=&quot;Stufe A&quot;;[$Grundlagen.$D$21];IF([$'AwSV-Kataster'.O205]=&quot;Stufe B&quot;;[$Grundlagen.$D$25];IF([$'AwSV-Kataster'.O205]=&quot;Stufe C&quot;;[$Grundlagen.$D$29];IF([$'AwSV-Kataster'.O205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05]&gt;1000;[$Grundlagen.$B$41];&quot;NEIN&quot;)" office:value-type="string" office:string-value="NEIN">
            <text:p>NEIN</text:p>
          </table:table-cell>
          <table:table-cell table:style-name="ce83" table:formula="of:=IF([$'AwSV-Kataster'.H205]&gt;100;[$Grundlagen.$C$44];&quot;NEIN&quot;)" office:value-type="string" office:string-value="NEIN">
            <text:p>NEIN</text:p>
          </table:table-cell>
          <table:table-cell table:style-name="ce83" table:formula="of:=IF([.E225]=&quot;JA&quot;;&quot;alle 5 Jahre&quot;;&quot;NEIN&quot;)" office:value-type="string" office:string-value="NEIN">
            <text:p>NEIN</text:p>
          </table:table-cell>
          <table:table-cell table:style-name="ce83" table:formula="of:=IF([.F225]=&quot;JA&quot;;&quot;alle 5 Jahre&quot;;&quot;NEIN&quot;)" office:value-type="string" office:string-value="NEIN">
            <text:p>NEIN</text:p>
          </table:table-cell>
          <table:table-cell table:style-name="ce83" table:formula="of:=IF([$'AwSV-Kataster'.O205]=&quot;Stufe A&quot;;[$Grundlagen.$E$21];IF([$'AwSV-Kataster'.O205]=&quot;Stufe B&quot;;[$Grundlagen.$E$25];IF([$'AwSV-Kataster'.O205]=&quot;Stufe C&quot;;[$Grundlagen.$E$29];IF([$'AwSV-Kataster'.O205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05]=&quot;Stufe A&quot;;[$'Grundlagen Wasserschutzgebiet'.$C$21];IF([$'AwSV-Kataster'.O205]=&quot;Stufe B&quot;;[$'Grundlagen Wasserschutzgebiet'.$C$21];IF([$'AwSV-Kataster'.O205]=&quot;Stufe C&quot;;[$'Grundlagen Wasserschutzgebiet'.$C$21];IF([$'AwSV-Kataster'.O205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05]=&quot;Stufe A&quot;;[$'Grundlagen Wasserschutzgebiet'.$D$21];IF([$'AwSV-Kataster'.O205]=&quot;Stufe B&quot;;[$'Grundlagen Wasserschutzgebiet'.$D$25];IF([$'AwSV-Kataster'.O205]=&quot;Stufe C&quot;;[$'Grundlagen Wasserschutzgebiet'.$D$29];IF([$'AwSV-Kataster'.O205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05]&gt;1000;[$Grundlagen.$B$41];&quot;Nein&quot;)" office:value-type="string" office:string-value="Nein">
            <text:p>Nein</text:p>
          </table:table-cell>
          <table:table-cell table:style-name="ce83" table:formula="of:=IF([$'AwSV-Kataster'.H205]&gt;100;[$Grundlagen.$C$44];&quot;Nein&quot;)" office:value-type="string" office:string-value="Nein">
            <text:p>Nein</text:p>
          </table:table-cell>
          <table:table-cell table:style-name="ce83" table:formula="of:=IF([.S225]=&quot;JA&quot;;&quot;alle 5 Jahre&quot;;&quot;NEIN&quot;)" office:value-type="string" office:string-value="NEIN">
            <text:p>NEIN</text:p>
          </table:table-cell>
          <table:table-cell table:style-name="ce83" table:formula="of:=IF([.T225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18]&gt;1000;1001;IF(AND([$'AwSV-Kataster'.H218]&gt;100;[$'AwSV-Kataster'.H218]&lt;=1000);1000;IF(AND([$'AwSV-Kataster'.H218]&gt;10;[$'AwSV-Kataster'.H218]&lt;=100);100;IF(AND([$'AwSV-Kataster'.H218]&gt;1;[$'AwSV-Kataster'.H218]&lt;=10);10;IF(AND([$'AwSV-Kataster'.H218]&gt;0.22;[$'AwSV-Kataster'.H218]&lt;=1);1;0.22)))))" office:value-type="float" office:value="0.22">
            <text:p>0.22</text:p>
          </table:table-cell>
          <table:table-cell table:style-name="ce85" table:formula="of:=[$'AwSV-Kataster'.C218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30]=&quot;&quot;;&quot;Anlagenspez. wählen&quot;;IF([.B230]=[.A231];[.A232];IF([.B230]=[.B231];[.B232];IF([.B230]=[.C231];[.C232];IF([.B230]=[.D231];[.$D232];IF([.B230]=[.E231];[.E232];IF([.B230]=[.F231];[.F232];IF([.B230]=[.G231];[.G232]))))))))" office:value-type="string" office:string-value="NEIN">
            <text:p>NEIN</text:p>
          </table:table-cell>
          <table:table-cell table:style-name="ce97" table:formula="of:=IF([.B230]=&quot;&quot;;&quot;Anlagenspez. wählen&quot;;IF([.B230]=[.A231];[.A233];IF([.B230]=[.B231];[.B233];IF([.B230]=[.C231];[.C233];IF([.B230]=[.D231];[.D233];IF([.B230]=[.E231];[.E233];IF([.B230]=[.F231];[.$F233];IF([.B230]=[.G231];[.G233]))))))))" office:value-type="string" office:string-value="NEIN">
            <text:p>NEIN</text:p>
          </table:table-cell>
          <table:table-cell table:style-name="ce97" table:formula="of:=IF([.B230]=&quot;&quot;;&quot;A.spez. wählen&quot;;IF([.B230]=[.A231];[.A234];IF([.B230]=[.B231];[.B234];IF([.B230]=[.C231];[.C234];IF([.B230]=[.D231];[.$D234];IF([.B230]=[.E231];[.E234];IF([.B230]=[.F231];[.F234];IF([.B230]=[.G231];[.G234]))))))))" office:value-type="string" office:string-value="NEIN">
            <text:p>NEIN</text:p>
          </table:table-cell>
          <table:table-cell table:style-name="ce99" table:formula="of:=IF([.B230]=&quot;&quot;;&quot;Anlagenspez. wählen&quot;;IF([.B230]=[.A231];[.A235];IF([.B230]=[.B231];[.B235];IF([.B230]=[.C231];[.C235];IF([.B230]=[.D231];[.$D235];IF([.B230]=[.E231];[.E235];IF([.B230]=[.F231];[.F235];IF([.B230]=[.G231];[.G235]))))))))" office:value-type="string" office:string-value="NEIN">
            <text:p>NEIN</text:p>
          </table:table-cell>
          <table:table-cell table:style-name="ce100" table:formula="of:=IF([$'AwSV-Kataster'.O212]=&quot;entfällt&quot;;&quot;Entfällt&quot;;IF([$'AwSV-Kataster'.O212]=&quot;fehlt&quot;;&quot;umgehend&quot;;MIN([$'AwSV-Kataster'.O212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193]=&quot;unterirdisch&quot;;&quot;JA&quot;;IF([.J231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18]=&quot;&quot;;&quot;Anlagenspez. wählen&quot;;IF([$'AwSV-Kataster'.C218]=[.O231];[.O232];IF([$'AwSV-Kataster'.C218]=[.P231];[.P232];IF([$'AwSV-Kataster'.C218]=[.Q231];[.Q232];IF([$'AwSV-Kataster'.C218]=[.R231];[.$R232];IF([$'AwSV-Kataster'.C218]=[.S231];[.S232];IF([$'AwSV-Kataster'.C218]=[.T231];[.T232];IF([$'AwSV-Kataster'.C218]=[.U231];[.U232]))))))))" office:value-type="string" office:string-value="NEIN">
            <text:p>NEIN</text:p>
          </table:table-cell>
          <table:table-cell table:style-name="ce97" table:formula="of:=IF([$'AwSV-Kataster'.C218]=&quot;&quot;;&quot;Anlagenspez. wählen&quot;;IF([$'AwSV-Kataster'.C218]=[.O231];[.O233];IF([$'AwSV-Kataster'.C218]=[.P231];[.P233];IF([$'AwSV-Kataster'.C218]=[.Q231];[.Q233];IF([$'AwSV-Kataster'.C218]=[.R231];[.R233];IF([$'AwSV-Kataster'.C218]=[.S231];[.S233];IF([$'AwSV-Kataster'.C218]=[.T231];[.$T233];IF([$'AwSV-Kataster'.C218]=[.U231];[.U233]))))))))" office:value-type="string" office:string-value="NEIN">
            <text:p>NEIN</text:p>
          </table:table-cell>
          <table:table-cell table:style-name="ce97" table:formula="of:=IF([$'AwSV-Kataster'.C218]=&quot;&quot;;&quot;A.spez. wählen&quot;;IF([$'AwSV-Kataster'.C218]=[.O231];[.O234];IF([$'AwSV-Kataster'.C218]=[.P231];[.P234];IF([$'AwSV-Kataster'.C218]=[.Q231];[.Q234];IF([$'AwSV-Kataster'.C218]=[.R231];[.$R234];IF([$'AwSV-Kataster'.C218]=[.S231];[.S234];IF([$'AwSV-Kataster'.C218]=[.T231];[.T234];IF([$'AwSV-Kataster'.C218]=[.U231];[.U234]))))))))" office:value-type="string" office:string-value="NEIN">
            <text:p>NEIN</text:p>
          </table:table-cell>
          <table:table-cell table:style-name="ce99" table:formula="of:=IF([$'AwSV-Kataster'.C218]=&quot;&quot;;&quot;Anlagenspez. wählen&quot;;IF([$'AwSV-Kataster'.C218]=[.O231];[.O235];IF([$'AwSV-Kataster'.C218]=[.P231];[.P235];IF([$'AwSV-Kataster'.C218]=[.Q231];[.Q235];IF([$'AwSV-Kataster'.C218]=[.R231];[.$R235];IF([$'AwSV-Kataster'.C218]=[.S231];[.S235];IF([$'AwSV-Kataster'.C218]=[.T231];[.T235];IF([$'AwSV-Kataster'.C218]=[.U231];[.U235]))))))))" office:value-type="string" office:string-value="NEIN">
            <text:p>NEIN</text:p>
          </table:table-cell>
          <table:table-cell table:style-name="ce103" table:formula="of:=IF([$'AwSV-Kataster'.O212]=&quot;entfällt&quot;;&quot;Entfällt&quot;;IF([$'AwSV-Kataster'.O212]=&quot;fehlt&quot;;&quot;umgehend&quot;;MIN([$'AwSV-Kataster'.O212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18]=&quot;unterirdisch&quot;;&quot;JA&quot;;IF([.J233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18]=&quot;Stufe A&quot;;[$Grundlagen.$C$18];IF([$'AwSV-Kataster'.O218]=&quot;Stufe B&quot;;[$Grundlagen.$C$22];IF([$'AwSV-Kataster'.O218]=&quot;Stufe C&quot;;[$Grundlagen.$C$26];IF([$'AwSV-Kataster'.O218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18]=&quot;Stufe A&quot;;[$Grundlagen.$D$18];IF([$'AwSV-Kataster'.O218]=&quot;Stufe B&quot;;[$Grundlagen.$D$22];IF([$'AwSV-Kataster'.O218]=&quot;Stufe C&quot;;[$Grundlagen.$D$26];IF([$'AwSV-Kataster'.O218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18]&gt;1000;[$Grundlagen.$B$41];&quot;NEIN&quot;)" office:value-type="string" office:string-value="NEIN">
            <text:p>NEIN</text:p>
          </table:table-cell>
          <table:table-cell table:style-name="ce83" table:formula="of:=IF([$'AwSV-Kataster'.H218]&gt;100;[$Grundlagen.$C$41];&quot;NEIN&quot;)" office:value-type="string" office:string-value="NEIN">
            <text:p>NEIN</text:p>
          </table:table-cell>
          <table:table-cell table:style-name="ce83" table:formula="of:=IF([$'AwSV-Kataster'.H218]&gt;100;&quot;JA&quot;;&quot;NEIN&quot;)" office:value-type="string" office:string-value="NEIN">
            <text:p>NEIN</text:p>
          </table:table-cell>
          <table:table-cell table:style-name="ce83" table:formula="of:=IF([$'AwSV-Kataster'.H218]&gt;100;&quot;JA&quot;;&quot;NEIN&quot;)" office:value-type="string" office:string-value="NEIN">
            <text:p>NEIN</text:p>
          </table:table-cell>
          <table:table-cell table:style-name="ce83" table:formula="of:=IF([$'AwSV-Kataster'.O218]=&quot;Stufe A&quot;;[$Grundlagen.$E$18];IF([$'AwSV-Kataster'.O218]=&quot;Stufe B&quot;;[$Grundlagen.$E$22];IF([$'AwSV-Kataster'.O218]=&quot;Stufe C&quot;;[$Grundlagen.$E$26];IF([$'AwSV-Kataster'.O218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18]=&quot;Stufe A&quot;;[$'Grundlagen Wasserschutzgebiet'.$C$18];IF([$'AwSV-Kataster'.O218]=&quot;Stufe B&quot;;[$'Grundlagen Wasserschutzgebiet'.$C$22];IF([$'AwSV-Kataster'.O218]=&quot;Stufe C&quot;;[$'Grundlagen Wasserschutzgebiet'.$C$26];IF([$'AwSV-Kataster'.O21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18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18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18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18]&gt;100;&quot;JA&quot;;&quot;NEIN&quot;)" office:value-type="string" office:string-value="NEIN">
            <text:p>NEIN</text:p>
          </table:table-cell>
          <table:table-cell table:style-name="ce83" table:formula="of:=IF([$'AwSV-Kataster'.H218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18]=&quot;Stufe A&quot;;[$Grundlagen.$C$19];IF([$'AwSV-Kataster'.O218]=&quot;Stufe B&quot;;[$Grundlagen.$C$23];IF([$'AwSV-Kataster'.O218]=&quot;Stufe C&quot;;[$Grundlagen.$C$27];IF([$'AwSV-Kataster'.O218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18]=&quot;Stufe A&quot;;[$Grundlagen.$D$19];IF([$'AwSV-Kataster'.O218]=&quot;Stufe B&quot;;[$Grundlagen.$D$23];IF([$'AwSV-Kataster'.O218]=&quot;Stufe C&quot;;[$Grundlagen.$D$27];IF([$'AwSV-Kataster'.O218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18]&gt;1000;[$Grundlagen.$B$41];&quot;NEIN&quot;)" office:value-type="string" office:string-value="NEIN">
            <text:p>NEIN</text:p>
          </table:table-cell>
          <table:table-cell table:style-name="ce85" table:formula="of:=IF([$'AwSV-Kataster'.H218]&gt;100;[$Grundlagen.$C$42];&quot;NEIN&quot;)" office:value-type="string" office:string-value="NEIN">
            <text:p>NEIN</text:p>
          </table:table-cell>
          <table:table-cell table:style-name="ce85" table:formula="of:=IF([$'AwSV-Kataster'.H218]&gt;1000;&quot;JA&quot;;&quot;NEIN&quot;)" office:value-type="string" office:string-value="NEIN">
            <text:p>NEIN</text:p>
          </table:table-cell>
          <table:table-cell table:style-name="ce85" table:formula="of:=IF([$'AwSV-Kataster'.H218]&gt;1000;&quot;JA&quot;;&quot;NEIN&quot;)" office:value-type="string" office:string-value="NEIN">
            <text:p>NEIN</text:p>
          </table:table-cell>
          <table:table-cell table:style-name="ce85" table:formula="of:=IF([$'AwSV-Kataster'.O218]=&quot;Stufe A&quot;;[$Grundlagen.$E$19];IF([$'AwSV-Kataster'.O218]=&quot;Stufe B&quot;;[$Grundlagen.$E$23];IF([$'AwSV-Kataster'.O218]=&quot;Stufe C&quot;;[$Grundlagen.$E$27];IF([$'AwSV-Kataster'.O218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18]=&quot;Stufe A&quot;;[$'Grundlagen Wasserschutzgebiet'.$C$18];IF([$'AwSV-Kataster'.O218]=&quot;Stufe B&quot;;[$'Grundlagen Wasserschutzgebiet'.$C$22];IF([$'AwSV-Kataster'.O218]=&quot;Stufe C&quot;;[$'Grundlagen Wasserschutzgebiet'.$C$26];IF([$'AwSV-Kataster'.O218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18]=&quot;Stufe A&quot;;[$'Grundlagen Wasserschutzgebiet'.$D$19];IF([$'AwSV-Kataster'.O218]=&quot;Stufe B&quot;;[$'Grundlagen Wasserschutzgebiet'.$D$23];IF([$'AwSV-Kataster'.O218]=&quot;Stufe C&quot;;[$'Grundlagen Wasserschutzgebiet'.$D$27];IF([$'AwSV-Kataster'.O218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18]&gt;1000;[$Grundlagen.$B$41];&quot;Nein&quot;)" office:value-type="string" office:string-value="Nein">
            <text:p>Nein</text:p>
          </table:table-cell>
          <table:table-cell table:style-name="ce85" table:formula="of:=IF([$'AwSV-Kataster'.H218]&gt;100;[$Grundlagen.$C$42];&quot;Nein&quot;)" office:value-type="string" office:string-value="Nein">
            <text:p>Nein</text:p>
          </table:table-cell>
          <table:table-cell table:style-name="ce85" table:formula="of:=IF([$'AwSV-Kataster'.H218]&gt;1000;&quot;JA&quot;;&quot;NEIN&quot;)" office:value-type="string" office:string-value="NEIN">
            <text:p>NEIN</text:p>
          </table:table-cell>
          <table:table-cell table:style-name="ce85" table:formula="of:=IF([$'AwSV-Kataster'.H218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18]=&quot;Stufe A&quot;;[$Grundlagen.$C$20];IF([$'AwSV-Kataster'.O218]=&quot;Stufe B&quot;;[$Grundlagen.$C$24];IF([$'AwSV-Kataster'.O218]=&quot;Stufe C&quot;;[$Grundlagen.$C$28];IF([$'AwSV-Kataster'.O218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18]=&quot;Stufe A&quot;;[$Grundlagen.$D$20];IF([$'AwSV-Kataster'.O218]=&quot;Stufe B&quot;;[$Grundlagen.$D$24];IF([$'AwSV-Kataster'.O218]=&quot;Stufe C&quot;;[$Grundlagen.$D$28];IF([$'AwSV-Kataster'.O218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18]&gt;1000;[$Grundlagen.$B$41];&quot;NEIN&quot;)" office:value-type="string" office:string-value="NEIN">
            <text:p>NEIN</text:p>
          </table:table-cell>
          <table:table-cell table:style-name="ce83" table:formula="of:=IF([$'AwSV-Kataster'.H218]&gt;100;[$Grundlagen.$C$43];&quot;NEIN&quot;)" office:value-type="string" office:string-value="NEIN">
            <text:p>NEIN</text:p>
          </table:table-cell>
          <table:table-cell table:style-name="ce83" table:formula="of:=IF([$'AwSV-Kataster'.H218]&gt;1000;&quot;JA&quot;;&quot;NEIN&quot;)" office:value-type="string" office:string-value="NEIN">
            <text:p>NEIN</text:p>
          </table:table-cell>
          <table:table-cell table:style-name="ce83" table:formula="of:=IF([$'AwSV-Kataster'.H218]&gt;1000;&quot;JA&quot;;&quot;NEIN&quot;)" office:value-type="string" office:string-value="NEIN">
            <text:p>NEIN</text:p>
          </table:table-cell>
          <table:table-cell table:style-name="ce83" table:formula="of:=IF([$'AwSV-Kataster'.O218]=&quot;Stufe A&quot;;[$Grundlagen.$E$20];IF([$'AwSV-Kataster'.O218]=&quot;Stufe B&quot;;[$Grundlagen.$E$24];IF([$'AwSV-Kataster'.O218]=&quot;Stufe C&quot;;[$Grundlagen.$E$28];IF([$'AwSV-Kataster'.O218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18]=&quot;Stufe A&quot;;[$'Grundlagen Wasserschutzgebiet'.$C$18];IF([$'AwSV-Kataster'.O218]=&quot;Stufe B&quot;;[$'Grundlagen Wasserschutzgebiet'.$C$22];IF([$'AwSV-Kataster'.O218]=&quot;Stufe C&quot;;[$'Grundlagen Wasserschutzgebiet'.$C$26];IF([$'AwSV-Kataster'.O21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18]=&quot;Stufe A&quot;;[$'Grundlagen Wasserschutzgebiet'.$D$20];IF([$'AwSV-Kataster'.O218]=&quot;Stufe B&quot;;[$'Grundlagen Wasserschutzgebiet'.$D$24];IF([$'AwSV-Kataster'.O218]=&quot;Stufe C&quot;;[$'Grundlagen Wasserschutzgebiet'.$D$28];IF([$'AwSV-Kataster'.O218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18]&gt;1000;[$Grundlagen.$B$41];&quot;Nein&quot;)" office:value-type="string" office:string-value="Nein">
            <text:p>Nein</text:p>
          </table:table-cell>
          <table:table-cell table:style-name="ce83" table:formula="of:=IF([$'AwSV-Kataster'.H218]&gt;100;[$Grundlagen.$C$43];&quot;Nein&quot;)" office:value-type="string" office:string-value="Nein">
            <text:p>Nein</text:p>
          </table:table-cell>
          <table:table-cell table:style-name="ce83" table:formula="of:=IF([$'AwSV-Kataster'.H218]&gt;1000;&quot;JA&quot;;&quot;NEIN&quot;)" office:value-type="string" office:string-value="NEIN">
            <text:p>NEIN</text:p>
          </table:table-cell>
          <table:table-cell table:style-name="ce83" table:formula="of:=IF([$'AwSV-Kataster'.H218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18]=&quot;Stufe A&quot;;[$Grundlagen.$C$21];IF([$'AwSV-Kataster'.O218]=&quot;Stufe B&quot;;[$Grundlagen.$C$25];IF([$'AwSV-Kataster'.O218]=&quot;Stufe C&quot;;[$Grundlagen.$C$29];IF([$'AwSV-Kataster'.O218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18]=&quot;Stufe A&quot;;[$Grundlagen.$D$21];IF([$'AwSV-Kataster'.O218]=&quot;Stufe B&quot;;[$Grundlagen.$D$25];IF([$'AwSV-Kataster'.O218]=&quot;Stufe C&quot;;[$Grundlagen.$D$29];IF([$'AwSV-Kataster'.O218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18]&gt;1000;[$Grundlagen.$B$41];&quot;NEIN&quot;)" office:value-type="string" office:string-value="NEIN">
            <text:p>NEIN</text:p>
          </table:table-cell>
          <table:table-cell table:style-name="ce83" table:formula="of:=IF([$'AwSV-Kataster'.H218]&gt;100;[$Grundlagen.$C$44];&quot;NEIN&quot;)" office:value-type="string" office:string-value="NEIN">
            <text:p>NEIN</text:p>
          </table:table-cell>
          <table:table-cell table:style-name="ce83" table:formula="of:=IF([.E234]=&quot;JA&quot;;&quot;alle 5 Jahre&quot;;&quot;NEIN&quot;)" office:value-type="string" office:string-value="NEIN">
            <text:p>NEIN</text:p>
          </table:table-cell>
          <table:table-cell table:style-name="ce83" table:formula="of:=IF([.F234]=&quot;JA&quot;;&quot;alle 5 Jahre&quot;;&quot;NEIN&quot;)" office:value-type="string" office:string-value="NEIN">
            <text:p>NEIN</text:p>
          </table:table-cell>
          <table:table-cell table:style-name="ce83" table:formula="of:=IF([$'AwSV-Kataster'.O218]=&quot;Stufe A&quot;;[$Grundlagen.$E$21];IF([$'AwSV-Kataster'.O218]=&quot;Stufe B&quot;;[$Grundlagen.$E$25];IF([$'AwSV-Kataster'.O218]=&quot;Stufe C&quot;;[$Grundlagen.$E$29];IF([$'AwSV-Kataster'.O218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18]=&quot;Stufe A&quot;;[$'Grundlagen Wasserschutzgebiet'.$C$21];IF([$'AwSV-Kataster'.O218]=&quot;Stufe B&quot;;[$'Grundlagen Wasserschutzgebiet'.$C$21];IF([$'AwSV-Kataster'.O218]=&quot;Stufe C&quot;;[$'Grundlagen Wasserschutzgebiet'.$C$21];IF([$'AwSV-Kataster'.O218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18]=&quot;Stufe A&quot;;[$'Grundlagen Wasserschutzgebiet'.$D$21];IF([$'AwSV-Kataster'.O218]=&quot;Stufe B&quot;;[$'Grundlagen Wasserschutzgebiet'.$D$25];IF([$'AwSV-Kataster'.O218]=&quot;Stufe C&quot;;[$'Grundlagen Wasserschutzgebiet'.$D$29];IF([$'AwSV-Kataster'.O218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18]&gt;1000;[$Grundlagen.$B$41];&quot;Nein&quot;)" office:value-type="string" office:string-value="Nein">
            <text:p>Nein</text:p>
          </table:table-cell>
          <table:table-cell table:style-name="ce83" table:formula="of:=IF([$'AwSV-Kataster'.H218]&gt;100;[$Grundlagen.$C$44];&quot;Nein&quot;)" office:value-type="string" office:string-value="Nein">
            <text:p>Nein</text:p>
          </table:table-cell>
          <table:table-cell table:style-name="ce83" table:formula="of:=IF([.S234]=&quot;JA&quot;;&quot;alle 5 Jahre&quot;;&quot;NEIN&quot;)" office:value-type="string" office:string-value="NEIN">
            <text:p>NEIN</text:p>
          </table:table-cell>
          <table:table-cell table:style-name="ce83" table:formula="of:=IF([.T234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31]&gt;1000;1001;IF(AND([$'AwSV-Kataster'.H231]&gt;100;[$'AwSV-Kataster'.H231]&lt;=1000);1000;IF(AND([$'AwSV-Kataster'.H231]&gt;10;[$'AwSV-Kataster'.H231]&lt;=100);100;IF(AND([$'AwSV-Kataster'.H231]&gt;1;[$'AwSV-Kataster'.H231]&lt;=10);10;IF(AND([$'AwSV-Kataster'.H231]&gt;0.22;[$'AwSV-Kataster'.H231]&lt;=1);1;0.22)))))" office:value-type="float" office:value="0.22">
            <text:p>0.22</text:p>
          </table:table-cell>
          <table:table-cell table:style-name="ce85" table:formula="of:=[$'AwSV-Kataster'.C231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39]=&quot;&quot;;&quot;Anlagenspez. wählen&quot;;IF([.B239]=[.A240];[.A241];IF([.B239]=[.B240];[.B241];IF([.B239]=[.C240];[.C241];IF([.B239]=[.D240];[.$D241];IF([.B239]=[.E240];[.E241];IF([.B239]=[.F240];[.F241];IF([.B239]=[.G240];[.G241]))))))))" office:value-type="string" office:string-value="NEIN">
            <text:p>NEIN</text:p>
          </table:table-cell>
          <table:table-cell table:style-name="ce97" table:formula="of:=IF([.B239]=&quot;&quot;;&quot;Anlagenspez. wählen&quot;;IF([.B239]=[.A240];[.A242];IF([.B239]=[.B240];[.B242];IF([.B239]=[.C240];[.C242];IF([.B239]=[.D240];[.D242];IF([.B239]=[.E240];[.E242];IF([.B239]=[.F240];[.$F242];IF([.B239]=[.G240];[.G242]))))))))" office:value-type="string" office:string-value="NEIN">
            <text:p>NEIN</text:p>
          </table:table-cell>
          <table:table-cell table:style-name="ce97" table:formula="of:=IF([.B239]=&quot;&quot;;&quot;A.spez. wählen&quot;;IF([.B239]=[.A240];[.A243];IF([.B239]=[.B240];[.B243];IF([.B239]=[.C240];[.C243];IF([.B239]=[.D240];[.$D243];IF([.B239]=[.E240];[.E243];IF([.B239]=[.F240];[.F243];IF([.B239]=[.G240];[.G243]))))))))" office:value-type="string" office:string-value="NEIN">
            <text:p>NEIN</text:p>
          </table:table-cell>
          <table:table-cell table:style-name="ce99" table:formula="of:=IF([.B239]=&quot;&quot;;&quot;Anlagenspez. wählen&quot;;IF([.B239]=[.A240];[.A244];IF([.B239]=[.B240];[.B244];IF([.B239]=[.C240];[.C244];IF([.B239]=[.D240];[.$D244];IF([.B239]=[.E240];[.E244];IF([.B239]=[.F240];[.F244];IF([.B239]=[.G240];[.G244]))))))))" office:value-type="string" office:string-value="NEIN">
            <text:p>NEIN</text:p>
          </table:table-cell>
          <table:table-cell table:style-name="ce100" table:formula="of:=IF([$'AwSV-Kataster'.O225]=&quot;entfällt&quot;;&quot;Entfällt&quot;;IF([$'AwSV-Kataster'.O225]=&quot;fehlt&quot;;&quot;umgehend&quot;;MIN([$'AwSV-Kataster'.O225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06]=&quot;unterirdisch&quot;;&quot;JA&quot;;IF([.J240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31]=&quot;&quot;;&quot;Anlagenspez. wählen&quot;;IF([$'AwSV-Kataster'.C231]=[.O240];[.O241];IF([$'AwSV-Kataster'.C231]=[.P240];[.P241];IF([$'AwSV-Kataster'.C231]=[.Q240];[.Q241];IF([$'AwSV-Kataster'.C231]=[.R240];[.$R241];IF([$'AwSV-Kataster'.C231]=[.S240];[.S241];IF([$'AwSV-Kataster'.C231]=[.T240];[.T241];IF([$'AwSV-Kataster'.C231]=[.U240];[.U241]))))))))" office:value-type="string" office:string-value="NEIN">
            <text:p>NEIN</text:p>
          </table:table-cell>
          <table:table-cell table:style-name="ce97" table:formula="of:=IF([$'AwSV-Kataster'.C231]=&quot;&quot;;&quot;Anlagenspez. wählen&quot;;IF([$'AwSV-Kataster'.C231]=[.O240];[.O242];IF([$'AwSV-Kataster'.C231]=[.P240];[.P242];IF([$'AwSV-Kataster'.C231]=[.Q240];[.Q242];IF([$'AwSV-Kataster'.C231]=[.R240];[.R242];IF([$'AwSV-Kataster'.C231]=[.S240];[.S242];IF([$'AwSV-Kataster'.C231]=[.T240];[.$T242];IF([$'AwSV-Kataster'.C231]=[.U240];[.U242]))))))))" office:value-type="string" office:string-value="NEIN">
            <text:p>NEIN</text:p>
          </table:table-cell>
          <table:table-cell table:style-name="ce97" table:formula="of:=IF([$'AwSV-Kataster'.C231]=&quot;&quot;;&quot;A.spez. wählen&quot;;IF([$'AwSV-Kataster'.C231]=[.O240];[.O243];IF([$'AwSV-Kataster'.C231]=[.P240];[.P243];IF([$'AwSV-Kataster'.C231]=[.Q240];[.Q243];IF([$'AwSV-Kataster'.C231]=[.R240];[.$R243];IF([$'AwSV-Kataster'.C231]=[.S240];[.S243];IF([$'AwSV-Kataster'.C231]=[.T240];[.T243];IF([$'AwSV-Kataster'.C231]=[.U240];[.U243]))))))))" office:value-type="string" office:string-value="NEIN">
            <text:p>NEIN</text:p>
          </table:table-cell>
          <table:table-cell table:style-name="ce99" table:formula="of:=IF([$'AwSV-Kataster'.C231]=&quot;&quot;;&quot;Anlagenspez. wählen&quot;;IF([$'AwSV-Kataster'.C231]=[.O240];[.O244];IF([$'AwSV-Kataster'.C231]=[.P240];[.P244];IF([$'AwSV-Kataster'.C231]=[.Q240];[.Q244];IF([$'AwSV-Kataster'.C231]=[.R240];[.$R244];IF([$'AwSV-Kataster'.C231]=[.S240];[.S244];IF([$'AwSV-Kataster'.C231]=[.T240];[.T244];IF([$'AwSV-Kataster'.C231]=[.U240];[.U244]))))))))" office:value-type="string" office:string-value="NEIN">
            <text:p>NEIN</text:p>
          </table:table-cell>
          <table:table-cell table:style-name="ce103" table:formula="of:=IF([$'AwSV-Kataster'.O225]=&quot;entfällt&quot;;&quot;Entfällt&quot;;IF([$'AwSV-Kataster'.O225]=&quot;fehlt&quot;;&quot;umgehend&quot;;MIN([$'AwSV-Kataster'.O225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31]=&quot;unterirdisch&quot;;&quot;JA&quot;;IF([.J242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31]=&quot;Stufe A&quot;;[$Grundlagen.$C$18];IF([$'AwSV-Kataster'.O231]=&quot;Stufe B&quot;;[$Grundlagen.$C$22];IF([$'AwSV-Kataster'.O231]=&quot;Stufe C&quot;;[$Grundlagen.$C$26];IF([$'AwSV-Kataster'.O231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31]=&quot;Stufe A&quot;;[$Grundlagen.$D$18];IF([$'AwSV-Kataster'.O231]=&quot;Stufe B&quot;;[$Grundlagen.$D$22];IF([$'AwSV-Kataster'.O231]=&quot;Stufe C&quot;;[$Grundlagen.$D$26];IF([$'AwSV-Kataster'.O231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31]&gt;1000;[$Grundlagen.$B$41];&quot;NEIN&quot;)" office:value-type="string" office:string-value="NEIN">
            <text:p>NEIN</text:p>
          </table:table-cell>
          <table:table-cell table:style-name="ce83" table:formula="of:=IF([$'AwSV-Kataster'.H231]&gt;100;[$Grundlagen.$C$41];&quot;NEIN&quot;)" office:value-type="string" office:string-value="NEIN">
            <text:p>NEIN</text:p>
          </table:table-cell>
          <table:table-cell table:style-name="ce83" table:formula="of:=IF([$'AwSV-Kataster'.H231]&gt;100;&quot;JA&quot;;&quot;NEIN&quot;)" office:value-type="string" office:string-value="NEIN">
            <text:p>NEIN</text:p>
          </table:table-cell>
          <table:table-cell table:style-name="ce83" table:formula="of:=IF([$'AwSV-Kataster'.H231]&gt;100;&quot;JA&quot;;&quot;NEIN&quot;)" office:value-type="string" office:string-value="NEIN">
            <text:p>NEIN</text:p>
          </table:table-cell>
          <table:table-cell table:style-name="ce83" table:formula="of:=IF([$'AwSV-Kataster'.O231]=&quot;Stufe A&quot;;[$Grundlagen.$E$18];IF([$'AwSV-Kataster'.O231]=&quot;Stufe B&quot;;[$Grundlagen.$E$22];IF([$'AwSV-Kataster'.O231]=&quot;Stufe C&quot;;[$Grundlagen.$E$26];IF([$'AwSV-Kataster'.O231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31]=&quot;Stufe A&quot;;[$'Grundlagen Wasserschutzgebiet'.$C$18];IF([$'AwSV-Kataster'.O231]=&quot;Stufe B&quot;;[$'Grundlagen Wasserschutzgebiet'.$C$22];IF([$'AwSV-Kataster'.O231]=&quot;Stufe C&quot;;[$'Grundlagen Wasserschutzgebiet'.$C$26];IF([$'AwSV-Kataster'.O23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31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31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31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31]&gt;100;&quot;JA&quot;;&quot;NEIN&quot;)" office:value-type="string" office:string-value="NEIN">
            <text:p>NEIN</text:p>
          </table:table-cell>
          <table:table-cell table:style-name="ce83" table:formula="of:=IF([$'AwSV-Kataster'.H231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31]=&quot;Stufe A&quot;;[$Grundlagen.$C$19];IF([$'AwSV-Kataster'.O231]=&quot;Stufe B&quot;;[$Grundlagen.$C$23];IF([$'AwSV-Kataster'.O231]=&quot;Stufe C&quot;;[$Grundlagen.$C$27];IF([$'AwSV-Kataster'.O231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31]=&quot;Stufe A&quot;;[$Grundlagen.$D$19];IF([$'AwSV-Kataster'.O231]=&quot;Stufe B&quot;;[$Grundlagen.$D$23];IF([$'AwSV-Kataster'.O231]=&quot;Stufe C&quot;;[$Grundlagen.$D$27];IF([$'AwSV-Kataster'.O231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31]&gt;1000;[$Grundlagen.$B$41];&quot;NEIN&quot;)" office:value-type="string" office:string-value="NEIN">
            <text:p>NEIN</text:p>
          </table:table-cell>
          <table:table-cell table:style-name="ce85" table:formula="of:=IF([$'AwSV-Kataster'.H231]&gt;100;[$Grundlagen.$C$42];&quot;NEIN&quot;)" office:value-type="string" office:string-value="NEIN">
            <text:p>NEIN</text:p>
          </table:table-cell>
          <table:table-cell table:style-name="ce85" table:formula="of:=IF([$'AwSV-Kataster'.H231]&gt;1000;&quot;JA&quot;;&quot;NEIN&quot;)" office:value-type="string" office:string-value="NEIN">
            <text:p>NEIN</text:p>
          </table:table-cell>
          <table:table-cell table:style-name="ce85" table:formula="of:=IF([$'AwSV-Kataster'.H231]&gt;1000;&quot;JA&quot;;&quot;NEIN&quot;)" office:value-type="string" office:string-value="NEIN">
            <text:p>NEIN</text:p>
          </table:table-cell>
          <table:table-cell table:style-name="ce85" table:formula="of:=IF([$'AwSV-Kataster'.O231]=&quot;Stufe A&quot;;[$Grundlagen.$E$19];IF([$'AwSV-Kataster'.O231]=&quot;Stufe B&quot;;[$Grundlagen.$E$23];IF([$'AwSV-Kataster'.O231]=&quot;Stufe C&quot;;[$Grundlagen.$E$27];IF([$'AwSV-Kataster'.O231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31]=&quot;Stufe A&quot;;[$'Grundlagen Wasserschutzgebiet'.$C$18];IF([$'AwSV-Kataster'.O231]=&quot;Stufe B&quot;;[$'Grundlagen Wasserschutzgebiet'.$C$22];IF([$'AwSV-Kataster'.O231]=&quot;Stufe C&quot;;[$'Grundlagen Wasserschutzgebiet'.$C$26];IF([$'AwSV-Kataster'.O231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31]=&quot;Stufe A&quot;;[$'Grundlagen Wasserschutzgebiet'.$D$19];IF([$'AwSV-Kataster'.O231]=&quot;Stufe B&quot;;[$'Grundlagen Wasserschutzgebiet'.$D$23];IF([$'AwSV-Kataster'.O231]=&quot;Stufe C&quot;;[$'Grundlagen Wasserschutzgebiet'.$D$27];IF([$'AwSV-Kataster'.O231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31]&gt;1000;[$Grundlagen.$B$41];&quot;Nein&quot;)" office:value-type="string" office:string-value="Nein">
            <text:p>Nein</text:p>
          </table:table-cell>
          <table:table-cell table:style-name="ce85" table:formula="of:=IF([$'AwSV-Kataster'.H231]&gt;100;[$Grundlagen.$C$42];&quot;Nein&quot;)" office:value-type="string" office:string-value="Nein">
            <text:p>Nein</text:p>
          </table:table-cell>
          <table:table-cell table:style-name="ce85" table:formula="of:=IF([$'AwSV-Kataster'.H231]&gt;1000;&quot;JA&quot;;&quot;NEIN&quot;)" office:value-type="string" office:string-value="NEIN">
            <text:p>NEIN</text:p>
          </table:table-cell>
          <table:table-cell table:style-name="ce85" table:formula="of:=IF([$'AwSV-Kataster'.H231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31]=&quot;Stufe A&quot;;[$Grundlagen.$C$20];IF([$'AwSV-Kataster'.O231]=&quot;Stufe B&quot;;[$Grundlagen.$C$24];IF([$'AwSV-Kataster'.O231]=&quot;Stufe C&quot;;[$Grundlagen.$C$28];IF([$'AwSV-Kataster'.O231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31]=&quot;Stufe A&quot;;[$Grundlagen.$D$20];IF([$'AwSV-Kataster'.O231]=&quot;Stufe B&quot;;[$Grundlagen.$D$24];IF([$'AwSV-Kataster'.O231]=&quot;Stufe C&quot;;[$Grundlagen.$D$28];IF([$'AwSV-Kataster'.O231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31]&gt;1000;[$Grundlagen.$B$41];&quot;NEIN&quot;)" office:value-type="string" office:string-value="NEIN">
            <text:p>NEIN</text:p>
          </table:table-cell>
          <table:table-cell table:style-name="ce83" table:formula="of:=IF([$'AwSV-Kataster'.H231]&gt;100;[$Grundlagen.$C$43];&quot;NEIN&quot;)" office:value-type="string" office:string-value="NEIN">
            <text:p>NEIN</text:p>
          </table:table-cell>
          <table:table-cell table:style-name="ce83" table:formula="of:=IF([$'AwSV-Kataster'.H231]&gt;1000;&quot;JA&quot;;&quot;NEIN&quot;)" office:value-type="string" office:string-value="NEIN">
            <text:p>NEIN</text:p>
          </table:table-cell>
          <table:table-cell table:style-name="ce83" table:formula="of:=IF([$'AwSV-Kataster'.H231]&gt;1000;&quot;JA&quot;;&quot;NEIN&quot;)" office:value-type="string" office:string-value="NEIN">
            <text:p>NEIN</text:p>
          </table:table-cell>
          <table:table-cell table:style-name="ce83" table:formula="of:=IF([$'AwSV-Kataster'.O231]=&quot;Stufe A&quot;;[$Grundlagen.$E$20];IF([$'AwSV-Kataster'.O231]=&quot;Stufe B&quot;;[$Grundlagen.$E$24];IF([$'AwSV-Kataster'.O231]=&quot;Stufe C&quot;;[$Grundlagen.$E$28];IF([$'AwSV-Kataster'.O231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31]=&quot;Stufe A&quot;;[$'Grundlagen Wasserschutzgebiet'.$C$18];IF([$'AwSV-Kataster'.O231]=&quot;Stufe B&quot;;[$'Grundlagen Wasserschutzgebiet'.$C$22];IF([$'AwSV-Kataster'.O231]=&quot;Stufe C&quot;;[$'Grundlagen Wasserschutzgebiet'.$C$26];IF([$'AwSV-Kataster'.O23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31]=&quot;Stufe A&quot;;[$'Grundlagen Wasserschutzgebiet'.$D$20];IF([$'AwSV-Kataster'.O231]=&quot;Stufe B&quot;;[$'Grundlagen Wasserschutzgebiet'.$D$24];IF([$'AwSV-Kataster'.O231]=&quot;Stufe C&quot;;[$'Grundlagen Wasserschutzgebiet'.$D$28];IF([$'AwSV-Kataster'.O231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31]&gt;1000;[$Grundlagen.$B$41];&quot;Nein&quot;)" office:value-type="string" office:string-value="Nein">
            <text:p>Nein</text:p>
          </table:table-cell>
          <table:table-cell table:style-name="ce83" table:formula="of:=IF([$'AwSV-Kataster'.H231]&gt;100;[$Grundlagen.$C$43];&quot;Nein&quot;)" office:value-type="string" office:string-value="Nein">
            <text:p>Nein</text:p>
          </table:table-cell>
          <table:table-cell table:style-name="ce83" table:formula="of:=IF([$'AwSV-Kataster'.H231]&gt;1000;&quot;JA&quot;;&quot;NEIN&quot;)" office:value-type="string" office:string-value="NEIN">
            <text:p>NEIN</text:p>
          </table:table-cell>
          <table:table-cell table:style-name="ce83" table:formula="of:=IF([$'AwSV-Kataster'.H231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31]=&quot;Stufe A&quot;;[$Grundlagen.$C$21];IF([$'AwSV-Kataster'.O231]=&quot;Stufe B&quot;;[$Grundlagen.$C$25];IF([$'AwSV-Kataster'.O231]=&quot;Stufe C&quot;;[$Grundlagen.$C$29];IF([$'AwSV-Kataster'.O231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31]=&quot;Stufe A&quot;;[$Grundlagen.$D$21];IF([$'AwSV-Kataster'.O231]=&quot;Stufe B&quot;;[$Grundlagen.$D$25];IF([$'AwSV-Kataster'.O231]=&quot;Stufe C&quot;;[$Grundlagen.$D$29];IF([$'AwSV-Kataster'.O231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31]&gt;1000;[$Grundlagen.$B$41];&quot;NEIN&quot;)" office:value-type="string" office:string-value="NEIN">
            <text:p>NEIN</text:p>
          </table:table-cell>
          <table:table-cell table:style-name="ce83" table:formula="of:=IF([$'AwSV-Kataster'.H231]&gt;100;[$Grundlagen.$C$44];&quot;NEIN&quot;)" office:value-type="string" office:string-value="NEIN">
            <text:p>NEIN</text:p>
          </table:table-cell>
          <table:table-cell table:style-name="ce83" table:formula="of:=IF([.E243]=&quot;JA&quot;;&quot;alle 5 Jahre&quot;;&quot;NEIN&quot;)" office:value-type="string" office:string-value="NEIN">
            <text:p>NEIN</text:p>
          </table:table-cell>
          <table:table-cell table:style-name="ce83" table:formula="of:=IF([.F243]=&quot;JA&quot;;&quot;alle 5 Jahre&quot;;&quot;NEIN&quot;)" office:value-type="string" office:string-value="NEIN">
            <text:p>NEIN</text:p>
          </table:table-cell>
          <table:table-cell table:style-name="ce83" table:formula="of:=IF([$'AwSV-Kataster'.O231]=&quot;Stufe A&quot;;[$Grundlagen.$E$21];IF([$'AwSV-Kataster'.O231]=&quot;Stufe B&quot;;[$Grundlagen.$E$25];IF([$'AwSV-Kataster'.O231]=&quot;Stufe C&quot;;[$Grundlagen.$E$29];IF([$'AwSV-Kataster'.O231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31]=&quot;Stufe A&quot;;[$'Grundlagen Wasserschutzgebiet'.$C$21];IF([$'AwSV-Kataster'.O231]=&quot;Stufe B&quot;;[$'Grundlagen Wasserschutzgebiet'.$C$21];IF([$'AwSV-Kataster'.O231]=&quot;Stufe C&quot;;[$'Grundlagen Wasserschutzgebiet'.$C$21];IF([$'AwSV-Kataster'.O231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31]=&quot;Stufe A&quot;;[$'Grundlagen Wasserschutzgebiet'.$D$21];IF([$'AwSV-Kataster'.O231]=&quot;Stufe B&quot;;[$'Grundlagen Wasserschutzgebiet'.$D$25];IF([$'AwSV-Kataster'.O231]=&quot;Stufe C&quot;;[$'Grundlagen Wasserschutzgebiet'.$D$29];IF([$'AwSV-Kataster'.O231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31]&gt;1000;[$Grundlagen.$B$41];&quot;Nein&quot;)" office:value-type="string" office:string-value="Nein">
            <text:p>Nein</text:p>
          </table:table-cell>
          <table:table-cell table:style-name="ce83" table:formula="of:=IF([$'AwSV-Kataster'.H231]&gt;100;[$Grundlagen.$C$44];&quot;Nein&quot;)" office:value-type="string" office:string-value="Nein">
            <text:p>Nein</text:p>
          </table:table-cell>
          <table:table-cell table:style-name="ce83" table:formula="of:=IF([.S243]=&quot;JA&quot;;&quot;alle 5 Jahre&quot;;&quot;NEIN&quot;)" office:value-type="string" office:string-value="NEIN">
            <text:p>NEIN</text:p>
          </table:table-cell>
          <table:table-cell table:style-name="ce83" table:formula="of:=IF([.T243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44]&gt;1000;1001;IF(AND([$'AwSV-Kataster'.H244]&gt;100;[$'AwSV-Kataster'.H244]&lt;=1000);1000;IF(AND([$'AwSV-Kataster'.H244]&gt;10;[$'AwSV-Kataster'.H244]&lt;=100);100;IF(AND([$'AwSV-Kataster'.H244]&gt;1;[$'AwSV-Kataster'.H244]&lt;=10);10;IF(AND([$'AwSV-Kataster'.H244]&gt;0.22;[$'AwSV-Kataster'.H244]&lt;=1);1;0.22)))))" office:value-type="float" office:value="0.22">
            <text:p>0.22</text:p>
          </table:table-cell>
          <table:table-cell table:style-name="ce85" table:formula="of:=[$'AwSV-Kataster'.C244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48]=&quot;&quot;;&quot;Anlagenspez. wählen&quot;;IF([.B248]=[.A249];[.A250];IF([.B248]=[.B249];[.B250];IF([.B248]=[.C249];[.C250];IF([.B248]=[.D249];[.$D250];IF([.B248]=[.E249];[.E250];IF([.B248]=[.F249];[.F250];IF([.B248]=[.G249];[.G250]))))))))" office:value-type="string" office:string-value="NEIN">
            <text:p>NEIN</text:p>
          </table:table-cell>
          <table:table-cell table:style-name="ce97" table:formula="of:=IF([.B248]=&quot;&quot;;&quot;Anlagenspez. wählen&quot;;IF([.B248]=[.A249];[.A251];IF([.B248]=[.B249];[.B251];IF([.B248]=[.C249];[.C251];IF([.B248]=[.D249];[.D251];IF([.B248]=[.E249];[.E251];IF([.B248]=[.F249];[.$F251];IF([.B248]=[.G249];[.G251]))))))))" office:value-type="string" office:string-value="NEIN">
            <text:p>NEIN</text:p>
          </table:table-cell>
          <table:table-cell table:style-name="ce97" table:formula="of:=IF([.B248]=&quot;&quot;;&quot;A.spez. wählen&quot;;IF([.B248]=[.A249];[.A252];IF([.B248]=[.B249];[.B252];IF([.B248]=[.C249];[.C252];IF([.B248]=[.D249];[.$D252];IF([.B248]=[.E249];[.E252];IF([.B248]=[.F249];[.F252];IF([.B248]=[.G249];[.G252]))))))))" office:value-type="string" office:string-value="NEIN">
            <text:p>NEIN</text:p>
          </table:table-cell>
          <table:table-cell table:style-name="ce99" table:formula="of:=IF([.B248]=&quot;&quot;;&quot;Anlagenspez. wählen&quot;;IF([.B248]=[.A249];[.A253];IF([.B248]=[.B249];[.B253];IF([.B248]=[.C249];[.C253];IF([.B248]=[.D249];[.$D253];IF([.B248]=[.E249];[.E253];IF([.B248]=[.F249];[.F253];IF([.B248]=[.G249];[.G253]))))))))" office:value-type="string" office:string-value="NEIN">
            <text:p>NEIN</text:p>
          </table:table-cell>
          <table:table-cell table:style-name="ce100" table:formula="of:=IF([$'AwSV-Kataster'.O238]=&quot;entfällt&quot;;&quot;Entfällt&quot;;IF([$'AwSV-Kataster'.O238]=&quot;fehlt&quot;;&quot;umgehend&quot;;MIN([$'AwSV-Kataster'.O238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C218]=&quot;unterirdisch&quot;;&quot;JA&quot;;IF([.J249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44]=&quot;&quot;;&quot;Anlagenspez. wählen&quot;;IF([$'AwSV-Kataster'.C244]=[.O249];[.O250];IF([$'AwSV-Kataster'.C244]=[.P249];[.P250];IF([$'AwSV-Kataster'.C244]=[.Q249];[.Q250];IF([$'AwSV-Kataster'.C244]=[.R249];[.$R250];IF([$'AwSV-Kataster'.C244]=[.S249];[.S250];IF([$'AwSV-Kataster'.C244]=[.T249];[.T250];IF([$'AwSV-Kataster'.C244]=[.U249];[.U250]))))))))" office:value-type="string" office:string-value="NEIN">
            <text:p>NEIN</text:p>
          </table:table-cell>
          <table:table-cell table:style-name="ce97" table:formula="of:=IF([$'AwSV-Kataster'.C244]=&quot;&quot;;&quot;Anlagenspez. wählen&quot;;IF([$'AwSV-Kataster'.C244]=[.O249];[.O251];IF([$'AwSV-Kataster'.C244]=[.P249];[.P251];IF([$'AwSV-Kataster'.C244]=[.Q249];[.Q251];IF([$'AwSV-Kataster'.C244]=[.R249];[.R251];IF([$'AwSV-Kataster'.C244]=[.S249];[.S251];IF([$'AwSV-Kataster'.C244]=[.T249];[.$T251];IF([$'AwSV-Kataster'.C244]=[.U249];[.U251]))))))))" office:value-type="string" office:string-value="NEIN">
            <text:p>NEIN</text:p>
          </table:table-cell>
          <table:table-cell table:style-name="ce97" table:formula="of:=IF([$'AwSV-Kataster'.C244]=&quot;&quot;;&quot;A.spez. wählen&quot;;IF([$'AwSV-Kataster'.C244]=[.O249];[.O252];IF([$'AwSV-Kataster'.C244]=[.P249];[.P252];IF([$'AwSV-Kataster'.C244]=[.Q249];[.Q252];IF([$'AwSV-Kataster'.C244]=[.R249];[.$R252];IF([$'AwSV-Kataster'.C244]=[.S249];[.S252];IF([$'AwSV-Kataster'.C244]=[.T249];[.T252];IF([$'AwSV-Kataster'.C244]=[.U249];[.U252]))))))))" office:value-type="string" office:string-value="NEIN">
            <text:p>NEIN</text:p>
          </table:table-cell>
          <table:table-cell table:style-name="ce99" table:formula="of:=IF([$'AwSV-Kataster'.C244]=&quot;&quot;;&quot;Anlagenspez. wählen&quot;;IF([$'AwSV-Kataster'.C244]=[.O249];[.O253];IF([$'AwSV-Kataster'.C244]=[.P249];[.P253];IF([$'AwSV-Kataster'.C244]=[.Q249];[.Q253];IF([$'AwSV-Kataster'.C244]=[.R249];[.$R253];IF([$'AwSV-Kataster'.C244]=[.S249];[.S253];IF([$'AwSV-Kataster'.C244]=[.T249];[.T253];IF([$'AwSV-Kataster'.C244]=[.U249];[.U253]))))))))" office:value-type="string" office:string-value="NEIN">
            <text:p>NEIN</text:p>
          </table:table-cell>
          <table:table-cell table:style-name="ce103" table:formula="of:=IF([$'AwSV-Kataster'.O238]=&quot;entfällt&quot;;&quot;Entfällt&quot;;IF([$'AwSV-Kataster'.O238]=&quot;fehlt&quot;;&quot;umgehend&quot;;MIN([$'AwSV-Kataster'.O238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44]=&quot;unterirdisch&quot;;&quot;JA&quot;;IF([.J251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44]=&quot;Stufe A&quot;;[$Grundlagen.$C$18];IF([$'AwSV-Kataster'.O244]=&quot;Stufe B&quot;;[$Grundlagen.$C$22];IF([$'AwSV-Kataster'.O244]=&quot;Stufe C&quot;;[$Grundlagen.$C$26];IF([$'AwSV-Kataster'.O244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44]=&quot;Stufe A&quot;;[$Grundlagen.$D$18];IF([$'AwSV-Kataster'.O244]=&quot;Stufe B&quot;;[$Grundlagen.$D$22];IF([$'AwSV-Kataster'.O244]=&quot;Stufe C&quot;;[$Grundlagen.$D$26];IF([$'AwSV-Kataster'.O244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44]&gt;1000;[$Grundlagen.$B$41];&quot;NEIN&quot;)" office:value-type="string" office:string-value="NEIN">
            <text:p>NEIN</text:p>
          </table:table-cell>
          <table:table-cell table:style-name="ce83" table:formula="of:=IF([$'AwSV-Kataster'.H244]&gt;100;[$Grundlagen.$C$41];&quot;NEIN&quot;)" office:value-type="string" office:string-value="NEIN">
            <text:p>NEIN</text:p>
          </table:table-cell>
          <table:table-cell table:style-name="ce83" table:formula="of:=IF([$'AwSV-Kataster'.H244]&gt;100;&quot;JA&quot;;&quot;NEIN&quot;)" office:value-type="string" office:string-value="NEIN">
            <text:p>NEIN</text:p>
          </table:table-cell>
          <table:table-cell table:style-name="ce83" table:formula="of:=IF([$'AwSV-Kataster'.H244]&gt;100;&quot;JA&quot;;&quot;NEIN&quot;)" office:value-type="string" office:string-value="NEIN">
            <text:p>NEIN</text:p>
          </table:table-cell>
          <table:table-cell table:style-name="ce83" table:formula="of:=IF([$'AwSV-Kataster'.O244]=&quot;Stufe A&quot;;[$Grundlagen.$E$18];IF([$'AwSV-Kataster'.O244]=&quot;Stufe B&quot;;[$Grundlagen.$E$22];IF([$'AwSV-Kataster'.O244]=&quot;Stufe C&quot;;[$Grundlagen.$E$26];IF([$'AwSV-Kataster'.O244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44]=&quot;Stufe A&quot;;[$'Grundlagen Wasserschutzgebiet'.$C$18];IF([$'AwSV-Kataster'.O244]=&quot;Stufe B&quot;;[$'Grundlagen Wasserschutzgebiet'.$C$22];IF([$'AwSV-Kataster'.O244]=&quot;Stufe C&quot;;[$'Grundlagen Wasserschutzgebiet'.$C$26];IF([$'AwSV-Kataster'.O24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44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44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44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44]&gt;100;&quot;JA&quot;;&quot;NEIN&quot;)" office:value-type="string" office:string-value="NEIN">
            <text:p>NEIN</text:p>
          </table:table-cell>
          <table:table-cell table:style-name="ce83" table:formula="of:=IF([$'AwSV-Kataster'.H244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44]=&quot;Stufe A&quot;;[$Grundlagen.$C$19];IF([$'AwSV-Kataster'.O244]=&quot;Stufe B&quot;;[$Grundlagen.$C$23];IF([$'AwSV-Kataster'.O244]=&quot;Stufe C&quot;;[$Grundlagen.$C$27];IF([$'AwSV-Kataster'.O244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44]=&quot;Stufe A&quot;;[$Grundlagen.$D$19];IF([$'AwSV-Kataster'.O244]=&quot;Stufe B&quot;;[$Grundlagen.$D$23];IF([$'AwSV-Kataster'.O244]=&quot;Stufe C&quot;;[$Grundlagen.$D$27];IF([$'AwSV-Kataster'.O244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44]&gt;1000;[$Grundlagen.$B$41];&quot;NEIN&quot;)" office:value-type="string" office:string-value="NEIN">
            <text:p>NEIN</text:p>
          </table:table-cell>
          <table:table-cell table:style-name="ce85" table:formula="of:=IF([$'AwSV-Kataster'.H244]&gt;100;[$Grundlagen.$C$42];&quot;NEIN&quot;)" office:value-type="string" office:string-value="NEIN">
            <text:p>NEIN</text:p>
          </table:table-cell>
          <table:table-cell table:style-name="ce85" table:formula="of:=IF([$'AwSV-Kataster'.H244]&gt;1000;&quot;JA&quot;;&quot;NEIN&quot;)" office:value-type="string" office:string-value="NEIN">
            <text:p>NEIN</text:p>
          </table:table-cell>
          <table:table-cell table:style-name="ce85" table:formula="of:=IF([$'AwSV-Kataster'.H244]&gt;1000;&quot;JA&quot;;&quot;NEIN&quot;)" office:value-type="string" office:string-value="NEIN">
            <text:p>NEIN</text:p>
          </table:table-cell>
          <table:table-cell table:style-name="ce85" table:formula="of:=IF([$'AwSV-Kataster'.O244]=&quot;Stufe A&quot;;[$Grundlagen.$E$19];IF([$'AwSV-Kataster'.O244]=&quot;Stufe B&quot;;[$Grundlagen.$E$23];IF([$'AwSV-Kataster'.O244]=&quot;Stufe C&quot;;[$Grundlagen.$E$27];IF([$'AwSV-Kataster'.O244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44]=&quot;Stufe A&quot;;[$'Grundlagen Wasserschutzgebiet'.$C$18];IF([$'AwSV-Kataster'.O244]=&quot;Stufe B&quot;;[$'Grundlagen Wasserschutzgebiet'.$C$22];IF([$'AwSV-Kataster'.O244]=&quot;Stufe C&quot;;[$'Grundlagen Wasserschutzgebiet'.$C$26];IF([$'AwSV-Kataster'.O244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44]=&quot;Stufe A&quot;;[$'Grundlagen Wasserschutzgebiet'.$D$19];IF([$'AwSV-Kataster'.O244]=&quot;Stufe B&quot;;[$'Grundlagen Wasserschutzgebiet'.$D$23];IF([$'AwSV-Kataster'.O244]=&quot;Stufe C&quot;;[$'Grundlagen Wasserschutzgebiet'.$D$27];IF([$'AwSV-Kataster'.O244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44]&gt;1000;[$Grundlagen.$B$41];&quot;Nein&quot;)" office:value-type="string" office:string-value="Nein">
            <text:p>Nein</text:p>
          </table:table-cell>
          <table:table-cell table:style-name="ce85" table:formula="of:=IF([$'AwSV-Kataster'.H244]&gt;100;[$Grundlagen.$C$42];&quot;Nein&quot;)" office:value-type="string" office:string-value="Nein">
            <text:p>Nein</text:p>
          </table:table-cell>
          <table:table-cell table:style-name="ce85" table:formula="of:=IF([$'AwSV-Kataster'.H244]&gt;1000;&quot;JA&quot;;&quot;NEIN&quot;)" office:value-type="string" office:string-value="NEIN">
            <text:p>NEIN</text:p>
          </table:table-cell>
          <table:table-cell table:style-name="ce85" table:formula="of:=IF([$'AwSV-Kataster'.H244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44]=&quot;Stufe A&quot;;[$Grundlagen.$C$20];IF([$'AwSV-Kataster'.O244]=&quot;Stufe B&quot;;[$Grundlagen.$C$24];IF([$'AwSV-Kataster'.O244]=&quot;Stufe C&quot;;[$Grundlagen.$C$28];IF([$'AwSV-Kataster'.O244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44]=&quot;Stufe A&quot;;[$Grundlagen.$D$20];IF([$'AwSV-Kataster'.O244]=&quot;Stufe B&quot;;[$Grundlagen.$D$24];IF([$'AwSV-Kataster'.O244]=&quot;Stufe C&quot;;[$Grundlagen.$D$28];IF([$'AwSV-Kataster'.O244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44]&gt;1000;[$Grundlagen.$B$41];&quot;NEIN&quot;)" office:value-type="string" office:string-value="NEIN">
            <text:p>NEIN</text:p>
          </table:table-cell>
          <table:table-cell table:style-name="ce83" table:formula="of:=IF([$'AwSV-Kataster'.H244]&gt;100;[$Grundlagen.$C$43];&quot;NEIN&quot;)" office:value-type="string" office:string-value="NEIN">
            <text:p>NEIN</text:p>
          </table:table-cell>
          <table:table-cell table:style-name="ce83" table:formula="of:=IF([$'AwSV-Kataster'.H244]&gt;1000;&quot;JA&quot;;&quot;NEIN&quot;)" office:value-type="string" office:string-value="NEIN">
            <text:p>NEIN</text:p>
          </table:table-cell>
          <table:table-cell table:style-name="ce83" table:formula="of:=IF([$'AwSV-Kataster'.H244]&gt;1000;&quot;JA&quot;;&quot;NEIN&quot;)" office:value-type="string" office:string-value="NEIN">
            <text:p>NEIN</text:p>
          </table:table-cell>
          <table:table-cell table:style-name="ce83" table:formula="of:=IF([$'AwSV-Kataster'.O244]=&quot;Stufe A&quot;;[$Grundlagen.$E$20];IF([$'AwSV-Kataster'.O244]=&quot;Stufe B&quot;;[$Grundlagen.$E$24];IF([$'AwSV-Kataster'.O244]=&quot;Stufe C&quot;;[$Grundlagen.$E$28];IF([$'AwSV-Kataster'.O244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44]=&quot;Stufe A&quot;;[$'Grundlagen Wasserschutzgebiet'.$C$18];IF([$'AwSV-Kataster'.O244]=&quot;Stufe B&quot;;[$'Grundlagen Wasserschutzgebiet'.$C$22];IF([$'AwSV-Kataster'.O244]=&quot;Stufe C&quot;;[$'Grundlagen Wasserschutzgebiet'.$C$26];IF([$'AwSV-Kataster'.O24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44]=&quot;Stufe A&quot;;[$'Grundlagen Wasserschutzgebiet'.$D$20];IF([$'AwSV-Kataster'.O244]=&quot;Stufe B&quot;;[$'Grundlagen Wasserschutzgebiet'.$D$24];IF([$'AwSV-Kataster'.O244]=&quot;Stufe C&quot;;[$'Grundlagen Wasserschutzgebiet'.$D$28];IF([$'AwSV-Kataster'.O244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44]&gt;1000;[$Grundlagen.$B$41];&quot;Nein&quot;)" office:value-type="string" office:string-value="Nein">
            <text:p>Nein</text:p>
          </table:table-cell>
          <table:table-cell table:style-name="ce83" table:formula="of:=IF([$'AwSV-Kataster'.H244]&gt;100;[$Grundlagen.$C$43];&quot;Nein&quot;)" office:value-type="string" office:string-value="Nein">
            <text:p>Nein</text:p>
          </table:table-cell>
          <table:table-cell table:style-name="ce83" table:formula="of:=IF([$'AwSV-Kataster'.H244]&gt;1000;&quot;JA&quot;;&quot;NEIN&quot;)" office:value-type="string" office:string-value="NEIN">
            <text:p>NEIN</text:p>
          </table:table-cell>
          <table:table-cell table:style-name="ce83" table:formula="of:=IF([$'AwSV-Kataster'.H244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44]=&quot;Stufe A&quot;;[$Grundlagen.$C$21];IF([$'AwSV-Kataster'.O244]=&quot;Stufe B&quot;;[$Grundlagen.$C$25];IF([$'AwSV-Kataster'.O244]=&quot;Stufe C&quot;;[$Grundlagen.$C$29];IF([$'AwSV-Kataster'.O244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44]=&quot;Stufe A&quot;;[$Grundlagen.$D$21];IF([$'AwSV-Kataster'.O244]=&quot;Stufe B&quot;;[$Grundlagen.$D$25];IF([$'AwSV-Kataster'.O244]=&quot;Stufe C&quot;;[$Grundlagen.$D$29];IF([$'AwSV-Kataster'.O244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44]&gt;1000;[$Grundlagen.$B$41];&quot;NEIN&quot;)" office:value-type="string" office:string-value="NEIN">
            <text:p>NEIN</text:p>
          </table:table-cell>
          <table:table-cell table:style-name="ce83" table:formula="of:=IF([$'AwSV-Kataster'.H244]&gt;100;[$Grundlagen.$C$44];&quot;NEIN&quot;)" office:value-type="string" office:string-value="NEIN">
            <text:p>NEIN</text:p>
          </table:table-cell>
          <table:table-cell table:style-name="ce83" table:formula="of:=IF([.E252]=&quot;JA&quot;;&quot;alle 5 Jahre&quot;;&quot;NEIN&quot;)" office:value-type="string" office:string-value="NEIN">
            <text:p>NEIN</text:p>
          </table:table-cell>
          <table:table-cell table:style-name="ce83" table:formula="of:=IF([.F252]=&quot;JA&quot;;&quot;alle 5 Jahre&quot;;&quot;NEIN&quot;)" office:value-type="string" office:string-value="NEIN">
            <text:p>NEIN</text:p>
          </table:table-cell>
          <table:table-cell table:style-name="ce83" table:formula="of:=IF([$'AwSV-Kataster'.O244]=&quot;Stufe A&quot;;[$Grundlagen.$E$21];IF([$'AwSV-Kataster'.O244]=&quot;Stufe B&quot;;[$Grundlagen.$E$25];IF([$'AwSV-Kataster'.O244]=&quot;Stufe C&quot;;[$Grundlagen.$E$29];IF([$'AwSV-Kataster'.O244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44]=&quot;Stufe A&quot;;[$'Grundlagen Wasserschutzgebiet'.$C$21];IF([$'AwSV-Kataster'.O244]=&quot;Stufe B&quot;;[$'Grundlagen Wasserschutzgebiet'.$C$21];IF([$'AwSV-Kataster'.O244]=&quot;Stufe C&quot;;[$'Grundlagen Wasserschutzgebiet'.$C$21];IF([$'AwSV-Kataster'.O244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44]=&quot;Stufe A&quot;;[$'Grundlagen Wasserschutzgebiet'.$D$21];IF([$'AwSV-Kataster'.O244]=&quot;Stufe B&quot;;[$'Grundlagen Wasserschutzgebiet'.$D$25];IF([$'AwSV-Kataster'.O244]=&quot;Stufe C&quot;;[$'Grundlagen Wasserschutzgebiet'.$D$29];IF([$'AwSV-Kataster'.O244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44]&gt;1000;[$Grundlagen.$B$41];&quot;Nein&quot;)" office:value-type="string" office:string-value="Nein">
            <text:p>Nein</text:p>
          </table:table-cell>
          <table:table-cell table:style-name="ce83" table:formula="of:=IF([$'AwSV-Kataster'.H244]&gt;100;[$Grundlagen.$C$44];&quot;Nein&quot;)" office:value-type="string" office:string-value="Nein">
            <text:p>Nein</text:p>
          </table:table-cell>
          <table:table-cell table:style-name="ce83" table:formula="of:=IF([.S252]=&quot;JA&quot;;&quot;alle 5 Jahre&quot;;&quot;NEIN&quot;)" office:value-type="string" office:string-value="NEIN">
            <text:p>NEIN</text:p>
          </table:table-cell>
          <table:table-cell table:style-name="ce83" table:formula="of:=IF([.T252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20">
            <text:p>20</text:p>
          </table:table-cell>
          <table:table-cell table:number-columns-repeated="1023"/>
        </table:table-row>
        <table:table-row table:style-name="ro5">
          <table:table-cell table:style-name="ce80" table:formula="of:=IF([$'AwSV-Kataster'.H257]&gt;1000;1001;IF(AND([$'AwSV-Kataster'.H257]&gt;100;[$'AwSV-Kataster'.H257]&lt;=1000);1000;IF(AND([$'AwSV-Kataster'.H257]&gt;10;[$'AwSV-Kataster'.H257]&lt;=100);100;IF(AND([$'AwSV-Kataster'.H257]&gt;1;[$'AwSV-Kataster'.H257]&lt;=10);10;IF(AND([$'AwSV-Kataster'.H256]&gt;0.22;[$'AwSV-Kataster'.H256]&lt;=1);1;0.22)))))" office:value-type="float" office:value="0.22">
            <text:p>0.22</text:p>
          </table:table-cell>
          <table:table-cell table:style-name="ce85" table:formula="of:=[$'AwSV-Kataster'.C257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$B257]=&quot;&quot;;&quot;Anlagenspez. wählen&quot;;IF([.$B257]=[.A258];[.A259];IF([.$B257]=[.B258];[.B259];IF([.$B257]=[.C258];[.C259];IF([.$B257]=[.D258];[.$D259];IF([.$B257]=[.E258];[.E259];IF([.$B257]=[.F258];[.F259];IF([.$B257]=[.G258];[.G259]))))))))" office:value-type="string" office:string-value="NEIN">
            <text:p>NEIN</text:p>
          </table:table-cell>
          <table:table-cell table:style-name="ce97" table:formula="of:=IF([.$B257]=&quot;&quot;;&quot;Anlagenspez. wählen&quot;;IF([.$B257]=[.A258];[.A260];IF([.$B257]=[.B258];[.B260];IF([.$B257]=[.C258];[.C260];IF([.$B257]=[.D258];[.D260];IF([.$B257]=[.E258];[.E260];IF([.$B257]=[.F258];[.$F260];IF([.$B257]=[.G258];[.G260]))))))))" office:value-type="string" office:string-value="NEIN">
            <text:p>NEIN</text:p>
          </table:table-cell>
          <table:table-cell table:style-name="ce97" table:formula="of:=IF([.$B257]=&quot;&quot;;&quot;A.spez. wählen&quot;;IF([.$B257]=[.A258];[.A261];IF([.$B257]=[.B258];[.B261];IF([.$B257]=[.C258];[.C261];IF([.$B257]=[.D258];[.$D261];IF([.$B257]=[.E258];[.E261];IF([.$B257]=[.F258];[.F261];IF([.$B257]=[.G258];[.G261]))))))))" office:value-type="string" office:string-value="NEIN">
            <text:p>NEIN</text:p>
          </table:table-cell>
          <table:table-cell table:style-name="ce99" table:formula="of:=IF([.$B257]=&quot;&quot;;&quot;Anlagenspez. wählen&quot;;IF([.$B257]=[.A258];[.A262];IF([.$B257]=[.B258];[.B262];IF([.$B257]=[.C258];[.C262];IF([.$B257]=[.D258];[.$D262];IF([.$B257]=[.E258];[.E262];IF([.$B257]=[.F258];[.F262];IF([.$B257]=[.G258];[.G262]))))))))" office:value-type="string" office:string-value="NEIN">
            <text:p>NEIN</text:p>
          </table:table-cell>
          <table:table-cell table:style-name="ce100" table:formula="of:=IF([$'AwSV-Kataster'.O251]=&quot;entfällt&quot;;&quot;Entfällt&quot;;IF([$'AwSV-Kataster'.O251]=&quot;fehlt&quot;;&quot;umgehend&quot;;MIN([$'AwSV-Kataster'.O251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27]=&quot;unterirdisch&quot;;&quot;JA&quot;;IF([.J258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$B257]=&quot;&quot;;&quot;Anlagenspez. wählen&quot;;IF([.$B257]=[.O258];[.O259];IF([.$B257]=[.P258];[.P259];IF([.$B257]=[.Q258];[.Q259];IF([.$B257]=[.R258];[.$D259];IF([.$B257]=[.S258];[.S259];IF([.$B257]=[.T258];[.T259];IF([.$B257]=[.U258];[.U259]))))))))" office:value-type="string" office:string-value="NEIN">
            <text:p>NEIN</text:p>
          </table:table-cell>
          <table:table-cell table:style-name="ce97" table:formula="of:=IF([.$B257]=&quot;&quot;;&quot;Anlagenspez. wählen&quot;;IF([.$B257]=[.O258];[.O260];IF([.$B257]=[.P258];[.P260];IF([.$B257]=[.Q258];[.Q260];IF([.$B257]=[.R258];[.R260];IF([.$B257]=[.S258];[.S260];IF([.$B257]=[.T258];[.$F260];IF([.$B257]=[.U258];[.U260]))))))))" office:value-type="string" office:string-value="NEIN">
            <text:p>NEIN</text:p>
          </table:table-cell>
          <table:table-cell table:style-name="ce97" table:formula="of:=IF([.$B257]=&quot;&quot;;&quot;A.spez. wählen&quot;;IF([.$B257]=[.O258];[.O261];IF([.$B257]=[.P258];[.P261];IF([.$B257]=[.Q258];[.Q261];IF([.$B257]=[.R258];[.$D261];IF([.$B257]=[.S258];[.S261];IF([.$B257]=[.T258];[.T261];IF([.$B257]=[.U258];[.U261]))))))))" office:value-type="string" office:string-value="NEIN">
            <text:p>NEIN</text:p>
          </table:table-cell>
          <table:table-cell table:style-name="ce99" table:formula="of:=IF([.$B257]=&quot;&quot;;&quot;Anlagenspez. wählen&quot;;IF([.$B257]=[.O258];[.O262];IF([.$B257]=[.P258];[.P262];IF([.$B257]=[.Q258];[.Q262];IF([.$B257]=[.R258];[.$D262];IF([.$B257]=[.S258];[.S262];IF([.$B257]=[.T258];[.T262];IF([.$B257]=[.U258];[.U262]))))))))" office:value-type="string" office:string-value="NEIN">
            <text:p>NEIN</text:p>
          </table:table-cell>
          <table:table-cell table:style-name="ce100" table:formula="of:=IF([$'AwSV-Kataster'.AC168]=&quot;entfällt&quot;;&quot;Entfällt&quot;;IF([$'AwSV-Kataster'.AC168]=&quot;fehlt&quot;;&quot;umgehend&quot;;MIN([$'AwSV-Kataster'.AC168])))" office:value-type="date" office:date-value="1899-12-30" table:number-columns-spanned="2" table:number-rows-spanned="1">
            <text:p>12/30/1899</text:p>
          </table:table-cell>
          <table:covered-table-cell table:style-name="ce101"/>
          <table:table-cell table:style-name="ce97" table:formula="of:=IF([$'AwSV-Kataster'.S227]=&quot;unterirdisch&quot;;&quot;JA&quot;;IF([.X258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57]=&quot;Stufe A&quot;;[$Grundlagen.$C$18];IF([$'AwSV-Kataster'.O257]=&quot;Stufe B&quot;;[$Grundlagen.$C$22];IF([$'AwSV-Kataster'.O257]=&quot;Stufe C&quot;;[$Grundlagen.$C$26];IF([$'AwSV-Kataster'.O257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57]=&quot;Stufe A&quot;;[$Grundlagen.$D$18];IF([$'AwSV-Kataster'.O257]=&quot;Stufe B&quot;;[$Grundlagen.$D$22];IF([$'AwSV-Kataster'.O257]=&quot;Stufe C&quot;;[$Grundlagen.$D$26];IF([$'AwSV-Kataster'.O257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57]&gt;1000;[$Grundlagen.$B$41];&quot;NEIN&quot;)" office:value-type="string" office:string-value="NEIN">
            <text:p>NEIN</text:p>
          </table:table-cell>
          <table:table-cell table:style-name="ce83" table:formula="of:=IF([$'AwSV-Kataster'.H257]&gt;100;[$Grundlagen.$C$41];&quot;NEIN&quot;)" office:value-type="string" office:string-value="NEIN">
            <text:p>NEIN</text:p>
          </table:table-cell>
          <table:table-cell table:style-name="ce83" table:formula="of:=IF([$'AwSV-Kataster'.H257]&gt;100;&quot;JA&quot;;&quot;NEIN&quot;)" office:value-type="string" office:string-value="NEIN">
            <text:p>NEIN</text:p>
          </table:table-cell>
          <table:table-cell table:style-name="ce83" table:formula="of:=IF([$'AwSV-Kataster'.H257]&gt;100;&quot;JA&quot;;&quot;NEIN&quot;)" office:value-type="string" office:string-value="NEIN">
            <text:p>NEIN</text:p>
          </table:table-cell>
          <table:table-cell table:style-name="ce83" table:formula="of:=IF([$'AwSV-Kataster'.O257]=&quot;Stufe A&quot;;[$Grundlagen.$E$18];IF([$'AwSV-Kataster'.O257]=&quot;Stufe B&quot;;[$Grundlagen.$E$22];IF([$'AwSV-Kataster'.O257]=&quot;Stufe C&quot;;[$Grundlagen.$E$26];IF([$'AwSV-Kataster'.O257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57]=&quot;Stufe A&quot;;[$'Grundlagen Wasserschutzgebiet'.$C$18];IF([$'AwSV-Kataster'.O257]=&quot;Stufe B&quot;;[$'Grundlagen Wasserschutzgebiet'.$C$22];IF([$'AwSV-Kataster'.O257]=&quot;Stufe C&quot;;[$'Grundlagen Wasserschutzgebiet'.$C$26];IF([$'AwSV-Kataster'.O25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57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57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57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57]&gt;100;&quot;JA&quot;;&quot;NEIN&quot;)" office:value-type="string" office:string-value="NEIN">
            <text:p>NEIN</text:p>
          </table:table-cell>
          <table:table-cell table:style-name="ce83" table:formula="of:=IF([$'AwSV-Kataster'.H257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57]=&quot;Stufe A&quot;;[$Grundlagen.$C$19];IF([$'AwSV-Kataster'.O257]=&quot;Stufe B&quot;;[$Grundlagen.$C$23];IF([$'AwSV-Kataster'.O257]=&quot;Stufe C&quot;;[$Grundlagen.$C$27];IF([$'AwSV-Kataster'.O257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57]=&quot;Stufe A&quot;;[$Grundlagen.$D$19];IF([$'AwSV-Kataster'.O257]=&quot;Stufe B&quot;;[$Grundlagen.$D$23];IF([$'AwSV-Kataster'.O257]=&quot;Stufe C&quot;;[$Grundlagen.$D$27];IF([$'AwSV-Kataster'.O257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57]&gt;1000;[$Grundlagen.$B$41];&quot;NEIN&quot;)" office:value-type="string" office:string-value="NEIN">
            <text:p>NEIN</text:p>
          </table:table-cell>
          <table:table-cell table:style-name="ce85" table:formula="of:=IF([$'AwSV-Kataster'.H257]&gt;100;[$Grundlagen.$C$42];&quot;NEIN&quot;)" office:value-type="string" office:string-value="NEIN">
            <text:p>NEIN</text:p>
          </table:table-cell>
          <table:table-cell table:style-name="ce85" table:formula="of:=IF([$'AwSV-Kataster'.H257]&gt;1000;&quot;JA&quot;;&quot;NEIN&quot;)" office:value-type="string" office:string-value="NEIN">
            <text:p>NEIN</text:p>
          </table:table-cell>
          <table:table-cell table:style-name="ce85" table:formula="of:=IF([$'AwSV-Kataster'.H257]&gt;1000;&quot;JA&quot;;&quot;NEIN&quot;)" office:value-type="string" office:string-value="NEIN">
            <text:p>NEIN</text:p>
          </table:table-cell>
          <table:table-cell table:style-name="ce85" table:formula="of:=IF([$'AwSV-Kataster'.O257]=&quot;Stufe A&quot;;[$Grundlagen.$E$19];IF([$'AwSV-Kataster'.O257]=&quot;Stufe B&quot;;[$Grundlagen.$E$23];IF([$'AwSV-Kataster'.O257]=&quot;Stufe C&quot;;[$Grundlagen.$E$27];IF([$'AwSV-Kataster'.O257]=&quot;Stufe D&quot;;[$Grundlagen.$E$31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5" table:formula="of:=IF([$'AwSV-Kataster'.O257]=&quot;Stufe A&quot;;[$'Grundlagen Wasserschutzgebiet'.$C$18];IF([$'AwSV-Kataster'.O257]=&quot;Stufe B&quot;;[$'Grundlagen Wasserschutzgebiet'.$C$22];IF([$'AwSV-Kataster'.O257]=&quot;Stufe C&quot;;[$'Grundlagen Wasserschutzgebiet'.$C$26];IF([$'AwSV-Kataster'.O257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57]=&quot;Stufe A&quot;;[$'Grundlagen Wasserschutzgebiet'.$D$19];IF([$'AwSV-Kataster'.O257]=&quot;Stufe B&quot;;[$'Grundlagen Wasserschutzgebiet'.$D$23];IF([$'AwSV-Kataster'.O257]=&quot;Stufe C&quot;;[$'Grundlagen Wasserschutzgebiet'.$D$27];IF([$'AwSV-Kataster'.O257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57]&gt;1000;[$Grundlagen.$B$41];&quot;Nein&quot;)" office:value-type="string" office:string-value="Nein">
            <text:p>Nein</text:p>
          </table:table-cell>
          <table:table-cell table:style-name="ce85" table:formula="of:=IF([$'AwSV-Kataster'.H257]&gt;100;[$Grundlagen.$C$42];&quot;Nein&quot;)" office:value-type="string" office:string-value="Nein">
            <text:p>Nein</text:p>
          </table:table-cell>
          <table:table-cell table:style-name="ce85" table:formula="of:=IF([$'AwSV-Kataster'.H257]&gt;1000;&quot;JA&quot;;&quot;NEIN&quot;)" office:value-type="string" office:string-value="NEIN">
            <text:p>NEIN</text:p>
          </table:table-cell>
          <table:table-cell table:style-name="ce85" table:formula="of:=IF([$'AwSV-Kataster'.H257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57]=&quot;Stufe A&quot;;[$Grundlagen.$C$20];IF([$'AwSV-Kataster'.O257]=&quot;Stufe B&quot;;[$Grundlagen.$C$24];IF([$'AwSV-Kataster'.O257]=&quot;Stufe C&quot;;[$Grundlagen.$C$28];IF([$'AwSV-Kataster'.O257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57]=&quot;Stufe A&quot;;[$Grundlagen.$D$20];IF([$'AwSV-Kataster'.O257]=&quot;Stufe B&quot;;[$Grundlagen.$D$24];IF([$'AwSV-Kataster'.O257]=&quot;Stufe C&quot;;[$Grundlagen.$D$28];IF([$'AwSV-Kataster'.O257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57]&gt;1000;[$Grundlagen.$B$41];&quot;NEIN&quot;)" office:value-type="string" office:string-value="NEIN">
            <text:p>NEIN</text:p>
          </table:table-cell>
          <table:table-cell table:style-name="ce83" table:formula="of:=IF([$'AwSV-Kataster'.H257]&gt;100;[$Grundlagen.$C$43];&quot;NEIN&quot;)" office:value-type="string" office:string-value="NEIN">
            <text:p>NEIN</text:p>
          </table:table-cell>
          <table:table-cell table:style-name="ce83" table:formula="of:=IF([$'AwSV-Kataster'.H257]&gt;1000;&quot;JA&quot;;&quot;NEIN&quot;)" office:value-type="string" office:string-value="NEIN">
            <text:p>NEIN</text:p>
          </table:table-cell>
          <table:table-cell table:style-name="ce83" table:formula="of:=IF([$'AwSV-Kataster'.H257]&gt;1000;&quot;JA&quot;;&quot;NEIN&quot;)" office:value-type="string" office:string-value="NEIN">
            <text:p>NEIN</text:p>
          </table:table-cell>
          <table:table-cell table:style-name="ce83" table:formula="of:=IF([$'AwSV-Kataster'.O257]=&quot;Stufe A&quot;;[$Grundlagen.$E$20];IF([$'AwSV-Kataster'.O257]=&quot;Stufe B&quot;;[$Grundlagen.$E$24];IF([$'AwSV-Kataster'.O257]=&quot;Stufe C&quot;;[$Grundlagen.$E$28];IF([$'AwSV-Kataster'.O257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57]=&quot;Stufe A&quot;;[$'Grundlagen Wasserschutzgebiet'.$C$18];IF([$'AwSV-Kataster'.O257]=&quot;Stufe B&quot;;[$'Grundlagen Wasserschutzgebiet'.$C$22];IF([$'AwSV-Kataster'.O257]=&quot;Stufe C&quot;;[$'Grundlagen Wasserschutzgebiet'.$C$26];IF([$'AwSV-Kataster'.O25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57]=&quot;Stufe A&quot;;[$'Grundlagen Wasserschutzgebiet'.$D$20];IF([$'AwSV-Kataster'.O257]=&quot;Stufe B&quot;;[$'Grundlagen Wasserschutzgebiet'.$D$24];IF([$'AwSV-Kataster'.O257]=&quot;Stufe C&quot;;[$'Grundlagen Wasserschutzgebiet'.$D$28];IF([$'AwSV-Kataster'.O257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57]&gt;1000;[$Grundlagen.$B$41];&quot;Nein&quot;)" office:value-type="string" office:string-value="Nein">
            <text:p>Nein</text:p>
          </table:table-cell>
          <table:table-cell table:style-name="ce83" table:formula="of:=IF([$'AwSV-Kataster'.H257]&gt;100;[$Grundlagen.$C$43];&quot;Nein&quot;)" office:value-type="string" office:string-value="Nein">
            <text:p>Nein</text:p>
          </table:table-cell>
          <table:table-cell table:style-name="ce83" table:formula="of:=IF([$'AwSV-Kataster'.H257]&gt;1000;&quot;JA&quot;;&quot;NEIN&quot;)" office:value-type="string" office:string-value="NEIN">
            <text:p>NEIN</text:p>
          </table:table-cell>
          <table:table-cell table:style-name="ce83" table:formula="of:=IF([$'AwSV-Kataster'.H257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57]=&quot;Stufe A&quot;;[$Grundlagen.$C$21];IF([$'AwSV-Kataster'.O257]=&quot;Stufe B&quot;;[$Grundlagen.$C$25];IF([$'AwSV-Kataster'.O257]=&quot;Stufe C&quot;;[$Grundlagen.$C$29];IF([$'AwSV-Kataster'.O257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57]=&quot;Stufe A&quot;;[$Grundlagen.$D$21];IF([$'AwSV-Kataster'.O257]=&quot;Stufe B&quot;;[$Grundlagen.$D$25];IF([$'AwSV-Kataster'.O257]=&quot;Stufe C&quot;;[$Grundlagen.$D$29];IF([$'AwSV-Kataster'.O257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57]&gt;1000;[$Grundlagen.$B$41];&quot;NEIN&quot;)" office:value-type="string" office:string-value="NEIN">
            <text:p>NEIN</text:p>
          </table:table-cell>
          <table:table-cell table:style-name="ce83" table:formula="of:=IF([$'AwSV-Kataster'.H257]&gt;100;[$Grundlagen.$C$44];&quot;NEIN&quot;)" office:value-type="string" office:string-value="NEIN">
            <text:p>NEIN</text:p>
          </table:table-cell>
          <table:table-cell table:style-name="ce83" table:formula="of:=IF([.E261]=&quot;JA&quot;;&quot;alle 5 Jahre&quot;;&quot;NEIN&quot;)" office:value-type="string" office:string-value="NEIN">
            <text:p>NEIN</text:p>
          </table:table-cell>
          <table:table-cell table:style-name="ce83" table:formula="of:=IF([.F261]=&quot;JA&quot;;&quot;alle 5 Jahre&quot;;&quot;NEIN&quot;)" office:value-type="string" office:string-value="NEIN">
            <text:p>NEIN</text:p>
          </table:table-cell>
          <table:table-cell table:style-name="ce83" table:formula="of:=IF([$'AwSV-Kataster'.O257]=&quot;Stufe A&quot;;[$Grundlagen.$E$21];IF([$'AwSV-Kataster'.O257]=&quot;Stufe B&quot;;[$Grundlagen.$E$25];IF([$'AwSV-Kataster'.O257]=&quot;Stufe C&quot;;[$Grundlagen.$E$29];IF([$'AwSV-Kataster'.O257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57]=&quot;Stufe A&quot;;[$'Grundlagen Wasserschutzgebiet'.$C$21];IF([$'AwSV-Kataster'.O257]=&quot;Stufe B&quot;;[$'Grundlagen Wasserschutzgebiet'.$C$21];IF([$'AwSV-Kataster'.O257]=&quot;Stufe C&quot;;[$'Grundlagen Wasserschutzgebiet'.$C$21];IF([$'AwSV-Kataster'.O257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57]=&quot;Stufe A&quot;;[$'Grundlagen Wasserschutzgebiet'.$D$21];IF([$'AwSV-Kataster'.O257]=&quot;Stufe B&quot;;[$'Grundlagen Wasserschutzgebiet'.$D$25];IF([$'AwSV-Kataster'.O257]=&quot;Stufe C&quot;;[$'Grundlagen Wasserschutzgebiet'.$D$29];IF([$'AwSV-Kataster'.O257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57]&gt;1000;[$Grundlagen.$B$41];&quot;Nein&quot;)" office:value-type="string" office:string-value="Nein">
            <text:p>Nein</text:p>
          </table:table-cell>
          <table:table-cell table:style-name="ce83" table:formula="of:=IF([$'AwSV-Kataster'.H257]&gt;100;[$Grundlagen.$C$44];&quot;Nein&quot;)" office:value-type="string" office:string-value="Nein">
            <text:p>Nein</text:p>
          </table:table-cell>
          <table:table-cell table:style-name="ce83" table:formula="of:=IF([.S261]=&quot;JA&quot;;&quot;alle 5 Jahre&quot;;&quot;NEIN&quot;)" office:value-type="string" office:string-value="NEIN">
            <text:p>NEIN</text:p>
          </table:table-cell>
          <table:table-cell table:style-name="ce83" table:formula="of:=IF([.T261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70]&gt;1000;1001;IF(AND([$'AwSV-Kataster'.H270]&gt;100;[$'AwSV-Kataster'.H270]&lt;=1000);1000;IF(AND([$'AwSV-Kataster'.H270]&gt;10;[$'AwSV-Kataster'.H270]&lt;=100);100;IF(AND([$'AwSV-Kataster'.H270]&gt;1;[$'AwSV-Kataster'.H270]&lt;=10);10;IF(AND([$'AwSV-Kataster'.H270]&gt;0.22;[$'AwSV-Kataster'.H270]&lt;=1);1;0.22)))))" office:value-type="float" office:value="0.22">
            <text:p>0.22</text:p>
          </table:table-cell>
          <table:table-cell table:style-name="ce85" table:formula="of:=[$'AwSV-Kataster'.C270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66]=&quot;&quot;;&quot;Anlagenspez. wählen&quot;;IF([.B266]=[.A267];[.A268];IF([.B266]=[.B267];[.B268];IF([.B266]=[.C267];[.C268];IF([.B266]=[.D267];[.$D268];IF([.B266]=[.E267];[.E268];IF([.B266]=[.F267];[.F268];IF([.B266]=[.G267];[.G268]))))))))" office:value-type="string" office:string-value="NEIN">
            <text:p>NEIN</text:p>
          </table:table-cell>
          <table:table-cell table:style-name="ce97" table:formula="of:=IF([.B266]=&quot;&quot;;&quot;Anlagenspez. wählen&quot;;IF([.B266]=[.A267];[.A269];IF([.B266]=[.B267];[.B269];IF([.B266]=[.C267];[.C269];IF([.B266]=[.D267];[.D269];IF([.B266]=[.E267];[.E269];IF([.B266]=[.F267];[.$F269];IF([.B266]=[.G267];[.G269]))))))))" office:value-type="string" office:string-value="NEIN">
            <text:p>NEIN</text:p>
          </table:table-cell>
          <table:table-cell table:style-name="ce97" table:formula="of:=IF([.B266]=&quot;&quot;;&quot;A.spez. wählen&quot;;IF([.B266]=[.A267];[.A270];IF([.B266]=[.B267];[.B270];IF([.B266]=[.C267];[.C270];IF([.B266]=[.D267];[.$D270];IF([.B266]=[.E267];[.E270];IF([.B266]=[.F267];[.F270];IF([.B266]=[.G267];[.G270]))))))))" office:value-type="string" office:string-value="NEIN">
            <text:p>NEIN</text:p>
          </table:table-cell>
          <table:table-cell table:style-name="ce99" table:formula="of:=IF([.B266]=&quot;&quot;;&quot;Anlagenspez. wählen&quot;;IF([.B266]=[.A267];[.A271];IF([.B266]=[.B267];[.B271];IF([.B266]=[.C267];[.C271];IF([.B266]=[.D267];[.$D271];IF([.B266]=[.E267];[.E271];IF([.B266]=[.F267];[.F271];IF([.B266]=[.G267];[.G271]))))))))" office:value-type="string" office:string-value="NEIN">
            <text:p>NEIN</text:p>
          </table:table-cell>
          <table:table-cell table:style-name="ce100" table:formula="of:=IF([$'AwSV-Kataster'.O264]=&quot;entfällt&quot;;&quot;Entfällt&quot;;IF([$'AwSV-Kataster'.O264]=&quot;fehlt&quot;;&quot;umgehend&quot;;MIN([$'AwSV-Kataster'.O264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38]=&quot;unterirdisch&quot;;&quot;JA&quot;;IF([.J267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70]=&quot;&quot;;&quot;Anlagenspez. wählen&quot;;IF([$'AwSV-Kataster'.C270]=[.O267];[.O268];IF([$'AwSV-Kataster'.C270]=[.P267];[.P268];IF([$'AwSV-Kataster'.C270]=[.Q267];[.Q268];IF([$'AwSV-Kataster'.C270]=[.R267];[.$R268];IF([$'AwSV-Kataster'.C270]=[.S267];[.S268];IF([$'AwSV-Kataster'.C270]=[.T267];[.T268];IF([$'AwSV-Kataster'.C270]=[.U267];[.U268]))))))))" office:value-type="string" office:string-value="NEIN">
            <text:p>NEIN</text:p>
          </table:table-cell>
          <table:table-cell table:style-name="ce97" table:formula="of:=IF([$'AwSV-Kataster'.C270]=&quot;&quot;;&quot;Anlagenspez. wählen&quot;;IF([$'AwSV-Kataster'.C270]=[.O267];[.O269];IF([$'AwSV-Kataster'.C270]=[.P267];[.P269];IF([$'AwSV-Kataster'.C270]=[.Q267];[.Q269];IF([$'AwSV-Kataster'.C270]=[.R267];[.R269];IF([$'AwSV-Kataster'.C270]=[.S267];[.S269];IF([$'AwSV-Kataster'.C270]=[.T267];[.$T269];IF([$'AwSV-Kataster'.C270]=[.U267];[.U269]))))))))" office:value-type="string" office:string-value="NEIN">
            <text:p>NEIN</text:p>
          </table:table-cell>
          <table:table-cell table:style-name="ce97" table:formula="of:=IF([$'AwSV-Kataster'.C270]=&quot;&quot;;&quot;A.spez. wählen&quot;;IF([$'AwSV-Kataster'.C270]=[.O267];[.O270];IF([$'AwSV-Kataster'.C270]=[.P267];[.P270];IF([$'AwSV-Kataster'.C270]=[.Q267];[.Q270];IF([$'AwSV-Kataster'.C270]=[.R267];[.$R270];IF([$'AwSV-Kataster'.C270]=[.S267];[.S270];IF([$'AwSV-Kataster'.C270]=[.T267];[.T270];IF([$'AwSV-Kataster'.C270]=[.U267];[.U270]))))))))" office:value-type="string" office:string-value="NEIN">
            <text:p>NEIN</text:p>
          </table:table-cell>
          <table:table-cell table:style-name="ce99" table:formula="of:=IF([$'AwSV-Kataster'.C270]=&quot;&quot;;&quot;Anlagenspez. wählen&quot;;IF([$'AwSV-Kataster'.C270]=[.O267];[.O271];IF([$'AwSV-Kataster'.C270]=[.P267];[.P271];IF([$'AwSV-Kataster'.C270]=[.Q267];[.Q271];IF([$'AwSV-Kataster'.C270]=[.R267];[.$R271];IF([$'AwSV-Kataster'.C270]=[.S267];[.S271];IF([$'AwSV-Kataster'.C270]=[.T267];[.T271];IF([$'AwSV-Kataster'.C270]=[.U267];[.U271]))))))))" office:value-type="string" office:string-value="NEIN">
            <text:p>NEIN</text:p>
          </table:table-cell>
          <table:table-cell table:style-name="ce103" table:formula="of:=IF([$'AwSV-Kataster'.O264]=&quot;entfällt&quot;;&quot;Entfällt&quot;;IF([$'AwSV-Kataster'.O264]=&quot;fehlt&quot;;&quot;umgehend&quot;;MIN([$'AwSV-Kataster'.O264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70]=&quot;unterirdisch&quot;;&quot;JA&quot;;IF([.J269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70]=&quot;Stufe A&quot;;[$Grundlagen.$C$18];IF([$'AwSV-Kataster'.O270]=&quot;Stufe B&quot;;[$Grundlagen.$C$22];IF([$'AwSV-Kataster'.O270]=&quot;Stufe C&quot;;[$Grundlagen.$C$26];IF([$'AwSV-Kataster'.O270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70]=&quot;Stufe A&quot;;[$Grundlagen.$D$18];IF([$'AwSV-Kataster'.O270]=&quot;Stufe B&quot;;[$Grundlagen.$D$22];IF([$'AwSV-Kataster'.O270]=&quot;Stufe C&quot;;[$Grundlagen.$D$26];IF([$'AwSV-Kataster'.O270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70]&gt;1000;[$Grundlagen.$B$41];&quot;NEIN&quot;)" office:value-type="string" office:string-value="NEIN">
            <text:p>NEIN</text:p>
          </table:table-cell>
          <table:table-cell table:style-name="ce83" table:formula="of:=IF([$'AwSV-Kataster'.H270]&gt;100;[$Grundlagen.$C$41];&quot;NEIN&quot;)" office:value-type="string" office:string-value="NEIN">
            <text:p>NEIN</text:p>
          </table:table-cell>
          <table:table-cell table:style-name="ce83" table:formula="of:=IF([$'AwSV-Kataster'.H270]&gt;100;&quot;JA&quot;;&quot;NEIN&quot;)" office:value-type="string" office:string-value="NEIN">
            <text:p>NEIN</text:p>
          </table:table-cell>
          <table:table-cell table:style-name="ce83" table:formula="of:=IF([$'AwSV-Kataster'.H270]&gt;100;&quot;JA&quot;;&quot;NEIN&quot;)" office:value-type="string" office:string-value="NEIN">
            <text:p>NEIN</text:p>
          </table:table-cell>
          <table:table-cell table:style-name="ce83" table:formula="of:=IF([$'AwSV-Kataster'.O270]=&quot;Stufe A&quot;;[$Grundlagen.$E$18];IF([$'AwSV-Kataster'.O270]=&quot;Stufe B&quot;;[$Grundlagen.$E$22];IF([$'AwSV-Kataster'.O270]=&quot;Stufe C&quot;;[$Grundlagen.$E$26];IF([$'AwSV-Kataster'.O270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70]=&quot;Stufe A&quot;;[$'Grundlagen Wasserschutzgebiet'.$C$18];IF([$'AwSV-Kataster'.O270]=&quot;Stufe B&quot;;[$'Grundlagen Wasserschutzgebiet'.$C$22];IF([$'AwSV-Kataster'.O270]=&quot;Stufe C&quot;;[$'Grundlagen Wasserschutzgebiet'.$C$26];IF([$'AwSV-Kataster'.O27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70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70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70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70]&gt;100;&quot;JA&quot;;&quot;NEIN&quot;)" office:value-type="string" office:string-value="NEIN">
            <text:p>NEIN</text:p>
          </table:table-cell>
          <table:table-cell table:style-name="ce83" table:formula="of:=IF([$'AwSV-Kataster'.H270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70]=&quot;Stufe A&quot;;[$Grundlagen.$C$19];IF([$'AwSV-Kataster'.O270]=&quot;Stufe B&quot;;[$Grundlagen.$C$23];IF([$'AwSV-Kataster'.O270]=&quot;Stufe C&quot;;[$Grundlagen.$C$27];IF([$'AwSV-Kataster'.O270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70]=&quot;Stufe A&quot;;[$Grundlagen.$D$19];IF([$'AwSV-Kataster'.O270]=&quot;Stufe B&quot;;[$Grundlagen.$D$23];IF([$'AwSV-Kataster'.O270]=&quot;Stufe C&quot;;[$Grundlagen.$D$27];IF([$'AwSV-Kataster'.O270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70]&gt;1000;[$Grundlagen.$B$41];&quot;NEIN&quot;)" office:value-type="string" office:string-value="NEIN">
            <text:p>NEIN</text:p>
          </table:table-cell>
          <table:table-cell table:style-name="ce85" table:formula="of:=IF([$'AwSV-Kataster'.H270]&gt;100;[$Grundlagen.$C$42];&quot;NEIN&quot;)" office:value-type="string" office:string-value="NEIN">
            <text:p>NEIN</text:p>
          </table:table-cell>
          <table:table-cell table:style-name="ce85" table:formula="of:=IF([$'AwSV-Kataster'.H270]&gt;1000;&quot;JA&quot;;&quot;NEIN&quot;)" office:value-type="string" office:string-value="NEIN">
            <text:p>NEIN</text:p>
          </table:table-cell>
          <table:table-cell table:style-name="ce85" table:formula="of:=IF([$'AwSV-Kataster'.H270]&gt;1000;&quot;JA&quot;;&quot;NEIN&quot;)" office:value-type="string" office:string-value="NEIN">
            <text:p>NEIN</text:p>
          </table:table-cell>
          <table:table-cell table:style-name="ce85" table:formula="of:=IF([$'AwSV-Kataster'.O270]=&quot;Stufe A&quot;;[$Grundlagen.$E$19];IF([$'AwSV-Kataster'.O270]=&quot;Stufe B&quot;;[$Grundlagen.$E$23];IF([$'AwSV-Kataster'.O270]=&quot;Stufe C&quot;;[$Grundlagen.$E$27];IF([$'AwSV-Kataster'.O270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70]=&quot;Stufe A&quot;;[$'Grundlagen Wasserschutzgebiet'.$C$18];IF([$'AwSV-Kataster'.O270]=&quot;Stufe B&quot;;[$'Grundlagen Wasserschutzgebiet'.$C$22];IF([$'AwSV-Kataster'.O270]=&quot;Stufe C&quot;;[$'Grundlagen Wasserschutzgebiet'.$C$26];IF([$'AwSV-Kataster'.O270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70]=&quot;Stufe A&quot;;[$'Grundlagen Wasserschutzgebiet'.$D$19];IF([$'AwSV-Kataster'.O270]=&quot;Stufe B&quot;;[$'Grundlagen Wasserschutzgebiet'.$D$23];IF([$'AwSV-Kataster'.O270]=&quot;Stufe C&quot;;[$'Grundlagen Wasserschutzgebiet'.$D$27];IF([$'AwSV-Kataster'.O270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70]&gt;1000;[$Grundlagen.$B$41];&quot;Nein&quot;)" office:value-type="string" office:string-value="Nein">
            <text:p>Nein</text:p>
          </table:table-cell>
          <table:table-cell table:style-name="ce85" table:formula="of:=IF([$'AwSV-Kataster'.H270]&gt;100;[$Grundlagen.$C$42];&quot;Nein&quot;)" office:value-type="string" office:string-value="Nein">
            <text:p>Nein</text:p>
          </table:table-cell>
          <table:table-cell table:style-name="ce85" table:formula="of:=IF([$'AwSV-Kataster'.H270]&gt;1000;&quot;JA&quot;;&quot;NEIN&quot;)" office:value-type="string" office:string-value="NEIN">
            <text:p>NEIN</text:p>
          </table:table-cell>
          <table:table-cell table:style-name="ce85" table:formula="of:=IF([$'AwSV-Kataster'.H270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70]=&quot;Stufe A&quot;;[$Grundlagen.$C$20];IF([$'AwSV-Kataster'.O270]=&quot;Stufe B&quot;;[$Grundlagen.$C$24];IF([$'AwSV-Kataster'.O270]=&quot;Stufe C&quot;;[$Grundlagen.$C$28];IF([$'AwSV-Kataster'.O270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70]=&quot;Stufe A&quot;;[$Grundlagen.$D$20];IF([$'AwSV-Kataster'.O270]=&quot;Stufe B&quot;;[$Grundlagen.$D$24];IF([$'AwSV-Kataster'.O270]=&quot;Stufe C&quot;;[$Grundlagen.$D$28];IF([$'AwSV-Kataster'.O270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70]&gt;1000;[$Grundlagen.$B$41];&quot;NEIN&quot;)" office:value-type="string" office:string-value="NEIN">
            <text:p>NEIN</text:p>
          </table:table-cell>
          <table:table-cell table:style-name="ce83" table:formula="of:=IF([$'AwSV-Kataster'.H270]&gt;100;[$Grundlagen.$C$43];&quot;NEIN&quot;)" office:value-type="string" office:string-value="NEIN">
            <text:p>NEIN</text:p>
          </table:table-cell>
          <table:table-cell table:style-name="ce83" table:formula="of:=IF([$'AwSV-Kataster'.H270]&gt;1000;&quot;JA&quot;;&quot;NEIN&quot;)" office:value-type="string" office:string-value="NEIN">
            <text:p>NEIN</text:p>
          </table:table-cell>
          <table:table-cell table:style-name="ce83" table:formula="of:=IF([$'AwSV-Kataster'.H270]&gt;1000;&quot;JA&quot;;&quot;NEIN&quot;)" office:value-type="string" office:string-value="NEIN">
            <text:p>NEIN</text:p>
          </table:table-cell>
          <table:table-cell table:style-name="ce83" table:formula="of:=IF([$'AwSV-Kataster'.O270]=&quot;Stufe A&quot;;[$Grundlagen.$E$20];IF([$'AwSV-Kataster'.O270]=&quot;Stufe B&quot;;[$Grundlagen.$E$24];IF([$'AwSV-Kataster'.O270]=&quot;Stufe C&quot;;[$Grundlagen.$E$28];IF([$'AwSV-Kataster'.O270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70]=&quot;Stufe A&quot;;[$'Grundlagen Wasserschutzgebiet'.$C$18];IF([$'AwSV-Kataster'.O270]=&quot;Stufe B&quot;;[$'Grundlagen Wasserschutzgebiet'.$C$22];IF([$'AwSV-Kataster'.O270]=&quot;Stufe C&quot;;[$'Grundlagen Wasserschutzgebiet'.$C$26];IF([$'AwSV-Kataster'.O27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70]=&quot;Stufe A&quot;;[$'Grundlagen Wasserschutzgebiet'.$D$20];IF([$'AwSV-Kataster'.O270]=&quot;Stufe B&quot;;[$'Grundlagen Wasserschutzgebiet'.$D$24];IF([$'AwSV-Kataster'.O270]=&quot;Stufe C&quot;;[$'Grundlagen Wasserschutzgebiet'.$D$28];IF([$'AwSV-Kataster'.O270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70]&gt;1000;[$Grundlagen.$B$41];&quot;Nein&quot;)" office:value-type="string" office:string-value="Nein">
            <text:p>Nein</text:p>
          </table:table-cell>
          <table:table-cell table:style-name="ce83" table:formula="of:=IF([$'AwSV-Kataster'.H270]&gt;100;[$Grundlagen.$C$43];&quot;Nein&quot;)" office:value-type="string" office:string-value="Nein">
            <text:p>Nein</text:p>
          </table:table-cell>
          <table:table-cell table:style-name="ce83" table:formula="of:=IF([$'AwSV-Kataster'.H270]&gt;1000;&quot;JA&quot;;&quot;NEIN&quot;)" office:value-type="string" office:string-value="NEIN">
            <text:p>NEIN</text:p>
          </table:table-cell>
          <table:table-cell table:style-name="ce83" table:formula="of:=IF([$'AwSV-Kataster'.H270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70]=&quot;Stufe A&quot;;[$Grundlagen.$C$21];IF([$'AwSV-Kataster'.O270]=&quot;Stufe B&quot;;[$Grundlagen.$C$25];IF([$'AwSV-Kataster'.O270]=&quot;Stufe C&quot;;[$Grundlagen.$C$29];IF([$'AwSV-Kataster'.O270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70]=&quot;Stufe A&quot;;[$Grundlagen.$D$21];IF([$'AwSV-Kataster'.O270]=&quot;Stufe B&quot;;[$Grundlagen.$D$25];IF([$'AwSV-Kataster'.O270]=&quot;Stufe C&quot;;[$Grundlagen.$D$29];IF([$'AwSV-Kataster'.O270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70]&gt;1000;[$Grundlagen.$B$41];&quot;NEIN&quot;)" office:value-type="string" office:string-value="NEIN">
            <text:p>NEIN</text:p>
          </table:table-cell>
          <table:table-cell table:style-name="ce83" table:formula="of:=IF([$'AwSV-Kataster'.H270]&gt;100;[$Grundlagen.$C$44];&quot;NEIN&quot;)" office:value-type="string" office:string-value="NEIN">
            <text:p>NEIN</text:p>
          </table:table-cell>
          <table:table-cell table:style-name="ce83" table:formula="of:=IF([.E270]=&quot;JA&quot;;&quot;alle 5 Jahre&quot;;&quot;NEIN&quot;)" office:value-type="string" office:string-value="NEIN">
            <text:p>NEIN</text:p>
          </table:table-cell>
          <table:table-cell table:style-name="ce83" table:formula="of:=IF([.F270]=&quot;JA&quot;;&quot;alle 5 Jahre&quot;;&quot;NEIN&quot;)" office:value-type="string" office:string-value="NEIN">
            <text:p>NEIN</text:p>
          </table:table-cell>
          <table:table-cell table:style-name="ce83" table:formula="of:=IF([$'AwSV-Kataster'.O270]=&quot;Stufe A&quot;;[$Grundlagen.$E$21];IF([$'AwSV-Kataster'.O270]=&quot;Stufe B&quot;;[$Grundlagen.$E$25];IF([$'AwSV-Kataster'.O270]=&quot;Stufe C&quot;;[$Grundlagen.$E$29];IF([$'AwSV-Kataster'.O270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70]=&quot;Stufe A&quot;;[$'Grundlagen Wasserschutzgebiet'.$C$21];IF([$'AwSV-Kataster'.O270]=&quot;Stufe B&quot;;[$'Grundlagen Wasserschutzgebiet'.$C$21];IF([$'AwSV-Kataster'.O270]=&quot;Stufe C&quot;;[$'Grundlagen Wasserschutzgebiet'.$C$21];IF([$'AwSV-Kataster'.O270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70]=&quot;Stufe A&quot;;[$'Grundlagen Wasserschutzgebiet'.$D$21];IF([$'AwSV-Kataster'.O270]=&quot;Stufe B&quot;;[$'Grundlagen Wasserschutzgebiet'.$D$25];IF([$'AwSV-Kataster'.O270]=&quot;Stufe C&quot;;[$'Grundlagen Wasserschutzgebiet'.$D$29];IF([$'AwSV-Kataster'.O270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70]&gt;1000;[$Grundlagen.$B$41];&quot;Nein&quot;)" office:value-type="string" office:string-value="Nein">
            <text:p>Nein</text:p>
          </table:table-cell>
          <table:table-cell table:style-name="ce83" table:formula="of:=IF([$'AwSV-Kataster'.H270]&gt;100;[$Grundlagen.$C$44];&quot;Nein&quot;)" office:value-type="string" office:string-value="Nein">
            <text:p>Nein</text:p>
          </table:table-cell>
          <table:table-cell table:style-name="ce83" table:formula="of:=IF([.S270]=&quot;JA&quot;;&quot;alle 5 Jahre&quot;;&quot;NEIN&quot;)" office:value-type="string" office:string-value="NEIN">
            <text:p>NEIN</text:p>
          </table:table-cell>
          <table:table-cell table:style-name="ce83" table:formula="of:=IF([.T270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83]&gt;1000;1001;IF(AND([$'AwSV-Kataster'.H283]&gt;100;[$'AwSV-Kataster'.H283]&lt;=1000);1000;IF(AND([$'AwSV-Kataster'.H283]&gt;10;[$'AwSV-Kataster'.H283]&lt;=100);100;IF(AND([$'AwSV-Kataster'.H283]&gt;1;[$'AwSV-Kataster'.H283]&lt;=10);10;IF(AND([$'AwSV-Kataster'.H283]&gt;0.22;[$'AwSV-Kataster'.H283]&lt;=1);1;0.22)))))" office:value-type="float" office:value="0.22">
            <text:p>0.22</text:p>
          </table:table-cell>
          <table:table-cell table:style-name="ce85" table:formula="of:=[$'AwSV-Kataster'.C283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75]=&quot;&quot;;&quot;Anlagenspez. wählen&quot;;IF([.B275]=[.A276];[.A277];IF([.B275]=[.B276];[.B277];IF([.B275]=[.C276];[.C277];IF([.B275]=[.D276];[.$D277];IF([.B275]=[.E276];[.E277];IF([.B275]=[.F276];[.F277];IF([.B275]=[.G276];[.G277]))))))))" office:value-type="string" office:string-value="NEIN">
            <text:p>NEIN</text:p>
          </table:table-cell>
          <table:table-cell table:style-name="ce97" table:formula="of:=IF([.B275]=&quot;&quot;;&quot;Anlagenspez. wählen&quot;;IF([.B275]=[.A276];[.A278];IF([.B275]=[.B276];[.B278];IF([.B275]=[.C276];[.C278];IF([.B275]=[.D276];[.D278];IF([.B275]=[.E276];[.E278];IF([.B275]=[.F276];[.$F278];IF([.B275]=[.G276];[.G278]))))))))" office:value-type="string" office:string-value="NEIN">
            <text:p>NEIN</text:p>
          </table:table-cell>
          <table:table-cell table:style-name="ce97" table:formula="of:=IF([.B275]=&quot;&quot;;&quot;A.spez. wählen&quot;;IF([.B275]=[.A276];[.A279];IF([.B275]=[.B276];[.B279];IF([.B275]=[.C276];[.C279];IF([.B275]=[.D276];[.$D279];IF([.B275]=[.E276];[.E279];IF([.B275]=[.F276];[.F279];IF([.B275]=[.G276];[.G279]))))))))" office:value-type="string" office:string-value="NEIN">
            <text:p>NEIN</text:p>
          </table:table-cell>
          <table:table-cell table:style-name="ce99" table:formula="of:=IF([.B275]=&quot;&quot;;&quot;Anlagenspez. wählen&quot;;IF([.B275]=[.A276];[.A280];IF([.B275]=[.B276];[.B280];IF([.B275]=[.C276];[.C280];IF([.B275]=[.D276];[.$D280];IF([.B275]=[.E276];[.E280];IF([.B275]=[.F276];[.F280];IF([.B275]=[.G276];[.G280]))))))))" office:value-type="string" office:string-value="NEIN">
            <text:p>NEIN</text:p>
          </table:table-cell>
          <table:table-cell table:style-name="ce100" table:formula="of:=IF([$'AwSV-Kataster'.O277]=&quot;entfällt&quot;;&quot;Entfällt&quot;;IF([$'AwSV-Kataster'.O277]=&quot;fehlt&quot;;&quot;umgehend&quot;;MIN([$'AwSV-Kataster'.O277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52]=&quot;unterirdisch&quot;;&quot;JA&quot;;IF([.J276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D284]=&quot;&quot;;&quot;Anlagenspez. wählen&quot;;IF([$'AwSV-Kataster'.D284]=[.O276];[.O277];IF([$'AwSV-Kataster'.D284]=[.P276];[.P277];IF([$'AwSV-Kataster'.D284]=[.Q276];[.Q277];IF([$'AwSV-Kataster'.D284]=[.R276];[.$R277];IF([$'AwSV-Kataster'.D284]=[.S276];[.S277];IF([$'AwSV-Kataster'.D284]=[.T276];[.T277];IF([$'AwSV-Kataster'.D284]=[.U276];[.U277]))))))))" office:value-type="boolean" office:boolean-value="false">
            <text:p>FALSE</text:p>
          </table:table-cell>
          <table:table-cell table:style-name="ce97" table:formula="of:=IF([$'AwSV-Kataster'.D284]=&quot;&quot;;&quot;Anlagenspez. wählen&quot;;IF([$'AwSV-Kataster'.D284]=[.O276];[.O278];IF([$'AwSV-Kataster'.D284]=[.P276];[.P278];IF([$'AwSV-Kataster'.D284]=[.Q276];[.Q278];IF([$'AwSV-Kataster'.D284]=[.R276];[.R278];IF([$'AwSV-Kataster'.D284]=[.S276];[.S278];IF([$'AwSV-Kataster'.D284]=[.T276];[.$T278];IF([$'AwSV-Kataster'.D284]=[.U276];[.U278]))))))))" office:value-type="boolean" office:boolean-value="false">
            <text:p>FALSE</text:p>
          </table:table-cell>
          <table:table-cell table:style-name="ce97" table:formula="of:=IF([$'AwSV-Kataster'.D284]=&quot;&quot;;&quot;A.spez. wählen&quot;;IF([$'AwSV-Kataster'.D284]=[.O276];[.O279];IF([$'AwSV-Kataster'.D284]=[.P276];[.P279];IF([$'AwSV-Kataster'.D284]=[.Q276];[.Q279];IF([$'AwSV-Kataster'.D284]=[.R276];[.$R279];IF([$'AwSV-Kataster'.D284]=[.S276];[.S279];IF([$'AwSV-Kataster'.D284]=[.T276];[.T279];IF([$'AwSV-Kataster'.D284]=[.U276];[.U279]))))))))" office:value-type="boolean" office:boolean-value="false">
            <text:p>FALSE</text:p>
          </table:table-cell>
          <table:table-cell table:style-name="ce99" table:formula="of:=IF([$'AwSV-Kataster'.D284]=&quot;&quot;;&quot;Anlagenspez. wählen&quot;;IF([$'AwSV-Kataster'.D284]=[.O276];[.O280];IF([$'AwSV-Kataster'.D284]=[.P276];[.P280];IF([$'AwSV-Kataster'.D284]=[.Q276];[.Q280];IF([$'AwSV-Kataster'.D284]=[.R276];[.$R280];IF([$'AwSV-Kataster'.D284]=[.S276];[.S280];IF([$'AwSV-Kataster'.D284]=[.T276];[.T280];IF([$'AwSV-Kataster'.D284]=[.U276];[.U280]))))))))" office:value-type="boolean" office:boolean-value="false">
            <text:p>FALSE</text:p>
          </table:table-cell>
          <table:table-cell table:style-name="ce103" table:formula="of:=IF([$'AwSV-Kataster'.O276]=&quot;entfällt&quot;;&quot;Entfällt&quot;;IF([$'AwSV-Kataster'.O276]=&quot;fehlt&quot;;&quot;umgehend&quot;;MIN([$'AwSV-Kataster'.O276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D284]=&quot;unterirdisch&quot;;&quot;JA&quot;;IF([.J278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7">
          <table:table-cell table:style-name="ce83" table:formula="of:=IF([$'AwSV-Kataster'.O283]=&quot;Stufe A&quot;;[$Grundlagen.$C$18];IF([$'AwSV-Kataster'.O283]=&quot;Stufe B&quot;;[$Grundlagen.$C$22];IF([$'AwSV-Kataster'.O283]=&quot;Stufe C&quot;;[$Grundlagen.$C$26];IF([$'AwSV-Kataster'.O283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83]=&quot;Stufe A&quot;;[$Grundlagen.$D$18];IF([$'AwSV-Kataster'.O283]=&quot;Stufe B&quot;;[$Grundlagen.$D$22];IF([$'AwSV-Kataster'.O283]=&quot;Stufe C&quot;;[$Grundlagen.$D$26];IF([$'AwSV-Kataster'.O283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83]&gt;1000;[$Grundlagen.$B$41];&quot;NEIN&quot;)" office:value-type="string" office:string-value="NEIN">
            <text:p>NEIN</text:p>
          </table:table-cell>
          <table:table-cell table:style-name="ce83" table:formula="of:=IF([$'AwSV-Kataster'.H283]&gt;100;[$Grundlagen.$C$41];&quot;NEIN&quot;)" office:value-type="string" office:string-value="NEIN">
            <text:p>NEIN</text:p>
          </table:table-cell>
          <table:table-cell table:style-name="ce83" table:formula="of:=IF([$'AwSV-Kataster'.H283]&gt;100;&quot;JA&quot;;&quot;NEIN&quot;)" office:value-type="string" office:string-value="NEIN">
            <text:p>NEIN</text:p>
          </table:table-cell>
          <table:table-cell table:style-name="ce83" table:formula="of:=IF([$'AwSV-Kataster'.H283]&gt;100;&quot;JA&quot;;&quot;NEIN&quot;)" office:value-type="string" office:string-value="NEIN">
            <text:p>NEIN</text:p>
          </table:table-cell>
          <table:table-cell table:style-name="ce83" table:formula="of:=IF([$'AwSV-Kataster'.O284]=&quot;Stufe A&quot;;[$Grundlagen.$E$18];IF([$'AwSV-Kataster'.O284]=&quot;Stufe B&quot;;[$Grundlagen.$E$22];IF([$'AwSV-Kataster'.O284]=&quot;Stufe C&quot;;[$Grundlagen.$E$26];IF([$'AwSV-Kataster'.O284]=&quot;Stufe D&quot;;[$Grundlagen.$E$30];&quot;keine AwSV-Anlage&quot;))))" office:value-type="string" office:string-value="keine AwSV-Anlage">
            <text:p>keine AwSV-Anlage</text:p>
          </table:table-cell>
          <table:table-cell table:style-name="ce85" table:number-columns-repeated="7"/>
          <table:table-cell table:style-name="ce83" table:formula="of:=IF([$'AwSV-Kataster'.O284]=&quot;Stufe A&quot;;[$'Grundlagen Wasserschutzgebiet'.$C$18];IF([$'AwSV-Kataster'.O284]=&quot;Stufe B&quot;;[$'Grundlagen Wasserschutzgebiet'.$C$22];IF([$'AwSV-Kataster'.O284]=&quot;Stufe C&quot;;[$'Grundlagen Wasserschutzgebiet'.$C$26];IF([$'AwSV-Kataster'.O284]=&quot;Stufe D&quot;;[$'Grundlagen Wasserschutzgebiet'.$C$30];&quot;keine AwSV-Anlage&quot;))))" office:value-type="string" office:string-value="keine AwSV-Anlage">
            <text:p>keine AwSV-Anlage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84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84]&gt;1000;[$'Grundlagen Wasserschutzgebiet'.$B$41];&quot;Nein&quot;)" office:value-type="string" office:string-value="JA">
            <text:p>JA</text:p>
          </table:table-cell>
          <table:table-cell table:style-name="ce83" table:formula="of:=IF([$'AwSV-Kataster'.H284]&gt;100;[$'Grundlagen Wasserschutzgebiet'.$C$41];&quot;Nein&quot;)" office:value-type="string" office:string-value="JA">
            <text:p>JA</text:p>
          </table:table-cell>
          <table:table-cell table:style-name="ce83" table:formula="of:=IF([$'AwSV-Kataster'.H284]&gt;100;&quot;JA&quot;;&quot;NEIN&quot;)" office:value-type="string" office:string-value="JA">
            <text:p>JA</text:p>
          </table:table-cell>
          <table:table-cell table:style-name="ce83" table:formula="of:=IF([$'AwSV-Kataster'.H284]&gt;100;&quot;JA&quot;;&quot;NEIN&quot;)" office:value-type="string" office:string-value="JA">
            <text:p>JA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7">
          <table:table-cell table:style-name="ce85" table:formula="of:=IF([$'AwSV-Kataster'.O283]=&quot;Stufe A&quot;;[$Grundlagen.$C$19];IF([$'AwSV-Kataster'.O283]=&quot;Stufe B&quot;;[$Grundlagen.$C$23];IF([$'AwSV-Kataster'.O283]=&quot;Stufe C&quot;;[$Grundlagen.$C$27];IF([$'AwSV-Kataster'.O283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83]=&quot;Stufe A&quot;;[$Grundlagen.$D$19];IF([$'AwSV-Kataster'.O283]=&quot;Stufe B&quot;;[$Grundlagen.$D$23];IF([$'AwSV-Kataster'.O283]=&quot;Stufe C&quot;;[$Grundlagen.$D$27];IF([$'AwSV-Kataster'.O283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83]&gt;1000;[$Grundlagen.$B$41];&quot;NEIN&quot;)" office:value-type="string" office:string-value="NEIN">
            <text:p>NEIN</text:p>
          </table:table-cell>
          <table:table-cell table:style-name="ce85" table:formula="of:=IF([$'AwSV-Kataster'.H283]&gt;100;[$Grundlagen.$C$42];&quot;NEIN&quot;)" office:value-type="string" office:string-value="NEIN">
            <text:p>NEIN</text:p>
          </table:table-cell>
          <table:table-cell table:style-name="ce85" table:formula="of:=IF([$'AwSV-Kataster'.H283]&gt;1000;&quot;JA&quot;;&quot;NEIN&quot;)" office:value-type="string" office:string-value="NEIN">
            <text:p>NEIN</text:p>
          </table:table-cell>
          <table:table-cell table:style-name="ce85" table:formula="of:=IF([$'AwSV-Kataster'.H283]&gt;1000;&quot;JA&quot;;&quot;NEIN&quot;)" office:value-type="string" office:string-value="NEIN">
            <text:p>NEIN</text:p>
          </table:table-cell>
          <table:table-cell table:style-name="ce85" table:formula="of:=IF([$'AwSV-Kataster'.O284]=&quot;Stufe A&quot;;[$Grundlagen.$E$19];IF([$'AwSV-Kataster'.O284]=&quot;Stufe B&quot;;[$Grundlagen.$E$23];IF([$'AwSV-Kataster'.O284]=&quot;Stufe C&quot;;[$Grundlagen.$E$27];IF([$'AwSV-Kataster'.O284]=&quot;Stufe D&quot;;[$Grundlagen.$E$31];&quot;keine AwSV-Anlage&quot;))))" office:value-type="string" office:string-value="keine AwSV-Anlage">
            <text:p>keine AwSV-Anlage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84]=&quot;Stufe A&quot;;[$'Grundlagen Wasserschutzgebiet'.$C$18];IF([$'AwSV-Kataster'.O284]=&quot;Stufe B&quot;;[$'Grundlagen Wasserschutzgebiet'.$C$22];IF([$'AwSV-Kataster'.O284]=&quot;Stufe C&quot;;[$'Grundlagen Wasserschutzgebiet'.$C$26];IF([$'AwSV-Kataster'.O284]=&quot;Stufe D&quot;;[$'Grundlagen Wasserschutzgebiet'.$C$30];&quot;keine AwSV-Anlage&quot;))))" office:value-type="string" office:string-value="keine AwSV-Anlage">
            <text:p>keine AwSV-Anlage</text:p>
          </table:table-cell>
          <table:table-cell table:style-name="ce85" table:formula="of:=IF([$'AwSV-Kataster'.O284]=&quot;Stufe A&quot;;[$'Grundlagen Wasserschutzgebiet'.$D$19];IF([$'AwSV-Kataster'.O284]=&quot;Stufe B&quot;;[$'Grundlagen Wasserschutzgebiet'.$D$23];IF([$'AwSV-Kataster'.O284]=&quot;Stufe C&quot;;[$'Grundlagen Wasserschutzgebiet'.$D$27];IF([$'AwSV-Kataster'.O284]=&quot;Stufe D&quot;;[$'Grundlagen Wasserschutzgebiet'.$D$31];&quot;keine AwSV-Anlage&quot;))))" office:value-type="string" office:string-value="keine AwSV-Anlage">
            <text:p>keine AwSV-Anlage</text:p>
          </table:table-cell>
          <table:table-cell table:style-name="ce85" table:formula="of:=IF([$'AwSV-Kataster'.H284]&gt;1000;[$Grundlagen.$B$41];&quot;Nein&quot;)" office:value-type="string" office:string-value="JA">
            <text:p>JA</text:p>
          </table:table-cell>
          <table:table-cell table:style-name="ce85" table:formula="of:=IF([$'AwSV-Kataster'.H284]&gt;100;[$Grundlagen.$C$42];&quot;Nein&quot;)" office:value-type="string" office:string-value="JA">
            <text:p>JA</text:p>
          </table:table-cell>
          <table:table-cell table:style-name="ce85" table:formula="of:=IF([$'AwSV-Kataster'.H284]&gt;1000;&quot;JA&quot;;&quot;NEIN&quot;)" office:value-type="string" office:string-value="JA">
            <text:p>JA</text:p>
          </table:table-cell>
          <table:table-cell table:style-name="ce85" table:formula="of:=IF([$'AwSV-Kataster'.H284]&gt;1000;&quot;JA&quot;;&quot;NEIN&quot;)" office:value-type="string" office:string-value="JA">
            <text:p>JA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7">
          <table:table-cell table:style-name="ce83" table:formula="of:=IF([$'AwSV-Kataster'.O284]=&quot;Stufe A&quot;;[$Grundlagen.$C$20];IF([$'AwSV-Kataster'.O284]=&quot;Stufe B&quot;;[$Grundlagen.$C$24];IF([$'AwSV-Kataster'.O284]=&quot;Stufe C&quot;;[$Grundlagen.$C$28];IF([$'AwSV-Kataster'.O284]=&quot;Stufe D&quot;;[$Grundlagen.$C$32];&quot;keine AwSV-Anlage&quot;))))" office:value-type="string" office:string-value="keine AwSV-Anlage">
            <text:p>keine AwSV-Anlage</text:p>
          </table:table-cell>
          <table:table-cell table:style-name="ce83" table:formula="of:=IF([$'AwSV-Kataster'.O283]=&quot;Stufe A&quot;;[$Grundlagen.$D$20];IF([$'AwSV-Kataster'.O283]=&quot;Stufe B&quot;;[$Grundlagen.$D$24];IF([$'AwSV-Kataster'.O283]=&quot;Stufe C&quot;;[$Grundlagen.$D$28];IF([$'AwSV-Kataster'.O283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83]&gt;1000;[$Grundlagen.$B$41];&quot;NEIN&quot;)" office:value-type="string" office:string-value="NEIN">
            <text:p>NEIN</text:p>
          </table:table-cell>
          <table:table-cell table:style-name="ce83" table:formula="of:=IF([$'AwSV-Kataster'.H283]&gt;100;[$Grundlagen.$C$43];&quot;NEIN&quot;)" office:value-type="string" office:string-value="NEIN">
            <text:p>NEIN</text:p>
          </table:table-cell>
          <table:table-cell table:style-name="ce83" table:formula="of:=IF([$'AwSV-Kataster'.H283]&gt;1000;&quot;JA&quot;;&quot;NEIN&quot;)" office:value-type="string" office:string-value="NEIN">
            <text:p>NEIN</text:p>
          </table:table-cell>
          <table:table-cell table:style-name="ce83" table:formula="of:=IF([$'AwSV-Kataster'.H283]&gt;1000;&quot;JA&quot;;&quot;NEIN&quot;)" office:value-type="string" office:string-value="NEIN">
            <text:p>NEIN</text:p>
          </table:table-cell>
          <table:table-cell table:style-name="ce83" table:formula="of:=IF([$'AwSV-Kataster'.O284]=&quot;Stufe A&quot;;[$Grundlagen.$E$20];IF([$'AwSV-Kataster'.O284]=&quot;Stufe B&quot;;[$Grundlagen.$E$24];IF([$'AwSV-Kataster'.O284]=&quot;Stufe C&quot;;[$Grundlagen.$E$28];IF([$'AwSV-Kataster'.O284]=&quot;Stufe D&quot;;[$Grundlagen.$E$32];&quot;keine AwSV-Anlage&quot;))))" office:value-type="string" office:string-value="keine AwSV-Anlage">
            <text:p>keine AwSV-Anlage</text:p>
          </table:table-cell>
          <table:table-cell table:style-name="ce98" table:number-columns-repeated="7"/>
          <table:table-cell table:style-name="ce83" table:formula="of:=IF([$'AwSV-Kataster'.O284]=&quot;Stufe A&quot;;[$'Grundlagen Wasserschutzgebiet'.$C$18];IF([$'AwSV-Kataster'.O284]=&quot;Stufe B&quot;;[$'Grundlagen Wasserschutzgebiet'.$C$22];IF([$'AwSV-Kataster'.O284]=&quot;Stufe C&quot;;[$'Grundlagen Wasserschutzgebiet'.$C$26];IF([$'AwSV-Kataster'.O284]=&quot;Stufe D&quot;;[$'Grundlagen Wasserschutzgebiet'.$C$30];&quot;keine AwSV-Anlage&quot;))))" office:value-type="string" office:string-value="keine AwSV-Anlage">
            <text:p>keine AwSV-Anlage</text:p>
          </table:table-cell>
          <table:table-cell table:style-name="ce83" table:formula="of:=IF([$'AwSV-Kataster'.O284]=&quot;Stufe A&quot;;[$'Grundlagen Wasserschutzgebiet'.$D$20];IF([$'AwSV-Kataster'.O284]=&quot;Stufe B&quot;;[$'Grundlagen Wasserschutzgebiet'.$D$24];IF([$'AwSV-Kataster'.O284]=&quot;Stufe C&quot;;[$'Grundlagen Wasserschutzgebiet'.$D$28];IF([$'AwSV-Kataster'.O284]=&quot;Stufe D&quot;;[$'Grundlagen Wasserschutzgebiet'.$D$31];&quot;keine AwSV-Anlage&quot;))))" office:value-type="string" office:string-value="keine AwSV-Anlage">
            <text:p>keine AwSV-Anlage</text:p>
          </table:table-cell>
          <table:table-cell table:style-name="ce83" table:formula="of:=IF([$'AwSV-Kataster'.H284]&gt;1000;[$Grundlagen.$B$41];&quot;Nein&quot;)" office:value-type="string" office:string-value="JA">
            <text:p>JA</text:p>
          </table:table-cell>
          <table:table-cell table:style-name="ce83" table:formula="of:=IF([$'AwSV-Kataster'.H284]&gt;100;[$Grundlagen.$C$43];&quot;Nein&quot;)" office:value-type="string" office:string-value="JA">
            <text:p>JA</text:p>
          </table:table-cell>
          <table:table-cell table:style-name="ce83" table:formula="of:=IF([$'AwSV-Kataster'.H284]&gt;1000;&quot;JA&quot;;&quot;NEIN&quot;)" office:value-type="string" office:string-value="JA">
            <text:p>JA</text:p>
          </table:table-cell>
          <table:table-cell table:style-name="ce83" table:formula="of:=IF([$'AwSV-Kataster'.H284]&gt;1000;&quot;JA&quot;;&quot;NEIN&quot;)" office:value-type="string" office:string-value="JA">
            <text:p>JA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7">
          <table:table-cell table:style-name="ce83" table:formula="of:=IF([$'AwSV-Kataster'.O283]=&quot;Stufe A&quot;;[$Grundlagen.$C$21];IF([$'AwSV-Kataster'.O283]=&quot;Stufe B&quot;;[$Grundlagen.$C$25];IF([$'AwSV-Kataster'.O283]=&quot;Stufe C&quot;;[$Grundlagen.$C$29];IF([$'AwSV-Kataster'.O283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83]=&quot;Stufe A&quot;;[$Grundlagen.$D$21];IF([$'AwSV-Kataster'.O283]=&quot;Stufe B&quot;;[$Grundlagen.$D$25];IF([$'AwSV-Kataster'.O283]=&quot;Stufe C&quot;;[$Grundlagen.$D$29];IF([$'AwSV-Kataster'.O283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83]&gt;1000;[$Grundlagen.$B$41];&quot;NEIN&quot;)" office:value-type="string" office:string-value="NEIN">
            <text:p>NEIN</text:p>
          </table:table-cell>
          <table:table-cell table:style-name="ce83" table:formula="of:=IF([$'AwSV-Kataster'.H283]&gt;100;[$Grundlagen.$C$44];&quot;NEIN&quot;)" office:value-type="string" office:string-value="NEIN">
            <text:p>NEIN</text:p>
          </table:table-cell>
          <table:table-cell table:style-name="ce83" table:formula="of:=IF([.E279]=&quot;JA&quot;;&quot;alle 5 Jahre&quot;;&quot;NEIN&quot;)" office:value-type="string" office:string-value="NEIN">
            <text:p>NEIN</text:p>
          </table:table-cell>
          <table:table-cell table:style-name="ce83" table:formula="of:=IF([.F279]=&quot;JA&quot;;&quot;alle 5 Jahre&quot;;&quot;NEIN&quot;)" office:value-type="string" office:string-value="NEIN">
            <text:p>NEIN</text:p>
          </table:table-cell>
          <table:table-cell table:style-name="ce83" table:formula="of:=IF([$'AwSV-Kataster'.O284]=&quot;Stufe A&quot;;[$Grundlagen.$E$21];IF([$'AwSV-Kataster'.O284]=&quot;Stufe B&quot;;[$Grundlagen.$E$25];IF([$'AwSV-Kataster'.O284]=&quot;Stufe C&quot;;[$Grundlagen.$E$29];IF([$'AwSV-Kataster'.O284]=&quot;Stufe D&quot;;[$Grundlagen.$E$33];&quot;keine AwSV-Anlage&quot;))))" office:value-type="string" office:string-value="keine AwSV-Anlage">
            <text:p>keine AwSV-Anlage</text:p>
          </table:table-cell>
          <table:table-cell table:style-name="ce85" table:number-columns-repeated="7"/>
          <table:table-cell table:style-name="ce83" table:formula="of:=IF([$'AwSV-Kataster'.O284]=&quot;Stufe A&quot;;[$'Grundlagen Wasserschutzgebiet'.$C$21];IF([$'AwSV-Kataster'.O284]=&quot;Stufe B&quot;;[$'Grundlagen Wasserschutzgebiet'.$C$21];IF([$'AwSV-Kataster'.O284]=&quot;Stufe C&quot;;[$'Grundlagen Wasserschutzgebiet'.$C$21];IF([$'AwSV-Kataster'.O284]=&quot;Stufe D&quot;;[$'Grundlagen Wasserschutzgebiet'.$C$21];&quot;keine AwSV-Anlage&quot;))))" office:value-type="string" office:string-value="keine AwSV-Anlage">
            <text:p>keine AwSV-Anlage</text:p>
          </table:table-cell>
          <table:table-cell table:style-name="ce83" table:formula="of:=IF([$'AwSV-Kataster'.O284]=&quot;Stufe A&quot;;[$'Grundlagen Wasserschutzgebiet'.$D$21];IF([$'AwSV-Kataster'.O284]=&quot;Stufe B&quot;;[$'Grundlagen Wasserschutzgebiet'.$D$25];IF([$'AwSV-Kataster'.O284]=&quot;Stufe C&quot;;[$'Grundlagen Wasserschutzgebiet'.$D$29];IF([$'AwSV-Kataster'.O284]=&quot;Stufe D&quot;;[$'Grundlagen Wasserschutzgebiet'.$D$33];&quot;keine AwSV-Anlage&quot;))))" office:value-type="string" office:string-value="keine AwSV-Anlage">
            <text:p>keine AwSV-Anlage</text:p>
          </table:table-cell>
          <table:table-cell table:style-name="ce83" table:formula="of:=IF([$'AwSV-Kataster'.H284]&gt;1000;[$Grundlagen.$B$41];&quot;Nein&quot;)" office:value-type="string" office:string-value="JA">
            <text:p>JA</text:p>
          </table:table-cell>
          <table:table-cell table:style-name="ce83" table:formula="of:=IF([$'AwSV-Kataster'.H284]&gt;100;[$Grundlagen.$C$44];&quot;Nein&quot;)" office:value-type="string" office:string-value="alle 5 Jahre">
            <text:p>alle 5 Jahre</text:p>
          </table:table-cell>
          <table:table-cell table:style-name="ce83" table:formula="of:=IF([.S279]=&quot;JA&quot;;&quot;alle 5 Jahre&quot;;&quot;NEIN&quot;)" office:value-type="string" office:string-value="alle 5 Jahre">
            <text:p>alle 5 Jahre</text:p>
          </table:table-cell>
          <table:table-cell table:style-name="ce83" table:formula="of:=IF([.T279]=&quot;JA&quot;;&quot;alle 5 Jahre&quot;;&quot;NEIN&quot;)" office:value-type="string" office:string-value="alle 5 Jahre">
            <text:p>alle 5 Jahre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296]&gt;1000;1001;IF(AND([$'AwSV-Kataster'.H296]&gt;100;[$'AwSV-Kataster'.H296]&lt;=1000);1000;IF(AND([$'AwSV-Kataster'.H296]&gt;10;[$'AwSV-Kataster'.H296]&lt;=100);100;IF(AND([$'AwSV-Kataster'.H296]&gt;1;[$'AwSV-Kataster'.H296]&lt;=10);10;IF(AND([$'AwSV-Kataster'.H296]&gt;0.22;[$'AwSV-Kataster'.H296]&lt;=1);1;0.22)))))" office:value-type="float" office:value="0.22">
            <text:p>0.22</text:p>
          </table:table-cell>
          <table:table-cell table:style-name="ce85" table:formula="of:=[$'AwSV-Kataster'.C296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84]=&quot;&quot;;&quot;Anlagenspez. wählen&quot;;IF([.B284]=[.A285];[.A286];IF([.B284]=[.B285];[.B286];IF([.B284]=[.C285];[.C286];IF([.B284]=[.D285];[.$D286];IF([.B284]=[.E285];[.E286];IF([.B284]=[.F285];[.F286];IF([.B284]=[.G285];[.G286]))))))))" office:value-type="string" office:string-value="NEIN">
            <text:p>NEIN</text:p>
          </table:table-cell>
          <table:table-cell table:style-name="ce97" table:formula="of:=IF([.B284]=&quot;&quot;;&quot;Anlagenspez. wählen&quot;;IF([.B284]=[.A285];[.A287];IF([.B284]=[.B285];[.B287];IF([.B284]=[.C285];[.C287];IF([.B284]=[.D285];[.D287];IF([.B284]=[.E285];[.E287];IF([.B284]=[.F285];[.$F287];IF([.B284]=[.G285];[.G287]))))))))" office:value-type="string" office:string-value="NEIN">
            <text:p>NEIN</text:p>
          </table:table-cell>
          <table:table-cell table:style-name="ce97" table:formula="of:=IF([.B284]=&quot;&quot;;&quot;A.spez. wählen&quot;;IF([.B284]=[.A285];[.A288];IF([.B284]=[.B285];[.B288];IF([.B284]=[.C285];[.C288];IF([.B284]=[.D285];[.$D288];IF([.B284]=[.E285];[.E288];IF([.B284]=[.F285];[.F288];IF([.B284]=[.G285];[.G288]))))))))" office:value-type="string" office:string-value="NEIN">
            <text:p>NEIN</text:p>
          </table:table-cell>
          <table:table-cell table:style-name="ce99" table:formula="of:=IF([.B284]=&quot;&quot;;&quot;Anlagenspez. wählen&quot;;IF([.B284]=[.A285];[.A289];IF([.B284]=[.B285];[.B289];IF([.B284]=[.C285];[.C289];IF([.B284]=[.D285];[.$D289];IF([.B284]=[.E285];[.E289];IF([.B284]=[.F285];[.F289];IF([.B284]=[.G285];[.G289]))))))))" office:value-type="string" office:string-value="NEIN">
            <text:p>NEIN</text:p>
          </table:table-cell>
          <table:table-cell table:style-name="ce100" table:formula="of:=IF([$'AwSV-Kataster'.O290]=&quot;entfällt&quot;;&quot;Entfällt&quot;;IF([$'AwSV-Kataster'.O290]=&quot;fehlt&quot;;&quot;umgehend&quot;;MIN([$'AwSV-Kataster'.O290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64]=&quot;unterirdisch&quot;;&quot;JA&quot;;IF([.J285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296]=&quot;&quot;;&quot;Anlagenspez. wählen&quot;;IF([$'AwSV-Kataster'.C296]=[.O285];[.O286];IF([$'AwSV-Kataster'.C296]=[.P285];[.P286];IF([$'AwSV-Kataster'.C296]=[.Q285];[.Q286];IF([$'AwSV-Kataster'.C296]=[.R285];[.$R286];IF([$'AwSV-Kataster'.C296]=[.S285];[.S286];IF([$'AwSV-Kataster'.C296]=[.T285];[.T286];IF([$'AwSV-Kataster'.C296]=[.U285];[.U286]))))))))" office:value-type="string" office:string-value="NEIN">
            <text:p>NEIN</text:p>
          </table:table-cell>
          <table:table-cell table:style-name="ce97" table:formula="of:=IF([$'AwSV-Kataster'.C296]=&quot;&quot;;&quot;Anlagenspez. wählen&quot;;IF([$'AwSV-Kataster'.C296]=[.O285];[.O287];IF([$'AwSV-Kataster'.C296]=[.P285];[.P287];IF([$'AwSV-Kataster'.C296]=[.Q285];[.Q287];IF([$'AwSV-Kataster'.C296]=[.R285];[.R287];IF([$'AwSV-Kataster'.C296]=[.S285];[.S287];IF([$'AwSV-Kataster'.C296]=[.T285];[.$T287];IF([$'AwSV-Kataster'.C296]=[.U285];[.U287]))))))))" office:value-type="string" office:string-value="NEIN">
            <text:p>NEIN</text:p>
          </table:table-cell>
          <table:table-cell table:style-name="ce97" table:formula="of:=IF([$'AwSV-Kataster'.C296]=&quot;&quot;;&quot;A.spez. wählen&quot;;IF([$'AwSV-Kataster'.C296]=[.O285];[.O288];IF([$'AwSV-Kataster'.C296]=[.P285];[.P288];IF([$'AwSV-Kataster'.C296]=[.Q285];[.Q288];IF([$'AwSV-Kataster'.C296]=[.R285];[.$R288];IF([$'AwSV-Kataster'.C296]=[.S285];[.S288];IF([$'AwSV-Kataster'.C296]=[.T285];[.T288];IF([$'AwSV-Kataster'.C296]=[.U285];[.U288]))))))))" office:value-type="string" office:string-value="NEIN">
            <text:p>NEIN</text:p>
          </table:table-cell>
          <table:table-cell table:style-name="ce99" table:formula="of:=IF([$'AwSV-Kataster'.C296]=&quot;&quot;;&quot;Anlagenspez. wählen&quot;;IF([$'AwSV-Kataster'.C296]=[.O285];[.O289];IF([$'AwSV-Kataster'.C296]=[.P285];[.P289];IF([$'AwSV-Kataster'.C296]=[.Q285];[.Q289];IF([$'AwSV-Kataster'.C296]=[.R285];[.$R289];IF([$'AwSV-Kataster'.C296]=[.S285];[.S289];IF([$'AwSV-Kataster'.C296]=[.T285];[.T289];IF([$'AwSV-Kataster'.C296]=[.U285];[.U289]))))))))" office:value-type="string" office:string-value="NEIN">
            <text:p>NEIN</text:p>
          </table:table-cell>
          <table:table-cell table:style-name="ce103" table:formula="of:=IF([$'AwSV-Kataster'.O290]=&quot;entfällt&quot;;&quot;Entfällt&quot;;IF([$'AwSV-Kataster'.O290]=&quot;fehlt&quot;;&quot;umgehend&quot;;MIN([$'AwSV-Kataster'.O290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296]=&quot;unterirdisch&quot;;&quot;JA&quot;;IF([.J287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296]=&quot;Stufe A&quot;;[$Grundlagen.$C$18];IF([$'AwSV-Kataster'.O296]=&quot;Stufe B&quot;;[$Grundlagen.$C$22];IF([$'AwSV-Kataster'.O296]=&quot;Stufe C&quot;;[$Grundlagen.$C$26];IF([$'AwSV-Kataster'.O296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296]=&quot;Stufe A&quot;;[$Grundlagen.$D$18];IF([$'AwSV-Kataster'.O296]=&quot;Stufe B&quot;;[$Grundlagen.$D$22];IF([$'AwSV-Kataster'.O296]=&quot;Stufe C&quot;;[$Grundlagen.$D$26];IF([$'AwSV-Kataster'.O296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296]&gt;1000;[$Grundlagen.$B$41];&quot;NEIN&quot;)" office:value-type="string" office:string-value="NEIN">
            <text:p>NEIN</text:p>
          </table:table-cell>
          <table:table-cell table:style-name="ce83" table:formula="of:=IF([$'AwSV-Kataster'.H296]&gt;100;[$Grundlagen.$C$41];&quot;NEIN&quot;)" office:value-type="string" office:string-value="NEIN">
            <text:p>NEIN</text:p>
          </table:table-cell>
          <table:table-cell table:style-name="ce83" table:formula="of:=IF([$'AwSV-Kataster'.H296]&gt;100;&quot;JA&quot;;&quot;NEIN&quot;)" office:value-type="string" office:string-value="NEIN">
            <text:p>NEIN</text:p>
          </table:table-cell>
          <table:table-cell table:style-name="ce83" table:formula="of:=IF([$'AwSV-Kataster'.H296]&gt;100;&quot;JA&quot;;&quot;NEIN&quot;)" office:value-type="string" office:string-value="NEIN">
            <text:p>NEIN</text:p>
          </table:table-cell>
          <table:table-cell table:style-name="ce83" table:formula="of:=IF([$'AwSV-Kataster'.O296]=&quot;Stufe A&quot;;[$Grundlagen.$E$18];IF([$'AwSV-Kataster'.O296]=&quot;Stufe B&quot;;[$Grundlagen.$E$22];IF([$'AwSV-Kataster'.O296]=&quot;Stufe C&quot;;[$Grundlagen.$E$26];IF([$'AwSV-Kataster'.O296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96]=&quot;Stufe A&quot;;[$'Grundlagen Wasserschutzgebiet'.$C$18];IF([$'AwSV-Kataster'.O296]=&quot;Stufe B&quot;;[$'Grundlagen Wasserschutzgebiet'.$C$22];IF([$'AwSV-Kataster'.O296]=&quot;Stufe C&quot;;[$'Grundlagen Wasserschutzgebiet'.$C$26];IF([$'AwSV-Kataster'.O29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296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296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296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296]&gt;100;&quot;JA&quot;;&quot;NEIN&quot;)" office:value-type="string" office:string-value="NEIN">
            <text:p>NEIN</text:p>
          </table:table-cell>
          <table:table-cell table:style-name="ce83" table:formula="of:=IF([$'AwSV-Kataster'.H296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296]=&quot;Stufe A&quot;;[$Grundlagen.$C$19];IF([$'AwSV-Kataster'.O296]=&quot;Stufe B&quot;;[$Grundlagen.$C$23];IF([$'AwSV-Kataster'.O296]=&quot;Stufe C&quot;;[$Grundlagen.$C$27];IF([$'AwSV-Kataster'.O296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296]=&quot;Stufe A&quot;;[$Grundlagen.$D$19];IF([$'AwSV-Kataster'.O296]=&quot;Stufe B&quot;;[$Grundlagen.$D$23];IF([$'AwSV-Kataster'.O296]=&quot;Stufe C&quot;;[$Grundlagen.$D$27];IF([$'AwSV-Kataster'.O296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296]&gt;1000;[$Grundlagen.$B$41];&quot;NEIN&quot;)" office:value-type="string" office:string-value="NEIN">
            <text:p>NEIN</text:p>
          </table:table-cell>
          <table:table-cell table:style-name="ce85" table:formula="of:=IF([$'AwSV-Kataster'.H296]&gt;100;[$Grundlagen.$C$42];&quot;NEIN&quot;)" office:value-type="string" office:string-value="NEIN">
            <text:p>NEIN</text:p>
          </table:table-cell>
          <table:table-cell table:style-name="ce85" table:formula="of:=IF([$'AwSV-Kataster'.H296]&gt;1000;&quot;JA&quot;;&quot;NEIN&quot;)" office:value-type="string" office:string-value="NEIN">
            <text:p>NEIN</text:p>
          </table:table-cell>
          <table:table-cell table:style-name="ce85" table:formula="of:=IF([$'AwSV-Kataster'.H296]&gt;1000;&quot;JA&quot;;&quot;NEIN&quot;)" office:value-type="string" office:string-value="NEIN">
            <text:p>NEIN</text:p>
          </table:table-cell>
          <table:table-cell table:style-name="ce85" table:formula="of:=IF([$'AwSV-Kataster'.O296]=&quot;Stufe A&quot;;[$Grundlagen.$E$19];IF([$'AwSV-Kataster'.O296]=&quot;Stufe B&quot;;[$Grundlagen.$E$23];IF([$'AwSV-Kataster'.O296]=&quot;Stufe C&quot;;[$Grundlagen.$E$27];IF([$'AwSV-Kataster'.O296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296]=&quot;Stufe A&quot;;[$'Grundlagen Wasserschutzgebiet'.$C$18];IF([$'AwSV-Kataster'.O296]=&quot;Stufe B&quot;;[$'Grundlagen Wasserschutzgebiet'.$C$22];IF([$'AwSV-Kataster'.O296]=&quot;Stufe C&quot;;[$'Grundlagen Wasserschutzgebiet'.$C$26];IF([$'AwSV-Kataster'.O296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296]=&quot;Stufe A&quot;;[$'Grundlagen Wasserschutzgebiet'.$D$19];IF([$'AwSV-Kataster'.O296]=&quot;Stufe B&quot;;[$'Grundlagen Wasserschutzgebiet'.$D$23];IF([$'AwSV-Kataster'.O296]=&quot;Stufe C&quot;;[$'Grundlagen Wasserschutzgebiet'.$D$27];IF([$'AwSV-Kataster'.O296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296]&gt;1000;[$Grundlagen.$B$41];&quot;Nein&quot;)" office:value-type="string" office:string-value="Nein">
            <text:p>Nein</text:p>
          </table:table-cell>
          <table:table-cell table:style-name="ce85" table:formula="of:=IF([$'AwSV-Kataster'.H296]&gt;100;[$Grundlagen.$C$42];&quot;Nein&quot;)" office:value-type="string" office:string-value="Nein">
            <text:p>Nein</text:p>
          </table:table-cell>
          <table:table-cell table:style-name="ce85" table:formula="of:=IF([$'AwSV-Kataster'.H296]&gt;1000;&quot;JA&quot;;&quot;NEIN&quot;)" office:value-type="string" office:string-value="NEIN">
            <text:p>NEIN</text:p>
          </table:table-cell>
          <table:table-cell table:style-name="ce85" table:formula="of:=IF([$'AwSV-Kataster'.H296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296]=&quot;Stufe A&quot;;[$Grundlagen.$C$20];IF([$'AwSV-Kataster'.O296]=&quot;Stufe B&quot;;[$Grundlagen.$C$24];IF([$'AwSV-Kataster'.O296]=&quot;Stufe C&quot;;[$Grundlagen.$C$28];IF([$'AwSV-Kataster'.O296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296]=&quot;Stufe A&quot;;[$Grundlagen.$D$20];IF([$'AwSV-Kataster'.O296]=&quot;Stufe B&quot;;[$Grundlagen.$D$24];IF([$'AwSV-Kataster'.O296]=&quot;Stufe C&quot;;[$Grundlagen.$D$28];IF([$'AwSV-Kataster'.O296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296]&gt;1000;[$Grundlagen.$B$41];&quot;NEIN&quot;)" office:value-type="string" office:string-value="NEIN">
            <text:p>NEIN</text:p>
          </table:table-cell>
          <table:table-cell table:style-name="ce83" table:formula="of:=IF([$'AwSV-Kataster'.H296]&gt;100;[$Grundlagen.$C$43];&quot;NEIN&quot;)" office:value-type="string" office:string-value="NEIN">
            <text:p>NEIN</text:p>
          </table:table-cell>
          <table:table-cell table:style-name="ce83" table:formula="of:=IF([$'AwSV-Kataster'.H296]&gt;1000;&quot;JA&quot;;&quot;NEIN&quot;)" office:value-type="string" office:string-value="NEIN">
            <text:p>NEIN</text:p>
          </table:table-cell>
          <table:table-cell table:style-name="ce83" table:formula="of:=IF([$'AwSV-Kataster'.H296]&gt;1000;&quot;JA&quot;;&quot;NEIN&quot;)" office:value-type="string" office:string-value="NEIN">
            <text:p>NEIN</text:p>
          </table:table-cell>
          <table:table-cell table:style-name="ce83" table:formula="of:=IF([$'AwSV-Kataster'.O296]=&quot;Stufe A&quot;;[$Grundlagen.$E$20];IF([$'AwSV-Kataster'.O296]=&quot;Stufe B&quot;;[$Grundlagen.$E$24];IF([$'AwSV-Kataster'.O296]=&quot;Stufe C&quot;;[$Grundlagen.$E$28];IF([$'AwSV-Kataster'.O296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296]=&quot;Stufe A&quot;;[$'Grundlagen Wasserschutzgebiet'.$C$18];IF([$'AwSV-Kataster'.O296]=&quot;Stufe B&quot;;[$'Grundlagen Wasserschutzgebiet'.$C$22];IF([$'AwSV-Kataster'.O296]=&quot;Stufe C&quot;;[$'Grundlagen Wasserschutzgebiet'.$C$26];IF([$'AwSV-Kataster'.O29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296]=&quot;Stufe A&quot;;[$'Grundlagen Wasserschutzgebiet'.$D$20];IF([$'AwSV-Kataster'.O296]=&quot;Stufe B&quot;;[$'Grundlagen Wasserschutzgebiet'.$D$24];IF([$'AwSV-Kataster'.O296]=&quot;Stufe C&quot;;[$'Grundlagen Wasserschutzgebiet'.$D$28];IF([$'AwSV-Kataster'.O296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296]&gt;1000;[$Grundlagen.$B$41];&quot;Nein&quot;)" office:value-type="string" office:string-value="Nein">
            <text:p>Nein</text:p>
          </table:table-cell>
          <table:table-cell table:style-name="ce83" table:formula="of:=IF([$'AwSV-Kataster'.H296]&gt;100;[$Grundlagen.$C$43];&quot;Nein&quot;)" office:value-type="string" office:string-value="Nein">
            <text:p>Nein</text:p>
          </table:table-cell>
          <table:table-cell table:style-name="ce83" table:formula="of:=IF([$'AwSV-Kataster'.H296]&gt;1000;&quot;JA&quot;;&quot;NEIN&quot;)" office:value-type="string" office:string-value="NEIN">
            <text:p>NEIN</text:p>
          </table:table-cell>
          <table:table-cell table:style-name="ce83" table:formula="of:=IF([$'AwSV-Kataster'.H296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296]=&quot;Stufe A&quot;;[$Grundlagen.$C$21];IF([$'AwSV-Kataster'.O296]=&quot;Stufe B&quot;;[$Grundlagen.$C$25];IF([$'AwSV-Kataster'.O296]=&quot;Stufe C&quot;;[$Grundlagen.$C$29];IF([$'AwSV-Kataster'.O296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296]=&quot;Stufe A&quot;;[$Grundlagen.$D$21];IF([$'AwSV-Kataster'.O296]=&quot;Stufe B&quot;;[$Grundlagen.$D$25];IF([$'AwSV-Kataster'.O296]=&quot;Stufe C&quot;;[$Grundlagen.$D$29];IF([$'AwSV-Kataster'.O296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296]&gt;1000;[$Grundlagen.$B$41];&quot;NEIN&quot;)" office:value-type="string" office:string-value="NEIN">
            <text:p>NEIN</text:p>
          </table:table-cell>
          <table:table-cell table:style-name="ce83" table:formula="of:=IF([$'AwSV-Kataster'.H296]&gt;100;[$Grundlagen.$C$44];&quot;NEIN&quot;)" office:value-type="string" office:string-value="NEIN">
            <text:p>NEIN</text:p>
          </table:table-cell>
          <table:table-cell table:style-name="ce83" table:formula="of:=IF([.E288]=&quot;JA&quot;;&quot;alle 5 Jahre&quot;;&quot;NEIN&quot;)" office:value-type="string" office:string-value="NEIN">
            <text:p>NEIN</text:p>
          </table:table-cell>
          <table:table-cell table:style-name="ce83" table:formula="of:=IF([.F288]=&quot;JA&quot;;&quot;alle 5 Jahre&quot;;&quot;NEIN&quot;)" office:value-type="string" office:string-value="NEIN">
            <text:p>NEIN</text:p>
          </table:table-cell>
          <table:table-cell table:style-name="ce83" table:formula="of:=IF([$'AwSV-Kataster'.O296]=&quot;Stufe A&quot;;[$Grundlagen.$E$21];IF([$'AwSV-Kataster'.O296]=&quot;Stufe B&quot;;[$Grundlagen.$E$25];IF([$'AwSV-Kataster'.O296]=&quot;Stufe C&quot;;[$Grundlagen.$E$29];IF([$'AwSV-Kataster'.O296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296]=&quot;Stufe A&quot;;[$'Grundlagen Wasserschutzgebiet'.$C$21];IF([$'AwSV-Kataster'.O296]=&quot;Stufe B&quot;;[$'Grundlagen Wasserschutzgebiet'.$C$21];IF([$'AwSV-Kataster'.O296]=&quot;Stufe C&quot;;[$'Grundlagen Wasserschutzgebiet'.$C$21];IF([$'AwSV-Kataster'.O296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296]=&quot;Stufe A&quot;;[$'Grundlagen Wasserschutzgebiet'.$D$21];IF([$'AwSV-Kataster'.O296]=&quot;Stufe B&quot;;[$'Grundlagen Wasserschutzgebiet'.$D$25];IF([$'AwSV-Kataster'.O296]=&quot;Stufe C&quot;;[$'Grundlagen Wasserschutzgebiet'.$D$29];IF([$'AwSV-Kataster'.O296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296]&gt;1000;[$Grundlagen.$B$41];&quot;Nein&quot;)" office:value-type="string" office:string-value="Nein">
            <text:p>Nein</text:p>
          </table:table-cell>
          <table:table-cell table:style-name="ce83" table:formula="of:=IF([$'AwSV-Kataster'.H296]&gt;100;[$Grundlagen.$C$44];&quot;Nein&quot;)" office:value-type="string" office:string-value="Nein">
            <text:p>Nein</text:p>
          </table:table-cell>
          <table:table-cell table:style-name="ce83" table:formula="of:=IF([.S288]=&quot;JA&quot;;&quot;alle 5 Jahre&quot;;&quot;NEIN&quot;)" office:value-type="string" office:string-value="NEIN">
            <text:p>NEIN</text:p>
          </table:table-cell>
          <table:table-cell table:style-name="ce83" table:formula="of:=IF([.T288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309]&gt;1000;1001;IF(AND([$'AwSV-Kataster'.H309]&gt;100;[$'AwSV-Kataster'.H309]&lt;=1000);1000;IF(AND([$'AwSV-Kataster'.H309]&gt;10;[$'AwSV-Kataster'.H309]&lt;=100);100;IF(AND([$'AwSV-Kataster'.H309]&gt;1;[$'AwSV-Kataster'.H309]&lt;=10);10;IF(AND([$'AwSV-Kataster'.H309]&gt;0.22;[$'AwSV-Kataster'.H309]&lt;=1);1;0.22)))))" office:value-type="float" office:value="0.22">
            <text:p>0.22</text:p>
          </table:table-cell>
          <table:table-cell table:style-name="ce90" table:formula="of:=[$'AwSV-Kataster'.C296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293]=&quot;&quot;;&quot;Anlagenspez. wählen&quot;;IF([.B293]=[.A294];[.A295];IF([.B293]=[.B294];[.B295];IF([.B293]=[.C294];[.C295];IF([.B293]=[.D294];[.$D295];IF([.B293]=[.E294];[.E295];IF([.B293]=[.F294];[.F295];IF([.B293]=[.G294];[.G295]))))))))" office:value-type="string" office:string-value="NEIN">
            <text:p>NEIN</text:p>
          </table:table-cell>
          <table:table-cell table:style-name="ce97" table:formula="of:=IF([.B293]=&quot;&quot;;&quot;Anlagenspez. wählen&quot;;IF([.B293]=[.A294];[.A296];IF([.B293]=[.B294];[.B296];IF([.B293]=[.C294];[.C296];IF([.B293]=[.D294];[.D296];IF([.B293]=[.E294];[.E296];IF([.B293]=[.F294];[.$F296];IF([.B293]=[.G294];[.G296]))))))))" office:value-type="string" office:string-value="NEIN">
            <text:p>NEIN</text:p>
          </table:table-cell>
          <table:table-cell table:style-name="ce97" table:formula="of:=IF([.B293]=&quot;&quot;;&quot;A.spez. wählen&quot;;IF([.B293]=[.A294];[.A297];IF([.B293]=[.B294];[.B297];IF([.B293]=[.C294];[.C297];IF([.B293]=[.D294];[.$D297];IF([.B293]=[.E294];[.E297];IF([.B293]=[.F294];[.F297];IF([.B293]=[.G294];[.G297]))))))))" office:value-type="string" office:string-value="NEIN">
            <text:p>NEIN</text:p>
          </table:table-cell>
          <table:table-cell table:style-name="ce99" table:formula="of:=IF([.B293]=&quot;&quot;;&quot;Anlagenspez. wählen&quot;;IF([.B293]=[.A294];[.A298];IF([.B293]=[.B294];[.B298];IF([.B293]=[.C294];[.C298];IF([.B293]=[.D294];[.$D298];IF([.B293]=[.E294];[.E298];IF([.B293]=[.F294];[.F298];IF([.B293]=[.G294];[.G298]))))))))" office:value-type="string" office:string-value="NEIN">
            <text:p>NEIN</text:p>
          </table:table-cell>
          <table:table-cell table:style-name="ce100" table:formula="of:=IF([$'AwSV-Kataster'.O303]=&quot;entfällt&quot;;&quot;Entfällt&quot;;IF([$'AwSV-Kataster'.O303]=&quot;fehlt&quot;;&quot;umgehend&quot;;MIN([$'AwSV-Kataster'.O303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86]=&quot;unterirdisch&quot;;&quot;JA&quot;;IF([.J294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09]=&quot;&quot;;&quot;Anlagenspez. wählen&quot;;IF([$'AwSV-Kataster'.C309]=[.O294];[.O295];IF([$'AwSV-Kataster'.C309]=[.P294];[.P295];IF([$'AwSV-Kataster'.C309]=[.Q294];[.Q295];IF([$'AwSV-Kataster'.C309]=[.R294];[.$R295];IF([$'AwSV-Kataster'.C309]=[.S294];[.S295];IF([$'AwSV-Kataster'.C309]=[.T294];[.T295];IF([$'AwSV-Kataster'.C309]=[.U294];[.U295]))))))))" office:value-type="string" office:string-value="NEIN">
            <text:p>NEIN</text:p>
          </table:table-cell>
          <table:table-cell table:style-name="ce97" table:formula="of:=IF([$'AwSV-Kataster'.C309]=&quot;&quot;;&quot;Anlagenspez. wählen&quot;;IF([$'AwSV-Kataster'.C309]=[.O294];[.O296];IF([$'AwSV-Kataster'.C309]=[.P294];[.P296];IF([$'AwSV-Kataster'.C309]=[.Q294];[.Q296];IF([$'AwSV-Kataster'.C309]=[.R294];[.R296];IF([$'AwSV-Kataster'.C309]=[.S294];[.S296];IF([$'AwSV-Kataster'.C309]=[.T294];[.$T296];IF([$'AwSV-Kataster'.C309]=[.U294];[.U296]))))))))" office:value-type="string" office:string-value="NEIN">
            <text:p>NEIN</text:p>
          </table:table-cell>
          <table:table-cell table:style-name="ce97" table:formula="of:=IF([$'AwSV-Kataster'.C309]=&quot;&quot;;&quot;A.spez. wählen&quot;;IF([$'AwSV-Kataster'.C309]=[.O294];[.O297];IF([$'AwSV-Kataster'.C309]=[.P294];[.P297];IF([$'AwSV-Kataster'.C309]=[.Q294];[.Q297];IF([$'AwSV-Kataster'.C309]=[.R294];[.$R297];IF([$'AwSV-Kataster'.C309]=[.S294];[.S297];IF([$'AwSV-Kataster'.C309]=[.T294];[.T297];IF([$'AwSV-Kataster'.C309]=[.U294];[.U297]))))))))" office:value-type="string" office:string-value="NEIN">
            <text:p>NEIN</text:p>
          </table:table-cell>
          <table:table-cell table:style-name="ce99" table:formula="of:=IF([$'AwSV-Kataster'.C309]=&quot;&quot;;&quot;Anlagenspez. wählen&quot;;IF([$'AwSV-Kataster'.C309]=[.O294];[.O298];IF([$'AwSV-Kataster'.C309]=[.P294];[.P298];IF([$'AwSV-Kataster'.C309]=[.Q294];[.Q298];IF([$'AwSV-Kataster'.C309]=[.R294];[.$R298];IF([$'AwSV-Kataster'.C309]=[.S294];[.S298];IF([$'AwSV-Kataster'.C309]=[.T294];[.T298];IF([$'AwSV-Kataster'.C309]=[.U294];[.U298]))))))))" office:value-type="string" office:string-value="NEIN">
            <text:p>NEIN</text:p>
          </table:table-cell>
          <table:table-cell table:style-name="ce103" table:formula="of:=IF([$'AwSV-Kataster'.O303]=&quot;entfällt&quot;;&quot;Entfällt&quot;;IF([$'AwSV-Kataster'.O303]=&quot;fehlt&quot;;&quot;umgehend&quot;;MIN([$'AwSV-Kataster'.O303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09]=&quot;unterirdisch&quot;;&quot;JA&quot;;IF([.J296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09]=&quot;Stufe A&quot;;[$Grundlagen.$C$18];IF([$'AwSV-Kataster'.O309]=&quot;Stufe B&quot;;[$Grundlagen.$C$22];IF([$'AwSV-Kataster'.O309]=&quot;Stufe C&quot;;[$Grundlagen.$C$26];IF([$'AwSV-Kataster'.O309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09]=&quot;Stufe A&quot;;[$Grundlagen.$D$18];IF([$'AwSV-Kataster'.O309]=&quot;Stufe B&quot;;[$Grundlagen.$D$22];IF([$'AwSV-Kataster'.O309]=&quot;Stufe C&quot;;[$Grundlagen.$D$26];IF([$'AwSV-Kataster'.O309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09]&gt;1000;[$Grundlagen.$B$41];&quot;NEIN&quot;)" office:value-type="string" office:string-value="NEIN">
            <text:p>NEIN</text:p>
          </table:table-cell>
          <table:table-cell table:style-name="ce83" table:formula="of:=IF([$'AwSV-Kataster'.H309]&gt;100;[$Grundlagen.$C$41];&quot;NEIN&quot;)" office:value-type="string" office:string-value="NEIN">
            <text:p>NEIN</text:p>
          </table:table-cell>
          <table:table-cell table:style-name="ce83" table:formula="of:=IF([$'AwSV-Kataster'.H309]&gt;100;&quot;JA&quot;;&quot;NEIN&quot;)" office:value-type="string" office:string-value="NEIN">
            <text:p>NEIN</text:p>
          </table:table-cell>
          <table:table-cell table:style-name="ce83" table:formula="of:=IF([$'AwSV-Kataster'.H309]&gt;100;&quot;JA&quot;;&quot;NEIN&quot;)" office:value-type="string" office:string-value="NEIN">
            <text:p>NEIN</text:p>
          </table:table-cell>
          <table:table-cell table:style-name="ce83" table:formula="of:=IF([$'AwSV-Kataster'.O309]=&quot;Stufe A&quot;;[$Grundlagen.$E$18];IF([$'AwSV-Kataster'.O309]=&quot;Stufe B&quot;;[$Grundlagen.$E$22];IF([$'AwSV-Kataster'.O309]=&quot;Stufe C&quot;;[$Grundlagen.$E$26];IF([$'AwSV-Kataster'.O309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09]=&quot;Stufe A&quot;;[$'Grundlagen Wasserschutzgebiet'.$C$18];IF([$'AwSV-Kataster'.O309]=&quot;Stufe B&quot;;[$'Grundlagen Wasserschutzgebiet'.$C$22];IF([$'AwSV-Kataster'.O309]=&quot;Stufe C&quot;;[$'Grundlagen Wasserschutzgebiet'.$C$26];IF([$'AwSV-Kataster'.O30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09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09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09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09]&gt;100;&quot;JA&quot;;&quot;NEIN&quot;)" office:value-type="string" office:string-value="NEIN">
            <text:p>NEIN</text:p>
          </table:table-cell>
          <table:table-cell table:style-name="ce83" table:formula="of:=IF([$'AwSV-Kataster'.H309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09]=&quot;Stufe A&quot;;[$Grundlagen.$C$19];IF([$'AwSV-Kataster'.O309]=&quot;Stufe B&quot;;[$Grundlagen.$C$23];IF([$'AwSV-Kataster'.O309]=&quot;Stufe C&quot;;[$Grundlagen.$C$27];IF([$'AwSV-Kataster'.O309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09]=&quot;Stufe A&quot;;[$Grundlagen.$D$19];IF([$'AwSV-Kataster'.O309]=&quot;Stufe B&quot;;[$Grundlagen.$D$23];IF([$'AwSV-Kataster'.O309]=&quot;Stufe C&quot;;[$Grundlagen.$D$27];IF([$'AwSV-Kataster'.O309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09]&gt;1000;[$Grundlagen.$B$41];&quot;NEIN&quot;)" office:value-type="string" office:string-value="NEIN">
            <text:p>NEIN</text:p>
          </table:table-cell>
          <table:table-cell table:style-name="ce85" table:formula="of:=IF([$'AwSV-Kataster'.H309]&gt;100;[$Grundlagen.$C$42];&quot;NEIN&quot;)" office:value-type="string" office:string-value="NEIN">
            <text:p>NEIN</text:p>
          </table:table-cell>
          <table:table-cell table:style-name="ce85" table:formula="of:=IF([$'AwSV-Kataster'.H309]&gt;1000;&quot;JA&quot;;&quot;NEIN&quot;)" office:value-type="string" office:string-value="NEIN">
            <text:p>NEIN</text:p>
          </table:table-cell>
          <table:table-cell table:style-name="ce85" table:formula="of:=IF([$'AwSV-Kataster'.H309]&gt;1000;&quot;JA&quot;;&quot;NEIN&quot;)" office:value-type="string" office:string-value="NEIN">
            <text:p>NEIN</text:p>
          </table:table-cell>
          <table:table-cell table:style-name="ce85" table:formula="of:=IF([$'AwSV-Kataster'.O309]=&quot;Stufe A&quot;;[$Grundlagen.$E$19];IF([$'AwSV-Kataster'.O309]=&quot;Stufe B&quot;;[$Grundlagen.$E$23];IF([$'AwSV-Kataster'.O309]=&quot;Stufe C&quot;;[$Grundlagen.$E$27];IF([$'AwSV-Kataster'.O309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09]=&quot;Stufe A&quot;;[$'Grundlagen Wasserschutzgebiet'.$C$18];IF([$'AwSV-Kataster'.O309]=&quot;Stufe B&quot;;[$'Grundlagen Wasserschutzgebiet'.$C$22];IF([$'AwSV-Kataster'.O309]=&quot;Stufe C&quot;;[$'Grundlagen Wasserschutzgebiet'.$C$26];IF([$'AwSV-Kataster'.O309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09]=&quot;Stufe A&quot;;[$'Grundlagen Wasserschutzgebiet'.$D$19];IF([$'AwSV-Kataster'.O309]=&quot;Stufe B&quot;;[$'Grundlagen Wasserschutzgebiet'.$D$23];IF([$'AwSV-Kataster'.O309]=&quot;Stufe C&quot;;[$'Grundlagen Wasserschutzgebiet'.$D$27];IF([$'AwSV-Kataster'.O309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09]&gt;1000;[$Grundlagen.$B$41];&quot;Nein&quot;)" office:value-type="string" office:string-value="Nein">
            <text:p>Nein</text:p>
          </table:table-cell>
          <table:table-cell table:style-name="ce85" table:formula="of:=IF([$'AwSV-Kataster'.H309]&gt;100;[$Grundlagen.$C$42];&quot;Nein&quot;)" office:value-type="string" office:string-value="Nein">
            <text:p>Nein</text:p>
          </table:table-cell>
          <table:table-cell table:style-name="ce85" table:formula="of:=IF([$'AwSV-Kataster'.H309]&gt;1000;&quot;JA&quot;;&quot;NEIN&quot;)" office:value-type="string" office:string-value="NEIN">
            <text:p>NEIN</text:p>
          </table:table-cell>
          <table:table-cell table:style-name="ce85" table:formula="of:=IF([$'AwSV-Kataster'.H309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09]=&quot;Stufe A&quot;;[$Grundlagen.$C$20];IF([$'AwSV-Kataster'.O309]=&quot;Stufe B&quot;;[$Grundlagen.$C$24];IF([$'AwSV-Kataster'.O309]=&quot;Stufe C&quot;;[$Grundlagen.$C$28];IF([$'AwSV-Kataster'.O309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09]=&quot;Stufe A&quot;;[$Grundlagen.$D$20];IF([$'AwSV-Kataster'.O309]=&quot;Stufe B&quot;;[$Grundlagen.$D$24];IF([$'AwSV-Kataster'.O309]=&quot;Stufe C&quot;;[$Grundlagen.$D$28];IF([$'AwSV-Kataster'.O309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09]&gt;1000;[$Grundlagen.$B$41];&quot;NEIN&quot;)" office:value-type="string" office:string-value="NEIN">
            <text:p>NEIN</text:p>
          </table:table-cell>
          <table:table-cell table:style-name="ce83" table:formula="of:=IF([$'AwSV-Kataster'.H309]&gt;100;[$Grundlagen.$C$43];&quot;NEIN&quot;)" office:value-type="string" office:string-value="NEIN">
            <text:p>NEIN</text:p>
          </table:table-cell>
          <table:table-cell table:style-name="ce83" table:formula="of:=IF([$'AwSV-Kataster'.H309]&gt;1000;&quot;JA&quot;;&quot;NEIN&quot;)" office:value-type="string" office:string-value="NEIN">
            <text:p>NEIN</text:p>
          </table:table-cell>
          <table:table-cell table:style-name="ce83" table:formula="of:=IF([$'AwSV-Kataster'.H309]&gt;1000;&quot;JA&quot;;&quot;NEIN&quot;)" office:value-type="string" office:string-value="NEIN">
            <text:p>NEIN</text:p>
          </table:table-cell>
          <table:table-cell table:style-name="ce83" table:formula="of:=IF([$'AwSV-Kataster'.O309]=&quot;Stufe A&quot;;[$Grundlagen.$E$20];IF([$'AwSV-Kataster'.O309]=&quot;Stufe B&quot;;[$Grundlagen.$E$24];IF([$'AwSV-Kataster'.O309]=&quot;Stufe C&quot;;[$Grundlagen.$E$28];IF([$'AwSV-Kataster'.O309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09]=&quot;Stufe A&quot;;[$'Grundlagen Wasserschutzgebiet'.$C$18];IF([$'AwSV-Kataster'.O309]=&quot;Stufe B&quot;;[$'Grundlagen Wasserschutzgebiet'.$C$22];IF([$'AwSV-Kataster'.O309]=&quot;Stufe C&quot;;[$'Grundlagen Wasserschutzgebiet'.$C$26];IF([$'AwSV-Kataster'.O30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09]=&quot;Stufe A&quot;;[$'Grundlagen Wasserschutzgebiet'.$D$20];IF([$'AwSV-Kataster'.O309]=&quot;Stufe B&quot;;[$'Grundlagen Wasserschutzgebiet'.$D$24];IF([$'AwSV-Kataster'.O309]=&quot;Stufe C&quot;;[$'Grundlagen Wasserschutzgebiet'.$D$28];IF([$'AwSV-Kataster'.O309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09]&gt;1000;[$Grundlagen.$B$41];&quot;Nein&quot;)" office:value-type="string" office:string-value="Nein">
            <text:p>Nein</text:p>
          </table:table-cell>
          <table:table-cell table:style-name="ce83" table:formula="of:=IF([$'AwSV-Kataster'.H309]&gt;100;[$Grundlagen.$C$43];&quot;Nein&quot;)" office:value-type="string" office:string-value="Nein">
            <text:p>Nein</text:p>
          </table:table-cell>
          <table:table-cell table:style-name="ce83" table:formula="of:=IF([$'AwSV-Kataster'.H309]&gt;1000;&quot;JA&quot;;&quot;NEIN&quot;)" office:value-type="string" office:string-value="NEIN">
            <text:p>NEIN</text:p>
          </table:table-cell>
          <table:table-cell table:style-name="ce83" table:formula="of:=IF([$'AwSV-Kataster'.H309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09]=&quot;Stufe A&quot;;[$Grundlagen.$C$21];IF([$'AwSV-Kataster'.O309]=&quot;Stufe B&quot;;[$Grundlagen.$C$25];IF([$'AwSV-Kataster'.O309]=&quot;Stufe C&quot;;[$Grundlagen.$C$29];IF([$'AwSV-Kataster'.O309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09]=&quot;Stufe A&quot;;[$Grundlagen.$D$21];IF([$'AwSV-Kataster'.O309]=&quot;Stufe B&quot;;[$Grundlagen.$D$25];IF([$'AwSV-Kataster'.O309]=&quot;Stufe C&quot;;[$Grundlagen.$D$29];IF([$'AwSV-Kataster'.O309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09]&gt;1000;[$Grundlagen.$B$41];&quot;NEIN&quot;)" office:value-type="string" office:string-value="NEIN">
            <text:p>NEIN</text:p>
          </table:table-cell>
          <table:table-cell table:style-name="ce83" table:formula="of:=IF([$'AwSV-Kataster'.H309]&gt;100;[$Grundlagen.$C$44];&quot;NEIN&quot;)" office:value-type="string" office:string-value="NEIN">
            <text:p>NEIN</text:p>
          </table:table-cell>
          <table:table-cell table:style-name="ce83" table:formula="of:=IF([.E297]=&quot;JA&quot;;&quot;alle 5 Jahre&quot;;&quot;NEIN&quot;)" office:value-type="string" office:string-value="NEIN">
            <text:p>NEIN</text:p>
          </table:table-cell>
          <table:table-cell table:style-name="ce83" table:formula="of:=IF([.F297]=&quot;JA&quot;;&quot;alle 5 Jahre&quot;;&quot;NEIN&quot;)" office:value-type="string" office:string-value="NEIN">
            <text:p>NEIN</text:p>
          </table:table-cell>
          <table:table-cell table:style-name="ce83" table:formula="of:=IF([$'AwSV-Kataster'.O309]=&quot;Stufe A&quot;;[$Grundlagen.$E$21];IF([$'AwSV-Kataster'.O309]=&quot;Stufe B&quot;;[$Grundlagen.$E$25];IF([$'AwSV-Kataster'.O309]=&quot;Stufe C&quot;;[$Grundlagen.$E$29];IF([$'AwSV-Kataster'.O309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09]=&quot;Stufe A&quot;;[$'Grundlagen Wasserschutzgebiet'.$C$21];IF([$'AwSV-Kataster'.O309]=&quot;Stufe B&quot;;[$'Grundlagen Wasserschutzgebiet'.$C$21];IF([$'AwSV-Kataster'.O309]=&quot;Stufe C&quot;;[$'Grundlagen Wasserschutzgebiet'.$C$21];IF([$'AwSV-Kataster'.O309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09]=&quot;Stufe A&quot;;[$'Grundlagen Wasserschutzgebiet'.$D$21];IF([$'AwSV-Kataster'.O309]=&quot;Stufe B&quot;;[$'Grundlagen Wasserschutzgebiet'.$D$25];IF([$'AwSV-Kataster'.O309]=&quot;Stufe C&quot;;[$'Grundlagen Wasserschutzgebiet'.$D$29];IF([$'AwSV-Kataster'.O309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09]&gt;1000;[$Grundlagen.$B$41];&quot;Nein&quot;)" office:value-type="string" office:string-value="Nein">
            <text:p>Nein</text:p>
          </table:table-cell>
          <table:table-cell table:style-name="ce83" table:formula="of:=IF([$'AwSV-Kataster'.H309]&gt;100;[$Grundlagen.$C$44];&quot;Nein&quot;)" office:value-type="string" office:string-value="Nein">
            <text:p>Nein</text:p>
          </table:table-cell>
          <table:table-cell table:style-name="ce83" table:formula="of:=IF([.S297]=&quot;JA&quot;;&quot;alle 5 Jahre&quot;;&quot;NEIN&quot;)" office:value-type="string" office:string-value="NEIN">
            <text:p>NEIN</text:p>
          </table:table-cell>
          <table:table-cell table:style-name="ce83" table:formula="of:=IF([.T297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25">
            <text:p>25</text:p>
          </table:table-cell>
          <table:table-cell table:number-columns-repeated="1023"/>
        </table:table-row>
        <table:table-row table:style-name="ro5">
          <table:table-cell table:style-name="ce80" table:formula="of:=IF([$'AwSV-Kataster'.H322]&gt;1000;1001;IF(AND([$'AwSV-Kataster'.H322]&gt;100;[$'AwSV-Kataster'.H322]&lt;=1000);1000;IF(AND([$'AwSV-Kataster'.H322]&gt;10;[$'AwSV-Kataster'.H322]&lt;=100);100;IF(AND([$'AwSV-Kataster'.H322]&gt;1;[$'AwSV-Kataster'.H322]&lt;=10);10;IF(AND([$'AwSV-Kataster'.H322]&gt;0.22;[$'AwSV-Kataster'.H322]&lt;=1);1;0.22)))))" office:value-type="float" office:value="0.22">
            <text:p>0.22</text:p>
          </table:table-cell>
          <table:table-cell table:style-name="ce90" table:formula="of:=[$'AwSV-Kataster'.C309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02]=&quot;&quot;;&quot;Anlagenspez. wählen&quot;;IF([.B302]=[.A303];[.A304];IF([.B302]=[.B303];[.B304];IF([.B302]=[.C303];[.C304];IF([.B302]=[.D303];[.$D304];IF([.B302]=[.E303];[.E304];IF([.B302]=[.F303];[.F304];IF([.B302]=[.G303];[.G304]))))))))" office:value-type="string" office:string-value="NEIN">
            <text:p>NEIN</text:p>
          </table:table-cell>
          <table:table-cell table:style-name="ce97" table:formula="of:=IF([.B302]=&quot;&quot;;&quot;Anlagenspez. wählen&quot;;IF([.B302]=[.A303];[.A305];IF([.B302]=[.B303];[.B305];IF([.B302]=[.C303];[.C305];IF([.B302]=[.D303];[.D305];IF([.B302]=[.E303];[.E305];IF([.B302]=[.F303];[.$F305];IF([.B302]=[.G303];[.G305]))))))))" office:value-type="string" office:string-value="NEIN">
            <text:p>NEIN</text:p>
          </table:table-cell>
          <table:table-cell table:style-name="ce97" table:formula="of:=IF([.B302]=&quot;&quot;;&quot;A.spez. wählen&quot;;IF([.B302]=[.A303];[.A306];IF([.B302]=[.B303];[.B306];IF([.B302]=[.C303];[.C306];IF([.B302]=[.D303];[.$D306];IF([.B302]=[.E303];[.E306];IF([.B302]=[.F303];[.F306];IF([.B302]=[.G303];[.G306]))))))))" office:value-type="string" office:string-value="NEIN">
            <text:p>NEIN</text:p>
          </table:table-cell>
          <table:table-cell table:style-name="ce99" table:formula="of:=IF([.B302]=&quot;&quot;;&quot;Anlagenspez. wählen&quot;;IF([.B302]=[.A303];[.A307];IF([.B302]=[.B303];[.B307];IF([.B302]=[.C303];[.C307];IF([.B302]=[.D303];[.$D307];IF([.B302]=[.E303];[.E307];IF([.B302]=[.F303];[.F307];IF([.B302]=[.G303];[.G307]))))))))" office:value-type="string" office:string-value="NEIN">
            <text:p>NEIN</text:p>
          </table:table-cell>
          <table:table-cell table:style-name="ce100" table:formula="of:=IF([$'AwSV-Kataster'.O316]=&quot;entfällt&quot;;&quot;Entfällt&quot;;IF([$'AwSV-Kataster'.O316]=&quot;fehlt&quot;;&quot;umgehend&quot;;MIN([$'AwSV-Kataster'.O316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297]=&quot;unterirdisch&quot;;&quot;JA&quot;;IF([.J303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22]=&quot;&quot;;&quot;Anlagenspez. wählen&quot;;IF([$'AwSV-Kataster'.C322]=[.O303];[.O304];IF([$'AwSV-Kataster'.C322]=[.P303];[.P304];IF([$'AwSV-Kataster'.C322]=[.Q303];[.Q304];IF([$'AwSV-Kataster'.C322]=[.R303];[.$R304];IF([$'AwSV-Kataster'.C322]=[.S303];[.S304];IF([$'AwSV-Kataster'.C322]=[.T303];[.T304];IF([$'AwSV-Kataster'.C322]=[.U303];[.U304]))))))))" office:value-type="string" office:string-value="NEIN">
            <text:p>NEIN</text:p>
          </table:table-cell>
          <table:table-cell table:style-name="ce97" table:formula="of:=IF([$'AwSV-Kataster'.C322]=&quot;&quot;;&quot;Anlagenspez. wählen&quot;;IF([$'AwSV-Kataster'.C322]=[.O303];[.O305];IF([$'AwSV-Kataster'.C322]=[.P303];[.P305];IF([$'AwSV-Kataster'.C322]=[.Q303];[.Q305];IF([$'AwSV-Kataster'.C322]=[.R303];[.R305];IF([$'AwSV-Kataster'.C322]=[.S303];[.S305];IF([$'AwSV-Kataster'.C322]=[.T303];[.$T305];IF([$'AwSV-Kataster'.C322]=[.U303];[.U305]))))))))" office:value-type="string" office:string-value="NEIN">
            <text:p>NEIN</text:p>
          </table:table-cell>
          <table:table-cell table:style-name="ce97" table:formula="of:=IF([$'AwSV-Kataster'.C322]=&quot;&quot;;&quot;A.spez. wählen&quot;;IF([$'AwSV-Kataster'.C322]=[.O303];[.O306];IF([$'AwSV-Kataster'.C322]=[.P303];[.P306];IF([$'AwSV-Kataster'.C322]=[.Q303];[.Q306];IF([$'AwSV-Kataster'.C322]=[.R303];[.$R306];IF([$'AwSV-Kataster'.C322]=[.S303];[.S306];IF([$'AwSV-Kataster'.C322]=[.T303];[.T306];IF([$'AwSV-Kataster'.C322]=[.U303];[.U306]))))))))" office:value-type="string" office:string-value="NEIN">
            <text:p>NEIN</text:p>
          </table:table-cell>
          <table:table-cell table:style-name="ce99" table:formula="of:=IF([$'AwSV-Kataster'.C322]=&quot;&quot;;&quot;Anlagenspez. wählen&quot;;IF([$'AwSV-Kataster'.C322]=[.O303];[.O307];IF([$'AwSV-Kataster'.C322]=[.P303];[.P307];IF([$'AwSV-Kataster'.C322]=[.Q303];[.Q307];IF([$'AwSV-Kataster'.C322]=[.R303];[.$R307];IF([$'AwSV-Kataster'.C322]=[.S303];[.S307];IF([$'AwSV-Kataster'.C322]=[.T303];[.T307];IF([$'AwSV-Kataster'.C322]=[.U303];[.U307]))))))))" office:value-type="string" office:string-value="NEIN">
            <text:p>NEIN</text:p>
          </table:table-cell>
          <table:table-cell table:style-name="ce103" table:formula="of:=IF([$'AwSV-Kataster'.O316]=&quot;entfällt&quot;;&quot;Entfällt&quot;;IF([$'AwSV-Kataster'.O316]=&quot;fehlt&quot;;&quot;umgehend&quot;;MIN([$'AwSV-Kataster'.O316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22]=&quot;unterirdisch&quot;;&quot;JA&quot;;IF([.J305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22]=&quot;Stufe A&quot;;[$Grundlagen.$C$18];IF([$'AwSV-Kataster'.O322]=&quot;Stufe B&quot;;[$Grundlagen.$C$22];IF([$'AwSV-Kataster'.O322]=&quot;Stufe C&quot;;[$Grundlagen.$C$26];IF([$'AwSV-Kataster'.O322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22]=&quot;Stufe A&quot;;[$Grundlagen.$D$18];IF([$'AwSV-Kataster'.O322]=&quot;Stufe B&quot;;[$Grundlagen.$D$22];IF([$'AwSV-Kataster'.O322]=&quot;Stufe C&quot;;[$Grundlagen.$D$26];IF([$'AwSV-Kataster'.O322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22]&gt;1000;[$Grundlagen.$B$41];&quot;NEIN&quot;)" office:value-type="string" office:string-value="NEIN">
            <text:p>NEIN</text:p>
          </table:table-cell>
          <table:table-cell table:style-name="ce83" table:formula="of:=IF([$'AwSV-Kataster'.H322]&gt;100;[$Grundlagen.$C$41];&quot;NEIN&quot;)" office:value-type="string" office:string-value="NEIN">
            <text:p>NEIN</text:p>
          </table:table-cell>
          <table:table-cell table:style-name="ce83" table:formula="of:=IF([$'AwSV-Kataster'.H322]&gt;100;&quot;JA&quot;;&quot;NEIN&quot;)" office:value-type="string" office:string-value="NEIN">
            <text:p>NEIN</text:p>
          </table:table-cell>
          <table:table-cell table:style-name="ce83" table:formula="of:=IF([$'AwSV-Kataster'.H322]&gt;100;&quot;JA&quot;;&quot;NEIN&quot;)" office:value-type="string" office:string-value="NEIN">
            <text:p>NEIN</text:p>
          </table:table-cell>
          <table:table-cell table:style-name="ce83" table:formula="of:=IF([$'AwSV-Kataster'.O322]=&quot;Stufe A&quot;;[$Grundlagen.$E$18];IF([$'AwSV-Kataster'.O322]=&quot;Stufe B&quot;;[$Grundlagen.$E$22];IF([$'AwSV-Kataster'.O322]=&quot;Stufe C&quot;;[$Grundlagen.$E$26];IF([$'AwSV-Kataster'.O322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22]=&quot;Stufe A&quot;;[$'Grundlagen Wasserschutzgebiet'.$C$18];IF([$'AwSV-Kataster'.O322]=&quot;Stufe B&quot;;[$'Grundlagen Wasserschutzgebiet'.$C$22];IF([$'AwSV-Kataster'.O322]=&quot;Stufe C&quot;;[$'Grundlagen Wasserschutzgebiet'.$C$26];IF([$'AwSV-Kataster'.O32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22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22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22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22]&gt;100;&quot;JA&quot;;&quot;NEIN&quot;)" office:value-type="string" office:string-value="NEIN">
            <text:p>NEIN</text:p>
          </table:table-cell>
          <table:table-cell table:style-name="ce83" table:formula="of:=IF([$'AwSV-Kataster'.H322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22]=&quot;Stufe A&quot;;[$Grundlagen.$C$19];IF([$'AwSV-Kataster'.O322]=&quot;Stufe B&quot;;[$Grundlagen.$C$23];IF([$'AwSV-Kataster'.O322]=&quot;Stufe C&quot;;[$Grundlagen.$C$27];IF([$'AwSV-Kataster'.O322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22]=&quot;Stufe A&quot;;[$Grundlagen.$D$19];IF([$'AwSV-Kataster'.O322]=&quot;Stufe B&quot;;[$Grundlagen.$D$23];IF([$'AwSV-Kataster'.O322]=&quot;Stufe C&quot;;[$Grundlagen.$D$27];IF([$'AwSV-Kataster'.O322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22]&gt;1000;[$Grundlagen.$B$41];&quot;NEIN&quot;)" office:value-type="string" office:string-value="NEIN">
            <text:p>NEIN</text:p>
          </table:table-cell>
          <table:table-cell table:style-name="ce85" table:formula="of:=IF([$'AwSV-Kataster'.H322]&gt;100;[$Grundlagen.$C$42];&quot;NEIN&quot;)" office:value-type="string" office:string-value="NEIN">
            <text:p>NEIN</text:p>
          </table:table-cell>
          <table:table-cell table:style-name="ce85" table:formula="of:=IF([$'AwSV-Kataster'.H322]&gt;1000;&quot;JA&quot;;&quot;NEIN&quot;)" office:value-type="string" office:string-value="NEIN">
            <text:p>NEIN</text:p>
          </table:table-cell>
          <table:table-cell table:style-name="ce85" table:formula="of:=IF([$'AwSV-Kataster'.H322]&gt;1000;&quot;JA&quot;;&quot;NEIN&quot;)" office:value-type="string" office:string-value="NEIN">
            <text:p>NEIN</text:p>
          </table:table-cell>
          <table:table-cell table:style-name="ce85" table:formula="of:=IF([$'AwSV-Kataster'.O322]=&quot;Stufe A&quot;;[$Grundlagen.$E$19];IF([$'AwSV-Kataster'.O322]=&quot;Stufe B&quot;;[$Grundlagen.$E$23];IF([$'AwSV-Kataster'.O322]=&quot;Stufe C&quot;;[$Grundlagen.$E$27];IF([$'AwSV-Kataster'.O322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22]=&quot;Stufe A&quot;;[$'Grundlagen Wasserschutzgebiet'.$C$18];IF([$'AwSV-Kataster'.O322]=&quot;Stufe B&quot;;[$'Grundlagen Wasserschutzgebiet'.$C$22];IF([$'AwSV-Kataster'.O322]=&quot;Stufe C&quot;;[$'Grundlagen Wasserschutzgebiet'.$C$26];IF([$'AwSV-Kataster'.O322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22]=&quot;Stufe A&quot;;[$'Grundlagen Wasserschutzgebiet'.$D$19];IF([$'AwSV-Kataster'.O322]=&quot;Stufe B&quot;;[$'Grundlagen Wasserschutzgebiet'.$D$23];IF([$'AwSV-Kataster'.O322]=&quot;Stufe C&quot;;[$'Grundlagen Wasserschutzgebiet'.$D$27];IF([$'AwSV-Kataster'.O322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22]&gt;1000;[$Grundlagen.$B$41];&quot;Nein&quot;)" office:value-type="string" office:string-value="Nein">
            <text:p>Nein</text:p>
          </table:table-cell>
          <table:table-cell table:style-name="ce85" table:formula="of:=IF([$'AwSV-Kataster'.H322]&gt;100;[$Grundlagen.$C$42];&quot;Nein&quot;)" office:value-type="string" office:string-value="Nein">
            <text:p>Nein</text:p>
          </table:table-cell>
          <table:table-cell table:style-name="ce85" table:formula="of:=IF([$'AwSV-Kataster'.H322]&gt;1000;&quot;JA&quot;;&quot;NEIN&quot;)" office:value-type="string" office:string-value="NEIN">
            <text:p>NEIN</text:p>
          </table:table-cell>
          <table:table-cell table:style-name="ce85" table:formula="of:=IF([$'AwSV-Kataster'.H322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22]=&quot;Stufe A&quot;;[$Grundlagen.$C$20];IF([$'AwSV-Kataster'.O322]=&quot;Stufe B&quot;;[$Grundlagen.$C$24];IF([$'AwSV-Kataster'.O322]=&quot;Stufe C&quot;;[$Grundlagen.$C$28];IF([$'AwSV-Kataster'.O322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22]=&quot;Stufe A&quot;;[$Grundlagen.$D$20];IF([$'AwSV-Kataster'.O322]=&quot;Stufe B&quot;;[$Grundlagen.$D$24];IF([$'AwSV-Kataster'.O322]=&quot;Stufe C&quot;;[$Grundlagen.$D$28];IF([$'AwSV-Kataster'.O322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22]&gt;1000;[$Grundlagen.$B$41];&quot;NEIN&quot;)" office:value-type="string" office:string-value="NEIN">
            <text:p>NEIN</text:p>
          </table:table-cell>
          <table:table-cell table:style-name="ce83" table:formula="of:=IF([$'AwSV-Kataster'.H322]&gt;100;[$Grundlagen.$C$43];&quot;NEIN&quot;)" office:value-type="string" office:string-value="NEIN">
            <text:p>NEIN</text:p>
          </table:table-cell>
          <table:table-cell table:style-name="ce83" table:formula="of:=IF([$'AwSV-Kataster'.H322]&gt;1000;&quot;JA&quot;;&quot;NEIN&quot;)" office:value-type="string" office:string-value="NEIN">
            <text:p>NEIN</text:p>
          </table:table-cell>
          <table:table-cell table:style-name="ce83" table:formula="of:=IF([$'AwSV-Kataster'.H322]&gt;1000;&quot;JA&quot;;&quot;NEIN&quot;)" office:value-type="string" office:string-value="NEIN">
            <text:p>NEIN</text:p>
          </table:table-cell>
          <table:table-cell table:style-name="ce83" table:formula="of:=IF([$'AwSV-Kataster'.O322]=&quot;Stufe A&quot;;[$Grundlagen.$E$20];IF([$'AwSV-Kataster'.O322]=&quot;Stufe B&quot;;[$Grundlagen.$E$24];IF([$'AwSV-Kataster'.O322]=&quot;Stufe C&quot;;[$Grundlagen.$E$28];IF([$'AwSV-Kataster'.O322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22]=&quot;Stufe A&quot;;[$'Grundlagen Wasserschutzgebiet'.$C$18];IF([$'AwSV-Kataster'.O322]=&quot;Stufe B&quot;;[$'Grundlagen Wasserschutzgebiet'.$C$22];IF([$'AwSV-Kataster'.O322]=&quot;Stufe C&quot;;[$'Grundlagen Wasserschutzgebiet'.$C$26];IF([$'AwSV-Kataster'.O32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22]=&quot;Stufe A&quot;;[$'Grundlagen Wasserschutzgebiet'.$D$20];IF([$'AwSV-Kataster'.O322]=&quot;Stufe B&quot;;[$'Grundlagen Wasserschutzgebiet'.$D$24];IF([$'AwSV-Kataster'.O322]=&quot;Stufe C&quot;;[$'Grundlagen Wasserschutzgebiet'.$D$28];IF([$'AwSV-Kataster'.O322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22]&gt;1000;[$Grundlagen.$B$41];&quot;Nein&quot;)" office:value-type="string" office:string-value="Nein">
            <text:p>Nein</text:p>
          </table:table-cell>
          <table:table-cell table:style-name="ce83" table:formula="of:=IF([$'AwSV-Kataster'.H322]&gt;100;[$Grundlagen.$C$43];&quot;Nein&quot;)" office:value-type="string" office:string-value="Nein">
            <text:p>Nein</text:p>
          </table:table-cell>
          <table:table-cell table:style-name="ce83" table:formula="of:=IF([$'AwSV-Kataster'.H322]&gt;1000;&quot;JA&quot;;&quot;NEIN&quot;)" office:value-type="string" office:string-value="NEIN">
            <text:p>NEIN</text:p>
          </table:table-cell>
          <table:table-cell table:style-name="ce83" table:formula="of:=IF([$'AwSV-Kataster'.H322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22]=&quot;Stufe A&quot;;[$Grundlagen.$C$21];IF([$'AwSV-Kataster'.O322]=&quot;Stufe B&quot;;[$Grundlagen.$C$25];IF([$'AwSV-Kataster'.O322]=&quot;Stufe C&quot;;[$Grundlagen.$C$29];IF([$'AwSV-Kataster'.O322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22]=&quot;Stufe A&quot;;[$Grundlagen.$D$21];IF([$'AwSV-Kataster'.O322]=&quot;Stufe B&quot;;[$Grundlagen.$D$25];IF([$'AwSV-Kataster'.O322]=&quot;Stufe C&quot;;[$Grundlagen.$D$29];IF([$'AwSV-Kataster'.O322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22]&gt;1000;[$Grundlagen.$B$41];&quot;NEIN&quot;)" office:value-type="string" office:string-value="NEIN">
            <text:p>NEIN</text:p>
          </table:table-cell>
          <table:table-cell table:style-name="ce83" table:formula="of:=IF([$'AwSV-Kataster'.H322]&gt;100;[$Grundlagen.$C$44];&quot;NEIN&quot;)" office:value-type="string" office:string-value="NEIN">
            <text:p>NEIN</text:p>
          </table:table-cell>
          <table:table-cell table:style-name="ce83" table:formula="of:=IF([.E306]=&quot;JA&quot;;&quot;alle 5 Jahre&quot;;&quot;NEIN&quot;)" office:value-type="string" office:string-value="NEIN">
            <text:p>NEIN</text:p>
          </table:table-cell>
          <table:table-cell table:style-name="ce83" table:formula="of:=IF([.F306]=&quot;JA&quot;;&quot;alle 5 Jahre&quot;;&quot;NEIN&quot;)" office:value-type="string" office:string-value="NEIN">
            <text:p>NEIN</text:p>
          </table:table-cell>
          <table:table-cell table:style-name="ce83" table:formula="of:=IF([$'AwSV-Kataster'.O322]=&quot;Stufe A&quot;;[$Grundlagen.$E$21];IF([$'AwSV-Kataster'.O322]=&quot;Stufe B&quot;;[$Grundlagen.$E$25];IF([$'AwSV-Kataster'.O322]=&quot;Stufe C&quot;;[$Grundlagen.$E$29];IF([$'AwSV-Kataster'.O322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22]=&quot;Stufe A&quot;;[$'Grundlagen Wasserschutzgebiet'.$C$21];IF([$'AwSV-Kataster'.O322]=&quot;Stufe B&quot;;[$'Grundlagen Wasserschutzgebiet'.$C$21];IF([$'AwSV-Kataster'.O322]=&quot;Stufe C&quot;;[$'Grundlagen Wasserschutzgebiet'.$C$21];IF([$'AwSV-Kataster'.O322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22]=&quot;Stufe A&quot;;[$'Grundlagen Wasserschutzgebiet'.$D$21];IF([$'AwSV-Kataster'.O322]=&quot;Stufe B&quot;;[$'Grundlagen Wasserschutzgebiet'.$D$25];IF([$'AwSV-Kataster'.O322]=&quot;Stufe C&quot;;[$'Grundlagen Wasserschutzgebiet'.$D$29];IF([$'AwSV-Kataster'.O322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22]&gt;1000;[$Grundlagen.$B$41];&quot;Nein&quot;)" office:value-type="string" office:string-value="Nein">
            <text:p>Nein</text:p>
          </table:table-cell>
          <table:table-cell table:style-name="ce83" table:formula="of:=IF([$'AwSV-Kataster'.H322]&gt;100;[$Grundlagen.$C$44];&quot;Nein&quot;)" office:value-type="string" office:string-value="Nein">
            <text:p>Nein</text:p>
          </table:table-cell>
          <table:table-cell table:style-name="ce83" table:formula="of:=IF([.S306]=&quot;JA&quot;;&quot;alle 5 Jahre&quot;;&quot;NEIN&quot;)" office:value-type="string" office:string-value="NEIN">
            <text:p>NEIN</text:p>
          </table:table-cell>
          <table:table-cell table:style-name="ce83" table:formula="of:=IF([.T306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335]&gt;1000;1001;IF(AND([$'AwSV-Kataster'.H335]&gt;100;[$'AwSV-Kataster'.H335]&lt;=1000);1000;IF(AND([$'AwSV-Kataster'.H335]&gt;10;[$'AwSV-Kataster'.H335]&lt;=100);100;IF(AND([$'AwSV-Kataster'.H335]&gt;1;[$'AwSV-Kataster'.H335]&lt;=10);10;IF(AND([$'AwSV-Kataster'.H335]&gt;0.22;[$'AwSV-Kataster'.H335]&lt;=1);1;0.22)))))" office:value-type="float" office:value="0.22">
            <text:p>0.22</text:p>
          </table:table-cell>
          <table:table-cell table:style-name="ce85" table:formula="of:=[$'AwSV-Kataster'.C335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11]=&quot;&quot;;&quot;Anlagenspez. wählen&quot;;IF([.B311]=[.A312];[.A313];IF([.B311]=[.B312];[.B313];IF([.B311]=[.C312];[.C313];IF([.B311]=[.D312];[.$D313];IF([.B311]=[.E312];[.E313];IF([.B311]=[.F312];[.F313];IF([.B311]=[.G312];[.G313]))))))))" office:value-type="string" office:string-value="NEIN">
            <text:p>NEIN</text:p>
          </table:table-cell>
          <table:table-cell table:style-name="ce97" table:formula="of:=IF([.B311]=&quot;&quot;;&quot;Anlagenspez. wählen&quot;;IF([.B311]=[.A312];[.A314];IF([.B311]=[.B312];[.B314];IF([.B311]=[.C312];[.C314];IF([.B311]=[.D312];[.D314];IF([.B311]=[.E312];[.E314];IF([.B311]=[.F312];[.$F314];IF([.B311]=[.G312];[.G314]))))))))" office:value-type="string" office:string-value="NEIN">
            <text:p>NEIN</text:p>
          </table:table-cell>
          <table:table-cell table:style-name="ce97" table:formula="of:=IF([.B311]=&quot;&quot;;&quot;A.spez. wählen&quot;;IF([.B311]=[.A312];[.A315];IF([.B311]=[.B312];[.B315];IF([.B311]=[.C312];[.C315];IF([.B311]=[.D312];[.$D315];IF([.B311]=[.E312];[.E315];IF([.B311]=[.F312];[.F315];IF([.B311]=[.G312];[.G315]))))))))" office:value-type="string" office:string-value="NEIN">
            <text:p>NEIN</text:p>
          </table:table-cell>
          <table:table-cell table:style-name="ce99" table:formula="of:=IF([.B311]=&quot;&quot;;&quot;Anlagenspez. wählen&quot;;IF([.B311]=[.A312];[.A316];IF([.B311]=[.B312];[.B316];IF([.B311]=[.C312];[.C316];IF([.B311]=[.D312];[.$D316];IF([.B311]=[.E312];[.E316];IF([.B311]=[.F312];[.F316];IF([.B311]=[.G312];[.G316]))))))))" office:value-type="string" office:string-value="NEIN">
            <text:p>NEIN</text:p>
          </table:table-cell>
          <table:table-cell table:style-name="ce100" table:formula="of:=IF([$'AwSV-Kataster'.O329]=&quot;entfällt&quot;;&quot;Entfällt&quot;;IF([$'AwSV-Kataster'.O329]=&quot;fehlt&quot;;&quot;umgehend&quot;;MIN([$'AwSV-Kataster'.O329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C309]=&quot;unterirdisch&quot;;&quot;JA&quot;;IF([.J312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35]=&quot;&quot;;&quot;Anlagenspez. wählen&quot;;IF([$'AwSV-Kataster'.C335]=[.O312];[.O313];IF([$'AwSV-Kataster'.C335]=[.P312];[.P313];IF([$'AwSV-Kataster'.C335]=[.Q312];[.Q313];IF([$'AwSV-Kataster'.C335]=[.R312];[.$R313];IF([$'AwSV-Kataster'.C335]=[.S312];[.S313];IF([$'AwSV-Kataster'.C335]=[.T312];[.T313];IF([$'AwSV-Kataster'.C335]=[.U312];[.U313]))))))))" office:value-type="string" office:string-value="NEIN">
            <text:p>NEIN</text:p>
          </table:table-cell>
          <table:table-cell table:style-name="ce97" table:formula="of:=IF([$'AwSV-Kataster'.C335]=&quot;&quot;;&quot;Anlagenspez. wählen&quot;;IF([$'AwSV-Kataster'.C335]=[.O312];[.O314];IF([$'AwSV-Kataster'.C335]=[.P312];[.P314];IF([$'AwSV-Kataster'.C335]=[.Q312];[.Q314];IF([$'AwSV-Kataster'.C335]=[.R312];[.R314];IF([$'AwSV-Kataster'.C335]=[.S312];[.S314];IF([$'AwSV-Kataster'.C335]=[.T312];[.$T314];IF([$'AwSV-Kataster'.C335]=[.U312];[.U314]))))))))" office:value-type="string" office:string-value="NEIN">
            <text:p>NEIN</text:p>
          </table:table-cell>
          <table:table-cell table:style-name="ce97" table:formula="of:=IF([$'AwSV-Kataster'.C335]=&quot;&quot;;&quot;A.spez. wählen&quot;;IF([$'AwSV-Kataster'.C335]=[.O312];[.O315];IF([$'AwSV-Kataster'.C335]=[.P312];[.P315];IF([$'AwSV-Kataster'.C335]=[.Q312];[.Q315];IF([$'AwSV-Kataster'.C335]=[.R312];[.$R315];IF([$'AwSV-Kataster'.C335]=[.S312];[.S315];IF([$'AwSV-Kataster'.C335]=[.T312];[.T315];IF([$'AwSV-Kataster'.C335]=[.U312];[.U315]))))))))" office:value-type="string" office:string-value="NEIN">
            <text:p>NEIN</text:p>
          </table:table-cell>
          <table:table-cell table:style-name="ce99" table:formula="of:=IF([$'AwSV-Kataster'.C335]=&quot;&quot;;&quot;Anlagenspez. wählen&quot;;IF([$'AwSV-Kataster'.C335]=[.O312];[.O316];IF([$'AwSV-Kataster'.C335]=[.P312];[.P316];IF([$'AwSV-Kataster'.C335]=[.Q312];[.Q316];IF([$'AwSV-Kataster'.C335]=[.R312];[.$R316];IF([$'AwSV-Kataster'.C335]=[.S312];[.S316];IF([$'AwSV-Kataster'.C335]=[.T312];[.T316];IF([$'AwSV-Kataster'.C335]=[.U312];[.U316]))))))))" office:value-type="string" office:string-value="NEIN">
            <text:p>NEIN</text:p>
          </table:table-cell>
          <table:table-cell table:style-name="ce103" table:formula="of:=IF([$'AwSV-Kataster'.O329]=&quot;entfällt&quot;;&quot;Entfällt&quot;;IF([$'AwSV-Kataster'.O329]=&quot;fehlt&quot;;&quot;umgehend&quot;;MIN([$'AwSV-Kataster'.O329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35]=&quot;unterirdisch&quot;;&quot;JA&quot;;IF([.J314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35]=&quot;Stufe A&quot;;[$Grundlagen.$C$18];IF([$'AwSV-Kataster'.O335]=&quot;Stufe B&quot;;[$Grundlagen.$C$22];IF([$'AwSV-Kataster'.O335]=&quot;Stufe C&quot;;[$Grundlagen.$C$26];IF([$'AwSV-Kataster'.O335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35]=&quot;Stufe A&quot;;[$Grundlagen.$D$18];IF([$'AwSV-Kataster'.O335]=&quot;Stufe B&quot;;[$Grundlagen.$D$22];IF([$'AwSV-Kataster'.O335]=&quot;Stufe C&quot;;[$Grundlagen.$D$26];IF([$'AwSV-Kataster'.O335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35]&gt;1000;[$Grundlagen.$B$41];&quot;NEIN&quot;)" office:value-type="string" office:string-value="NEIN">
            <text:p>NEIN</text:p>
          </table:table-cell>
          <table:table-cell table:style-name="ce83" table:formula="of:=IF([$'AwSV-Kataster'.H335]&gt;100;[$Grundlagen.$C$41];&quot;NEIN&quot;)" office:value-type="string" office:string-value="NEIN">
            <text:p>NEIN</text:p>
          </table:table-cell>
          <table:table-cell table:style-name="ce83" table:formula="of:=IF([$'AwSV-Kataster'.H335]&gt;100;&quot;JA&quot;;&quot;NEIN&quot;)" office:value-type="string" office:string-value="NEIN">
            <text:p>NEIN</text:p>
          </table:table-cell>
          <table:table-cell table:style-name="ce83" table:formula="of:=IF([$'AwSV-Kataster'.H335]&gt;100;&quot;JA&quot;;&quot;NEIN&quot;)" office:value-type="string" office:string-value="NEIN">
            <text:p>NEIN</text:p>
          </table:table-cell>
          <table:table-cell table:style-name="ce83" table:formula="of:=IF([$'AwSV-Kataster'.O335]=&quot;Stufe A&quot;;[$Grundlagen.$E$18];IF([$'AwSV-Kataster'.O335]=&quot;Stufe B&quot;;[$Grundlagen.$E$22];IF([$'AwSV-Kataster'.O335]=&quot;Stufe C&quot;;[$Grundlagen.$E$26];IF([$'AwSV-Kataster'.O335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35]=&quot;Stufe A&quot;;[$'Grundlagen Wasserschutzgebiet'.$C$18];IF([$'AwSV-Kataster'.O335]=&quot;Stufe B&quot;;[$'Grundlagen Wasserschutzgebiet'.$C$22];IF([$'AwSV-Kataster'.O335]=&quot;Stufe C&quot;;[$'Grundlagen Wasserschutzgebiet'.$C$26];IF([$'AwSV-Kataster'.O33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35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35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35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35]&gt;100;&quot;JA&quot;;&quot;NEIN&quot;)" office:value-type="string" office:string-value="NEIN">
            <text:p>NEIN</text:p>
          </table:table-cell>
          <table:table-cell table:style-name="ce83" table:formula="of:=IF([$'AwSV-Kataster'.H335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35]=&quot;Stufe A&quot;;[$Grundlagen.$C$19];IF([$'AwSV-Kataster'.O335]=&quot;Stufe B&quot;;[$Grundlagen.$C$23];IF([$'AwSV-Kataster'.O335]=&quot;Stufe C&quot;;[$Grundlagen.$C$27];IF([$'AwSV-Kataster'.O335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35]=&quot;Stufe A&quot;;[$Grundlagen.$D$19];IF([$'AwSV-Kataster'.O335]=&quot;Stufe B&quot;;[$Grundlagen.$D$23];IF([$'AwSV-Kataster'.O335]=&quot;Stufe C&quot;;[$Grundlagen.$D$27];IF([$'AwSV-Kataster'.O335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35]&gt;1000;[$Grundlagen.$B$41];&quot;NEIN&quot;)" office:value-type="string" office:string-value="NEIN">
            <text:p>NEIN</text:p>
          </table:table-cell>
          <table:table-cell table:style-name="ce85" table:formula="of:=IF([$'AwSV-Kataster'.H335]&gt;100;[$Grundlagen.$C$42];&quot;NEIN&quot;)" office:value-type="string" office:string-value="NEIN">
            <text:p>NEIN</text:p>
          </table:table-cell>
          <table:table-cell table:style-name="ce85" table:formula="of:=IF([$'AwSV-Kataster'.H335]&gt;1000;&quot;JA&quot;;&quot;NEIN&quot;)" office:value-type="string" office:string-value="NEIN">
            <text:p>NEIN</text:p>
          </table:table-cell>
          <table:table-cell table:style-name="ce85" table:formula="of:=IF([$'AwSV-Kataster'.H335]&gt;1000;&quot;JA&quot;;&quot;NEIN&quot;)" office:value-type="string" office:string-value="NEIN">
            <text:p>NEIN</text:p>
          </table:table-cell>
          <table:table-cell table:style-name="ce85" table:formula="of:=IF([$'AwSV-Kataster'.O335]=&quot;Stufe A&quot;;[$Grundlagen.$E$19];IF([$'AwSV-Kataster'.O335]=&quot;Stufe B&quot;;[$Grundlagen.$E$23];IF([$'AwSV-Kataster'.O335]=&quot;Stufe C&quot;;[$Grundlagen.$E$27];IF([$'AwSV-Kataster'.O335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35]=&quot;Stufe A&quot;;[$'Grundlagen Wasserschutzgebiet'.$C$18];IF([$'AwSV-Kataster'.O335]=&quot;Stufe B&quot;;[$'Grundlagen Wasserschutzgebiet'.$C$22];IF([$'AwSV-Kataster'.O335]=&quot;Stufe C&quot;;[$'Grundlagen Wasserschutzgebiet'.$C$26];IF([$'AwSV-Kataster'.O335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35]=&quot;Stufe A&quot;;[$'Grundlagen Wasserschutzgebiet'.$D$19];IF([$'AwSV-Kataster'.O335]=&quot;Stufe B&quot;;[$'Grundlagen Wasserschutzgebiet'.$D$23];IF([$'AwSV-Kataster'.O335]=&quot;Stufe C&quot;;[$'Grundlagen Wasserschutzgebiet'.$D$27];IF([$'AwSV-Kataster'.O335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35]&gt;1000;[$Grundlagen.$B$41];&quot;Nein&quot;)" office:value-type="string" office:string-value="Nein">
            <text:p>Nein</text:p>
          </table:table-cell>
          <table:table-cell table:style-name="ce85" table:formula="of:=IF([$'AwSV-Kataster'.H335]&gt;100;[$Grundlagen.$C$42];&quot;Nein&quot;)" office:value-type="string" office:string-value="Nein">
            <text:p>Nein</text:p>
          </table:table-cell>
          <table:table-cell table:style-name="ce85" table:formula="of:=IF([$'AwSV-Kataster'.H335]&gt;1000;&quot;JA&quot;;&quot;NEIN&quot;)" office:value-type="string" office:string-value="NEIN">
            <text:p>NEIN</text:p>
          </table:table-cell>
          <table:table-cell table:style-name="ce85" table:formula="of:=IF([$'AwSV-Kataster'.H335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35]=&quot;Stufe A&quot;;[$Grundlagen.$C$20];IF([$'AwSV-Kataster'.O335]=&quot;Stufe B&quot;;[$Grundlagen.$C$24];IF([$'AwSV-Kataster'.O335]=&quot;Stufe C&quot;;[$Grundlagen.$C$28];IF([$'AwSV-Kataster'.O335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35]=&quot;Stufe A&quot;;[$Grundlagen.$D$20];IF([$'AwSV-Kataster'.O335]=&quot;Stufe B&quot;;[$Grundlagen.$D$24];IF([$'AwSV-Kataster'.O335]=&quot;Stufe C&quot;;[$Grundlagen.$D$28];IF([$'AwSV-Kataster'.O335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35]&gt;1000;[$Grundlagen.$B$41];&quot;NEIN&quot;)" office:value-type="string" office:string-value="NEIN">
            <text:p>NEIN</text:p>
          </table:table-cell>
          <table:table-cell table:style-name="ce83" table:formula="of:=IF([$'AwSV-Kataster'.H335]&gt;100;[$Grundlagen.$C$43];&quot;NEIN&quot;)" office:value-type="string" office:string-value="NEIN">
            <text:p>NEIN</text:p>
          </table:table-cell>
          <table:table-cell table:style-name="ce83" table:formula="of:=IF([$'AwSV-Kataster'.H335]&gt;1000;&quot;JA&quot;;&quot;NEIN&quot;)" office:value-type="string" office:string-value="NEIN">
            <text:p>NEIN</text:p>
          </table:table-cell>
          <table:table-cell table:style-name="ce83" table:formula="of:=IF([$'AwSV-Kataster'.H335]&gt;1000;&quot;JA&quot;;&quot;NEIN&quot;)" office:value-type="string" office:string-value="NEIN">
            <text:p>NEIN</text:p>
          </table:table-cell>
          <table:table-cell table:style-name="ce83" table:formula="of:=IF([$'AwSV-Kataster'.O335]=&quot;Stufe A&quot;;[$Grundlagen.$E$20];IF([$'AwSV-Kataster'.O335]=&quot;Stufe B&quot;;[$Grundlagen.$E$24];IF([$'AwSV-Kataster'.O335]=&quot;Stufe C&quot;;[$Grundlagen.$E$28];IF([$'AwSV-Kataster'.O335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35]=&quot;Stufe A&quot;;[$'Grundlagen Wasserschutzgebiet'.$C$18];IF([$'AwSV-Kataster'.O335]=&quot;Stufe B&quot;;[$'Grundlagen Wasserschutzgebiet'.$C$22];IF([$'AwSV-Kataster'.O335]=&quot;Stufe C&quot;;[$'Grundlagen Wasserschutzgebiet'.$C$26];IF([$'AwSV-Kataster'.O33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35]=&quot;Stufe A&quot;;[$'Grundlagen Wasserschutzgebiet'.$D$20];IF([$'AwSV-Kataster'.O335]=&quot;Stufe B&quot;;[$'Grundlagen Wasserschutzgebiet'.$D$24];IF([$'AwSV-Kataster'.O335]=&quot;Stufe C&quot;;[$'Grundlagen Wasserschutzgebiet'.$D$28];IF([$'AwSV-Kataster'.O335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35]&gt;1000;[$Grundlagen.$B$41];&quot;Nein&quot;)" office:value-type="string" office:string-value="Nein">
            <text:p>Nein</text:p>
          </table:table-cell>
          <table:table-cell table:style-name="ce83" table:formula="of:=IF([$'AwSV-Kataster'.H335]&gt;100;[$Grundlagen.$C$43];&quot;Nein&quot;)" office:value-type="string" office:string-value="Nein">
            <text:p>Nein</text:p>
          </table:table-cell>
          <table:table-cell table:style-name="ce83" table:formula="of:=IF([$'AwSV-Kataster'.H335]&gt;1000;&quot;JA&quot;;&quot;NEIN&quot;)" office:value-type="string" office:string-value="NEIN">
            <text:p>NEIN</text:p>
          </table:table-cell>
          <table:table-cell table:style-name="ce83" table:formula="of:=IF([$'AwSV-Kataster'.H335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35]=&quot;Stufe A&quot;;[$Grundlagen.$C$21];IF([$'AwSV-Kataster'.O335]=&quot;Stufe B&quot;;[$Grundlagen.$C$25];IF([$'AwSV-Kataster'.O335]=&quot;Stufe C&quot;;[$Grundlagen.$C$29];IF([$'AwSV-Kataster'.O335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35]=&quot;Stufe A&quot;;[$Grundlagen.$D$21];IF([$'AwSV-Kataster'.O335]=&quot;Stufe B&quot;;[$Grundlagen.$D$25];IF([$'AwSV-Kataster'.O335]=&quot;Stufe C&quot;;[$Grundlagen.$D$29];IF([$'AwSV-Kataster'.O335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35]&gt;1000;[$Grundlagen.$B$41];&quot;NEIN&quot;)" office:value-type="string" office:string-value="NEIN">
            <text:p>NEIN</text:p>
          </table:table-cell>
          <table:table-cell table:style-name="ce83" table:formula="of:=IF([$'AwSV-Kataster'.H335]&gt;100;[$Grundlagen.$C$44];&quot;NEIN&quot;)" office:value-type="string" office:string-value="NEIN">
            <text:p>NEIN</text:p>
          </table:table-cell>
          <table:table-cell table:style-name="ce83" table:formula="of:=IF([.E315]=&quot;JA&quot;;&quot;alle 5 Jahre&quot;;&quot;NEIN&quot;)" office:value-type="string" office:string-value="NEIN">
            <text:p>NEIN</text:p>
          </table:table-cell>
          <table:table-cell table:style-name="ce83" table:formula="of:=IF([.F315]=&quot;JA&quot;;&quot;alle 5 Jahre&quot;;&quot;NEIN&quot;)" office:value-type="string" office:string-value="NEIN">
            <text:p>NEIN</text:p>
          </table:table-cell>
          <table:table-cell table:style-name="ce83" table:formula="of:=IF([$'AwSV-Kataster'.O335]=&quot;Stufe A&quot;;[$Grundlagen.$E$21];IF([$'AwSV-Kataster'.O335]=&quot;Stufe B&quot;;[$Grundlagen.$E$25];IF([$'AwSV-Kataster'.O335]=&quot;Stufe C&quot;;[$Grundlagen.$E$29];IF([$'AwSV-Kataster'.O335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35]=&quot;Stufe A&quot;;[$'Grundlagen Wasserschutzgebiet'.$C$21];IF([$'AwSV-Kataster'.O335]=&quot;Stufe B&quot;;[$'Grundlagen Wasserschutzgebiet'.$C$21];IF([$'AwSV-Kataster'.O335]=&quot;Stufe C&quot;;[$'Grundlagen Wasserschutzgebiet'.$C$21];IF([$'AwSV-Kataster'.O335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35]=&quot;Stufe A&quot;;[$'Grundlagen Wasserschutzgebiet'.$D$21];IF([$'AwSV-Kataster'.O335]=&quot;Stufe B&quot;;[$'Grundlagen Wasserschutzgebiet'.$D$25];IF([$'AwSV-Kataster'.O335]=&quot;Stufe C&quot;;[$'Grundlagen Wasserschutzgebiet'.$D$29];IF([$'AwSV-Kataster'.O335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35]&gt;1000;[$Grundlagen.$B$41];&quot;Nein&quot;)" office:value-type="string" office:string-value="Nein">
            <text:p>Nein</text:p>
          </table:table-cell>
          <table:table-cell table:style-name="ce83" table:formula="of:=IF([$'AwSV-Kataster'.H335]&gt;100;[$Grundlagen.$C$44];&quot;Nein&quot;)" office:value-type="string" office:string-value="Nein">
            <text:p>Nein</text:p>
          </table:table-cell>
          <table:table-cell table:style-name="ce83" table:formula="of:=IF([.S315]=&quot;JA&quot;;&quot;alle 5 Jahre&quot;;&quot;NEIN&quot;)" office:value-type="string" office:string-value="NEIN">
            <text:p>NEIN</text:p>
          </table:table-cell>
          <table:table-cell table:style-name="ce83" table:formula="of:=IF([.T315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348]&gt;1000;1001;IF(AND([$'AwSV-Kataster'.H348]&gt;100;[$'AwSV-Kataster'.H348]&lt;=1000);1000;IF(AND([$'AwSV-Kataster'.H348]&gt;10;[$'AwSV-Kataster'.H348]&lt;=100);100;IF(AND([$'AwSV-Kataster'.H348]&gt;1;[$'AwSV-Kataster'.H348]&lt;=10);10;IF(AND([$'AwSV-Kataster'.H348]&gt;0.22;[$'AwSV-Kataster'.H348]&lt;=1);1;0.22)))))" office:value-type="float" office:value="0.22">
            <text:p>0.22</text:p>
          </table:table-cell>
          <table:table-cell table:style-name="ce85" table:formula="of:=[$'AwSV-Kataster'.C348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20]=&quot;&quot;;&quot;Anlagenspez. wählen&quot;;IF([.B320]=[.A321];[.A322];IF([.B320]=[.B321];[.B322];IF([.B320]=[.C321];[.C322];IF([.B320]=[.D321];[.$D322];IF([.B320]=[.E321];[.E322];IF([.B320]=[.F321];[.F322];IF([.B320]=[.G321];[.G322]))))))))" office:value-type="string" office:string-value="NEIN">
            <text:p>NEIN</text:p>
          </table:table-cell>
          <table:table-cell table:style-name="ce97" table:formula="of:=IF([.B320]=&quot;&quot;;&quot;Anlagenspez. wählen&quot;;IF([.B320]=[.A321];[.A323];IF([.B320]=[.B321];[.B323];IF([.B320]=[.C321];[.C323];IF([.B320]=[.D321];[.D323];IF([.B320]=[.E321];[.E323];IF([.B320]=[.F321];[.$F323];IF([.B320]=[.G321];[.G323]))))))))" office:value-type="string" office:string-value="NEIN">
            <text:p>NEIN</text:p>
          </table:table-cell>
          <table:table-cell table:style-name="ce97" table:formula="of:=IF([.B320]=&quot;&quot;;&quot;A.spez. wählen&quot;;IF([.B320]=[.A321];[.A324];IF([.B320]=[.B321];[.B324];IF([.B320]=[.C321];[.C324];IF([.B320]=[.D321];[.$D324];IF([.B320]=[.E321];[.E324];IF([.B320]=[.F321];[.F324];IF([.B320]=[.G321];[.G324]))))))))" office:value-type="string" office:string-value="NEIN">
            <text:p>NEIN</text:p>
          </table:table-cell>
          <table:table-cell table:style-name="ce99" table:formula="of:=IF([.B320]=&quot;&quot;;&quot;Anlagenspez. wählen&quot;;IF([.B320]=[.A321];[.A325];IF([.B320]=[.B321];[.B325];IF([.B320]=[.C321];[.C325];IF([.B320]=[.D321];[.$D325];IF([.B320]=[.E321];[.E325];IF([.B320]=[.F321];[.F325];IF([.B320]=[.G321];[.G325]))))))))" office:value-type="string" office:string-value="NEIN">
            <text:p>NEIN</text:p>
          </table:table-cell>
          <table:table-cell table:style-name="ce100" table:formula="of:=IF([$'AwSV-Kataster'.O342]=&quot;entfällt&quot;;&quot;Entfällt&quot;;IF([$'AwSV-Kataster'.O342]=&quot;fehlt&quot;;&quot;umgehend&quot;;MIN([$'AwSV-Kataster'.O342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18]=&quot;unterirdisch&quot;;&quot;JA&quot;;IF([.J321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48]=&quot;&quot;;&quot;Anlagenspez. wählen&quot;;IF([$'AwSV-Kataster'.C348]=[.O321];[.O322];IF([$'AwSV-Kataster'.C348]=[.P321];[.P322];IF([$'AwSV-Kataster'.C348]=[.Q321];[.Q322];IF([$'AwSV-Kataster'.C348]=[.R321];[.$R322];IF([$'AwSV-Kataster'.C348]=[.S321];[.S322];IF([$'AwSV-Kataster'.C348]=[.T321];[.T322];IF([$'AwSV-Kataster'.C348]=[.U321];[.U322]))))))))" office:value-type="string" office:string-value="NEIN">
            <text:p>NEIN</text:p>
          </table:table-cell>
          <table:table-cell table:style-name="ce97" table:formula="of:=IF([$'AwSV-Kataster'.C348]=&quot;&quot;;&quot;Anlagenspez. wählen&quot;;IF([$'AwSV-Kataster'.C348]=[.O321];[.O323];IF([$'AwSV-Kataster'.C348]=[.P321];[.P323];IF([$'AwSV-Kataster'.C348]=[.Q321];[.Q323];IF([$'AwSV-Kataster'.C348]=[.R321];[.R323];IF([$'AwSV-Kataster'.C348]=[.S321];[.S323];IF([$'AwSV-Kataster'.C348]=[.T321];[.$T323];IF([$'AwSV-Kataster'.C348]=[.U321];[.U323]))))))))" office:value-type="string" office:string-value="NEIN">
            <text:p>NEIN</text:p>
          </table:table-cell>
          <table:table-cell table:style-name="ce97" table:formula="of:=IF([$'AwSV-Kataster'.C348]=&quot;&quot;;&quot;A.spez. wählen&quot;;IF([$'AwSV-Kataster'.C348]=[.O321];[.O324];IF([$'AwSV-Kataster'.C348]=[.P321];[.P324];IF([$'AwSV-Kataster'.C348]=[.Q321];[.Q324];IF([$'AwSV-Kataster'.C348]=[.R321];[.$R324];IF([$'AwSV-Kataster'.C348]=[.S321];[.S324];IF([$'AwSV-Kataster'.C348]=[.T321];[.T324];IF([$'AwSV-Kataster'.C348]=[.U321];[.U324]))))))))" office:value-type="string" office:string-value="NEIN">
            <text:p>NEIN</text:p>
          </table:table-cell>
          <table:table-cell table:style-name="ce99" table:formula="of:=IF([$'AwSV-Kataster'.C348]=&quot;&quot;;&quot;Anlagenspez. wählen&quot;;IF([$'AwSV-Kataster'.C348]=[.O321];[.O325];IF([$'AwSV-Kataster'.C348]=[.P321];[.P325];IF([$'AwSV-Kataster'.C348]=[.Q321];[.Q325];IF([$'AwSV-Kataster'.C348]=[.R321];[.$R325];IF([$'AwSV-Kataster'.C348]=[.S321];[.S325];IF([$'AwSV-Kataster'.C348]=[.T321];[.T325];IF([$'AwSV-Kataster'.C348]=[.U321];[.U325]))))))))" office:value-type="string" office:string-value="NEIN">
            <text:p>NEIN</text:p>
          </table:table-cell>
          <table:table-cell table:style-name="ce103" table:formula="of:=IF([$'AwSV-Kataster'.O342]=&quot;entfällt&quot;;&quot;Entfällt&quot;;IF([$'AwSV-Kataster'.O342]=&quot;fehlt&quot;;&quot;umgehend&quot;;MIN([$'AwSV-Kataster'.O342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48]=&quot;unterirdisch&quot;;&quot;JA&quot;;IF([.J323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48]=&quot;Stufe A&quot;;[$Grundlagen.$C$18];IF([$'AwSV-Kataster'.O348]=&quot;Stufe B&quot;;[$Grundlagen.$C$22];IF([$'AwSV-Kataster'.O348]=&quot;Stufe C&quot;;[$Grundlagen.$C$26];IF([$'AwSV-Kataster'.O348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48]=&quot;Stufe A&quot;;[$Grundlagen.$D$18];IF([$'AwSV-Kataster'.O348]=&quot;Stufe B&quot;;[$Grundlagen.$D$22];IF([$'AwSV-Kataster'.O348]=&quot;Stufe C&quot;;[$Grundlagen.$D$26];IF([$'AwSV-Kataster'.O348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48]&gt;1000;[$Grundlagen.$B$41];&quot;NEIN&quot;)" office:value-type="string" office:string-value="NEIN">
            <text:p>NEIN</text:p>
          </table:table-cell>
          <table:table-cell table:style-name="ce83" table:formula="of:=IF([$'AwSV-Kataster'.H348]&gt;100;[$Grundlagen.$C$41];&quot;NEIN&quot;)" office:value-type="string" office:string-value="NEIN">
            <text:p>NEIN</text:p>
          </table:table-cell>
          <table:table-cell table:style-name="ce83" table:formula="of:=IF([$'AwSV-Kataster'.H348]&gt;100;&quot;JA&quot;;&quot;NEIN&quot;)" office:value-type="string" office:string-value="NEIN">
            <text:p>NEIN</text:p>
          </table:table-cell>
          <table:table-cell table:style-name="ce83" table:formula="of:=IF([$'AwSV-Kataster'.H348]&gt;100;&quot;JA&quot;;&quot;NEIN&quot;)" office:value-type="string" office:string-value="NEIN">
            <text:p>NEIN</text:p>
          </table:table-cell>
          <table:table-cell table:style-name="ce83" table:formula="of:=IF([$'AwSV-Kataster'.O348]=&quot;Stufe A&quot;;[$Grundlagen.$E$18];IF([$'AwSV-Kataster'.O348]=&quot;Stufe B&quot;;[$Grundlagen.$E$22];IF([$'AwSV-Kataster'.O348]=&quot;Stufe C&quot;;[$Grundlagen.$E$26];IF([$'AwSV-Kataster'.O348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48]=&quot;Stufe A&quot;;[$'Grundlagen Wasserschutzgebiet'.$C$18];IF([$'AwSV-Kataster'.O348]=&quot;Stufe B&quot;;[$'Grundlagen Wasserschutzgebiet'.$C$22];IF([$'AwSV-Kataster'.O348]=&quot;Stufe C&quot;;[$'Grundlagen Wasserschutzgebiet'.$C$26];IF([$'AwSV-Kataster'.O34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48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48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48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48]&gt;100;&quot;JA&quot;;&quot;NEIN&quot;)" office:value-type="string" office:string-value="NEIN">
            <text:p>NEIN</text:p>
          </table:table-cell>
          <table:table-cell table:style-name="ce83" table:formula="of:=IF([$'AwSV-Kataster'.H348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48]=&quot;Stufe A&quot;;[$Grundlagen.$C$19];IF([$'AwSV-Kataster'.O348]=&quot;Stufe B&quot;;[$Grundlagen.$C$23];IF([$'AwSV-Kataster'.O348]=&quot;Stufe C&quot;;[$Grundlagen.$C$27];IF([$'AwSV-Kataster'.O348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48]=&quot;Stufe A&quot;;[$Grundlagen.$D$19];IF([$'AwSV-Kataster'.O348]=&quot;Stufe B&quot;;[$Grundlagen.$D$23];IF([$'AwSV-Kataster'.O348]=&quot;Stufe C&quot;;[$Grundlagen.$D$27];IF([$'AwSV-Kataster'.O348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48]&gt;1000;[$Grundlagen.$B$41];&quot;NEIN&quot;)" office:value-type="string" office:string-value="NEIN">
            <text:p>NEIN</text:p>
          </table:table-cell>
          <table:table-cell table:style-name="ce85" table:formula="of:=IF([$'AwSV-Kataster'.H348]&gt;100;[$Grundlagen.$C$42];&quot;NEIN&quot;)" office:value-type="string" office:string-value="NEIN">
            <text:p>NEIN</text:p>
          </table:table-cell>
          <table:table-cell table:style-name="ce85" table:formula="of:=IF([$'AwSV-Kataster'.H348]&gt;1000;&quot;JA&quot;;&quot;NEIN&quot;)" office:value-type="string" office:string-value="NEIN">
            <text:p>NEIN</text:p>
          </table:table-cell>
          <table:table-cell table:style-name="ce85" table:formula="of:=IF([$'AwSV-Kataster'.H348]&gt;1000;&quot;JA&quot;;&quot;NEIN&quot;)" office:value-type="string" office:string-value="NEIN">
            <text:p>NEIN</text:p>
          </table:table-cell>
          <table:table-cell table:style-name="ce85" table:formula="of:=IF([$'AwSV-Kataster'.O348]=&quot;Stufe A&quot;;[$Grundlagen.$E$19];IF([$'AwSV-Kataster'.O348]=&quot;Stufe B&quot;;[$Grundlagen.$E$23];IF([$'AwSV-Kataster'.O348]=&quot;Stufe C&quot;;[$Grundlagen.$E$27];IF([$'AwSV-Kataster'.O348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48]=&quot;Stufe A&quot;;[$'Grundlagen Wasserschutzgebiet'.$C$18];IF([$'AwSV-Kataster'.O348]=&quot;Stufe B&quot;;[$'Grundlagen Wasserschutzgebiet'.$C$22];IF([$'AwSV-Kataster'.O348]=&quot;Stufe C&quot;;[$'Grundlagen Wasserschutzgebiet'.$C$26];IF([$'AwSV-Kataster'.O348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48]=&quot;Stufe A&quot;;[$'Grundlagen Wasserschutzgebiet'.$D$19];IF([$'AwSV-Kataster'.O348]=&quot;Stufe B&quot;;[$'Grundlagen Wasserschutzgebiet'.$D$23];IF([$'AwSV-Kataster'.O348]=&quot;Stufe C&quot;;[$'Grundlagen Wasserschutzgebiet'.$D$27];IF([$'AwSV-Kataster'.O348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48]&gt;1000;[$Grundlagen.$B$41];&quot;Nein&quot;)" office:value-type="string" office:string-value="Nein">
            <text:p>Nein</text:p>
          </table:table-cell>
          <table:table-cell table:style-name="ce85" table:formula="of:=IF([$'AwSV-Kataster'.H348]&gt;100;[$Grundlagen.$C$42];&quot;Nein&quot;)" office:value-type="string" office:string-value="Nein">
            <text:p>Nein</text:p>
          </table:table-cell>
          <table:table-cell table:style-name="ce85" table:formula="of:=IF([$'AwSV-Kataster'.H348]&gt;1000;&quot;JA&quot;;&quot;NEIN&quot;)" office:value-type="string" office:string-value="NEIN">
            <text:p>NEIN</text:p>
          </table:table-cell>
          <table:table-cell table:style-name="ce85" table:formula="of:=IF([$'AwSV-Kataster'.H348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48]=&quot;Stufe A&quot;;[$Grundlagen.$C$20];IF([$'AwSV-Kataster'.O348]=&quot;Stufe B&quot;;[$Grundlagen.$C$24];IF([$'AwSV-Kataster'.O348]=&quot;Stufe C&quot;;[$Grundlagen.$C$28];IF([$'AwSV-Kataster'.O348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48]=&quot;Stufe A&quot;;[$Grundlagen.$D$20];IF([$'AwSV-Kataster'.O348]=&quot;Stufe B&quot;;[$Grundlagen.$D$24];IF([$'AwSV-Kataster'.O348]=&quot;Stufe C&quot;;[$Grundlagen.$D$28];IF([$'AwSV-Kataster'.O348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48]&gt;1000;[$Grundlagen.$B$41];&quot;NEIN&quot;)" office:value-type="string" office:string-value="NEIN">
            <text:p>NEIN</text:p>
          </table:table-cell>
          <table:table-cell table:style-name="ce83" table:formula="of:=IF([$'AwSV-Kataster'.H348]&gt;100;[$Grundlagen.$C$43];&quot;NEIN&quot;)" office:value-type="string" office:string-value="NEIN">
            <text:p>NEIN</text:p>
          </table:table-cell>
          <table:table-cell table:style-name="ce83" table:formula="of:=IF([$'AwSV-Kataster'.H348]&gt;1000;&quot;JA&quot;;&quot;NEIN&quot;)" office:value-type="string" office:string-value="NEIN">
            <text:p>NEIN</text:p>
          </table:table-cell>
          <table:table-cell table:style-name="ce83" table:formula="of:=IF([$'AwSV-Kataster'.H348]&gt;1000;&quot;JA&quot;;&quot;NEIN&quot;)" office:value-type="string" office:string-value="NEIN">
            <text:p>NEIN</text:p>
          </table:table-cell>
          <table:table-cell table:style-name="ce83" table:formula="of:=IF([$'AwSV-Kataster'.O348]=&quot;Stufe A&quot;;[$Grundlagen.$E$20];IF([$'AwSV-Kataster'.O348]=&quot;Stufe B&quot;;[$Grundlagen.$E$24];IF([$'AwSV-Kataster'.O348]=&quot;Stufe C&quot;;[$Grundlagen.$E$28];IF([$'AwSV-Kataster'.O348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48]=&quot;Stufe A&quot;;[$'Grundlagen Wasserschutzgebiet'.$C$18];IF([$'AwSV-Kataster'.O348]=&quot;Stufe B&quot;;[$'Grundlagen Wasserschutzgebiet'.$C$22];IF([$'AwSV-Kataster'.O348]=&quot;Stufe C&quot;;[$'Grundlagen Wasserschutzgebiet'.$C$26];IF([$'AwSV-Kataster'.O34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48]=&quot;Stufe A&quot;;[$'Grundlagen Wasserschutzgebiet'.$D$20];IF([$'AwSV-Kataster'.O348]=&quot;Stufe B&quot;;[$'Grundlagen Wasserschutzgebiet'.$D$24];IF([$'AwSV-Kataster'.O348]=&quot;Stufe C&quot;;[$'Grundlagen Wasserschutzgebiet'.$D$28];IF([$'AwSV-Kataster'.O348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48]&gt;1000;[$Grundlagen.$B$41];&quot;Nein&quot;)" office:value-type="string" office:string-value="Nein">
            <text:p>Nein</text:p>
          </table:table-cell>
          <table:table-cell table:style-name="ce83" table:formula="of:=IF([$'AwSV-Kataster'.H348]&gt;100;[$Grundlagen.$C$43];&quot;Nein&quot;)" office:value-type="string" office:string-value="Nein">
            <text:p>Nein</text:p>
          </table:table-cell>
          <table:table-cell table:style-name="ce83" table:formula="of:=IF([$'AwSV-Kataster'.H348]&gt;1000;&quot;JA&quot;;&quot;NEIN&quot;)" office:value-type="string" office:string-value="NEIN">
            <text:p>NEIN</text:p>
          </table:table-cell>
          <table:table-cell table:style-name="ce83" table:formula="of:=IF([$'AwSV-Kataster'.H348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48]=&quot;Stufe A&quot;;[$Grundlagen.$C$21];IF([$'AwSV-Kataster'.O348]=&quot;Stufe B&quot;;[$Grundlagen.$C$25];IF([$'AwSV-Kataster'.O348]=&quot;Stufe C&quot;;[$Grundlagen.$C$29];IF([$'AwSV-Kataster'.O348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48]=&quot;Stufe A&quot;;[$Grundlagen.$D$21];IF([$'AwSV-Kataster'.O348]=&quot;Stufe B&quot;;[$Grundlagen.$D$25];IF([$'AwSV-Kataster'.O348]=&quot;Stufe C&quot;;[$Grundlagen.$D$29];IF([$'AwSV-Kataster'.O348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48]&gt;1000;[$Grundlagen.$B$41];&quot;NEIN&quot;)" office:value-type="string" office:string-value="NEIN">
            <text:p>NEIN</text:p>
          </table:table-cell>
          <table:table-cell table:style-name="ce83" table:formula="of:=IF([$'AwSV-Kataster'.H348]&gt;100;[$Grundlagen.$C$44];&quot;NEIN&quot;)" office:value-type="string" office:string-value="NEIN">
            <text:p>NEIN</text:p>
          </table:table-cell>
          <table:table-cell table:style-name="ce83" table:formula="of:=IF([.E324]=&quot;JA&quot;;&quot;alle 5 Jahre&quot;;&quot;NEIN&quot;)" office:value-type="string" office:string-value="NEIN">
            <text:p>NEIN</text:p>
          </table:table-cell>
          <table:table-cell table:style-name="ce83" table:formula="of:=IF([.F324]=&quot;JA&quot;;&quot;alle 5 Jahre&quot;;&quot;NEIN&quot;)" office:value-type="string" office:string-value="NEIN">
            <text:p>NEIN</text:p>
          </table:table-cell>
          <table:table-cell table:style-name="ce83" table:formula="of:=IF([$'AwSV-Kataster'.O348]=&quot;Stufe A&quot;;[$Grundlagen.$E$21];IF([$'AwSV-Kataster'.O348]=&quot;Stufe B&quot;;[$Grundlagen.$E$25];IF([$'AwSV-Kataster'.O348]=&quot;Stufe C&quot;;[$Grundlagen.$E$29];IF([$'AwSV-Kataster'.O348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48]=&quot;Stufe A&quot;;[$'Grundlagen Wasserschutzgebiet'.$C$21];IF([$'AwSV-Kataster'.O348]=&quot;Stufe B&quot;;[$'Grundlagen Wasserschutzgebiet'.$C$21];IF([$'AwSV-Kataster'.O348]=&quot;Stufe C&quot;;[$'Grundlagen Wasserschutzgebiet'.$C$21];IF([$'AwSV-Kataster'.O348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48]=&quot;Stufe A&quot;;[$'Grundlagen Wasserschutzgebiet'.$D$21];IF([$'AwSV-Kataster'.O348]=&quot;Stufe B&quot;;[$'Grundlagen Wasserschutzgebiet'.$D$25];IF([$'AwSV-Kataster'.O348]=&quot;Stufe C&quot;;[$'Grundlagen Wasserschutzgebiet'.$D$29];IF([$'AwSV-Kataster'.O348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48]&gt;1000;[$Grundlagen.$B$41];&quot;Nein&quot;)" office:value-type="string" office:string-value="Nein">
            <text:p>Nein</text:p>
          </table:table-cell>
          <table:table-cell table:style-name="ce83" table:formula="of:=IF([$'AwSV-Kataster'.H348]&gt;100;[$Grundlagen.$C$44];&quot;Nein&quot;)" office:value-type="string" office:string-value="Nein">
            <text:p>Nein</text:p>
          </table:table-cell>
          <table:table-cell table:style-name="ce83" table:formula="of:=IF([.S324]=&quot;JA&quot;;&quot;alle 5 Jahre&quot;;&quot;NEIN&quot;)" office:value-type="string" office:string-value="NEIN">
            <text:p>NEIN</text:p>
          </table:table-cell>
          <table:table-cell table:style-name="ce83" table:formula="of:=IF([.T324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361]&gt;1000;1001;IF(AND([$'AwSV-Kataster'.H361]&gt;100;[$'AwSV-Kataster'.H361]&lt;=1000);1000;IF(AND([$'AwSV-Kataster'.H361]&gt;10;[$'AwSV-Kataster'.H361]&lt;=100);100;IF(AND([$'AwSV-Kataster'.H361]&gt;1;[$'AwSV-Kataster'.H361]&lt;=10);10;IF(AND([$'AwSV-Kataster'.H361]&gt;0.22;[$'AwSV-Kataster'.H361]&lt;=1);1;0.22)))))" office:value-type="float" office:value="0.22">
            <text:p>0.22</text:p>
          </table:table-cell>
          <table:table-cell table:style-name="ce85" table:formula="of:=[$'AwSV-Kataster'.C361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29]=&quot;&quot;;&quot;Anlagenspez. wählen&quot;;IF([.B329]=[.A330];[.A331];IF([.B329]=[.B330];[.B331];IF([.B329]=[.C330];[.C331];IF([.B329]=[.D330];[.$D331];IF([.B329]=[.E330];[.E331];IF([.B329]=[.F330];[.F331];IF([.B329]=[.G330];[.G331]))))))))" office:value-type="string" office:string-value="NEIN">
            <text:p>NEIN</text:p>
          </table:table-cell>
          <table:table-cell table:style-name="ce97" table:formula="of:=IF([.B329]=&quot;&quot;;&quot;Anlagenspez. wählen&quot;;IF([.B329]=[.A330];[.A332];IF([.B329]=[.B330];[.B332];IF([.B329]=[.C330];[.C332];IF([.B329]=[.D330];[.D332];IF([.B329]=[.E330];[.E332];IF([.B329]=[.F330];[.$F332];IF([.B329]=[.G330];[.G332]))))))))" office:value-type="string" office:string-value="NEIN">
            <text:p>NEIN</text:p>
          </table:table-cell>
          <table:table-cell table:style-name="ce97" table:formula="of:=IF([.B329]=&quot;&quot;;&quot;A.spez. wählen&quot;;IF([.B329]=[.A330];[.A333];IF([.B329]=[.B330];[.B333];IF([.B329]=[.C330];[.C333];IF([.B329]=[.D330];[.$D333];IF([.B329]=[.E330];[.E333];IF([.B329]=[.F330];[.F333];IF([.B329]=[.G330];[.G333]))))))))" office:value-type="string" office:string-value="NEIN">
            <text:p>NEIN</text:p>
          </table:table-cell>
          <table:table-cell table:style-name="ce99" table:formula="of:=IF([.B329]=&quot;&quot;;&quot;Anlagenspez. wählen&quot;;IF([.B329]=[.A330];[.A334];IF([.B329]=[.B330];[.B334];IF([.B329]=[.C330];[.C334];IF([.B329]=[.D330];[.$D334];IF([.B329]=[.E330];[.E334];IF([.B329]=[.F330];[.F334];IF([.B329]=[.G330];[.G334]))))))))" office:value-type="string" office:string-value="NEIN">
            <text:p>NEIN</text:p>
          </table:table-cell>
          <table:table-cell table:style-name="ce100" table:formula="of:=IF([$'AwSV-Kataster'.O355]=&quot;entfällt&quot;;&quot;Entfällt&quot;;IF([$'AwSV-Kataster'.O355]=&quot;fehlt&quot;;&quot;umgehend&quot;;MIN([$'AwSV-Kataster'.O355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29]=&quot;unterirdisch&quot;;&quot;JA&quot;;IF([.J330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61]=&quot;&quot;;&quot;Anlagenspez. wählen&quot;;IF([$'AwSV-Kataster'.C361]=[.O330];[.O331];IF([$'AwSV-Kataster'.C361]=[.P330];[.P331];IF([$'AwSV-Kataster'.C361]=[.Q330];[.Q331];IF([$'AwSV-Kataster'.C361]=[.R330];[.$R331];IF([$'AwSV-Kataster'.C361]=[.S330];[.S331];IF([$'AwSV-Kataster'.C361]=[.T330];[.T331];IF([$'AwSV-Kataster'.C361]=[.U330];[.U331]))))))))" office:value-type="string" office:string-value="NEIN">
            <text:p>NEIN</text:p>
          </table:table-cell>
          <table:table-cell table:style-name="ce97" table:formula="of:=IF([$'AwSV-Kataster'.C361]=&quot;&quot;;&quot;Anlagenspez. wählen&quot;;IF([$'AwSV-Kataster'.C361]=[.O330];[.O332];IF([$'AwSV-Kataster'.C361]=[.P330];[.P332];IF([$'AwSV-Kataster'.C361]=[.Q330];[.Q332];IF([$'AwSV-Kataster'.C361]=[.R330];[.R332];IF([$'AwSV-Kataster'.C361]=[.S330];[.S332];IF([$'AwSV-Kataster'.C361]=[.T330];[.$T332];IF([$'AwSV-Kataster'.C361]=[.U330];[.U332]))))))))" office:value-type="string" office:string-value="NEIN">
            <text:p>NEIN</text:p>
          </table:table-cell>
          <table:table-cell table:style-name="ce97" table:formula="of:=IF([$'AwSV-Kataster'.C361]=&quot;&quot;;&quot;A.spez. wählen&quot;;IF([$'AwSV-Kataster'.C361]=[.O330];[.O333];IF([$'AwSV-Kataster'.C361]=[.P330];[.P333];IF([$'AwSV-Kataster'.C361]=[.Q330];[.Q333];IF([$'AwSV-Kataster'.C361]=[.R330];[.$R333];IF([$'AwSV-Kataster'.C361]=[.S330];[.S333];IF([$'AwSV-Kataster'.C361]=[.T330];[.T333];IF([$'AwSV-Kataster'.C361]=[.U330];[.U333]))))))))" office:value-type="string" office:string-value="NEIN">
            <text:p>NEIN</text:p>
          </table:table-cell>
          <table:table-cell table:style-name="ce99" table:formula="of:=IF([$'AwSV-Kataster'.C361]=&quot;&quot;;&quot;Anlagenspez. wählen&quot;;IF([$'AwSV-Kataster'.C361]=[.O330];[.O334];IF([$'AwSV-Kataster'.C361]=[.P330];[.P334];IF([$'AwSV-Kataster'.C361]=[.Q330];[.Q334];IF([$'AwSV-Kataster'.C361]=[.R330];[.$R334];IF([$'AwSV-Kataster'.C361]=[.S330];[.S334];IF([$'AwSV-Kataster'.C361]=[.T330];[.T334];IF([$'AwSV-Kataster'.C361]=[.U330];[.U334]))))))))" office:value-type="string" office:string-value="NEIN">
            <text:p>NEIN</text:p>
          </table:table-cell>
          <table:table-cell table:style-name="ce103" table:formula="of:=IF([$'AwSV-Kataster'.O355]=&quot;entfällt&quot;;&quot;Entfällt&quot;;IF([$'AwSV-Kataster'.O355]=&quot;fehlt&quot;;&quot;umgehend&quot;;MIN([$'AwSV-Kataster'.O355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61]=&quot;unterirdisch&quot;;&quot;JA&quot;;IF([.J332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61]=&quot;Stufe A&quot;;[$Grundlagen.$C$18];IF([$'AwSV-Kataster'.O361]=&quot;Stufe B&quot;;[$Grundlagen.$C$22];IF([$'AwSV-Kataster'.O361]=&quot;Stufe C&quot;;[$Grundlagen.$C$26];IF([$'AwSV-Kataster'.O361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61]=&quot;Stufe A&quot;;[$Grundlagen.$D$18];IF([$'AwSV-Kataster'.O361]=&quot;Stufe B&quot;;[$Grundlagen.$D$22];IF([$'AwSV-Kataster'.O361]=&quot;Stufe C&quot;;[$Grundlagen.$D$26];IF([$'AwSV-Kataster'.O361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61]&gt;1000;[$Grundlagen.$B$41];&quot;NEIN&quot;)" office:value-type="string" office:string-value="NEIN">
            <text:p>NEIN</text:p>
          </table:table-cell>
          <table:table-cell table:style-name="ce83" table:formula="of:=IF([$'AwSV-Kataster'.H361]&gt;100;[$Grundlagen.$C$41];&quot;NEIN&quot;)" office:value-type="string" office:string-value="NEIN">
            <text:p>NEIN</text:p>
          </table:table-cell>
          <table:table-cell table:style-name="ce83" table:formula="of:=IF([$'AwSV-Kataster'.H361]&gt;100;&quot;JA&quot;;&quot;NEIN&quot;)" office:value-type="string" office:string-value="NEIN">
            <text:p>NEIN</text:p>
          </table:table-cell>
          <table:table-cell table:style-name="ce83" table:formula="of:=IF([$'AwSV-Kataster'.H361]&gt;100;&quot;JA&quot;;&quot;NEIN&quot;)" office:value-type="string" office:string-value="NEIN">
            <text:p>NEIN</text:p>
          </table:table-cell>
          <table:table-cell table:style-name="ce83" table:formula="of:=IF([$'AwSV-Kataster'.O361]=&quot;Stufe A&quot;;[$Grundlagen.$E$18];IF([$'AwSV-Kataster'.O361]=&quot;Stufe B&quot;;[$Grundlagen.$E$22];IF([$'AwSV-Kataster'.O361]=&quot;Stufe C&quot;;[$Grundlagen.$E$26];IF([$'AwSV-Kataster'.O361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61]=&quot;Stufe A&quot;;[$'Grundlagen Wasserschutzgebiet'.$C$18];IF([$'AwSV-Kataster'.O361]=&quot;Stufe B&quot;;[$'Grundlagen Wasserschutzgebiet'.$C$22];IF([$'AwSV-Kataster'.O361]=&quot;Stufe C&quot;;[$'Grundlagen Wasserschutzgebiet'.$C$26];IF([$'AwSV-Kataster'.O36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61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61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61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61]&gt;100;&quot;JA&quot;;&quot;NEIN&quot;)" office:value-type="string" office:string-value="NEIN">
            <text:p>NEIN</text:p>
          </table:table-cell>
          <table:table-cell table:style-name="ce83" table:formula="of:=IF([$'AwSV-Kataster'.H361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61]=&quot;Stufe A&quot;;[$Grundlagen.$C$19];IF([$'AwSV-Kataster'.O361]=&quot;Stufe B&quot;;[$Grundlagen.$C$23];IF([$'AwSV-Kataster'.O361]=&quot;Stufe C&quot;;[$Grundlagen.$C$27];IF([$'AwSV-Kataster'.O361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61]=&quot;Stufe A&quot;;[$Grundlagen.$D$19];IF([$'AwSV-Kataster'.O361]=&quot;Stufe B&quot;;[$Grundlagen.$D$23];IF([$'AwSV-Kataster'.O361]=&quot;Stufe C&quot;;[$Grundlagen.$D$27];IF([$'AwSV-Kataster'.O361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61]&gt;1000;[$Grundlagen.$B$41];&quot;NEIN&quot;)" office:value-type="string" office:string-value="NEIN">
            <text:p>NEIN</text:p>
          </table:table-cell>
          <table:table-cell table:style-name="ce85" table:formula="of:=IF([$'AwSV-Kataster'.H361]&gt;100;[$Grundlagen.$C$42];&quot;NEIN&quot;)" office:value-type="string" office:string-value="NEIN">
            <text:p>NEIN</text:p>
          </table:table-cell>
          <table:table-cell table:style-name="ce85" table:formula="of:=IF([$'AwSV-Kataster'.H361]&gt;1000;&quot;JA&quot;;&quot;NEIN&quot;)" office:value-type="string" office:string-value="NEIN">
            <text:p>NEIN</text:p>
          </table:table-cell>
          <table:table-cell table:style-name="ce85" table:formula="of:=IF([$'AwSV-Kataster'.H361]&gt;1000;&quot;JA&quot;;&quot;NEIN&quot;)" office:value-type="string" office:string-value="NEIN">
            <text:p>NEIN</text:p>
          </table:table-cell>
          <table:table-cell table:style-name="ce85" table:formula="of:=IF([$'AwSV-Kataster'.O361]=&quot;Stufe A&quot;;[$Grundlagen.$E$19];IF([$'AwSV-Kataster'.O361]=&quot;Stufe B&quot;;[$Grundlagen.$E$23];IF([$'AwSV-Kataster'.O361]=&quot;Stufe C&quot;;[$Grundlagen.$E$27];IF([$'AwSV-Kataster'.O361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61]=&quot;Stufe A&quot;;[$'Grundlagen Wasserschutzgebiet'.$C$18];IF([$'AwSV-Kataster'.O361]=&quot;Stufe B&quot;;[$'Grundlagen Wasserschutzgebiet'.$C$22];IF([$'AwSV-Kataster'.O361]=&quot;Stufe C&quot;;[$'Grundlagen Wasserschutzgebiet'.$C$26];IF([$'AwSV-Kataster'.O361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61]=&quot;Stufe A&quot;;[$'Grundlagen Wasserschutzgebiet'.$D$19];IF([$'AwSV-Kataster'.O361]=&quot;Stufe B&quot;;[$'Grundlagen Wasserschutzgebiet'.$D$23];IF([$'AwSV-Kataster'.O361]=&quot;Stufe C&quot;;[$'Grundlagen Wasserschutzgebiet'.$D$27];IF([$'AwSV-Kataster'.O361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61]&gt;1000;[$Grundlagen.$B$41];&quot;Nein&quot;)" office:value-type="string" office:string-value="Nein">
            <text:p>Nein</text:p>
          </table:table-cell>
          <table:table-cell table:style-name="ce85" table:formula="of:=IF([$'AwSV-Kataster'.H361]&gt;100;[$Grundlagen.$C$42];&quot;Nein&quot;)" office:value-type="string" office:string-value="Nein">
            <text:p>Nein</text:p>
          </table:table-cell>
          <table:table-cell table:style-name="ce85" table:formula="of:=IF([$'AwSV-Kataster'.H361]&gt;1000;&quot;JA&quot;;&quot;NEIN&quot;)" office:value-type="string" office:string-value="NEIN">
            <text:p>NEIN</text:p>
          </table:table-cell>
          <table:table-cell table:style-name="ce85" table:formula="of:=IF([$'AwSV-Kataster'.H361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61]=&quot;Stufe A&quot;;[$Grundlagen.$C$20];IF([$'AwSV-Kataster'.O361]=&quot;Stufe B&quot;;[$Grundlagen.$C$24];IF([$'AwSV-Kataster'.O361]=&quot;Stufe C&quot;;[$Grundlagen.$C$28];IF([$'AwSV-Kataster'.O361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61]=&quot;Stufe A&quot;;[$Grundlagen.$D$20];IF([$'AwSV-Kataster'.O361]=&quot;Stufe B&quot;;[$Grundlagen.$D$24];IF([$'AwSV-Kataster'.O361]=&quot;Stufe C&quot;;[$Grundlagen.$D$28];IF([$'AwSV-Kataster'.O361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61]&gt;1000;[$Grundlagen.$B$41];&quot;NEIN&quot;)" office:value-type="string" office:string-value="NEIN">
            <text:p>NEIN</text:p>
          </table:table-cell>
          <table:table-cell table:style-name="ce83" table:formula="of:=IF([$'AwSV-Kataster'.H361]&gt;100;[$Grundlagen.$C$43];&quot;NEIN&quot;)" office:value-type="string" office:string-value="NEIN">
            <text:p>NEIN</text:p>
          </table:table-cell>
          <table:table-cell table:style-name="ce83" table:formula="of:=IF([$'AwSV-Kataster'.H361]&gt;1000;&quot;JA&quot;;&quot;NEIN&quot;)" office:value-type="string" office:string-value="NEIN">
            <text:p>NEIN</text:p>
          </table:table-cell>
          <table:table-cell table:style-name="ce83" table:formula="of:=IF([$'AwSV-Kataster'.H361]&gt;1000;&quot;JA&quot;;&quot;NEIN&quot;)" office:value-type="string" office:string-value="NEIN">
            <text:p>NEIN</text:p>
          </table:table-cell>
          <table:table-cell table:style-name="ce83" table:formula="of:=IF([$'AwSV-Kataster'.O361]=&quot;Stufe A&quot;;[$Grundlagen.$E$20];IF([$'AwSV-Kataster'.O361]=&quot;Stufe B&quot;;[$Grundlagen.$E$24];IF([$'AwSV-Kataster'.O361]=&quot;Stufe C&quot;;[$Grundlagen.$E$28];IF([$'AwSV-Kataster'.O361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61]=&quot;Stufe A&quot;;[$'Grundlagen Wasserschutzgebiet'.$C$18];IF([$'AwSV-Kataster'.O361]=&quot;Stufe B&quot;;[$'Grundlagen Wasserschutzgebiet'.$C$22];IF([$'AwSV-Kataster'.O361]=&quot;Stufe C&quot;;[$'Grundlagen Wasserschutzgebiet'.$C$26];IF([$'AwSV-Kataster'.O36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61]=&quot;Stufe A&quot;;[$'Grundlagen Wasserschutzgebiet'.$D$20];IF([$'AwSV-Kataster'.O361]=&quot;Stufe B&quot;;[$'Grundlagen Wasserschutzgebiet'.$D$24];IF([$'AwSV-Kataster'.O361]=&quot;Stufe C&quot;;[$'Grundlagen Wasserschutzgebiet'.$D$28];IF([$'AwSV-Kataster'.O361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61]&gt;1000;[$Grundlagen.$B$41];&quot;Nein&quot;)" office:value-type="string" office:string-value="Nein">
            <text:p>Nein</text:p>
          </table:table-cell>
          <table:table-cell table:style-name="ce83" table:formula="of:=IF([$'AwSV-Kataster'.H361]&gt;100;[$Grundlagen.$C$43];&quot;Nein&quot;)" office:value-type="string" office:string-value="Nein">
            <text:p>Nein</text:p>
          </table:table-cell>
          <table:table-cell table:style-name="ce83" table:formula="of:=IF([$'AwSV-Kataster'.H361]&gt;1000;&quot;JA&quot;;&quot;NEIN&quot;)" office:value-type="string" office:string-value="NEIN">
            <text:p>NEIN</text:p>
          </table:table-cell>
          <table:table-cell table:style-name="ce83" table:formula="of:=IF([$'AwSV-Kataster'.H361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61]=&quot;Stufe A&quot;;[$Grundlagen.$C$21];IF([$'AwSV-Kataster'.O361]=&quot;Stufe B&quot;;[$Grundlagen.$C$25];IF([$'AwSV-Kataster'.O361]=&quot;Stufe C&quot;;[$Grundlagen.$C$29];IF([$'AwSV-Kataster'.O361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61]=&quot;Stufe A&quot;;[$Grundlagen.$D$21];IF([$'AwSV-Kataster'.O361]=&quot;Stufe B&quot;;[$Grundlagen.$D$25];IF([$'AwSV-Kataster'.O361]=&quot;Stufe C&quot;;[$Grundlagen.$D$29];IF([$'AwSV-Kataster'.O361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61]&gt;1000;[$Grundlagen.$B$41];&quot;NEIN&quot;)" office:value-type="string" office:string-value="NEIN">
            <text:p>NEIN</text:p>
          </table:table-cell>
          <table:table-cell table:style-name="ce83" table:formula="of:=IF([$'AwSV-Kataster'.H361]&gt;100;[$Grundlagen.$C$44];&quot;NEIN&quot;)" office:value-type="string" office:string-value="NEIN">
            <text:p>NEIN</text:p>
          </table:table-cell>
          <table:table-cell table:style-name="ce83" table:formula="of:=IF([.E333]=&quot;JA&quot;;&quot;alle 5 Jahre&quot;;&quot;NEIN&quot;)" office:value-type="string" office:string-value="NEIN">
            <text:p>NEIN</text:p>
          </table:table-cell>
          <table:table-cell table:style-name="ce83" table:formula="of:=IF([.F333]=&quot;JA&quot;;&quot;alle 5 Jahre&quot;;&quot;NEIN&quot;)" office:value-type="string" office:string-value="NEIN">
            <text:p>NEIN</text:p>
          </table:table-cell>
          <table:table-cell table:style-name="ce83" table:formula="of:=IF([$'AwSV-Kataster'.O361]=&quot;Stufe A&quot;;[$Grundlagen.$E$21];IF([$'AwSV-Kataster'.O361]=&quot;Stufe B&quot;;[$Grundlagen.$E$25];IF([$'AwSV-Kataster'.O361]=&quot;Stufe C&quot;;[$Grundlagen.$E$29];IF([$'AwSV-Kataster'.O361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61]=&quot;Stufe A&quot;;[$'Grundlagen Wasserschutzgebiet'.$C$21];IF([$'AwSV-Kataster'.O361]=&quot;Stufe B&quot;;[$'Grundlagen Wasserschutzgebiet'.$C$21];IF([$'AwSV-Kataster'.O361]=&quot;Stufe C&quot;;[$'Grundlagen Wasserschutzgebiet'.$C$21];IF([$'AwSV-Kataster'.O361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61]=&quot;Stufe A&quot;;[$'Grundlagen Wasserschutzgebiet'.$D$21];IF([$'AwSV-Kataster'.O361]=&quot;Stufe B&quot;;[$'Grundlagen Wasserschutzgebiet'.$D$25];IF([$'AwSV-Kataster'.O361]=&quot;Stufe C&quot;;[$'Grundlagen Wasserschutzgebiet'.$D$29];IF([$'AwSV-Kataster'.O361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61]&gt;1000;[$Grundlagen.$B$41];&quot;Nein&quot;)" office:value-type="string" office:string-value="Nein">
            <text:p>Nein</text:p>
          </table:table-cell>
          <table:table-cell table:style-name="ce83" table:formula="of:=IF([$'AwSV-Kataster'.H361]&gt;100;[$Grundlagen.$C$44];&quot;Nein&quot;)" office:value-type="string" office:string-value="Nein">
            <text:p>Nein</text:p>
          </table:table-cell>
          <table:table-cell table:style-name="ce83" table:formula="of:=IF([.S333]=&quot;JA&quot;;&quot;alle 5 Jahre&quot;;&quot;NEIN&quot;)" office:value-type="string" office:string-value="NEIN">
            <text:p>NEIN</text:p>
          </table:table-cell>
          <table:table-cell table:style-name="ce83" table:formula="of:=IF([.T333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374]&gt;1000;1001;IF(AND([$'AwSV-Kataster'.H374]&gt;100;[$'AwSV-Kataster'.H374]&lt;=1000);1000;IF(AND([$'AwSV-Kataster'.H374]&gt;10;[$'AwSV-Kataster'.H374]&lt;=100);100;IF(AND([$'AwSV-Kataster'.H374]&gt;1;[$'AwSV-Kataster'.H374]&lt;=10);10;IF(AND([$'AwSV-Kataster'.H374]&gt;0.22;[$'AwSV-Kataster'.H374]&lt;=1);1;0.22)))))" office:value-type="float" office:value="0.22">
            <text:p>0.22</text:p>
          </table:table-cell>
          <table:table-cell table:style-name="ce85" table:formula="of:=[$'AwSV-Kataster'.C374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38]=&quot;&quot;;&quot;Anlagenspez. wählen&quot;;IF([.B338]=[.A339];[.A340];IF([.B338]=[.B339];[.B340];IF([.B338]=[.C339];[.C340];IF([.B338]=[.D339];[.$D340];IF([.B338]=[.E339];[.E340];IF([.B338]=[.F339];[.F340];IF([.B338]=[.G339];[.G340]))))))))" office:value-type="string" office:string-value="NEIN">
            <text:p>NEIN</text:p>
          </table:table-cell>
          <table:table-cell table:style-name="ce97" table:formula="of:=IF([.B338]=&quot;&quot;;&quot;Anlagenspez. wählen&quot;;IF([.B338]=[.A339];[.A341];IF([.B338]=[.B339];[.B341];IF([.B338]=[.C339];[.C341];IF([.B338]=[.D339];[.D341];IF([.B338]=[.E339];[.E341];IF([.B338]=[.F339];[.$F341];IF([.B338]=[.G339];[.G341]))))))))" office:value-type="string" office:string-value="NEIN">
            <text:p>NEIN</text:p>
          </table:table-cell>
          <table:table-cell table:style-name="ce97" table:formula="of:=IF([.B338]=&quot;&quot;;&quot;A.spez. wählen&quot;;IF([.B338]=[.A339];[.A342];IF([.B338]=[.B339];[.B342];IF([.B338]=[.C339];[.C342];IF([.B338]=[.D339];[.$D342];IF([.B338]=[.E339];[.E342];IF([.B338]=[.F339];[.F342];IF([.B338]=[.G339];[.G342]))))))))" office:value-type="string" office:string-value="NEIN">
            <text:p>NEIN</text:p>
          </table:table-cell>
          <table:table-cell table:style-name="ce99" table:formula="of:=IF([.B338]=&quot;&quot;;&quot;Anlagenspez. wählen&quot;;IF([.B338]=[.A339];[.A343];IF([.B338]=[.B339];[.B343];IF([.B338]=[.C339];[.C343];IF([.B338]=[.D339];[.$D343];IF([.B338]=[.E339];[.E343];IF([.B338]=[.F339];[.F343];IF([.B338]=[.G339];[.G343]))))))))" office:value-type="string" office:string-value="NEIN">
            <text:p>NEIN</text:p>
          </table:table-cell>
          <table:table-cell table:style-name="ce100" table:formula="of:=IF([$'AwSV-Kataster'.O368]=&quot;entfällt&quot;;&quot;Entfällt&quot;;IF([$'AwSV-Kataster'.O368]=&quot;fehlt&quot;;&quot;umgehend&quot;;MIN([$'AwSV-Kataster'.O368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42]=&quot;unterirdisch&quot;;&quot;JA&quot;;IF([.J339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74]=&quot;&quot;;&quot;Anlagenspez. wählen&quot;;IF([$'AwSV-Kataster'.C374]=[.O339];[.O340];IF([$'AwSV-Kataster'.C374]=[.P339];[.P340];IF([$'AwSV-Kataster'.C374]=[.Q339];[.Q340];IF([$'AwSV-Kataster'.C374]=[.R339];[.$R340];IF([$'AwSV-Kataster'.C374]=[.S339];[.S340];IF([$'AwSV-Kataster'.C374]=[.T339];[.T340];IF([$'AwSV-Kataster'.C374]=[.U339];[.U340]))))))))" office:value-type="string" office:string-value="NEIN">
            <text:p>NEIN</text:p>
          </table:table-cell>
          <table:table-cell table:style-name="ce97" table:formula="of:=IF([$'AwSV-Kataster'.C374]=&quot;&quot;;&quot;Anlagenspez. wählen&quot;;IF([$'AwSV-Kataster'.C374]=[.O339];[.O341];IF([$'AwSV-Kataster'.C374]=[.P339];[.P341];IF([$'AwSV-Kataster'.C374]=[.Q339];[.Q341];IF([$'AwSV-Kataster'.C374]=[.R339];[.R341];IF([$'AwSV-Kataster'.C374]=[.S339];[.S341];IF([$'AwSV-Kataster'.C374]=[.T339];[.$T341];IF([$'AwSV-Kataster'.C374]=[.U339];[.U341]))))))))" office:value-type="string" office:string-value="NEIN">
            <text:p>NEIN</text:p>
          </table:table-cell>
          <table:table-cell table:style-name="ce97" table:formula="of:=IF([$'AwSV-Kataster'.C374]=&quot;&quot;;&quot;A.spez. wählen&quot;;IF([$'AwSV-Kataster'.C374]=[.O339];[.O342];IF([$'AwSV-Kataster'.C374]=[.P339];[.P342];IF([$'AwSV-Kataster'.C374]=[.Q339];[.Q342];IF([$'AwSV-Kataster'.C374]=[.R339];[.$R342];IF([$'AwSV-Kataster'.C374]=[.S339];[.S342];IF([$'AwSV-Kataster'.C374]=[.T339];[.T342];IF([$'AwSV-Kataster'.C374]=[.U339];[.U342]))))))))" office:value-type="string" office:string-value="NEIN">
            <text:p>NEIN</text:p>
          </table:table-cell>
          <table:table-cell table:style-name="ce99" table:formula="of:=IF([$'AwSV-Kataster'.C374]=&quot;&quot;;&quot;Anlagenspez. wählen&quot;;IF([$'AwSV-Kataster'.C374]=[.O339];[.O343];IF([$'AwSV-Kataster'.C374]=[.P339];[.P343];IF([$'AwSV-Kataster'.C374]=[.Q339];[.Q343];IF([$'AwSV-Kataster'.C374]=[.R339];[.$R343];IF([$'AwSV-Kataster'.C374]=[.S339];[.S343];IF([$'AwSV-Kataster'.C374]=[.T339];[.T343];IF([$'AwSV-Kataster'.C374]=[.U339];[.U343]))))))))" office:value-type="string" office:string-value="NEIN">
            <text:p>NEIN</text:p>
          </table:table-cell>
          <table:table-cell table:style-name="ce103" table:formula="of:=IF([$'AwSV-Kataster'.O368]=&quot;entfällt&quot;;&quot;Entfällt&quot;;IF([$'AwSV-Kataster'.O368]=&quot;fehlt&quot;;&quot;umgehend&quot;;MIN([$'AwSV-Kataster'.O368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74]=&quot;unterirdisch&quot;;&quot;JA&quot;;IF([.J341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74]=&quot;Stufe A&quot;;[$Grundlagen.$C$18];IF([$'AwSV-Kataster'.O374]=&quot;Stufe B&quot;;[$Grundlagen.$C$22];IF([$'AwSV-Kataster'.O374]=&quot;Stufe C&quot;;[$Grundlagen.$C$26];IF([$'AwSV-Kataster'.O374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74]=&quot;Stufe A&quot;;[$Grundlagen.$D$18];IF([$'AwSV-Kataster'.O374]=&quot;Stufe B&quot;;[$Grundlagen.$D$22];IF([$'AwSV-Kataster'.O374]=&quot;Stufe C&quot;;[$Grundlagen.$D$26];IF([$'AwSV-Kataster'.O374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74]&gt;1000;[$Grundlagen.$B$41];&quot;NEIN&quot;)" office:value-type="string" office:string-value="NEIN">
            <text:p>NEIN</text:p>
          </table:table-cell>
          <table:table-cell table:style-name="ce83" table:formula="of:=IF([$'AwSV-Kataster'.H374]&gt;100;[$Grundlagen.$C$41];&quot;NEIN&quot;)" office:value-type="string" office:string-value="NEIN">
            <text:p>NEIN</text:p>
          </table:table-cell>
          <table:table-cell table:style-name="ce83" table:formula="of:=IF([$'AwSV-Kataster'.H374]&gt;100;&quot;JA&quot;;&quot;NEIN&quot;)" office:value-type="string" office:string-value="NEIN">
            <text:p>NEIN</text:p>
          </table:table-cell>
          <table:table-cell table:style-name="ce83" table:formula="of:=IF([$'AwSV-Kataster'.H374]&gt;100;&quot;JA&quot;;&quot;NEIN&quot;)" office:value-type="string" office:string-value="NEIN">
            <text:p>NEIN</text:p>
          </table:table-cell>
          <table:table-cell table:style-name="ce83" table:formula="of:=IF([$'AwSV-Kataster'.O374]=&quot;Stufe A&quot;;[$Grundlagen.$E$18];IF([$'AwSV-Kataster'.O374]=&quot;Stufe B&quot;;[$Grundlagen.$E$22];IF([$'AwSV-Kataster'.O374]=&quot;Stufe C&quot;;[$Grundlagen.$E$26];IF([$'AwSV-Kataster'.O374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74]=&quot;Stufe A&quot;;[$'Grundlagen Wasserschutzgebiet'.$C$18];IF([$'AwSV-Kataster'.O374]=&quot;Stufe B&quot;;[$'Grundlagen Wasserschutzgebiet'.$C$22];IF([$'AwSV-Kataster'.O374]=&quot;Stufe C&quot;;[$'Grundlagen Wasserschutzgebiet'.$C$26];IF([$'AwSV-Kataster'.O37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74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74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74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74]&gt;100;&quot;JA&quot;;&quot;NEIN&quot;)" office:value-type="string" office:string-value="NEIN">
            <text:p>NEIN</text:p>
          </table:table-cell>
          <table:table-cell table:style-name="ce83" table:formula="of:=IF([$'AwSV-Kataster'.H374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74]=&quot;Stufe A&quot;;[$Grundlagen.$C$19];IF([$'AwSV-Kataster'.O374]=&quot;Stufe B&quot;;[$Grundlagen.$C$23];IF([$'AwSV-Kataster'.O374]=&quot;Stufe C&quot;;[$Grundlagen.$C$27];IF([$'AwSV-Kataster'.O374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74]=&quot;Stufe A&quot;;[$Grundlagen.$D$19];IF([$'AwSV-Kataster'.O374]=&quot;Stufe B&quot;;[$Grundlagen.$D$23];IF([$'AwSV-Kataster'.O374]=&quot;Stufe C&quot;;[$Grundlagen.$D$27];IF([$'AwSV-Kataster'.O374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74]&gt;1000;[$Grundlagen.$B$41];&quot;NEIN&quot;)" office:value-type="string" office:string-value="NEIN">
            <text:p>NEIN</text:p>
          </table:table-cell>
          <table:table-cell table:style-name="ce85" table:formula="of:=IF([$'AwSV-Kataster'.H374]&gt;100;[$Grundlagen.$C$42];&quot;NEIN&quot;)" office:value-type="string" office:string-value="NEIN">
            <text:p>NEIN</text:p>
          </table:table-cell>
          <table:table-cell table:style-name="ce85" table:formula="of:=IF([$'AwSV-Kataster'.H374]&gt;1000;&quot;JA&quot;;&quot;NEIN&quot;)" office:value-type="string" office:string-value="NEIN">
            <text:p>NEIN</text:p>
          </table:table-cell>
          <table:table-cell table:style-name="ce85" table:formula="of:=IF([$'AwSV-Kataster'.H374]&gt;1000;&quot;JA&quot;;&quot;NEIN&quot;)" office:value-type="string" office:string-value="NEIN">
            <text:p>NEIN</text:p>
          </table:table-cell>
          <table:table-cell table:style-name="ce85" table:formula="of:=IF([$'AwSV-Kataster'.O374]=&quot;Stufe A&quot;;[$Grundlagen.$E$19];IF([$'AwSV-Kataster'.O374]=&quot;Stufe B&quot;;[$Grundlagen.$E$23];IF([$'AwSV-Kataster'.O374]=&quot;Stufe C&quot;;[$Grundlagen.$E$27];IF([$'AwSV-Kataster'.O374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74]=&quot;Stufe A&quot;;[$'Grundlagen Wasserschutzgebiet'.$C$18];IF([$'AwSV-Kataster'.O374]=&quot;Stufe B&quot;;[$'Grundlagen Wasserschutzgebiet'.$C$22];IF([$'AwSV-Kataster'.O374]=&quot;Stufe C&quot;;[$'Grundlagen Wasserschutzgebiet'.$C$26];IF([$'AwSV-Kataster'.O374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74]=&quot;Stufe A&quot;;[$'Grundlagen Wasserschutzgebiet'.$D$19];IF([$'AwSV-Kataster'.O374]=&quot;Stufe B&quot;;[$'Grundlagen Wasserschutzgebiet'.$D$23];IF([$'AwSV-Kataster'.O374]=&quot;Stufe C&quot;;[$'Grundlagen Wasserschutzgebiet'.$D$27];IF([$'AwSV-Kataster'.O374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74]&gt;1000;[$Grundlagen.$B$41];&quot;Nein&quot;)" office:value-type="string" office:string-value="Nein">
            <text:p>Nein</text:p>
          </table:table-cell>
          <table:table-cell table:style-name="ce85" table:formula="of:=IF([$'AwSV-Kataster'.H374]&gt;100;[$Grundlagen.$C$42];&quot;Nein&quot;)" office:value-type="string" office:string-value="Nein">
            <text:p>Nein</text:p>
          </table:table-cell>
          <table:table-cell table:style-name="ce85" table:formula="of:=IF([$'AwSV-Kataster'.H374]&gt;1000;&quot;JA&quot;;&quot;NEIN&quot;)" office:value-type="string" office:string-value="NEIN">
            <text:p>NEIN</text:p>
          </table:table-cell>
          <table:table-cell table:style-name="ce85" table:formula="of:=IF([$'AwSV-Kataster'.H374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74]=&quot;Stufe A&quot;;[$Grundlagen.$C$20];IF([$'AwSV-Kataster'.O374]=&quot;Stufe B&quot;;[$Grundlagen.$C$24];IF([$'AwSV-Kataster'.O374]=&quot;Stufe C&quot;;[$Grundlagen.$C$28];IF([$'AwSV-Kataster'.O374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74]=&quot;Stufe A&quot;;[$Grundlagen.$D$20];IF([$'AwSV-Kataster'.O374]=&quot;Stufe B&quot;;[$Grundlagen.$D$24];IF([$'AwSV-Kataster'.O374]=&quot;Stufe C&quot;;[$Grundlagen.$D$28];IF([$'AwSV-Kataster'.O374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74]&gt;1000;[$Grundlagen.$B$41];&quot;NEIN&quot;)" office:value-type="string" office:string-value="NEIN">
            <text:p>NEIN</text:p>
          </table:table-cell>
          <table:table-cell table:style-name="ce83" table:formula="of:=IF([$'AwSV-Kataster'.H374]&gt;100;[$Grundlagen.$C$43];&quot;NEIN&quot;)" office:value-type="string" office:string-value="NEIN">
            <text:p>NEIN</text:p>
          </table:table-cell>
          <table:table-cell table:style-name="ce83" table:formula="of:=IF([$'AwSV-Kataster'.H374]&gt;1000;&quot;JA&quot;;&quot;NEIN&quot;)" office:value-type="string" office:string-value="NEIN">
            <text:p>NEIN</text:p>
          </table:table-cell>
          <table:table-cell table:style-name="ce83" table:formula="of:=IF([$'AwSV-Kataster'.H374]&gt;1000;&quot;JA&quot;;&quot;NEIN&quot;)" office:value-type="string" office:string-value="NEIN">
            <text:p>NEIN</text:p>
          </table:table-cell>
          <table:table-cell table:style-name="ce83" table:formula="of:=IF([$'AwSV-Kataster'.O374]=&quot;Stufe A&quot;;[$Grundlagen.$E$20];IF([$'AwSV-Kataster'.O374]=&quot;Stufe B&quot;;[$Grundlagen.$E$24];IF([$'AwSV-Kataster'.O374]=&quot;Stufe C&quot;;[$Grundlagen.$E$28];IF([$'AwSV-Kataster'.O374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74]=&quot;Stufe A&quot;;[$'Grundlagen Wasserschutzgebiet'.$C$18];IF([$'AwSV-Kataster'.O374]=&quot;Stufe B&quot;;[$'Grundlagen Wasserschutzgebiet'.$C$22];IF([$'AwSV-Kataster'.O374]=&quot;Stufe C&quot;;[$'Grundlagen Wasserschutzgebiet'.$C$26];IF([$'AwSV-Kataster'.O37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74]=&quot;Stufe A&quot;;[$'Grundlagen Wasserschutzgebiet'.$D$20];IF([$'AwSV-Kataster'.O374]=&quot;Stufe B&quot;;[$'Grundlagen Wasserschutzgebiet'.$D$24];IF([$'AwSV-Kataster'.O374]=&quot;Stufe C&quot;;[$'Grundlagen Wasserschutzgebiet'.$D$28];IF([$'AwSV-Kataster'.O374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74]&gt;1000;[$Grundlagen.$B$41];&quot;Nein&quot;)" office:value-type="string" office:string-value="Nein">
            <text:p>Nein</text:p>
          </table:table-cell>
          <table:table-cell table:style-name="ce83" table:formula="of:=IF([$'AwSV-Kataster'.H374]&gt;100;[$Grundlagen.$C$43];&quot;Nein&quot;)" office:value-type="string" office:string-value="Nein">
            <text:p>Nein</text:p>
          </table:table-cell>
          <table:table-cell table:style-name="ce83" table:formula="of:=IF([$'AwSV-Kataster'.H374]&gt;1000;&quot;JA&quot;;&quot;NEIN&quot;)" office:value-type="string" office:string-value="NEIN">
            <text:p>NEIN</text:p>
          </table:table-cell>
          <table:table-cell table:style-name="ce83" table:formula="of:=IF([$'AwSV-Kataster'.H374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74]=&quot;Stufe A&quot;;[$Grundlagen.$C$21];IF([$'AwSV-Kataster'.O374]=&quot;Stufe B&quot;;[$Grundlagen.$C$25];IF([$'AwSV-Kataster'.O374]=&quot;Stufe C&quot;;[$Grundlagen.$C$29];IF([$'AwSV-Kataster'.O374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74]=&quot;Stufe A&quot;;[$Grundlagen.$D$21];IF([$'AwSV-Kataster'.O374]=&quot;Stufe B&quot;;[$Grundlagen.$D$25];IF([$'AwSV-Kataster'.O374]=&quot;Stufe C&quot;;[$Grundlagen.$D$29];IF([$'AwSV-Kataster'.O374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74]&gt;1000;[$Grundlagen.$B$41];&quot;NEIN&quot;)" office:value-type="string" office:string-value="NEIN">
            <text:p>NEIN</text:p>
          </table:table-cell>
          <table:table-cell table:style-name="ce83" table:formula="of:=IF([$'AwSV-Kataster'.H374]&gt;100;[$Grundlagen.$C$44];&quot;NEIN&quot;)" office:value-type="string" office:string-value="NEIN">
            <text:p>NEIN</text:p>
          </table:table-cell>
          <table:table-cell table:style-name="ce83" table:formula="of:=IF([.E342]=&quot;JA&quot;;&quot;alle 5 Jahre&quot;;&quot;NEIN&quot;)" office:value-type="string" office:string-value="NEIN">
            <text:p>NEIN</text:p>
          </table:table-cell>
          <table:table-cell table:style-name="ce83" table:formula="of:=IF([.F342]=&quot;JA&quot;;&quot;alle 5 Jahre&quot;;&quot;NEIN&quot;)" office:value-type="string" office:string-value="NEIN">
            <text:p>NEIN</text:p>
          </table:table-cell>
          <table:table-cell table:style-name="ce83" table:formula="of:=IF([$'AwSV-Kataster'.O374]=&quot;Stufe A&quot;;[$Grundlagen.$E$21];IF([$'AwSV-Kataster'.O374]=&quot;Stufe B&quot;;[$Grundlagen.$E$25];IF([$'AwSV-Kataster'.O374]=&quot;Stufe C&quot;;[$Grundlagen.$E$29];IF([$'AwSV-Kataster'.O374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74]=&quot;Stufe A&quot;;[$'Grundlagen Wasserschutzgebiet'.$C$21];IF([$'AwSV-Kataster'.O374]=&quot;Stufe B&quot;;[$'Grundlagen Wasserschutzgebiet'.$C$21];IF([$'AwSV-Kataster'.O374]=&quot;Stufe C&quot;;[$'Grundlagen Wasserschutzgebiet'.$C$21];IF([$'AwSV-Kataster'.O374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74]=&quot;Stufe A&quot;;[$'Grundlagen Wasserschutzgebiet'.$D$21];IF([$'AwSV-Kataster'.O374]=&quot;Stufe B&quot;;[$'Grundlagen Wasserschutzgebiet'.$D$25];IF([$'AwSV-Kataster'.O374]=&quot;Stufe C&quot;;[$'Grundlagen Wasserschutzgebiet'.$D$29];IF([$'AwSV-Kataster'.O374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74]&gt;1000;[$Grundlagen.$B$41];&quot;Nein&quot;)" office:value-type="string" office:string-value="Nein">
            <text:p>Nein</text:p>
          </table:table-cell>
          <table:table-cell table:style-name="ce83" table:formula="of:=IF([$'AwSV-Kataster'.H374]&gt;100;[$Grundlagen.$C$44];&quot;Nein&quot;)" office:value-type="string" office:string-value="Nein">
            <text:p>Nein</text:p>
          </table:table-cell>
          <table:table-cell table:style-name="ce83" table:formula="of:=IF([.S342]=&quot;JA&quot;;&quot;alle 5 Jahre&quot;;&quot;NEIN&quot;)" office:value-type="string" office:string-value="NEIN">
            <text:p>NEIN</text:p>
          </table:table-cell>
          <table:table-cell table:style-name="ce83" table:formula="of:=IF([.T342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30">
            <text:p>30</text:p>
          </table:table-cell>
          <table:table-cell table:number-columns-repeated="1023"/>
        </table:table-row>
        <table:table-row table:style-name="ro5">
          <table:table-cell table:style-name="ce80" table:formula="of:=IF([$'AwSV-Kataster'.H387]&gt;1000;1001;IF(AND([$'AwSV-Kataster'.H387]&gt;100;[$'AwSV-Kataster'.H387]&lt;=1000);1000;IF(AND([$'AwSV-Kataster'.H387]&gt;10;[$'AwSV-Kataster'.H387]&lt;=100);100;IF(AND([$'AwSV-Kataster'.H387]&gt;1;[$'AwSV-Kataster'.H387]&lt;=10);10;IF(AND([$'AwSV-Kataster'.H387]&gt;0.22;[$'AwSV-Kataster'.H387]&lt;=1);1;0.22)))))" office:value-type="float" office:value="0.22">
            <text:p>0.22</text:p>
          </table:table-cell>
          <table:table-cell table:style-name="ce85" table:formula="of:=[$'AwSV-Kataster'.C387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47]=&quot;&quot;;&quot;Anlagenspez. wählen&quot;;IF([.B347]=[.A348];[.A349];IF([.B347]=[.B348];[.B349];IF([.B347]=[.C348];[.C349];IF([.B347]=[.D348];[.$D349];IF([.B347]=[.E348];[.E349];IF([.B347]=[.F348];[.F349];IF([.B347]=[.G348];[.G349]))))))))" office:value-type="string" office:string-value="NEIN">
            <text:p>NEIN</text:p>
          </table:table-cell>
          <table:table-cell table:style-name="ce97" table:formula="of:=IF([.B347]=&quot;&quot;;&quot;Anlagenspez. wählen&quot;;IF([.B347]=[.A348];[.A350];IF([.B347]=[.B348];[.B350];IF([.B347]=[.C348];[.C350];IF([.B347]=[.D348];[.D350];IF([.B347]=[.E348];[.E350];IF([.B347]=[.F348];[.$F350];IF([.B347]=[.G348];[.G350]))))))))" office:value-type="string" office:string-value="NEIN">
            <text:p>NEIN</text:p>
          </table:table-cell>
          <table:table-cell table:style-name="ce97" table:formula="of:=IF([.B347]=&quot;&quot;;&quot;A.spez. wählen&quot;;IF([.B347]=[.A348];[.A351];IF([.B347]=[.B348];[.B351];IF([.B347]=[.C348];[.C351];IF([.B347]=[.D348];[.$D351];IF([.B347]=[.E348];[.E351];IF([.B347]=[.F348];[.F351];IF([.B347]=[.G348];[.G351]))))))))" office:value-type="string" office:string-value="NEIN">
            <text:p>NEIN</text:p>
          </table:table-cell>
          <table:table-cell table:style-name="ce99" table:formula="of:=IF([.B347]=&quot;&quot;;&quot;Anlagenspez. wählen&quot;;IF([.B347]=[.A348];[.A352];IF([.B347]=[.B348];[.B352];IF([.B347]=[.C348];[.C352];IF([.B347]=[.D348];[.$D352];IF([.B347]=[.E348];[.E352];IF([.B347]=[.F348];[.F352];IF([.B347]=[.G348];[.G352]))))))))" office:value-type="string" office:string-value="NEIN">
            <text:p>NEIN</text:p>
          </table:table-cell>
          <table:table-cell table:style-name="ce100" table:formula="of:=IF([$'AwSV-Kataster'.O381]=&quot;entfällt&quot;;&quot;Entfällt&quot;;IF([$'AwSV-Kataster'.O381]=&quot;fehlt&quot;;&quot;umgehend&quot;;MIN([$'AwSV-Kataster'.O381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55]=&quot;unterirdisch&quot;;&quot;JA&quot;;IF([.J348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387]=&quot;&quot;;&quot;Anlagenspez. wählen&quot;;IF([$'AwSV-Kataster'.C387]=[.O348];[.O349];IF([$'AwSV-Kataster'.C387]=[.P348];[.P349];IF([$'AwSV-Kataster'.C387]=[.Q348];[.Q349];IF([$'AwSV-Kataster'.C387]=[.R348];[.$R349];IF([$'AwSV-Kataster'.C387]=[.S348];[.S349];IF([$'AwSV-Kataster'.C387]=[.T348];[.T349];IF([$'AwSV-Kataster'.C387]=[.U348];[.U349]))))))))" office:value-type="string" office:string-value="NEIN">
            <text:p>NEIN</text:p>
          </table:table-cell>
          <table:table-cell table:style-name="ce97" table:formula="of:=IF([$'AwSV-Kataster'.C387]=&quot;&quot;;&quot;Anlagenspez. wählen&quot;;IF([$'AwSV-Kataster'.C387]=[.O348];[.O350];IF([$'AwSV-Kataster'.C387]=[.P348];[.P350];IF([$'AwSV-Kataster'.C387]=[.Q348];[.Q350];IF([$'AwSV-Kataster'.C387]=[.R348];[.R350];IF([$'AwSV-Kataster'.C387]=[.S348];[.S350];IF([$'AwSV-Kataster'.C387]=[.T348];[.$T350];IF([$'AwSV-Kataster'.C387]=[.U348];[.U350]))))))))" office:value-type="string" office:string-value="NEIN">
            <text:p>NEIN</text:p>
          </table:table-cell>
          <table:table-cell table:style-name="ce97" table:formula="of:=IF([$'AwSV-Kataster'.C387]=&quot;&quot;;&quot;A.spez. wählen&quot;;IF([$'AwSV-Kataster'.C387]=[.O348];[.O351];IF([$'AwSV-Kataster'.C387]=[.P348];[.P351];IF([$'AwSV-Kataster'.C387]=[.Q348];[.Q351];IF([$'AwSV-Kataster'.C387]=[.R348];[.$R351];IF([$'AwSV-Kataster'.C387]=[.S348];[.S351];IF([$'AwSV-Kataster'.C387]=[.T348];[.T351];IF([$'AwSV-Kataster'.C387]=[.U348];[.U351]))))))))" office:value-type="string" office:string-value="NEIN">
            <text:p>NEIN</text:p>
          </table:table-cell>
          <table:table-cell table:style-name="ce99" table:formula="of:=IF([$'AwSV-Kataster'.C387]=&quot;&quot;;&quot;Anlagenspez. wählen&quot;;IF([$'AwSV-Kataster'.C387]=[.O348];[.O352];IF([$'AwSV-Kataster'.C387]=[.P348];[.P352];IF([$'AwSV-Kataster'.C387]=[.Q348];[.Q352];IF([$'AwSV-Kataster'.C387]=[.R348];[.$R352];IF([$'AwSV-Kataster'.C387]=[.S348];[.S352];IF([$'AwSV-Kataster'.C387]=[.T348];[.T352];IF([$'AwSV-Kataster'.C387]=[.U348];[.U352]))))))))" office:value-type="string" office:string-value="NEIN">
            <text:p>NEIN</text:p>
          </table:table-cell>
          <table:table-cell table:style-name="ce103" table:formula="of:=IF([$'AwSV-Kataster'.O381]=&quot;entfällt&quot;;&quot;Entfällt&quot;;IF([$'AwSV-Kataster'.O381]=&quot;fehlt&quot;;&quot;umgehend&quot;;MIN([$'AwSV-Kataster'.O381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387]=&quot;unterirdisch&quot;;&quot;JA&quot;;IF([.J350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387]=&quot;Stufe A&quot;;[$Grundlagen.$C$18];IF([$'AwSV-Kataster'.O387]=&quot;Stufe B&quot;;[$Grundlagen.$C$22];IF([$'AwSV-Kataster'.O387]=&quot;Stufe C&quot;;[$Grundlagen.$C$26];IF([$'AwSV-Kataster'.O387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387]=&quot;Stufe A&quot;;[$Grundlagen.$D$18];IF([$'AwSV-Kataster'.O387]=&quot;Stufe B&quot;;[$Grundlagen.$D$22];IF([$'AwSV-Kataster'.O387]=&quot;Stufe C&quot;;[$Grundlagen.$D$26];IF([$'AwSV-Kataster'.O387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387]&gt;1000;[$Grundlagen.$B$41];&quot;NEIN&quot;)" office:value-type="string" office:string-value="NEIN">
            <text:p>NEIN</text:p>
          </table:table-cell>
          <table:table-cell table:style-name="ce83" table:formula="of:=IF([$'AwSV-Kataster'.H387]&gt;100;[$Grundlagen.$C$41];&quot;NEIN&quot;)" office:value-type="string" office:string-value="NEIN">
            <text:p>NEIN</text:p>
          </table:table-cell>
          <table:table-cell table:style-name="ce83" table:formula="of:=IF([$'AwSV-Kataster'.H387]&gt;100;&quot;JA&quot;;&quot;NEIN&quot;)" office:value-type="string" office:string-value="NEIN">
            <text:p>NEIN</text:p>
          </table:table-cell>
          <table:table-cell table:style-name="ce83" table:formula="of:=IF([$'AwSV-Kataster'.H387]&gt;100;&quot;JA&quot;;&quot;NEIN&quot;)" office:value-type="string" office:string-value="NEIN">
            <text:p>NEIN</text:p>
          </table:table-cell>
          <table:table-cell table:style-name="ce83" table:formula="of:=IF([$'AwSV-Kataster'.O387]=&quot;Stufe A&quot;;[$Grundlagen.$E$18];IF([$'AwSV-Kataster'.O387]=&quot;Stufe B&quot;;[$Grundlagen.$E$22];IF([$'AwSV-Kataster'.O387]=&quot;Stufe C&quot;;[$Grundlagen.$E$26];IF([$'AwSV-Kataster'.O387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87]=&quot;Stufe A&quot;;[$'Grundlagen Wasserschutzgebiet'.$C$18];IF([$'AwSV-Kataster'.O387]=&quot;Stufe B&quot;;[$'Grundlagen Wasserschutzgebiet'.$C$22];IF([$'AwSV-Kataster'.O387]=&quot;Stufe C&quot;;[$'Grundlagen Wasserschutzgebiet'.$C$26];IF([$'AwSV-Kataster'.O38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387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387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387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387]&gt;100;&quot;JA&quot;;&quot;NEIN&quot;)" office:value-type="string" office:string-value="NEIN">
            <text:p>NEIN</text:p>
          </table:table-cell>
          <table:table-cell table:style-name="ce83" table:formula="of:=IF([$'AwSV-Kataster'.H387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387]=&quot;Stufe A&quot;;[$Grundlagen.$C$19];IF([$'AwSV-Kataster'.O387]=&quot;Stufe B&quot;;[$Grundlagen.$C$23];IF([$'AwSV-Kataster'.O387]=&quot;Stufe C&quot;;[$Grundlagen.$C$27];IF([$'AwSV-Kataster'.O387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387]=&quot;Stufe A&quot;;[$Grundlagen.$D$19];IF([$'AwSV-Kataster'.O387]=&quot;Stufe B&quot;;[$Grundlagen.$D$23];IF([$'AwSV-Kataster'.O387]=&quot;Stufe C&quot;;[$Grundlagen.$D$27];IF([$'AwSV-Kataster'.O387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387]&gt;1000;[$Grundlagen.$B$41];&quot;NEIN&quot;)" office:value-type="string" office:string-value="NEIN">
            <text:p>NEIN</text:p>
          </table:table-cell>
          <table:table-cell table:style-name="ce85" table:formula="of:=IF([$'AwSV-Kataster'.H387]&gt;100;[$Grundlagen.$C$42];&quot;NEIN&quot;)" office:value-type="string" office:string-value="NEIN">
            <text:p>NEIN</text:p>
          </table:table-cell>
          <table:table-cell table:style-name="ce85" table:formula="of:=IF([$'AwSV-Kataster'.H387]&gt;1000;&quot;JA&quot;;&quot;NEIN&quot;)" office:value-type="string" office:string-value="NEIN">
            <text:p>NEIN</text:p>
          </table:table-cell>
          <table:table-cell table:style-name="ce85" table:formula="of:=IF([$'AwSV-Kataster'.H387]&gt;1000;&quot;JA&quot;;&quot;NEIN&quot;)" office:value-type="string" office:string-value="NEIN">
            <text:p>NEIN</text:p>
          </table:table-cell>
          <table:table-cell table:style-name="ce85" table:formula="of:=IF([$'AwSV-Kataster'.O387]=&quot;Stufe A&quot;;[$Grundlagen.$E$19];IF([$'AwSV-Kataster'.O387]=&quot;Stufe B&quot;;[$Grundlagen.$E$23];IF([$'AwSV-Kataster'.O387]=&quot;Stufe C&quot;;[$Grundlagen.$E$27];IF([$'AwSV-Kataster'.O387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387]=&quot;Stufe A&quot;;[$'Grundlagen Wasserschutzgebiet'.$C$18];IF([$'AwSV-Kataster'.O387]=&quot;Stufe B&quot;;[$'Grundlagen Wasserschutzgebiet'.$C$22];IF([$'AwSV-Kataster'.O387]=&quot;Stufe C&quot;;[$'Grundlagen Wasserschutzgebiet'.$C$26];IF([$'AwSV-Kataster'.O387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387]=&quot;Stufe A&quot;;[$'Grundlagen Wasserschutzgebiet'.$D$19];IF([$'AwSV-Kataster'.O387]=&quot;Stufe B&quot;;[$'Grundlagen Wasserschutzgebiet'.$D$23];IF([$'AwSV-Kataster'.O387]=&quot;Stufe C&quot;;[$'Grundlagen Wasserschutzgebiet'.$D$27];IF([$'AwSV-Kataster'.O387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387]&gt;1000;[$Grundlagen.$B$41];&quot;Nein&quot;)" office:value-type="string" office:string-value="Nein">
            <text:p>Nein</text:p>
          </table:table-cell>
          <table:table-cell table:style-name="ce85" table:formula="of:=IF([$'AwSV-Kataster'.H387]&gt;100;[$Grundlagen.$C$42];&quot;Nein&quot;)" office:value-type="string" office:string-value="Nein">
            <text:p>Nein</text:p>
          </table:table-cell>
          <table:table-cell table:style-name="ce85" table:formula="of:=IF([$'AwSV-Kataster'.H387]&gt;1000;&quot;JA&quot;;&quot;NEIN&quot;)" office:value-type="string" office:string-value="NEIN">
            <text:p>NEIN</text:p>
          </table:table-cell>
          <table:table-cell table:style-name="ce85" table:formula="of:=IF([$'AwSV-Kataster'.H387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387]=&quot;Stufe A&quot;;[$Grundlagen.$C$20];IF([$'AwSV-Kataster'.O387]=&quot;Stufe B&quot;;[$Grundlagen.$C$24];IF([$'AwSV-Kataster'.O387]=&quot;Stufe C&quot;;[$Grundlagen.$C$28];IF([$'AwSV-Kataster'.O387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387]=&quot;Stufe A&quot;;[$Grundlagen.$D$20];IF([$'AwSV-Kataster'.O387]=&quot;Stufe B&quot;;[$Grundlagen.$D$24];IF([$'AwSV-Kataster'.O387]=&quot;Stufe C&quot;;[$Grundlagen.$D$28];IF([$'AwSV-Kataster'.O387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387]&gt;1000;[$Grundlagen.$B$41];&quot;NEIN&quot;)" office:value-type="string" office:string-value="NEIN">
            <text:p>NEIN</text:p>
          </table:table-cell>
          <table:table-cell table:style-name="ce83" table:formula="of:=IF([$'AwSV-Kataster'.H387]&gt;100;[$Grundlagen.$C$43];&quot;NEIN&quot;)" office:value-type="string" office:string-value="NEIN">
            <text:p>NEIN</text:p>
          </table:table-cell>
          <table:table-cell table:style-name="ce83" table:formula="of:=IF([$'AwSV-Kataster'.H387]&gt;1000;&quot;JA&quot;;&quot;NEIN&quot;)" office:value-type="string" office:string-value="NEIN">
            <text:p>NEIN</text:p>
          </table:table-cell>
          <table:table-cell table:style-name="ce83" table:formula="of:=IF([$'AwSV-Kataster'.H387]&gt;1000;&quot;JA&quot;;&quot;NEIN&quot;)" office:value-type="string" office:string-value="NEIN">
            <text:p>NEIN</text:p>
          </table:table-cell>
          <table:table-cell table:style-name="ce83" table:formula="of:=IF([$'AwSV-Kataster'.O387]=&quot;Stufe A&quot;;[$Grundlagen.$E$20];IF([$'AwSV-Kataster'.O387]=&quot;Stufe B&quot;;[$Grundlagen.$E$24];IF([$'AwSV-Kataster'.O387]=&quot;Stufe C&quot;;[$Grundlagen.$E$28];IF([$'AwSV-Kataster'.O387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387]=&quot;Stufe A&quot;;[$'Grundlagen Wasserschutzgebiet'.$C$18];IF([$'AwSV-Kataster'.O387]=&quot;Stufe B&quot;;[$'Grundlagen Wasserschutzgebiet'.$C$22];IF([$'AwSV-Kataster'.O387]=&quot;Stufe C&quot;;[$'Grundlagen Wasserschutzgebiet'.$C$26];IF([$'AwSV-Kataster'.O38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387]=&quot;Stufe A&quot;;[$'Grundlagen Wasserschutzgebiet'.$D$20];IF([$'AwSV-Kataster'.O387]=&quot;Stufe B&quot;;[$'Grundlagen Wasserschutzgebiet'.$D$24];IF([$'AwSV-Kataster'.O387]=&quot;Stufe C&quot;;[$'Grundlagen Wasserschutzgebiet'.$D$28];IF([$'AwSV-Kataster'.O387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387]&gt;1000;[$Grundlagen.$B$41];&quot;Nein&quot;)" office:value-type="string" office:string-value="Nein">
            <text:p>Nein</text:p>
          </table:table-cell>
          <table:table-cell table:style-name="ce83" table:formula="of:=IF([$'AwSV-Kataster'.H387]&gt;100;[$Grundlagen.$C$43];&quot;Nein&quot;)" office:value-type="string" office:string-value="Nein">
            <text:p>Nein</text:p>
          </table:table-cell>
          <table:table-cell table:style-name="ce83" table:formula="of:=IF([$'AwSV-Kataster'.H387]&gt;1000;&quot;JA&quot;;&quot;NEIN&quot;)" office:value-type="string" office:string-value="NEIN">
            <text:p>NEIN</text:p>
          </table:table-cell>
          <table:table-cell table:style-name="ce83" table:formula="of:=IF([$'AwSV-Kataster'.H387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387]=&quot;Stufe A&quot;;[$Grundlagen.$C$21];IF([$'AwSV-Kataster'.O387]=&quot;Stufe B&quot;;[$Grundlagen.$C$25];IF([$'AwSV-Kataster'.O387]=&quot;Stufe C&quot;;[$Grundlagen.$C$29];IF([$'AwSV-Kataster'.O387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387]=&quot;Stufe A&quot;;[$Grundlagen.$D$21];IF([$'AwSV-Kataster'.O387]=&quot;Stufe B&quot;;[$Grundlagen.$D$25];IF([$'AwSV-Kataster'.O387]=&quot;Stufe C&quot;;[$Grundlagen.$D$29];IF([$'AwSV-Kataster'.O387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387]&gt;1000;[$Grundlagen.$B$41];&quot;NEIN&quot;)" office:value-type="string" office:string-value="NEIN">
            <text:p>NEIN</text:p>
          </table:table-cell>
          <table:table-cell table:style-name="ce83" table:formula="of:=IF([$'AwSV-Kataster'.H387]&gt;100;[$Grundlagen.$C$44];&quot;NEIN&quot;)" office:value-type="string" office:string-value="NEIN">
            <text:p>NEIN</text:p>
          </table:table-cell>
          <table:table-cell table:style-name="ce83" table:formula="of:=IF([.E351]=&quot;JA&quot;;&quot;alle 5 Jahre&quot;;&quot;NEIN&quot;)" office:value-type="string" office:string-value="NEIN">
            <text:p>NEIN</text:p>
          </table:table-cell>
          <table:table-cell table:style-name="ce83" table:formula="of:=IF([.F351]=&quot;JA&quot;;&quot;alle 5 Jahre&quot;;&quot;NEIN&quot;)" office:value-type="string" office:string-value="NEIN">
            <text:p>NEIN</text:p>
          </table:table-cell>
          <table:table-cell table:style-name="ce83" table:formula="of:=IF([$'AwSV-Kataster'.O387]=&quot;Stufe A&quot;;[$Grundlagen.$E$21];IF([$'AwSV-Kataster'.O387]=&quot;Stufe B&quot;;[$Grundlagen.$E$25];IF([$'AwSV-Kataster'.O387]=&quot;Stufe C&quot;;[$Grundlagen.$E$29];IF([$'AwSV-Kataster'.O387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387]=&quot;Stufe A&quot;;[$'Grundlagen Wasserschutzgebiet'.$C$21];IF([$'AwSV-Kataster'.O387]=&quot;Stufe B&quot;;[$'Grundlagen Wasserschutzgebiet'.$C$21];IF([$'AwSV-Kataster'.O387]=&quot;Stufe C&quot;;[$'Grundlagen Wasserschutzgebiet'.$C$21];IF([$'AwSV-Kataster'.O387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387]=&quot;Stufe A&quot;;[$'Grundlagen Wasserschutzgebiet'.$D$21];IF([$'AwSV-Kataster'.O387]=&quot;Stufe B&quot;;[$'Grundlagen Wasserschutzgebiet'.$D$25];IF([$'AwSV-Kataster'.O387]=&quot;Stufe C&quot;;[$'Grundlagen Wasserschutzgebiet'.$D$29];IF([$'AwSV-Kataster'.O387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387]&gt;1000;[$Grundlagen.$B$41];&quot;Nein&quot;)" office:value-type="string" office:string-value="Nein">
            <text:p>Nein</text:p>
          </table:table-cell>
          <table:table-cell table:style-name="ce83" table:formula="of:=IF([$'AwSV-Kataster'.H387]&gt;100;[$Grundlagen.$C$44];&quot;Nein&quot;)" office:value-type="string" office:string-value="Nein">
            <text:p>Nein</text:p>
          </table:table-cell>
          <table:table-cell table:style-name="ce83" table:formula="of:=IF([.S351]=&quot;JA&quot;;&quot;alle 5 Jahre&quot;;&quot;NEIN&quot;)" office:value-type="string" office:string-value="NEIN">
            <text:p>NEIN</text:p>
          </table:table-cell>
          <table:table-cell table:style-name="ce83" table:formula="of:=IF([.T351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00]&gt;1000;1001;IF(AND([$'AwSV-Kataster'.H400]&gt;100;[$'AwSV-Kataster'.H400]&lt;=1000);1000;IF(AND([$'AwSV-Kataster'.H400]&gt;10;[$'AwSV-Kataster'.H400]&lt;=100);100;IF(AND([$'AwSV-Kataster'.H400]&gt;1;[$'AwSV-Kataster'.H400]&lt;=10);10;IF(AND([$'AwSV-Kataster'.H400]&gt;0.22;[$'AwSV-Kataster'.H400]&lt;=1);1;0.22)))))" office:value-type="float" office:value="0.22">
            <text:p>0.22</text:p>
          </table:table-cell>
          <table:table-cell table:style-name="ce85" table:formula="of:=[$'AwSV-Kataster'.C400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56]=&quot;&quot;;&quot;Anlagenspez. wählen&quot;;IF([.B356]=[.A357];[.A358];IF([.B356]=[.B357];[.B358];IF([.B356]=[.C357];[.C358];IF([.B356]=[.D357];[.$D358];IF([.B356]=[.E357];[.E358];IF([.B356]=[.F357];[.F358];IF([.B356]=[.G357];[.G358]))))))))" office:value-type="string" office:string-value="NEIN">
            <text:p>NEIN</text:p>
          </table:table-cell>
          <table:table-cell table:style-name="ce97" table:formula="of:=IF([.B356]=&quot;&quot;;&quot;Anlagenspez. wählen&quot;;IF([.B356]=[.A357];[.A359];IF([.B356]=[.B357];[.B359];IF([.B356]=[.C357];[.C359];IF([.B356]=[.D357];[.D359];IF([.B356]=[.E357];[.E359];IF([.B356]=[.F357];[.$F359];IF([.B356]=[.G357];[.G359]))))))))" office:value-type="string" office:string-value="NEIN">
            <text:p>NEIN</text:p>
          </table:table-cell>
          <table:table-cell table:style-name="ce97" table:formula="of:=IF([.B356]=&quot;&quot;;&quot;A.spez. wählen&quot;;IF([.B356]=[.A357];[.A360];IF([.B356]=[.B357];[.B360];IF([.B356]=[.C357];[.C360];IF([.B356]=[.D357];[.$D360];IF([.B356]=[.E357];[.E360];IF([.B356]=[.F357];[.F360];IF([.B356]=[.G357];[.G360]))))))))" office:value-type="string" office:string-value="NEIN">
            <text:p>NEIN</text:p>
          </table:table-cell>
          <table:table-cell table:style-name="ce99" table:formula="of:=IF([.B356]=&quot;&quot;;&quot;Anlagenspez. wählen&quot;;IF([.B356]=[.A357];[.A361];IF([.B356]=[.B357];[.B361];IF([.B356]=[.C357];[.C361];IF([.B356]=[.D357];[.$D361];IF([.B356]=[.E357];[.E361];IF([.B356]=[.F357];[.F361];IF([.B356]=[.G357];[.G361]))))))))" office:value-type="string" office:string-value="NEIN">
            <text:p>NEIN</text:p>
          </table:table-cell>
          <table:table-cell table:style-name="ce100" table:formula="of:=IF([$'AwSV-Kataster'.O394]=&quot;entfällt&quot;;&quot;Entfällt&quot;;IF([$'AwSV-Kataster'.O394]=&quot;fehlt&quot;;&quot;umgehend&quot;;MIN([$'AwSV-Kataster'.O394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68]=&quot;unterirdisch&quot;;&quot;JA&quot;;IF([.J357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00]=&quot;&quot;;&quot;Anlagenspez. wählen&quot;;IF([$'AwSV-Kataster'.C400]=[.O357];[.O358];IF([$'AwSV-Kataster'.C400]=[.P357];[.P358];IF([$'AwSV-Kataster'.C400]=[.Q357];[.Q358];IF([$'AwSV-Kataster'.C400]=[.R357];[.$R358];IF([$'AwSV-Kataster'.C400]=[.S357];[.S358];IF([$'AwSV-Kataster'.C400]=[.T357];[.T358];IF([$'AwSV-Kataster'.C400]=[.U357];[.U358]))))))))" office:value-type="string" office:string-value="NEIN">
            <text:p>NEIN</text:p>
          </table:table-cell>
          <table:table-cell table:style-name="ce97" table:formula="of:=IF([$'AwSV-Kataster'.C400]=&quot;&quot;;&quot;Anlagenspez. wählen&quot;;IF([$'AwSV-Kataster'.C400]=[.O357];[.O359];IF([$'AwSV-Kataster'.C400]=[.P357];[.P359];IF([$'AwSV-Kataster'.C400]=[.Q357];[.Q359];IF([$'AwSV-Kataster'.C400]=[.R357];[.R359];IF([$'AwSV-Kataster'.C400]=[.S357];[.S359];IF([$'AwSV-Kataster'.C400]=[.T357];[.$T359];IF([$'AwSV-Kataster'.C400]=[.U357];[.U359]))))))))" office:value-type="string" office:string-value="NEIN">
            <text:p>NEIN</text:p>
          </table:table-cell>
          <table:table-cell table:style-name="ce97" table:formula="of:=IF([$'AwSV-Kataster'.C400]=&quot;&quot;;&quot;A.spez. wählen&quot;;IF([$'AwSV-Kataster'.C400]=[.O357];[.O360];IF([$'AwSV-Kataster'.C400]=[.P357];[.P360];IF([$'AwSV-Kataster'.C400]=[.Q357];[.Q360];IF([$'AwSV-Kataster'.C400]=[.R357];[.$R360];IF([$'AwSV-Kataster'.C400]=[.S357];[.S360];IF([$'AwSV-Kataster'.C400]=[.T357];[.T360];IF([$'AwSV-Kataster'.C400]=[.U357];[.U360]))))))))" office:value-type="string" office:string-value="NEIN">
            <text:p>NEIN</text:p>
          </table:table-cell>
          <table:table-cell table:style-name="ce99" table:formula="of:=IF([$'AwSV-Kataster'.C400]=&quot;&quot;;&quot;Anlagenspez. wählen&quot;;IF([$'AwSV-Kataster'.C400]=[.O357];[.O361];IF([$'AwSV-Kataster'.C400]=[.P357];[.P361];IF([$'AwSV-Kataster'.C400]=[.Q357];[.Q361];IF([$'AwSV-Kataster'.C400]=[.R357];[.$R361];IF([$'AwSV-Kataster'.C400]=[.S357];[.S361];IF([$'AwSV-Kataster'.C400]=[.T357];[.T361];IF([$'AwSV-Kataster'.C400]=[.U357];[.U361]))))))))" office:value-type="string" office:string-value="NEIN">
            <text:p>NEIN</text:p>
          </table:table-cell>
          <table:table-cell table:style-name="ce103" table:formula="of:=IF([$'AwSV-Kataster'.O394]=&quot;entfällt&quot;;&quot;Entfällt&quot;;IF([$'AwSV-Kataster'.O394]=&quot;fehlt&quot;;&quot;umgehend&quot;;MIN([$'AwSV-Kataster'.O394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00]=&quot;unterirdisch&quot;;&quot;JA&quot;;IF([.J359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00]=&quot;Stufe A&quot;;[$Grundlagen.$C$18];IF([$'AwSV-Kataster'.O400]=&quot;Stufe B&quot;;[$Grundlagen.$C$22];IF([$'AwSV-Kataster'.O400]=&quot;Stufe C&quot;;[$Grundlagen.$C$26];IF([$'AwSV-Kataster'.O400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00]=&quot;Stufe A&quot;;[$Grundlagen.$D$18];IF([$'AwSV-Kataster'.O400]=&quot;Stufe B&quot;;[$Grundlagen.$D$22];IF([$'AwSV-Kataster'.O400]=&quot;Stufe C&quot;;[$Grundlagen.$D$26];IF([$'AwSV-Kataster'.O400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00]&gt;1000;[$Grundlagen.$B$41];&quot;NEIN&quot;)" office:value-type="string" office:string-value="NEIN">
            <text:p>NEIN</text:p>
          </table:table-cell>
          <table:table-cell table:style-name="ce83" table:formula="of:=IF([$'AwSV-Kataster'.H400]&gt;100;[$Grundlagen.$C$41];&quot;NEIN&quot;)" office:value-type="string" office:string-value="NEIN">
            <text:p>NEIN</text:p>
          </table:table-cell>
          <table:table-cell table:style-name="ce83" table:formula="of:=IF([$'AwSV-Kataster'.H400]&gt;100;&quot;JA&quot;;&quot;NEIN&quot;)" office:value-type="string" office:string-value="NEIN">
            <text:p>NEIN</text:p>
          </table:table-cell>
          <table:table-cell table:style-name="ce83" table:formula="of:=IF([$'AwSV-Kataster'.H400]&gt;100;&quot;JA&quot;;&quot;NEIN&quot;)" office:value-type="string" office:string-value="NEIN">
            <text:p>NEIN</text:p>
          </table:table-cell>
          <table:table-cell table:style-name="ce83" table:formula="of:=IF([$'AwSV-Kataster'.O400]=&quot;Stufe A&quot;;[$Grundlagen.$E$18];IF([$'AwSV-Kataster'.O400]=&quot;Stufe B&quot;;[$Grundlagen.$E$22];IF([$'AwSV-Kataster'.O400]=&quot;Stufe C&quot;;[$Grundlagen.$E$26];IF([$'AwSV-Kataster'.O400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00]=&quot;Stufe A&quot;;[$'Grundlagen Wasserschutzgebiet'.$C$18];IF([$'AwSV-Kataster'.O400]=&quot;Stufe B&quot;;[$'Grundlagen Wasserschutzgebiet'.$C$22];IF([$'AwSV-Kataster'.O400]=&quot;Stufe C&quot;;[$'Grundlagen Wasserschutzgebiet'.$C$26];IF([$'AwSV-Kataster'.O40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00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00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00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00]&gt;100;&quot;JA&quot;;&quot;NEIN&quot;)" office:value-type="string" office:string-value="NEIN">
            <text:p>NEIN</text:p>
          </table:table-cell>
          <table:table-cell table:style-name="ce83" table:formula="of:=IF([$'AwSV-Kataster'.H400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00]=&quot;Stufe A&quot;;[$Grundlagen.$C$19];IF([$'AwSV-Kataster'.O400]=&quot;Stufe B&quot;;[$Grundlagen.$C$23];IF([$'AwSV-Kataster'.O400]=&quot;Stufe C&quot;;[$Grundlagen.$C$27];IF([$'AwSV-Kataster'.O400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00]=&quot;Stufe A&quot;;[$Grundlagen.$D$19];IF([$'AwSV-Kataster'.O400]=&quot;Stufe B&quot;;[$Grundlagen.$D$23];IF([$'AwSV-Kataster'.O400]=&quot;Stufe C&quot;;[$Grundlagen.$D$27];IF([$'AwSV-Kataster'.O400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00]&gt;1000;[$Grundlagen.$B$41];&quot;NEIN&quot;)" office:value-type="string" office:string-value="NEIN">
            <text:p>NEIN</text:p>
          </table:table-cell>
          <table:table-cell table:style-name="ce85" table:formula="of:=IF([$'AwSV-Kataster'.H400]&gt;100;[$Grundlagen.$C$42];&quot;NEIN&quot;)" office:value-type="string" office:string-value="NEIN">
            <text:p>NEIN</text:p>
          </table:table-cell>
          <table:table-cell table:style-name="ce85" table:formula="of:=IF([$'AwSV-Kataster'.H400]&gt;1000;&quot;JA&quot;;&quot;NEIN&quot;)" office:value-type="string" office:string-value="NEIN">
            <text:p>NEIN</text:p>
          </table:table-cell>
          <table:table-cell table:style-name="ce85" table:formula="of:=IF([$'AwSV-Kataster'.H400]&gt;1000;&quot;JA&quot;;&quot;NEIN&quot;)" office:value-type="string" office:string-value="NEIN">
            <text:p>NEIN</text:p>
          </table:table-cell>
          <table:table-cell table:style-name="ce85" table:formula="of:=IF([$'AwSV-Kataster'.O400]=&quot;Stufe A&quot;;[$Grundlagen.$E$19];IF([$'AwSV-Kataster'.O400]=&quot;Stufe B&quot;;[$Grundlagen.$E$23];IF([$'AwSV-Kataster'.O400]=&quot;Stufe C&quot;;[$Grundlagen.$E$27];IF([$'AwSV-Kataster'.O400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00]=&quot;Stufe A&quot;;[$'Grundlagen Wasserschutzgebiet'.$C$18];IF([$'AwSV-Kataster'.O400]=&quot;Stufe B&quot;;[$'Grundlagen Wasserschutzgebiet'.$C$22];IF([$'AwSV-Kataster'.O400]=&quot;Stufe C&quot;;[$'Grundlagen Wasserschutzgebiet'.$C$26];IF([$'AwSV-Kataster'.O400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00]=&quot;Stufe A&quot;;[$'Grundlagen Wasserschutzgebiet'.$D$19];IF([$'AwSV-Kataster'.O400]=&quot;Stufe B&quot;;[$'Grundlagen Wasserschutzgebiet'.$D$23];IF([$'AwSV-Kataster'.O400]=&quot;Stufe C&quot;;[$'Grundlagen Wasserschutzgebiet'.$D$27];IF([$'AwSV-Kataster'.O400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00]&gt;1000;[$Grundlagen.$B$41];&quot;Nein&quot;)" office:value-type="string" office:string-value="Nein">
            <text:p>Nein</text:p>
          </table:table-cell>
          <table:table-cell table:style-name="ce85" table:formula="of:=IF([$'AwSV-Kataster'.H400]&gt;100;[$Grundlagen.$C$42];&quot;Nein&quot;)" office:value-type="string" office:string-value="Nein">
            <text:p>Nein</text:p>
          </table:table-cell>
          <table:table-cell table:style-name="ce85" table:formula="of:=IF([$'AwSV-Kataster'.H400]&gt;1000;&quot;JA&quot;;&quot;NEIN&quot;)" office:value-type="string" office:string-value="NEIN">
            <text:p>NEIN</text:p>
          </table:table-cell>
          <table:table-cell table:style-name="ce85" table:formula="of:=IF([$'AwSV-Kataster'.H400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00]=&quot;Stufe A&quot;;[$Grundlagen.$C$20];IF([$'AwSV-Kataster'.O400]=&quot;Stufe B&quot;;[$Grundlagen.$C$24];IF([$'AwSV-Kataster'.O400]=&quot;Stufe C&quot;;[$Grundlagen.$C$28];IF([$'AwSV-Kataster'.O400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00]=&quot;Stufe A&quot;;[$Grundlagen.$D$20];IF([$'AwSV-Kataster'.O400]=&quot;Stufe B&quot;;[$Grundlagen.$D$24];IF([$'AwSV-Kataster'.O400]=&quot;Stufe C&quot;;[$Grundlagen.$D$28];IF([$'AwSV-Kataster'.O400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00]&gt;1000;[$Grundlagen.$B$41];&quot;NEIN&quot;)" office:value-type="string" office:string-value="NEIN">
            <text:p>NEIN</text:p>
          </table:table-cell>
          <table:table-cell table:style-name="ce83" table:formula="of:=IF([$'AwSV-Kataster'.H400]&gt;100;[$Grundlagen.$C$43];&quot;NEIN&quot;)" office:value-type="string" office:string-value="NEIN">
            <text:p>NEIN</text:p>
          </table:table-cell>
          <table:table-cell table:style-name="ce83" table:formula="of:=IF([$'AwSV-Kataster'.H400]&gt;1000;&quot;JA&quot;;&quot;NEIN&quot;)" office:value-type="string" office:string-value="NEIN">
            <text:p>NEIN</text:p>
          </table:table-cell>
          <table:table-cell table:style-name="ce83" table:formula="of:=IF([$'AwSV-Kataster'.H400]&gt;1000;&quot;JA&quot;;&quot;NEIN&quot;)" office:value-type="string" office:string-value="NEIN">
            <text:p>NEIN</text:p>
          </table:table-cell>
          <table:table-cell table:style-name="ce83" table:formula="of:=IF([$'AwSV-Kataster'.O400]=&quot;Stufe A&quot;;[$Grundlagen.$E$20];IF([$'AwSV-Kataster'.O400]=&quot;Stufe B&quot;;[$Grundlagen.$E$24];IF([$'AwSV-Kataster'.O400]=&quot;Stufe C&quot;;[$Grundlagen.$E$28];IF([$'AwSV-Kataster'.O400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00]=&quot;Stufe A&quot;;[$'Grundlagen Wasserschutzgebiet'.$C$18];IF([$'AwSV-Kataster'.O400]=&quot;Stufe B&quot;;[$'Grundlagen Wasserschutzgebiet'.$C$22];IF([$'AwSV-Kataster'.O400]=&quot;Stufe C&quot;;[$'Grundlagen Wasserschutzgebiet'.$C$26];IF([$'AwSV-Kataster'.O400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00]=&quot;Stufe A&quot;;[$'Grundlagen Wasserschutzgebiet'.$D$20];IF([$'AwSV-Kataster'.O400]=&quot;Stufe B&quot;;[$'Grundlagen Wasserschutzgebiet'.$D$24];IF([$'AwSV-Kataster'.O400]=&quot;Stufe C&quot;;[$'Grundlagen Wasserschutzgebiet'.$D$28];IF([$'AwSV-Kataster'.O400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00]&gt;1000;[$Grundlagen.$B$41];&quot;Nein&quot;)" office:value-type="string" office:string-value="Nein">
            <text:p>Nein</text:p>
          </table:table-cell>
          <table:table-cell table:style-name="ce83" table:formula="of:=IF([$'AwSV-Kataster'.H400]&gt;100;[$Grundlagen.$C$43];&quot;Nein&quot;)" office:value-type="string" office:string-value="Nein">
            <text:p>Nein</text:p>
          </table:table-cell>
          <table:table-cell table:style-name="ce83" table:formula="of:=IF([$'AwSV-Kataster'.H400]&gt;1000;&quot;JA&quot;;&quot;NEIN&quot;)" office:value-type="string" office:string-value="NEIN">
            <text:p>NEIN</text:p>
          </table:table-cell>
          <table:table-cell table:style-name="ce83" table:formula="of:=IF([$'AwSV-Kataster'.H400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00]=&quot;Stufe A&quot;;[$Grundlagen.$C$21];IF([$'AwSV-Kataster'.O400]=&quot;Stufe B&quot;;[$Grundlagen.$C$25];IF([$'AwSV-Kataster'.O400]=&quot;Stufe C&quot;;[$Grundlagen.$C$29];IF([$'AwSV-Kataster'.O400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00]=&quot;Stufe A&quot;;[$Grundlagen.$D$21];IF([$'AwSV-Kataster'.O400]=&quot;Stufe B&quot;;[$Grundlagen.$D$25];IF([$'AwSV-Kataster'.O400]=&quot;Stufe C&quot;;[$Grundlagen.$D$29];IF([$'AwSV-Kataster'.O400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00]&gt;1000;[$Grundlagen.$B$41];&quot;NEIN&quot;)" office:value-type="string" office:string-value="NEIN">
            <text:p>NEIN</text:p>
          </table:table-cell>
          <table:table-cell table:style-name="ce83" table:formula="of:=IF([$'AwSV-Kataster'.H400]&gt;100;[$Grundlagen.$C$44];&quot;NEIN&quot;)" office:value-type="string" office:string-value="NEIN">
            <text:p>NEIN</text:p>
          </table:table-cell>
          <table:table-cell table:style-name="ce83" table:formula="of:=IF([.E360]=&quot;JA&quot;;&quot;alle 5 Jahre&quot;;&quot;NEIN&quot;)" office:value-type="string" office:string-value="NEIN">
            <text:p>NEIN</text:p>
          </table:table-cell>
          <table:table-cell table:style-name="ce83" table:formula="of:=IF([.F360]=&quot;JA&quot;;&quot;alle 5 Jahre&quot;;&quot;NEIN&quot;)" office:value-type="string" office:string-value="NEIN">
            <text:p>NEIN</text:p>
          </table:table-cell>
          <table:table-cell table:style-name="ce83" table:formula="of:=IF([$'AwSV-Kataster'.O400]=&quot;Stufe A&quot;;[$Grundlagen.$E$21];IF([$'AwSV-Kataster'.O400]=&quot;Stufe B&quot;;[$Grundlagen.$E$25];IF([$'AwSV-Kataster'.O400]=&quot;Stufe C&quot;;[$Grundlagen.$E$29];IF([$'AwSV-Kataster'.O400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00]=&quot;Stufe A&quot;;[$'Grundlagen Wasserschutzgebiet'.$C$21];IF([$'AwSV-Kataster'.O400]=&quot;Stufe B&quot;;[$'Grundlagen Wasserschutzgebiet'.$C$21];IF([$'AwSV-Kataster'.O400]=&quot;Stufe C&quot;;[$'Grundlagen Wasserschutzgebiet'.$C$21];IF([$'AwSV-Kataster'.O400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00]=&quot;Stufe A&quot;;[$'Grundlagen Wasserschutzgebiet'.$D$21];IF([$'AwSV-Kataster'.O400]=&quot;Stufe B&quot;;[$'Grundlagen Wasserschutzgebiet'.$D$25];IF([$'AwSV-Kataster'.O400]=&quot;Stufe C&quot;;[$'Grundlagen Wasserschutzgebiet'.$D$29];IF([$'AwSV-Kataster'.O400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00]&gt;1000;[$Grundlagen.$B$41];&quot;Nein&quot;)" office:value-type="string" office:string-value="Nein">
            <text:p>Nein</text:p>
          </table:table-cell>
          <table:table-cell table:style-name="ce83" table:formula="of:=IF([$'AwSV-Kataster'.H400]&gt;100;[$Grundlagen.$C$44];&quot;Nein&quot;)" office:value-type="string" office:string-value="Nein">
            <text:p>Nein</text:p>
          </table:table-cell>
          <table:table-cell table:style-name="ce83" table:formula="of:=IF([.S360]=&quot;JA&quot;;&quot;alle 5 Jahre&quot;;&quot;NEIN&quot;)" office:value-type="string" office:string-value="NEIN">
            <text:p>NEIN</text:p>
          </table:table-cell>
          <table:table-cell table:style-name="ce83" table:formula="of:=IF([.T360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13]&gt;1000;1001;IF(AND([$'AwSV-Kataster'.H413]&gt;100;[$'AwSV-Kataster'.H413]&lt;=1000);1000;IF(AND([$'AwSV-Kataster'.H413]&gt;10;[$'AwSV-Kataster'.H413]&lt;=100);100;IF(AND([$'AwSV-Kataster'.H413]&gt;1;[$'AwSV-Kataster'.H413]&lt;=10);10;IF(AND([$'AwSV-Kataster'.H413]&gt;0.22;[$'AwSV-Kataster'.H413]&lt;=1);1;0.22)))))" office:value-type="float" office:value="0.22">
            <text:p>0.22</text:p>
          </table:table-cell>
          <table:table-cell table:style-name="ce85" table:formula="of:=[$'AwSV-Kataster'.C413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65]=&quot;&quot;;&quot;Anlagenspez. wählen&quot;;IF([.B365]=[.A366];[.A367];IF([.B365]=[.B366];[.B367];IF([.B365]=[.C366];[.C367];IF([.B365]=[.D366];[.$D367];IF([.B365]=[.E366];[.E367];IF([.B365]=[.F366];[.F367];IF([.B365]=[.G366];[.G367]))))))))" office:value-type="string" office:string-value="NEIN">
            <text:p>NEIN</text:p>
          </table:table-cell>
          <table:table-cell table:style-name="ce97" table:formula="of:=IF([.B365]=&quot;&quot;;&quot;Anlagenspez. wählen&quot;;IF([.B365]=[.A366];[.A368];IF([.B365]=[.B366];[.B368];IF([.B365]=[.C366];[.C368];IF([.B365]=[.D366];[.D368];IF([.B365]=[.E366];[.E368];IF([.B365]=[.F366];[.$F368];IF([.B365]=[.G366];[.G368]))))))))" office:value-type="string" office:string-value="NEIN">
            <text:p>NEIN</text:p>
          </table:table-cell>
          <table:table-cell table:style-name="ce97" table:formula="of:=IF([.B365]=&quot;&quot;;&quot;A.spez. wählen&quot;;IF([.B365]=[.A366];[.A369];IF([.B365]=[.B366];[.B369];IF([.B365]=[.C366];[.C369];IF([.B365]=[.D366];[.$D369];IF([.B365]=[.E366];[.E369];IF([.B365]=[.F366];[.F369];IF([.B365]=[.G366];[.G369]))))))))" office:value-type="string" office:string-value="NEIN">
            <text:p>NEIN</text:p>
          </table:table-cell>
          <table:table-cell table:style-name="ce99" table:formula="of:=IF([.B365]=&quot;&quot;;&quot;Anlagenspez. wählen&quot;;IF([.B365]=[.A366];[.A370];IF([.B365]=[.B366];[.B370];IF([.B365]=[.C366];[.C370];IF([.B365]=[.D366];[.$D370];IF([.B365]=[.E366];[.E370];IF([.B365]=[.F366];[.F370];IF([.B365]=[.G366];[.G370]))))))))" office:value-type="string" office:string-value="NEIN">
            <text:p>NEIN</text:p>
          </table:table-cell>
          <table:table-cell table:style-name="ce100" table:formula="of:=IF([$'AwSV-Kataster'.O407]=&quot;entfällt&quot;;&quot;Entfällt&quot;;IF([$'AwSV-Kataster'.O407]=&quot;fehlt&quot;;&quot;umgehend&quot;;MIN([$'AwSV-Kataster'.O407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81]=&quot;unterirdisch&quot;;&quot;JA&quot;;IF([.J366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13]=&quot;&quot;;&quot;Anlagenspez. wählen&quot;;IF([$'AwSV-Kataster'.C413]=[.O366];[.O367];IF([$'AwSV-Kataster'.C413]=[.P366];[.P367];IF([$'AwSV-Kataster'.C413]=[.Q366];[.Q367];IF([$'AwSV-Kataster'.C413]=[.R366];[.$R367];IF([$'AwSV-Kataster'.C413]=[.S366];[.S367];IF([$'AwSV-Kataster'.C413]=[.T366];[.T367];IF([$'AwSV-Kataster'.C413]=[.U366];[.U367]))))))))" office:value-type="string" office:string-value="NEIN">
            <text:p>NEIN</text:p>
          </table:table-cell>
          <table:table-cell table:style-name="ce97" table:formula="of:=IF([$'AwSV-Kataster'.C413]=&quot;&quot;;&quot;Anlagenspez. wählen&quot;;IF([$'AwSV-Kataster'.C413]=[.O366];[.O368];IF([$'AwSV-Kataster'.C413]=[.P366];[.P368];IF([$'AwSV-Kataster'.C413]=[.Q366];[.Q368];IF([$'AwSV-Kataster'.C413]=[.R366];[.R368];IF([$'AwSV-Kataster'.C413]=[.S366];[.S368];IF([$'AwSV-Kataster'.C413]=[.T366];[.$T368];IF([$'AwSV-Kataster'.C413]=[.U366];[.U368]))))))))" office:value-type="string" office:string-value="NEIN">
            <text:p>NEIN</text:p>
          </table:table-cell>
          <table:table-cell table:style-name="ce97" table:formula="of:=IF([$'AwSV-Kataster'.C413]=&quot;&quot;;&quot;A.spez. wählen&quot;;IF([$'AwSV-Kataster'.C413]=[.O366];[.O369];IF([$'AwSV-Kataster'.C413]=[.P366];[.P369];IF([$'AwSV-Kataster'.C413]=[.Q366];[.Q369];IF([$'AwSV-Kataster'.C413]=[.R366];[.$R369];IF([$'AwSV-Kataster'.C413]=[.S366];[.S369];IF([$'AwSV-Kataster'.C413]=[.T366];[.T369];IF([$'AwSV-Kataster'.C413]=[.U366];[.U369]))))))))" office:value-type="string" office:string-value="NEIN">
            <text:p>NEIN</text:p>
          </table:table-cell>
          <table:table-cell table:style-name="ce99" table:formula="of:=IF([$'AwSV-Kataster'.C413]=&quot;&quot;;&quot;Anlagenspez. wählen&quot;;IF([$'AwSV-Kataster'.C413]=[.O366];[.O370];IF([$'AwSV-Kataster'.C413]=[.P366];[.P370];IF([$'AwSV-Kataster'.C413]=[.Q366];[.Q370];IF([$'AwSV-Kataster'.C413]=[.R366];[.$R370];IF([$'AwSV-Kataster'.C413]=[.S366];[.S370];IF([$'AwSV-Kataster'.C413]=[.T366];[.T370];IF([$'AwSV-Kataster'.C413]=[.U366];[.U370]))))))))" office:value-type="string" office:string-value="NEIN">
            <text:p>NEIN</text:p>
          </table:table-cell>
          <table:table-cell table:style-name="ce103" table:formula="of:=IF([$'AwSV-Kataster'.O407]=&quot;entfällt&quot;;&quot;Entfällt&quot;;IF([$'AwSV-Kataster'.O407]=&quot;fehlt&quot;;&quot;umgehend&quot;;MIN([$'AwSV-Kataster'.O407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13]=&quot;unterirdisch&quot;;&quot;JA&quot;;IF([.J368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13]=&quot;Stufe A&quot;;[$Grundlagen.$C$18];IF([$'AwSV-Kataster'.O413]=&quot;Stufe B&quot;;[$Grundlagen.$C$22];IF([$'AwSV-Kataster'.O413]=&quot;Stufe C&quot;;[$Grundlagen.$C$26];IF([$'AwSV-Kataster'.O413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13]=&quot;Stufe A&quot;;[$Grundlagen.$D$18];IF([$'AwSV-Kataster'.O413]=&quot;Stufe B&quot;;[$Grundlagen.$D$22];IF([$'AwSV-Kataster'.O413]=&quot;Stufe C&quot;;[$Grundlagen.$D$26];IF([$'AwSV-Kataster'.O413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13]&gt;1000;[$Grundlagen.$B$41];&quot;NEIN&quot;)" office:value-type="string" office:string-value="NEIN">
            <text:p>NEIN</text:p>
          </table:table-cell>
          <table:table-cell table:style-name="ce83" table:formula="of:=IF([$'AwSV-Kataster'.H413]&gt;100;[$Grundlagen.$C$41];&quot;NEIN&quot;)" office:value-type="string" office:string-value="NEIN">
            <text:p>NEIN</text:p>
          </table:table-cell>
          <table:table-cell table:style-name="ce83" table:formula="of:=IF([$'AwSV-Kataster'.H413]&gt;100;&quot;JA&quot;;&quot;NEIN&quot;)" office:value-type="string" office:string-value="NEIN">
            <text:p>NEIN</text:p>
          </table:table-cell>
          <table:table-cell table:style-name="ce83" table:formula="of:=IF([$'AwSV-Kataster'.H413]&gt;100;&quot;JA&quot;;&quot;NEIN&quot;)" office:value-type="string" office:string-value="NEIN">
            <text:p>NEIN</text:p>
          </table:table-cell>
          <table:table-cell table:style-name="ce83" table:formula="of:=IF([$'AwSV-Kataster'.O413]=&quot;Stufe A&quot;;[$Grundlagen.$E$18];IF([$'AwSV-Kataster'.O413]=&quot;Stufe B&quot;;[$Grundlagen.$E$22];IF([$'AwSV-Kataster'.O413]=&quot;Stufe C&quot;;[$Grundlagen.$E$26];IF([$'AwSV-Kataster'.O413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13]=&quot;Stufe A&quot;;[$'Grundlagen Wasserschutzgebiet'.$C$18];IF([$'AwSV-Kataster'.O413]=&quot;Stufe B&quot;;[$'Grundlagen Wasserschutzgebiet'.$C$22];IF([$'AwSV-Kataster'.O413]=&quot;Stufe C&quot;;[$'Grundlagen Wasserschutzgebiet'.$C$26];IF([$'AwSV-Kataster'.O41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13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13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13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13]&gt;100;&quot;JA&quot;;&quot;NEIN&quot;)" office:value-type="string" office:string-value="NEIN">
            <text:p>NEIN</text:p>
          </table:table-cell>
          <table:table-cell table:style-name="ce83" table:formula="of:=IF([$'AwSV-Kataster'.H413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13]=&quot;Stufe A&quot;;[$Grundlagen.$C$19];IF([$'AwSV-Kataster'.O413]=&quot;Stufe B&quot;;[$Grundlagen.$C$23];IF([$'AwSV-Kataster'.O413]=&quot;Stufe C&quot;;[$Grundlagen.$C$27];IF([$'AwSV-Kataster'.O413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13]=&quot;Stufe A&quot;;[$Grundlagen.$D$19];IF([$'AwSV-Kataster'.O413]=&quot;Stufe B&quot;;[$Grundlagen.$D$23];IF([$'AwSV-Kataster'.O413]=&quot;Stufe C&quot;;[$Grundlagen.$D$27];IF([$'AwSV-Kataster'.O413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13]&gt;1000;[$Grundlagen.$B$41];&quot;NEIN&quot;)" office:value-type="string" office:string-value="NEIN">
            <text:p>NEIN</text:p>
          </table:table-cell>
          <table:table-cell table:style-name="ce85" table:formula="of:=IF([$'AwSV-Kataster'.H413]&gt;100;[$Grundlagen.$C$42];&quot;NEIN&quot;)" office:value-type="string" office:string-value="NEIN">
            <text:p>NEIN</text:p>
          </table:table-cell>
          <table:table-cell table:style-name="ce85" table:formula="of:=IF([$'AwSV-Kataster'.H413]&gt;1000;&quot;JA&quot;;&quot;NEIN&quot;)" office:value-type="string" office:string-value="NEIN">
            <text:p>NEIN</text:p>
          </table:table-cell>
          <table:table-cell table:style-name="ce85" table:formula="of:=IF([$'AwSV-Kataster'.H413]&gt;1000;&quot;JA&quot;;&quot;NEIN&quot;)" office:value-type="string" office:string-value="NEIN">
            <text:p>NEIN</text:p>
          </table:table-cell>
          <table:table-cell table:style-name="ce85" table:formula="of:=IF([$'AwSV-Kataster'.O413]=&quot;Stufe A&quot;;[$Grundlagen.$E$19];IF([$'AwSV-Kataster'.O413]=&quot;Stufe B&quot;;[$Grundlagen.$E$23];IF([$'AwSV-Kataster'.O413]=&quot;Stufe C&quot;;[$Grundlagen.$E$27];IF([$'AwSV-Kataster'.O413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13]=&quot;Stufe A&quot;;[$'Grundlagen Wasserschutzgebiet'.$C$18];IF([$'AwSV-Kataster'.O413]=&quot;Stufe B&quot;;[$'Grundlagen Wasserschutzgebiet'.$C$22];IF([$'AwSV-Kataster'.O413]=&quot;Stufe C&quot;;[$'Grundlagen Wasserschutzgebiet'.$C$26];IF([$'AwSV-Kataster'.O413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13]=&quot;Stufe A&quot;;[$'Grundlagen Wasserschutzgebiet'.$D$19];IF([$'AwSV-Kataster'.O413]=&quot;Stufe B&quot;;[$'Grundlagen Wasserschutzgebiet'.$D$23];IF([$'AwSV-Kataster'.O413]=&quot;Stufe C&quot;;[$'Grundlagen Wasserschutzgebiet'.$D$27];IF([$'AwSV-Kataster'.O413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13]&gt;1000;[$Grundlagen.$B$41];&quot;Nein&quot;)" office:value-type="string" office:string-value="Nein">
            <text:p>Nein</text:p>
          </table:table-cell>
          <table:table-cell table:style-name="ce85" table:formula="of:=IF([$'AwSV-Kataster'.H413]&gt;100;[$Grundlagen.$C$42];&quot;Nein&quot;)" office:value-type="string" office:string-value="Nein">
            <text:p>Nein</text:p>
          </table:table-cell>
          <table:table-cell table:style-name="ce85" table:formula="of:=IF([$'AwSV-Kataster'.H413]&gt;1000;&quot;JA&quot;;&quot;NEIN&quot;)" office:value-type="string" office:string-value="NEIN">
            <text:p>NEIN</text:p>
          </table:table-cell>
          <table:table-cell table:style-name="ce85" table:formula="of:=IF([$'AwSV-Kataster'.H413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13]=&quot;Stufe A&quot;;[$Grundlagen.$C$20];IF([$'AwSV-Kataster'.O413]=&quot;Stufe B&quot;;[$Grundlagen.$C$24];IF([$'AwSV-Kataster'.O413]=&quot;Stufe C&quot;;[$Grundlagen.$C$28];IF([$'AwSV-Kataster'.O413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13]=&quot;Stufe A&quot;;[$Grundlagen.$D$20];IF([$'AwSV-Kataster'.O413]=&quot;Stufe B&quot;;[$Grundlagen.$D$24];IF([$'AwSV-Kataster'.O413]=&quot;Stufe C&quot;;[$Grundlagen.$D$28];IF([$'AwSV-Kataster'.O413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13]&gt;1000;[$Grundlagen.$B$41];&quot;NEIN&quot;)" office:value-type="string" office:string-value="NEIN">
            <text:p>NEIN</text:p>
          </table:table-cell>
          <table:table-cell table:style-name="ce83" table:formula="of:=IF([$'AwSV-Kataster'.H413]&gt;100;[$Grundlagen.$C$43];&quot;NEIN&quot;)" office:value-type="string" office:string-value="NEIN">
            <text:p>NEIN</text:p>
          </table:table-cell>
          <table:table-cell table:style-name="ce83" table:formula="of:=IF([$'AwSV-Kataster'.H413]&gt;1000;&quot;JA&quot;;&quot;NEIN&quot;)" office:value-type="string" office:string-value="NEIN">
            <text:p>NEIN</text:p>
          </table:table-cell>
          <table:table-cell table:style-name="ce83" table:formula="of:=IF([$'AwSV-Kataster'.H413]&gt;1000;&quot;JA&quot;;&quot;NEIN&quot;)" office:value-type="string" office:string-value="NEIN">
            <text:p>NEIN</text:p>
          </table:table-cell>
          <table:table-cell table:style-name="ce83" table:formula="of:=IF([$'AwSV-Kataster'.O413]=&quot;Stufe A&quot;;[$Grundlagen.$E$20];IF([$'AwSV-Kataster'.O413]=&quot;Stufe B&quot;;[$Grundlagen.$E$24];IF([$'AwSV-Kataster'.O413]=&quot;Stufe C&quot;;[$Grundlagen.$E$28];IF([$'AwSV-Kataster'.O413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13]=&quot;Stufe A&quot;;[$'Grundlagen Wasserschutzgebiet'.$C$18];IF([$'AwSV-Kataster'.O413]=&quot;Stufe B&quot;;[$'Grundlagen Wasserschutzgebiet'.$C$22];IF([$'AwSV-Kataster'.O413]=&quot;Stufe C&quot;;[$'Grundlagen Wasserschutzgebiet'.$C$26];IF([$'AwSV-Kataster'.O413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13]=&quot;Stufe A&quot;;[$'Grundlagen Wasserschutzgebiet'.$D$20];IF([$'AwSV-Kataster'.O413]=&quot;Stufe B&quot;;[$'Grundlagen Wasserschutzgebiet'.$D$24];IF([$'AwSV-Kataster'.O413]=&quot;Stufe C&quot;;[$'Grundlagen Wasserschutzgebiet'.$D$28];IF([$'AwSV-Kataster'.O413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13]&gt;1000;[$Grundlagen.$B$41];&quot;Nein&quot;)" office:value-type="string" office:string-value="Nein">
            <text:p>Nein</text:p>
          </table:table-cell>
          <table:table-cell table:style-name="ce83" table:formula="of:=IF([$'AwSV-Kataster'.H413]&gt;100;[$Grundlagen.$C$43];&quot;Nein&quot;)" office:value-type="string" office:string-value="Nein">
            <text:p>Nein</text:p>
          </table:table-cell>
          <table:table-cell table:style-name="ce83" table:formula="of:=IF([$'AwSV-Kataster'.H413]&gt;1000;&quot;JA&quot;;&quot;NEIN&quot;)" office:value-type="string" office:string-value="NEIN">
            <text:p>NEIN</text:p>
          </table:table-cell>
          <table:table-cell table:style-name="ce83" table:formula="of:=IF([$'AwSV-Kataster'.H413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13]=&quot;Stufe A&quot;;[$Grundlagen.$C$21];IF([$'AwSV-Kataster'.O413]=&quot;Stufe B&quot;;[$Grundlagen.$C$25];IF([$'AwSV-Kataster'.O413]=&quot;Stufe C&quot;;[$Grundlagen.$C$29];IF([$'AwSV-Kataster'.O413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13]=&quot;Stufe A&quot;;[$Grundlagen.$D$21];IF([$'AwSV-Kataster'.O413]=&quot;Stufe B&quot;;[$Grundlagen.$D$25];IF([$'AwSV-Kataster'.O413]=&quot;Stufe C&quot;;[$Grundlagen.$D$29];IF([$'AwSV-Kataster'.O413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13]&gt;1000;[$Grundlagen.$B$41];&quot;NEIN&quot;)" office:value-type="string" office:string-value="NEIN">
            <text:p>NEIN</text:p>
          </table:table-cell>
          <table:table-cell table:style-name="ce83" table:formula="of:=IF([$'AwSV-Kataster'.H413]&gt;100;[$Grundlagen.$C$44];&quot;NEIN&quot;)" office:value-type="string" office:string-value="NEIN">
            <text:p>NEIN</text:p>
          </table:table-cell>
          <table:table-cell table:style-name="ce83" table:formula="of:=IF([.E369]=&quot;JA&quot;;&quot;alle 5 Jahre&quot;;&quot;NEIN&quot;)" office:value-type="string" office:string-value="NEIN">
            <text:p>NEIN</text:p>
          </table:table-cell>
          <table:table-cell table:style-name="ce83" table:formula="of:=IF([.F369]=&quot;JA&quot;;&quot;alle 5 Jahre&quot;;&quot;NEIN&quot;)" office:value-type="string" office:string-value="NEIN">
            <text:p>NEIN</text:p>
          </table:table-cell>
          <table:table-cell table:style-name="ce83" table:formula="of:=IF([$'AwSV-Kataster'.O413]=&quot;Stufe A&quot;;[$Grundlagen.$E$21];IF([$'AwSV-Kataster'.O413]=&quot;Stufe B&quot;;[$Grundlagen.$E$25];IF([$'AwSV-Kataster'.O413]=&quot;Stufe C&quot;;[$Grundlagen.$E$29];IF([$'AwSV-Kataster'.O413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13]=&quot;Stufe A&quot;;[$'Grundlagen Wasserschutzgebiet'.$C$21];IF([$'AwSV-Kataster'.O413]=&quot;Stufe B&quot;;[$'Grundlagen Wasserschutzgebiet'.$C$21];IF([$'AwSV-Kataster'.O413]=&quot;Stufe C&quot;;[$'Grundlagen Wasserschutzgebiet'.$C$21];IF([$'AwSV-Kataster'.O413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13]=&quot;Stufe A&quot;;[$'Grundlagen Wasserschutzgebiet'.$D$21];IF([$'AwSV-Kataster'.O413]=&quot;Stufe B&quot;;[$'Grundlagen Wasserschutzgebiet'.$D$25];IF([$'AwSV-Kataster'.O413]=&quot;Stufe C&quot;;[$'Grundlagen Wasserschutzgebiet'.$D$29];IF([$'AwSV-Kataster'.O413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13]&gt;1000;[$Grundlagen.$B$41];&quot;Nein&quot;)" office:value-type="string" office:string-value="Nein">
            <text:p>Nein</text:p>
          </table:table-cell>
          <table:table-cell table:style-name="ce83" table:formula="of:=IF([$'AwSV-Kataster'.H413]&gt;100;[$Grundlagen.$C$44];&quot;Nein&quot;)" office:value-type="string" office:string-value="Nein">
            <text:p>Nein</text:p>
          </table:table-cell>
          <table:table-cell table:style-name="ce83" table:formula="of:=IF([.S369]=&quot;JA&quot;;&quot;alle 5 Jahre&quot;;&quot;NEIN&quot;)" office:value-type="string" office:string-value="NEIN">
            <text:p>NEIN</text:p>
          </table:table-cell>
          <table:table-cell table:style-name="ce83" table:formula="of:=IF([.T369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26]&gt;1000;1001;IF(AND([$'AwSV-Kataster'.H426]&gt;100;[$'AwSV-Kataster'.H426]&lt;=1000);1000;IF(AND([$'AwSV-Kataster'.H426]&gt;10;[$'AwSV-Kataster'.H426]&lt;=100);100;IF(AND([$'AwSV-Kataster'.H426]&gt;1;[$'AwSV-Kataster'.H426]&lt;=10);10;IF(AND([$'AwSV-Kataster'.H426]&gt;0.22;[$'AwSV-Kataster'.H426]&lt;=1);1;0.22)))))" office:value-type="float" office:value="0.22">
            <text:p>0.22</text:p>
          </table:table-cell>
          <table:table-cell table:style-name="ce85" table:formula="of:=[$'AwSV-Kataster'.C426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74]=&quot;&quot;;&quot;Anlagenspez. wählen&quot;;IF([.B374]=[.A375];[.A376];IF([.B374]=[.B375];[.B376];IF([.B374]=[.C375];[.C376];IF([.B374]=[.D375];[.$D376];IF([.B374]=[.E375];[.E376];IF([.B374]=[.F375];[.F376];IF([.B374]=[.G375];[.G376]))))))))" office:value-type="string" office:string-value="NEIN">
            <text:p>NEIN</text:p>
          </table:table-cell>
          <table:table-cell table:style-name="ce97" table:formula="of:=IF([.B374]=&quot;&quot;;&quot;Anlagenspez. wählen&quot;;IF([.B374]=[.A375];[.A377];IF([.B374]=[.B375];[.B377];IF([.B374]=[.C375];[.C377];IF([.B374]=[.D375];[.D377];IF([.B374]=[.E375];[.E377];IF([.B374]=[.F375];[.$F377];IF([.B374]=[.G375];[.G377]))))))))" office:value-type="string" office:string-value="NEIN">
            <text:p>NEIN</text:p>
          </table:table-cell>
          <table:table-cell table:style-name="ce97" table:formula="of:=IF([.B374]=&quot;&quot;;&quot;A.spez. wählen&quot;;IF([.B374]=[.A375];[.A378];IF([.B374]=[.B375];[.B378];IF([.B374]=[.C375];[.C378];IF([.B374]=[.D375];[.$D378];IF([.B374]=[.E375];[.E378];IF([.B374]=[.F375];[.F378];IF([.B374]=[.G375];[.G378]))))))))" office:value-type="string" office:string-value="NEIN">
            <text:p>NEIN</text:p>
          </table:table-cell>
          <table:table-cell table:style-name="ce99" table:formula="of:=IF([.B374]=&quot;&quot;;&quot;Anlagenspez. wählen&quot;;IF([.B374]=[.A375];[.A379];IF([.B374]=[.B375];[.B379];IF([.B374]=[.C375];[.C379];IF([.B374]=[.D375];[.$D379];IF([.B374]=[.E375];[.E379];IF([.B374]=[.F375];[.F379];IF([.B374]=[.G375];[.G379]))))))))" office:value-type="string" office:string-value="NEIN">
            <text:p>NEIN</text:p>
          </table:table-cell>
          <table:table-cell table:style-name="ce100" table:formula="of:=IF([$'AwSV-Kataster'.O420]=&quot;entfällt&quot;;&quot;Entfällt&quot;;IF([$'AwSV-Kataster'.O420]=&quot;fehlt&quot;;&quot;umgehend&quot;;MIN([$'AwSV-Kataster'.O420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394]=&quot;unterirdisch&quot;;&quot;JA&quot;;IF([.J375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26]=&quot;&quot;;&quot;Anlagenspez. wählen&quot;;IF([$'AwSV-Kataster'.C426]=[.O375];[.O376];IF([$'AwSV-Kataster'.C426]=[.P375];[.P376];IF([$'AwSV-Kataster'.C426]=[.Q375];[.Q376];IF([$'AwSV-Kataster'.C426]=[.R375];[.$R376];IF([$'AwSV-Kataster'.C426]=[.S375];[.S376];IF([$'AwSV-Kataster'.C426]=[.T375];[.T376];IF([$'AwSV-Kataster'.C426]=[.U375];[.U376]))))))))" office:value-type="string" office:string-value="NEIN">
            <text:p>NEIN</text:p>
          </table:table-cell>
          <table:table-cell table:style-name="ce97" table:formula="of:=IF([$'AwSV-Kataster'.C426]=&quot;&quot;;&quot;Anlagenspez. wählen&quot;;IF([$'AwSV-Kataster'.C426]=[.O375];[.O377];IF([$'AwSV-Kataster'.C426]=[.P375];[.P377];IF([$'AwSV-Kataster'.C426]=[.Q375];[.Q377];IF([$'AwSV-Kataster'.C426]=[.R375];[.R377];IF([$'AwSV-Kataster'.C426]=[.S375];[.S377];IF([$'AwSV-Kataster'.C426]=[.T375];[.$T377];IF([$'AwSV-Kataster'.C426]=[.U375];[.U377]))))))))" office:value-type="string" office:string-value="NEIN">
            <text:p>NEIN</text:p>
          </table:table-cell>
          <table:table-cell table:style-name="ce97" table:formula="of:=IF([$'AwSV-Kataster'.C426]=&quot;&quot;;&quot;A.spez. wählen&quot;;IF([$'AwSV-Kataster'.C426]=[.O375];[.O378];IF([$'AwSV-Kataster'.C426]=[.P375];[.P378];IF([$'AwSV-Kataster'.C426]=[.Q375];[.Q378];IF([$'AwSV-Kataster'.C426]=[.R375];[.$R378];IF([$'AwSV-Kataster'.C426]=[.S375];[.S378];IF([$'AwSV-Kataster'.C426]=[.T375];[.T378];IF([$'AwSV-Kataster'.C426]=[.U375];[.U378]))))))))" office:value-type="string" office:string-value="NEIN">
            <text:p>NEIN</text:p>
          </table:table-cell>
          <table:table-cell table:style-name="ce99" table:formula="of:=IF([$'AwSV-Kataster'.C426]=&quot;&quot;;&quot;Anlagenspez. wählen&quot;;IF([$'AwSV-Kataster'.C426]=[.O375];[.O379];IF([$'AwSV-Kataster'.C426]=[.P375];[.P379];IF([$'AwSV-Kataster'.C426]=[.Q375];[.Q379];IF([$'AwSV-Kataster'.C426]=[.R375];[.$R379];IF([$'AwSV-Kataster'.C426]=[.S375];[.S379];IF([$'AwSV-Kataster'.C426]=[.T375];[.T379];IF([$'AwSV-Kataster'.C426]=[.U375];[.U379]))))))))" office:value-type="string" office:string-value="NEIN">
            <text:p>NEIN</text:p>
          </table:table-cell>
          <table:table-cell table:style-name="ce103" table:formula="of:=IF([$'AwSV-Kataster'.O420]=&quot;entfällt&quot;;&quot;Entfällt&quot;;IF([$'AwSV-Kataster'.O420]=&quot;fehlt&quot;;&quot;umgehend&quot;;MIN([$'AwSV-Kataster'.O420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26]=&quot;unterirdisch&quot;;&quot;JA&quot;;IF([.J377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26]=&quot;Stufe A&quot;;[$Grundlagen.$C$18];IF([$'AwSV-Kataster'.O426]=&quot;Stufe B&quot;;[$Grundlagen.$C$22];IF([$'AwSV-Kataster'.O426]=&quot;Stufe C&quot;;[$Grundlagen.$C$26];IF([$'AwSV-Kataster'.O426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26]=&quot;Stufe A&quot;;[$Grundlagen.$D$18];IF([$'AwSV-Kataster'.O426]=&quot;Stufe B&quot;;[$Grundlagen.$D$22];IF([$'AwSV-Kataster'.O426]=&quot;Stufe C&quot;;[$Grundlagen.$D$26];IF([$'AwSV-Kataster'.O426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26]&gt;1000;[$Grundlagen.$B$41];&quot;NEIN&quot;)" office:value-type="string" office:string-value="NEIN">
            <text:p>NEIN</text:p>
          </table:table-cell>
          <table:table-cell table:style-name="ce83" table:formula="of:=IF([$'AwSV-Kataster'.H426]&gt;100;[$Grundlagen.$C$41];&quot;NEIN&quot;)" office:value-type="string" office:string-value="NEIN">
            <text:p>NEIN</text:p>
          </table:table-cell>
          <table:table-cell table:style-name="ce83" table:formula="of:=IF([$'AwSV-Kataster'.H426]&gt;100;&quot;JA&quot;;&quot;NEIN&quot;)" office:value-type="string" office:string-value="NEIN">
            <text:p>NEIN</text:p>
          </table:table-cell>
          <table:table-cell table:style-name="ce83" table:formula="of:=IF([$'AwSV-Kataster'.H426]&gt;100;&quot;JA&quot;;&quot;NEIN&quot;)" office:value-type="string" office:string-value="NEIN">
            <text:p>NEIN</text:p>
          </table:table-cell>
          <table:table-cell table:style-name="ce83" table:formula="of:=IF([$'AwSV-Kataster'.O426]=&quot;Stufe A&quot;;[$Grundlagen.$E$18];IF([$'AwSV-Kataster'.O426]=&quot;Stufe B&quot;;[$Grundlagen.$E$22];IF([$'AwSV-Kataster'.O426]=&quot;Stufe C&quot;;[$Grundlagen.$E$26];IF([$'AwSV-Kataster'.O426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26]=&quot;Stufe A&quot;;[$'Grundlagen Wasserschutzgebiet'.$C$18];IF([$'AwSV-Kataster'.O426]=&quot;Stufe B&quot;;[$'Grundlagen Wasserschutzgebiet'.$C$22];IF([$'AwSV-Kataster'.O426]=&quot;Stufe C&quot;;[$'Grundlagen Wasserschutzgebiet'.$C$26];IF([$'AwSV-Kataster'.O42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26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26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26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26]&gt;100;&quot;JA&quot;;&quot;NEIN&quot;)" office:value-type="string" office:string-value="NEIN">
            <text:p>NEIN</text:p>
          </table:table-cell>
          <table:table-cell table:style-name="ce83" table:formula="of:=IF([$'AwSV-Kataster'.H426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26]=&quot;Stufe A&quot;;[$Grundlagen.$C$19];IF([$'AwSV-Kataster'.O426]=&quot;Stufe B&quot;;[$Grundlagen.$C$23];IF([$'AwSV-Kataster'.O426]=&quot;Stufe C&quot;;[$Grundlagen.$C$27];IF([$'AwSV-Kataster'.O426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26]=&quot;Stufe A&quot;;[$Grundlagen.$D$19];IF([$'AwSV-Kataster'.O426]=&quot;Stufe B&quot;;[$Grundlagen.$D$23];IF([$'AwSV-Kataster'.O426]=&quot;Stufe C&quot;;[$Grundlagen.$D$27];IF([$'AwSV-Kataster'.O426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26]&gt;1000;[$Grundlagen.$B$41];&quot;NEIN&quot;)" office:value-type="string" office:string-value="NEIN">
            <text:p>NEIN</text:p>
          </table:table-cell>
          <table:table-cell table:style-name="ce85" table:formula="of:=IF([$'AwSV-Kataster'.H426]&gt;100;[$Grundlagen.$C$42];&quot;NEIN&quot;)" office:value-type="string" office:string-value="NEIN">
            <text:p>NEIN</text:p>
          </table:table-cell>
          <table:table-cell table:style-name="ce85" table:formula="of:=IF([$'AwSV-Kataster'.H426]&gt;1000;&quot;JA&quot;;&quot;NEIN&quot;)" office:value-type="string" office:string-value="NEIN">
            <text:p>NEIN</text:p>
          </table:table-cell>
          <table:table-cell table:style-name="ce85" table:formula="of:=IF([$'AwSV-Kataster'.H426]&gt;1000;&quot;JA&quot;;&quot;NEIN&quot;)" office:value-type="string" office:string-value="NEIN">
            <text:p>NEIN</text:p>
          </table:table-cell>
          <table:table-cell table:style-name="ce85" table:formula="of:=IF([$'AwSV-Kataster'.O426]=&quot;Stufe A&quot;;[$Grundlagen.$E$19];IF([$'AwSV-Kataster'.O426]=&quot;Stufe B&quot;;[$Grundlagen.$E$23];IF([$'AwSV-Kataster'.O426]=&quot;Stufe C&quot;;[$Grundlagen.$E$27];IF([$'AwSV-Kataster'.O426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26]=&quot;Stufe A&quot;;[$'Grundlagen Wasserschutzgebiet'.$C$18];IF([$'AwSV-Kataster'.O426]=&quot;Stufe B&quot;;[$'Grundlagen Wasserschutzgebiet'.$C$22];IF([$'AwSV-Kataster'.O426]=&quot;Stufe C&quot;;[$'Grundlagen Wasserschutzgebiet'.$C$26];IF([$'AwSV-Kataster'.O426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26]=&quot;Stufe A&quot;;[$'Grundlagen Wasserschutzgebiet'.$D$19];IF([$'AwSV-Kataster'.O426]=&quot;Stufe B&quot;;[$'Grundlagen Wasserschutzgebiet'.$D$23];IF([$'AwSV-Kataster'.O426]=&quot;Stufe C&quot;;[$'Grundlagen Wasserschutzgebiet'.$D$27];IF([$'AwSV-Kataster'.O426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26]&gt;1000;[$Grundlagen.$B$41];&quot;Nein&quot;)" office:value-type="string" office:string-value="Nein">
            <text:p>Nein</text:p>
          </table:table-cell>
          <table:table-cell table:style-name="ce85" table:formula="of:=IF([$'AwSV-Kataster'.H426]&gt;100;[$Grundlagen.$C$42];&quot;Nein&quot;)" office:value-type="string" office:string-value="Nein">
            <text:p>Nein</text:p>
          </table:table-cell>
          <table:table-cell table:style-name="ce85" table:formula="of:=IF([$'AwSV-Kataster'.H426]&gt;1000;&quot;JA&quot;;&quot;NEIN&quot;)" office:value-type="string" office:string-value="NEIN">
            <text:p>NEIN</text:p>
          </table:table-cell>
          <table:table-cell table:style-name="ce85" table:formula="of:=IF([$'AwSV-Kataster'.H426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26]=&quot;Stufe A&quot;;[$Grundlagen.$C$20];IF([$'AwSV-Kataster'.O426]=&quot;Stufe B&quot;;[$Grundlagen.$C$24];IF([$'AwSV-Kataster'.O426]=&quot;Stufe C&quot;;[$Grundlagen.$C$28];IF([$'AwSV-Kataster'.O426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26]=&quot;Stufe A&quot;;[$Grundlagen.$D$20];IF([$'AwSV-Kataster'.O426]=&quot;Stufe B&quot;;[$Grundlagen.$D$24];IF([$'AwSV-Kataster'.O426]=&quot;Stufe C&quot;;[$Grundlagen.$D$28];IF([$'AwSV-Kataster'.O426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26]&gt;1000;[$Grundlagen.$B$41];&quot;NEIN&quot;)" office:value-type="string" office:string-value="NEIN">
            <text:p>NEIN</text:p>
          </table:table-cell>
          <table:table-cell table:style-name="ce83" table:formula="of:=IF([$'AwSV-Kataster'.H426]&gt;100;[$Grundlagen.$C$43];&quot;NEIN&quot;)" office:value-type="string" office:string-value="NEIN">
            <text:p>NEIN</text:p>
          </table:table-cell>
          <table:table-cell table:style-name="ce83" table:formula="of:=IF([$'AwSV-Kataster'.H426]&gt;1000;&quot;JA&quot;;&quot;NEIN&quot;)" office:value-type="string" office:string-value="NEIN">
            <text:p>NEIN</text:p>
          </table:table-cell>
          <table:table-cell table:style-name="ce83" table:formula="of:=IF([$'AwSV-Kataster'.H426]&gt;1000;&quot;JA&quot;;&quot;NEIN&quot;)" office:value-type="string" office:string-value="NEIN">
            <text:p>NEIN</text:p>
          </table:table-cell>
          <table:table-cell table:style-name="ce83" table:formula="of:=IF([$'AwSV-Kataster'.O426]=&quot;Stufe A&quot;;[$Grundlagen.$E$20];IF([$'AwSV-Kataster'.O426]=&quot;Stufe B&quot;;[$Grundlagen.$E$24];IF([$'AwSV-Kataster'.O426]=&quot;Stufe C&quot;;[$Grundlagen.$E$28];IF([$'AwSV-Kataster'.O426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26]=&quot;Stufe A&quot;;[$'Grundlagen Wasserschutzgebiet'.$C$18];IF([$'AwSV-Kataster'.O426]=&quot;Stufe B&quot;;[$'Grundlagen Wasserschutzgebiet'.$C$22];IF([$'AwSV-Kataster'.O426]=&quot;Stufe C&quot;;[$'Grundlagen Wasserschutzgebiet'.$C$26];IF([$'AwSV-Kataster'.O426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26]=&quot;Stufe A&quot;;[$'Grundlagen Wasserschutzgebiet'.$D$20];IF([$'AwSV-Kataster'.O426]=&quot;Stufe B&quot;;[$'Grundlagen Wasserschutzgebiet'.$D$24];IF([$'AwSV-Kataster'.O426]=&quot;Stufe C&quot;;[$'Grundlagen Wasserschutzgebiet'.$D$28];IF([$'AwSV-Kataster'.O426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26]&gt;1000;[$Grundlagen.$B$41];&quot;Nein&quot;)" office:value-type="string" office:string-value="Nein">
            <text:p>Nein</text:p>
          </table:table-cell>
          <table:table-cell table:style-name="ce83" table:formula="of:=IF([$'AwSV-Kataster'.H426]&gt;100;[$Grundlagen.$C$43];&quot;Nein&quot;)" office:value-type="string" office:string-value="Nein">
            <text:p>Nein</text:p>
          </table:table-cell>
          <table:table-cell table:style-name="ce83" table:formula="of:=IF([$'AwSV-Kataster'.H426]&gt;1000;&quot;JA&quot;;&quot;NEIN&quot;)" office:value-type="string" office:string-value="NEIN">
            <text:p>NEIN</text:p>
          </table:table-cell>
          <table:table-cell table:style-name="ce83" table:formula="of:=IF([$'AwSV-Kataster'.H426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26]=&quot;Stufe A&quot;;[$Grundlagen.$C$21];IF([$'AwSV-Kataster'.O426]=&quot;Stufe B&quot;;[$Grundlagen.$C$25];IF([$'AwSV-Kataster'.O426]=&quot;Stufe C&quot;;[$Grundlagen.$C$29];IF([$'AwSV-Kataster'.O426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26]=&quot;Stufe A&quot;;[$Grundlagen.$D$21];IF([$'AwSV-Kataster'.O426]=&quot;Stufe B&quot;;[$Grundlagen.$D$25];IF([$'AwSV-Kataster'.O426]=&quot;Stufe C&quot;;[$Grundlagen.$D$29];IF([$'AwSV-Kataster'.O426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26]&gt;1000;[$Grundlagen.$B$41];&quot;NEIN&quot;)" office:value-type="string" office:string-value="NEIN">
            <text:p>NEIN</text:p>
          </table:table-cell>
          <table:table-cell table:style-name="ce83" table:formula="of:=IF([$'AwSV-Kataster'.H426]&gt;100;[$Grundlagen.$C$44];&quot;NEIN&quot;)" office:value-type="string" office:string-value="NEIN">
            <text:p>NEIN</text:p>
          </table:table-cell>
          <table:table-cell table:style-name="ce83" table:formula="of:=IF([.E378]=&quot;JA&quot;;&quot;alle 5 Jahre&quot;;&quot;NEIN&quot;)" office:value-type="string" office:string-value="NEIN">
            <text:p>NEIN</text:p>
          </table:table-cell>
          <table:table-cell table:style-name="ce83" table:formula="of:=IF([.F378]=&quot;JA&quot;;&quot;alle 5 Jahre&quot;;&quot;NEIN&quot;)" office:value-type="string" office:string-value="NEIN">
            <text:p>NEIN</text:p>
          </table:table-cell>
          <table:table-cell table:style-name="ce83" table:formula="of:=IF([$'AwSV-Kataster'.O426]=&quot;Stufe A&quot;;[$Grundlagen.$E$21];IF([$'AwSV-Kataster'.O426]=&quot;Stufe B&quot;;[$Grundlagen.$E$25];IF([$'AwSV-Kataster'.O426]=&quot;Stufe C&quot;;[$Grundlagen.$E$29];IF([$'AwSV-Kataster'.O426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26]=&quot;Stufe A&quot;;[$'Grundlagen Wasserschutzgebiet'.$C$21];IF([$'AwSV-Kataster'.O426]=&quot;Stufe B&quot;;[$'Grundlagen Wasserschutzgebiet'.$C$21];IF([$'AwSV-Kataster'.O426]=&quot;Stufe C&quot;;[$'Grundlagen Wasserschutzgebiet'.$C$21];IF([$'AwSV-Kataster'.O426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26]=&quot;Stufe A&quot;;[$'Grundlagen Wasserschutzgebiet'.$D$21];IF([$'AwSV-Kataster'.O426]=&quot;Stufe B&quot;;[$'Grundlagen Wasserschutzgebiet'.$D$25];IF([$'AwSV-Kataster'.O426]=&quot;Stufe C&quot;;[$'Grundlagen Wasserschutzgebiet'.$D$29];IF([$'AwSV-Kataster'.O426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26]&gt;1000;[$Grundlagen.$B$41];&quot;Nein&quot;)" office:value-type="string" office:string-value="Nein">
            <text:p>Nein</text:p>
          </table:table-cell>
          <table:table-cell table:style-name="ce83" table:formula="of:=IF([$'AwSV-Kataster'.H426]&gt;100;[$Grundlagen.$C$44];&quot;Nein&quot;)" office:value-type="string" office:string-value="Nein">
            <text:p>Nein</text:p>
          </table:table-cell>
          <table:table-cell table:style-name="ce83" table:formula="of:=IF([.S378]=&quot;JA&quot;;&quot;alle 5 Jahre&quot;;&quot;NEIN&quot;)" office:value-type="string" office:string-value="NEIN">
            <text:p>NEIN</text:p>
          </table:table-cell>
          <table:table-cell table:style-name="ce83" table:formula="of:=IF([.T378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39]&gt;1000;1001;IF(AND([$'AwSV-Kataster'.H439]&gt;100;[$'AwSV-Kataster'.H439]&lt;=1000);1000;IF(AND([$'AwSV-Kataster'.H439]&gt;10;[$'AwSV-Kataster'.H439]&lt;=100);100;IF(AND([$'AwSV-Kataster'.H439]&gt;1;[$'AwSV-Kataster'.H439]&lt;=10);10;IF(AND([$'AwSV-Kataster'.H439]&gt;0.22;[$'AwSV-Kataster'.H439]&lt;=1);1;0.22)))))" office:value-type="float" office:value="0.22">
            <text:p>0.22</text:p>
          </table:table-cell>
          <table:table-cell table:style-name="ce85" table:formula="of:=[$'AwSV-Kataster'.C439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83]=&quot;&quot;;&quot;Anlagenspez. wählen&quot;;IF([.B383]=[.A384];[.A385];IF([.B383]=[.B384];[.B385];IF([.B383]=[.C384];[.C385];IF([.B383]=[.D384];[.$D385];IF([.B383]=[.E384];[.E385];IF([.B383]=[.F384];[.F385];IF([.B383]=[.G384];[.G385]))))))))" office:value-type="string" office:string-value="NEIN">
            <text:p>NEIN</text:p>
          </table:table-cell>
          <table:table-cell table:style-name="ce97" table:formula="of:=IF([.B383]=&quot;&quot;;&quot;Anlagenspez. wählen&quot;;IF([.B383]=[.A384];[.A386];IF([.B383]=[.B384];[.B386];IF([.B383]=[.C384];[.C386];IF([.B383]=[.D384];[.D386];IF([.B383]=[.E384];[.E386];IF([.B383]=[.F384];[.$F386];IF([.B383]=[.G384];[.G386]))))))))" office:value-type="string" office:string-value="NEIN">
            <text:p>NEIN</text:p>
          </table:table-cell>
          <table:table-cell table:style-name="ce97" table:formula="of:=IF([.B383]=&quot;&quot;;&quot;A.spez. wählen&quot;;IF([.B383]=[.A384];[.A387];IF([.B383]=[.B384];[.B387];IF([.B383]=[.C384];[.C387];IF([.B383]=[.D384];[.$D387];IF([.B383]=[.E384];[.E387];IF([.B383]=[.F384];[.F387];IF([.B383]=[.G384];[.G387]))))))))" office:value-type="string" office:string-value="NEIN">
            <text:p>NEIN</text:p>
          </table:table-cell>
          <table:table-cell table:style-name="ce99" table:formula="of:=IF([.B383]=&quot;&quot;;&quot;Anlagenspez. wählen&quot;;IF([.B383]=[.A384];[.A388];IF([.B383]=[.B384];[.B388];IF([.B383]=[.C384];[.C388];IF([.B383]=[.D384];[.$D388];IF([.B383]=[.E384];[.E388];IF([.B383]=[.F384];[.F388];IF([.B383]=[.G384];[.G388]))))))))" office:value-type="string" office:string-value="NEIN">
            <text:p>NEIN</text:p>
          </table:table-cell>
          <table:table-cell table:style-name="ce100" table:formula="of:=IF([$'AwSV-Kataster'.O433]=&quot;entfällt&quot;;&quot;Entfällt&quot;;IF([$'AwSV-Kataster'.O433]=&quot;fehlt&quot;;&quot;umgehend&quot;;MIN([$'AwSV-Kataster'.O433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07]=&quot;unterirdisch&quot;;&quot;JA&quot;;IF([.J384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39]=&quot;&quot;;&quot;Anlagenspez. wählen&quot;;IF([$'AwSV-Kataster'.C439]=[.O384];[.O385];IF([$'AwSV-Kataster'.C439]=[.P384];[.P385];IF([$'AwSV-Kataster'.C439]=[.Q384];[.Q385];IF([$'AwSV-Kataster'.C439]=[.R384];[.$R385];IF([$'AwSV-Kataster'.C439]=[.S384];[.S385];IF([$'AwSV-Kataster'.C439]=[.T384];[.T385];IF([$'AwSV-Kataster'.C439]=[.U384];[.U385]))))))))" office:value-type="string" office:string-value="NEIN">
            <text:p>NEIN</text:p>
          </table:table-cell>
          <table:table-cell table:style-name="ce97" table:formula="of:=IF([$'AwSV-Kataster'.C439]=&quot;&quot;;&quot;Anlagenspez. wählen&quot;;IF([$'AwSV-Kataster'.C439]=[.O384];[.O386];IF([$'AwSV-Kataster'.C439]=[.P384];[.P386];IF([$'AwSV-Kataster'.C439]=[.Q384];[.Q386];IF([$'AwSV-Kataster'.C439]=[.R384];[.R386];IF([$'AwSV-Kataster'.C439]=[.S384];[.S386];IF([$'AwSV-Kataster'.C439]=[.T384];[.$T386];IF([$'AwSV-Kataster'.C439]=[.U384];[.U386]))))))))" office:value-type="string" office:string-value="NEIN">
            <text:p>NEIN</text:p>
          </table:table-cell>
          <table:table-cell table:style-name="ce97" table:formula="of:=IF([$'AwSV-Kataster'.C439]=&quot;&quot;;&quot;A.spez. wählen&quot;;IF([$'AwSV-Kataster'.C439]=[.O384];[.O387];IF([$'AwSV-Kataster'.C439]=[.P384];[.P387];IF([$'AwSV-Kataster'.C439]=[.Q384];[.Q387];IF([$'AwSV-Kataster'.C439]=[.R384];[.$R387];IF([$'AwSV-Kataster'.C439]=[.S384];[.S387];IF([$'AwSV-Kataster'.C439]=[.T384];[.T387];IF([$'AwSV-Kataster'.C439]=[.U384];[.U387]))))))))" office:value-type="string" office:string-value="NEIN">
            <text:p>NEIN</text:p>
          </table:table-cell>
          <table:table-cell table:style-name="ce99" table:formula="of:=IF([$'AwSV-Kataster'.C439]=&quot;&quot;;&quot;Anlagenspez. wählen&quot;;IF([$'AwSV-Kataster'.C439]=[.O384];[.O388];IF([$'AwSV-Kataster'.C439]=[.P384];[.P388];IF([$'AwSV-Kataster'.C439]=[.Q384];[.Q388];IF([$'AwSV-Kataster'.C439]=[.R384];[.$R388];IF([$'AwSV-Kataster'.C439]=[.S384];[.S388];IF([$'AwSV-Kataster'.C439]=[.T384];[.T388];IF([$'AwSV-Kataster'.C439]=[.U384];[.U388]))))))))" office:value-type="string" office:string-value="NEIN">
            <text:p>NEIN</text:p>
          </table:table-cell>
          <table:table-cell table:style-name="ce103" table:formula="of:=IF([$'AwSV-Kataster'.O433]=&quot;entfällt&quot;;&quot;Entfällt&quot;;IF([$'AwSV-Kataster'.O433]=&quot;fehlt&quot;;&quot;umgehend&quot;;MIN([$'AwSV-Kataster'.O433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39]=&quot;unterirdisch&quot;;&quot;JA&quot;;IF([.J386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39]=&quot;Stufe A&quot;;[$Grundlagen.$C$18];IF([$'AwSV-Kataster'.O439]=&quot;Stufe B&quot;;[$Grundlagen.$C$22];IF([$'AwSV-Kataster'.O439]=&quot;Stufe C&quot;;[$Grundlagen.$C$26];IF([$'AwSV-Kataster'.O439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39]=&quot;Stufe A&quot;;[$Grundlagen.$D$18];IF([$'AwSV-Kataster'.O439]=&quot;Stufe B&quot;;[$Grundlagen.$D$22];IF([$'AwSV-Kataster'.O439]=&quot;Stufe C&quot;;[$Grundlagen.$D$26];IF([$'AwSV-Kataster'.O439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39]&gt;1000;[$Grundlagen.$B$41];&quot;NEIN&quot;)" office:value-type="string" office:string-value="NEIN">
            <text:p>NEIN</text:p>
          </table:table-cell>
          <table:table-cell table:style-name="ce83" table:formula="of:=IF([$'AwSV-Kataster'.H439]&gt;100;[$Grundlagen.$C$41];&quot;NEIN&quot;)" office:value-type="string" office:string-value="NEIN">
            <text:p>NEIN</text:p>
          </table:table-cell>
          <table:table-cell table:style-name="ce83" table:formula="of:=IF([$'AwSV-Kataster'.H439]&gt;100;&quot;JA&quot;;&quot;NEIN&quot;)" office:value-type="string" office:string-value="NEIN">
            <text:p>NEIN</text:p>
          </table:table-cell>
          <table:table-cell table:style-name="ce83" table:formula="of:=IF([$'AwSV-Kataster'.H439]&gt;100;&quot;JA&quot;;&quot;NEIN&quot;)" office:value-type="string" office:string-value="NEIN">
            <text:p>NEIN</text:p>
          </table:table-cell>
          <table:table-cell table:style-name="ce83" table:formula="of:=IF([$'AwSV-Kataster'.O439]=&quot;Stufe A&quot;;[$Grundlagen.$E$18];IF([$'AwSV-Kataster'.O439]=&quot;Stufe B&quot;;[$Grundlagen.$E$22];IF([$'AwSV-Kataster'.O439]=&quot;Stufe C&quot;;[$Grundlagen.$E$26];IF([$'AwSV-Kataster'.O439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39]=&quot;Stufe A&quot;;[$'Grundlagen Wasserschutzgebiet'.$C$18];IF([$'AwSV-Kataster'.O439]=&quot;Stufe B&quot;;[$'Grundlagen Wasserschutzgebiet'.$C$22];IF([$'AwSV-Kataster'.O439]=&quot;Stufe C&quot;;[$'Grundlagen Wasserschutzgebiet'.$C$26];IF([$'AwSV-Kataster'.O43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39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39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39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39]&gt;100;&quot;JA&quot;;&quot;NEIN&quot;)" office:value-type="string" office:string-value="NEIN">
            <text:p>NEIN</text:p>
          </table:table-cell>
          <table:table-cell table:style-name="ce83" table:formula="of:=IF([$'AwSV-Kataster'.H439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39]=&quot;Stufe A&quot;;[$Grundlagen.$C$19];IF([$'AwSV-Kataster'.O439]=&quot;Stufe B&quot;;[$Grundlagen.$C$23];IF([$'AwSV-Kataster'.O439]=&quot;Stufe C&quot;;[$Grundlagen.$C$27];IF([$'AwSV-Kataster'.O439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39]=&quot;Stufe A&quot;;[$Grundlagen.$D$19];IF([$'AwSV-Kataster'.O439]=&quot;Stufe B&quot;;[$Grundlagen.$D$23];IF([$'AwSV-Kataster'.O439]=&quot;Stufe C&quot;;[$Grundlagen.$D$27];IF([$'AwSV-Kataster'.O439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39]&gt;1000;[$Grundlagen.$B$41];&quot;NEIN&quot;)" office:value-type="string" office:string-value="NEIN">
            <text:p>NEIN</text:p>
          </table:table-cell>
          <table:table-cell table:style-name="ce85" table:formula="of:=IF([$'AwSV-Kataster'.H439]&gt;100;[$Grundlagen.$C$42];&quot;NEIN&quot;)" office:value-type="string" office:string-value="NEIN">
            <text:p>NEIN</text:p>
          </table:table-cell>
          <table:table-cell table:style-name="ce85" table:formula="of:=IF([$'AwSV-Kataster'.H439]&gt;1000;&quot;JA&quot;;&quot;NEIN&quot;)" office:value-type="string" office:string-value="NEIN">
            <text:p>NEIN</text:p>
          </table:table-cell>
          <table:table-cell table:style-name="ce85" table:formula="of:=IF([$'AwSV-Kataster'.H439]&gt;1000;&quot;JA&quot;;&quot;NEIN&quot;)" office:value-type="string" office:string-value="NEIN">
            <text:p>NEIN</text:p>
          </table:table-cell>
          <table:table-cell table:style-name="ce85" table:formula="of:=IF([$'AwSV-Kataster'.O439]=&quot;Stufe A&quot;;[$Grundlagen.$E$19];IF([$'AwSV-Kataster'.O439]=&quot;Stufe B&quot;;[$Grundlagen.$E$23];IF([$'AwSV-Kataster'.O439]=&quot;Stufe C&quot;;[$Grundlagen.$E$27];IF([$'AwSV-Kataster'.O439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39]=&quot;Stufe A&quot;;[$'Grundlagen Wasserschutzgebiet'.$C$18];IF([$'AwSV-Kataster'.O439]=&quot;Stufe B&quot;;[$'Grundlagen Wasserschutzgebiet'.$C$22];IF([$'AwSV-Kataster'.O439]=&quot;Stufe C&quot;;[$'Grundlagen Wasserschutzgebiet'.$C$26];IF([$'AwSV-Kataster'.O439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39]=&quot;Stufe A&quot;;[$'Grundlagen Wasserschutzgebiet'.$D$19];IF([$'AwSV-Kataster'.O439]=&quot;Stufe B&quot;;[$'Grundlagen Wasserschutzgebiet'.$D$23];IF([$'AwSV-Kataster'.O439]=&quot;Stufe C&quot;;[$'Grundlagen Wasserschutzgebiet'.$D$27];IF([$'AwSV-Kataster'.O439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39]&gt;1000;[$Grundlagen.$B$41];&quot;Nein&quot;)" office:value-type="string" office:string-value="Nein">
            <text:p>Nein</text:p>
          </table:table-cell>
          <table:table-cell table:style-name="ce85" table:formula="of:=IF([$'AwSV-Kataster'.H439]&gt;100;[$Grundlagen.$C$42];&quot;Nein&quot;)" office:value-type="string" office:string-value="Nein">
            <text:p>Nein</text:p>
          </table:table-cell>
          <table:table-cell table:style-name="ce85" table:formula="of:=IF([$'AwSV-Kataster'.H439]&gt;1000;&quot;JA&quot;;&quot;NEIN&quot;)" office:value-type="string" office:string-value="NEIN">
            <text:p>NEIN</text:p>
          </table:table-cell>
          <table:table-cell table:style-name="ce85" table:formula="of:=IF([$'AwSV-Kataster'.H439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39]=&quot;Stufe A&quot;;[$Grundlagen.$C$20];IF([$'AwSV-Kataster'.O439]=&quot;Stufe B&quot;;[$Grundlagen.$C$24];IF([$'AwSV-Kataster'.O439]=&quot;Stufe C&quot;;[$Grundlagen.$C$28];IF([$'AwSV-Kataster'.O439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39]=&quot;Stufe A&quot;;[$Grundlagen.$D$20];IF([$'AwSV-Kataster'.O439]=&quot;Stufe B&quot;;[$Grundlagen.$D$24];IF([$'AwSV-Kataster'.O439]=&quot;Stufe C&quot;;[$Grundlagen.$D$28];IF([$'AwSV-Kataster'.O439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39]&gt;1000;[$Grundlagen.$B$41];&quot;NEIN&quot;)" office:value-type="string" office:string-value="NEIN">
            <text:p>NEIN</text:p>
          </table:table-cell>
          <table:table-cell table:style-name="ce83" table:formula="of:=IF([$'AwSV-Kataster'.H439]&gt;100;[$Grundlagen.$C$43];&quot;NEIN&quot;)" office:value-type="string" office:string-value="NEIN">
            <text:p>NEIN</text:p>
          </table:table-cell>
          <table:table-cell table:style-name="ce83" table:formula="of:=IF([$'AwSV-Kataster'.H439]&gt;1000;&quot;JA&quot;;&quot;NEIN&quot;)" office:value-type="string" office:string-value="NEIN">
            <text:p>NEIN</text:p>
          </table:table-cell>
          <table:table-cell table:style-name="ce83" table:formula="of:=IF([$'AwSV-Kataster'.H439]&gt;1000;&quot;JA&quot;;&quot;NEIN&quot;)" office:value-type="string" office:string-value="NEIN">
            <text:p>NEIN</text:p>
          </table:table-cell>
          <table:table-cell table:style-name="ce83" table:formula="of:=IF([$'AwSV-Kataster'.O439]=&quot;Stufe A&quot;;[$Grundlagen.$E$20];IF([$'AwSV-Kataster'.O439]=&quot;Stufe B&quot;;[$Grundlagen.$E$24];IF([$'AwSV-Kataster'.O439]=&quot;Stufe C&quot;;[$Grundlagen.$E$28];IF([$'AwSV-Kataster'.O439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39]=&quot;Stufe A&quot;;[$'Grundlagen Wasserschutzgebiet'.$C$18];IF([$'AwSV-Kataster'.O439]=&quot;Stufe B&quot;;[$'Grundlagen Wasserschutzgebiet'.$C$22];IF([$'AwSV-Kataster'.O439]=&quot;Stufe C&quot;;[$'Grundlagen Wasserschutzgebiet'.$C$26];IF([$'AwSV-Kataster'.O439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39]=&quot;Stufe A&quot;;[$'Grundlagen Wasserschutzgebiet'.$D$20];IF([$'AwSV-Kataster'.O439]=&quot;Stufe B&quot;;[$'Grundlagen Wasserschutzgebiet'.$D$24];IF([$'AwSV-Kataster'.O439]=&quot;Stufe C&quot;;[$'Grundlagen Wasserschutzgebiet'.$D$28];IF([$'AwSV-Kataster'.O439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39]&gt;1000;[$Grundlagen.$B$41];&quot;Nein&quot;)" office:value-type="string" office:string-value="Nein">
            <text:p>Nein</text:p>
          </table:table-cell>
          <table:table-cell table:style-name="ce83" table:formula="of:=IF([$'AwSV-Kataster'.H439]&gt;100;[$Grundlagen.$C$43];&quot;Nein&quot;)" office:value-type="string" office:string-value="Nein">
            <text:p>Nein</text:p>
          </table:table-cell>
          <table:table-cell table:style-name="ce83" table:formula="of:=IF([$'AwSV-Kataster'.H439]&gt;1000;&quot;JA&quot;;&quot;NEIN&quot;)" office:value-type="string" office:string-value="NEIN">
            <text:p>NEIN</text:p>
          </table:table-cell>
          <table:table-cell table:style-name="ce83" table:formula="of:=IF([$'AwSV-Kataster'.H439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39]=&quot;Stufe A&quot;;[$Grundlagen.$C$21];IF([$'AwSV-Kataster'.O439]=&quot;Stufe B&quot;;[$Grundlagen.$C$25];IF([$'AwSV-Kataster'.O439]=&quot;Stufe C&quot;;[$Grundlagen.$C$29];IF([$'AwSV-Kataster'.O439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39]=&quot;Stufe A&quot;;[$Grundlagen.$D$21];IF([$'AwSV-Kataster'.O439]=&quot;Stufe B&quot;;[$Grundlagen.$D$25];IF([$'AwSV-Kataster'.O439]=&quot;Stufe C&quot;;[$Grundlagen.$D$29];IF([$'AwSV-Kataster'.O439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39]&gt;1000;[$Grundlagen.$B$41];&quot;NEIN&quot;)" office:value-type="string" office:string-value="NEIN">
            <text:p>NEIN</text:p>
          </table:table-cell>
          <table:table-cell table:style-name="ce83" table:formula="of:=IF([$'AwSV-Kataster'.H439]&gt;100;[$Grundlagen.$C$44];&quot;NEIN&quot;)" office:value-type="string" office:string-value="NEIN">
            <text:p>NEIN</text:p>
          </table:table-cell>
          <table:table-cell table:style-name="ce83" table:formula="of:=IF([.E387]=&quot;JA&quot;;&quot;alle 5 Jahre&quot;;&quot;NEIN&quot;)" office:value-type="string" office:string-value="NEIN">
            <text:p>NEIN</text:p>
          </table:table-cell>
          <table:table-cell table:style-name="ce83" table:formula="of:=IF([.F387]=&quot;JA&quot;;&quot;alle 5 Jahre&quot;;&quot;NEIN&quot;)" office:value-type="string" office:string-value="NEIN">
            <text:p>NEIN</text:p>
          </table:table-cell>
          <table:table-cell table:style-name="ce83" table:formula="of:=IF([$'AwSV-Kataster'.O439]=&quot;Stufe A&quot;;[$Grundlagen.$E$21];IF([$'AwSV-Kataster'.O439]=&quot;Stufe B&quot;;[$Grundlagen.$E$25];IF([$'AwSV-Kataster'.O439]=&quot;Stufe C&quot;;[$Grundlagen.$E$29];IF([$'AwSV-Kataster'.O439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39]=&quot;Stufe A&quot;;[$'Grundlagen Wasserschutzgebiet'.$C$21];IF([$'AwSV-Kataster'.O439]=&quot;Stufe B&quot;;[$'Grundlagen Wasserschutzgebiet'.$C$21];IF([$'AwSV-Kataster'.O439]=&quot;Stufe C&quot;;[$'Grundlagen Wasserschutzgebiet'.$C$21];IF([$'AwSV-Kataster'.O439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39]=&quot;Stufe A&quot;;[$'Grundlagen Wasserschutzgebiet'.$D$21];IF([$'AwSV-Kataster'.O439]=&quot;Stufe B&quot;;[$'Grundlagen Wasserschutzgebiet'.$D$25];IF([$'AwSV-Kataster'.O439]=&quot;Stufe C&quot;;[$'Grundlagen Wasserschutzgebiet'.$D$29];IF([$'AwSV-Kataster'.O439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39]&gt;1000;[$Grundlagen.$B$41];&quot;Nein&quot;)" office:value-type="string" office:string-value="Nein">
            <text:p>Nein</text:p>
          </table:table-cell>
          <table:table-cell table:style-name="ce83" table:formula="of:=IF([$'AwSV-Kataster'.H439]&gt;100;[$Grundlagen.$C$44];&quot;Nein&quot;)" office:value-type="string" office:string-value="Nein">
            <text:p>Nein</text:p>
          </table:table-cell>
          <table:table-cell table:style-name="ce83" table:formula="of:=IF([.S387]=&quot;JA&quot;;&quot;alle 5 Jahre&quot;;&quot;NEIN&quot;)" office:value-type="string" office:string-value="NEIN">
            <text:p>NEIN</text:p>
          </table:table-cell>
          <table:table-cell table:style-name="ce83" table:formula="of:=IF([.T387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35">
            <text:p>35</text:p>
          </table:table-cell>
          <table:table-cell table:number-columns-repeated="1023"/>
        </table:table-row>
        <table:table-row table:style-name="ro5">
          <table:table-cell table:style-name="ce80" table:formula="of:=IF([$'AwSV-Kataster'.H452]&gt;1000;1001;IF(AND([$'AwSV-Kataster'.H452]&gt;100;[$'AwSV-Kataster'.H452]&lt;=1000);1000;IF(AND([$'AwSV-Kataster'.H452]&gt;10;[$'AwSV-Kataster'.H452]&lt;=100);100;IF(AND([$'AwSV-Kataster'.H452]&gt;1;[$'AwSV-Kataster'.H452]&lt;=10);10;IF(AND([$'AwSV-Kataster'.H452]&gt;0.22;[$'AwSV-Kataster'.H452]&lt;=1);1;0.22)))))" office:value-type="float" office:value="0.22">
            <text:p>0.22</text:p>
          </table:table-cell>
          <table:table-cell table:style-name="ce85" table:formula="of:=[$'AwSV-Kataster'.C452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392]=&quot;&quot;;&quot;Anlagenspez. wählen&quot;;IF([.B392]=[.A393];[.A394];IF([.B392]=[.B393];[.B394];IF([.B392]=[.C393];[.C394];IF([.B392]=[.D393];[.$D394];IF([.B392]=[.E393];[.E394];IF([.B392]=[.F393];[.F394];IF([.B392]=[.G393];[.G394]))))))))" office:value-type="string" office:string-value="NEIN">
            <text:p>NEIN</text:p>
          </table:table-cell>
          <table:table-cell table:style-name="ce97" table:formula="of:=IF([.B392]=&quot;&quot;;&quot;Anlagenspez. wählen&quot;;IF([.B392]=[.A393];[.A395];IF([.B392]=[.B393];[.B395];IF([.B392]=[.C393];[.C395];IF([.B392]=[.D393];[.D395];IF([.B392]=[.E393];[.E395];IF([.B392]=[.F393];[.$F395];IF([.B392]=[.G393];[.G395]))))))))" office:value-type="string" office:string-value="NEIN">
            <text:p>NEIN</text:p>
          </table:table-cell>
          <table:table-cell table:style-name="ce97" table:formula="of:=IF([.B392]=&quot;&quot;;&quot;A.spez. wählen&quot;;IF([.B392]=[.A393];[.A396];IF([.B392]=[.B393];[.B396];IF([.B392]=[.C393];[.C396];IF([.B392]=[.D393];[.$D396];IF([.B392]=[.E393];[.E396];IF([.B392]=[.F393];[.F396];IF([.B392]=[.G393];[.G396]))))))))" office:value-type="string" office:string-value="NEIN">
            <text:p>NEIN</text:p>
          </table:table-cell>
          <table:table-cell table:style-name="ce99" table:formula="of:=IF([.B392]=&quot;&quot;;&quot;Anlagenspez. wählen&quot;;IF([.B392]=[.A393];[.A397];IF([.B392]=[.B393];[.B397];IF([.B392]=[.C393];[.C397];IF([.B392]=[.D393];[.$D397];IF([.B392]=[.E393];[.E397];IF([.B392]=[.F393];[.F397];IF([.B392]=[.G393];[.G397]))))))))" office:value-type="string" office:string-value="NEIN">
            <text:p>NEIN</text:p>
          </table:table-cell>
          <table:table-cell table:style-name="ce100" table:formula="of:=IF([$'AwSV-Kataster'.O446]=&quot;entfällt&quot;;&quot;Entfällt&quot;;IF([$'AwSV-Kataster'.O446]=&quot;fehlt&quot;;&quot;umgehend&quot;;MIN([$'AwSV-Kataster'.O446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20]=&quot;unterirdisch&quot;;&quot;JA&quot;;IF([.J393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52]=&quot;&quot;;&quot;Anlagenspez. wählen&quot;;IF([$'AwSV-Kataster'.C452]=[.O393];[.O394];IF([$'AwSV-Kataster'.C452]=[.P393];[.P394];IF([$'AwSV-Kataster'.C452]=[.Q393];[.Q394];IF([$'AwSV-Kataster'.C452]=[.R393];[.$R394];IF([$'AwSV-Kataster'.C452]=[.S393];[.S394];IF([$'AwSV-Kataster'.C452]=[.T393];[.T394];IF([$'AwSV-Kataster'.C452]=[.U393];[.U394]))))))))" office:value-type="string" office:string-value="NEIN">
            <text:p>NEIN</text:p>
          </table:table-cell>
          <table:table-cell table:style-name="ce97" table:formula="of:=IF([$'AwSV-Kataster'.C452]=&quot;&quot;;&quot;Anlagenspez. wählen&quot;;IF([$'AwSV-Kataster'.C452]=[.O393];[.O395];IF([$'AwSV-Kataster'.C452]=[.P393];[.P395];IF([$'AwSV-Kataster'.C452]=[.Q393];[.Q395];IF([$'AwSV-Kataster'.C452]=[.R393];[.R395];IF([$'AwSV-Kataster'.C452]=[.S393];[.S395];IF([$'AwSV-Kataster'.C452]=[.T393];[.$T395];IF([$'AwSV-Kataster'.C452]=[.U393];[.U395]))))))))" office:value-type="string" office:string-value="NEIN">
            <text:p>NEIN</text:p>
          </table:table-cell>
          <table:table-cell table:style-name="ce97" table:formula="of:=IF([$'AwSV-Kataster'.C452]=&quot;&quot;;&quot;A.spez. wählen&quot;;IF([$'AwSV-Kataster'.C452]=[.O393];[.O396];IF([$'AwSV-Kataster'.C452]=[.P393];[.P396];IF([$'AwSV-Kataster'.C452]=[.Q393];[.Q396];IF([$'AwSV-Kataster'.C452]=[.R393];[.$R396];IF([$'AwSV-Kataster'.C452]=[.S393];[.S396];IF([$'AwSV-Kataster'.C452]=[.T393];[.T396];IF([$'AwSV-Kataster'.C452]=[.U393];[.U396]))))))))" office:value-type="string" office:string-value="NEIN">
            <text:p>NEIN</text:p>
          </table:table-cell>
          <table:table-cell table:style-name="ce99" table:formula="of:=IF([$'AwSV-Kataster'.C452]=&quot;&quot;;&quot;Anlagenspez. wählen&quot;;IF([$'AwSV-Kataster'.C452]=[.O393];[.O397];IF([$'AwSV-Kataster'.C452]=[.P393];[.P397];IF([$'AwSV-Kataster'.C452]=[.Q393];[.Q397];IF([$'AwSV-Kataster'.C452]=[.R393];[.$R397];IF([$'AwSV-Kataster'.C452]=[.S393];[.S397];IF([$'AwSV-Kataster'.C452]=[.T393];[.T397];IF([$'AwSV-Kataster'.C452]=[.U393];[.U397]))))))))" office:value-type="string" office:string-value="NEIN">
            <text:p>NEIN</text:p>
          </table:table-cell>
          <table:table-cell table:style-name="ce103" table:formula="of:=IF([$'AwSV-Kataster'.O446]=&quot;entfällt&quot;;&quot;Entfällt&quot;;IF([$'AwSV-Kataster'.O446]=&quot;fehlt&quot;;&quot;umgehend&quot;;MIN([$'AwSV-Kataster'.O446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52]=&quot;unterirdisch&quot;;&quot;JA&quot;;IF([.J395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52]=&quot;Stufe A&quot;;[$Grundlagen.$C$18];IF([$'AwSV-Kataster'.O452]=&quot;Stufe B&quot;;[$Grundlagen.$C$22];IF([$'AwSV-Kataster'.O452]=&quot;Stufe C&quot;;[$Grundlagen.$C$26];IF([$'AwSV-Kataster'.O452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52]=&quot;Stufe A&quot;;[$Grundlagen.$D$18];IF([$'AwSV-Kataster'.O452]=&quot;Stufe B&quot;;[$Grundlagen.$D$22];IF([$'AwSV-Kataster'.O452]=&quot;Stufe C&quot;;[$Grundlagen.$D$26];IF([$'AwSV-Kataster'.O452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52]&gt;1000;[$Grundlagen.$B$41];&quot;NEIN&quot;)" office:value-type="string" office:string-value="NEIN">
            <text:p>NEIN</text:p>
          </table:table-cell>
          <table:table-cell table:style-name="ce83" table:formula="of:=IF([$'AwSV-Kataster'.H452]&gt;100;[$Grundlagen.$C$41];&quot;NEIN&quot;)" office:value-type="string" office:string-value="NEIN">
            <text:p>NEIN</text:p>
          </table:table-cell>
          <table:table-cell table:style-name="ce83" table:formula="of:=IF([$'AwSV-Kataster'.H452]&gt;100;&quot;JA&quot;;&quot;NEIN&quot;)" office:value-type="string" office:string-value="NEIN">
            <text:p>NEIN</text:p>
          </table:table-cell>
          <table:table-cell table:style-name="ce83" table:formula="of:=IF([$'AwSV-Kataster'.H452]&gt;100;&quot;JA&quot;;&quot;NEIN&quot;)" office:value-type="string" office:string-value="NEIN">
            <text:p>NEIN</text:p>
          </table:table-cell>
          <table:table-cell table:style-name="ce83" table:formula="of:=IF([$'AwSV-Kataster'.O452]=&quot;Stufe A&quot;;[$Grundlagen.$E$18];IF([$'AwSV-Kataster'.O452]=&quot;Stufe B&quot;;[$Grundlagen.$E$22];IF([$'AwSV-Kataster'.O452]=&quot;Stufe C&quot;;[$Grundlagen.$E$26];IF([$'AwSV-Kataster'.O452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52]=&quot;Stufe A&quot;;[$'Grundlagen Wasserschutzgebiet'.$C$18];IF([$'AwSV-Kataster'.O452]=&quot;Stufe B&quot;;[$'Grundlagen Wasserschutzgebiet'.$C$22];IF([$'AwSV-Kataster'.O452]=&quot;Stufe C&quot;;[$'Grundlagen Wasserschutzgebiet'.$C$26];IF([$'AwSV-Kataster'.O45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52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52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52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52]&gt;100;&quot;JA&quot;;&quot;NEIN&quot;)" office:value-type="string" office:string-value="NEIN">
            <text:p>NEIN</text:p>
          </table:table-cell>
          <table:table-cell table:style-name="ce83" table:formula="of:=IF([$'AwSV-Kataster'.H452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52]=&quot;Stufe A&quot;;[$Grundlagen.$C$19];IF([$'AwSV-Kataster'.O452]=&quot;Stufe B&quot;;[$Grundlagen.$C$23];IF([$'AwSV-Kataster'.O452]=&quot;Stufe C&quot;;[$Grundlagen.$C$27];IF([$'AwSV-Kataster'.O452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52]=&quot;Stufe A&quot;;[$Grundlagen.$D$19];IF([$'AwSV-Kataster'.O452]=&quot;Stufe B&quot;;[$Grundlagen.$D$23];IF([$'AwSV-Kataster'.O452]=&quot;Stufe C&quot;;[$Grundlagen.$D$27];IF([$'AwSV-Kataster'.O452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52]&gt;1000;[$Grundlagen.$B$41];&quot;NEIN&quot;)" office:value-type="string" office:string-value="NEIN">
            <text:p>NEIN</text:p>
          </table:table-cell>
          <table:table-cell table:style-name="ce85" table:formula="of:=IF([$'AwSV-Kataster'.H452]&gt;100;[$Grundlagen.$C$42];&quot;NEIN&quot;)" office:value-type="string" office:string-value="NEIN">
            <text:p>NEIN</text:p>
          </table:table-cell>
          <table:table-cell table:style-name="ce85" table:formula="of:=IF([$'AwSV-Kataster'.H452]&gt;1000;&quot;JA&quot;;&quot;NEIN&quot;)" office:value-type="string" office:string-value="NEIN">
            <text:p>NEIN</text:p>
          </table:table-cell>
          <table:table-cell table:style-name="ce85" table:formula="of:=IF([$'AwSV-Kataster'.H452]&gt;1000;&quot;JA&quot;;&quot;NEIN&quot;)" office:value-type="string" office:string-value="NEIN">
            <text:p>NEIN</text:p>
          </table:table-cell>
          <table:table-cell table:style-name="ce85" table:formula="of:=IF([$'AwSV-Kataster'.O452]=&quot;Stufe A&quot;;[$Grundlagen.$E$19];IF([$'AwSV-Kataster'.O452]=&quot;Stufe B&quot;;[$Grundlagen.$E$23];IF([$'AwSV-Kataster'.O452]=&quot;Stufe C&quot;;[$Grundlagen.$E$27];IF([$'AwSV-Kataster'.O452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52]=&quot;Stufe A&quot;;[$'Grundlagen Wasserschutzgebiet'.$C$18];IF([$'AwSV-Kataster'.O452]=&quot;Stufe B&quot;;[$'Grundlagen Wasserschutzgebiet'.$C$22];IF([$'AwSV-Kataster'.O452]=&quot;Stufe C&quot;;[$'Grundlagen Wasserschutzgebiet'.$C$26];IF([$'AwSV-Kataster'.O452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52]=&quot;Stufe A&quot;;[$'Grundlagen Wasserschutzgebiet'.$D$19];IF([$'AwSV-Kataster'.O452]=&quot;Stufe B&quot;;[$'Grundlagen Wasserschutzgebiet'.$D$23];IF([$'AwSV-Kataster'.O452]=&quot;Stufe C&quot;;[$'Grundlagen Wasserschutzgebiet'.$D$27];IF([$'AwSV-Kataster'.O452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52]&gt;1000;[$Grundlagen.$B$41];&quot;Nein&quot;)" office:value-type="string" office:string-value="Nein">
            <text:p>Nein</text:p>
          </table:table-cell>
          <table:table-cell table:style-name="ce85" table:formula="of:=IF([$'AwSV-Kataster'.H452]&gt;100;[$Grundlagen.$C$42];&quot;Nein&quot;)" office:value-type="string" office:string-value="Nein">
            <text:p>Nein</text:p>
          </table:table-cell>
          <table:table-cell table:style-name="ce85" table:formula="of:=IF([$'AwSV-Kataster'.H452]&gt;1000;&quot;JA&quot;;&quot;NEIN&quot;)" office:value-type="string" office:string-value="NEIN">
            <text:p>NEIN</text:p>
          </table:table-cell>
          <table:table-cell table:style-name="ce85" table:formula="of:=IF([$'AwSV-Kataster'.H452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52]=&quot;Stufe A&quot;;[$Grundlagen.$C$20];IF([$'AwSV-Kataster'.O452]=&quot;Stufe B&quot;;[$Grundlagen.$C$24];IF([$'AwSV-Kataster'.O452]=&quot;Stufe C&quot;;[$Grundlagen.$C$28];IF([$'AwSV-Kataster'.O452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52]=&quot;Stufe A&quot;;[$Grundlagen.$D$20];IF([$'AwSV-Kataster'.O452]=&quot;Stufe B&quot;;[$Grundlagen.$D$24];IF([$'AwSV-Kataster'.O452]=&quot;Stufe C&quot;;[$Grundlagen.$D$28];IF([$'AwSV-Kataster'.O452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52]&gt;1000;[$Grundlagen.$B$41];&quot;NEIN&quot;)" office:value-type="string" office:string-value="NEIN">
            <text:p>NEIN</text:p>
          </table:table-cell>
          <table:table-cell table:style-name="ce83" table:formula="of:=IF([$'AwSV-Kataster'.H452]&gt;100;[$Grundlagen.$C$43];&quot;NEIN&quot;)" office:value-type="string" office:string-value="NEIN">
            <text:p>NEIN</text:p>
          </table:table-cell>
          <table:table-cell table:style-name="ce83" table:formula="of:=IF([$'AwSV-Kataster'.H452]&gt;1000;&quot;JA&quot;;&quot;NEIN&quot;)" office:value-type="string" office:string-value="NEIN">
            <text:p>NEIN</text:p>
          </table:table-cell>
          <table:table-cell table:style-name="ce83" table:formula="of:=IF([$'AwSV-Kataster'.H452]&gt;1000;&quot;JA&quot;;&quot;NEIN&quot;)" office:value-type="string" office:string-value="NEIN">
            <text:p>NEIN</text:p>
          </table:table-cell>
          <table:table-cell table:style-name="ce83" table:formula="of:=IF([$'AwSV-Kataster'.O452]=&quot;Stufe A&quot;;[$Grundlagen.$E$20];IF([$'AwSV-Kataster'.O452]=&quot;Stufe B&quot;;[$Grundlagen.$E$24];IF([$'AwSV-Kataster'.O452]=&quot;Stufe C&quot;;[$Grundlagen.$E$28];IF([$'AwSV-Kataster'.O452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52]=&quot;Stufe A&quot;;[$'Grundlagen Wasserschutzgebiet'.$C$18];IF([$'AwSV-Kataster'.O452]=&quot;Stufe B&quot;;[$'Grundlagen Wasserschutzgebiet'.$C$22];IF([$'AwSV-Kataster'.O452]=&quot;Stufe C&quot;;[$'Grundlagen Wasserschutzgebiet'.$C$26];IF([$'AwSV-Kataster'.O452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52]=&quot;Stufe A&quot;;[$'Grundlagen Wasserschutzgebiet'.$D$20];IF([$'AwSV-Kataster'.O452]=&quot;Stufe B&quot;;[$'Grundlagen Wasserschutzgebiet'.$D$24];IF([$'AwSV-Kataster'.O452]=&quot;Stufe C&quot;;[$'Grundlagen Wasserschutzgebiet'.$D$28];IF([$'AwSV-Kataster'.O452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52]&gt;1000;[$Grundlagen.$B$41];&quot;Nein&quot;)" office:value-type="string" office:string-value="Nein">
            <text:p>Nein</text:p>
          </table:table-cell>
          <table:table-cell table:style-name="ce83" table:formula="of:=IF([$'AwSV-Kataster'.H452]&gt;100;[$Grundlagen.$C$43];&quot;Nein&quot;)" office:value-type="string" office:string-value="Nein">
            <text:p>Nein</text:p>
          </table:table-cell>
          <table:table-cell table:style-name="ce83" table:formula="of:=IF([$'AwSV-Kataster'.H452]&gt;1000;&quot;JA&quot;;&quot;NEIN&quot;)" office:value-type="string" office:string-value="NEIN">
            <text:p>NEIN</text:p>
          </table:table-cell>
          <table:table-cell table:style-name="ce83" table:formula="of:=IF([$'AwSV-Kataster'.H452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52]=&quot;Stufe A&quot;;[$Grundlagen.$C$21];IF([$'AwSV-Kataster'.O452]=&quot;Stufe B&quot;;[$Grundlagen.$C$25];IF([$'AwSV-Kataster'.O452]=&quot;Stufe C&quot;;[$Grundlagen.$C$29];IF([$'AwSV-Kataster'.O452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52]=&quot;Stufe A&quot;;[$Grundlagen.$D$21];IF([$'AwSV-Kataster'.O452]=&quot;Stufe B&quot;;[$Grundlagen.$D$25];IF([$'AwSV-Kataster'.O452]=&quot;Stufe C&quot;;[$Grundlagen.$D$29];IF([$'AwSV-Kataster'.O452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52]&gt;1000;[$Grundlagen.$B$41];&quot;NEIN&quot;)" office:value-type="string" office:string-value="NEIN">
            <text:p>NEIN</text:p>
          </table:table-cell>
          <table:table-cell table:style-name="ce83" table:formula="of:=IF([$'AwSV-Kataster'.H452]&gt;100;[$Grundlagen.$C$44];&quot;NEIN&quot;)" office:value-type="string" office:string-value="NEIN">
            <text:p>NEIN</text:p>
          </table:table-cell>
          <table:table-cell table:style-name="ce83" table:formula="of:=IF([.E396]=&quot;JA&quot;;&quot;alle 5 Jahre&quot;;&quot;NEIN&quot;)" office:value-type="string" office:string-value="NEIN">
            <text:p>NEIN</text:p>
          </table:table-cell>
          <table:table-cell table:style-name="ce83" table:formula="of:=IF([.F396]=&quot;JA&quot;;&quot;alle 5 Jahre&quot;;&quot;NEIN&quot;)" office:value-type="string" office:string-value="NEIN">
            <text:p>NEIN</text:p>
          </table:table-cell>
          <table:table-cell table:style-name="ce83" table:formula="of:=IF([$'AwSV-Kataster'.O452]=&quot;Stufe A&quot;;[$Grundlagen.$E$21];IF([$'AwSV-Kataster'.O452]=&quot;Stufe B&quot;;[$Grundlagen.$E$25];IF([$'AwSV-Kataster'.O452]=&quot;Stufe C&quot;;[$Grundlagen.$E$29];IF([$'AwSV-Kataster'.O452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52]=&quot;Stufe A&quot;;[$'Grundlagen Wasserschutzgebiet'.$C$21];IF([$'AwSV-Kataster'.O452]=&quot;Stufe B&quot;;[$'Grundlagen Wasserschutzgebiet'.$C$21];IF([$'AwSV-Kataster'.O452]=&quot;Stufe C&quot;;[$'Grundlagen Wasserschutzgebiet'.$C$21];IF([$'AwSV-Kataster'.O452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52]=&quot;Stufe A&quot;;[$'Grundlagen Wasserschutzgebiet'.$D$21];IF([$'AwSV-Kataster'.O452]=&quot;Stufe B&quot;;[$'Grundlagen Wasserschutzgebiet'.$D$25];IF([$'AwSV-Kataster'.O452]=&quot;Stufe C&quot;;[$'Grundlagen Wasserschutzgebiet'.$D$29];IF([$'AwSV-Kataster'.O452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52]&gt;1000;[$Grundlagen.$B$41];&quot;Nein&quot;)" office:value-type="string" office:string-value="Nein">
            <text:p>Nein</text:p>
          </table:table-cell>
          <table:table-cell table:style-name="ce83" table:formula="of:=IF([$'AwSV-Kataster'.H452]&gt;100;[$Grundlagen.$C$44];&quot;Nein&quot;)" office:value-type="string" office:string-value="Nein">
            <text:p>Nein</text:p>
          </table:table-cell>
          <table:table-cell table:style-name="ce83" table:formula="of:=IF([.S396]=&quot;JA&quot;;&quot;alle 5 Jahre&quot;;&quot;NEIN&quot;)" office:value-type="string" office:string-value="NEIN">
            <text:p>NEIN</text:p>
          </table:table-cell>
          <table:table-cell table:style-name="ce83" table:formula="of:=IF([.T396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65]&gt;1000;1001;IF(AND([$'AwSV-Kataster'.H465]&gt;100;[$'AwSV-Kataster'.H465]&lt;=1000);1000;IF(AND([$'AwSV-Kataster'.H465]&gt;10;[$'AwSV-Kataster'.H465]&lt;=100);100;IF(AND([$'AwSV-Kataster'.H465]&gt;1;[$'AwSV-Kataster'.H465]&lt;=10);10;IF(AND([$'AwSV-Kataster'.H465]&gt;0.22;[$'AwSV-Kataster'.H465]&lt;=1);1;0.22)))))" office:value-type="float" office:value="0.22">
            <text:p>0.22</text:p>
          </table:table-cell>
          <table:table-cell table:style-name="ce85" table:formula="of:=[$'AwSV-Kataster'.C465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401]=&quot;&quot;;&quot;Anlagenspez. wählen&quot;;IF([.B401]=[.A402];[.A403];IF([.B401]=[.B402];[.B403];IF([.B401]=[.C402];[.C403];IF([.B401]=[.D402];[.$D403];IF([.B401]=[.E402];[.E403];IF([.B401]=[.F402];[.F403];IF([.B401]=[.G402];[.G403]))))))))" office:value-type="string" office:string-value="NEIN">
            <text:p>NEIN</text:p>
          </table:table-cell>
          <table:table-cell table:style-name="ce97" table:formula="of:=IF([.B401]=&quot;&quot;;&quot;Anlagenspez. wählen&quot;;IF([.B401]=[.A402];[.A404];IF([.B401]=[.B402];[.B404];IF([.B401]=[.C402];[.C404];IF([.B401]=[.D402];[.D404];IF([.B401]=[.E402];[.E404];IF([.B401]=[.F402];[.$F404];IF([.B401]=[.G402];[.G404]))))))))" office:value-type="string" office:string-value="NEIN">
            <text:p>NEIN</text:p>
          </table:table-cell>
          <table:table-cell table:style-name="ce97" table:formula="of:=IF([.B401]=&quot;&quot;;&quot;A.spez. wählen&quot;;IF([.B401]=[.A402];[.A405];IF([.B401]=[.B402];[.B405];IF([.B401]=[.C402];[.C405];IF([.B401]=[.D402];[.$D405];IF([.B401]=[.E402];[.E405];IF([.B401]=[.F402];[.F405];IF([.B401]=[.G402];[.G405]))))))))" office:value-type="string" office:string-value="NEIN">
            <text:p>NEIN</text:p>
          </table:table-cell>
          <table:table-cell table:style-name="ce99" table:formula="of:=IF([.B401]=&quot;&quot;;&quot;Anlagenspez. wählen&quot;;IF([.B401]=[.A402];[.A406];IF([.B401]=[.B402];[.B406];IF([.B401]=[.C402];[.C406];IF([.B401]=[.D402];[.$D406];IF([.B401]=[.E402];[.E406];IF([.B401]=[.F402];[.F406];IF([.B401]=[.G402];[.G406]))))))))" office:value-type="string" office:string-value="NEIN">
            <text:p>NEIN</text:p>
          </table:table-cell>
          <table:table-cell table:style-name="ce100" table:formula="of:=IF([$'AwSV-Kataster'.O459]=&quot;entfällt&quot;;&quot;Entfällt&quot;;IF([$'AwSV-Kataster'.O459]=&quot;fehlt&quot;;&quot;umgehend&quot;;MIN([$'AwSV-Kataster'.O459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33]=&quot;unterirdisch&quot;;&quot;JA&quot;;IF([.J402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65]=&quot;&quot;;&quot;Anlagenspez. wählen&quot;;IF([$'AwSV-Kataster'.C465]=[.O402];[.O403];IF([$'AwSV-Kataster'.C465]=[.P402];[.P403];IF([$'AwSV-Kataster'.C465]=[.Q402];[.Q403];IF([$'AwSV-Kataster'.C465]=[.R402];[.$R403];IF([$'AwSV-Kataster'.C465]=[.S402];[.S403];IF([$'AwSV-Kataster'.C465]=[.T402];[.T403];IF([$'AwSV-Kataster'.C465]=[.U402];[.U403]))))))))" office:value-type="string" office:string-value="NEIN">
            <text:p>NEIN</text:p>
          </table:table-cell>
          <table:table-cell table:style-name="ce97" table:formula="of:=IF([$'AwSV-Kataster'.C465]=&quot;&quot;;&quot;Anlagenspez. wählen&quot;;IF([$'AwSV-Kataster'.C465]=[.O402];[.O404];IF([$'AwSV-Kataster'.C465]=[.P402];[.P404];IF([$'AwSV-Kataster'.C465]=[.Q402];[.Q404];IF([$'AwSV-Kataster'.C465]=[.R402];[.R404];IF([$'AwSV-Kataster'.C465]=[.S402];[.S404];IF([$'AwSV-Kataster'.C465]=[.T402];[.$T404];IF([$'AwSV-Kataster'.C465]=[.U402];[.U404]))))))))" office:value-type="string" office:string-value="NEIN">
            <text:p>NEIN</text:p>
          </table:table-cell>
          <table:table-cell table:style-name="ce97" table:formula="of:=IF([$'AwSV-Kataster'.C465]=&quot;&quot;;&quot;A.spez. wählen&quot;;IF([$'AwSV-Kataster'.C465]=[.O402];[.O405];IF([$'AwSV-Kataster'.C465]=[.P402];[.P405];IF([$'AwSV-Kataster'.C465]=[.Q402];[.Q405];IF([$'AwSV-Kataster'.C465]=[.R402];[.$R405];IF([$'AwSV-Kataster'.C465]=[.S402];[.S405];IF([$'AwSV-Kataster'.C465]=[.T402];[.T405];IF([$'AwSV-Kataster'.C465]=[.U402];[.U405]))))))))" office:value-type="string" office:string-value="NEIN">
            <text:p>NEIN</text:p>
          </table:table-cell>
          <table:table-cell table:style-name="ce99" table:formula="of:=IF([$'AwSV-Kataster'.C465]=&quot;&quot;;&quot;Anlagenspez. wählen&quot;;IF([$'AwSV-Kataster'.C465]=[.O402];[.O406];IF([$'AwSV-Kataster'.C465]=[.P402];[.P406];IF([$'AwSV-Kataster'.C465]=[.Q402];[.Q406];IF([$'AwSV-Kataster'.C465]=[.R402];[.$R406];IF([$'AwSV-Kataster'.C465]=[.S402];[.S406];IF([$'AwSV-Kataster'.C465]=[.T402];[.T406];IF([$'AwSV-Kataster'.C465]=[.U402];[.U406]))))))))" office:value-type="string" office:string-value="NEIN">
            <text:p>NEIN</text:p>
          </table:table-cell>
          <table:table-cell table:style-name="ce103" table:formula="of:=IF([$'AwSV-Kataster'.O459]=&quot;entfällt&quot;;&quot;Entfällt&quot;;IF([$'AwSV-Kataster'.O459]=&quot;fehlt&quot;;&quot;umgehend&quot;;MIN([$'AwSV-Kataster'.O459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65]=&quot;unterirdisch&quot;;&quot;JA&quot;;IF([.J404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65]=&quot;Stufe A&quot;;[$Grundlagen.$C$18];IF([$'AwSV-Kataster'.O465]=&quot;Stufe B&quot;;[$Grundlagen.$C$22];IF([$'AwSV-Kataster'.O465]=&quot;Stufe C&quot;;[$Grundlagen.$C$26];IF([$'AwSV-Kataster'.O465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65]=&quot;Stufe A&quot;;[$Grundlagen.$D$18];IF([$'AwSV-Kataster'.O465]=&quot;Stufe B&quot;;[$Grundlagen.$D$22];IF([$'AwSV-Kataster'.O465]=&quot;Stufe C&quot;;[$Grundlagen.$D$26];IF([$'AwSV-Kataster'.O465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65]&gt;1000;[$Grundlagen.$B$41];&quot;NEIN&quot;)" office:value-type="string" office:string-value="NEIN">
            <text:p>NEIN</text:p>
          </table:table-cell>
          <table:table-cell table:style-name="ce83" table:formula="of:=IF([$'AwSV-Kataster'.H465]&gt;100;[$Grundlagen.$C$41];&quot;NEIN&quot;)" office:value-type="string" office:string-value="NEIN">
            <text:p>NEIN</text:p>
          </table:table-cell>
          <table:table-cell table:style-name="ce83" table:formula="of:=IF([$'AwSV-Kataster'.H465]&gt;100;&quot;JA&quot;;&quot;NEIN&quot;)" office:value-type="string" office:string-value="NEIN">
            <text:p>NEIN</text:p>
          </table:table-cell>
          <table:table-cell table:style-name="ce83" table:formula="of:=IF([$'AwSV-Kataster'.H465]&gt;100;&quot;JA&quot;;&quot;NEIN&quot;)" office:value-type="string" office:string-value="NEIN">
            <text:p>NEIN</text:p>
          </table:table-cell>
          <table:table-cell table:style-name="ce83" table:formula="of:=IF([$'AwSV-Kataster'.O465]=&quot;Stufe A&quot;;[$Grundlagen.$E$18];IF([$'AwSV-Kataster'.O465]=&quot;Stufe B&quot;;[$Grundlagen.$E$22];IF([$'AwSV-Kataster'.O465]=&quot;Stufe C&quot;;[$Grundlagen.$E$26];IF([$'AwSV-Kataster'.O465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65]=&quot;Stufe A&quot;;[$'Grundlagen Wasserschutzgebiet'.$C$18];IF([$'AwSV-Kataster'.O465]=&quot;Stufe B&quot;;[$'Grundlagen Wasserschutzgebiet'.$C$22];IF([$'AwSV-Kataster'.O465]=&quot;Stufe C&quot;;[$'Grundlagen Wasserschutzgebiet'.$C$26];IF([$'AwSV-Kataster'.O46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65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65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65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65]&gt;100;&quot;JA&quot;;&quot;NEIN&quot;)" office:value-type="string" office:string-value="NEIN">
            <text:p>NEIN</text:p>
          </table:table-cell>
          <table:table-cell table:style-name="ce83" table:formula="of:=IF([$'AwSV-Kataster'.H465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65]=&quot;Stufe A&quot;;[$Grundlagen.$C$19];IF([$'AwSV-Kataster'.O465]=&quot;Stufe B&quot;;[$Grundlagen.$C$23];IF([$'AwSV-Kataster'.O465]=&quot;Stufe C&quot;;[$Grundlagen.$C$27];IF([$'AwSV-Kataster'.O465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65]=&quot;Stufe A&quot;;[$Grundlagen.$D$19];IF([$'AwSV-Kataster'.O465]=&quot;Stufe B&quot;;[$Grundlagen.$D$23];IF([$'AwSV-Kataster'.O465]=&quot;Stufe C&quot;;[$Grundlagen.$D$27];IF([$'AwSV-Kataster'.O465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65]&gt;1000;[$Grundlagen.$B$41];&quot;NEIN&quot;)" office:value-type="string" office:string-value="NEIN">
            <text:p>NEIN</text:p>
          </table:table-cell>
          <table:table-cell table:style-name="ce85" table:formula="of:=IF([$'AwSV-Kataster'.H465]&gt;100;[$Grundlagen.$C$42];&quot;NEIN&quot;)" office:value-type="string" office:string-value="NEIN">
            <text:p>NEIN</text:p>
          </table:table-cell>
          <table:table-cell table:style-name="ce85" table:formula="of:=IF([$'AwSV-Kataster'.H465]&gt;1000;&quot;JA&quot;;&quot;NEIN&quot;)" office:value-type="string" office:string-value="NEIN">
            <text:p>NEIN</text:p>
          </table:table-cell>
          <table:table-cell table:style-name="ce85" table:formula="of:=IF([$'AwSV-Kataster'.H465]&gt;1000;&quot;JA&quot;;&quot;NEIN&quot;)" office:value-type="string" office:string-value="NEIN">
            <text:p>NEIN</text:p>
          </table:table-cell>
          <table:table-cell table:style-name="ce85" table:formula="of:=IF([$'AwSV-Kataster'.O465]=&quot;Stufe A&quot;;[$Grundlagen.$E$19];IF([$'AwSV-Kataster'.O465]=&quot;Stufe B&quot;;[$Grundlagen.$E$23];IF([$'AwSV-Kataster'.O465]=&quot;Stufe C&quot;;[$Grundlagen.$E$27];IF([$'AwSV-Kataster'.O465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65]=&quot;Stufe A&quot;;[$'Grundlagen Wasserschutzgebiet'.$C$18];IF([$'AwSV-Kataster'.O465]=&quot;Stufe B&quot;;[$'Grundlagen Wasserschutzgebiet'.$C$22];IF([$'AwSV-Kataster'.O465]=&quot;Stufe C&quot;;[$'Grundlagen Wasserschutzgebiet'.$C$26];IF([$'AwSV-Kataster'.O465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65]=&quot;Stufe A&quot;;[$'Grundlagen Wasserschutzgebiet'.$D$19];IF([$'AwSV-Kataster'.O465]=&quot;Stufe B&quot;;[$'Grundlagen Wasserschutzgebiet'.$D$23];IF([$'AwSV-Kataster'.O465]=&quot;Stufe C&quot;;[$'Grundlagen Wasserschutzgebiet'.$D$27];IF([$'AwSV-Kataster'.O465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65]&gt;1000;[$Grundlagen.$B$41];&quot;Nein&quot;)" office:value-type="string" office:string-value="Nein">
            <text:p>Nein</text:p>
          </table:table-cell>
          <table:table-cell table:style-name="ce85" table:formula="of:=IF([$'AwSV-Kataster'.H465]&gt;100;[$Grundlagen.$C$42];&quot;Nein&quot;)" office:value-type="string" office:string-value="Nein">
            <text:p>Nein</text:p>
          </table:table-cell>
          <table:table-cell table:style-name="ce85" table:formula="of:=IF([$'AwSV-Kataster'.H465]&gt;1000;&quot;JA&quot;;&quot;NEIN&quot;)" office:value-type="string" office:string-value="NEIN">
            <text:p>NEIN</text:p>
          </table:table-cell>
          <table:table-cell table:style-name="ce85" table:formula="of:=IF([$'AwSV-Kataster'.H465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65]=&quot;Stufe A&quot;;[$Grundlagen.$C$20];IF([$'AwSV-Kataster'.O465]=&quot;Stufe B&quot;;[$Grundlagen.$C$24];IF([$'AwSV-Kataster'.O465]=&quot;Stufe C&quot;;[$Grundlagen.$C$28];IF([$'AwSV-Kataster'.O465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65]=&quot;Stufe A&quot;;[$Grundlagen.$D$20];IF([$'AwSV-Kataster'.O465]=&quot;Stufe B&quot;;[$Grundlagen.$D$24];IF([$'AwSV-Kataster'.O465]=&quot;Stufe C&quot;;[$Grundlagen.$D$28];IF([$'AwSV-Kataster'.O465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65]&gt;1000;[$Grundlagen.$B$41];&quot;NEIN&quot;)" office:value-type="string" office:string-value="NEIN">
            <text:p>NEIN</text:p>
          </table:table-cell>
          <table:table-cell table:style-name="ce83" table:formula="of:=IF([$'AwSV-Kataster'.H465]&gt;100;[$Grundlagen.$C$43];&quot;NEIN&quot;)" office:value-type="string" office:string-value="NEIN">
            <text:p>NEIN</text:p>
          </table:table-cell>
          <table:table-cell table:style-name="ce83" table:formula="of:=IF([$'AwSV-Kataster'.H465]&gt;1000;&quot;JA&quot;;&quot;NEIN&quot;)" office:value-type="string" office:string-value="NEIN">
            <text:p>NEIN</text:p>
          </table:table-cell>
          <table:table-cell table:style-name="ce83" table:formula="of:=IF([$'AwSV-Kataster'.H465]&gt;1000;&quot;JA&quot;;&quot;NEIN&quot;)" office:value-type="string" office:string-value="NEIN">
            <text:p>NEIN</text:p>
          </table:table-cell>
          <table:table-cell table:style-name="ce83" table:formula="of:=IF([$'AwSV-Kataster'.O465]=&quot;Stufe A&quot;;[$Grundlagen.$E$20];IF([$'AwSV-Kataster'.O465]=&quot;Stufe B&quot;;[$Grundlagen.$E$24];IF([$'AwSV-Kataster'.O465]=&quot;Stufe C&quot;;[$Grundlagen.$E$28];IF([$'AwSV-Kataster'.O465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65]=&quot;Stufe A&quot;;[$'Grundlagen Wasserschutzgebiet'.$C$18];IF([$'AwSV-Kataster'.O465]=&quot;Stufe B&quot;;[$'Grundlagen Wasserschutzgebiet'.$C$22];IF([$'AwSV-Kataster'.O465]=&quot;Stufe C&quot;;[$'Grundlagen Wasserschutzgebiet'.$C$26];IF([$'AwSV-Kataster'.O465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65]=&quot;Stufe A&quot;;[$'Grundlagen Wasserschutzgebiet'.$D$20];IF([$'AwSV-Kataster'.O465]=&quot;Stufe B&quot;;[$'Grundlagen Wasserschutzgebiet'.$D$24];IF([$'AwSV-Kataster'.O465]=&quot;Stufe C&quot;;[$'Grundlagen Wasserschutzgebiet'.$D$28];IF([$'AwSV-Kataster'.O465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65]&gt;1000;[$Grundlagen.$B$41];&quot;Nein&quot;)" office:value-type="string" office:string-value="Nein">
            <text:p>Nein</text:p>
          </table:table-cell>
          <table:table-cell table:style-name="ce83" table:formula="of:=IF([$'AwSV-Kataster'.H465]&gt;100;[$Grundlagen.$C$43];&quot;Nein&quot;)" office:value-type="string" office:string-value="Nein">
            <text:p>Nein</text:p>
          </table:table-cell>
          <table:table-cell table:style-name="ce83" table:formula="of:=IF([$'AwSV-Kataster'.H465]&gt;1000;&quot;JA&quot;;&quot;NEIN&quot;)" office:value-type="string" office:string-value="NEIN">
            <text:p>NEIN</text:p>
          </table:table-cell>
          <table:table-cell table:style-name="ce83" table:formula="of:=IF([$'AwSV-Kataster'.H465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65]=&quot;Stufe A&quot;;[$Grundlagen.$C$21];IF([$'AwSV-Kataster'.O465]=&quot;Stufe B&quot;;[$Grundlagen.$C$25];IF([$'AwSV-Kataster'.O465]=&quot;Stufe C&quot;;[$Grundlagen.$C$29];IF([$'AwSV-Kataster'.O465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65]=&quot;Stufe A&quot;;[$Grundlagen.$D$21];IF([$'AwSV-Kataster'.O465]=&quot;Stufe B&quot;;[$Grundlagen.$D$25];IF([$'AwSV-Kataster'.O465]=&quot;Stufe C&quot;;[$Grundlagen.$D$29];IF([$'AwSV-Kataster'.O465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65]&gt;1000;[$Grundlagen.$B$41];&quot;NEIN&quot;)" office:value-type="string" office:string-value="NEIN">
            <text:p>NEIN</text:p>
          </table:table-cell>
          <table:table-cell table:style-name="ce83" table:formula="of:=IF([$'AwSV-Kataster'.H465]&gt;100;[$Grundlagen.$C$44];&quot;NEIN&quot;)" office:value-type="string" office:string-value="NEIN">
            <text:p>NEIN</text:p>
          </table:table-cell>
          <table:table-cell table:style-name="ce83" table:formula="of:=IF([.E405]=&quot;JA&quot;;&quot;alle 5 Jahre&quot;;&quot;NEIN&quot;)" office:value-type="string" office:string-value="NEIN">
            <text:p>NEIN</text:p>
          </table:table-cell>
          <table:table-cell table:style-name="ce83" table:formula="of:=IF([.F405]=&quot;JA&quot;;&quot;alle 5 Jahre&quot;;&quot;NEIN&quot;)" office:value-type="string" office:string-value="NEIN">
            <text:p>NEIN</text:p>
          </table:table-cell>
          <table:table-cell table:style-name="ce83" table:formula="of:=IF([$'AwSV-Kataster'.O465]=&quot;Stufe A&quot;;[$Grundlagen.$E$21];IF([$'AwSV-Kataster'.O465]=&quot;Stufe B&quot;;[$Grundlagen.$E$25];IF([$'AwSV-Kataster'.O465]=&quot;Stufe C&quot;;[$Grundlagen.$E$29];IF([$'AwSV-Kataster'.O465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65]=&quot;Stufe A&quot;;[$'Grundlagen Wasserschutzgebiet'.$C$21];IF([$'AwSV-Kataster'.O465]=&quot;Stufe B&quot;;[$'Grundlagen Wasserschutzgebiet'.$C$21];IF([$'AwSV-Kataster'.O465]=&quot;Stufe C&quot;;[$'Grundlagen Wasserschutzgebiet'.$C$21];IF([$'AwSV-Kataster'.O465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65]=&quot;Stufe A&quot;;[$'Grundlagen Wasserschutzgebiet'.$D$21];IF([$'AwSV-Kataster'.O465]=&quot;Stufe B&quot;;[$'Grundlagen Wasserschutzgebiet'.$D$25];IF([$'AwSV-Kataster'.O465]=&quot;Stufe C&quot;;[$'Grundlagen Wasserschutzgebiet'.$D$29];IF([$'AwSV-Kataster'.O465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65]&gt;1000;[$Grundlagen.$B$41];&quot;Nein&quot;)" office:value-type="string" office:string-value="Nein">
            <text:p>Nein</text:p>
          </table:table-cell>
          <table:table-cell table:style-name="ce83" table:formula="of:=IF([$'AwSV-Kataster'.H465]&gt;100;[$Grundlagen.$C$44];&quot;Nein&quot;)" office:value-type="string" office:string-value="Nein">
            <text:p>Nein</text:p>
          </table:table-cell>
          <table:table-cell table:style-name="ce83" table:formula="of:=IF([.S405]=&quot;JA&quot;;&quot;alle 5 Jahre&quot;;&quot;NEIN&quot;)" office:value-type="string" office:string-value="NEIN">
            <text:p>NEIN</text:p>
          </table:table-cell>
          <table:table-cell table:style-name="ce83" table:formula="of:=IF([.T405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78]&gt;1000;1001;IF(AND([$'AwSV-Kataster'.H478]&gt;100;[$'AwSV-Kataster'.H478]&lt;=1000);1000;IF(AND([$'AwSV-Kataster'.H478]&gt;10;[$'AwSV-Kataster'.H478]&lt;=100);100;IF(AND([$'AwSV-Kataster'.H478]&gt;1;[$'AwSV-Kataster'.H478]&lt;=10);10;IF(AND([$'AwSV-Kataster'.H478]&gt;0.22;[$'AwSV-Kataster'.H478]&lt;=1);1;0.22)))))" office:value-type="float" office:value="0.22">
            <text:p>0.22</text:p>
          </table:table-cell>
          <table:table-cell table:style-name="ce85" table:formula="of:=[$'AwSV-Kataster'.C478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410]=&quot;&quot;;&quot;Anlagenspez. wählen&quot;;IF([.B410]=[.A411];[.A412];IF([.B410]=[.B411];[.B412];IF([.B410]=[.C411];[.C412];IF([.B410]=[.D411];[.$D412];IF([.B410]=[.E411];[.E412];IF([.B410]=[.F411];[.F412];IF([.B410]=[.G411];[.G412]))))))))" office:value-type="string" office:string-value="NEIN">
            <text:p>NEIN</text:p>
          </table:table-cell>
          <table:table-cell table:style-name="ce97" table:formula="of:=IF([.B410]=&quot;&quot;;&quot;Anlagenspez. wählen&quot;;IF([.B410]=[.A411];[.A413];IF([.B410]=[.B411];[.B413];IF([.B410]=[.C411];[.C413];IF([.B410]=[.D411];[.D413];IF([.B410]=[.E411];[.E413];IF([.B410]=[.F411];[.$F413];IF([.B410]=[.G411];[.G413]))))))))" office:value-type="string" office:string-value="NEIN">
            <text:p>NEIN</text:p>
          </table:table-cell>
          <table:table-cell table:style-name="ce97" table:formula="of:=IF([.B410]=&quot;&quot;;&quot;A.spez. wählen&quot;;IF([.B410]=[.A411];[.A414];IF([.B410]=[.B411];[.B414];IF([.B410]=[.C411];[.C414];IF([.B410]=[.D411];[.$D414];IF([.B410]=[.E411];[.E414];IF([.B410]=[.F411];[.F414];IF([.B410]=[.G411];[.G414]))))))))" office:value-type="string" office:string-value="NEIN">
            <text:p>NEIN</text:p>
          </table:table-cell>
          <table:table-cell table:style-name="ce99" table:formula="of:=IF([.B410]=&quot;&quot;;&quot;Anlagenspez. wählen&quot;;IF([.B410]=[.A411];[.A415];IF([.B410]=[.B411];[.B415];IF([.B410]=[.C411];[.C415];IF([.B410]=[.D411];[.$D415];IF([.B410]=[.E411];[.E415];IF([.B410]=[.F411];[.F415];IF([.B410]=[.G411];[.G415]))))))))" office:value-type="string" office:string-value="NEIN">
            <text:p>NEIN</text:p>
          </table:table-cell>
          <table:table-cell table:style-name="ce100" table:formula="of:=IF([$'AwSV-Kataster'.O472]=&quot;entfällt&quot;;&quot;Entfällt&quot;;IF([$'AwSV-Kataster'.O472]=&quot;fehlt&quot;;&quot;umgehend&quot;;MIN([$'AwSV-Kataster'.O472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46]=&quot;unterirdisch&quot;;&quot;JA&quot;;IF([.J411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78]=&quot;&quot;;&quot;Anlagenspez. wählen&quot;;IF([$'AwSV-Kataster'.C478]=[.O411];[.O412];IF([$'AwSV-Kataster'.C478]=[.P411];[.P412];IF([$'AwSV-Kataster'.C478]=[.Q411];[.Q412];IF([$'AwSV-Kataster'.C478]=[.R411];[.$R412];IF([$'AwSV-Kataster'.C478]=[.S411];[.S412];IF([$'AwSV-Kataster'.C478]=[.T411];[.T412];IF([$'AwSV-Kataster'.C478]=[.U411];[.U412]))))))))" office:value-type="string" office:string-value="NEIN">
            <text:p>NEIN</text:p>
          </table:table-cell>
          <table:table-cell table:style-name="ce97" table:formula="of:=IF([$'AwSV-Kataster'.C478]=&quot;&quot;;&quot;Anlagenspez. wählen&quot;;IF([$'AwSV-Kataster'.C478]=[.O411];[.O413];IF([$'AwSV-Kataster'.C478]=[.P411];[.P413];IF([$'AwSV-Kataster'.C478]=[.Q411];[.Q413];IF([$'AwSV-Kataster'.C478]=[.R411];[.R413];IF([$'AwSV-Kataster'.C478]=[.S411];[.S413];IF([$'AwSV-Kataster'.C478]=[.T411];[.$T413];IF([$'AwSV-Kataster'.C478]=[.U411];[.U413]))))))))" office:value-type="string" office:string-value="NEIN">
            <text:p>NEIN</text:p>
          </table:table-cell>
          <table:table-cell table:style-name="ce97" table:formula="of:=IF([$'AwSV-Kataster'.C478]=&quot;&quot;;&quot;A.spez. wählen&quot;;IF([$'AwSV-Kataster'.C478]=[.O411];[.O414];IF([$'AwSV-Kataster'.C478]=[.P411];[.P414];IF([$'AwSV-Kataster'.C478]=[.Q411];[.Q414];IF([$'AwSV-Kataster'.C478]=[.R411];[.$R414];IF([$'AwSV-Kataster'.C478]=[.S411];[.S414];IF([$'AwSV-Kataster'.C478]=[.T411];[.T414];IF([$'AwSV-Kataster'.C478]=[.U411];[.U414]))))))))" office:value-type="string" office:string-value="NEIN">
            <text:p>NEIN</text:p>
          </table:table-cell>
          <table:table-cell table:style-name="ce99" table:formula="of:=IF([$'AwSV-Kataster'.C478]=&quot;&quot;;&quot;Anlagenspez. wählen&quot;;IF([$'AwSV-Kataster'.C478]=[.O411];[.O415];IF([$'AwSV-Kataster'.C478]=[.P411];[.P415];IF([$'AwSV-Kataster'.C478]=[.Q411];[.Q415];IF([$'AwSV-Kataster'.C478]=[.R411];[.$R415];IF([$'AwSV-Kataster'.C478]=[.S411];[.S415];IF([$'AwSV-Kataster'.C478]=[.T411];[.T415];IF([$'AwSV-Kataster'.C478]=[.U411];[.U415]))))))))" office:value-type="string" office:string-value="NEIN">
            <text:p>NEIN</text:p>
          </table:table-cell>
          <table:table-cell table:style-name="ce103" table:formula="of:=IF([$'AwSV-Kataster'.O472]=&quot;entfällt&quot;;&quot;Entfällt&quot;;IF([$'AwSV-Kataster'.O472]=&quot;fehlt&quot;;&quot;umgehend&quot;;MIN([$'AwSV-Kataster'.O472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78]=&quot;unterirdisch&quot;;&quot;JA&quot;;IF([.J413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78]=&quot;Stufe A&quot;;[$Grundlagen.$C$18];IF([$'AwSV-Kataster'.O478]=&quot;Stufe B&quot;;[$Grundlagen.$C$22];IF([$'AwSV-Kataster'.O478]=&quot;Stufe C&quot;;[$Grundlagen.$C$26];IF([$'AwSV-Kataster'.O478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78]=&quot;Stufe A&quot;;[$Grundlagen.$D$18];IF([$'AwSV-Kataster'.O478]=&quot;Stufe B&quot;;[$Grundlagen.$D$22];IF([$'AwSV-Kataster'.O478]=&quot;Stufe C&quot;;[$Grundlagen.$D$26];IF([$'AwSV-Kataster'.O478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78]&gt;1000;[$Grundlagen.$B$41];&quot;NEIN&quot;)" office:value-type="string" office:string-value="NEIN">
            <text:p>NEIN</text:p>
          </table:table-cell>
          <table:table-cell table:style-name="ce83" table:formula="of:=IF([$'AwSV-Kataster'.H478]&gt;100;[$Grundlagen.$C$41];&quot;NEIN&quot;)" office:value-type="string" office:string-value="NEIN">
            <text:p>NEIN</text:p>
          </table:table-cell>
          <table:table-cell table:style-name="ce83" table:formula="of:=IF([$'AwSV-Kataster'.H478]&gt;100;&quot;JA&quot;;&quot;NEIN&quot;)" office:value-type="string" office:string-value="NEIN">
            <text:p>NEIN</text:p>
          </table:table-cell>
          <table:table-cell table:style-name="ce83" table:formula="of:=IF([$'AwSV-Kataster'.H478]&gt;100;&quot;JA&quot;;&quot;NEIN&quot;)" office:value-type="string" office:string-value="NEIN">
            <text:p>NEIN</text:p>
          </table:table-cell>
          <table:table-cell table:style-name="ce83" table:formula="of:=IF([$'AwSV-Kataster'.O478]=&quot;Stufe A&quot;;[$Grundlagen.$E$18];IF([$'AwSV-Kataster'.O478]=&quot;Stufe B&quot;;[$Grundlagen.$E$22];IF([$'AwSV-Kataster'.O478]=&quot;Stufe C&quot;;[$Grundlagen.$E$26];IF([$'AwSV-Kataster'.O478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78]=&quot;Stufe A&quot;;[$'Grundlagen Wasserschutzgebiet'.$C$18];IF([$'AwSV-Kataster'.O478]=&quot;Stufe B&quot;;[$'Grundlagen Wasserschutzgebiet'.$C$22];IF([$'AwSV-Kataster'.O478]=&quot;Stufe C&quot;;[$'Grundlagen Wasserschutzgebiet'.$C$26];IF([$'AwSV-Kataster'.O47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78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78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78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78]&gt;100;&quot;JA&quot;;&quot;NEIN&quot;)" office:value-type="string" office:string-value="NEIN">
            <text:p>NEIN</text:p>
          </table:table-cell>
          <table:table-cell table:style-name="ce83" table:formula="of:=IF([$'AwSV-Kataster'.H478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78]=&quot;Stufe A&quot;;[$Grundlagen.$C$19];IF([$'AwSV-Kataster'.O478]=&quot;Stufe B&quot;;[$Grundlagen.$C$23];IF([$'AwSV-Kataster'.O478]=&quot;Stufe C&quot;;[$Grundlagen.$C$27];IF([$'AwSV-Kataster'.O478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78]=&quot;Stufe A&quot;;[$Grundlagen.$D$19];IF([$'AwSV-Kataster'.O478]=&quot;Stufe B&quot;;[$Grundlagen.$D$23];IF([$'AwSV-Kataster'.O478]=&quot;Stufe C&quot;;[$Grundlagen.$D$27];IF([$'AwSV-Kataster'.O478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78]&gt;1000;[$Grundlagen.$B$41];&quot;NEIN&quot;)" office:value-type="string" office:string-value="NEIN">
            <text:p>NEIN</text:p>
          </table:table-cell>
          <table:table-cell table:style-name="ce85" table:formula="of:=IF([$'AwSV-Kataster'.H478]&gt;100;[$Grundlagen.$C$42];&quot;NEIN&quot;)" office:value-type="string" office:string-value="NEIN">
            <text:p>NEIN</text:p>
          </table:table-cell>
          <table:table-cell table:style-name="ce85" table:formula="of:=IF([$'AwSV-Kataster'.H478]&gt;1000;&quot;JA&quot;;&quot;NEIN&quot;)" office:value-type="string" office:string-value="NEIN">
            <text:p>NEIN</text:p>
          </table:table-cell>
          <table:table-cell table:style-name="ce85" table:formula="of:=IF([$'AwSV-Kataster'.H478]&gt;1000;&quot;JA&quot;;&quot;NEIN&quot;)" office:value-type="string" office:string-value="NEIN">
            <text:p>NEIN</text:p>
          </table:table-cell>
          <table:table-cell table:style-name="ce85" table:formula="of:=IF([$'AwSV-Kataster'.O478]=&quot;Stufe A&quot;;[$Grundlagen.$E$19];IF([$'AwSV-Kataster'.O478]=&quot;Stufe B&quot;;[$Grundlagen.$E$23];IF([$'AwSV-Kataster'.O478]=&quot;Stufe C&quot;;[$Grundlagen.$E$27];IF([$'AwSV-Kataster'.O478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78]=&quot;Stufe A&quot;;[$'Grundlagen Wasserschutzgebiet'.$C$18];IF([$'AwSV-Kataster'.O478]=&quot;Stufe B&quot;;[$'Grundlagen Wasserschutzgebiet'.$C$22];IF([$'AwSV-Kataster'.O478]=&quot;Stufe C&quot;;[$'Grundlagen Wasserschutzgebiet'.$C$26];IF([$'AwSV-Kataster'.O478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78]=&quot;Stufe A&quot;;[$'Grundlagen Wasserschutzgebiet'.$D$19];IF([$'AwSV-Kataster'.O478]=&quot;Stufe B&quot;;[$'Grundlagen Wasserschutzgebiet'.$D$23];IF([$'AwSV-Kataster'.O478]=&quot;Stufe C&quot;;[$'Grundlagen Wasserschutzgebiet'.$D$27];IF([$'AwSV-Kataster'.O478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78]&gt;1000;[$Grundlagen.$B$41];&quot;Nein&quot;)" office:value-type="string" office:string-value="Nein">
            <text:p>Nein</text:p>
          </table:table-cell>
          <table:table-cell table:style-name="ce85" table:formula="of:=IF([$'AwSV-Kataster'.H478]&gt;100;[$Grundlagen.$C$42];&quot;Nein&quot;)" office:value-type="string" office:string-value="Nein">
            <text:p>Nein</text:p>
          </table:table-cell>
          <table:table-cell table:style-name="ce85" table:formula="of:=IF([$'AwSV-Kataster'.H478]&gt;1000;&quot;JA&quot;;&quot;NEIN&quot;)" office:value-type="string" office:string-value="NEIN">
            <text:p>NEIN</text:p>
          </table:table-cell>
          <table:table-cell table:style-name="ce85" table:formula="of:=IF([$'AwSV-Kataster'.H478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78]=&quot;Stufe A&quot;;[$Grundlagen.$C$20];IF([$'AwSV-Kataster'.O478]=&quot;Stufe B&quot;;[$Grundlagen.$C$24];IF([$'AwSV-Kataster'.O478]=&quot;Stufe C&quot;;[$Grundlagen.$C$28];IF([$'AwSV-Kataster'.O478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78]=&quot;Stufe A&quot;;[$Grundlagen.$D$20];IF([$'AwSV-Kataster'.O478]=&quot;Stufe B&quot;;[$Grundlagen.$D$24];IF([$'AwSV-Kataster'.O478]=&quot;Stufe C&quot;;[$Grundlagen.$D$28];IF([$'AwSV-Kataster'.O478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78]&gt;1000;[$Grundlagen.$B$41];&quot;NEIN&quot;)" office:value-type="string" office:string-value="NEIN">
            <text:p>NEIN</text:p>
          </table:table-cell>
          <table:table-cell table:style-name="ce83" table:formula="of:=IF([$'AwSV-Kataster'.H478]&gt;100;[$Grundlagen.$C$43];&quot;NEIN&quot;)" office:value-type="string" office:string-value="NEIN">
            <text:p>NEIN</text:p>
          </table:table-cell>
          <table:table-cell table:style-name="ce83" table:formula="of:=IF([$'AwSV-Kataster'.H478]&gt;1000;&quot;JA&quot;;&quot;NEIN&quot;)" office:value-type="string" office:string-value="NEIN">
            <text:p>NEIN</text:p>
          </table:table-cell>
          <table:table-cell table:style-name="ce83" table:formula="of:=IF([$'AwSV-Kataster'.H478]&gt;1000;&quot;JA&quot;;&quot;NEIN&quot;)" office:value-type="string" office:string-value="NEIN">
            <text:p>NEIN</text:p>
          </table:table-cell>
          <table:table-cell table:style-name="ce83" table:formula="of:=IF([$'AwSV-Kataster'.O478]=&quot;Stufe A&quot;;[$Grundlagen.$E$20];IF([$'AwSV-Kataster'.O478]=&quot;Stufe B&quot;;[$Grundlagen.$E$24];IF([$'AwSV-Kataster'.O478]=&quot;Stufe C&quot;;[$Grundlagen.$E$28];IF([$'AwSV-Kataster'.O478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78]=&quot;Stufe A&quot;;[$'Grundlagen Wasserschutzgebiet'.$C$18];IF([$'AwSV-Kataster'.O478]=&quot;Stufe B&quot;;[$'Grundlagen Wasserschutzgebiet'.$C$22];IF([$'AwSV-Kataster'.O478]=&quot;Stufe C&quot;;[$'Grundlagen Wasserschutzgebiet'.$C$26];IF([$'AwSV-Kataster'.O478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78]=&quot;Stufe A&quot;;[$'Grundlagen Wasserschutzgebiet'.$D$20];IF([$'AwSV-Kataster'.O478]=&quot;Stufe B&quot;;[$'Grundlagen Wasserschutzgebiet'.$D$24];IF([$'AwSV-Kataster'.O478]=&quot;Stufe C&quot;;[$'Grundlagen Wasserschutzgebiet'.$D$28];IF([$'AwSV-Kataster'.O478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78]&gt;1000;[$Grundlagen.$B$41];&quot;Nein&quot;)" office:value-type="string" office:string-value="Nein">
            <text:p>Nein</text:p>
          </table:table-cell>
          <table:table-cell table:style-name="ce83" table:formula="of:=IF([$'AwSV-Kataster'.H478]&gt;100;[$Grundlagen.$C$43];&quot;Nein&quot;)" office:value-type="string" office:string-value="Nein">
            <text:p>Nein</text:p>
          </table:table-cell>
          <table:table-cell table:style-name="ce83" table:formula="of:=IF([$'AwSV-Kataster'.H478]&gt;1000;&quot;JA&quot;;&quot;NEIN&quot;)" office:value-type="string" office:string-value="NEIN">
            <text:p>NEIN</text:p>
          </table:table-cell>
          <table:table-cell table:style-name="ce83" table:formula="of:=IF([$'AwSV-Kataster'.H478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78]=&quot;Stufe A&quot;;[$Grundlagen.$C$21];IF([$'AwSV-Kataster'.O478]=&quot;Stufe B&quot;;[$Grundlagen.$C$25];IF([$'AwSV-Kataster'.O478]=&quot;Stufe C&quot;;[$Grundlagen.$C$29];IF([$'AwSV-Kataster'.O478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78]=&quot;Stufe A&quot;;[$Grundlagen.$D$21];IF([$'AwSV-Kataster'.O478]=&quot;Stufe B&quot;;[$Grundlagen.$D$25];IF([$'AwSV-Kataster'.O478]=&quot;Stufe C&quot;;[$Grundlagen.$D$29];IF([$'AwSV-Kataster'.O478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78]&gt;1000;[$Grundlagen.$B$41];&quot;NEIN&quot;)" office:value-type="string" office:string-value="NEIN">
            <text:p>NEIN</text:p>
          </table:table-cell>
          <table:table-cell table:style-name="ce83" table:formula="of:=IF([$'AwSV-Kataster'.H478]&gt;100;[$Grundlagen.$C$44];&quot;NEIN&quot;)" office:value-type="string" office:string-value="NEIN">
            <text:p>NEIN</text:p>
          </table:table-cell>
          <table:table-cell table:style-name="ce83" table:formula="of:=IF([.E414]=&quot;JA&quot;;&quot;alle 5 Jahre&quot;;&quot;NEIN&quot;)" office:value-type="string" office:string-value="NEIN">
            <text:p>NEIN</text:p>
          </table:table-cell>
          <table:table-cell table:style-name="ce83" table:formula="of:=IF([.F414]=&quot;JA&quot;;&quot;alle 5 Jahre&quot;;&quot;NEIN&quot;)" office:value-type="string" office:string-value="NEIN">
            <text:p>NEIN</text:p>
          </table:table-cell>
          <table:table-cell table:style-name="ce83" table:formula="of:=IF([$'AwSV-Kataster'.O478]=&quot;Stufe A&quot;;[$Grundlagen.$E$21];IF([$'AwSV-Kataster'.O478]=&quot;Stufe B&quot;;[$Grundlagen.$E$25];IF([$'AwSV-Kataster'.O478]=&quot;Stufe C&quot;;[$Grundlagen.$E$29];IF([$'AwSV-Kataster'.O478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78]=&quot;Stufe A&quot;;[$'Grundlagen Wasserschutzgebiet'.$C$21];IF([$'AwSV-Kataster'.O478]=&quot;Stufe B&quot;;[$'Grundlagen Wasserschutzgebiet'.$C$21];IF([$'AwSV-Kataster'.O478]=&quot;Stufe C&quot;;[$'Grundlagen Wasserschutzgebiet'.$C$21];IF([$'AwSV-Kataster'.O478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78]=&quot;Stufe A&quot;;[$'Grundlagen Wasserschutzgebiet'.$D$21];IF([$'AwSV-Kataster'.O478]=&quot;Stufe B&quot;;[$'Grundlagen Wasserschutzgebiet'.$D$25];IF([$'AwSV-Kataster'.O478]=&quot;Stufe C&quot;;[$'Grundlagen Wasserschutzgebiet'.$D$29];IF([$'AwSV-Kataster'.O478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78]&gt;1000;[$Grundlagen.$B$41];&quot;Nein&quot;)" office:value-type="string" office:string-value="Nein">
            <text:p>Nein</text:p>
          </table:table-cell>
          <table:table-cell table:style-name="ce83" table:formula="of:=IF([$'AwSV-Kataster'.H478]&gt;100;[$Grundlagen.$C$44];&quot;Nein&quot;)" office:value-type="string" office:string-value="Nein">
            <text:p>Nein</text:p>
          </table:table-cell>
          <table:table-cell table:style-name="ce83" table:formula="of:=IF([.S414]=&quot;JA&quot;;&quot;alle 5 Jahre&quot;;&quot;NEIN&quot;)" office:value-type="string" office:string-value="NEIN">
            <text:p>NEIN</text:p>
          </table:table-cell>
          <table:table-cell table:style-name="ce83" table:formula="of:=IF([.T414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491]&gt;1000;1001;IF(AND([$'AwSV-Kataster'.H491]&gt;100;[$'AwSV-Kataster'.H491]&lt;=1000);1000;IF(AND([$'AwSV-Kataster'.H491]&gt;10;[$'AwSV-Kataster'.H491]&lt;=100);100;IF(AND([$'AwSV-Kataster'.H491]&gt;1;[$'AwSV-Kataster'.H491]&lt;=10);10;IF(AND([$'AwSV-Kataster'.H491]&gt;0.22;[$'AwSV-Kataster'.H491]&lt;=1);1;0.22)))))" office:value-type="float" office:value="0.22">
            <text:p>0.22</text:p>
          </table:table-cell>
          <table:table-cell table:style-name="ce85" table:formula="of:=[$'AwSV-Kataster'.C491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419]=&quot;&quot;;&quot;Anlagenspez. wählen&quot;;IF([.B419]=[.A420];[.A421];IF([.B419]=[.B420];[.B421];IF([.B419]=[.C420];[.C421];IF([.B419]=[.D420];[.$D421];IF([.B419]=[.E420];[.E421];IF([.B419]=[.F420];[.F421];IF([.B419]=[.G420];[.G421]))))))))" office:value-type="string" office:string-value="NEIN">
            <text:p>NEIN</text:p>
          </table:table-cell>
          <table:table-cell table:style-name="ce97" table:formula="of:=IF([.B419]=&quot;&quot;;&quot;Anlagenspez. wählen&quot;;IF([.B419]=[.A420];[.A422];IF([.B419]=[.B420];[.B422];IF([.B419]=[.C420];[.C422];IF([.B419]=[.D420];[.D422];IF([.B419]=[.E420];[.E422];IF([.B419]=[.F420];[.$F422];IF([.B419]=[.G420];[.G422]))))))))" office:value-type="string" office:string-value="NEIN">
            <text:p>NEIN</text:p>
          </table:table-cell>
          <table:table-cell table:style-name="ce97" table:formula="of:=IF([.B419]=&quot;&quot;;&quot;A.spez. wählen&quot;;IF([.B419]=[.A420];[.A423];IF([.B419]=[.B420];[.B423];IF([.B419]=[.C420];[.C423];IF([.B419]=[.D420];[.$D423];IF([.B419]=[.E420];[.E423];IF([.B419]=[.F420];[.F423];IF([.B419]=[.G420];[.G423]))))))))" office:value-type="string" office:string-value="NEIN">
            <text:p>NEIN</text:p>
          </table:table-cell>
          <table:table-cell table:style-name="ce99" table:formula="of:=IF([.B419]=&quot;&quot;;&quot;Anlagenspez. wählen&quot;;IF([.B419]=[.A420];[.A424];IF([.B419]=[.B420];[.B424];IF([.B419]=[.C420];[.C424];IF([.B419]=[.D420];[.$D424];IF([.B419]=[.E420];[.E424];IF([.B419]=[.F420];[.F424];IF([.B419]=[.G420];[.G424]))))))))" office:value-type="string" office:string-value="NEIN">
            <text:p>NEIN</text:p>
          </table:table-cell>
          <table:table-cell table:style-name="ce100" table:formula="of:=IF([$'AwSV-Kataster'.O485]=&quot;entfällt&quot;;&quot;Entfällt&quot;;IF([$'AwSV-Kataster'.O485]=&quot;fehlt&quot;;&quot;umgehend&quot;;MIN([$'AwSV-Kataster'.O485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59]=&quot;unterirdisch&quot;;&quot;JA&quot;;IF([.J420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491]=&quot;&quot;;&quot;Anlagenspez. wählen&quot;;IF([$'AwSV-Kataster'.C491]=[.O420];[.O421];IF([$'AwSV-Kataster'.C491]=[.P420];[.P421];IF([$'AwSV-Kataster'.C491]=[.Q420];[.Q421];IF([$'AwSV-Kataster'.C491]=[.R420];[.$R421];IF([$'AwSV-Kataster'.C491]=[.S420];[.S421];IF([$'AwSV-Kataster'.C491]=[.T420];[.T421];IF([$'AwSV-Kataster'.C491]=[.U420];[.U421]))))))))" office:value-type="string" office:string-value="NEIN">
            <text:p>NEIN</text:p>
          </table:table-cell>
          <table:table-cell table:style-name="ce97" table:formula="of:=IF([$'AwSV-Kataster'.C491]=&quot;&quot;;&quot;Anlagenspez. wählen&quot;;IF([$'AwSV-Kataster'.C491]=[.O420];[.O422];IF([$'AwSV-Kataster'.C491]=[.P420];[.P422];IF([$'AwSV-Kataster'.C491]=[.Q420];[.Q422];IF([$'AwSV-Kataster'.C491]=[.R420];[.R422];IF([$'AwSV-Kataster'.C491]=[.S420];[.S422];IF([$'AwSV-Kataster'.C491]=[.T420];[.$T422];IF([$'AwSV-Kataster'.C491]=[.U420];[.U422]))))))))" office:value-type="string" office:string-value="NEIN">
            <text:p>NEIN</text:p>
          </table:table-cell>
          <table:table-cell table:style-name="ce97" table:formula="of:=IF([$'AwSV-Kataster'.C491]=&quot;&quot;;&quot;A.spez. wählen&quot;;IF([$'AwSV-Kataster'.C491]=[.O420];[.O423];IF([$'AwSV-Kataster'.C491]=[.P420];[.P423];IF([$'AwSV-Kataster'.C491]=[.Q420];[.Q423];IF([$'AwSV-Kataster'.C491]=[.R420];[.$R423];IF([$'AwSV-Kataster'.C491]=[.S420];[.S423];IF([$'AwSV-Kataster'.C491]=[.T420];[.T423];IF([$'AwSV-Kataster'.C491]=[.U420];[.U423]))))))))" office:value-type="string" office:string-value="NEIN">
            <text:p>NEIN</text:p>
          </table:table-cell>
          <table:table-cell table:style-name="ce99" table:formula="of:=IF([$'AwSV-Kataster'.C491]=&quot;&quot;;&quot;Anlagenspez. wählen&quot;;IF([$'AwSV-Kataster'.C491]=[.O420];[.O424];IF([$'AwSV-Kataster'.C491]=[.P420];[.P424];IF([$'AwSV-Kataster'.C491]=[.Q420];[.Q424];IF([$'AwSV-Kataster'.C491]=[.R420];[.$R424];IF([$'AwSV-Kataster'.C491]=[.S420];[.S424];IF([$'AwSV-Kataster'.C491]=[.T420];[.T424];IF([$'AwSV-Kataster'.C491]=[.U420];[.U424]))))))))" office:value-type="string" office:string-value="NEIN">
            <text:p>NEIN</text:p>
          </table:table-cell>
          <table:table-cell table:style-name="ce103" table:formula="of:=IF([$'AwSV-Kataster'.O485]=&quot;entfällt&quot;;&quot;Entfällt&quot;;IF([$'AwSV-Kataster'.O485]=&quot;fehlt&quot;;&quot;umgehend&quot;;MIN([$'AwSV-Kataster'.O485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491]=&quot;unterirdisch&quot;;&quot;JA&quot;;IF([.J422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491]=&quot;Stufe A&quot;;[$Grundlagen.$C$18];IF([$'AwSV-Kataster'.O491]=&quot;Stufe B&quot;;[$Grundlagen.$C$22];IF([$'AwSV-Kataster'.O491]=&quot;Stufe C&quot;;[$Grundlagen.$C$26];IF([$'AwSV-Kataster'.O491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491]=&quot;Stufe A&quot;;[$Grundlagen.$D$18];IF([$'AwSV-Kataster'.O491]=&quot;Stufe B&quot;;[$Grundlagen.$D$22];IF([$'AwSV-Kataster'.O491]=&quot;Stufe C&quot;;[$Grundlagen.$D$26];IF([$'AwSV-Kataster'.O491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491]&gt;1000;[$Grundlagen.$B$41];&quot;NEIN&quot;)" office:value-type="string" office:string-value="NEIN">
            <text:p>NEIN</text:p>
          </table:table-cell>
          <table:table-cell table:style-name="ce83" table:formula="of:=IF([$'AwSV-Kataster'.H491]&gt;100;[$Grundlagen.$C$41];&quot;NEIN&quot;)" office:value-type="string" office:string-value="NEIN">
            <text:p>NEIN</text:p>
          </table:table-cell>
          <table:table-cell table:style-name="ce83" table:formula="of:=IF([$'AwSV-Kataster'.H491]&gt;100;&quot;JA&quot;;&quot;NEIN&quot;)" office:value-type="string" office:string-value="NEIN">
            <text:p>NEIN</text:p>
          </table:table-cell>
          <table:table-cell table:style-name="ce83" table:formula="of:=IF([$'AwSV-Kataster'.H491]&gt;100;&quot;JA&quot;;&quot;NEIN&quot;)" office:value-type="string" office:string-value="NEIN">
            <text:p>NEIN</text:p>
          </table:table-cell>
          <table:table-cell table:style-name="ce83" table:formula="of:=IF([$'AwSV-Kataster'.O491]=&quot;Stufe A&quot;;[$Grundlagen.$E$18];IF([$'AwSV-Kataster'.O491]=&quot;Stufe B&quot;;[$Grundlagen.$E$22];IF([$'AwSV-Kataster'.O491]=&quot;Stufe C&quot;;[$Grundlagen.$E$26];IF([$'AwSV-Kataster'.O491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91]=&quot;Stufe A&quot;;[$'Grundlagen Wasserschutzgebiet'.$C$18];IF([$'AwSV-Kataster'.O491]=&quot;Stufe B&quot;;[$'Grundlagen Wasserschutzgebiet'.$C$22];IF([$'AwSV-Kataster'.O491]=&quot;Stufe C&quot;;[$'Grundlagen Wasserschutzgebiet'.$C$26];IF([$'AwSV-Kataster'.O49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491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491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491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491]&gt;100;&quot;JA&quot;;&quot;NEIN&quot;)" office:value-type="string" office:string-value="NEIN">
            <text:p>NEIN</text:p>
          </table:table-cell>
          <table:table-cell table:style-name="ce83" table:formula="of:=IF([$'AwSV-Kataster'.H491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491]=&quot;Stufe A&quot;;[$Grundlagen.$C$19];IF([$'AwSV-Kataster'.O491]=&quot;Stufe B&quot;;[$Grundlagen.$C$23];IF([$'AwSV-Kataster'.O491]=&quot;Stufe C&quot;;[$Grundlagen.$C$27];IF([$'AwSV-Kataster'.O491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491]=&quot;Stufe A&quot;;[$Grundlagen.$D$19];IF([$'AwSV-Kataster'.O491]=&quot;Stufe B&quot;;[$Grundlagen.$D$23];IF([$'AwSV-Kataster'.O491]=&quot;Stufe C&quot;;[$Grundlagen.$D$27];IF([$'AwSV-Kataster'.O491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491]&gt;1000;[$Grundlagen.$B$41];&quot;NEIN&quot;)" office:value-type="string" office:string-value="NEIN">
            <text:p>NEIN</text:p>
          </table:table-cell>
          <table:table-cell table:style-name="ce85" table:formula="of:=IF([$'AwSV-Kataster'.H491]&gt;100;[$Grundlagen.$C$42];&quot;NEIN&quot;)" office:value-type="string" office:string-value="NEIN">
            <text:p>NEIN</text:p>
          </table:table-cell>
          <table:table-cell table:style-name="ce85" table:formula="of:=IF([$'AwSV-Kataster'.H491]&gt;1000;&quot;JA&quot;;&quot;NEIN&quot;)" office:value-type="string" office:string-value="NEIN">
            <text:p>NEIN</text:p>
          </table:table-cell>
          <table:table-cell table:style-name="ce85" table:formula="of:=IF([$'AwSV-Kataster'.H491]&gt;1000;&quot;JA&quot;;&quot;NEIN&quot;)" office:value-type="string" office:string-value="NEIN">
            <text:p>NEIN</text:p>
          </table:table-cell>
          <table:table-cell table:style-name="ce85" table:formula="of:=IF([$'AwSV-Kataster'.O491]=&quot;Stufe A&quot;;[$Grundlagen.$E$19];IF([$'AwSV-Kataster'.O491]=&quot;Stufe B&quot;;[$Grundlagen.$E$23];IF([$'AwSV-Kataster'.O491]=&quot;Stufe C&quot;;[$Grundlagen.$E$27];IF([$'AwSV-Kataster'.O491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491]=&quot;Stufe A&quot;;[$'Grundlagen Wasserschutzgebiet'.$C$18];IF([$'AwSV-Kataster'.O491]=&quot;Stufe B&quot;;[$'Grundlagen Wasserschutzgebiet'.$C$22];IF([$'AwSV-Kataster'.O491]=&quot;Stufe C&quot;;[$'Grundlagen Wasserschutzgebiet'.$C$26];IF([$'AwSV-Kataster'.O491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491]=&quot;Stufe A&quot;;[$'Grundlagen Wasserschutzgebiet'.$D$19];IF([$'AwSV-Kataster'.O491]=&quot;Stufe B&quot;;[$'Grundlagen Wasserschutzgebiet'.$D$23];IF([$'AwSV-Kataster'.O491]=&quot;Stufe C&quot;;[$'Grundlagen Wasserschutzgebiet'.$D$27];IF([$'AwSV-Kataster'.O491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491]&gt;1000;[$Grundlagen.$B$41];&quot;Nein&quot;)" office:value-type="string" office:string-value="Nein">
            <text:p>Nein</text:p>
          </table:table-cell>
          <table:table-cell table:style-name="ce85" table:formula="of:=IF([$'AwSV-Kataster'.H491]&gt;100;[$Grundlagen.$C$42];&quot;Nein&quot;)" office:value-type="string" office:string-value="Nein">
            <text:p>Nein</text:p>
          </table:table-cell>
          <table:table-cell table:style-name="ce85" table:formula="of:=IF([$'AwSV-Kataster'.H491]&gt;1000;&quot;JA&quot;;&quot;NEIN&quot;)" office:value-type="string" office:string-value="NEIN">
            <text:p>NEIN</text:p>
          </table:table-cell>
          <table:table-cell table:style-name="ce85" table:formula="of:=IF([$'AwSV-Kataster'.H491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491]=&quot;Stufe A&quot;;[$Grundlagen.$C$20];IF([$'AwSV-Kataster'.O491]=&quot;Stufe B&quot;;[$Grundlagen.$C$24];IF([$'AwSV-Kataster'.O491]=&quot;Stufe C&quot;;[$Grundlagen.$C$28];IF([$'AwSV-Kataster'.O491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491]=&quot;Stufe A&quot;;[$Grundlagen.$D$20];IF([$'AwSV-Kataster'.O491]=&quot;Stufe B&quot;;[$Grundlagen.$D$24];IF([$'AwSV-Kataster'.O491]=&quot;Stufe C&quot;;[$Grundlagen.$D$28];IF([$'AwSV-Kataster'.O491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491]&gt;1000;[$Grundlagen.$B$41];&quot;NEIN&quot;)" office:value-type="string" office:string-value="NEIN">
            <text:p>NEIN</text:p>
          </table:table-cell>
          <table:table-cell table:style-name="ce83" table:formula="of:=IF([$'AwSV-Kataster'.H491]&gt;100;[$Grundlagen.$C$43];&quot;NEIN&quot;)" office:value-type="string" office:string-value="NEIN">
            <text:p>NEIN</text:p>
          </table:table-cell>
          <table:table-cell table:style-name="ce83" table:formula="of:=IF([$'AwSV-Kataster'.H491]&gt;1000;&quot;JA&quot;;&quot;NEIN&quot;)" office:value-type="string" office:string-value="NEIN">
            <text:p>NEIN</text:p>
          </table:table-cell>
          <table:table-cell table:style-name="ce83" table:formula="of:=IF([$'AwSV-Kataster'.H491]&gt;1000;&quot;JA&quot;;&quot;NEIN&quot;)" office:value-type="string" office:string-value="NEIN">
            <text:p>NEIN</text:p>
          </table:table-cell>
          <table:table-cell table:style-name="ce83" table:formula="of:=IF([$'AwSV-Kataster'.O491]=&quot;Stufe A&quot;;[$Grundlagen.$E$20];IF([$'AwSV-Kataster'.O491]=&quot;Stufe B&quot;;[$Grundlagen.$E$24];IF([$'AwSV-Kataster'.O491]=&quot;Stufe C&quot;;[$Grundlagen.$E$28];IF([$'AwSV-Kataster'.O491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491]=&quot;Stufe A&quot;;[$'Grundlagen Wasserschutzgebiet'.$C$18];IF([$'AwSV-Kataster'.O491]=&quot;Stufe B&quot;;[$'Grundlagen Wasserschutzgebiet'.$C$22];IF([$'AwSV-Kataster'.O491]=&quot;Stufe C&quot;;[$'Grundlagen Wasserschutzgebiet'.$C$26];IF([$'AwSV-Kataster'.O491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491]=&quot;Stufe A&quot;;[$'Grundlagen Wasserschutzgebiet'.$D$20];IF([$'AwSV-Kataster'.O491]=&quot;Stufe B&quot;;[$'Grundlagen Wasserschutzgebiet'.$D$24];IF([$'AwSV-Kataster'.O491]=&quot;Stufe C&quot;;[$'Grundlagen Wasserschutzgebiet'.$D$28];IF([$'AwSV-Kataster'.O491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491]&gt;1000;[$Grundlagen.$B$41];&quot;Nein&quot;)" office:value-type="string" office:string-value="Nein">
            <text:p>Nein</text:p>
          </table:table-cell>
          <table:table-cell table:style-name="ce83" table:formula="of:=IF([$'AwSV-Kataster'.H491]&gt;100;[$Grundlagen.$C$43];&quot;Nein&quot;)" office:value-type="string" office:string-value="Nein">
            <text:p>Nein</text:p>
          </table:table-cell>
          <table:table-cell table:style-name="ce83" table:formula="of:=IF([$'AwSV-Kataster'.H491]&gt;1000;&quot;JA&quot;;&quot;NEIN&quot;)" office:value-type="string" office:string-value="NEIN">
            <text:p>NEIN</text:p>
          </table:table-cell>
          <table:table-cell table:style-name="ce83" table:formula="of:=IF([$'AwSV-Kataster'.H491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491]=&quot;Stufe A&quot;;[$Grundlagen.$C$21];IF([$'AwSV-Kataster'.O491]=&quot;Stufe B&quot;;[$Grundlagen.$C$25];IF([$'AwSV-Kataster'.O491]=&quot;Stufe C&quot;;[$Grundlagen.$C$29];IF([$'AwSV-Kataster'.O491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491]=&quot;Stufe A&quot;;[$Grundlagen.$D$21];IF([$'AwSV-Kataster'.O491]=&quot;Stufe B&quot;;[$Grundlagen.$D$25];IF([$'AwSV-Kataster'.O491]=&quot;Stufe C&quot;;[$Grundlagen.$D$29];IF([$'AwSV-Kataster'.O491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491]&gt;1000;[$Grundlagen.$B$41];&quot;NEIN&quot;)" office:value-type="string" office:string-value="NEIN">
            <text:p>NEIN</text:p>
          </table:table-cell>
          <table:table-cell table:style-name="ce83" table:formula="of:=IF([$'AwSV-Kataster'.H491]&gt;100;[$Grundlagen.$C$44];&quot;NEIN&quot;)" office:value-type="string" office:string-value="NEIN">
            <text:p>NEIN</text:p>
          </table:table-cell>
          <table:table-cell table:style-name="ce83" table:formula="of:=IF([.E423]=&quot;JA&quot;;&quot;alle 5 Jahre&quot;;&quot;NEIN&quot;)" office:value-type="string" office:string-value="NEIN">
            <text:p>NEIN</text:p>
          </table:table-cell>
          <table:table-cell table:style-name="ce83" table:formula="of:=IF([.F423]=&quot;JA&quot;;&quot;alle 5 Jahre&quot;;&quot;NEIN&quot;)" office:value-type="string" office:string-value="NEIN">
            <text:p>NEIN</text:p>
          </table:table-cell>
          <table:table-cell table:style-name="ce83" table:formula="of:=IF([$'AwSV-Kataster'.O491]=&quot;Stufe A&quot;;[$Grundlagen.$E$21];IF([$'AwSV-Kataster'.O491]=&quot;Stufe B&quot;;[$Grundlagen.$E$25];IF([$'AwSV-Kataster'.O491]=&quot;Stufe C&quot;;[$Grundlagen.$E$29];IF([$'AwSV-Kataster'.O491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491]=&quot;Stufe A&quot;;[$'Grundlagen Wasserschutzgebiet'.$C$21];IF([$'AwSV-Kataster'.O491]=&quot;Stufe B&quot;;[$'Grundlagen Wasserschutzgebiet'.$C$21];IF([$'AwSV-Kataster'.O491]=&quot;Stufe C&quot;;[$'Grundlagen Wasserschutzgebiet'.$C$21];IF([$'AwSV-Kataster'.O491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491]=&quot;Stufe A&quot;;[$'Grundlagen Wasserschutzgebiet'.$D$21];IF([$'AwSV-Kataster'.O491]=&quot;Stufe B&quot;;[$'Grundlagen Wasserschutzgebiet'.$D$25];IF([$'AwSV-Kataster'.O491]=&quot;Stufe C&quot;;[$'Grundlagen Wasserschutzgebiet'.$D$29];IF([$'AwSV-Kataster'.O491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491]&gt;1000;[$Grundlagen.$B$41];&quot;Nein&quot;)" office:value-type="string" office:string-value="Nein">
            <text:p>Nein</text:p>
          </table:table-cell>
          <table:table-cell table:style-name="ce83" table:formula="of:=IF([$'AwSV-Kataster'.H491]&gt;100;[$Grundlagen.$C$44];&quot;Nein&quot;)" office:value-type="string" office:string-value="Nein">
            <text:p>Nein</text:p>
          </table:table-cell>
          <table:table-cell table:style-name="ce83" table:formula="of:=IF([.S423]=&quot;JA&quot;;&quot;alle 5 Jahre&quot;;&quot;NEIN&quot;)" office:value-type="string" office:string-value="NEIN">
            <text:p>NEIN</text:p>
          </table:table-cell>
          <table:table-cell table:style-name="ce83" table:formula="of:=IF([.T423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style-name="ce80" table:formula="of:=IF([$'AwSV-Kataster'.H504]&gt;1000;1001;IF(AND([$'AwSV-Kataster'.H504]&gt;100;[$'AwSV-Kataster'.H504]&lt;=1000);1000;IF(AND([$'AwSV-Kataster'.H504]&gt;10;[$'AwSV-Kataster'.H504]&lt;=100);100;IF(AND([$'AwSV-Kataster'.H504]&gt;1;[$'AwSV-Kataster'.H504]&lt;=10);10;IF(AND([$'AwSV-Kataster'.H504]&gt;0.22;[$'AwSV-Kataster'.H504]&lt;=1);1;0.22)))))" office:value-type="float" office:value="0.22">
            <text:p>0.22</text:p>
          </table:table-cell>
          <table:table-cell table:style-name="ce85" table:formula="of:=[$'AwSV-Kataster'.C504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428]=&quot;&quot;;&quot;Anlagenspez. wählen&quot;;IF([.B428]=[.A429];[.A430];IF([.B428]=[.B429];[.B430];IF([.B428]=[.C429];[.C430];IF([.B428]=[.D429];[.$D430];IF([.B428]=[.E429];[.E430];IF([.B428]=[.F429];[.F430];IF([.B428]=[.G429];[.G430]))))))))" office:value-type="string" office:string-value="NEIN">
            <text:p>NEIN</text:p>
          </table:table-cell>
          <table:table-cell table:style-name="ce97" table:formula="of:=IF([.B428]=&quot;&quot;;&quot;Anlagenspez. wählen&quot;;IF([.B428]=[.A429];[.A431];IF([.B428]=[.B429];[.B431];IF([.B428]=[.C429];[.C431];IF([.B428]=[.D429];[.D431];IF([.B428]=[.E429];[.E431];IF([.B428]=[.F429];[.$F431];IF([.B428]=[.G429];[.G431]))))))))" office:value-type="string" office:string-value="NEIN">
            <text:p>NEIN</text:p>
          </table:table-cell>
          <table:table-cell table:style-name="ce97" table:formula="of:=IF([.B428]=&quot;&quot;;&quot;A.spez. wählen&quot;;IF([.B428]=[.A429];[.A432];IF([.B428]=[.B429];[.B432];IF([.B428]=[.C429];[.C432];IF([.B428]=[.D429];[.$D432];IF([.B428]=[.E429];[.E432];IF([.B428]=[.F429];[.F432];IF([.B428]=[.G429];[.G432]))))))))" office:value-type="string" office:string-value="NEIN">
            <text:p>NEIN</text:p>
          </table:table-cell>
          <table:table-cell table:style-name="ce99" table:formula="of:=IF([.B428]=&quot;&quot;;&quot;Anlagenspez. wählen&quot;;IF([.B428]=[.A429];[.A433];IF([.B428]=[.B429];[.B433];IF([.B428]=[.C429];[.C433];IF([.B428]=[.D429];[.$D433];IF([.B428]=[.E429];[.E433];IF([.B428]=[.F429];[.F433];IF([.B428]=[.G429];[.G433]))))))))" office:value-type="string" office:string-value="NEIN">
            <text:p>NEIN</text:p>
          </table:table-cell>
          <table:table-cell table:style-name="ce100" table:formula="of:=IF([$'AwSV-Kataster'.O498]=&quot;entfällt&quot;;&quot;Entfällt&quot;;IF([$'AwSV-Kataster'.O498]=&quot;fehlt&quot;;&quot;umgehend&quot;;MIN([$'AwSV-Kataster'.O498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72]=&quot;unterirdisch&quot;;&quot;JA&quot;;IF([.J429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504]=&quot;&quot;;&quot;Anlagenspez. wählen&quot;;IF([$'AwSV-Kataster'.C504]=[.O429];[.O430];IF([$'AwSV-Kataster'.C504]=[.P429];[.P430];IF([$'AwSV-Kataster'.C504]=[.Q429];[.Q430];IF([$'AwSV-Kataster'.C504]=[.R429];[.$R430];IF([$'AwSV-Kataster'.C504]=[.S429];[.S430];IF([$'AwSV-Kataster'.C504]=[.T429];[.T430];IF([$'AwSV-Kataster'.C504]=[.U429];[.U430]))))))))" office:value-type="string" office:string-value="NEIN">
            <text:p>NEIN</text:p>
          </table:table-cell>
          <table:table-cell table:style-name="ce97" table:formula="of:=IF([$'AwSV-Kataster'.C504]=&quot;&quot;;&quot;Anlagenspez. wählen&quot;;IF([$'AwSV-Kataster'.C504]=[.O429];[.O431];IF([$'AwSV-Kataster'.C504]=[.P429];[.P431];IF([$'AwSV-Kataster'.C504]=[.Q429];[.Q431];IF([$'AwSV-Kataster'.C504]=[.R429];[.R431];IF([$'AwSV-Kataster'.C504]=[.S429];[.S431];IF([$'AwSV-Kataster'.C504]=[.T429];[.$T431];IF([$'AwSV-Kataster'.C504]=[.U429];[.U431]))))))))" office:value-type="string" office:string-value="NEIN">
            <text:p>NEIN</text:p>
          </table:table-cell>
          <table:table-cell table:style-name="ce97" table:formula="of:=IF([$'AwSV-Kataster'.C504]=&quot;&quot;;&quot;A.spez. wählen&quot;;IF([$'AwSV-Kataster'.C504]=[.O429];[.O432];IF([$'AwSV-Kataster'.C504]=[.P429];[.P432];IF([$'AwSV-Kataster'.C504]=[.Q429];[.Q432];IF([$'AwSV-Kataster'.C504]=[.R429];[.$R432];IF([$'AwSV-Kataster'.C504]=[.S429];[.S432];IF([$'AwSV-Kataster'.C504]=[.T429];[.T432];IF([$'AwSV-Kataster'.C504]=[.U429];[.U432]))))))))" office:value-type="string" office:string-value="NEIN">
            <text:p>NEIN</text:p>
          </table:table-cell>
          <table:table-cell table:style-name="ce99" table:formula="of:=IF([$'AwSV-Kataster'.C504]=&quot;&quot;;&quot;Anlagenspez. wählen&quot;;IF([$'AwSV-Kataster'.C504]=[.O429];[.O433];IF([$'AwSV-Kataster'.C504]=[.P429];[.P433];IF([$'AwSV-Kataster'.C504]=[.Q429];[.Q433];IF([$'AwSV-Kataster'.C504]=[.R429];[.$R433];IF([$'AwSV-Kataster'.C504]=[.S429];[.S433];IF([$'AwSV-Kataster'.C504]=[.T429];[.T433];IF([$'AwSV-Kataster'.C504]=[.U429];[.U433]))))))))" office:value-type="string" office:string-value="NEIN">
            <text:p>NEIN</text:p>
          </table:table-cell>
          <table:table-cell table:style-name="ce103" table:formula="of:=IF([$'AwSV-Kataster'.O498]=&quot;entfällt&quot;;&quot;Entfällt&quot;;IF([$'AwSV-Kataster'.O498]=&quot;fehlt&quot;;&quot;umgehend&quot;;MIN([$'AwSV-Kataster'.O498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504]=&quot;unterirdisch&quot;;&quot;JA&quot;;IF([.J431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504]=&quot;Stufe A&quot;;[$Grundlagen.$C$18];IF([$'AwSV-Kataster'.O504]=&quot;Stufe B&quot;;[$Grundlagen.$C$22];IF([$'AwSV-Kataster'.O504]=&quot;Stufe C&quot;;[$Grundlagen.$C$26];IF([$'AwSV-Kataster'.O504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504]=&quot;Stufe A&quot;;[$Grundlagen.$D$18];IF([$'AwSV-Kataster'.O504]=&quot;Stufe B&quot;;[$Grundlagen.$D$22];IF([$'AwSV-Kataster'.O504]=&quot;Stufe C&quot;;[$Grundlagen.$D$26];IF([$'AwSV-Kataster'.O504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504]&gt;1000;[$Grundlagen.$B$41];&quot;NEIN&quot;)" office:value-type="string" office:string-value="NEIN">
            <text:p>NEIN</text:p>
          </table:table-cell>
          <table:table-cell table:style-name="ce83" table:formula="of:=IF([$'AwSV-Kataster'.H504]&gt;100;[$Grundlagen.$C$41];&quot;NEIN&quot;)" office:value-type="string" office:string-value="NEIN">
            <text:p>NEIN</text:p>
          </table:table-cell>
          <table:table-cell table:style-name="ce83" table:formula="of:=IF([$'AwSV-Kataster'.H504]&gt;100;&quot;JA&quot;;&quot;NEIN&quot;)" office:value-type="string" office:string-value="NEIN">
            <text:p>NEIN</text:p>
          </table:table-cell>
          <table:table-cell table:style-name="ce83" table:formula="of:=IF([$'AwSV-Kataster'.H504]&gt;100;&quot;JA&quot;;&quot;NEIN&quot;)" office:value-type="string" office:string-value="NEIN">
            <text:p>NEIN</text:p>
          </table:table-cell>
          <table:table-cell table:style-name="ce83" table:formula="of:=IF([$'AwSV-Kataster'.O504]=&quot;Stufe A&quot;;[$Grundlagen.$E$18];IF([$'AwSV-Kataster'.O504]=&quot;Stufe B&quot;;[$Grundlagen.$E$22];IF([$'AwSV-Kataster'.O504]=&quot;Stufe C&quot;;[$Grundlagen.$E$26];IF([$'AwSV-Kataster'.O504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504]=&quot;Stufe A&quot;;[$'Grundlagen Wasserschutzgebiet'.$C$18];IF([$'AwSV-Kataster'.O504]=&quot;Stufe B&quot;;[$'Grundlagen Wasserschutzgebiet'.$C$22];IF([$'AwSV-Kataster'.O504]=&quot;Stufe C&quot;;[$'Grundlagen Wasserschutzgebiet'.$C$26];IF([$'AwSV-Kataster'.O50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504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504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504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504]&gt;100;&quot;JA&quot;;&quot;NEIN&quot;)" office:value-type="string" office:string-value="NEIN">
            <text:p>NEIN</text:p>
          </table:table-cell>
          <table:table-cell table:style-name="ce83" table:formula="of:=IF([$'AwSV-Kataster'.H504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504]=&quot;Stufe A&quot;;[$Grundlagen.$C$19];IF([$'AwSV-Kataster'.O504]=&quot;Stufe B&quot;;[$Grundlagen.$C$23];IF([$'AwSV-Kataster'.O504]=&quot;Stufe C&quot;;[$Grundlagen.$C$27];IF([$'AwSV-Kataster'.O504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504]=&quot;Stufe A&quot;;[$Grundlagen.$D$19];IF([$'AwSV-Kataster'.O504]=&quot;Stufe B&quot;;[$Grundlagen.$D$23];IF([$'AwSV-Kataster'.O504]=&quot;Stufe C&quot;;[$Grundlagen.$D$27];IF([$'AwSV-Kataster'.O504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504]&gt;1000;[$Grundlagen.$B$41];&quot;NEIN&quot;)" office:value-type="string" office:string-value="NEIN">
            <text:p>NEIN</text:p>
          </table:table-cell>
          <table:table-cell table:style-name="ce85" table:formula="of:=IF([$'AwSV-Kataster'.H504]&gt;100;[$Grundlagen.$C$42];&quot;NEIN&quot;)" office:value-type="string" office:string-value="NEIN">
            <text:p>NEIN</text:p>
          </table:table-cell>
          <table:table-cell table:style-name="ce85" table:formula="of:=IF([$'AwSV-Kataster'.H504]&gt;1000;&quot;JA&quot;;&quot;NEIN&quot;)" office:value-type="string" office:string-value="NEIN">
            <text:p>NEIN</text:p>
          </table:table-cell>
          <table:table-cell table:style-name="ce85" table:formula="of:=IF([$'AwSV-Kataster'.H504]&gt;1000;&quot;JA&quot;;&quot;NEIN&quot;)" office:value-type="string" office:string-value="NEIN">
            <text:p>NEIN</text:p>
          </table:table-cell>
          <table:table-cell table:style-name="ce85" table:formula="of:=IF([$'AwSV-Kataster'.O504]=&quot;Stufe A&quot;;[$Grundlagen.$E$19];IF([$'AwSV-Kataster'.O504]=&quot;Stufe B&quot;;[$Grundlagen.$E$23];IF([$'AwSV-Kataster'.O504]=&quot;Stufe C&quot;;[$Grundlagen.$E$27];IF([$'AwSV-Kataster'.O504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504]=&quot;Stufe A&quot;;[$'Grundlagen Wasserschutzgebiet'.$C$18];IF([$'AwSV-Kataster'.O504]=&quot;Stufe B&quot;;[$'Grundlagen Wasserschutzgebiet'.$C$22];IF([$'AwSV-Kataster'.O504]=&quot;Stufe C&quot;;[$'Grundlagen Wasserschutzgebiet'.$C$26];IF([$'AwSV-Kataster'.O504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504]=&quot;Stufe A&quot;;[$'Grundlagen Wasserschutzgebiet'.$D$19];IF([$'AwSV-Kataster'.O504]=&quot;Stufe B&quot;;[$'Grundlagen Wasserschutzgebiet'.$D$23];IF([$'AwSV-Kataster'.O504]=&quot;Stufe C&quot;;[$'Grundlagen Wasserschutzgebiet'.$D$27];IF([$'AwSV-Kataster'.O504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504]&gt;1000;[$Grundlagen.$B$41];&quot;Nein&quot;)" office:value-type="string" office:string-value="Nein">
            <text:p>Nein</text:p>
          </table:table-cell>
          <table:table-cell table:style-name="ce85" table:formula="of:=IF([$'AwSV-Kataster'.H504]&gt;100;[$Grundlagen.$C$42];&quot;Nein&quot;)" office:value-type="string" office:string-value="Nein">
            <text:p>Nein</text:p>
          </table:table-cell>
          <table:table-cell table:style-name="ce85" table:formula="of:=IF([$'AwSV-Kataster'.H504]&gt;1000;&quot;JA&quot;;&quot;NEIN&quot;)" office:value-type="string" office:string-value="NEIN">
            <text:p>NEIN</text:p>
          </table:table-cell>
          <table:table-cell table:style-name="ce85" table:formula="of:=IF([$'AwSV-Kataster'.H504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504]=&quot;Stufe A&quot;;[$Grundlagen.$C$20];IF([$'AwSV-Kataster'.O504]=&quot;Stufe B&quot;;[$Grundlagen.$C$24];IF([$'AwSV-Kataster'.O504]=&quot;Stufe C&quot;;[$Grundlagen.$C$28];IF([$'AwSV-Kataster'.O504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504]=&quot;Stufe A&quot;;[$Grundlagen.$D$20];IF([$'AwSV-Kataster'.O504]=&quot;Stufe B&quot;;[$Grundlagen.$D$24];IF([$'AwSV-Kataster'.O504]=&quot;Stufe C&quot;;[$Grundlagen.$D$28];IF([$'AwSV-Kataster'.O504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504]&gt;1000;[$Grundlagen.$B$41];&quot;NEIN&quot;)" office:value-type="string" office:string-value="NEIN">
            <text:p>NEIN</text:p>
          </table:table-cell>
          <table:table-cell table:style-name="ce83" table:formula="of:=IF([$'AwSV-Kataster'.H504]&gt;100;[$Grundlagen.$C$43];&quot;NEIN&quot;)" office:value-type="string" office:string-value="NEIN">
            <text:p>NEIN</text:p>
          </table:table-cell>
          <table:table-cell table:style-name="ce83" table:formula="of:=IF([$'AwSV-Kataster'.H504]&gt;1000;&quot;JA&quot;;&quot;NEIN&quot;)" office:value-type="string" office:string-value="NEIN">
            <text:p>NEIN</text:p>
          </table:table-cell>
          <table:table-cell table:style-name="ce83" table:formula="of:=IF([$'AwSV-Kataster'.H504]&gt;1000;&quot;JA&quot;;&quot;NEIN&quot;)" office:value-type="string" office:string-value="NEIN">
            <text:p>NEIN</text:p>
          </table:table-cell>
          <table:table-cell table:style-name="ce83" table:formula="of:=IF([$'AwSV-Kataster'.O504]=&quot;Stufe A&quot;;[$Grundlagen.$E$20];IF([$'AwSV-Kataster'.O504]=&quot;Stufe B&quot;;[$Grundlagen.$E$24];IF([$'AwSV-Kataster'.O504]=&quot;Stufe C&quot;;[$Grundlagen.$E$28];IF([$'AwSV-Kataster'.O504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504]=&quot;Stufe A&quot;;[$'Grundlagen Wasserschutzgebiet'.$C$18];IF([$'AwSV-Kataster'.O504]=&quot;Stufe B&quot;;[$'Grundlagen Wasserschutzgebiet'.$C$22];IF([$'AwSV-Kataster'.O504]=&quot;Stufe C&quot;;[$'Grundlagen Wasserschutzgebiet'.$C$26];IF([$'AwSV-Kataster'.O504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504]=&quot;Stufe A&quot;;[$'Grundlagen Wasserschutzgebiet'.$D$20];IF([$'AwSV-Kataster'.O504]=&quot;Stufe B&quot;;[$'Grundlagen Wasserschutzgebiet'.$D$24];IF([$'AwSV-Kataster'.O504]=&quot;Stufe C&quot;;[$'Grundlagen Wasserschutzgebiet'.$D$28];IF([$'AwSV-Kataster'.O504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504]&gt;1000;[$Grundlagen.$B$41];&quot;Nein&quot;)" office:value-type="string" office:string-value="Nein">
            <text:p>Nein</text:p>
          </table:table-cell>
          <table:table-cell table:style-name="ce83" table:formula="of:=IF([$'AwSV-Kataster'.H504]&gt;100;[$Grundlagen.$C$43];&quot;Nein&quot;)" office:value-type="string" office:string-value="Nein">
            <text:p>Nein</text:p>
          </table:table-cell>
          <table:table-cell table:style-name="ce83" table:formula="of:=IF([$'AwSV-Kataster'.H504]&gt;1000;&quot;JA&quot;;&quot;NEIN&quot;)" office:value-type="string" office:string-value="NEIN">
            <text:p>NEIN</text:p>
          </table:table-cell>
          <table:table-cell table:style-name="ce83" table:formula="of:=IF([$'AwSV-Kataster'.H504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504]=&quot;Stufe A&quot;;[$Grundlagen.$C$21];IF([$'AwSV-Kataster'.O504]=&quot;Stufe B&quot;;[$Grundlagen.$C$25];IF([$'AwSV-Kataster'.O504]=&quot;Stufe C&quot;;[$Grundlagen.$C$29];IF([$'AwSV-Kataster'.O504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504]=&quot;Stufe A&quot;;[$Grundlagen.$D$21];IF([$'AwSV-Kataster'.O504]=&quot;Stufe B&quot;;[$Grundlagen.$D$25];IF([$'AwSV-Kataster'.O504]=&quot;Stufe C&quot;;[$Grundlagen.$D$29];IF([$'AwSV-Kataster'.O504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504]&gt;1000;[$Grundlagen.$B$41];&quot;NEIN&quot;)" office:value-type="string" office:string-value="NEIN">
            <text:p>NEIN</text:p>
          </table:table-cell>
          <table:table-cell table:style-name="ce83" table:formula="of:=IF([$'AwSV-Kataster'.H504]&gt;100;[$Grundlagen.$C$44];&quot;NEIN&quot;)" office:value-type="string" office:string-value="NEIN">
            <text:p>NEIN</text:p>
          </table:table-cell>
          <table:table-cell table:style-name="ce83" table:formula="of:=IF([.E432]=&quot;JA&quot;;&quot;alle 5 Jahre&quot;;&quot;NEIN&quot;)" office:value-type="string" office:string-value="NEIN">
            <text:p>NEIN</text:p>
          </table:table-cell>
          <table:table-cell table:style-name="ce83" table:formula="of:=IF([.F432]=&quot;JA&quot;;&quot;alle 5 Jahre&quot;;&quot;NEIN&quot;)" office:value-type="string" office:string-value="NEIN">
            <text:p>NEIN</text:p>
          </table:table-cell>
          <table:table-cell table:style-name="ce83" table:formula="of:=IF([$'AwSV-Kataster'.O504]=&quot;Stufe A&quot;;[$Grundlagen.$E$21];IF([$'AwSV-Kataster'.O504]=&quot;Stufe B&quot;;[$Grundlagen.$E$25];IF([$'AwSV-Kataster'.O504]=&quot;Stufe C&quot;;[$Grundlagen.$E$29];IF([$'AwSV-Kataster'.O504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504]=&quot;Stufe A&quot;;[$'Grundlagen Wasserschutzgebiet'.$C$21];IF([$'AwSV-Kataster'.O504]=&quot;Stufe B&quot;;[$'Grundlagen Wasserschutzgebiet'.$C$21];IF([$'AwSV-Kataster'.O504]=&quot;Stufe C&quot;;[$'Grundlagen Wasserschutzgebiet'.$C$21];IF([$'AwSV-Kataster'.O504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504]=&quot;Stufe A&quot;;[$'Grundlagen Wasserschutzgebiet'.$D$21];IF([$'AwSV-Kataster'.O504]=&quot;Stufe B&quot;;[$'Grundlagen Wasserschutzgebiet'.$D$25];IF([$'AwSV-Kataster'.O504]=&quot;Stufe C&quot;;[$'Grundlagen Wasserschutzgebiet'.$D$29];IF([$'AwSV-Kataster'.O504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504]&gt;1000;[$Grundlagen.$B$41];&quot;Nein&quot;)" office:value-type="string" office:string-value="Nein">
            <text:p>Nein</text:p>
          </table:table-cell>
          <table:table-cell table:style-name="ce83" table:formula="of:=IF([$'AwSV-Kataster'.H504]&gt;100;[$Grundlagen.$C$44];&quot;Nein&quot;)" office:value-type="string" office:string-value="Nein">
            <text:p>Nein</text:p>
          </table:table-cell>
          <table:table-cell table:style-name="ce83" table:formula="of:=IF([.S432]=&quot;JA&quot;;&quot;alle 5 Jahre&quot;;&quot;NEIN&quot;)" office:value-type="string" office:string-value="NEIN">
            <text:p>NEIN</text:p>
          </table:table-cell>
          <table:table-cell table:style-name="ce83" table:formula="of:=IF([.T432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7" office:value-type="float" office:value="40">
            <text:p>40</text:p>
          </table:table-cell>
          <table:table-cell table:number-columns-repeated="1023"/>
        </table:table-row>
        <table:table-row table:style-name="ro5">
          <table:table-cell table:style-name="ce80" table:formula="of:=IF([$'AwSV-Kataster'.H517]&gt;1000;1001;IF(AND([$'AwSV-Kataster'.H517]&gt;100;[$'AwSV-Kataster'.H517]&lt;=1000);1000;IF(AND([$'AwSV-Kataster'.H517]&gt;10;[$'AwSV-Kataster'.H517]&lt;=100);100;IF(AND([$'AwSV-Kataster'.H517]&gt;1;[$'AwSV-Kataster'.H517]&lt;=10);10;IF(AND([$'AwSV-Kataster'.H517]&gt;0.22;[$'AwSV-Kataster'.H517]&lt;=1);1;0.22)))))" office:value-type="float" office:value="0.22">
            <text:p>0.22</text:p>
          </table:table-cell>
          <table:table-cell table:style-name="ce85" table:formula="of:=[$'AwSV-Kataster'.C517]" office:value-type="string" office:string-value="oberirdisch">
            <text:p>oberirdisch</text:p>
          </table:table-cell>
          <table:table-cell table:style-name="ce85" table:number-columns-repeated="26"/>
          <table:table-cell table:number-columns-repeated="996"/>
        </table:table-row>
        <table:table-row table:style-name="ro11"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.B437]=&quot;&quot;;&quot;Anlagenspez. wählen&quot;;IF([.B437]=[.A438];[.A439];IF([.B437]=[.B438];[.B439];IF([.B437]=[.C438];[.C439];IF([.B437]=[.D438];[.$D439];IF([.B437]=[.E438];[.E439];IF([.B437]=[.F438];[.F439];IF([.B437]=[.G438];[.G439]))))))))" office:value-type="string" office:string-value="NEIN">
            <text:p>NEIN</text:p>
          </table:table-cell>
          <table:table-cell table:style-name="ce97" table:formula="of:=IF([.B437]=&quot;&quot;;&quot;Anlagenspez. wählen&quot;;IF([.B437]=[.A438];[.A440];IF([.B437]=[.B438];[.B440];IF([.B437]=[.C438];[.C440];IF([.B437]=[.D438];[.D440];IF([.B437]=[.E438];[.E440];IF([.B437]=[.F438];[.$F440];IF([.B437]=[.G438];[.G440]))))))))" office:value-type="string" office:string-value="NEIN">
            <text:p>NEIN</text:p>
          </table:table-cell>
          <table:table-cell table:style-name="ce97" table:formula="of:=IF([.B437]=&quot;&quot;;&quot;A.spez. wählen&quot;;IF([.B437]=[.A438];[.A441];IF([.B437]=[.B438];[.B441];IF([.B437]=[.C438];[.C441];IF([.B437]=[.D438];[.$D441];IF([.B437]=[.E438];[.E441];IF([.B437]=[.F438];[.F441];IF([.B437]=[.G438];[.G441]))))))))" office:value-type="string" office:string-value="NEIN">
            <text:p>NEIN</text:p>
          </table:table-cell>
          <table:table-cell table:style-name="ce99" table:formula="of:=IF([.B437]=&quot;&quot;;&quot;Anlagenspez. wählen&quot;;IF([.B437]=[.A438];[.A442];IF([.B437]=[.B438];[.B442];IF([.B437]=[.C438];[.C442];IF([.B437]=[.D438];[.$D442];IF([.B437]=[.E438];[.E442];IF([.B437]=[.F438];[.F442];IF([.B437]=[.G438];[.G442]))))))))" office:value-type="string" office:string-value="NEIN">
            <text:p>NEIN</text:p>
          </table:table-cell>
          <table:table-cell table:style-name="ce100" table:formula="of:=IF([$'AwSV-Kataster'.O511]=&quot;entfällt&quot;;&quot;Entfällt&quot;;IF([$'AwSV-Kataster'.O511]=&quot;fehlt&quot;;&quot;umgehend&quot;;MIN([$'AwSV-Kataster'.O511])))" office:value-type="date" office:date-value="1899-12-30" table:number-columns-spanned="2" table:number-rows-spanned="1">
            <text:p>12/30/1899</text:p>
          </table:table-cell>
          <table:covered-table-cell table:style-name="ce102"/>
          <table:table-cell table:style-name="ce97" table:formula="of:=IF([$'AwSV-Kataster'.D485]=&quot;unterirdisch&quot;;&quot;JA&quot;;IF([.J438]=&quot;JA&quot;;&quot;JA&quot;;&quot;NEIN&quot;))" office:value-type="string" office:string-value="NEIN">
            <text:p>NEIN</text:p>
          </table:table-cell>
          <table:table-cell table:style-name="ce81" office:value-type="string">
            <text:p>unterirdisch</text:p>
          </table:table-cell>
          <table:table-cell table:style-name="ce81" office:value-type="string">
            <text:p>oberirdisch</text:p>
          </table:table-cell>
          <table:table-cell table:style-name="ce81" office:value-type="string">
            <text:p>feste WGK-Stoffe</text:p>
          </table:table-cell>
          <table:table-cell table:style-name="ce81" office:value-type="string">
            <text:p>intermodaler Umschlag</text:p>
          </table:table-cell>
          <table:table-cell table:style-name="ce81" office:value-type="string">
            <text:p>aufschwimmende flüssige Stoffe</text:p>
          </table:table-cell>
          <table:table-cell table:style-name="ce96" office:value-type="string">
            <text:p>Biogasanlagen</text:p>
          </table:table-cell>
          <table:table-cell table:style-name="ce81" office:value-type="string">
            <text:p>Abfüll- und Umschlaganlagen</text:p>
          </table:table-cell>
          <table:table-cell table:style-name="ce97" table:formula="of:=IF([$'AwSV-Kataster'.C517]=&quot;&quot;;&quot;Anlagenspez. wählen&quot;;IF([$'AwSV-Kataster'.C517]=[.O438];[.O439];IF([$'AwSV-Kataster'.C517]=[.P438];[.P439];IF([$'AwSV-Kataster'.C517]=[.Q438];[.Q439];IF([$'AwSV-Kataster'.C517]=[.R438];[.$R439];IF([$'AwSV-Kataster'.C517]=[.S438];[.S439];IF([$'AwSV-Kataster'.C517]=[.T438];[.T439];IF([$'AwSV-Kataster'.C517]=[.U438];[.U439]))))))))" office:value-type="string" office:string-value="NEIN">
            <text:p>NEIN</text:p>
          </table:table-cell>
          <table:table-cell table:style-name="ce97" table:formula="of:=IF([$'AwSV-Kataster'.C517]=&quot;&quot;;&quot;Anlagenspez. wählen&quot;;IF([$'AwSV-Kataster'.C517]=[.O438];[.O440];IF([$'AwSV-Kataster'.C517]=[.P438];[.P440];IF([$'AwSV-Kataster'.C517]=[.Q438];[.Q440];IF([$'AwSV-Kataster'.C517]=[.R438];[.R440];IF([$'AwSV-Kataster'.C517]=[.S438];[.S440];IF([$'AwSV-Kataster'.C517]=[.T438];[.$T440];IF([$'AwSV-Kataster'.C517]=[.U438];[.U440]))))))))" office:value-type="string" office:string-value="NEIN">
            <text:p>NEIN</text:p>
          </table:table-cell>
          <table:table-cell table:style-name="ce97" table:formula="of:=IF([$'AwSV-Kataster'.C517]=&quot;&quot;;&quot;A.spez. wählen&quot;;IF([$'AwSV-Kataster'.C517]=[.O438];[.O441];IF([$'AwSV-Kataster'.C517]=[.P438];[.P441];IF([$'AwSV-Kataster'.C517]=[.Q438];[.Q441];IF([$'AwSV-Kataster'.C517]=[.R438];[.$R441];IF([$'AwSV-Kataster'.C517]=[.S438];[.S441];IF([$'AwSV-Kataster'.C517]=[.T438];[.T441];IF([$'AwSV-Kataster'.C517]=[.U438];[.U441]))))))))" office:value-type="string" office:string-value="NEIN">
            <text:p>NEIN</text:p>
          </table:table-cell>
          <table:table-cell table:style-name="ce99" table:formula="of:=IF([$'AwSV-Kataster'.C517]=&quot;&quot;;&quot;Anlagenspez. wählen&quot;;IF([$'AwSV-Kataster'.C517]=[.O438];[.O442];IF([$'AwSV-Kataster'.C517]=[.P438];[.P442];IF([$'AwSV-Kataster'.C517]=[.Q438];[.Q442];IF([$'AwSV-Kataster'.C517]=[.R438];[.$R442];IF([$'AwSV-Kataster'.C517]=[.S438];[.S442];IF([$'AwSV-Kataster'.C517]=[.T438];[.T442];IF([$'AwSV-Kataster'.C517]=[.U438];[.U442]))))))))" office:value-type="string" office:string-value="NEIN">
            <text:p>NEIN</text:p>
          </table:table-cell>
          <table:table-cell table:style-name="ce103" table:formula="of:=IF([$'AwSV-Kataster'.O511]=&quot;entfällt&quot;;&quot;Entfällt&quot;;IF([$'AwSV-Kataster'.O511]=&quot;fehlt&quot;;&quot;umgehend&quot;;MIN([$'AwSV-Kataster'.O511])))" office:value-type="date" office:date-value="1899-12-30">
            <text:p>12/30/1899</text:p>
          </table:table-cell>
          <table:table-cell table:style-name="ce101"/>
          <table:table-cell table:style-name="ce97" table:formula="of:=IF([$'AwSV-Kataster'.C517]=&quot;unterirdisch&quot;;&quot;JA&quot;;IF([.J440]=&quot;JA&quot;;&quot;JA&quot;;&quot;NEIN&quot;))" office:value-type="string" office:string-value="NEIN">
            <text:p>NEIN</text:p>
          </table:table-cell>
          <table:table-cell table:number-columns-repeated="996"/>
        </table:table-row>
        <table:table-row table:style-name="ro5">
          <table:table-cell table:style-name="ce83" table:formula="of:=IF([$'AwSV-Kataster'.O517]=&quot;Stufe A&quot;;[$Grundlagen.$C$18];IF([$'AwSV-Kataster'.O517]=&quot;Stufe B&quot;;[$Grundlagen.$C$22];IF([$'AwSV-Kataster'.O517]=&quot;Stufe C&quot;;[$Grundlagen.$C$26];IF([$'AwSV-Kataster'.O517]=&quot;Stufe D&quot;;[$Grundlagen.$C$30];&quot;keine AwSV-Anlage&quot;))))" office:value-type="string" office:string-value="JA">
            <text:p>JA</text:p>
          </table:table-cell>
          <table:table-cell table:style-name="ce83" table:formula="of:=IF([$'AwSV-Kataster'.O517]=&quot;Stufe A&quot;;[$Grundlagen.$D$18];IF([$'AwSV-Kataster'.O517]=&quot;Stufe B&quot;;[$Grundlagen.$D$22];IF([$'AwSV-Kataster'.O517]=&quot;Stufe C&quot;;[$Grundlagen.$D$26];IF([$'AwSV-Kataster'.O517]=&quot;Stufe D&quot;;[$Grundlagen.$D$30];&quot;keine AwSV-Anlage&quot;))))" office:value-type="string" office:string-value="NEIN">
            <text:p>NEIN</text:p>
          </table:table-cell>
          <table:table-cell table:style-name="ce83" table:formula="of:=IF([$'AwSV-Kataster'.H517]&gt;1000;[$Grundlagen.$B$41];&quot;NEIN&quot;)" office:value-type="string" office:string-value="NEIN">
            <text:p>NEIN</text:p>
          </table:table-cell>
          <table:table-cell table:style-name="ce83" table:formula="of:=IF([$'AwSV-Kataster'.H517]&gt;100;[$Grundlagen.$C$41];&quot;NEIN&quot;)" office:value-type="string" office:string-value="NEIN">
            <text:p>NEIN</text:p>
          </table:table-cell>
          <table:table-cell table:style-name="ce83" table:formula="of:=IF([$'AwSV-Kataster'.H517]&gt;100;&quot;JA&quot;;&quot;NEIN&quot;)" office:value-type="string" office:string-value="NEIN">
            <text:p>NEIN</text:p>
          </table:table-cell>
          <table:table-cell table:style-name="ce83" table:formula="of:=IF([$'AwSV-Kataster'.H517]&gt;100;&quot;JA&quot;;&quot;NEIN&quot;)" office:value-type="string" office:string-value="NEIN">
            <text:p>NEIN</text:p>
          </table:table-cell>
          <table:table-cell table:style-name="ce83" table:formula="of:=IF([$'AwSV-Kataster'.O517]=&quot;Stufe A&quot;;[$Grundlagen.$E$18];IF([$'AwSV-Kataster'.O517]=&quot;Stufe B&quot;;[$Grundlagen.$E$22];IF([$'AwSV-Kataster'.O517]=&quot;Stufe C&quot;;[$Grundlagen.$E$26];IF([$'AwSV-Kataster'.O517]=&quot;Stufe D&quot;;[$Grundlagen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517]=&quot;Stufe A&quot;;[$'Grundlagen Wasserschutzgebiet'.$C$18];IF([$'AwSV-Kataster'.O517]=&quot;Stufe B&quot;;[$'Grundlagen Wasserschutzgebiet'.$C$22];IF([$'AwSV-Kataster'.O517]=&quot;Stufe C&quot;;[$'Grundlagen Wasserschutzgebiet'.$C$26];IF([$'AwSV-Kataster'.O51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$88]=&quot;Stufe A&quot;;[$'Grundlagen Wasserschutzgebiet'.$D$18];IF([$'AwSV-Kataster'.O$88]=&quot;Stufe B&quot;;[$'Grundlagen Wasserschutzgebiet'.$D$22];IF([$'AwSV-Kataster'.O$88]=&quot;Stufe C&quot;;[$'Grundlagen Wasserschutzgebiet'.$D$26];IF([$'AwSV-Kataster'.O517]=&quot;Stufe D&quot;;[$'Grundlagen Wasserschutzgebiet'.$D$30];&quot;keine AwSV-Anlage&quot;))))" office:value-type="string" office:string-value="NEIN">
            <text:p>NEIN</text:p>
          </table:table-cell>
          <table:table-cell table:style-name="ce83" table:formula="of:=IF([$'AwSV-Kataster'.H517]&gt;1000;[$'Grundlagen Wasserschutzgebiet'.$B$41];&quot;Nein&quot;)" office:value-type="string" office:string-value="Nein">
            <text:p>Nein</text:p>
          </table:table-cell>
          <table:table-cell table:style-name="ce83" table:formula="of:=IF([$'AwSV-Kataster'.H517]&gt;100;[$'Grundlagen Wasserschutzgebiet'.$C$41];&quot;Nein&quot;)" office:value-type="string" office:string-value="Nein">
            <text:p>Nein</text:p>
          </table:table-cell>
          <table:table-cell table:style-name="ce83" table:formula="of:=IF([$'AwSV-Kataster'.H517]&gt;100;&quot;JA&quot;;&quot;NEIN&quot;)" office:value-type="string" office:string-value="NEIN">
            <text:p>NEIN</text:p>
          </table:table-cell>
          <table:table-cell table:style-name="ce83" table:formula="of:=IF([$'AwSV-Kataster'.H517]&gt;1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5" table:formula="of:=IF([$'AwSV-Kataster'.O517]=&quot;Stufe A&quot;;[$Grundlagen.$C$19];IF([$'AwSV-Kataster'.O517]=&quot;Stufe B&quot;;[$Grundlagen.$C$23];IF([$'AwSV-Kataster'.O517]=&quot;Stufe C&quot;;[$Grundlagen.$C$27];IF([$'AwSV-Kataster'.O517]=&quot;Stufe D&quot;;[$Grundlagen.$C$31];&quot;keine AwSV-Anlage&quot;))))" office:value-type="string" office:string-value="JA">
            <text:p>JA</text:p>
          </table:table-cell>
          <table:table-cell table:style-name="ce85" table:formula="of:=IF([$'AwSV-Kataster'.O517]=&quot;Stufe A&quot;;[$Grundlagen.$D$19];IF([$'AwSV-Kataster'.O517]=&quot;Stufe B&quot;;[$Grundlagen.$D$23];IF([$'AwSV-Kataster'.O517]=&quot;Stufe C&quot;;[$Grundlagen.$D$27];IF([$'AwSV-Kataster'.O517]=&quot;Stufe D&quot;;[$Grundlagen.$D$31];&quot;keine AwSV-Anlage&quot;))))" office:value-type="string" office:string-value="NEIN">
            <text:p>NEIN</text:p>
          </table:table-cell>
          <table:table-cell table:style-name="ce85" table:formula="of:=IF([$'AwSV-Kataster'.H517]&gt;1000;[$Grundlagen.$B$41];&quot;NEIN&quot;)" office:value-type="string" office:string-value="NEIN">
            <text:p>NEIN</text:p>
          </table:table-cell>
          <table:table-cell table:style-name="ce85" table:formula="of:=IF([$'AwSV-Kataster'.H517]&gt;100;[$Grundlagen.$C$42];&quot;NEIN&quot;)" office:value-type="string" office:string-value="NEIN">
            <text:p>NEIN</text:p>
          </table:table-cell>
          <table:table-cell table:style-name="ce85" table:formula="of:=IF([$'AwSV-Kataster'.H517]&gt;1000;&quot;JA&quot;;&quot;NEIN&quot;)" office:value-type="string" office:string-value="NEIN">
            <text:p>NEIN</text:p>
          </table:table-cell>
          <table:table-cell table:style-name="ce85" table:formula="of:=IF([$'AwSV-Kataster'.H517]&gt;1000;&quot;JA&quot;;&quot;NEIN&quot;)" office:value-type="string" office:string-value="NEIN">
            <text:p>NEIN</text:p>
          </table:table-cell>
          <table:table-cell table:style-name="ce85" table:formula="of:=IF([$'AwSV-Kataster'.O517]=&quot;Stufe A&quot;;[$Grundlagen.$E$19];IF([$'AwSV-Kataster'.O517]=&quot;Stufe B&quot;;[$Grundlagen.$E$23];IF([$'AwSV-Kataster'.O517]=&quot;Stufe C&quot;;[$Grundlagen.$E$27];IF([$'AwSV-Kataster'.O517]=&quot;Stufe D&quot;;[$Grundlagen.$E$31];&quot;keine AwSV-Anlage&quot;))))" office:value-type="string" office:string-value="NEIN">
            <text:p>NEIN</text:p>
          </table:table-cell>
          <table:table-cell table:style-name="ce85" table:number-columns-repeated="2"/>
          <table:table-cell table:style-name="ce85"/>
          <table:table-cell table:style-name="ce85" table:number-columns-repeated="4"/>
          <table:table-cell table:style-name="ce85" table:formula="of:=IF([$'AwSV-Kataster'.O517]=&quot;Stufe A&quot;;[$'Grundlagen Wasserschutzgebiet'.$C$18];IF([$'AwSV-Kataster'.O517]=&quot;Stufe B&quot;;[$'Grundlagen Wasserschutzgebiet'.$C$22];IF([$'AwSV-Kataster'.O517]=&quot;Stufe C&quot;;[$'Grundlagen Wasserschutzgebiet'.$C$26];IF([$'AwSV-Kataster'.O517]=&quot;Stufe D&quot;;[$'Grundlagen Wasserschutzgebiet'.$C$30];&quot;keine AwSV-Anlage&quot;))))" office:value-type="string" office:string-value="JA">
            <text:p>JA</text:p>
          </table:table-cell>
          <table:table-cell table:style-name="ce85" table:formula="of:=IF([$'AwSV-Kataster'.O517]=&quot;Stufe A&quot;;[$'Grundlagen Wasserschutzgebiet'.$D$19];IF([$'AwSV-Kataster'.O517]=&quot;Stufe B&quot;;[$'Grundlagen Wasserschutzgebiet'.$D$23];IF([$'AwSV-Kataster'.O517]=&quot;Stufe C&quot;;[$'Grundlagen Wasserschutzgebiet'.$D$27];IF([$'AwSV-Kataster'.O517]=&quot;Stufe D&quot;;[$'Grundlagen Wasserschutzgebiet'.$D$31];&quot;keine AwSV-Anlage&quot;))))" office:value-type="string" office:string-value="NEIN">
            <text:p>NEIN</text:p>
          </table:table-cell>
          <table:table-cell table:style-name="ce85" table:formula="of:=IF([$'AwSV-Kataster'.H517]&gt;1000;[$Grundlagen.$B$41];&quot;Nein&quot;)" office:value-type="string" office:string-value="Nein">
            <text:p>Nein</text:p>
          </table:table-cell>
          <table:table-cell table:style-name="ce85" table:formula="of:=IF([$'AwSV-Kataster'.H517]&gt;100;[$Grundlagen.$C$42];&quot;Nein&quot;)" office:value-type="string" office:string-value="Nein">
            <text:p>Nein</text:p>
          </table:table-cell>
          <table:table-cell table:style-name="ce85" table:formula="of:=IF([$'AwSV-Kataster'.H517]&gt;1000;&quot;JA&quot;;&quot;NEIN&quot;)" office:value-type="string" office:string-value="NEIN">
            <text:p>NEIN</text:p>
          </table:table-cell>
          <table:table-cell table:style-name="ce85" table:formula="of:=IF([$'AwSV-Kataster'.H517]&gt;1000;&quot;JA&quot;;&quot;NEIN&quot;)" office:value-type="string" office:string-value="NEIN">
            <text:p>NEIN</text:p>
          </table:table-cell>
          <table:table-cell table:style-name="ce85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5">
          <table:table-cell table:style-name="ce83" table:formula="of:=IF([$'AwSV-Kataster'.O517]=&quot;Stufe A&quot;;[$Grundlagen.$C$20];IF([$'AwSV-Kataster'.O517]=&quot;Stufe B&quot;;[$Grundlagen.$C$24];IF([$'AwSV-Kataster'.O517]=&quot;Stufe C&quot;;[$Grundlagen.$C$28];IF([$'AwSV-Kataster'.O517]=&quot;Stufe D&quot;;[$Grundlagen.$C$32];&quot;keine AwSV-Anlage&quot;))))" office:value-type="string" office:string-value="JA">
            <text:p>JA</text:p>
          </table:table-cell>
          <table:table-cell table:style-name="ce83" table:formula="of:=IF([$'AwSV-Kataster'.O517]=&quot;Stufe A&quot;;[$Grundlagen.$D$20];IF([$'AwSV-Kataster'.O517]=&quot;Stufe B&quot;;[$Grundlagen.$D$24];IF([$'AwSV-Kataster'.O517]=&quot;Stufe C&quot;;[$Grundlagen.$D$28];IF([$'AwSV-Kataster'.O517]=&quot;Stufe D&quot;;[$Grundlagen.$D$32];&quot;keine AwSV-Anlage&quot;))))" office:value-type="string" office:string-value="NEIN">
            <text:p>NEIN</text:p>
          </table:table-cell>
          <table:table-cell table:style-name="ce83" table:formula="of:=IF([$'AwSV-Kataster'.H517]&gt;1000;[$Grundlagen.$B$41];&quot;NEIN&quot;)" office:value-type="string" office:string-value="NEIN">
            <text:p>NEIN</text:p>
          </table:table-cell>
          <table:table-cell table:style-name="ce83" table:formula="of:=IF([$'AwSV-Kataster'.H517]&gt;100;[$Grundlagen.$C$43];&quot;NEIN&quot;)" office:value-type="string" office:string-value="NEIN">
            <text:p>NEIN</text:p>
          </table:table-cell>
          <table:table-cell table:style-name="ce83" table:formula="of:=IF([$'AwSV-Kataster'.H517]&gt;1000;&quot;JA&quot;;&quot;NEIN&quot;)" office:value-type="string" office:string-value="NEIN">
            <text:p>NEIN</text:p>
          </table:table-cell>
          <table:table-cell table:style-name="ce83" table:formula="of:=IF([$'AwSV-Kataster'.H517]&gt;1000;&quot;JA&quot;;&quot;NEIN&quot;)" office:value-type="string" office:string-value="NEIN">
            <text:p>NEIN</text:p>
          </table:table-cell>
          <table:table-cell table:style-name="ce83" table:formula="of:=IF([$'AwSV-Kataster'.O517]=&quot;Stufe A&quot;;[$Grundlagen.$E$20];IF([$'AwSV-Kataster'.O517]=&quot;Stufe B&quot;;[$Grundlagen.$E$24];IF([$'AwSV-Kataster'.O517]=&quot;Stufe C&quot;;[$Grundlagen.$E$28];IF([$'AwSV-Kataster'.O517]=&quot;Stufe D&quot;;[$Grundlagen.$E$32];&quot;keine AwSV-Anlage&quot;))))" office:value-type="string" office:string-value="NEIN">
            <text:p>NEIN</text:p>
          </table:table-cell>
          <table:table-cell table:style-name="ce98" table:number-columns-repeated="7"/>
          <table:table-cell table:style-name="ce83" table:formula="of:=IF([$'AwSV-Kataster'.O517]=&quot;Stufe A&quot;;[$'Grundlagen Wasserschutzgebiet'.$C$18];IF([$'AwSV-Kataster'.O517]=&quot;Stufe B&quot;;[$'Grundlagen Wasserschutzgebiet'.$C$22];IF([$'AwSV-Kataster'.O517]=&quot;Stufe C&quot;;[$'Grundlagen Wasserschutzgebiet'.$C$26];IF([$'AwSV-Kataster'.O517]=&quot;Stufe D&quot;;[$'Grundlagen Wasserschutzgebiet'.$C$30];&quot;keine AwSV-Anlage&quot;))))" office:value-type="string" office:string-value="JA">
            <text:p>JA</text:p>
          </table:table-cell>
          <table:table-cell table:style-name="ce83" table:formula="of:=IF([$'AwSV-Kataster'.O517]=&quot;Stufe A&quot;;[$'Grundlagen Wasserschutzgebiet'.$D$20];IF([$'AwSV-Kataster'.O517]=&quot;Stufe B&quot;;[$'Grundlagen Wasserschutzgebiet'.$D$24];IF([$'AwSV-Kataster'.O517]=&quot;Stufe C&quot;;[$'Grundlagen Wasserschutzgebiet'.$D$28];IF([$'AwSV-Kataster'.O517]=&quot;Stufe D&quot;;[$'Grundlagen Wasserschutzgebiet'.$D$31];&quot;keine AwSV-Anlage&quot;))))" office:value-type="string" office:string-value="NEIN">
            <text:p>NEIN</text:p>
          </table:table-cell>
          <table:table-cell table:style-name="ce83" table:formula="of:=IF([$'AwSV-Kataster'.H517]&gt;1000;[$Grundlagen.$B$41];&quot;Nein&quot;)" office:value-type="string" office:string-value="Nein">
            <text:p>Nein</text:p>
          </table:table-cell>
          <table:table-cell table:style-name="ce83" table:formula="of:=IF([$'AwSV-Kataster'.H517]&gt;100;[$Grundlagen.$C$43];&quot;Nein&quot;)" office:value-type="string" office:string-value="Nein">
            <text:p>Nein</text:p>
          </table:table-cell>
          <table:table-cell table:style-name="ce83" table:formula="of:=IF([$'AwSV-Kataster'.H517]&gt;1000;&quot;JA&quot;;&quot;NEIN&quot;)" office:value-type="string" office:string-value="NEIN">
            <text:p>NEIN</text:p>
          </table:table-cell>
          <table:table-cell table:style-name="ce83" table:formula="of:=IF([$'AwSV-Kataster'.H517]&gt;1000;&quot;JA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98" table:number-columns-repeated="7"/>
          <table:table-cell table:number-columns-repeated="996"/>
        </table:table-row>
        <table:table-row table:style-name="ro10">
          <table:table-cell table:style-name="ce83" table:formula="of:=IF([$'AwSV-Kataster'.O517]=&quot;Stufe A&quot;;[$Grundlagen.$C$21];IF([$'AwSV-Kataster'.O517]=&quot;Stufe B&quot;;[$Grundlagen.$C$25];IF([$'AwSV-Kataster'.O517]=&quot;Stufe C&quot;;[$Grundlagen.$C$29];IF([$'AwSV-Kataster'.O517]=&quot;Stufe D&quot;;[$Grundlagen.$C$33];&quot;keine AwSV-Anlage&quot;))))" office:value-type="string" office:string-value="alle 5 Jahre">
            <text:p>alle 5 Jahre</text:p>
          </table:table-cell>
          <table:table-cell table:style-name="ce83" table:formula="of:=IF([$'AwSV-Kataster'.O517]=&quot;Stufe A&quot;;[$Grundlagen.$D$21];IF([$'AwSV-Kataster'.O517]=&quot;Stufe B&quot;;[$Grundlagen.$D$25];IF([$'AwSV-Kataster'.O517]=&quot;Stufe C&quot;;[$Grundlagen.$D$29];IF([$'AwSV-Kataster'.O517]=&quot;Stufe D&quot;;[$Grundlagen.$D$33];&quot;keine AwSV-Anlage&quot;))))" office:value-type="string" office:string-value="NEIN">
            <text:p>NEIN</text:p>
          </table:table-cell>
          <table:table-cell table:style-name="ce83" table:formula="of:=IF([$'AwSV-Kataster'.H517]&gt;1000;[$Grundlagen.$B$41];&quot;NEIN&quot;)" office:value-type="string" office:string-value="NEIN">
            <text:p>NEIN</text:p>
          </table:table-cell>
          <table:table-cell table:style-name="ce83" table:formula="of:=IF([$'AwSV-Kataster'.H517]&gt;100;[$Grundlagen.$C$44];&quot;NEIN&quot;)" office:value-type="string" office:string-value="NEIN">
            <text:p>NEIN</text:p>
          </table:table-cell>
          <table:table-cell table:style-name="ce83" table:formula="of:=IF([.E441]=&quot;JA&quot;;&quot;alle 5 Jahre&quot;;&quot;NEIN&quot;)" office:value-type="string" office:string-value="NEIN">
            <text:p>NEIN</text:p>
          </table:table-cell>
          <table:table-cell table:style-name="ce83" table:formula="of:=IF([.F441]=&quot;JA&quot;;&quot;alle 5 Jahre&quot;;&quot;NEIN&quot;)" office:value-type="string" office:string-value="NEIN">
            <text:p>NEIN</text:p>
          </table:table-cell>
          <table:table-cell table:style-name="ce83" table:formula="of:=IF([$'AwSV-Kataster'.O517]=&quot;Stufe A&quot;;[$Grundlagen.$E$21];IF([$'AwSV-Kataster'.O517]=&quot;Stufe B&quot;;[$Grundlagen.$E$25];IF([$'AwSV-Kataster'.O517]=&quot;Stufe C&quot;;[$Grundlagen.$E$29];IF([$'AwSV-Kataster'.O517]=&quot;Stufe D&quot;;[$Grundlagen.$E$33];&quot;keine AwSV-Anlage&quot;))))" office:value-type="string" office:string-value="NEIN">
            <text:p>NEIN</text:p>
          </table:table-cell>
          <table:table-cell table:style-name="ce85" table:number-columns-repeated="7"/>
          <table:table-cell table:style-name="ce83" table:formula="of:=IF([$'AwSV-Kataster'.O517]=&quot;Stufe A&quot;;[$'Grundlagen Wasserschutzgebiet'.$C$21];IF([$'AwSV-Kataster'.O517]=&quot;Stufe B&quot;;[$'Grundlagen Wasserschutzgebiet'.$C$21];IF([$'AwSV-Kataster'.O517]=&quot;Stufe C&quot;;[$'Grundlagen Wasserschutzgebiet'.$C$21];IF([$'AwSV-Kataster'.O517]=&quot;Stufe D&quot;;[$'Grundlagen Wasserschutzgebiet'.$C$21];&quot;keine AwSV-Anlage&quot;))))" office:value-type="string" office:string-value="alle 30 Monate">
            <text:p>alle 30 Monate</text:p>
          </table:table-cell>
          <table:table-cell table:style-name="ce83" table:formula="of:=IF([$'AwSV-Kataster'.O517]=&quot;Stufe A&quot;;[$'Grundlagen Wasserschutzgebiet'.$D$21];IF([$'AwSV-Kataster'.O517]=&quot;Stufe B&quot;;[$'Grundlagen Wasserschutzgebiet'.$D$25];IF([$'AwSV-Kataster'.O517]=&quot;Stufe C&quot;;[$'Grundlagen Wasserschutzgebiet'.$D$29];IF([$'AwSV-Kataster'.O517]=&quot;Stufe D&quot;;[$'Grundlagen Wasserschutzgebiet'.$D$33];&quot;keine AwSV-Anlage&quot;))))" office:value-type="string" office:string-value="NEIN">
            <text:p>NEIN</text:p>
          </table:table-cell>
          <table:table-cell table:style-name="ce83" table:formula="of:=IF([$'AwSV-Kataster'.H517]&gt;1000;[$Grundlagen.$B$41];&quot;Nein&quot;)" office:value-type="string" office:string-value="Nein">
            <text:p>Nein</text:p>
          </table:table-cell>
          <table:table-cell table:style-name="ce83" table:formula="of:=IF([$'AwSV-Kataster'.H517]&gt;100;[$Grundlagen.$C$44];&quot;Nein&quot;)" office:value-type="string" office:string-value="Nein">
            <text:p>Nein</text:p>
          </table:table-cell>
          <table:table-cell table:style-name="ce83" table:formula="of:=IF([.S441]=&quot;JA&quot;;&quot;alle 5 Jahre&quot;;&quot;NEIN&quot;)" office:value-type="string" office:string-value="NEIN">
            <text:p>NEIN</text:p>
          </table:table-cell>
          <table:table-cell table:style-name="ce83" table:formula="of:=IF([.T441]=&quot;JA&quot;;&quot;alle 5 Jahre&quot;;&quot;NEIN&quot;)" office:value-type="string" office:string-value="NEIN">
            <text:p>NEIN</text:p>
          </table:table-cell>
          <table:table-cell table:style-name="ce83" table:formula="of:=IF([$'AwSV-Kataster'.O$88]=&quot;Stufe A&quot;;[$'Grundlagen Wasserschutzgebiet'.$E$18];IF([$'AwSV-Kataster'.O$88]=&quot;Stufe B&quot;;[$'Grundlagen Wasserschutzgebiet'.$E$22];IF([$'AwSV-Kataster'.O$88]=&quot;Stufe C&quot;;[$'Grundlagen Wasserschutzgebiet'.$E$26];IF([$'AwSV-Kataster'.O$88]=&quot;Stufe D&quot;;[$'Grundlagen Wasserschutzgebiet'.$E$30];&quot;keine AwSV-Anlage&quot;))))" office:value-type="string" office:string-value="NEIN">
            <text:p>NEIN</text:p>
          </table:table-cell>
          <table:table-cell table:style-name="ce85" table:number-columns-repeated="7"/>
          <table:table-cell table:number-columns-repeated="996"/>
        </table:table-row>
        <table:table-row table:style-name="ro10" table:number-rows-repeated="104813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Grundlagen Wasserschutzgebiet" table:style-name="ta3" table:protected="true" table:print="false">
        <office:forms form:automatic-focus="false" form:apply-design-mode="false"/>
        <table:table-column table:style-name="co27" table:default-cell-style-name="Excel_20_Built-in_20_Normal"/>
        <table:table-column table:style-name="co28" table:number-columns-repeated="5" table:default-cell-style-name="Excel_20_Built-in_20_Normal"/>
        <table:table-column table:style-name="co29" table:default-cell-style-name="Excel_20_Built-in_20_Normal"/>
        <table:table-column table:style-name="co11" table:default-cell-style-name="Excel_20_Built-in_20_Normal"/>
        <table:table-column table:style-name="co30" table:number-columns-repeated="1016" table:default-cell-style-name="Excel_20_Built-in_20_Normal"/>
        <table:table-row table:style-name="ro4">
          <table:table-cell table:style-name="ce64" office:value-type="string">
            <text:p>Ermittlung der Gefährdungsstufen</text:p>
          </table:table-cell>
          <table:table-cell table:style-name="ce64" office:value-type="string" table:number-columns-spanned="3" table:number-rows-spanned="1">
            <text:p>Wassergefährdungsklasse (WGK)</text:p>
          </table:table-cell>
          <table:covered-table-cell table:style-name="ce91"/>
          <table:covered-table-cell table:style-name="ce93"/>
          <table:table-cell table:number-columns-repeated="1020"/>
        </table:table-row>
        <table:table-row table:style-name="ro5">
          <table:table-cell table:style-name="ce64"/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94" table:formula="of:=IF([$'AwSV-Kataster'.H88]&gt;1000;1001;IF(AND([$'AwSV-Kataster'.H88]&gt;100;[$'AwSV-Kataster'.H88]&lt;=1000);1000;IF(AND([$'AwSV-Kataster'.H88]&gt;10;[$'AwSV-Kataster'.H88]&lt;=100);100;IF(AND([$'AwSV-Kataster'.H88]&gt;1;[$'AwSV-Kataster'.H88]&lt;=10);1;IF(AND([$'AwSV-Kataster'.H88]&gt;0.22;[$'AwSV-Kataster'.H88]&lt;=1);0.22;0)))))" office:value-type="float" office:value="0">
            <text:p>0</text:p>
          </table:table-cell>
          <table:table-cell table:number-columns-repeated="1019"/>
        </table:table-row>
        <table:table-row table:style-name="ro6">
          <table:table-cell office:value-type="float" office:value="0">
            <text:p>0</text:p>
          </table:table-cell>
          <table:table-cell table:number-columns-repeated="3" office:value-type="string">
            <text:p>Stufe 0</text:p>
          </table:table-cell>
          <table:table-cell table:number-columns-repeated="1020"/>
        </table:table-row>
        <table:table-row table:style-name="ro5">
          <table:table-cell table:style-name="ce64" office:value-type="float" office:value="0.22">
            <text:p>0.22</text:p>
          </table:table-cell>
          <table:table-cell table:number-columns-repeated="3" table:style-name="ce64" office:value-type="string">
            <text:p>Stufe A</text:p>
          </table:table-cell>
          <table:table-cell table:number-columns-repeated="1020"/>
        </table:table-row>
        <table:table-row table:style-name="ro5">
          <table:table-cell table:style-name="ce64" office:value-type="float" office:value="1">
            <text:p>1</text:p>
          </table:table-cell>
          <table:table-cell table:number-columns-repeated="2" table:style-name="ce64" office:value-type="string">
            <text:p>Stufe A</text:p>
          </table:table-cell>
          <table:table-cell table:style-name="ce64" office:value-type="string">
            <text:p>Stufe B</text:p>
          </table:table-cell>
          <table:table-cell table:number-columns-repeated="1020"/>
        </table:table-row>
        <table:table-row table:style-name="ro5">
          <table:table-cell table:style-name="ce64" office:value-type="float" office:value="10">
            <text:p>10</text:p>
          </table:table-cell>
          <table:table-cell table:style-name="ce64" office:value-type="string">
            <text:p>Stufe A</text:p>
          </table:table-cell>
          <table:table-cell table:style-name="ce64" office:value-type="string">
            <text:p>Stufe B</text:p>
          </table:table-cell>
          <table:table-cell table:style-name="ce64" office:value-type="string">
            <text:p>Stufe C</text:p>
          </table:table-cell>
          <table:table-cell table:number-columns-repeated="1020"/>
        </table:table-row>
        <table:table-row table:style-name="ro5">
          <table:table-cell table:style-name="ce64" office:value-type="float" office:value="100">
            <text:p>100</text:p>
          </table:table-cell>
          <table:table-cell table:style-name="ce64" office:value-type="string">
            <text:p>Stufe A</text:p>
          </table:table-cell>
          <table:table-cell table:style-name="ce64" office:value-type="string">
            <text:p>Stufe C</text:p>
          </table:table-cell>
          <table:table-cell table:style-name="ce64" office:value-type="string">
            <text:p>Stufe D</text:p>
          </table:table-cell>
          <table:table-cell table:number-columns-repeated="1020"/>
        </table:table-row>
        <table:table-row table:style-name="ro5">
          <table:table-cell table:style-name="ce64" office:value-type="float" office:value="1000">
            <text:p>1000</text:p>
          </table:table-cell>
          <table:table-cell table:style-name="ce64" office:value-type="string">
            <text:p>Stufe B</text:p>
          </table:table-cell>
          <table:table-cell table:number-columns-repeated="2" table:style-name="ce64" office:value-type="string">
            <text:p>Stufe D</text:p>
          </table:table-cell>
          <table:table-cell table:number-columns-repeated="1020"/>
        </table:table-row>
        <table:table-row table:style-name="ro5">
          <table:table-cell table:style-name="ce64" office:value-type="float" office:value="1001">
            <text:p>1001</text:p>
          </table:table-cell>
          <table:table-cell table:style-name="ce64" office:value-type="string">
            <text:p>Stufe C</text:p>
          </table:table-cell>
          <table:table-cell table:number-columns-repeated="2" table:style-name="ce64" office:value-type="string">
            <text:p>Stufe D</text:p>
          </table:table-cell>
          <table:table-cell table:number-columns-repeated="16"/>
          <table:table-cell table:formula="of:=[$'Grundlagen Wasserschutzgebiet'.C1]=[$'Grundlagen Wasserschutzgebiet'.D18]" office:value-type="boolean" office:boolean-value="false">
            <text:p>FALSE</text:p>
          </table:table-cell>
          <table:table-cell table:number-columns-repeated="1003"/>
        </table:table-row>
        <table:table-row table:style-name="ro6" table:number-rows-repeated="6">
          <table:table-cell table:number-columns-repeated="1024"/>
        </table:table-row>
        <table:table-row table:style-name="ro7">
          <table:table-cell table:style-name="ce65" table:number-columns-repeated="2"/>
          <table:table-cell table:style-name="ce72" office:value-type="string">
            <text:p>unterirdische Anlagen mit flüssigen oder gasförmigen wassergefährdenden Stoffen</text:p>
          </table:table-cell>
          <table:table-cell table:style-name="ce64" office:value-type="string">
            <text:p>oberirdische Anlagen mit flüssigen oder gasförmigen wassergefährdenden Stoffen, einschließlich Heizölverbraucheranlagen</text:p>
          </table:table-cell>
          <table:table-cell table:style-name="ce72" office:value-type="string">
            <text:p>Abfüll- und Umschlaganlagen sowie Anlagen zum Laden und Löschen von Schiffen</text:p>
          </table:table-cell>
          <table:table-cell table:number-columns-repeated="1019"/>
        </table:table-row>
        <table:table-row table:style-name="ro6">
          <table:table-cell table:style-name="ce65" table:number-columns-repeated="2"/>
          <table:table-cell table:style-name="ce70" office:value-type="string">
            <text:p>unterirdisch</text:p>
          </table:table-cell>
          <table:table-cell table:style-name="ce70" office:value-type="string">
            <text:p>Oberirdisch</text:p>
          </table:table-cell>
          <table:table-cell table:style-name="ce65" office:value-type="string">
            <text:p>Abfüll- und Umschlaganlagen 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JA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A</text:p>
          </table:table-cell>
          <table:table-cell table:style-name="ce70" office:value-type="string">
            <text:p>alle 30 Monate</text:p>
          </table:table-cell>
          <table:table-cell table:number-columns-repeated="2" table:style-name="ce70" office:value-type="string">
            <text:p>NEIN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B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B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B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B</text:p>
          </table:table-cell>
          <table:table-cell table:style-name="ce70" office:value-type="string">
            <text:p>alle 30 Monate</text:p>
          </table:table-cell>
          <table:table-cell table:number-columns-repeated="2" table:style-name="ce70" office:value-type="string">
            <text:p>alle 5 Jahre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C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C</text:p>
          </table:table-cell>
          <table:table-cell table:style-name="ce70" office:value-type="string">
            <text:p>alle 30 Monate</text:p>
          </table:table-cell>
          <table:table-cell table:number-columns-repeated="2" table:style-name="ce70" office:value-type="string">
            <text:p>alle 5 Jahre</text:p>
          </table:table-cell>
          <table:table-cell table:number-columns-repeated="1019"/>
        </table:table-row>
        <table:table-row table:style-name="ro8">
          <table:table-cell table:style-name="ce66" office:value-type="string">
            <text:p>Inbetriebnahme /</text:p>
            <text:p>wesentliche ÄnderungInbetriebnahme /</text:p>
            <text:p>wesentliche Änderung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7" office:value-type="string">
            <text:p>Stilllegung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9">
          <table:table-cell table:style-name="ce68" office:value-type="string">
            <text:p>VAwS-Prüfung </text:p>
            <text:p>erforderlich? </text:p>
            <text:p>(Wiederkehrend):VAwS-Prüfung </text:p>
            <text:p>erforderlich? </text:p>
            <text:p>(Wiederkehrend):</text:p>
          </table:table-cell>
          <table:table-cell table:style-name="ce64" office:value-type="string">
            <text:p>Stufe D</text:p>
          </table:table-cell>
          <table:table-cell table:number-columns-repeated="3" table:style-name="ce70" office:value-type="string">
            <text:p>JA</text:p>
          </table:table-cell>
          <table:table-cell table:number-columns-repeated="1019"/>
        </table:table-row>
        <table:table-row table:style-name="ro5">
          <table:table-cell table:style-name="ce69" office:value-type="string">
            <text:p>Prüfintervall </text:p>
          </table:table-cell>
          <table:table-cell table:style-name="ce64" office:value-type="string">
            <text:p>Stufe D</text:p>
          </table:table-cell>
          <table:table-cell table:style-name="ce70" office:value-type="string">
            <text:p>alle 30 Monate</text:p>
          </table:table-cell>
          <table:table-cell table:number-columns-repeated="2" table:style-name="ce70" office:value-type="string">
            <text:p>alle 5 Jahre</text:p>
          </table:table-cell>
          <table:table-cell table:number-columns-repeated="1019"/>
        </table:table-row>
        <table:table-row table:style-name="ro6" table:number-rows-repeated="4">
          <table:table-cell table:number-columns-repeated="1024"/>
        </table:table-row>
        <table:table-row table:style-name="ro10">
          <table:table-cell table:style-name="ce65"/>
          <table:table-cell table:style-name="ce72" office:value-type="string">
            <text:p>Anlagen mit festen wassergefährdenden Stoffen</text:p>
          </table:table-cell>
          <table:table-cell table:style-name="ce72" office:value-type="string">
            <text:p>Anlagen zum Umschlagen wassergefährdender Stoffe im intermodalen Verkehr</text:p>
          </table:table-cell>
          <table:table-cell table:number-columns-repeated="1021"/>
        </table:table-row>
        <table:table-row table:style-name="ro6">
          <table:table-cell table:style-name="ce65"/>
          <table:table-cell table:style-name="ce70" office:value-type="string">
            <text:p>feste WGK-Stoffe</text:p>
          </table:table-cell>
          <table:table-cell table:style-name="ce70" office:value-type="string">
            <text:p>intermodalen Umschlagen </text:p>
          </table:table-cell>
          <table:table-cell table:number-columns-repeated="1021"/>
        </table:table-row>
        <table:table-row table:style-name="ro6">
          <table:table-cell table:style-name="ce65"/>
          <table:table-cell table:style-name="ce70" office:value-type="string">
            <text:p>&lt;1000t</text:p>
          </table:table-cell>
          <table:table-cell table:style-name="ce70" office:value-type="string">
            <text:p>&lt;100t</text:p>
          </table:table-cell>
          <table:table-cell table:number-columns-repeated="1021"/>
        </table:table-row>
        <table:table-row table:style-name="ro10">
          <table:table-cell table:style-name="ce66" office:value-type="string">
            <text:p>Inbetriebnahme /</text:p>
            <text:p>wesentliche Änderung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6">
          <table:table-cell table:style-name="ce67" office:value-type="string">
            <text:p>Stilllegung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7"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number-columns-repeated="2" table:style-name="ce70" office:value-type="string">
            <text:p>JA</text:p>
          </table:table-cell>
          <table:table-cell table:number-columns-repeated="1021"/>
        </table:table-row>
        <table:table-row table:style-name="ro6">
          <table:table-cell table:style-name="ce69" office:value-type="string">
            <text:p>Prüfintervall </text:p>
          </table:table-cell>
          <table:table-cell table:number-columns-repeated="2" table:style-name="ce70" office:value-type="string">
            <text:p>alle 5 Jahre</text:p>
          </table:table-cell>
          <table:table-cell table:number-columns-repeated="1021"/>
        </table:table-row>
        <table:table-row table:style-name="ro6">
          <table:table-cell table:number-columns-repeated="2"/>
          <table:table-cell/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10">
          <table:table-cell table:style-name="ce65"/>
          <table:table-cell table:style-name="ce72" office:value-type="string">
            <text:p>Anlagen mit aufschwimmenden flüssigen Stoffen</text:p>
          </table:table-cell>
          <table:table-cell table:style-name="ce73" office:value-type="string">
            <text:p>Biogasanlagen, in denen ausschließlich Gärsubstrate nach § 2 Absatz 8 eingesetzt werden 6</text:p>
          </table:table-cell>
          <table:table-cell table:number-columns-repeated="1021"/>
        </table:table-row>
        <table:table-row table:style-name="ro6">
          <table:table-cell table:style-name="ce65"/>
          <table:table-cell table:style-name="ce70" office:value-type="string">
            <text:p>aufschwimmende flüssige Stoffe</text:p>
          </table:table-cell>
          <table:table-cell table:style-name="ce65" office:value-type="string">
            <text:p>Biogasanlagen</text:p>
          </table:table-cell>
          <table:table-cell table:number-columns-repeated="1021"/>
        </table:table-row>
        <table:table-row table:style-name="ro6">
          <table:table-cell table:style-name="ce70" office:value-type="string">
            <text:p>m³</text:p>
          </table:table-cell>
          <table:table-cell table:style-name="ce65" table:number-columns-repeated="2"/>
          <table:table-cell table:number-columns-repeated="1021"/>
        </table:table-row>
        <table:table-row table:style-name="ro10">
          <table:table-cell table:style-name="ce65" office:value-type="float" office:value="100">
            <text:p>100</text:p>
          </table:table-cell>
          <table:table-cell table:style-name="ce66" office:value-type="string">
            <text:p>Inbetriebnahme /</text:p>
            <text:p>wesentliche Änderung</text:p>
          </table:table-cell>
          <table:table-cell table:style-name="ce66" office:value-type="string">
            <text:p>Inbetriebnahme /</text:p>
            <text:p>wesentliche Änderung</text:p>
          </table:table-cell>
          <table:table-cell table:number-columns-repeated="1021"/>
        </table:table-row>
        <table:table-row table:style-name="ro7">
          <table:table-cell table:style-name="ce65" office:value-type="float" office:value="1000">
            <text:p>1000</text:p>
          </table:table-cell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style-name="ce68" office:value-type="string">
            <text:p>VAwS-Prüfung </text:p>
            <text:p>erforderlich? </text:p>
            <text:p>(Wiederkehrend):</text:p>
          </table:table-cell>
          <table:table-cell table:number-columns-repeated="1021"/>
        </table:table-row>
        <table:table-row table:style-name="ro6">
          <table:table-cell table:style-name="ce65" office:value-type="float" office:value="1001">
            <text:p>1001</text:p>
          </table:table-cell>
          <table:table-cell table:number-columns-repeated="2" table:style-name="ce67" office:value-type="string">
            <text:p>Stilllegung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1" office:value-type="string">
            <text:p>Anlagenbesonderheit</text:p>
          </table:table-cell>
          <table:table-cell table:number-columns-repeated="1023"/>
        </table:table-row>
        <table:table-row table:style-name="ro5">
          <table:table-cell table:style-name="ce72" office:value-type="string">
            <text:p>unterirdisch</text:p>
          </table:table-cell>
          <table:table-cell table:style-name="ce88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oberirdisch</text:p>
          </table:table-cell>
          <table:table-cell table:style-name="ce88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feste WGK-Stoffe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intermodaler Umschlag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aufschwimmende flüssige Stoffe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3" office:value-type="string">
            <text:p>Biogasanlagen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2" office:value-type="string">
            <text:p>Abfüll- und Umschlaganlagen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6">
          <table:table-cell table:style-name="ce74"/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5">
          <table:table-cell table:style-name="ce75" office:value-type="string">
            <text:p>WGK</text:p>
          </table:table-cell>
          <table:table-cell table:style-name="ce89"/>
          <table:table-cell table:style-name="ce92"/>
          <table:table-cell table:style-name="ce89" table:number-columns-repeated="3"/>
          <table:table-cell table:number-columns-repeated="1018"/>
        </table:table-row>
        <table:table-row table:style-name="ro6">
          <table:table-cell table:style-name="ce76" office:value-type="float" office:value="1">
            <text:p>1</text:p>
          </table:table-cell>
          <table:table-cell table:number-columns-repeated="1023"/>
        </table:table-row>
        <table:table-row table:style-name="ro6">
          <table:table-cell table:style-name="ce76" office:value-type="float" office:value="2">
            <text:p>2</text:p>
          </table:table-cell>
          <table:table-cell table:number-columns-repeated="1023"/>
        </table:table-row>
        <table:table-row table:style-name="ro6">
          <table:table-cell table:style-name="ce76" office:value-type="float" office:value="3">
            <text:p>3</text:p>
          </table:table-cell>
          <table:table-cell table:number-columns-repeated="1023"/>
        </table:table-row>
        <table:table-row table:style-name="ro6">
          <table:table-cell table:style-name="ce77" office:value-type="string">
            <text:p>nwg</text:p>
          </table:table-cell>
          <table:table-cell table:number-columns-repeated="1023"/>
        </table:table-row>
        <table:table-row table:style-name="ro6">
          <table:table-cell table:style-name="ce77" office:value-type="string">
            <text:p>aw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1" office:value-type="string">
            <text:p>Anlagenart</text:p>
          </table:table-cell>
          <table:table-cell/>
          <table:table-cell/>
          <table:table-cell table:number-columns-repeated="1021"/>
        </table:table-row>
        <table:table-row table:style-name="ro6">
          <table:table-cell table:style-name="ce78" office:value-type="string">
            <text:p>HBV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LA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L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A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AU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RL</text:p>
          </table:table-cell>
          <table:table-cell table:number-columns-repeated="1023"/>
        </table:table-row>
        <table:table-row table:style-name="ro6">
          <table:table-cell table:style-name="ce78" office:value-type="string">
            <text:p>R</text:p>
          </table:table-cell>
          <table:table-cell table:number-columns-repeated="1023"/>
        </table:table-row>
        <table:table-row table:style-name="ro6">
          <table:table-cell table:number-columns-repeated="2"/>
          <table:table-cell/>
          <table:table-cell table:number-columns-repeated="1021"/>
        </table:table-row>
        <table:table-row table:style-name="ro6" table:number-rows-repeated="104849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Anlage" table:base-cell-address="$'AwSV-Kataster'.$A$1" table:cell-range-address="$'Grundlagen Wasserschutzgebiet'.$A$73:.$A$80"/>
          <table:named-range table:name="Anlagenart" table:base-cell-address="$'AwSV-Kataster'.$A$1" table:cell-range-address="$'Grundlagen Wasserschutzgebiet'.$A$57:.$A$63"/>
          <table:named-expression table:name="gs" table:base-cell-address="$'AwSV-Kataster'.$A$1" table:expression="'awsv-kataster'!#ref!"/>
          <table:named-range table:name="unterirdische" table:base-cell-address="$'AwSV-Kataster'.$A$1" table:cell-range-address="$'Grundlagen Wasserschutzgebiet'.$A$57:.$A$63"/>
          <table:named-range table:name="WGK" table:base-cell-address="$'AwSV-Kataster'.$A$1" table:cell-range-address="$'Grundlagen Wasserschutzgebiet'.$A$66:.$A$70"/>
        </table:named-expressions>
      </table:table>
      <table:named-expressions>
        <table:named-range table:name="Anlage" table:base-cell-address="$'AwSV-Kataster'.$A$1" table:cell-range-address="$Grundlagen.$A$73:.$A$80"/>
        <table:named-range table:name="Anlagenart" table:base-cell-address="$'AwSV-Kataster'.$A$1" table:cell-range-address="$Grundlagen.$A$57:.$A$63"/>
        <table:named-range table:name="Anlagenart2" table:base-cell-address="$'AwSV-Kataster'.$A$1" table:cell-range-address="$Grundlagen.$C$122:.$C$122"/>
        <table:named-range table:name="Anlagenart3" table:base-cell-address="$'AwSV-Kataster'.$A$1" table:cell-range-address="$Grundlagen.$A$141:.$G$141"/>
        <table:named-expression table:name="gs" table:base-cell-address="$'AwSV-Kataster'.$A$1" table:expression="'awsv-kataster'!#ref!"/>
        <table:named-range table:name="JANEIN" table:base-cell-address="$'AwSV-Kataster'.$A$1" table:cell-range-address="$Grundlagen.$A$82:.$A$83"/>
        <table:named-range table:name="unterirdische" table:base-cell-address="$'AwSV-Kataster'.$A$1" table:cell-range-address="$Grundlagen.$A$57:.$A$63"/>
        <table:named-range table:name="WGK" table:base-cell-address="$'AwSV-Kataster'.$A$1" table:cell-range-address="$Grundlagen.$A$66:.$A$7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yperlink_20_2_20_2" style:display-name="Hyperlink 2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3" style:display-name="Hyperlink 2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20_3" style:display-name="Standard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154in" fo:margin-bottom="0.3154in" fo:margin-left="0.7874in" fo:margin-right="0.7874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6693in" fo:margin-left="0in" fo:margin-right="0in" fo:margin-bottom="0.2252in"/>
      </style:header-style>
      <style:footer-style>
        <style:header-footer-properties fo:min-height="0.472in" fo:margin-left="0in" fo:margin-right="0in" fo:margin-top="0.333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3/30/2019</text:date>, <text:time>08:3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wSV-Kataster" style:display-name="PageStyle_AwSV-Kataster" style:page-layout-name="Mpm3">
      <style:header>
        <style:region-center>
          <text:p><text:span text:style-name="MT1">AwSV-Kataster</text:span></text:p>
          <text:p><text:span text:style-name="MT2">Firma: Brüggen Oberflächen- und Systemlieferant GmbH</text:span></text:p>
          <text:p><text:span text:style-name="MT2">Standort: Boschstraße 4, 49770 Herzlake</text:span></text:p>
        </style:region-center>
        <style:region-right>
          <text:p><text:span text:style-name="MT2">Stand: </text:span><text:span text:style-name="MT2"><text:date style:data-style-name="N2" text:date-value="2019-03-30">03/30/2019</text:date></text:span></text:p>
        </style:region-righ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right>
      </style:footer>
      <style:footer-left style:display="false"/>
    </style:master-page>
    <style:master-page style:name="PageStyle_5f_Grundlagen" style:display-name="PageStyle_Grundla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ndlagen_20_Wasserschutzgebiet" style:display-name="PageStyle_Grundlagen Wasserschutzgebi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0T08:31:12.19</dc:date>
    <dc:creator>Fenno Boomgaarden</dc:creator>
    <meta:document-statistic meta:table-count="3" meta:cell-count="5978" meta:object-count="0"/>
    <meta:generator>OpenOffice/4.1.6$Win32 OpenOffice.org_project/416m1$Build-9790</meta:generator>
  </office:meta>
</office:document-meta>
</file>